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1" svg:font-family="'Liberation Serif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1.A" style:family="table-column">
      <style:table-column-properties style:column-width="0.915cm" style:rel-column-width="519*"/>
    </style:style>
    <style:style style:name="Table1.B" style:family="table-column">
      <style:table-column-properties style:column-width="16.085cm" style:rel-column-width="9119*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2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2.A" style:family="table-column">
      <style:table-column-properties style:column-width="0.697cm" style:rel-column-width="395*"/>
    </style:style>
    <style:style style:name="Table2.B" style:family="table-column">
      <style:table-column-properties style:column-width="16.304cm" style:rel-column-width="9243*"/>
    </style:style>
    <style:style style:name="Table2.A1" style:family="table-cell">
      <style:table-cell-properties fo:background-color="#ffffff" fo:padding="0cm" fo:border="none">
        <style:background-image/>
      </style:table-cell-properties>
    </style:style>
    <style:style style:name="Table10" style:family="table">
      <style:table-properties style:width="17cm" table:align="left" fo:background-color="#ffffff" fo:keep-with-next="always">
        <style:background-image/>
      </style:table-properties>
    </style:style>
    <style:style style:name="Table10.A" style:family="table-column">
      <style:table-column-properties style:column-width="0.908cm"/>
    </style:style>
    <style:style style:name="Table10.B" style:family="table-column">
      <style:table-column-properties style:column-width="16.092cm"/>
    </style:style>
    <style:style style:name="Table10.A1" style:family="table-cell">
      <style:table-cell-properties fo:background-color="#ffffff" fo:padding="0cm" fo:border="none">
        <style:background-image/>
      </style:table-cell-properties>
    </style:style>
    <style:style style:name="Table3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3.A" style:family="table-column">
      <style:table-column-properties style:column-width="0.938cm" style:rel-column-width="532*"/>
    </style:style>
    <style:style style:name="Table3.B" style:family="table-column">
      <style:table-column-properties style:column-width="16.062cm" style:rel-column-width="9106*"/>
    </style:style>
    <style:style style:name="Table3.A1" style:family="table-cell">
      <style:table-cell-properties fo:background-color="#ffffff" fo:padding="0cm" fo:border="none">
        <style:background-image/>
      </style:table-cell-properties>
    </style:style>
    <style:style style:name="Table4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4.A" style:family="table-column">
      <style:table-column-properties style:column-width="1.092cm" style:rel-column-width="619*"/>
    </style:style>
    <style:style style:name="Table4.B" style:family="table-column">
      <style:table-column-properties style:column-width="15.909cm" style:rel-column-width="9019*"/>
    </style:style>
    <style:style style:name="Table4.A1" style:family="table-cell">
      <style:table-cell-properties fo:background-color="#ffffff" fo:padding="0cm" fo:border="none">
        <style:background-image/>
      </style:table-cell-properties>
    </style:style>
    <style:style style:name="Table5" style:family="table">
      <style:table-properties style:width="17cm" style:rel-width="100%" table:align="left" fo:background-color="#ffffff">
        <style:background-image/>
      </style:table-properties>
    </style:style>
    <style:style style:name="Table5.A" style:family="table-column">
      <style:table-column-properties style:column-width="0.891cm" style:rel-column-width="505*"/>
    </style:style>
    <style:style style:name="Table5.B" style:family="table-column">
      <style:table-column-properties style:column-width="16.11cm" style:rel-column-width="9133*"/>
    </style:style>
    <style:style style:name="Table5.A1" style:family="table-cell">
      <style:table-cell-properties fo:background-color="#ffffff" fo:padding="0cm" fo:border="none">
        <style:background-image/>
      </style:table-cell-properties>
    </style:style>
    <style:style style:name="Table6" style:family="table">
      <style:table-properties style:width="17cm" style:rel-width="100%" table:align="left" fo:background-color="#ffffff">
        <style:background-image/>
      </style:table-properties>
    </style:style>
    <style:style style:name="Table6.A" style:family="table-column">
      <style:table-column-properties style:column-width="0.891cm" style:rel-column-width="505*"/>
    </style:style>
    <style:style style:name="Table6.B" style:family="table-column">
      <style:table-column-properties style:column-width="16.11cm" style:rel-column-width="9133*"/>
    </style:style>
    <style:style style:name="Table6.A1" style:family="table-cell">
      <style:table-cell-properties fo:background-color="#ffffff" fo:padding="0cm" fo:border="none">
        <style:background-image/>
      </style:table-cell-properties>
    </style:style>
    <style:style style:name="Table7" style:family="table">
      <style:table-properties style:width="17cm" style:rel-width="100%" table:align="left" fo:background-color="#ffffff">
        <style:background-image/>
      </style:table-properties>
    </style:style>
    <style:style style:name="Table7.A" style:family="table-column">
      <style:table-column-properties style:column-width="17cm" style:rel-column-width="9638*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7cm" table:align="left" fo:background-color="#ffffff">
        <style:background-image/>
      </style:table-properties>
    </style:style>
    <style:style style:name="Table8.A" style:family="table-column">
      <style:table-column-properties style:column-width="0.485cm"/>
    </style:style>
    <style:style style:name="Table8.B" style:family="table-column">
      <style:table-column-properties style:column-width="16.515cm"/>
    </style:style>
    <style:style style:name="Table8.A1" style:family="table-cell">
      <style:table-cell-properties fo:background-color="#ffffff" fo:padding="0cm" fo:border="none">
        <style:background-image/>
      </style:table-cell-properties>
    </style:style>
    <style:style style:name="Table9" style:family="table">
      <style:table-properties style:width="17cm" style:rel-width="100%" table:align="left" fo:background-color="#ffffff">
        <style:background-image/>
      </style:table-properties>
    </style:style>
    <style:style style:name="Table9.A" style:family="table-column">
      <style:table-column-properties style:column-width="0.891cm" style:rel-column-width="505*"/>
    </style:style>
    <style:style style:name="Table9.B" style:family="table-column">
      <style:table-column-properties style:column-width="16.11cm" style:rel-column-width="9133*"/>
    </style:style>
    <style:style style:name="Table9.A1" style:family="table-cell">
      <style:table-cell-properties fo:background-color="#ffffff" fo:padding="0cm" fo:border="none">
        <style:background-image/>
      </style:table-cell-properties>
    </style:style>
    <style:style style:name="Table11" style:family="table">
      <style:table-properties style:width="17cm" style:rel-width="100%" table:align="left" fo:background-color="#ffffff">
        <style:background-image/>
      </style:table-properties>
    </style:style>
    <style:style style:name="Table11.A" style:family="table-column">
      <style:table-column-properties style:column-width="0.891cm" style:rel-column-width="505*"/>
    </style:style>
    <style:style style:name="Table11.B" style:family="table-column">
      <style:table-column-properties style:column-width="16.11cm" style:rel-column-width="9133*"/>
    </style:style>
    <style:style style:name="Table11.A1" style:family="table-cell">
      <style:table-cell-properties fo:background-color="#ffffff" fo:padding="0cm" fo:border="none">
        <style:background-image/>
      </style:table-cell-properties>
    </style:style>
    <style:style style:name="Table12" style:family="table">
      <style:table-properties style:width="17cm" style:rel-width="100%" table:align="left" fo:background-color="#ffffff">
        <style:background-image/>
      </style:table-properties>
    </style:style>
    <style:style style:name="Table12.A" style:family="table-column">
      <style:table-column-properties style:column-width="0.891cm" style:rel-column-width="505*"/>
    </style:style>
    <style:style style:name="Table12.B" style:family="table-column">
      <style:table-column-properties style:column-width="16.11cm" style:rel-column-width="9133*"/>
    </style:style>
    <style:style style:name="Table12.A1" style:family="table-cell">
      <style:table-cell-properties fo:background-color="#ffffff" fo:padding="0cm" fo:border="none">
        <style:background-image/>
      </style:table-cell-properties>
    </style:style>
    <style:style style:name="Table13" style:family="table">
      <style:table-properties style:width="17cm" style:rel-width="100%" table:align="left" fo:background-color="#ffffff">
        <style:background-image/>
      </style:table-properties>
    </style:style>
    <style:style style:name="Table13.A" style:family="table-column">
      <style:table-column-properties style:column-width="0.891cm" style:rel-column-width="505*"/>
    </style:style>
    <style:style style:name="Table13.B" style:family="table-column">
      <style:table-column-properties style:column-width="16.11cm" style:rel-column-width="9133*"/>
    </style:style>
    <style:style style:name="Table13.A1" style:family="table-cell">
      <style:table-cell-properties fo:background-color="#ffffff" fo:padding="0cm" fo:border="none">
        <style:background-image/>
      </style:table-cell-properties>
    </style:style>
    <style:style style:name="Table14" style:family="table">
      <style:table-properties style:width="17cm" style:rel-width="100%" table:align="left" fo:background-color="#ffffff">
        <style:background-image/>
      </style:table-properties>
    </style:style>
    <style:style style:name="Table14.A" style:family="table-column">
      <style:table-column-properties style:column-width="0.891cm" style:rel-column-width="505*"/>
    </style:style>
    <style:style style:name="Table14.B" style:family="table-column">
      <style:table-column-properties style:column-width="16.11cm" style:rel-column-width="9133*"/>
    </style:style>
    <style:style style:name="Table14.A1" style:family="table-cell">
      <style:table-cell-properties fo:background-color="#ffffff" fo:padding="0cm" fo:border="none">
        <style:background-image/>
      </style:table-cell-properties>
    </style:style>
    <style:style style:name="Table15" style:family="table">
      <style:table-properties style:width="17cm" style:rel-width="100%" table:align="left" fo:background-color="#ffffff">
        <style:background-image/>
      </style:table-properties>
    </style:style>
    <style:style style:name="Table15.A" style:family="table-column">
      <style:table-column-properties style:column-width="0.697cm" style:rel-column-width="395*"/>
    </style:style>
    <style:style style:name="Table15.B" style:family="table-column">
      <style:table-column-properties style:column-width="16.304cm" style:rel-column-width="9243*"/>
    </style:style>
    <style:style style:name="Table15.A1" style:family="table-cell">
      <style:table-cell-properties fo:background-color="#ffffff" fo:padding="0cm" fo:border="none">
        <style:background-image/>
      </style:table-cell-properties>
    </style:style>
    <style:style style:name="Table16" style:family="table">
      <style:table-properties style:width="17cm" style:rel-width="100%" table:align="left" fo:background-color="#ffffff">
        <style:background-image/>
      </style:table-properties>
    </style:style>
    <style:style style:name="Table16.A" style:family="table-column">
      <style:table-column-properties style:column-width="0.697cm" style:rel-column-width="395*"/>
    </style:style>
    <style:style style:name="Table16.B" style:family="table-column">
      <style:table-column-properties style:column-width="16.304cm" style:rel-column-width="9243*"/>
    </style:style>
    <style:style style:name="Table16.A1" style:family="table-cell">
      <style:table-cell-properties fo:background-color="#ffffff" fo:padding="0cm" fo:border="none">
        <style:background-image/>
      </style:table-cell-properties>
    </style:style>
    <style:style style:name="Table17" style:family="table">
      <style:table-properties style:width="17cm" style:rel-width="100%" table:align="left" fo:background-color="#ffffff">
        <style:background-image/>
      </style:table-properties>
    </style:style>
    <style:style style:name="Table17.A" style:family="table-column">
      <style:table-column-properties style:column-width="0.697cm" style:rel-column-width="395*"/>
    </style:style>
    <style:style style:name="Table17.B" style:family="table-column">
      <style:table-column-properties style:column-width="16.304cm" style:rel-column-width="9243*"/>
    </style:style>
    <style:style style:name="Table17.A1" style:family="table-cell">
      <style:table-cell-properties fo:background-color="#ffffff" fo:padding="0cm" fo:border="none">
        <style:background-image/>
      </style:table-cell-properties>
    </style:style>
    <style:style style:name="_31_Table18" style:display-name="1Table18" style:family="table">
      <style:table-properties style:width="17cm" style:rel-width="100%" table:align="left" fo:background-color="#ffffff">
        <style:background-image/>
      </style:table-properties>
    </style:style>
    <style:style style:name="_31_Table18.A" style:display-name="1Table18.A" style:family="table-column">
      <style:table-column-properties style:column-width="0.504cm" style:rel-column-width="286*"/>
    </style:style>
    <style:style style:name="_31_Table18.B" style:display-name="1Table18.B" style:family="table-column">
      <style:table-column-properties style:column-width="16.496cm" style:rel-column-width="9352*"/>
    </style:style>
    <style:style style:name="_31_Table18.A1" style:display-name="1Table18.A1" style:family="table-cell">
      <style:table-cell-properties fo:background-color="#ffffff" fo:padding="0cm" fo:border="none">
        <style:background-image/>
      </style:table-cell-properties>
    </style:style>
    <style:style style:name="Table18" style:family="table">
      <style:table-properties style:width="17cm" style:rel-width="100%" table:align="left" fo:background-color="#ffffff">
        <style:background-image/>
      </style:table-properties>
    </style:style>
    <style:style style:name="Table18.A" style:family="table-column">
      <style:table-column-properties style:column-width="0.504cm" style:rel-column-width="286*"/>
    </style:style>
    <style:style style:name="Table18.B" style:family="table-column">
      <style:table-column-properties style:column-width="16.496cm" style:rel-column-width="9352*"/>
    </style:style>
    <style:style style:name="Table18.A1" style:family="table-cell">
      <style:table-cell-properties fo:background-color="#ffffff" fo:padding="0cm" fo:border="none">
        <style:background-image/>
      </style:table-cell-properties>
    </style:style>
    <style:style style:name="Table19" style:family="table">
      <style:table-properties style:width="17cm" style:rel-width="100%" table:align="left" fo:background-color="#ffffff">
        <style:background-image/>
      </style:table-properties>
    </style:style>
    <style:style style:name="Table19.A" style:family="table-column">
      <style:table-column-properties style:column-width="0.504cm" style:rel-column-width="286*"/>
    </style:style>
    <style:style style:name="Table19.B" style:family="table-column">
      <style:table-column-properties style:column-width="16.496cm" style:rel-column-width="9352*"/>
    </style:style>
    <style:style style:name="Table19.A1" style:family="table-cell">
      <style:table-cell-properties fo:background-color="#ffffff" fo:padding="0cm" fo:border="none">
        <style:background-image/>
      </style:table-cell-properties>
    </style:style>
    <style:style style:name="Table20" style:family="table">
      <style:table-properties style:width="17cm" style:rel-width="100%" table:align="left" fo:background-color="#ffffff">
        <style:background-image/>
      </style:table-properties>
    </style:style>
    <style:style style:name="Table20.A" style:family="table-column">
      <style:table-column-properties style:column-width="0.697cm" style:rel-column-width="395*"/>
    </style:style>
    <style:style style:name="Table20.B" style:family="table-column">
      <style:table-column-properties style:column-width="16.304cm" style:rel-column-width="9243*"/>
    </style:style>
    <style:style style:name="Table20.A1" style:family="table-cell">
      <style:table-cell-properties fo:background-color="#ffffff" fo:padding="0cm" fo:border="none">
        <style:background-image/>
      </style:table-cell-properties>
    </style:style>
    <style:style style:name="Table21" style:family="table">
      <style:table-properties style:width="17cm" style:rel-width="100%" table:align="left" fo:background-color="#ffffff">
        <style:background-image/>
      </style:table-properties>
    </style:style>
    <style:style style:name="Table21.A" style:family="table-column">
      <style:table-column-properties style:column-width="0.697cm" style:rel-column-width="395*"/>
    </style:style>
    <style:style style:name="Table21.B" style:family="table-column">
      <style:table-column-properties style:column-width="16.304cm" style:rel-column-width="9243*"/>
    </style:style>
    <style:style style:name="Table21.A1" style:family="table-cell">
      <style:table-cell-properties fo:background-color="#ffffff" fo:padding="0cm" fo:border="none">
        <style:background-image/>
      </style:table-cell-properties>
    </style:style>
    <style:style style:name="Table22" style:family="table">
      <style:table-properties style:width="17cm" style:rel-width="100%" table:align="left" fo:background-color="#ffffff">
        <style:background-image/>
      </style:table-properties>
    </style:style>
    <style:style style:name="Table22.A" style:family="table-column">
      <style:table-column-properties style:column-width="0.697cm" style:rel-column-width="395*"/>
    </style:style>
    <style:style style:name="Table22.B" style:family="table-column">
      <style:table-column-properties style:column-width="16.304cm" style:rel-column-width="9243*"/>
    </style:style>
    <style:style style:name="Table22.A1" style:family="table-cell">
      <style:table-cell-properties fo:background-color="#ffffff" fo:padding="0cm" fo:border="none">
        <style:background-image/>
      </style:table-cell-properties>
    </style:style>
    <style:style style:name="Table23" style:family="table">
      <style:table-properties style:width="17cm" style:rel-width="100%" table:align="left" fo:background-color="#ffffff">
        <style:background-image/>
      </style:table-properties>
    </style:style>
    <style:style style:name="Table23.A" style:family="table-column">
      <style:table-column-properties style:column-width="0.697cm" style:rel-column-width="395*"/>
    </style:style>
    <style:style style:name="Table23.B" style:family="table-column">
      <style:table-column-properties style:column-width="16.304cm" style:rel-column-width="9243*"/>
    </style:style>
    <style:style style:name="Table23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ext_20_body">
      <style:text-properties fo:font-size="20pt" fo:font-weight="bold" officeooo:rsid="00089273" officeooo:paragraph-rsid="00089273" style:font-size-asian="20pt" style:font-weight-asian="bold" style:font-size-complex="20pt" style:font-weight-complex="bold"/>
    </style:style>
    <style:style style:name="P2" style:family="paragraph" style:parent-style-name="Text_20_body">
      <style:text-properties officeooo:rsid="000922bc" officeooo:paragraph-rsid="000922bc"/>
    </style:style>
    <style:style style:name="P3" style:family="paragraph" style:parent-style-name="Text_20_body">
      <style:paragraph-properties fo:text-align="center" style:justify-single-word="false"/>
      <style:text-properties officeooo:paragraph-rsid="000922bc"/>
    </style:style>
    <style:style style:name="P4" style:family="paragraph" style:parent-style-name="Text_20_body">
      <style:text-properties officeooo:rsid="00405ce1" officeooo:paragraph-rsid="00405ce1"/>
    </style:style>
    <style:style style:name="P5" style:family="paragraph" style:parent-style-name="Text_20_body">
      <style:text-properties officeooo:rsid="000b31ce" officeooo:paragraph-rsid="000b31ce"/>
    </style:style>
    <style:style style:name="P6" style:family="paragraph" style:parent-style-name="Text_20_body">
      <style:text-properties officeooo:rsid="00455f18" officeooo:paragraph-rsid="00455f18"/>
    </style:style>
    <style:style style:name="P7" style:family="paragraph" style:parent-style-name="Text_20_body">
      <style:text-properties officeooo:paragraph-rsid="0098722c"/>
    </style:style>
    <style:style style:name="P8" style:family="paragraph" style:parent-style-name="Text_20_body">
      <style:text-properties officeooo:rsid="00a49a85" officeooo:paragraph-rsid="00b04e07"/>
    </style:style>
    <style:style style:name="P9" style:family="paragraph" style:parent-style-name="Text_20_body">
      <style:text-properties officeooo:rsid="00b1e838" officeooo:paragraph-rsid="00b1e838"/>
    </style:style>
    <style:style style:name="P10" style:family="paragraph" style:parent-style-name="Text_20_body">
      <style:text-properties officeooo:rsid="00b1e838" officeooo:paragraph-rsid="00b65e94"/>
    </style:style>
    <style:style style:name="P11" style:family="paragraph" style:parent-style-name="Text_20_body">
      <style:text-properties fo:font-style="normal" fo:font-weight="normal" officeooo:rsid="00aa4057" officeooo:paragraph-rsid="00b04e0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b1e838" officeooo:paragraph-rsid="00b65e94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c1a7fa" style:font-style-asian="normal" style:font-style-complex="normal"/>
    </style:style>
    <style:style style:name="P14" style:family="paragraph" style:parent-style-name="Text_20_body">
      <style:text-properties officeooo:rsid="00b97c17" officeooo:paragraph-rsid="00b97c17"/>
    </style:style>
    <style:style style:name="P15" style:family="paragraph" style:parent-style-name="Text_20_body">
      <style:text-properties fo:font-style="italic" officeooo:rsid="00beb5ca" officeooo:paragraph-rsid="00beb5ca" style:font-style-asian="italic" style:font-style-complex="italic"/>
    </style:style>
    <style:style style:name="P16" style:family="paragraph" style:parent-style-name="Heading">
      <style:paragraph-properties fo:text-align="center" style:justify-single-word="false"/>
    </style:style>
    <style:style style:name="P17" style:family="paragraph" style:parent-style-name="Heading">
      <style:paragraph-properties fo:text-align="end" style:justify-single-word="false"/>
    </style:style>
    <style:style style:name="P18" style:family="paragraph" style:parent-style-name="Heading">
      <style:paragraph-properties fo:line-height="0.529cm" fo:text-align="center" style:justify-single-word="false"/>
    </style:style>
    <style:style style:name="P19" style:family="paragraph" style:parent-style-name="Heading">
      <style:paragraph-properties fo:line-height="0.529cm" fo:text-align="center" style:justify-single-word="false"/>
      <style:text-properties officeooo:paragraph-rsid="000922bc"/>
    </style:style>
    <style:style style:name="P20" style:family="paragraph" style:parent-style-name="Codificação">
      <style:paragraph-properties fo:text-align="center" style:justify-single-word="false"/>
    </style:style>
    <style:style style:name="P21" style:family="paragraph" style:parent-style-name="Codificação">
      <style:paragraph-properties fo:text-align="center" style:justify-single-word="false"/>
      <style:text-properties officeooo:paragraph-rsid="0098722c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fo:background-color="#ffffff" loext:padding="0cm" loext:border="none"/>
    </style:style>
    <style:style style:name="P25" style:family="paragraph" style:parent-style-name="Standard">
      <style:text-properties officeooo:rsid="009a6772" officeooo:paragraph-rsid="009a6772"/>
    </style:style>
    <style:style style:name="P26" style:family="paragraph" style:parent-style-name="Standard">
      <style:text-properties fo:font-style="normal" officeooo:rsid="009a6772" officeooo:paragraph-rsid="009a6772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officeooo:rsid="00c36f0b" officeooo:paragraph-rsid="00c36f0b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c1a7fa" style:font-style-asian="normal" style:font-style-complex="normal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officeooo:paragraph-rsid="00beabc5"/>
    </style:style>
    <style:style style:name="P31" style:family="paragraph" style:parent-style-name="Text_20_body" style:list-style-name="L1">
      <style:text-properties fo:font-style="italic" officeooo:rsid="00bb64f6" officeooo:paragraph-rsid="00bb64f6" style:font-style-asian="italic" style:font-style-complex="italic"/>
    </style:style>
    <style:style style:name="P32" style:family="paragraph" style:parent-style-name="Text_20_body" style:list-style-name="L1">
      <style:text-properties fo:font-style="italic" officeooo:rsid="00bbce7d" officeooo:paragraph-rsid="00bbce7d" style:font-style-asian="italic" style:font-style-complex="italic"/>
    </style:style>
    <style:style style:name="P33" style:family="paragraph" style:parent-style-name="Text_20_body" style:list-style-name="L1">
      <style:text-properties fo:font-style="italic" officeooo:rsid="00d07e55" officeooo:paragraph-rsid="00d07e55" style:font-style-asian="italic" style:font-style-complex="italic"/>
    </style:style>
    <style:style style:name="P34" style:family="paragraph" style:parent-style-name="Text_20_body" style:list-style-name="L1">
      <style:text-properties fo:font-style="italic" officeooo:rsid="00e41d11" officeooo:paragraph-rsid="00e41d11" style:font-style-asian="italic" style:font-style-complex="italic"/>
    </style:style>
    <style:style style:name="P35" style:family="paragraph" style:parent-style-name="Text_20_body">
      <style:text-properties fo:font-style="italic" officeooo:rsid="00d2f775" officeooo:paragraph-rsid="00e7b1a9" style:font-style-asian="italic" style:font-style-complex="italic"/>
    </style:style>
    <style:style style:name="P36" style:family="paragraph" style:parent-style-name="Text_20_body" style:list-style-name="L2">
      <style:text-properties officeooo:paragraph-rsid="0071c113"/>
    </style:style>
    <style:style style:name="P37" style:family="paragraph" style:parent-style-name="Text_20_body" style:list-style-name="L2">
      <style:paragraph-properties fo:text-align="start" style:justify-single-word="false"/>
      <style:text-properties fo:font-weight="normal" officeooo:rsid="000922bc" officeooo:paragraph-rsid="00421de0" style:font-weight-asian="normal" style:font-weight-complex="normal"/>
    </style:style>
    <style:style style:name="P38" style:family="paragraph" style:parent-style-name="Text_20_body" style:list-style-name="L2">
      <style:paragraph-properties fo:text-align="start" style:justify-single-word="false"/>
      <style:text-properties fo:font-weight="normal" officeooo:rsid="000922bc" officeooo:paragraph-rsid="000922bc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/>
      <style:text-properties officeooo:paragraph-rsid="00d8294b"/>
    </style:style>
    <style:style style:name="P41" style:family="paragraph" style:parent-style-name="Text_20_body">
      <style:paragraph-properties fo:text-align="start" style:justify-single-word="false"/>
      <style:text-properties officeooo:paragraph-rsid="00da5a6f"/>
    </style:style>
    <style:style style:name="P42" style:family="paragraph" style:parent-style-name="Text_20_body">
      <style:paragraph-properties fo:text-align="start" style:justify-single-word="false"/>
      <style:text-properties officeooo:paragraph-rsid="00e900a8"/>
    </style:style>
    <style:style style:name="P43" style:family="paragraph" style:parent-style-name="Text_20_body" style:list-style-name="L3">
      <style:text-properties officeooo:paragraph-rsid="00e7b1a9"/>
    </style:style>
    <style:style style:name="P44" style:family="paragraph" style:parent-style-name="Text_20_body" style:list-style-name="L3">
      <style:text-properties officeooo:rsid="00e7b1a9" officeooo:paragraph-rsid="00e7b1a9"/>
    </style:style>
    <style:style style:name="P45" style:family="paragraph" style:parent-style-name="Text_20_body" style:list-style-name="L3">
      <style:text-properties officeooo:rsid="00ecdf56" officeooo:paragraph-rsid="00ecdf56"/>
    </style:style>
    <style:style style:name="P46" style:family="paragraph" style:parent-style-name="Heading_20_1">
      <style:text-properties officeooo:rsid="000922bc" officeooo:paragraph-rsid="000922bc"/>
    </style:style>
    <style:style style:name="P47" style:family="paragraph" style:parent-style-name="Heading_20_1">
      <style:text-properties officeooo:rsid="00455f18" officeooo:paragraph-rsid="00455f18"/>
    </style:style>
    <style:style style:name="P48" style:family="paragraph" style:parent-style-name="Heading_20_1">
      <style:text-properties officeooo:rsid="00a08204" officeooo:paragraph-rsid="00a08204"/>
    </style:style>
    <style:style style:name="P49" style:family="paragraph" style:parent-style-name="Heading_20_1">
      <style:text-properties officeooo:rsid="00b65e94" officeooo:paragraph-rsid="00b65e94"/>
    </style:style>
    <style:style style:name="P50" style:family="paragraph" style:parent-style-name="Heading_20_1">
      <style:text-properties officeooo:rsid="00405ce1" officeooo:paragraph-rsid="00405ce1"/>
    </style:style>
    <style:style style:name="P51" style:family="paragraph" style:parent-style-name="Heading_20_1">
      <style:paragraph-properties fo:text-align="center" style:justify-single-word="false" fo:break-before="page"/>
      <style:text-properties officeooo:rsid="000922bc" officeooo:paragraph-rsid="000922bc"/>
    </style:style>
    <style:style style:name="P52" style:family="paragraph" style:parent-style-name="Heading_20_1">
      <style:paragraph-properties fo:text-align="center" style:justify-single-word="false" fo:break-before="page"/>
    </style:style>
    <style:style style:name="P53" style:family="paragraph" style:parent-style-name="Heading_20_1">
      <style:paragraph-properties fo:text-align="center" style:justify-single-word="false" fo:break-before="page"/>
      <style:text-properties officeooo:paragraph-rsid="00d8294b"/>
    </style:style>
    <style:style style:name="P54" style:family="paragraph" style:parent-style-name="Heading_20_1">
      <style:paragraph-properties fo:text-align="center" style:justify-single-word="false" fo:break-before="page"/>
      <style:text-properties officeooo:paragraph-rsid="00da5a6f"/>
    </style:style>
    <style:style style:name="P55" style:family="paragraph" style:parent-style-name="Heading_20_1">
      <style:paragraph-properties fo:text-align="center" style:justify-single-word="false" fo:break-before="page"/>
      <style:text-properties fo:font-style="normal" officeooo:rsid="00c1a7fa" officeooo:paragraph-rsid="00da5a6f" style:font-style-asian="normal" style:font-style-complex="normal"/>
    </style:style>
    <style:style style:name="P56" style:family="paragraph" style:parent-style-name="Heading_20_1">
      <style:paragraph-properties fo:text-align="center" style:justify-single-word="false" fo:break-before="page"/>
      <style:text-properties officeooo:rsid="00e900a8" officeooo:paragraph-rsid="00e900a8"/>
    </style:style>
    <style:style style:name="P57" style:family="paragraph" style:parent-style-name="Table_20_Contents">
      <style:text-properties fo:font-size="2pt" style:font-size-asian="2pt" style:font-size-complex="2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fo:background-color="#ffffff" loext:padding="0cm" loext:border="none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1ce" style:font-weight-asian="bold" style:font-weight-complex="bold"/>
    </style:style>
    <style:style style:name="T3" style:family="text">
      <style:text-properties fo:font-weight="bold" officeooo:rsid="00421de0" style:font-weight-asian="bold" style:font-weight-complex="bold"/>
    </style:style>
    <style:style style:name="T4" style:family="text">
      <style:text-properties fo:font-weight="bold" officeooo:rsid="008ca4f6" style:font-weight-asian="bold" style:font-weight-complex="bold"/>
    </style:style>
    <style:style style:name="T5" style:family="text">
      <style:text-properties fo:font-weight="bold" officeooo:rsid="00901c2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098b3" style:font-weight-asian="normal" style:font-weight-complex="normal"/>
    </style:style>
    <style:style style:name="T8" style:family="text">
      <style:text-properties fo:font-weight="normal" officeooo:rsid="00421de0" style:font-weight-asian="normal" style:font-weight-complex="normal"/>
    </style:style>
    <style:style style:name="T9" style:family="text">
      <style:text-properties fo:font-weight="normal" officeooo:rsid="004430cb" style:font-weight-asian="normal" style:font-weight-complex="normal"/>
    </style:style>
    <style:style style:name="T10" style:family="text">
      <style:text-properties fo:font-weight="normal" officeooo:rsid="008ba331" style:font-weight-asian="normal" style:font-weight-complex="normal"/>
    </style:style>
    <style:style style:name="T11" style:family="text">
      <style:text-properties fo:font-weight="normal" officeooo:rsid="008ca4f6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98ac2c" style:font-style-asian="italic" style:font-style-complex="italic"/>
    </style:style>
    <style:style style:name="T14" style:family="text">
      <style:text-properties fo:font-style="italic" officeooo:rsid="00d42868" style:font-style-asian="italic" style:font-style-complex="italic"/>
    </style:style>
    <style:style style:name="T15" style:family="text">
      <style:text-properties fo:font-style="italic" officeooo:rsid="00efcaa4" style:font-style-asian="italic" style:font-style-complex="italic"/>
    </style:style>
    <style:style style:name="T16" style:family="text">
      <style:text-properties fo:font-style="italic" officeooo:rsid="000b31c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8ca4f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a8e50e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98ac2c" style:font-style-asian="normal" style:font-style-complex="normal"/>
    </style:style>
    <style:style style:name="T22" style:family="text">
      <style:text-properties fo:font-style="normal" officeooo:rsid="00a2d8ca" style:font-style-asian="normal" style:font-style-complex="normal"/>
    </style:style>
    <style:style style:name="T23" style:family="text">
      <style:text-properties fo:font-style="normal" officeooo:rsid="00bb64f6" style:font-style-asian="normal" style:font-style-complex="normal"/>
    </style:style>
    <style:style style:name="T24" style:family="text">
      <style:text-properties fo:font-style="normal" officeooo:rsid="00bd10e1" style:font-style-asian="normal" style:font-style-complex="normal"/>
    </style:style>
    <style:style style:name="T25" style:family="text">
      <style:text-properties fo:font-style="normal" officeooo:rsid="00beabc5" style:font-style-asian="normal" style:font-style-complex="normal"/>
    </style:style>
    <style:style style:name="T26" style:family="text">
      <style:text-properties fo:font-style="normal" officeooo:rsid="00c07163" style:font-style-asian="normal" style:font-style-complex="normal"/>
    </style:style>
    <style:style style:name="T27" style:family="text">
      <style:text-properties fo:font-style="normal" officeooo:rsid="00c1a7fa" style:font-style-asian="normal" style:font-style-complex="normal"/>
    </style:style>
    <style:style style:name="T28" style:family="text">
      <style:text-properties fo:font-style="normal" officeooo:rsid="00c36f0b" style:font-style-asian="normal" style:font-style-complex="normal"/>
    </style:style>
    <style:style style:name="T29" style:family="text">
      <style:text-properties fo:font-style="normal" officeooo:rsid="00d257c4" style:font-style-asian="normal" style:font-style-complex="normal"/>
    </style:style>
    <style:style style:name="T30" style:family="text">
      <style:text-properties fo:font-style="normal" officeooo:rsid="00d42868" style:font-style-asian="normal" style:font-style-complex="normal"/>
    </style:style>
    <style:style style:name="T31" style:family="text">
      <style:text-properties fo:font-style="normal" officeooo:rsid="00d68608" style:font-style-asian="normal" style:font-style-complex="normal"/>
    </style:style>
    <style:style style:name="T32" style:family="text">
      <style:text-properties fo:font-style="normal" officeooo:rsid="00da5a6f" style:font-style-asian="normal" style:font-style-complex="normal"/>
    </style:style>
    <style:style style:name="T33" style:family="text">
      <style:text-properties fo:font-style="normal" officeooo:rsid="00e3e3da" style:font-style-asian="normal" style:font-style-complex="normal"/>
    </style:style>
    <style:style style:name="T34" style:family="text">
      <style:text-properties fo:font-style="normal" officeooo:rsid="00e41d11" style:font-style-asian="normal" style:font-style-complex="normal"/>
    </style:style>
    <style:style style:name="T35" style:family="text">
      <style:text-properties fo:font-style="normal" officeooo:rsid="00ecdf56" style:font-style-asian="normal" style:font-style-complex="normal"/>
    </style:style>
    <style:style style:name="T36" style:family="text">
      <style:text-properties fo:font-style="normal" officeooo:rsid="00ee746c" style:font-style-asian="normal" style:font-style-complex="normal"/>
    </style:style>
    <style:style style:name="T37" style:family="text">
      <style:text-properties fo:font-style="normal" officeooo:rsid="00efcaa4" style:font-style-asian="normal" style:font-style-complex="normal"/>
    </style:style>
    <style:style style:name="T38" style:family="text">
      <style:text-properties fo:font-style="normal" officeooo:rsid="000b31ce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4bf8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55f1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ba33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8ca4f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970cb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8ac2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a2d8c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a8e50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aa405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b70b5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e28b09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8ca4f6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901c24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970cb3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98ac2c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a2d8ca" style:font-style-asian="normal" style:font-weight-asian="bold" style:font-style-complex="normal" style:font-weight-complex="bold"/>
    </style:style>
    <style:style style:name="T57" style:family="text">
      <style:text-properties officeooo:rsid="000b31ce" style:font-weight-asian="normal" style:font-weight-complex="normal"/>
    </style:style>
    <style:style style:name="T58" style:family="text">
      <style:text-properties fo:color="#34a7bd" fo:font-style="italic" fo:background-color="#ffffff" loext:char-shading-value="0" loext:padding="0cm" loext:border="none"/>
    </style:style>
    <style:style style:name="T59" style:family="text">
      <style:text-properties fo:color="#34a7bd" fo:background-color="#ffffff" loext:char-shading-value="0" loext:padding="0cm" loext:border="none"/>
    </style:style>
    <style:style style:name="T60" style:family="text">
      <style:text-properties fo:color="#000000" fo:background-color="#ffffff" loext:char-shading-value="0" loext:padding="0cm" loext:border="none"/>
    </style:style>
    <style:style style:name="T61" style:family="text">
      <style:text-properties fo:color="#c70040" fo:background-color="#ffffff" loext:char-shading-value="0" loext:padding="0cm" loext:border="none"/>
    </style:style>
    <style:style style:name="T62" style:family="text">
      <style:text-properties fo:color="#8f8634" fo:background-color="#ffffff" loext:char-shading-value="0" loext:padding="0cm" loext:border="none"/>
    </style:style>
    <style:style style:name="T63" style:family="text">
      <style:text-properties fo:color="#7c4fcd" fo:background-color="#ffffff" loext:char-shading-value="0" loext:padding="0cm" loext:border="none"/>
    </style:style>
    <style:style style:name="T64" style:family="text">
      <style:text-properties fo:color="#427e00" fo:background-color="#ffffff" loext:char-shading-value="0" loext:padding="0cm" loext:border="none"/>
    </style:style>
    <style:style style:name="T65" style:family="text">
      <style:text-properties fo:color="#cb6500" fo:font-style="italic" fo:background-color="#ffffff" loext:char-shading-value="0" loext:padding="0cm" loext:border="none"/>
    </style:style>
    <style:style style:name="T66" style:family="text">
      <style:text-properties officeooo:rsid="00421de0"/>
    </style:style>
    <style:style style:name="T67" style:family="text">
      <style:text-properties fo:color="#a5a5a5" fo:background-color="#ffffff" loext:char-shading-value="0" loext:padding="0cm" loext:border="none"/>
    </style:style>
    <style:style style:name="T68" style:family="text">
      <style:text-properties officeooo:rsid="008b329d"/>
    </style:style>
    <style:style style:name="T69" style:family="text">
      <style:text-properties officeooo:rsid="00901c24"/>
    </style:style>
    <style:style style:name="T70" style:family="text">
      <style:text-properties officeooo:rsid="0098722c"/>
    </style:style>
    <style:style style:name="T71" style:family="text">
      <style:text-properties officeooo:rsid="0098ac2c"/>
    </style:style>
    <style:style style:name="T72" style:family="text">
      <style:text-properties officeooo:rsid="009b2b99"/>
    </style:style>
    <style:style style:name="T73" style:family="text">
      <style:text-properties officeooo:rsid="00b1e838"/>
    </style:style>
    <style:style style:name="T74" style:family="text">
      <style:text-properties officeooo:rsid="00bd10e1"/>
    </style:style>
    <style:style style:name="T75" style:family="text">
      <style:text-properties officeooo:rsid="00beabc5"/>
    </style:style>
    <style:style style:name="T76" style:family="text">
      <style:text-properties officeooo:rsid="00c1a7fa"/>
    </style:style>
    <style:style style:name="T77" style:family="text">
      <style:text-properties officeooo:rsid="00cd985f"/>
    </style:style>
    <style:style style:name="T78" style:family="text">
      <style:text-properties officeooo:rsid="00d257c4"/>
    </style:style>
    <style:style style:name="T79" style:family="text">
      <style:text-properties officeooo:rsid="00d8294b"/>
    </style:style>
    <style:style style:name="T80" style:family="text">
      <style:text-properties officeooo:rsid="00d934e9"/>
    </style:style>
    <style:style style:name="T81" style:family="text">
      <style:text-properties officeooo:rsid="00da5a6f"/>
    </style:style>
    <style:style style:name="T82" style:family="text">
      <style:text-properties officeooo:rsid="00e900a8"/>
    </style:style>
    <style:style style:name="fr1" style:family="graphic" style:parent-style-name="Frame">
      <style:graphic-properties style:vertical-pos="middle" style:vertical-rel="page-content" style:horizontal-pos="left" style:horizontal-rel="page-content" fo:padding="0.15cm" fo:border="none" loext:rel-width-rel="paragraph"/>
    </style:style>
    <style:style style:name="fr2" style:family="graphic" style:parent-style-name="Frame">
      <style:graphic-properties style:vertical-pos="from-top" style:vertical-rel="paragraph-content" style:horizontal-pos="right" style:horizontal-rel="paragraph" fo:padding="0.15cm" fo:border="none" loext:rel-width-rel="paragraph"/>
    </style:style>
    <style:style style:name="fr3" style:family="graphic" style:parent-style-name="Frame">
      <style:graphic-properties style:vertical-pos="bottom" style:vertical-rel="page-content" style:horizontal-pos="right" style:horizontal-rel="paragraph" fo:padding="0.15cm" fo:border="non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ficação"/>
        <text:sequence-decl text:display-outline-level="1" text:separation-character="." text:name="Figura"/>
      </text:sequence-decls>
      <draw:frame draw:style-name="fr1" draw:name="Frame1" text:anchor-type="page" text:anchor-page-number="1" svg:width="13.6cm" style:rel-width="80%" draw:z-index="0">
        <draw:text-box fo:min-height="0.499cm">
          <text:p text:style-name="Heading">Relatório do Laboratório <text:span text:style-name="T68">3</text:span></text:p>
        </draw:text-box>
      </draw:frame>
      <text:p text:style-name="P18">Instituto Tecnológico de Aeronáutica</text:p>
      <text:p text:style-name="P19">Curso de Engenharia da Computação</text:p>
      <text:p text:style-name="P19">Disciplina CES-41: Compiladores</text:p>
      <text:p text:style-name="P1"><draw:frame draw:style-name="fr2" draw:name="Frame2" text:anchor-type="paragraph" svg:y="14cm" svg:width="13.6cm" style:rel-width="80%" draw:z-index="1"><draw:text-box fo:min-height="0.499cm"><text:p text:style-name="P17">Vitor Pimenta dos Reis Arruda</text:p></draw:text-box></draw:frame><draw:frame draw:style-name="fr3" draw:name="Frame3" text:anchor-type="paragraph" svg:width="17cm" style:rel-width="100%" draw:z-index="2"><draw:text-box fo:min-height="0.499cm"><text:p text:style-name="P17">Professor Fábio Carneiro Mokarzel</text:p><text:p text:style-name="P16">São José dos Campos</text:p><text:p text:style-name="P16"><text:span text:style-name="T68">26</text:span>/03/2019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Sumário</text:p>
          </text:index-title>
          <text:p text:style-name="P62"><text:a xlink:type="simple" xlink:href="#__RefHeading___Toc4589_3785003142" text:style-name="Index_20_Link" text:visited-style-name="Index_20_Link">1 Introdução<text:tab/>2</text:a></text:p>
          <text:p text:style-name="P62"><text:a xlink:type="simple" xlink:href="#__RefHeading___Toc4591_3785003142" text:style-name="Index_20_Link" text:visited-style-name="Index_20_Link">2 Sintaxe da biblioteca Nearley<text:tab/>2</text:a></text:p>
          <text:p text:style-name="P62"><text:a xlink:type="simple" xlink:href="#__RefHeading___Toc4593_3785003142" text:style-name="Index_20_Link" text:visited-style-name="Index_20_Link">3 Arquitetura do </text:a><text:a xlink:type="simple" xlink:href="#__RefHeading___Toc4593_3785003142" text:style-name="Index_20_Link" text:visited-style-name="Index_20_Link"><text:span text:style-name="T12">pretty-printer</text:span></text:a><text:a xlink:type="simple" xlink:href="#__RefHeading___Toc4593_3785003142" text:style-name="Index_20_Link" text:visited-style-name="Index_20_Link"><text:tab/>4</text:a></text:p>
          <text:p text:style-name="P62"><text:a xlink:type="simple" xlink:href="#__RefHeading___Toc6650_3116390965" text:style-name="Index_20_Link" text:visited-style-name="Index_20_Link">4 Testes realizados<text:tab/>10</text:a></text:p>
          <text:p text:style-name="P62"><text:a xlink:type="simple" xlink:href="#__RefHeading___Toc4607_3785003142" text:style-name="Index_20_Link" text:visited-style-name="Index_20_Link">5 Experimentação do código<text:tab/>11</text:a></text:p>
          <text:p text:style-name="P62"><text:a xlink:type="simple" xlink:href="#__RefHeading___Toc4609_3785003142" text:style-name="Index_20_Link" text:visited-style-name="Index_20_Link">6 Referências<text:tab/>12</text:a></text:p>
          <text:p text:style-name="P62"><text:a xlink:type="simple" xlink:href="#__RefHeading___Toc6968_3116390965" text:style-name="Index_20_Link" text:visited-style-name="Index_20_Link">APÊNDICE A: CÓDIGO-FONTE </text:a><text:a xlink:type="simple" xlink:href="#__RefHeading___Toc6968_3116390965" text:style-name="Index_20_Link" text:visited-style-name="Index_20_Link"><text:span text:style-name="T20">ANALISE-DE-TEXTO</text:span></text:a><text:a xlink:type="simple" xlink:href="#__RefHeading___Toc6968_3116390965" text:style-name="Index_20_Link" text:visited-style-name="Index_20_Link"><text:tab/>13</text:a></text:p>
          <text:p text:style-name="P62"><text:a xlink:type="simple" xlink:href="#__RefHeading___Toc6970_3116390965" text:style-name="Index_20_Link" text:visited-style-name="Index_20_Link"><text:span text:style-name="T20">APÊNDICE </text:span></text:a><text:a xlink:type="simple" xlink:href="#__RefHeading___Toc6970_3116390965" text:style-name="Index_20_Link" text:visited-style-name="Index_20_Link"><text:span text:style-name="T20">B</text:span></text:a><text:a xlink:type="simple" xlink:href="#__RefHeading___Toc6970_3116390965" text:style-name="Index_20_Link" text:visited-style-name="Index_20_Link"><text:span text:style-name="T20">: </text:span></text:a><text:a xlink:type="simple" xlink:href="#__RefHeading___Toc6970_3116390965" text:style-name="Index_20_Link" text:visited-style-name="Index_20_Link"><text:span text:style-name="T20">RESULTADO PARA</text:span></text:a><text:a xlink:type="simple" xlink:href="#__RefHeading___Toc6970_3116390965" text:style-name="Index_20_Link" text:visited-style-name="Index_20_Link"><text:span text:style-name="T20"> ANALISE-DE-TEXTO</text:span></text:a><text:a xlink:type="simple" xlink:href="#__RefHeading___Toc6970_3116390965" text:style-name="Index_20_Link" text:visited-style-name="Index_20_Link"><text:tab/>16</text:a></text:p>
          <text:p text:style-name="P62"><text:a xlink:type="simple" xlink:href="#__RefHeading___Toc6972_3116390965" text:style-name="Index_20_Link" text:visited-style-name="Index_20_Link"><text:span text:style-name="T20">APÊNDICE </text:span></text:a><text:a xlink:type="simple" xlink:href="#__RefHeading___Toc6972_3116390965" text:style-name="Index_20_Link" text:visited-style-name="Index_20_Link"><text:span text:style-name="T20">C</text:span></text:a><text:a xlink:type="simple" xlink:href="#__RefHeading___Toc6972_3116390965" text:style-name="Index_20_Link" text:visited-style-name="Index_20_Link"><text:span text:style-name="T20">: CÓDIGO-FONTE ANALISE-DE-TEXTO-</text:span></text:a><text:a xlink:type="simple" xlink:href="#__RefHeading___Toc6972_3116390965" text:style-name="Index_20_Link" text:visited-style-name="Index_20_Link"><text:span text:style-name="T20">SEM-LINHAS</text:span></text:a><text:a xlink:type="simple" xlink:href="#__RefHeading___Toc6972_3116390965" text:style-name="Index_20_Link" text:visited-style-name="Index_20_Link"><text:tab/>20</text:a></text:p>
          <text:p text:style-name="P62"><text:a xlink:type="simple" xlink:href="#__RefHeading___Toc6974_3116390965" text:style-name="Index_20_Link" text:visited-style-name="Index_20_Link">APÊNDICE D: RESULTADO PARA ANALISE-DE-TEXTO-SEM-LINHAS<text:tab/>21</text:a></text:p>
          <text:p text:style-name="P62"><text:a xlink:type="simple" xlink:href="#__RefHeading___Toc6976_3116390965" text:style-name="Index_20_Link" text:visited-style-name="Index_20_Link">APÊNDICE E: CÓDIGO-FONTE NO-GLOB-DECLS<text:tab/>25</text:a></text:p>
          <text:p text:style-name="P62"><text:a xlink:type="simple" xlink:href="#__RefHeading___Toc6978_3116390965" text:style-name="Index_20_Link" text:visited-style-name="Index_20_Link">APÊNDICE F: RESULTADO PARA NO-GLOB-DECLS<text:tab/>28</text:a></text:p>
          <text:p text:style-name="P62"><text:a xlink:type="simple" xlink:href="#__RefHeading___Toc6980_3116390965" text:style-name="Index_20_Link" text:visited-style-name="Index_20_Link">APÊNDICE G: CÓDIGO-FONTE NO-LOC-DECLS<text:tab/>32</text:a></text:p>
          <text:p text:style-name="P62"><text:a xlink:type="simple" xlink:href="#__RefHeading___Toc6982_3116390965" text:style-name="Index_20_Link" text:visited-style-name="Index_20_Link">APÊNDICE H: RESULTADO PARA NO-LOC-DECLS<text:tab/>35</text:a></text:p>
          <text:p text:style-name="P62"><text:a xlink:type="simple" xlink:href="#__RefHeading___Toc6984_3116390965" text:style-name="Index_20_Link" text:visited-style-name="Index_20_Link">APÊNDICE I: CÓDIGO-FONTE NO-STATS<text:tab/>38</text:a></text:p>
          <text:p text:style-name="P62"><text:a xlink:type="simple" xlink:href="#__RefHeading___Toc6986_3116390965" text:style-name="Index_20_Link" text:visited-style-name="Index_20_Link">APÊNDICE J: RESULTADO PARA NO-STATS<text:tab/>40</text:a></text:p>
          <text:p text:style-name="P62"><text:a xlink:type="simple" xlink:href="#__RefHeading___Toc6708_3116390965" text:style-name="Index_20_Link" text:visited-style-name="Index_20_Link">APÊNDICE K: CÓDIGO-FONTE PARA ERRO1<text:tab/>42</text:a></text:p>
          <text:p text:style-name="P62"><text:a xlink:type="simple" xlink:href="#__RefHeading___Toc6710_3116390965" text:style-name="Index_20_Link" text:visited-style-name="Index_20_Link">APÊNDICE L: RESULTADO PARA ERRO1<text:tab/>43</text:a></text:p>
          <text:p text:style-name="P62"><text:a xlink:type="simple" xlink:href="#__RefHeading___Toc6712_3116390965" text:style-name="Index_20_Link" text:visited-style-name="Index_20_Link">APÊNDICE M: CÓDIGO-FONTE PARA ERRO2<text:tab/>44</text:a></text:p>
          <text:p text:style-name="P62"><text:a xlink:type="simple" xlink:href="#__RefHeading___Toc6714_3116390965" text:style-name="Index_20_Link" text:visited-style-name="Index_20_Link">APÊNDICE N: RESULTADO PARA ERRO2<text:tab/>45</text:a></text:p>
          <text:p text:style-name="P62"><text:a xlink:type="simple" xlink:href="#__RefHeading___Toc12508_2802255013" text:style-name="Index_20_Link" text:visited-style-name="Index_20_Link">APÊNDICE O: CÓDIGO-FONTE PARA MATH<text:tab/>46</text:a></text:p>
          <text:p text:style-name="P62"><text:a xlink:type="simple" xlink:href="#__RefHeading___Toc12510_2802255013" text:style-name="Index_20_Link" text:visited-style-name="Index_20_Link"><text:span text:style-name="T20">APÊNDICE P: RESULTADO PARA MATH</text:span></text:a><text:a xlink:type="simple" xlink:href="#__RefHeading___Toc12510_2802255013" text:style-name="Index_20_Link" text:visited-style-name="Index_20_Link"><text:tab/>47</text:a></text:p>
          <text:p text:style-name="P62"><text:a xlink:type="simple" xlink:href="#__RefHeading___Toc13004_2802255013" text:style-name="Index_20_Link" text:visited-style-name="Index_20_Link">APÊNDICE Q: CÓDIGO FONTE REDUNDANT<text:tab/>48</text:a></text:p>
          <text:p text:style-name="P62"><text:a xlink:type="simple" xlink:href="#__RefHeading___Toc13006_2802255013" text:style-name="Index_20_Link" text:visited-style-name="Index_20_Link">APÊNDICE R: RESULTADO PARA REDUNDANT<text:tab/>49</text:a></text:p>
        </text:index-body>
      </text:table-of-content>
      <text:list xml:id="list2774605226" text:style-name="Outline">
        <text:list-item>
          <text:h text:style-name="P46" text:outline-level="1"><text:bookmark-start text:name="__RefHeading___Toc4589_3785003142"/>Introdução<text:bookmark-end text:name="__RefHeading___Toc4589_3785003142"/></text:h>
        </text:list-item>
      </text:list>
      <text:p text:style-name="P2">Este trabalho intenciona a escrita e o teste de <text:span text:style-name="T8">um analisador </text:span><text:span text:style-name="T10">sintático </text:span><text:span text:style-name="T8">para a linguagem de programação COMP-ITA 2019 </text:span><text:span text:style-name="T8"><text:bookmark-ref text:reference-format="number" text:ref-name="__RefNumPara__3976_3785003142">[1]</text:bookmark-ref></text:span><text:span text:style-name="T8">. </text:span><text:span text:style-name="T9">Implementa-se uma solução que processa </text:span><text:span text:style-name="T10">um </text:span><text:span text:style-name="T9">programa escrito na tal linguagem, </text:span><text:span text:style-name="T42">captura sua árvore sintática, opera sobre ela e imprime uma nova versão do código-fonte reformatado (o chamado “pretty printer”).</text:span></text:p>
      <text:p text:style-name="P5"><text:span text:style-name="T6">Para o desenvolvimento, usou-se a linguagem de programação </text:span><text:span text:style-name="T56">typescript</text:span><text:span text:style-name="T39"> com o analisador léxico </text:span><text:span text:style-name="T51">Moo</text:span><text:span text:style-name="T39"> </text:span><text:span text:style-name="T39"><text:bookmark-ref text:reference-format="number" text:ref-name="__RefNumPara__5145_1818725916">[3]</text:bookmark-ref></text:span><text:span text:style-name="T39"><text:s/></text:span><text:span text:style-name="T43">e o analisador sintático </text:span><text:span text:style-name="T52">Nearley </text:span><text:span text:style-name="T43"><text:bookmark-ref text:reference-format="number" text:ref-name="__RefNumPara__28606_129266990">[4]</text:bookmark-ref></text:span><text:span text:style-name="T39">. </text:span><text:span text:style-name="T40">Nota-se que </text:span><text:span text:style-name="T41">o roteiro deste laboratório pede </text:span><text:span text:style-name="T40">explicitamente </text:span><text:span text:style-name="T41">(</text:span><text:span text:style-name="T41"><text:bookmark-ref text:reference-format="number" text:ref-name="__RefNumPara__5143_1818725916">[2]</text:bookmark-ref></text:span><text:span text:style-name="T41">)</text:span><text:span text:style-name="T40"> o uso da ferramenta </text:span><text:span text:style-name="T53">Yacc</text:span><text:span text:style-name="T40">, que não foi utilizada, como já explicado.</text:span></text:p>
      <text:p text:style-name="P6"><text:span text:style-name="T39">As seções seguintes se estruturam de maneira que a primeira explica o funcionamento básico do </text:span><text:span text:style-name="T54">Nearley</text:span><text:span text:style-name="T44"> </text:span><text:span text:style-name="T39">e as seguintes </text:span><text:span text:style-name="T50">relatam o projeto</text:span><text:span text:style-name="T39"> </text:span><text:span text:style-name="T50">d</text:span><text:span text:style-name="T39">o analisador específico desejado (para a linguagem COMP-ITA 2019).</text:span></text:p>
      <text:list xml:id="list134219174991315" text:continue-numbering="true" text:style-name="Outline">
        <text:list-item>
          <text:h text:style-name="P47" text:outline-level="1"><text:bookmark-start text:name="__RefHeading___Toc4591_3785003142"/>Sintaxe da biblioteca Nearley<text:bookmark-end text:name="__RefHeading___Toc4591_3785003142"/></text:h>
        </text:list-item>
      </text:list>
      <text:p text:style-name="P7"><text:span text:style-name="T71">A operação do </text:span><text:span text:style-name="T13">Nearley</text:span><text:span text:style-name="T21"> é similar à do </text:span><text:span text:style-name="T13">Yacc</text:span><text:span text:style-name="T21">: existe um arquivo que declara a estrutura da sintaxe usando gramática livre de contexto, com opcionais ações a serem executadas sempre que uma produção for processada (trecho de código delimitado por </text:span><text:span text:style-name="T55">{% </text:span><text:span text:style-name="T45">e </text:span><text:span text:style-name="T55">%}</text:span><text:span text:style-name="T21">)</text:span><text:span text:style-name="T71">. A <text:s/></text:span><text:span text:style-name="T71"><text:sequence-ref text:reference-format="category-and-value" text:ref-name="refCodificação0">Codificação 1</text:sequence-ref></text:span><text:span text:style-name="T71"><text:s/>ilustra trechos do código implementado para processar a linguagem COMP-ITA 2019: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3"><text:bookmark text:name="L_0_1"/>   1 </text:p>
          </table:table-cell>
          <table:table-cell table:style-name="Table1.A1" office:value-type="string">
            <text:section text:style-name="Sect2" text:name="C_0_1">
              <text:p text:style-name="P22"><text:span text:style-name="T60"># Gramática em nearley para a linguagem COMPITA2019</text:span> <text:bookmark text:name="L_0_2"/></text:p>
            </text:section>
          </table:table-cell>
        </table:table-row>
        <table:table-row>
          <table:table-cell table:style-name="Table1.A1" office:value-type="string">
            <text:p text:style-name="P23">   2 </text:p>
          </table:table-cell>
          <table:table-cell table:style-name="Table1.A1" office:value-type="string">
            <text:section text:style-name="Sect2" text:name="C_0_2">
              <text:p text:style-name="P22"><text:span text:style-name="T60"># Este arquivo gera automaticamente o "grammar.ts" para uso programático</text:span> <text:bookmark text:name="L_0_3"/></text:p>
            </text:section>
          </table:table-cell>
        </table:table-row>
        <table:table-row>
          <table:table-cell table:style-name="Table1.A1" office:value-type="string">
            <text:p text:style-name="P23">   3 </text:p>
          </table:table-cell>
          <table:table-cell table:style-name="Table1.A1" office:value-type="string">
            <text:section text:style-name="Sect2" text:name="C_0_3">
              <text:p text:style-name="P22"><text:span text:style-name="T60"> </text:span> <text:bookmark text:name="L_0_4"/></text:p>
            </text:section>
          </table:table-cell>
        </table:table-row>
        <table:table-row>
          <table:table-cell table:style-name="Table1.A1" office:value-type="string">
            <text:p text:style-name="P23">   4 </text:p>
          </table:table-cell>
          <table:table-cell table:style-name="Table1.A1" office:value-type="string">
            <text:section text:style-name="Sect2" text:name="C_0_4">
              <text:p text:style-name="P22"><text:span text:style-name="T60">@preprocessor typescript</text:span> <text:bookmark text:name="L_0_524"/><text:bookmark text:name="L_0_527"/></text:p>
            </text:section>
          </table:table-cell>
        </table:table-row>
        <table:table-row>
          <table:table-cell table:style-name="Table1.A1" office:value-type="string">
            <text:p text:style-name="P23">   5 </text:p>
          </table:table-cell>
          <table:table-cell table:style-name="Table1.A1" office:value-type="string">
            <text:section text:style-name="Sect2" text:name="Section171">
              <text:p text:style-name="P22"><text:bookmark text:name="C_0_513"/><text:span text:style-name="T60"> </text:span> <text:bookmark text:name="L_0_624"/><text:bookmark text:name="L_0_627"/></text:p>
            </text:section>
          </table:table-cell>
        </table:table-row>
        <table:table-row>
          <table:table-cell table:style-name="Table1.A1" office:value-type="string">
            <text:p text:style-name="P23">   6 </text:p>
          </table:table-cell>
          <table:table-cell table:style-name="Table1.A1" office:value-type="string">
            <text:section text:style-name="Sect2" text:name="Section172">
              <text:p text:style-name="P22"><text:bookmark text:name="C_0_613"/><text:span text:style-name="T60">@{%</text:span> <text:bookmark text:name="L_0_724"/><text:bookmark text:name="L_0_727"/></text:p>
            </text:section>
          </table:table-cell>
        </table:table-row>
        <table:table-row>
          <table:table-cell table:style-name="Table1.A1" office:value-type="string">
            <text:p text:style-name="P23">   7 </text:p>
          </table:table-cell>
          <table:table-cell table:style-name="Table1.A1" office:value-type="string">
            <text:section text:style-name="Sect2" text:name="Section173">
              <text:p text:style-name="P22"><text:bookmark text:name="C_0_713"/><text:span text:style-name="T60">const lexer = require('../../lab2/lexer').lexer</text:span> <text:bookmark text:name="L_0_822"/><text:bookmark text:name="L_0_825"/></text:p>
            </text:section>
          </table:table-cell>
        </table:table-row>
        <table:table-row>
          <table:table-cell table:style-name="Table1.A1" office:value-type="string">
            <text:p text:style-name="P23">   8 </text:p>
          </table:table-cell>
          <table:table-cell table:style-name="Table1.A1" office:value-type="string">
            <text:section text:style-name="Sect2" text:name="Section174">
              <text:p text:style-name="P22"><text:bookmark text:name="C_0_812"/><text:span text:style-name="T60">%}</text:span> <text:bookmark text:name="L_0_922"/><text:bookmark text:name="L_0_925"/></text:p>
            </text:section>
          </table:table-cell>
        </table:table-row>
        <table:table-row>
          <table:table-cell table:style-name="Table1.A1" office:value-type="string">
            <text:p text:style-name="P23">   9 </text:p>
          </table:table-cell>
          <table:table-cell table:style-name="Table1.A1" office:value-type="string">
            <text:section text:style-name="Sect2" text:name="Section175">
              <text:p text:style-name="P22"><text:bookmark text:name="C_0_912"/><text:span text:style-name="T60"> </text:span> <text:bookmark text:name="L_0_1022"/><text:bookmark text:name="L_0_1025"/></text:p>
            </text:section>
          </table:table-cell>
        </table:table-row>
        <table:table-row>
          <table:table-cell table:style-name="Table1.A1" office:value-type="string">
            <text:p text:style-name="P23">  10 </text:p>
          </table:table-cell>
          <table:table-cell table:style-name="Table1.A1" office:value-type="string">
            <text:section text:style-name="Sect2" text:name="Section176">
              <text:p text:style-name="P22"><text:bookmark text:name="C_0_1012"/><text:span text:style-name="T60">@lexer lexer</text:span> <text:bookmark text:name="L_0_1124"/><text:bookmark text:name="L_0_1127"/></text:p>
            </text:section>
          </table:table-cell>
        </table:table-row>
        <table:table-row>
          <table:table-cell table:style-name="Table1.A1" office:value-type="string">
            <text:p text:style-name="P23">  11 </text:p>
          </table:table-cell>
          <table:table-cell table:style-name="Table1.A1" office:value-type="string">
            <text:section text:style-name="Sect2" text:name="Section177">
              <text:p text:style-name="P22"><text:bookmark text:name="C_0_11"/><text:span text:style-name="T60"> </text:span> <text:bookmark text:name="L_0_1224"/><text:bookmark text:name="L_0_1227"/></text:p>
            </text:section>
          </table:table-cell>
        </table:table-row>
        <table:table-row>
          <table:table-cell table:style-name="Table1.A1" office:value-type="string">
            <text:p text:style-name="P23">  12 </text:p>
          </table:table-cell>
          <table:table-cell table:style-name="Table1.A1" office:value-type="string">
            <text:section text:style-name="Sect2" text:name="Section178">
              <text:p text:style-name="P22"><text:bookmark text:name="C_0_129"/><text:span text:style-name="T60">Prog -&gt; %PROGRAM %ID %OPBRACE GlobDecls Functions %CLBRACE {%</text:span> <text:bookmark text:name="L_0_1320"/><text:bookmark text:name="L_0_1321"/></text:p>
            </text:section>
          </table:table-cell>
        </table:table-row>
        <table:table-row>
          <table:table-cell table:style-name="Table1.A1" office:value-type="string">
            <text:p text:style-name="P23">  13 </text:p>
          </table:table-cell>
          <table:table-cell table:style-name="Table1.A1" office:value-type="string">
            <text:section text:style-name="Sect2" text:name="Section179">
              <text:p text:style-name="P22"><text:bookmark text:name="C_0_134"/><text:span text:style-name="T60">    data =&gt; ({</text:span> <text:bookmark text:name="L_0_1418"/><text:bookmark text:name="L_0_1419"/></text:p>
            </text:section>
          </table:table-cell>
        </table:table-row>
        <table:table-row>
          <table:table-cell table:style-name="Table1.A1" office:value-type="string">
            <text:p text:style-name="P23">  14 </text:p>
          </table:table-cell>
          <table:table-cell table:style-name="Table1.A1" office:value-type="string">
            <text:section text:style-name="Sect2" text:name="Section180">
              <text:p text:style-name="P22"><text:bookmark text:name="C_0_144"/><text:span text:style-name="T60">        nodeName: 'Prog',</text:span> <text:bookmark text:name="L_0_1514"/><text:bookmark text:name="L_0_1515"/></text:p>
            </text:section>
          </table:table-cell>
        </table:table-row>
        <table:table-row>
          <table:table-cell table:style-name="Table1.A1" office:value-type="string">
            <text:p text:style-name="P23">  15 </text:p>
          </table:table-cell>
          <table:table-cell table:style-name="Table1.A1" office:value-type="string">
            <text:section text:style-name="Sect2" text:name="Section181">
              <text:p text:style-name="P22"><text:bookmark text:name="C_0_154"/><text:span text:style-name="T60">        nodeChildren: data</text:span> <text:bookmark text:name="L_0_1611"/><text:bookmark text:name="L_0_1612"/></text:p>
            </text:section>
          </table:table-cell>
        </table:table-row>
        <table:table-row>
          <table:table-cell table:style-name="Table1.A1" office:value-type="string">
            <text:p text:style-name="P23">  16 </text:p>
          </table:table-cell>
          <table:table-cell table:style-name="Table1.A1" office:value-type="string">
            <text:section text:style-name="Sect2" text:name="Section182">
              <text:p text:style-name="P22"><text:bookmark text:name="C_0_164"/><text:span text:style-name="T60">    })</text:span> <text:bookmark text:name="L_0_179"/><text:bookmark text:name="L_0_1710"/></text:p>
            </text:section>
          </table:table-cell>
        </table:table-row>
        <table:table-row>
          <table:table-cell table:style-name="Table1.A1" office:value-type="string">
            <text:p text:style-name="P23">  17 </text:p>
          </table:table-cell>
          <table:table-cell table:style-name="Table1.A1" office:value-type="string">
            <text:section text:style-name="Sect2" text:name="Section183">
              <text:p text:style-name="P22"><text:bookmark text:name="C_0_173"/><text:span text:style-name="T60">%}</text:span> <text:bookmark text:name="L_0_187"/><text:bookmark text:name="L_0_188"/></text:p>
            </text:section>
          </table:table-cell>
        </table:table-row>
        <table:table-row>
          <table:table-cell table:style-name="Table1.A1" office:value-type="string">
            <text:p text:style-name="P23">  18 </text:p>
          </table:table-cell>
          <table:table-cell table:style-name="Table1.A1" office:value-type="string">
            <text:section text:style-name="Sect2" text:name="Section184">
              <text:p text:style-name="P22"><text:bookmark text:name="C_0_184"/><text:span text:style-name="T60"> </text:span> <text:bookmark text:name="L_0_197"/><text:bookmark text:name="L_0_198"/></text:p>
            </text:section>
          </table:table-cell>
        </table:table-row>
        <table:table-row>
          <table:table-cell table:style-name="Table1.A1" office:value-type="string">
            <text:p text:style-name="P23">  19 </text:p>
          </table:table-cell>
          <table:table-cell table:style-name="Table1.A1" office:value-type="string">
            <text:section text:style-name="Sect2" text:name="Section185">
              <text:p text:style-name="P22"><text:bookmark text:name="C_0_193"/><text:span text:style-name="T60">GlobDecls -&gt; null {%</text:span> <text:bookmark text:name="L_0_207"/><text:bookmark text:name="L_0_208"/></text:p>
            </text:section>
          </table:table-cell>
        </table:table-row>
        <table:table-row>
          <table:table-cell table:style-name="Table1.A1" office:value-type="string">
            <text:p text:style-name="P23">  20 </text:p>
          </table:table-cell>
          <table:table-cell table:style-name="Table1.A1" office:value-type="string">
            <text:section text:style-name="Sect2" text:name="Section186">
              <text:p text:style-name="P22"><text:bookmark text:name="C_0_203"/><text:span text:style-name="T60">    data =&gt; ({</text:span> <text:bookmark text:name="L_0_2114"/><text:bookmark text:name="L_0_2115"/></text:p>
            </text:section>
          </table:table-cell>
        </table:table-row>
        <table:table-row>
          <table:table-cell table:style-name="Table1.A1" office:value-type="string">
            <text:p text:style-name="P23">  21 </text:p>
          </table:table-cell>
          <table:table-cell table:style-name="Table1.A1" office:value-type="string">
            <text:section text:style-name="Sect2" text:name="Section187">
              <text:p text:style-name="P22"><text:bookmark text:name="C_0_21"/><text:span text:style-name="T60">        nodeName: 'GlobDecls',</text:span> <text:bookmark text:name="L_0_2212"/><text:bookmark text:name="L_0_2213"/></text:p>
            </text:section>
          </table:table-cell>
        </table:table-row>
        <table:table-row>
          <table:table-cell table:style-name="Table1.A1" office:value-type="string">
            <text:p text:style-name="P23">  22 </text:p>
          </table:table-cell>
          <table:table-cell table:style-name="Table1.A1" office:value-type="string">
            <text:section text:style-name="Sect2" text:name="Section188">
              <text:p text:style-name="P22"><text:bookmark text:name="C_0_224"/><text:span text:style-name="T60">        nodeChildren: data</text:span> <text:bookmark text:name="L_0_237"/><text:bookmark text:name="L_0_238"/></text:p>
            </text:section>
          </table:table-cell>
        </table:table-row>
        <table:table-row>
          <table:table-cell table:style-name="Table1.A1" office:value-type="string">
            <text:p text:style-name="P23">  23 </text:p>
          </table:table-cell>
          <table:table-cell table:style-name="Table1.A1" office:value-type="string">
            <text:section text:style-name="Sect2" text:name="Section189">
              <text:p text:style-name="P22"><text:bookmark text:name="C_0_233"/><text:span text:style-name="T60">    })</text:span> <text:bookmark text:name="L_0_247"/><text:bookmark text:name="L_0_248"/></text:p>
            </text:section>
          </table:table-cell>
        </table:table-row>
        <table:table-row>
          <table:table-cell table:style-name="Table1.A1" office:value-type="string">
            <text:p text:style-name="P23">  24 </text:p>
          </table:table-cell>
          <table:table-cell table:style-name="Table1.A1" office:value-type="string">
            <text:section text:style-name="Sect2" text:name="Section190">
              <text:p text:style-name="P22"><text:bookmark text:name="C_0_244"/><text:span text:style-name="T60">%}</text:span> <text:bookmark text:name="L_0_257"/><text:bookmark text:name="L_0_258"/></text:p>
            </text:section>
          </table:table-cell>
        </table:table-row>
        <table:table-row>
          <table:table-cell table:style-name="Table1.A1" office:value-type="string">
            <text:p text:style-name="P23">  25 </text:p>
          </table:table-cell>
          <table:table-cell table:style-name="Table1.A1" office:value-type="string">
            <text:section text:style-name="Sect2" text:name="Section191">
              <text:p text:style-name="P22"><text:bookmark text:name="C_0_253"/><text:span text:style-name="T60"> | %GLOBAL %COLON DeclList {%</text:span> <text:bookmark text:name="L_0_267"/><text:bookmark text:name="L_0_268"/></text:p>
            </text:section>
          </table:table-cell>
        </table:table-row>
        <table:table-row>
          <table:table-cell table:style-name="Table1.A1" office:value-type="string">
            <text:p text:style-name="P23">  26 </text:p>
          </table:table-cell>
          <table:table-cell table:style-name="Table1.A1" office:value-type="string">
            <text:section text:style-name="Sect2" text:name="Section192">
              <text:p text:style-name="P22"><text:bookmark text:name="C_0_263"/><text:span text:style-name="T60">    data =&gt; ({</text:span> <text:bookmark text:name="L_0_277"/><text:bookmark text:name="L_0_278"/></text:p>
            </text:section>
          </table:table-cell>
        </table:table-row>
        <table:table-row>
          <table:table-cell table:style-name="Table1.A1" office:value-type="string">
            <text:p text:style-name="P23">  27 </text:p>
          </table:table-cell>
          <table:table-cell table:style-name="Table1.A1" office:value-type="string">
            <text:section text:style-name="Sect2" text:name="Section193">
              <text:p text:style-name="P22"><text:bookmark text:name="C_0_273"/><text:span text:style-name="T60">        nodeName: 'GlobDecls',</text:span> <text:bookmark text:name="L_0_287"/><text:bookmark text:name="L_0_288"/></text:p>
            </text:section>
          </table:table-cell>
        </table:table-row>
        <table:table-row>
          <table:table-cell table:style-name="Table1.A1" office:value-type="string">
            <text:p text:style-name="P23">  28 </text:p>
          </table:table-cell>
          <table:table-cell table:style-name="Table1.A1" office:value-type="string">
            <text:section text:style-name="Sect2" text:name="Section194">
              <text:p text:style-name="P22"><text:bookmark text:name="C_0_283"/><text:span text:style-name="T60">        nodeChildren: data</text:span> <text:bookmark text:name="L_0_297"/><text:bookmark text:name="L_0_298"/></text:p>
            </text:section>
          </table:table-cell>
        </table:table-row>
        <table:table-row>
          <table:table-cell table:style-name="Table1.A1" office:value-type="string">
            <text:p text:style-name="P23">  29 </text:p>
          </table:table-cell>
          <table:table-cell table:style-name="Table1.A1" office:value-type="string">
            <text:section text:style-name="Sect2" text:name="Section195">
              <text:p text:style-name="P22"><text:bookmark text:name="C_0_293"/><text:span text:style-name="T60">    })</text:span> <text:bookmark text:name="L_0_307"/><text:bookmark text:name="L_0_308"/></text:p>
            </text:section>
          </table:table-cell>
        </table:table-row>
        <table:table-row>
          <table:table-cell table:style-name="Table1.A1" office:value-type="string">
            <text:p text:style-name="P23">  30 </text:p>
          </table:table-cell>
          <table:table-cell table:style-name="Table1.A1" office:value-type="string">
            <text:section text:style-name="Sect2" text:name="Section196">
              <text:p text:style-name="P24"><text:bookmark text:name="C_0_303"/>%}</text:p>
            </text:section>
          </table:table-cell>
        </table:table-row>
      </table:table>
      <text:p text:style-name="P21">Codificação <text:sequence text:ref-name="refCodificação0" text:name="Codificação" text:formula="ooow:Codificação+1" style:num-format="1">1</text:sequence>: <text:span text:style-name="T70">Techos de sintaxe Nearley para capturar a árvore sintática de COMP-ITA 2019</text:span></text:p>
      <text:p text:style-name="P25">A ação dessa gramática <text:span text:style-name="T12">Nearley</text:span><text:span text:style-name="T20"> é ilustrada na </text:span><text:span text:style-name="T20"><text:sequence-ref text:reference-format="category-and-value" text:ref-name="refCodificação1">Codificação 2</text:sequence-ref></text:span><text:span text:style-name="T20">, gerada por meio da aplicação da gramática a um código-fonte COMP-ITA 2019:</text:span></text:p>
      <text:p text:style-name="P26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3"><text:bookmark text:name="L_0_167"/><text:bookmark text:name="L_0_168"/>  1 </text:p>
          </table:table-cell>
          <table:table-cell table:style-name="Table2.A1" office:value-type="string">
            <text:section text:style-name="Sect2" text:name="Section1">
              <text:p text:style-name="P22"><text:bookmark text:name="C_0_1"/><text:span text:style-name="T60">{</text:span> <text:bookmark text:name="L_0_228"/><text:bookmark text:name="L_0_229"/></text:p>
            </text:section>
          </table:table-cell>
        </table:table-row>
        <table:table-row>
          <table:table-cell table:style-name="Table2.A1" office:value-type="string">
            <text:p text:style-name="P23">  2 </text:p>
          </table:table-cell>
          <table:table-cell table:style-name="Table2.A1" office:value-type="string">
            <text:section text:style-name="Sect2" text:name="Section2">
              <text:p text:style-name="P22"><text:bookmark text:name="C_0_2"/><text:span text:style-name="T60">    </text:span><text:span text:style-name="T62">"nodeName"</text:span><text:span text:style-name="T60">: </text:span><text:span text:style-name="T62">"Prog"</text:span><text:span text:style-name="T60">,</text:span> <text:bookmark text:name="L_0_328"/><text:bookmark text:name="L_0_329"/></text:p>
            </text:section>
          </table:table-cell>
        </table:table-row>
        <table:table-row>
          <table:table-cell table:style-name="Table2.A1" office:value-type="string">
            <text:p text:style-name="P23">  3 </text:p>
          </table:table-cell>
          <table:table-cell table:style-name="Table2.A1" office:value-type="string">
            <text:section text:style-name="Sect2" text:name="Section3">
              <text:p text:style-name="P22"><text:bookmark text:name="C_0_3"/><text:span text:style-name="T60">    </text:span><text:span text:style-name="T62">"nodeChildren"</text:span><text:span text:style-name="T60">: [{</text:span> <text:bookmark text:name="L_0_428"/><text:bookmark text:name="L_0_429"/></text:p>
            </text:section>
          </table:table-cell>
        </table:table-row>
        <table:table-row>
          <table:table-cell table:style-name="Table2.A1" office:value-type="string">
            <text:p text:style-name="P23">  4 </text:p>
          </table:table-cell>
          <table:table-cell table:style-name="Table2.A1" office:value-type="string">
            <text:section text:style-name="Sect2" text:name="Section4">
              <text:p text:style-name="P22"><text:bookmark text:name="C_0_4"/><text:span text:style-name="T60">        </text:span><text:span text:style-name="T62">"type"</text:span><text:span text:style-name="T60">: </text:span><text:span text:style-name="T62">"PROGRAM"</text:span><text:span text:style-name="T60">,</text:span> <text:bookmark text:name="L_0_5"/></text:p>
            </text:section>
          </table:table-cell>
        </table:table-row>
        <table:table-row>
          <table:table-cell table:style-name="Table2.A1" office:value-type="string">
            <text:p text:style-name="P23">  5 </text:p>
          </table:table-cell>
          <table:table-cell table:style-name="Table2.A1" office:value-type="string">
            <text:section text:style-name="Sect2" text:name="C_0_5">
              <text:p text:style-name="P22"><text:span text:style-name="T60">        </text:span><text:span text:style-name="T62">"value"</text:span><text:span text:style-name="T60">: </text:span><text:span text:style-name="T62">"program"</text:span><text:span text:style-name="T60">,</text:span> <text:bookmark text:name="L_0_6"/></text:p>
            </text:section>
          </table:table-cell>
        </table:table-row>
        <table:table-row>
          <table:table-cell table:style-name="Table2.A1" office:value-type="string">
            <text:p text:style-name="P23">  6 </text:p>
          </table:table-cell>
          <table:table-cell table:style-name="Table2.A1" office:value-type="string">
            <text:section text:style-name="Sect2" text:name="C_0_6">
              <text:p text:style-name="P22"><text:span text:style-name="T60">        </text:span><text:span text:style-name="T62">"text"</text:span><text:span text:style-name="T60">: </text:span><text:span text:style-name="T62">"program"</text:span><text:span text:style-name="T60">,</text:span> <text:bookmark text:name="L_0_7"/></text:p>
            </text:section>
          </table:table-cell>
        </table:table-row>
        <table:table-row>
          <table:table-cell table:style-name="Table2.A1" office:value-type="string">
            <text:p text:style-name="P23">  7 </text:p>
          </table:table-cell>
          <table:table-cell table:style-name="Table2.A1" office:value-type="string">
            <text:section text:style-name="Sect2" text:name="C_0_7">
              <text:p text:style-name="P22"><text:span text:style-name="T60">        </text:span><text:span text:style-name="T62">"offset"</text:span><text:span text:style-name="T60">: </text:span><text:span text:style-name="T63">0</text:span><text:span text:style-name="T60">,</text:span> <text:bookmark text:name="L_0_826"/><text:bookmark text:name="L_0_827"/></text:p>
            </text:section>
          </table:table-cell>
        </table:table-row>
        <table:table-row>
          <table:table-cell table:style-name="Table2.A1" office:value-type="string">
            <text:p text:style-name="P23">  8 </text:p>
          </table:table-cell>
          <table:table-cell table:style-name="Table2.A1" office:value-type="string">
            <text:section text:style-name="Sect2" text:name="Section197">
              <text:p text:style-name="P22"><text:bookmark text:name="C_0_813"/><text:span text:style-name="T60">        </text:span><text:span text:style-name="T62">"lineBreaks"</text:span><text:span text:style-name="T60">: </text:span><text:span text:style-name="T63">0</text:span><text:span text:style-name="T60">,</text:span> <text:bookmark text:name="L_0_926"/><text:bookmark text:name="L_0_927"/></text:p>
            </text:section>
          </table:table-cell>
        </table:table-row>
        <table:table-row>
          <table:table-cell table:style-name="Table2.A1" office:value-type="string">
            <text:p text:style-name="P23">  9 </text:p>
          </table:table-cell>
          <table:table-cell table:style-name="Table2.A1" office:value-type="string">
            <text:section text:style-name="Sect2" text:name="Section198">
              <text:p text:style-name="P22"><text:bookmark text:name="C_0_913"/><text:span text:style-name="T60">        </text:span><text:span text:style-name="T62">"line"</text:span><text:span text:style-name="T60">: </text:span><text:span text:style-name="T63">1</text:span><text:span text:style-name="T60">,</text:span> <text:bookmark text:name="L_0_1026"/><text:bookmark text:name="L_0_1027"/></text:p>
            </text:section>
          </table:table-cell>
        </table:table-row>
        <table:table-row>
          <table:table-cell table:style-name="Table2.A1" office:value-type="string">
            <text:p text:style-name="P23"> 10 </text:p>
          </table:table-cell>
          <table:table-cell table:style-name="Table2.A1" office:value-type="string">
            <text:section text:style-name="Sect2" text:name="Section199">
              <text:p text:style-name="P22"><text:bookmark text:name="C_0_1013"/><text:span text:style-name="T60">        </text:span><text:span text:style-name="T62">"col"</text:span><text:span text:style-name="T60">: </text:span><text:span text:style-name="T63">1</text:span> <text:bookmark text:name="L_0_11"/></text:p>
            </text:section>
          </table:table-cell>
        </table:table-row>
        <table:table-row>
          <table:table-cell table:style-name="Table2.A1" office:value-type="string">
            <text:p text:style-name="P23"> 11 </text:p>
          </table:table-cell>
          <table:table-cell table:style-name="Table2.A1" office:value-type="string">
            <text:section text:style-name="Sect2" text:name="Section200">
              <text:p text:style-name="P22"><text:bookmark text:name="C_0_1111"/><text:span text:style-name="T60">    }, {</text:span> <text:bookmark text:name="L_0_12"/></text:p>
            </text:section>
          </table:table-cell>
        </table:table-row>
        <table:table-row>
          <table:table-cell table:style-name="Table2.A1" office:value-type="string">
            <text:p text:style-name="P23"> 12 </text:p>
          </table:table-cell>
          <table:table-cell table:style-name="Table2.A1" office:value-type="string">
            <text:section text:style-name="Sect2" text:name="Section201">
              <text:p text:style-name="P22"><text:bookmark text:name="C_0_1210"/><text:span text:style-name="T60">        </text:span><text:span text:style-name="T62">"type"</text:span><text:span text:style-name="T60">: </text:span><text:span text:style-name="T62">"ID"</text:span><text:span text:style-name="T60">,</text:span> <text:bookmark text:name="L_0_1322"/><text:bookmark text:name="L_0_1323"/></text:p>
            </text:section>
          </table:table-cell>
        </table:table-row>
        <table:table-row>
          <table:table-cell table:style-name="Table2.A1" office:value-type="string">
            <text:p text:style-name="P23"> 13 </text:p>
          </table:table-cell>
          <table:table-cell table:style-name="Table2.A1" office:value-type="string">
            <text:section text:style-name="Sect2" text:name="Section202">
              <text:p text:style-name="P22"><text:bookmark text:name="C_0_135"/><text:span text:style-name="T60">        </text:span><text:span text:style-name="T62">"value"</text:span><text:span text:style-name="T60">: </text:span><text:span text:style-name="T62">"Math"</text:span><text:span text:style-name="T60">,</text:span> <text:bookmark text:name="L_0_1420"/><text:bookmark text:name="L_0_1421"/></text:p>
            </text:section>
          </table:table-cell>
        </table:table-row>
        <table:table-row>
          <table:table-cell table:style-name="Table2.A1" office:value-type="string">
            <text:p text:style-name="P23"> 14 </text:p>
          </table:table-cell>
          <table:table-cell table:style-name="Table2.A1" office:value-type="string">
            <text:section text:style-name="Sect2" text:name="Section203">
              <text:p text:style-name="P22"><text:bookmark text:name="C_0_145"/><text:span text:style-name="T60">        </text:span><text:span text:style-name="T62">"text"</text:span><text:span text:style-name="T60">: </text:span><text:span text:style-name="T62">"Math"</text:span><text:span text:style-name="T60">,</text:span> <text:bookmark text:name="L_0_1516"/><text:bookmark text:name="L_0_1517"/></text:p>
            </text:section>
          </table:table-cell>
        </table:table-row>
        <table:table-row>
          <table:table-cell table:style-name="Table2.A1" office:value-type="string">
            <text:p text:style-name="P23"> 15 </text:p>
          </table:table-cell>
          <table:table-cell table:style-name="Table2.A1" office:value-type="string">
            <text:section text:style-name="Sect2" text:name="Section204">
              <text:p text:style-name="P22"><text:bookmark text:name="C_0_155"/><text:span text:style-name="T60">        </text:span><text:span text:style-name="T62">"offset"</text:span><text:span text:style-name="T60">: </text:span><text:span text:style-name="T63">8</text:span><text:span text:style-name="T60">,</text:span> <text:bookmark text:name="L_0_1613"/><text:bookmark text:name="L_0_1614"/></text:p>
            </text:section>
          </table:table-cell>
        </table:table-row>
        <table:table-row>
          <table:table-cell table:style-name="Table2.A1" office:value-type="string">
            <text:p text:style-name="P23"> 16 </text:p>
          </table:table-cell>
          <table:table-cell table:style-name="Table2.A1" office:value-type="string">
            <text:section text:style-name="Sect2" text:name="Section205">
              <text:p text:style-name="P22"><text:bookmark text:name="C_0_165"/><text:span text:style-name="T60">        </text:span><text:span text:style-name="T62">"lineBreaks"</text:span><text:span text:style-name="T60">: </text:span><text:span text:style-name="T63">0</text:span><text:span text:style-name="T60">,</text:span> <text:bookmark text:name="L_0_1711"/><text:bookmark text:name="L_0_1712"/></text:p>
            </text:section>
          </table:table-cell>
        </table:table-row>
        <table:table-row>
          <table:table-cell table:style-name="Table2.A1" office:value-type="string">
            <text:p text:style-name="P23"> 17 </text:p>
          </table:table-cell>
          <table:table-cell table:style-name="Table2.A1" office:value-type="string">
            <text:section text:style-name="Sect2" text:name="Section206">
              <text:p text:style-name="P22"><text:bookmark text:name="C_0_174"/><text:span text:style-name="T60">        </text:span><text:span text:style-name="T62">"line"</text:span><text:span text:style-name="T60">: </text:span><text:span text:style-name="T63">1</text:span><text:span text:style-name="T60">,</text:span> <text:bookmark text:name="L_0_189"/><text:bookmark text:name="L_0_1810"/></text:p>
            </text:section>
          </table:table-cell>
        </table:table-row>
        <table:table-row>
          <table:table-cell table:style-name="Table2.A1" office:value-type="string">
            <text:p text:style-name="P23"> 18 </text:p>
          </table:table-cell>
          <table:table-cell table:style-name="Table2.A1" office:value-type="string">
            <text:section text:style-name="Sect2" text:name="Section207">
              <text:p text:style-name="P22"><text:bookmark text:name="C_0_185"/><text:span text:style-name="T60">        </text:span><text:span text:style-name="T62">"col"</text:span><text:span text:style-name="T60">: </text:span><text:span text:style-name="T63">9</text:span> <text:bookmark text:name="L_0_199"/><text:bookmark text:name="L_0_1910"/></text:p>
            </text:section>
          </table:table-cell>
        </table:table-row>
        <table:table-row>
          <table:table-cell table:style-name="Table2.A1" office:value-type="string">
            <text:p text:style-name="P23"> 19 </text:p>
          </table:table-cell>
          <table:table-cell table:style-name="Table2.A1" office:value-type="string">
            <text:section text:style-name="Sect2" text:name="Section208">
              <text:p text:style-name="P22"><text:bookmark text:name="C_0_194"/><text:span text:style-name="T60">    }, {</text:span> <text:bookmark text:name="L_0_209"/><text:bookmark text:name="L_0_2010"/></text:p>
            </text:section>
          </table:table-cell>
        </table:table-row>
        <table:table-row>
          <table:table-cell table:style-name="Table2.A1" office:value-type="string">
            <text:p text:style-name="P23"> 20 </text:p>
          </table:table-cell>
          <table:table-cell table:style-name="Table2.A1" office:value-type="string">
            <text:section text:style-name="Sect2" text:name="Section209">
              <text:p text:style-name="P22"><text:bookmark text:name="C_0_204"/><text:span text:style-name="T60">        </text:span><text:span text:style-name="T62">"type"</text:span><text:span text:style-name="T60">: </text:span><text:span text:style-name="T62">"OPBRACE"</text:span><text:span text:style-name="T60">,</text:span> <text:bookmark text:name="L_0_21"/></text:p>
            </text:section>
          </table:table-cell>
        </table:table-row>
        <table:table-row>
          <table:table-cell table:style-name="Table2.A1" office:value-type="string">
            <text:p text:style-name="P23"> 21 </text:p>
          </table:table-cell>
          <table:table-cell table:style-name="Table2.A1" office:value-type="string">
            <text:section text:style-name="Sect2" text:name="Section210">
              <text:p text:style-name="P22"><text:bookmark text:name="C_0_213"/><text:span text:style-name="T60">        </text:span><text:span text:style-name="T62">"value"</text:span><text:span text:style-name="T60">: </text:span><text:span text:style-name="T62">""</text:span><text:span text:style-name="T60">,</text:span> <text:bookmark text:name="L_0_22"/></text:p>
            </text:section>
          </table:table-cell>
        </table:table-row>
        <table:table-row>
          <table:table-cell table:style-name="Table2.A1" office:value-type="string">
            <text:p text:style-name="P23"> 22 </text:p>
          </table:table-cell>
          <table:table-cell table:style-name="Table2.A1" office:value-type="string">
            <text:section text:style-name="Sect2" text:name="Section211">
              <text:p text:style-name="P22"><text:bookmark text:name="C_0_225"/><text:span text:style-name="T60">        </text:span><text:span text:style-name="T62">"text"</text:span><text:span text:style-name="T60">: </text:span><text:span text:style-name="T62">"{"</text:span><text:span text:style-name="T60">,</text:span> <text:bookmark text:name="L_0_239"/><text:bookmark text:name="L_0_2310"/></text:p>
            </text:section>
          </table:table-cell>
        </table:table-row>
        <table:table-row>
          <table:table-cell table:style-name="Table2.A1" office:value-type="string">
            <text:p text:style-name="P23"> 23 </text:p>
          </table:table-cell>
          <table:table-cell table:style-name="Table2.A1" office:value-type="string">
            <text:section text:style-name="Sect2" text:name="Section212">
              <text:p text:style-name="P22"><text:bookmark text:name="C_0_234"/><text:span text:style-name="T60">        </text:span><text:span text:style-name="T62">"offset"</text:span><text:span text:style-name="T60">: </text:span><text:span text:style-name="T63">13</text:span><text:span text:style-name="T60">,</text:span> <text:bookmark text:name="L_0_249"/><text:bookmark text:name="L_0_2410"/></text:p>
            </text:section>
          </table:table-cell>
        </table:table-row>
        <table:table-row>
          <table:table-cell table:style-name="Table2.A1" office:value-type="string">
            <text:p text:style-name="P23"> 24 </text:p>
          </table:table-cell>
          <table:table-cell table:style-name="Table2.A1" office:value-type="string">
            <text:section text:style-name="Sect2" text:name="Section213">
              <text:p text:style-name="P22"><text:bookmark text:name="C_0_245"/><text:span text:style-name="T60">        </text:span><text:span text:style-name="T62">"lineBreaks"</text:span><text:span text:style-name="T60">: </text:span><text:span text:style-name="T63">0</text:span><text:span text:style-name="T60">,</text:span> <text:bookmark text:name="L_0_259"/><text:bookmark text:name="L_0_2510"/></text:p>
            </text:section>
          </table:table-cell>
        </table:table-row>
        <table:table-row>
          <table:table-cell table:style-name="Table2.A1" office:value-type="string">
            <text:p text:style-name="P23"> 25 </text:p>
          </table:table-cell>
          <table:table-cell table:style-name="Table2.A1" office:value-type="string">
            <text:section text:style-name="Sect2" text:name="Section214">
              <text:p text:style-name="P22"><text:bookmark text:name="C_0_254"/><text:span text:style-name="T60">        </text:span><text:span text:style-name="T62">"line"</text:span><text:span text:style-name="T60">: </text:span><text:span text:style-name="T63">1</text:span><text:span text:style-name="T60">,</text:span> <text:bookmark text:name="L_0_269"/><text:bookmark text:name="L_0_2610"/></text:p>
            </text:section>
          </table:table-cell>
        </table:table-row>
        <table:table-row>
          <table:table-cell table:style-name="Table2.A1" office:value-type="string">
            <text:p text:style-name="P23"> 26 </text:p>
          </table:table-cell>
          <table:table-cell table:style-name="Table2.A1" office:value-type="string">
            <text:section text:style-name="Sect2" text:name="Section215">
              <text:p text:style-name="P22"><text:bookmark text:name="C_0_264"/><text:span text:style-name="T60">        </text:span><text:span text:style-name="T62">"col"</text:span><text:span text:style-name="T60">: </text:span><text:span text:style-name="T63">14</text:span> <text:bookmark text:name="L_0_279"/><text:bookmark text:name="L_0_2710"/></text:p>
            </text:section>
          </table:table-cell>
        </table:table-row>
        <table:table-row>
          <table:table-cell table:style-name="Table2.A1" office:value-type="string">
            <text:p text:style-name="P23"> 27 </text:p>
          </table:table-cell>
          <table:table-cell table:style-name="Table2.A1" office:value-type="string">
            <text:section text:style-name="Sect2" text:name="Section216">
              <text:p text:style-name="P22"><text:bookmark text:name="C_0_274"/><text:span text:style-name="T60">    }, {</text:span> <text:bookmark text:name="L_0_289"/><text:bookmark text:name="L_0_2810"/></text:p>
            </text:section>
          </table:table-cell>
        </table:table-row>
        <table:table-row>
          <table:table-cell table:style-name="Table2.A1" office:value-type="string">
            <text:p text:style-name="P23"> 28 </text:p>
          </table:table-cell>
          <table:table-cell table:style-name="Table2.A1" office:value-type="string">
            <text:section text:style-name="Sect2" text:name="Section217">
              <text:p text:style-name="P22"><text:bookmark text:name="C_0_284"/><text:span text:style-name="T60">        </text:span><text:span text:style-name="T62">"nodeName"</text:span><text:span text:style-name="T60">: </text:span><text:span text:style-name="T62">"GlobDecls"</text:span><text:span text:style-name="T60">,</text:span> <text:bookmark text:name="L_0_299"/><text:bookmark text:name="L_0_2910"/></text:p>
            </text:section>
          </table:table-cell>
        </table:table-row>
        <table:table-row>
          <table:table-cell table:style-name="Table2.A1" office:value-type="string">
            <text:p text:style-name="P23"> 29 </text:p>
          </table:table-cell>
          <table:table-cell table:style-name="Table2.A1" office:value-type="string">
            <text:section text:style-name="Sect2" text:name="Section218">
              <text:p text:style-name="P22"><text:bookmark text:name="C_0_294"/><text:span text:style-name="T60">        </text:span><text:span text:style-name="T62">"nodeChildren"</text:span><text:span text:style-name="T60">: [{</text:span> <text:bookmark text:name="L_0_309"/><text:bookmark text:name="L_0_3010"/></text:p>
            </text:section>
          </table:table-cell>
        </table:table-row>
        <table:table-row>
          <table:table-cell table:style-name="Table2.A1" office:value-type="string">
            <text:p text:style-name="P23"> 30 </text:p>
          </table:table-cell>
          <table:table-cell table:style-name="Table2.A1" office:value-type="string">
            <text:section text:style-name="Sect2" text:name="Section219">
              <text:p text:style-name="P22"><text:bookmark text:name="C_0_304"/><text:span text:style-name="T60">            </text:span><text:span text:style-name="T62">"type"</text:span><text:span text:style-name="T60">: </text:span><text:span text:style-name="T62">"GLOBAL"</text:span><text:span text:style-name="T60">,</text:span> <text:bookmark text:name="L_0_31"/></text:p>
            </text:section>
          </table:table-cell>
        </table:table-row>
        <table:table-row>
          <table:table-cell table:style-name="Table2.A1" office:value-type="string">
            <text:p text:style-name="P23"> 31 </text:p>
          </table:table-cell>
          <table:table-cell table:style-name="Table2.A1" office:value-type="string">
            <text:section text:style-name="Sect2" text:name="Section220">
              <text:p text:style-name="P22"><text:bookmark text:name="C_0_31"/><text:span text:style-name="T60">            </text:span><text:span text:style-name="T62">"value"</text:span><text:span text:style-name="T60">: </text:span><text:span text:style-name="T62">"global"</text:span><text:span text:style-name="T60">,</text:span> <text:bookmark text:name="L_0_32"/></text:p>
            </text:section>
          </table:table-cell>
        </table:table-row>
        <table:table-row>
          <table:table-cell table:style-name="Table2.A1" office:value-type="string">
            <text:p text:style-name="P23"> 32 </text:p>
          </table:table-cell>
          <table:table-cell table:style-name="Table2.A1" office:value-type="string">
            <text:section text:style-name="Sect2" text:name="Section221">
              <text:p text:style-name="P22"><text:bookmark text:name="C_0_321"/><text:span text:style-name="T60">            </text:span><text:span text:style-name="T62">"text"</text:span><text:span text:style-name="T60">: </text:span><text:span text:style-name="T62">"global"</text:span><text:span text:style-name="T60">,</text:span> <text:bookmark text:name="L_0_331"/><text:bookmark text:name="L_0_332"/></text:p>
            </text:section>
          </table:table-cell>
        </table:table-row>
        <table:table-row>
          <table:table-cell table:style-name="Table2.A1" office:value-type="string">
            <text:p text:style-name="P23"> 33 </text:p>
          </table:table-cell>
          <table:table-cell table:style-name="Table2.A1" office:value-type="string">
            <text:section text:style-name="Sect2" text:name="Section222">
              <text:p text:style-name="P22"><text:bookmark text:name="C_0_331"/><text:span text:style-name="T60">            </text:span><text:span text:style-name="T62">"offset"</text:span><text:span text:style-name="T60">: </text:span><text:span text:style-name="T63">16</text:span><text:span text:style-name="T60">,</text:span> <text:bookmark text:name="L_0_341"/><text:bookmark text:name="L_0_342"/></text:p>
            </text:section>
          </table:table-cell>
        </table:table-row>
        <table:table-row>
          <table:table-cell table:style-name="Table2.A1" office:value-type="string">
            <text:p text:style-name="P23"> 34 </text:p>
          </table:table-cell>
          <table:table-cell table:style-name="Table2.A1" office:value-type="string">
            <text:section text:style-name="Sect2" text:name="Section223">
              <text:p text:style-name="P22"><text:bookmark text:name="C_0_342"/><text:span text:style-name="T60">            </text:span><text:span text:style-name="T62">"lineBreaks"</text:span><text:span text:style-name="T60">: </text:span><text:span text:style-name="T63">0</text:span><text:span text:style-name="T60">,</text:span> <text:bookmark text:name="L_0_351"/><text:bookmark text:name="L_0_352"/></text:p>
            </text:section>
          </table:table-cell>
        </table:table-row>
        <table:table-row>
          <table:table-cell table:style-name="Table2.A1" office:value-type="string">
            <text:p text:style-name="P23"> 35 </text:p>
          </table:table-cell>
          <table:table-cell table:style-name="Table2.A1" office:value-type="string">
            <text:section text:style-name="Sect2" text:name="Section224">
              <text:p text:style-name="P22"><text:bookmark text:name="C_0_351"/><text:span text:style-name="T60">            </text:span><text:span text:style-name="T62">"line"</text:span><text:span text:style-name="T60">: </text:span><text:span text:style-name="T63">3</text:span><text:span text:style-name="T60">,</text:span> <text:bookmark text:name="L_0_361"/><text:bookmark text:name="L_0_362"/></text:p>
            </text:section>
          </table:table-cell>
        </table:table-row>
        <table:table-row>
          <table:table-cell table:style-name="Table2.A1" office:value-type="string">
            <text:p text:style-name="P23"> 36 </text:p>
          </table:table-cell>
          <table:table-cell table:style-name="Table2.A1" office:value-type="string">
            <text:section text:style-name="Sect2" text:name="Section225">
              <text:p text:style-name="P22"><text:bookmark text:name="C_0_361"/><text:span text:style-name="T60">            </text:span><text:span text:style-name="T62">"col"</text:span><text:span text:style-name="T60">: </text:span><text:span text:style-name="T63">1</text:span> <text:bookmark text:name="L_0_371"/><text:bookmark text:name="L_0_372"/></text:p>
            </text:section>
          </table:table-cell>
        </table:table-row>
        <table:table-row>
          <table:table-cell table:style-name="Table2.A1" office:value-type="string">
            <text:p text:style-name="P23"> 37 </text:p>
          </table:table-cell>
          <table:table-cell table:style-name="Table2.A1" office:value-type="string">
            <text:section text:style-name="Sect2" text:name="Section226">
              <text:p text:style-name="P22"><text:bookmark text:name="C_0_371"/><text:span text:style-name="T60">        },</text:span> <text:bookmark text:name="L_0_381"/><text:bookmark text:name="L_0_382"/></text:p>
            </text:section>
          </table:table-cell>
        </table:table-row>
        <table:table-row>
          <table:table-cell table:style-name="Table2.A1" office:value-type="string">
            <text:p text:style-name="P23"> 38 </text:p>
          </table:table-cell>
          <table:table-cell table:style-name="Table2.A1" office:value-type="string">
            <text:section text:style-name="Sect2" text:name="Section227">
              <text:p text:style-name="P22"><text:bookmark text:name="C_0_381"/><text:span text:style-name="T60">        {</text:span><text:span text:style-name="T62">"..."</text:span> <text:bookmark text:name="L_0_391"/><text:bookmark text:name="L_0_392"/></text:p>
            </text:section>
          </table:table-cell>
        </table:table-row>
        <table:table-row>
          <table:table-cell table:style-name="Table2.A1" office:value-type="string">
            <text:p text:style-name="P23"> 39 </text:p>
          </table:table-cell>
          <table:table-cell table:style-name="Table2.A1" office:value-type="string">
            <text:section text:style-name="Sect2" text:name="Section228">
              <text:p text:style-name="P22"><text:bookmark text:name="C_0_391"/><text:span text:style-name="T60">        }]</text:span> <text:bookmark text:name="L_0_401"/><text:bookmark text:name="L_0_402"/></text:p>
            </text:section>
          </table:table-cell>
        </table:table-row>
        <table:table-row>
          <table:table-cell table:style-name="Table2.A1" office:value-type="string">
            <text:p text:style-name="P23"> 40 </text:p>
          </table:table-cell>
          <table:table-cell table:style-name="Table2.A1" office:value-type="string">
            <text:section text:style-name="Sect2" text:name="Section229">
              <text:p text:style-name="P22"><text:bookmark text:name="C_0_401"/><text:span text:style-name="T60">    }]</text:span> <text:bookmark text:name="L_0_41"/></text:p>
            </text:section>
          </table:table-cell>
        </table:table-row>
        <table:table-row>
          <table:table-cell table:style-name="Table2.A1" office:value-type="string">
            <text:p text:style-name="P23"> 41 </text:p>
          </table:table-cell>
          <table:table-cell table:style-name="Table2.A1" office:value-type="string">
            <text:section text:style-name="Sect2" text:name="Section230">
              <text:p text:style-name="P24"><text:bookmark text:name="C_0_41"/>}</text:p>
            </text:section>
          </table:table-cell>
        </table:table-row>
      </table:table>
      <text:p text:style-name="P20">Codificação <text:sequence text:ref-name="refCodificação1" text:name="Codificação" text:formula="ooow:Codificação+1" style:num-format="1">2</text:sequence>: <text:span text:style-name="T72">Trecho da á</text:span>rvore sintática gerada a partir de um código-fonte COMP-ITA 2019 (não relatado)</text:p>
      <text:list xml:id="list134219657487634" text:continue-numbering="true" text:style-name="Outline">
        <text:list-item>
          <text:h text:style-name="P48" text:outline-level="1"><text:bookmark-start text:name="__RefHeading___Toc4593_3785003142"/>Arquitetura do <text:span text:style-name="T12">pretty-printer</text:span><text:bookmark-end text:name="__RefHeading___Toc4593_3785003142"/></text:h>
        </text:list-item>
      </text:list>
      <text:p text:style-name="Text_20_body">Talvez a estrutura da árvore sintática supracitada seja suficiente para gerar um <text:span text:style-name="T12">pretty-printer</text:span><text:span text:style-name="T20">, porém, tendo em vista a pretensão futura de empreender ainda análise semântica e geração de código intermediário, optou-se por uma segunda transformação: converter a árvore sintática </text:span><text:span text:style-name="T22">original</text:span><text:span text:style-name="T20"> “</text:span><text:span text:style-name="T22">verbosa</text:span><text:span text:style-name="T20">” </text:span><text:span text:style-name="T22">em uma </text:span><text:span text:style-name="T56">árvore de sintaxe abstrata (AST) </text:span><text:span text:style-name="T46">, que se caracteriza por representar a mesma informação de maneira mais “enxuta”.</text:span></text:p>
      <text:p text:style-name="P8"><text:soft-page-break/><text:span text:style-name="T46">A </text:span><text:span text:style-name="T39">estrutura da AST é formalizada pela </text:span><text:span text:style-name="T39"><text:sequence-ref text:reference-format="category-and-value" text:ref-name="refCodificação2">Codificação 3</text:sequence-ref></text:span><text:span text:style-name="T39">. </text:span><text:span text:style-name="T47">Para facilitar o entendimento, considere – como exemplo – que a linha “</text:span><text:span text:style-name="T19">declarations: Declaration[]</text:span><text:span text:style-name="T47">” dentro de </text:span><text:span text:style-name="T19">Program</text:span><text:span text:style-name="T47"> significa que um nó do tipo </text:span><text:span text:style-name="T19">Program</text:span><text:span text:style-name="T47"> tem um atributo chamado </text:span><text:span text:style-name="T19">declarations</text:span><text:span text:style-name="T47"> cujo tipo é uma lista de outros nós do tipo </text:span><text:span text:style-name="T19">Declaration</text:span><text:span text:style-name="T47">.</text:span></text:p>
      <text:p text:style-name="P11">Afirma-se (sem demonstração) que a AST é equivalente à árvore de sintaxe original (“verbosa”)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<text:bookmark text:name="L_0_169"/><text:bookmark text:name="L_0_170"/>   1 </text:p>
          </table:table-cell>
          <table:table-cell table:style-name="Table10.A1" office:value-type="string">
            <text:section text:style-name="Sect2" text:name="Section231">
              <text:p text:style-name="P22"><text:bookmark text:name="L_0_230"/><text:bookmark text:name="L_0_231"/></text:p>
            </text:section>
          </table:table-cell>
        </table:table-row>
        <table:table-row>
          <table:table-cell table:style-name="Table10.A1" office:value-type="string">
            <text:p text:style-name="P23">   2 </text:p>
          </table:table-cell>
          <table:table-cell table:style-name="Table10.A1" office:value-type="string">
            <text:section text:style-name="Sect2" text:name="Section232">
              <text:p text:style-name="P22"><text:bookmark text:name="C_0_210"/><text:span text:style-name="T60"> </text:span> <text:bookmark text:name="L_0_330"/><text:bookmark text:name="L_0_333"/></text:p>
            </text:section>
          </table:table-cell>
        </table:table-row>
        <table:table-row>
          <table:table-cell table:style-name="Table10.A1" office:value-type="string">
            <text:p text:style-name="P23">   3 </text:p>
          </table:table-cell>
          <table:table-cell table:style-name="Table10.A1" office:value-type="string">
            <text:section text:style-name="Sect2" text:name="Section233">
              <text:p text:style-name="P22"><text:bookmark text:name="C_0_310"/><text:span text:style-name="T67">// Definitions for the abstract</text:span> <text:bookmark text:name="L_0_430"/><text:bookmark text:name="L_0_431"/></text:p>
            </text:section>
          </table:table-cell>
        </table:table-row>
        <table:table-row>
          <table:table-cell table:style-name="Table10.A1" office:value-type="string">
            <text:p text:style-name="P23">   4 </text:p>
          </table:table-cell>
          <table:table-cell table:style-name="Table10.A1" office:value-type="string">
            <text:section text:style-name="Sect2" text:name="Section234">
              <text:p text:style-name="P22"><text:bookmark text:name="C_0_410"/><text:span text:style-name="T67">// syntax tree associated to COMPITA-2019</text:span> <text:bookmark text:name="L_0_528"/><text:bookmark text:name="L_0_529"/></text:p>
            </text:section>
          </table:table-cell>
        </table:table-row>
        <table:table-row>
          <table:table-cell table:style-name="Table10.A1" office:value-type="string">
            <text:p text:style-name="P23">   5 </text:p>
          </table:table-cell>
          <table:table-cell table:style-name="Table10.A1" office:value-type="string">
            <text:section text:style-name="Sect2" text:name="Section235">
              <text:p text:style-name="P22"><text:bookmark text:name="C_0_514"/><text:span text:style-name="T60"> </text:span> <text:bookmark text:name="L_0_628"/><text:bookmark text:name="L_0_629"/></text:p>
            </text:section>
          </table:table-cell>
        </table:table-row>
        <table:table-row>
          <table:table-cell table:style-name="Table10.A1" office:value-type="string">
            <text:p text:style-name="P23">   6 </text:p>
          </table:table-cell>
          <table:table-cell table:style-name="Table10.A1" office:value-type="string">
            <text:section text:style-name="Sect2" text:name="Section236">
              <text:p text:style-name="P22"><text:bookmark text:name="C_0_614"/><text:span text:style-name="T61">export</text:span><text:span text:style-name="T60"> </text:span><text:span text:style-name="T58">type</text:span><text:span text:style-name="T60"> VariableType </text:span><text:span text:style-name="T61">=</text:span><text:span text:style-name="T60"> </text:span><text:span text:style-name="T62">'int'</text:span><text:span text:style-name="T60"> </text:span><text:span text:style-name="T61">|</text:span><text:span text:style-name="T60"> </text:span><text:span text:style-name="T62">'float'</text:span><text:span text:style-name="T60"> </text:span><text:span text:style-name="T61">|</text:span><text:span text:style-name="T60"> </text:span><text:span text:style-name="T62">'char'</text:span><text:span text:style-name="T60"> </text:span><text:span text:style-name="T61">|</text:span><text:span text:style-name="T60"> </text:span><text:span text:style-name="T62">'logic'</text:span><text:span text:style-name="T60"> </text:span><text:span text:style-name="T61">|</text:span><text:span text:style-name="T60"> </text:span><text:span text:style-name="T62">'void'</text:span> <text:bookmark text:name="L_0_728"/><text:bookmark text:name="L_0_729"/></text:p>
            </text:section>
          </table:table-cell>
        </table:table-row>
        <table:table-row>
          <table:table-cell table:style-name="Table10.A1" office:value-type="string">
            <text:p text:style-name="P23">   7 </text:p>
          </table:table-cell>
          <table:table-cell table:style-name="Table10.A1" office:value-type="string">
            <text:section text:style-name="Sect2" text:name="Section237">
              <text:p text:style-name="P22"><text:bookmark text:name="C_0_714"/><text:span text:style-name="T60"> </text:span> <text:bookmark text:name="L_0_828"/><text:bookmark text:name="L_0_829"/></text:p>
            </text:section>
          </table:table-cell>
        </table:table-row>
        <table:table-row>
          <table:table-cell table:style-name="Table10.A1" office:value-type="string">
            <text:p text:style-name="P23">   8 </text:p>
          </table:table-cell>
          <table:table-cell table:style-name="Table10.A1" office:value-type="string">
            <text:section text:style-name="Sect2" text:name="Section238">
              <text:p text:style-name="P22"><text:bookmark text:name="C_0_814"/><text:span text:style-name="T61">export</text:span><text:span text:style-name="T60"> </text:span><text:span text:style-name="T58">type</text:span><text:span text:style-name="T60"> ASTNode </text:span><text:span text:style-name="T61">=</text:span><text:span text:style-name="T60"> Program </text:span><text:span text:style-name="T61">|</text:span><text:span text:style-name="T60"> Declaration </text:span><text:span text:style-name="T61">|</text:span><text:span text:style-name="T60"> Identifier </text:span><text:span text:style-name="T61">|</text:span><text:span text:style-name="T60"> IFunction </text:span><text:span text:style-name="T61">|</text:span><text:span text:style-name="T60"> Statement </text:span><text:span text:style-name="T61">|</text:span><text:span text:style-name="T60"> Expression</text:span> <text:bookmark text:name="L_0_928"/><text:bookmark text:name="L_0_929"/></text:p>
            </text:section>
          </table:table-cell>
        </table:table-row>
        <table:table-row>
          <table:table-cell table:style-name="Table10.A1" office:value-type="string">
            <text:p text:style-name="P23">   9 </text:p>
          </table:table-cell>
          <table:table-cell table:style-name="Table10.A1" office:value-type="string">
            <text:section text:style-name="Sect2" text:name="Section239">
              <text:p text:style-name="P22"><text:bookmark text:name="C_0_914"/><text:span text:style-name="T60"> </text:span> <text:bookmark text:name="L_0_1028"/><text:bookmark text:name="L_0_1029"/></text:p>
            </text:section>
          </table:table-cell>
        </table:table-row>
        <table:table-row>
          <table:table-cell table:style-name="Table10.A1" office:value-type="string">
            <text:p text:style-name="P23">  10 </text:p>
          </table:table-cell>
          <table:table-cell table:style-name="Table10.A1" office:value-type="string">
            <text:section text:style-name="Sect2" text:name="Section240">
              <text:p text:style-name="P22"><text:bookmark text:name="C_0_1014"/><text:span text:style-name="T67">// any list may be empty</text:span> <text:bookmark text:name="L_0_1128"/><text:bookmark text:name="L_0_1129"/></text:p>
            </text:section>
          </table:table-cell>
        </table:table-row>
        <table:table-row>
          <table:table-cell table:style-name="Table10.A1" office:value-type="string">
            <text:p text:style-name="P23">  11 </text:p>
          </table:table-cell>
          <table:table-cell table:style-name="Table10.A1" office:value-type="string">
            <text:section text:style-name="Sect2" text:name="Section241">
              <text:p text:style-name="P22"><text:bookmark text:name="C_0_1113"/><text:span text:style-name="T60"> </text:span> <text:bookmark text:name="L_0_1228"/><text:bookmark text:name="L_0_1229"/></text:p>
            </text:section>
          </table:table-cell>
        </table:table-row>
        <table:table-row>
          <table:table-cell table:style-name="Table10.A1" office:value-type="string">
            <text:p text:style-name="P23">  12 </text:p>
          </table:table-cell>
          <table:table-cell table:style-name="Table10.A1" office:value-type="string">
            <text:section text:style-name="Sect2" text:name="Section242">
              <text:p text:style-name="P22"><text:bookmark text:name="C_0_1211"/><text:span text:style-name="T61">export</text:span><text:span text:style-name="T60"> </text:span><text:span text:style-name="T58">interface</text:span><text:span text:style-name="T60"> Program {</text:span> <text:bookmark text:name="L_0_1324"/><text:bookmark text:name="L_0_1325"/></text:p>
            </text:section>
          </table:table-cell>
        </table:table-row>
        <table:table-row>
          <table:table-cell table:style-name="Table10.A1" office:value-type="string">
            <text:p text:style-name="P23">  13 </text:p>
          </table:table-cell>
          <table:table-cell table:style-name="Table10.A1" office:value-type="string">
            <text:section text:style-name="Sect2" text:name="Section243">
              <text:p text:style-name="P22"><text:bookmark text:name="C_0_136"/><text:span text:style-name="T60">  kind</text:span><text:span text:style-name="T61">:</text:span><text:span text:style-name="T60"> </text:span><text:span text:style-name="T62">'program'</text:span> <text:bookmark text:name="L_0_1422"/><text:bookmark text:name="L_0_1423"/></text:p>
            </text:section>
          </table:table-cell>
        </table:table-row>
        <table:table-row>
          <table:table-cell table:style-name="Table10.A1" office:value-type="string">
            <text:p text:style-name="P23">  14 </text:p>
          </table:table-cell>
          <table:table-cell table:style-name="Table10.A1" office:value-type="string">
            <text:section text:style-name="Sect2" text:name="Section244">
              <text:p text:style-name="P22"><text:bookmark text:name="C_0_146"/><text:span text:style-name="T60">  name</text:span><text:span text:style-name="T61">:</text:span><text:span text:style-name="T60"> </text:span><text:span text:style-name="T58">string</text:span> <text:bookmark text:name="L_0_1518"/><text:bookmark text:name="L_0_1519"/></text:p>
            </text:section>
          </table:table-cell>
        </table:table-row>
        <table:table-row>
          <table:table-cell table:style-name="Table10.A1" office:value-type="string">
            <text:p text:style-name="P23">  15 </text:p>
          </table:table-cell>
          <table:table-cell table:style-name="Table10.A1" office:value-type="string">
            <text:section text:style-name="Sect2" text:name="Section245">
              <text:p text:style-name="P22"><text:bookmark text:name="C_0_156"/><text:span text:style-name="T60">  declarations</text:span><text:span text:style-name="T61">:</text:span><text:span text:style-name="T60"> Declaration[] </text:span><text:span text:style-name="T67">// 1 Declaration declares 1 (no more !) identifier</text:span> <text:bookmark text:name="L_0_1615"/><text:bookmark text:name="L_0_1616"/></text:p>
            </text:section>
          </table:table-cell>
        </table:table-row>
        <table:table-row>
          <table:table-cell table:style-name="Table10.A1" office:value-type="string">
            <text:p text:style-name="P23">  16 </text:p>
          </table:table-cell>
          <table:table-cell table:style-name="Table10.A1" office:value-type="string">
            <text:section text:style-name="Sect2" text:name="Section246">
              <text:p text:style-name="P22"><text:bookmark text:name="C_0_166"/><text:span text:style-name="T60">  functions</text:span><text:span text:style-name="T61">:</text:span><text:span text:style-name="T60"> IFunction[]</text:span> <text:bookmark text:name="L_0_1713"/><text:bookmark text:name="L_0_1714"/></text:p>
            </text:section>
          </table:table-cell>
        </table:table-row>
        <table:table-row>
          <table:table-cell table:style-name="Table10.A1" office:value-type="string">
            <text:p text:style-name="P23">  17 </text:p>
          </table:table-cell>
          <table:table-cell table:style-name="Table10.A1" office:value-type="string">
            <text:section text:style-name="Sect2" text:name="Section247">
              <text:p text:style-name="P22"><text:bookmark text:name="C_0_175"/><text:span text:style-name="T60">}</text:span> <text:bookmark text:name="L_0_1811"/><text:bookmark text:name="L_0_1812"/></text:p>
            </text:section>
          </table:table-cell>
        </table:table-row>
        <table:table-row>
          <table:table-cell table:style-name="Table10.A1" office:value-type="string">
            <text:p text:style-name="P23">  18 </text:p>
          </table:table-cell>
          <table:table-cell table:style-name="Table10.A1" office:value-type="string">
            <text:section text:style-name="Sect2" text:name="Section248">
              <text:p text:style-name="P22"><text:bookmark text:name="C_0_186"/><text:span text:style-name="T60"> </text:span> <text:bookmark text:name="L_0_1911"/><text:bookmark text:name="L_0_1912"/></text:p>
            </text:section>
          </table:table-cell>
        </table:table-row>
        <table:table-row>
          <table:table-cell table:style-name="Table10.A1" office:value-type="string">
            <text:p text:style-name="P23">  19 </text:p>
          </table:table-cell>
          <table:table-cell table:style-name="Table10.A1" office:value-type="string">
            <text:section text:style-name="Sect2" text:name="Section249">
              <text:p text:style-name="P22"><text:bookmark text:name="C_0_195"/><text:span text:style-name="T61">export</text:span><text:span text:style-name="T60"> </text:span><text:span text:style-name="T58">interface</text:span><text:span text:style-name="T60"> Declaration {</text:span> <text:bookmark text:name="L_0_2011"/><text:bookmark text:name="L_0_2012"/></text:p>
            </text:section>
          </table:table-cell>
        </table:table-row>
        <table:table-row>
          <table:table-cell table:style-name="Table10.A1" office:value-type="string">
            <text:p text:style-name="P23">  20 </text:p>
          </table:table-cell>
          <table:table-cell table:style-name="Table10.A1" office:value-type="string">
            <text:section text:style-name="Sect2" text:name="Section250">
              <text:p text:style-name="P22"><text:bookmark text:name="C_0_205"/><text:span text:style-name="T60">  kind</text:span><text:span text:style-name="T61">:</text:span><text:span text:style-name="T60"> </text:span><text:span text:style-name="T62">'declaration'</text:span> <text:bookmark text:name="L_0_2116"/><text:bookmark text:name="L_0_2117"/></text:p>
            </text:section>
          </table:table-cell>
        </table:table-row>
        <table:table-row>
          <table:table-cell table:style-name="Table10.A1" office:value-type="string">
            <text:p text:style-name="P23">  21 </text:p>
          </table:table-cell>
          <table:table-cell table:style-name="Table10.A1" office:value-type="string">
            <text:section text:style-name="Sect2" text:name="Section251">
              <text:p text:style-name="P22"><text:bookmark text:name="C_0_214"/><text:span text:style-name="T60">  type</text:span><text:span text:style-name="T61">:</text:span><text:span text:style-name="T60"> VariableType</text:span> <text:bookmark text:name="L_0_2214"/><text:bookmark text:name="L_0_2215"/></text:p>
            </text:section>
          </table:table-cell>
        </table:table-row>
        <table:table-row>
          <table:table-cell table:style-name="Table10.A1" office:value-type="string">
            <text:p text:style-name="P23">  22 </text:p>
          </table:table-cell>
          <table:table-cell table:style-name="Table10.A1" office:value-type="string">
            <text:section text:style-name="Sect2" text:name="Section252">
              <text:p text:style-name="P22"><text:bookmark text:name="C_0_226"/><text:span text:style-name="T60">  identifier</text:span><text:span text:style-name="T61">:</text:span><text:span text:style-name="T60"> Identifier</text:span> <text:bookmark text:name="L_0_2311"/><text:bookmark text:name="L_0_2312"/></text:p>
            </text:section>
          </table:table-cell>
        </table:table-row>
        <table:table-row>
          <table:table-cell table:style-name="Table10.A1" office:value-type="string">
            <text:p text:style-name="P23">  23 </text:p>
          </table:table-cell>
          <table:table-cell table:style-name="Table10.A1" office:value-type="string">
            <text:section text:style-name="Sect2" text:name="Section253">
              <text:p text:style-name="P22"><text:bookmark text:name="C_0_235"/><text:span text:style-name="T60">}</text:span> <text:bookmark text:name="L_0_2411"/><text:bookmark text:name="L_0_2412"/></text:p>
            </text:section>
          </table:table-cell>
        </table:table-row>
        <table:table-row>
          <table:table-cell table:style-name="Table10.A1" office:value-type="string">
            <text:p text:style-name="P23">  24 </text:p>
          </table:table-cell>
          <table:table-cell table:style-name="Table10.A1" office:value-type="string">
            <text:section text:style-name="Sect2" text:name="Section254">
              <text:p text:style-name="P22"><text:bookmark text:name="C_0_246"/><text:span text:style-name="T60"> </text:span> <text:bookmark text:name="L_0_2511"/><text:bookmark text:name="L_0_2512"/></text:p>
            </text:section>
          </table:table-cell>
        </table:table-row>
        <table:table-row>
          <table:table-cell table:style-name="Table10.A1" office:value-type="string">
            <text:p text:style-name="P23">  25 </text:p>
          </table:table-cell>
          <table:table-cell table:style-name="Table10.A1" office:value-type="string">
            <text:section text:style-name="Sect2" text:name="Section255">
              <text:p text:style-name="P22"><text:bookmark text:name="C_0_255"/><text:span text:style-name="T61">export</text:span><text:span text:style-name="T60"> </text:span><text:span text:style-name="T58">interface</text:span><text:span text:style-name="T60"> Identifier {</text:span> <text:bookmark text:name="L_0_2611"/><text:bookmark text:name="L_0_2612"/></text:p>
            </text:section>
          </table:table-cell>
        </table:table-row>
        <table:table-row>
          <table:table-cell table:style-name="Table10.A1" office:value-type="string">
            <text:p text:style-name="P23">  26 </text:p>
          </table:table-cell>
          <table:table-cell table:style-name="Table10.A1" office:value-type="string">
            <text:section text:style-name="Sect2" text:name="Section256">
              <text:p text:style-name="P22"><text:bookmark text:name="C_0_265"/><text:span text:style-name="T60">  kind</text:span><text:span text:style-name="T61">:</text:span><text:span text:style-name="T60"> </text:span><text:span text:style-name="T62">'identifier'</text:span> <text:bookmark text:name="L_0_2711"/><text:bookmark text:name="L_0_2712"/></text:p>
            </text:section>
          </table:table-cell>
        </table:table-row>
        <table:table-row>
          <table:table-cell table:style-name="Table10.A1" office:value-type="string">
            <text:p text:style-name="P23">  27 </text:p>
          </table:table-cell>
          <table:table-cell table:style-name="Table10.A1" office:value-type="string">
            <text:section text:style-name="Sect2" text:name="Section257">
              <text:p text:style-name="P22"><text:bookmark text:name="C_0_275"/><text:span text:style-name="T60">  name</text:span><text:span text:style-name="T61">:</text:span><text:span text:style-name="T60"> </text:span><text:span text:style-name="T58">string</text:span> <text:bookmark text:name="L_0_2811"/><text:bookmark text:name="L_0_2812"/></text:p>
            </text:section>
          </table:table-cell>
        </table:table-row>
        <table:table-row>
          <table:table-cell table:style-name="Table10.A1" office:value-type="string">
            <text:p text:style-name="P23">  28 </text:p>
          </table:table-cell>
          <table:table-cell table:style-name="Table10.A1" office:value-type="string">
            <text:section text:style-name="Sect2" text:name="Section258">
              <text:p text:style-name="P22"><text:bookmark text:name="C_0_285"/><text:span text:style-name="T60">  dimensions</text:span><text:span text:style-name="T61">:</text:span><text:span text:style-name="T60"> </text:span><text:span text:style-name="T58">number</text:span><text:span text:style-name="T60">[], </text:span><text:span text:style-name="T67">// empty for scala identifier</text:span> <text:bookmark text:name="L_0_2911"/><text:bookmark text:name="L_0_2912"/></text:p>
            </text:section>
          </table:table-cell>
        </table:table-row>
        <table:table-row>
          <table:table-cell table:style-name="Table10.A1" office:value-type="string">
            <text:p text:style-name="P23">  29 </text:p>
          </table:table-cell>
          <table:table-cell table:style-name="Table10.A1" office:value-type="string">
            <text:section text:style-name="Sect2" text:name="Section259">
              <text:p text:style-name="P22"><text:bookmark text:name="C_0_295"/><text:span text:style-name="T60">  subscripted</text:span><text:span text:style-name="T61">:</text:span><text:span text:style-name="T60"> </text:span><text:span text:style-name="T58">boolean</text:span> <text:bookmark text:name="L_0_3011"/><text:bookmark text:name="L_0_3012"/></text:p>
            </text:section>
          </table:table-cell>
        </table:table-row>
        <table:table-row>
          <table:table-cell table:style-name="Table10.A1" office:value-type="string">
            <text:p text:style-name="P23">  30 </text:p>
          </table:table-cell>
          <table:table-cell table:style-name="Table10.A1" office:value-type="string">
            <text:section text:style-name="Sect2" text:name="Section260">
              <text:p text:style-name="P22"><text:bookmark text:name="C_0_305"/><text:span text:style-name="T60">}</text:span> <text:bookmark text:name="L_0_3110"/><text:bookmark text:name="L_0_3111"/></text:p>
            </text:section>
          </table:table-cell>
        </table:table-row>
        <table:table-row>
          <table:table-cell table:style-name="Table10.A1" office:value-type="string">
            <text:p text:style-name="P23">  31 </text:p>
          </table:table-cell>
          <table:table-cell table:style-name="Table10.A1" office:value-type="string">
            <text:section text:style-name="Sect2" text:name="Section261">
              <text:p text:style-name="P22"><text:bookmark text:name="C_0_311"/><text:span text:style-name="T60"> </text:span> <text:bookmark text:name="L_0_324"/><text:bookmark text:name="L_0_327"/></text:p>
            </text:section>
          </table:table-cell>
        </table:table-row>
        <table:table-row>
          <table:table-cell table:style-name="Table10.A1" office:value-type="string">
            <text:p text:style-name="P23">  32 </text:p>
          </table:table-cell>
          <table:table-cell table:style-name="Table10.A1" office:value-type="string">
            <text:section text:style-name="Sect2" text:name="Section262">
              <text:p text:style-name="P22"><text:bookmark text:name="C_0_323"/><text:span text:style-name="T61">export</text:span><text:span text:style-name="T60"> </text:span><text:span text:style-name="T58">type</text:span><text:span text:style-name="T60"> IFunction </text:span><text:span text:style-name="T61">=</text:span><text:span text:style-name="T60"> MainFunction </text:span><text:span text:style-name="T61">|</text:span><text:span text:style-name="T60"> RegularFunction</text:span> <text:bookmark text:name="L_0_334"/><text:bookmark text:name="L_0_337"/></text:p>
            </text:section>
          </table:table-cell>
        </table:table-row>
        <table:table-row>
          <table:table-cell table:style-name="Table10.A1" office:value-type="string">
            <text:p text:style-name="P23">  33 </text:p>
          </table:table-cell>
          <table:table-cell table:style-name="Table10.A1" office:value-type="string">
            <text:section text:style-name="Sect2" text:name="Section263">
              <text:p text:style-name="P22"><text:bookmark text:name="C_0_332"/><text:span text:style-name="T60"> </text:span> <text:bookmark text:name="L_0_343"/><text:bookmark text:name="L_0_344"/></text:p>
            </text:section>
          </table:table-cell>
        </table:table-row>
        <table:table-row>
          <table:table-cell table:style-name="Table10.A1" office:value-type="string">
            <text:p text:style-name="P23">  34 </text:p>
          </table:table-cell>
          <table:table-cell table:style-name="Table10.A1" office:value-type="string">
            <text:section text:style-name="Sect2" text:name="Section264">
              <text:p text:style-name="P22"><text:bookmark text:name="C_0_343"/><text:span text:style-name="T61">export</text:span><text:span text:style-name="T60"> </text:span><text:span text:style-name="T58">interface</text:span><text:span text:style-name="T60"> MainFunction {</text:span> <text:bookmark text:name="L_0_355"/><text:bookmark text:name="L_0_356"/></text:p>
            </text:section>
          </table:table-cell>
        </table:table-row>
        <table:table-row>
          <table:table-cell table:style-name="Table10.A1" office:value-type="string">
            <text:p text:style-name="P23">  35 </text:p>
          </table:table-cell>
          <table:table-cell table:style-name="Table10.A1" office:value-type="string">
            <text:section text:style-name="Sect2" text:name="Section265">
              <text:p text:style-name="P22"><text:bookmark text:name="C_0_352"/><text:span text:style-name="T60">  kind</text:span><text:span text:style-name="T61">:</text:span><text:span text:style-name="T60"> </text:span><text:span text:style-name="T62">'main'</text:span> <text:bookmark text:name="L_0_365"/><text:bookmark text:name="L_0_366"/></text:p>
            </text:section>
          </table:table-cell>
        </table:table-row>
        <table:table-row>
          <table:table-cell table:style-name="Table10.A1" office:value-type="string">
            <text:p text:style-name="P23">  36 </text:p>
          </table:table-cell>
          <table:table-cell table:style-name="Table10.A1" office:value-type="string">
            <text:section text:style-name="Sect2" text:name="Section266">
              <text:p text:style-name="P22"><text:bookmark text:name="C_0_362"/><text:span text:style-name="T60">  declarations</text:span><text:span text:style-name="T61">:</text:span><text:span text:style-name="T60"> Declaration[]</text:span> <text:bookmark text:name="L_0_375"/><text:bookmark text:name="L_0_376"/></text:p>
            </text:section>
          </table:table-cell>
        </table:table-row>
        <table:table-row>
          <table:table-cell table:style-name="Table10.A1" office:value-type="string">
            <text:p text:style-name="P23">  37 </text:p>
          </table:table-cell>
          <table:table-cell table:style-name="Table10.A1" office:value-type="string">
            <text:section text:style-name="Sect2" text:name="Section267">
              <text:p text:style-name="P22"><text:bookmark text:name="C_0_372"/><text:span text:style-name="T60">  statements</text:span><text:span text:style-name="T61">:</text:span><text:span text:style-name="T60"> Statement[]</text:span> <text:bookmark text:name="L_0_385"/><text:bookmark text:name="L_0_386"/></text:p>
            </text:section>
          </table:table-cell>
        </table:table-row>
        <table:table-row>
          <table:table-cell table:style-name="Table10.A1" office:value-type="string">
            <text:p text:style-name="P23">  38 </text:p>
          </table:table-cell>
          <table:table-cell table:style-name="Table10.A1" office:value-type="string">
            <text:section text:style-name="Sect2" text:name="Section268">
              <text:p text:style-name="P22"><text:bookmark text:name="C_0_382"/><text:span text:style-name="T60">}</text:span> <text:bookmark text:name="L_0_395"/><text:bookmark text:name="L_0_396"/></text:p>
            </text:section>
          </table:table-cell>
        </table:table-row>
        <table:table-row>
          <table:table-cell table:style-name="Table10.A1" office:value-type="string">
            <text:p text:style-name="P23">  39 </text:p>
          </table:table-cell>
          <table:table-cell table:style-name="Table10.A1" office:value-type="string">
            <text:section text:style-name="Sect2" text:name="Section269">
              <text:p text:style-name="P22"><text:bookmark text:name="C_0_392"/><text:span text:style-name="T60"> </text:span> <text:bookmark text:name="L_0_405"/><text:bookmark text:name="L_0_406"/></text:p>
            </text:section>
          </table:table-cell>
        </table:table-row>
        <table:table-row>
          <table:table-cell table:style-name="Table10.A1" office:value-type="string">
            <text:p text:style-name="P23">  40 </text:p>
          </table:table-cell>
          <table:table-cell table:style-name="Table10.A1" office:value-type="string">
            <text:section text:style-name="Sect2" text:name="Section270">
              <text:p text:style-name="P22"><text:bookmark text:name="C_0_402"/><text:span text:style-name="T61">export</text:span><text:span text:style-name="T60"> </text:span><text:span text:style-name="T58">interface</text:span><text:span text:style-name="T60"> RegularFunction {</text:span> <text:bookmark text:name="L_0_4110"/><text:bookmark text:name="L_0_4111"/></text:p>
            </text:section>
          </table:table-cell>
        </table:table-row>
        <table:table-row>
          <table:table-cell table:style-name="Table10.A1" office:value-type="string">
            <text:p text:style-name="P23">  41 </text:p>
          </table:table-cell>
          <table:table-cell table:style-name="Table10.A1" office:value-type="string">
            <text:section text:style-name="Sect2" text:name="Section271">
              <text:p text:style-name="P22"><text:bookmark text:name="C_0_411"/><text:span text:style-name="T60">  kind</text:span><text:span text:style-name="T61">:</text:span><text:span text:style-name="T60"> </text:span><text:span text:style-name="T62">'function'</text:span> <text:bookmark text:name="L_0_42"/></text:p>
            </text:section>
          </table:table-cell>
        </table:table-row>
        <table:table-row>
          <table:table-cell table:style-name="Table10.A1" office:value-type="string">
            <text:p text:style-name="P23">  42 </text:p>
          </table:table-cell>
          <table:table-cell table:style-name="Table10.A1" office:value-type="string">
            <text:section text:style-name="Sect2" text:name="Section272">
              <text:p text:style-name="P22"><text:bookmark text:name="C_0_421"/><text:span text:style-name="T60">  returnType</text:span><text:span text:style-name="T61">:</text:span><text:span text:style-name="T60"> VariableType</text:span> <text:bookmark text:name="L_0_432"/><text:bookmark text:name="L_0_433"/></text:p>
            </text:section>
          </table:table-cell>
        </table:table-row>
        <table:table-row>
          <table:table-cell table:style-name="Table10.A1" office:value-type="string">
            <text:p text:style-name="P23">  43 </text:p>
          </table:table-cell>
          <table:table-cell table:style-name="Table10.A1" office:value-type="string">
            <text:section text:style-name="Sect2" text:name="Section273">
              <text:p text:style-name="P22"><text:bookmark text:name="C_0_431"/><text:span text:style-name="T60">  name</text:span><text:span text:style-name="T61">:</text:span><text:span text:style-name="T60"> </text:span><text:span text:style-name="T58">string</text:span> <text:bookmark text:name="L_0_441"/><text:bookmark text:name="L_0_442"/></text:p>
            </text:section>
          </table:table-cell>
        </table:table-row>
        <table:table-row>
          <table:table-cell table:style-name="Table10.A1" office:value-type="string">
            <text:p text:style-name="P23">  44 </text:p>
          </table:table-cell>
          <table:table-cell table:style-name="Table10.A1" office:value-type="string">
            <text:section text:style-name="Sect2" text:name="Section274">
              <text:p text:style-name="P22"><text:bookmark text:name="C_0_442"/><text:span text:style-name="T60">  arguments</text:span><text:span text:style-name="T61">:</text:span><text:span text:style-name="T60"> { [</text:span><text:span text:style-name="T65">key</text:span><text:span text:style-name="T61">:</text:span><text:span text:style-name="T60"> </text:span><text:span text:style-name="T58">string</text:span><text:span text:style-name="T60">]</text:span><text:span text:style-name="T61">:</text:span><text:span text:style-name="T60"> VariableType }</text:span> <text:bookmark text:name="L_0_451"/><text:bookmark text:name="L_0_452"/></text:p>
            </text:section>
          </table:table-cell>
        </table:table-row>
        <table:table-row>
          <table:table-cell table:style-name="Table10.A1" office:value-type="string">
            <text:p text:style-name="P23">  45 </text:p>
          </table:table-cell>
          <table:table-cell table:style-name="Table10.A1" office:value-type="string">
            <text:section text:style-name="Sect2" text:name="Section275">
              <text:p text:style-name="P22"><text:bookmark text:name="C_0_451"/><text:span text:style-name="T60">  declarations</text:span><text:span text:style-name="T61">:</text:span><text:span text:style-name="T60"> Declaration[]</text:span> <text:bookmark text:name="L_0_461"/><text:bookmark text:name="L_0_462"/></text:p>
            </text:section>
          </table:table-cell>
        </table:table-row>
        <table:table-row>
          <table:table-cell table:style-name="Table10.A1" office:value-type="string">
            <text:p text:style-name="P23">  46 </text:p>
          </table:table-cell>
          <table:table-cell table:style-name="Table10.A1" office:value-type="string">
            <text:section text:style-name="Sect2" text:name="Section276">
              <text:p text:style-name="P22"><text:bookmark text:name="C_0_461"/><text:span text:style-name="T60">  statements</text:span><text:span text:style-name="T61">:</text:span><text:span text:style-name="T60"> Statement[]</text:span> <text:bookmark text:name="L_0_471"/><text:bookmark text:name="L_0_472"/></text:p>
            </text:section>
          </table:table-cell>
        </table:table-row>
        <text:soft-page-break/>
        <table:table-row>
          <table:table-cell table:style-name="Table10.A1" office:value-type="string">
            <text:p text:style-name="P23">  47 </text:p>
          </table:table-cell>
          <table:table-cell table:style-name="Table10.A1" office:value-type="string">
            <text:section text:style-name="Sect2" text:name="Section277">
              <text:p text:style-name="P22"><text:bookmark text:name="C_0_471"/><text:span text:style-name="T60">}</text:span> <text:bookmark text:name="L_0_481"/><text:bookmark text:name="L_0_482"/></text:p>
            </text:section>
          </table:table-cell>
        </table:table-row>
        <table:table-row>
          <table:table-cell table:style-name="Table10.A1" office:value-type="string">
            <text:p text:style-name="P23">  48 </text:p>
          </table:table-cell>
          <table:table-cell table:style-name="Table10.A1" office:value-type="string">
            <text:section text:style-name="Sect2" text:name="Section278">
              <text:p text:style-name="P22"><text:bookmark text:name="C_0_481"/><text:span text:style-name="T60"> </text:span> <text:bookmark text:name="L_0_491"/><text:bookmark text:name="L_0_492"/></text:p>
            </text:section>
          </table:table-cell>
        </table:table-row>
        <table:table-row>
          <table:table-cell table:style-name="Table10.A1" office:value-type="string">
            <text:p text:style-name="P23">  49 </text:p>
          </table:table-cell>
          <table:table-cell table:style-name="Table10.A1" office:value-type="string">
            <text:section text:style-name="Sect2" text:name="Section279">
              <text:p text:style-name="P22"><text:bookmark text:name="C_0_491"/><text:span text:style-name="T61">export</text:span><text:span text:style-name="T60"> </text:span><text:span text:style-name="T58">type</text:span><text:span text:style-name="T60"> Statement </text:span><text:span text:style-name="T61">=</text:span><text:span text:style-name="T60"> If </text:span><text:span text:style-name="T61">|</text:span><text:span text:style-name="T60"> While </text:span><text:span text:style-name="T61">|</text:span><text:span text:style-name="T60"> Do </text:span><text:span text:style-name="T61">|</text:span><text:span text:style-name="T60"> For </text:span><text:span text:style-name="T61">|</text:span><text:span text:style-name="T60"> Read </text:span><text:span text:style-name="T61">|</text:span><text:span text:style-name="T60"> Write </text:span><text:span text:style-name="T61">|</text:span><text:span text:style-name="T60"> Assignment </text:span><text:span text:style-name="T61">|</text:span><text:span text:style-name="T60"> FunctionCall </text:span><text:span text:style-name="T61">|</text:span><text:span text:style-name="T60"> Return</text:span> <text:bookmark text:name="L_0_501"/><text:bookmark text:name="L_0_502"/></text:p>
            </text:section>
          </table:table-cell>
        </table:table-row>
        <table:table-row>
          <table:table-cell table:style-name="Table10.A1" office:value-type="string">
            <text:p text:style-name="P23">  50 </text:p>
          </table:table-cell>
          <table:table-cell table:style-name="Table10.A1" office:value-type="string">
            <text:section text:style-name="Sect2" text:name="Section280">
              <text:p text:style-name="P22"><text:bookmark text:name="C_0_501"/><text:span text:style-name="T60"> </text:span> <text:bookmark text:name="L_0_511"/><text:bookmark text:name="L_0_512"/></text:p>
            </text:section>
          </table:table-cell>
        </table:table-row>
        <table:table-row>
          <table:table-cell table:style-name="Table10.A1" office:value-type="string">
            <text:p text:style-name="P23">  51 </text:p>
          </table:table-cell>
          <table:table-cell table:style-name="Table10.A1" office:value-type="string">
            <text:section text:style-name="Sect2" text:name="Section281">
              <text:p text:style-name="P22"><text:bookmark text:name="C_0_511"/><text:span text:style-name="T61">export</text:span><text:span text:style-name="T60"> </text:span><text:span text:style-name="T58">interface</text:span><text:span text:style-name="T60"> If {</text:span> <text:bookmark text:name="L_0_522"/><text:bookmark text:name="L_0_523"/></text:p>
            </text:section>
          </table:table-cell>
        </table:table-row>
        <table:table-row>
          <table:table-cell table:style-name="Table10.A1" office:value-type="string">
            <text:p text:style-name="P23">  52 </text:p>
          </table:table-cell>
          <table:table-cell table:style-name="Table10.A1" office:value-type="string">
            <text:section text:style-name="Sect2" text:name="Section282">
              <text:p text:style-name="P22"><text:bookmark text:name="C_0_521"/><text:span text:style-name="T60">  kind</text:span><text:span text:style-name="T61">:</text:span><text:span text:style-name="T60"> </text:span><text:span text:style-name="T62">'if'</text:span> <text:bookmark text:name="L_0_531"/><text:bookmark text:name="L_0_532"/></text:p>
            </text:section>
          </table:table-cell>
        </table:table-row>
        <table:table-row>
          <table:table-cell table:style-name="Table10.A1" office:value-type="string">
            <text:p text:style-name="P23">  53 </text:p>
          </table:table-cell>
          <table:table-cell table:style-name="Table10.A1" office:value-type="string">
            <text:section text:style-name="Sect2" text:name="Section283">
              <text:p text:style-name="P22"><text:bookmark text:name="C_0_532"/><text:span text:style-name="T60">  condition</text:span><text:span text:style-name="T61">:</text:span><text:span text:style-name="T60"> Expression</text:span> <text:bookmark text:name="L_0_541"/><text:bookmark text:name="L_0_542"/></text:p>
            </text:section>
          </table:table-cell>
        </table:table-row>
        <table:table-row>
          <table:table-cell table:style-name="Table10.A1" office:value-type="string">
            <text:p text:style-name="P23">  54 </text:p>
          </table:table-cell>
          <table:table-cell table:style-name="Table10.A1" office:value-type="string">
            <text:section text:style-name="Sect2" text:name="Section284">
              <text:p text:style-name="P22"><text:bookmark text:name="C_0_541"/><text:span text:style-name="T60">  ifBody</text:span><text:span text:style-name="T61">:</text:span><text:span text:style-name="T60"> Statement[]</text:span> <text:bookmark text:name="L_0_551"/><text:bookmark text:name="L_0_552"/></text:p>
            </text:section>
          </table:table-cell>
        </table:table-row>
        <table:table-row>
          <table:table-cell table:style-name="Table10.A1" office:value-type="string">
            <text:p text:style-name="P23">  55 </text:p>
          </table:table-cell>
          <table:table-cell table:style-name="Table10.A1" office:value-type="string">
            <text:section text:style-name="Sect2" text:name="Section285">
              <text:p text:style-name="P22"><text:bookmark text:name="C_0_551"/><text:span text:style-name="T60">  elseBody</text:span><text:span text:style-name="T61">:</text:span><text:span text:style-name="T60"> Statement[] </text:span><text:span text:style-name="T67">// will be empty if the "If" has no else part</text:span> <text:bookmark text:name="L_0_561"/><text:bookmark text:name="L_0_562"/></text:p>
            </text:section>
          </table:table-cell>
        </table:table-row>
        <table:table-row>
          <table:table-cell table:style-name="Table10.A1" office:value-type="string">
            <text:p text:style-name="P23">  56 </text:p>
          </table:table-cell>
          <table:table-cell table:style-name="Table10.A1" office:value-type="string">
            <text:section text:style-name="Sect2" text:name="Section286">
              <text:p text:style-name="P22"><text:bookmark text:name="C_0_561"/><text:span text:style-name="T60">}</text:span> <text:bookmark text:name="L_0_571"/><text:bookmark text:name="L_0_572"/></text:p>
            </text:section>
          </table:table-cell>
        </table:table-row>
        <table:table-row>
          <table:table-cell table:style-name="Table10.A1" office:value-type="string">
            <text:p text:style-name="P23">  57 </text:p>
          </table:table-cell>
          <table:table-cell table:style-name="Table10.A1" office:value-type="string">
            <text:section text:style-name="Sect2" text:name="Section287">
              <text:p text:style-name="P22"><text:bookmark text:name="C_0_571"/><text:span text:style-name="T60"> </text:span> <text:bookmark text:name="L_0_581"/><text:bookmark text:name="L_0_582"/></text:p>
            </text:section>
          </table:table-cell>
        </table:table-row>
        <table:table-row>
          <table:table-cell table:style-name="Table10.A1" office:value-type="string">
            <text:p text:style-name="P23">  58 </text:p>
          </table:table-cell>
          <table:table-cell table:style-name="Table10.A1" office:value-type="string">
            <text:section text:style-name="Sect2" text:name="Section288">
              <text:p text:style-name="P22"><text:bookmark text:name="C_0_581"/><text:span text:style-name="T61">export</text:span><text:span text:style-name="T60"> </text:span><text:span text:style-name="T58">interface</text:span><text:span text:style-name="T60"> While {</text:span> <text:bookmark text:name="L_0_591"/><text:bookmark text:name="L_0_592"/></text:p>
            </text:section>
          </table:table-cell>
        </table:table-row>
        <table:table-row>
          <table:table-cell table:style-name="Table10.A1" office:value-type="string">
            <text:p text:style-name="P23">  59 </text:p>
          </table:table-cell>
          <table:table-cell table:style-name="Table10.A1" office:value-type="string">
            <text:section text:style-name="Sect2" text:name="Section289">
              <text:p text:style-name="P22"><text:bookmark text:name="C_0_591"/><text:span text:style-name="T60">  kind</text:span><text:span text:style-name="T61">:</text:span><text:span text:style-name="T60"> </text:span><text:span text:style-name="T62">'while'</text:span> <text:bookmark text:name="L_0_601"/><text:bookmark text:name="L_0_602"/></text:p>
            </text:section>
          </table:table-cell>
        </table:table-row>
        <table:table-row>
          <table:table-cell table:style-name="Table10.A1" office:value-type="string">
            <text:p text:style-name="P23">  60 </text:p>
          </table:table-cell>
          <table:table-cell table:style-name="Table10.A1" office:value-type="string">
            <text:section text:style-name="Sect2" text:name="Section290">
              <text:p text:style-name="P22"><text:bookmark text:name="C_0_601"/><text:span text:style-name="T60">  condition</text:span><text:span text:style-name="T61">:</text:span><text:span text:style-name="T60"> Expression</text:span> <text:bookmark text:name="L_0_611"/><text:bookmark text:name="L_0_612"/></text:p>
            </text:section>
          </table:table-cell>
        </table:table-row>
        <table:table-row>
          <table:table-cell table:style-name="Table10.A1" office:value-type="string">
            <text:p text:style-name="P23">  61 </text:p>
          </table:table-cell>
          <table:table-cell table:style-name="Table10.A1" office:value-type="string">
            <text:section text:style-name="Sect2" text:name="Section291">
              <text:p text:style-name="P22"><text:bookmark text:name="C_0_611"/><text:span text:style-name="T60">  body</text:span><text:span text:style-name="T61">:</text:span><text:span text:style-name="T60"> Statement[]</text:span> <text:bookmark text:name="L_0_622"/><text:bookmark text:name="L_0_623"/></text:p>
            </text:section>
          </table:table-cell>
        </table:table-row>
        <table:table-row>
          <table:table-cell table:style-name="Table10.A1" office:value-type="string">
            <text:p text:style-name="P23">  62 </text:p>
          </table:table-cell>
          <table:table-cell table:style-name="Table10.A1" office:value-type="string">
            <text:section text:style-name="Sect2" text:name="Section292">
              <text:p text:style-name="P22"><text:bookmark text:name="C_0_621"/><text:span text:style-name="T60">}</text:span> <text:bookmark text:name="L_0_631"/><text:bookmark text:name="L_0_632"/></text:p>
            </text:section>
          </table:table-cell>
        </table:table-row>
        <table:table-row>
          <table:table-cell table:style-name="Table10.A1" office:value-type="string">
            <text:p text:style-name="P23">  63 </text:p>
          </table:table-cell>
          <table:table-cell table:style-name="Table10.A1" office:value-type="string">
            <text:section text:style-name="Sect2" text:name="Section293">
              <text:p text:style-name="P22"><text:bookmark text:name="C_0_632"/><text:span text:style-name="T60"> </text:span> <text:bookmark text:name="L_0_641"/><text:bookmark text:name="L_0_642"/></text:p>
            </text:section>
          </table:table-cell>
        </table:table-row>
        <table:table-row>
          <table:table-cell table:style-name="Table10.A1" office:value-type="string">
            <text:p text:style-name="P23">  64 </text:p>
          </table:table-cell>
          <table:table-cell table:style-name="Table10.A1" office:value-type="string">
            <text:section text:style-name="Sect2" text:name="Section294">
              <text:p text:style-name="P22"><text:bookmark text:name="C_0_641"/><text:span text:style-name="T61">export</text:span><text:span text:style-name="T60"> </text:span><text:span text:style-name="T58">interface</text:span><text:span text:style-name="T60"> Do {</text:span> <text:bookmark text:name="L_0_651"/><text:bookmark text:name="L_0_652"/></text:p>
            </text:section>
          </table:table-cell>
        </table:table-row>
        <table:table-row>
          <table:table-cell table:style-name="Table10.A1" office:value-type="string">
            <text:p text:style-name="P23">  65 </text:p>
          </table:table-cell>
          <table:table-cell table:style-name="Table10.A1" office:value-type="string">
            <text:section text:style-name="Sect2" text:name="Section295">
              <text:p text:style-name="P22"><text:bookmark text:name="C_0_651"/><text:span text:style-name="T60">  kind</text:span><text:span text:style-name="T61">:</text:span><text:span text:style-name="T60"> </text:span><text:span text:style-name="T62">'do'</text:span> <text:bookmark text:name="L_0_661"/><text:bookmark text:name="L_0_662"/></text:p>
            </text:section>
          </table:table-cell>
        </table:table-row>
        <table:table-row>
          <table:table-cell table:style-name="Table10.A1" office:value-type="string">
            <text:p text:style-name="P23">  66 </text:p>
          </table:table-cell>
          <table:table-cell table:style-name="Table10.A1" office:value-type="string">
            <text:section text:style-name="Sect2" text:name="Section296">
              <text:p text:style-name="P22"><text:bookmark text:name="C_0_661"/><text:span text:style-name="T60">  condition</text:span><text:span text:style-name="T61">:</text:span><text:span text:style-name="T60"> Expression</text:span> <text:bookmark text:name="L_0_671"/><text:bookmark text:name="L_0_672"/></text:p>
            </text:section>
          </table:table-cell>
        </table:table-row>
        <table:table-row>
          <table:table-cell table:style-name="Table10.A1" office:value-type="string">
            <text:p text:style-name="P23">  67 </text:p>
          </table:table-cell>
          <table:table-cell table:style-name="Table10.A1" office:value-type="string">
            <text:section text:style-name="Sect2" text:name="Section297">
              <text:p text:style-name="P22"><text:bookmark text:name="C_0_671"/><text:span text:style-name="T60">  body</text:span><text:span text:style-name="T61">:</text:span><text:span text:style-name="T60"> Statement[]</text:span> <text:bookmark text:name="L_0_681"/><text:bookmark text:name="L_0_682"/></text:p>
            </text:section>
          </table:table-cell>
        </table:table-row>
        <table:table-row>
          <table:table-cell table:style-name="Table10.A1" office:value-type="string">
            <text:p text:style-name="P23">  68 </text:p>
          </table:table-cell>
          <table:table-cell table:style-name="Table10.A1" office:value-type="string">
            <text:section text:style-name="Sect2" text:name="Section298">
              <text:p text:style-name="P22"><text:bookmark text:name="C_0_681"/><text:span text:style-name="T60">}</text:span> <text:bookmark text:name="L_0_691"/><text:bookmark text:name="L_0_692"/></text:p>
            </text:section>
          </table:table-cell>
        </table:table-row>
        <table:table-row>
          <table:table-cell table:style-name="Table10.A1" office:value-type="string">
            <text:p text:style-name="P23">  69 </text:p>
          </table:table-cell>
          <table:table-cell table:style-name="Table10.A1" office:value-type="string">
            <text:section text:style-name="Sect2" text:name="Section299">
              <text:p text:style-name="P22"><text:bookmark text:name="C_0_691"/><text:span text:style-name="T60"> </text:span> <text:bookmark text:name="L_0_701"/><text:bookmark text:name="L_0_702"/></text:p>
            </text:section>
          </table:table-cell>
        </table:table-row>
        <table:table-row>
          <table:table-cell table:style-name="Table10.A1" office:value-type="string">
            <text:p text:style-name="P23">  70 </text:p>
          </table:table-cell>
          <table:table-cell table:style-name="Table10.A1" office:value-type="string">
            <text:section text:style-name="Sect2" text:name="Section300">
              <text:p text:style-name="P22"><text:bookmark text:name="C_0_701"/><text:span text:style-name="T61">export</text:span><text:span text:style-name="T60"> </text:span><text:span text:style-name="T58">interface</text:span><text:span text:style-name="T60"> For {</text:span> <text:bookmark text:name="L_0_711"/><text:bookmark text:name="L_0_712"/></text:p>
            </text:section>
          </table:table-cell>
        </table:table-row>
        <table:table-row>
          <table:table-cell table:style-name="Table10.A1" office:value-type="string">
            <text:p text:style-name="P23">  71 </text:p>
          </table:table-cell>
          <table:table-cell table:style-name="Table10.A1" office:value-type="string">
            <text:section text:style-name="Sect2" text:name="Section301">
              <text:p text:style-name="P22"><text:bookmark text:name="C_0_711"/><text:span text:style-name="T60">  kind</text:span><text:span text:style-name="T61">:</text:span><text:span text:style-name="T60"> </text:span><text:span text:style-name="T62">'for'</text:span> <text:bookmark text:name="L_0_722"/><text:bookmark text:name="L_0_723"/></text:p>
            </text:section>
          </table:table-cell>
        </table:table-row>
        <table:table-row>
          <table:table-cell table:style-name="Table10.A1" office:value-type="string">
            <text:p text:style-name="P23">  72 </text:p>
          </table:table-cell>
          <table:table-cell table:style-name="Table10.A1" office:value-type="string">
            <text:section text:style-name="Sect2" text:name="Section302">
              <text:p text:style-name="P22"><text:bookmark text:name="C_0_721"/><text:span text:style-name="T60">  initializer</text:span><text:span text:style-name="T61">:</text:span><text:span text:style-name="T60"> Assignment</text:span> <text:bookmark text:name="L_0_731"/><text:bookmark text:name="L_0_732"/></text:p>
            </text:section>
          </table:table-cell>
        </table:table-row>
        <table:table-row>
          <table:table-cell table:style-name="Table10.A1" office:value-type="string">
            <text:p text:style-name="P23">  73 </text:p>
          </table:table-cell>
          <table:table-cell table:style-name="Table10.A1" office:value-type="string">
            <text:section text:style-name="Sect2" text:name="Section303">
              <text:p text:style-name="P22"><text:bookmark text:name="C_0_732"/><text:span text:style-name="T60">  condition</text:span><text:span text:style-name="T61">:</text:span><text:span text:style-name="T60"> Expression</text:span> <text:bookmark text:name="L_0_741"/><text:bookmark text:name="L_0_742"/></text:p>
            </text:section>
          </table:table-cell>
        </table:table-row>
        <table:table-row>
          <table:table-cell table:style-name="Table10.A1" office:value-type="string">
            <text:p text:style-name="P23">  74 </text:p>
          </table:table-cell>
          <table:table-cell table:style-name="Table10.A1" office:value-type="string">
            <text:section text:style-name="Sect2" text:name="Section304">
              <text:p text:style-name="P22"><text:bookmark text:name="C_0_741"/><text:span text:style-name="T60">  increment</text:span><text:span text:style-name="T61">:</text:span><text:span text:style-name="T60"> Assignment</text:span> <text:bookmark text:name="L_0_751"/><text:bookmark text:name="L_0_752"/></text:p>
            </text:section>
          </table:table-cell>
        </table:table-row>
        <table:table-row>
          <table:table-cell table:style-name="Table10.A1" office:value-type="string">
            <text:p text:style-name="P23">  75 </text:p>
          </table:table-cell>
          <table:table-cell table:style-name="Table10.A1" office:value-type="string">
            <text:section text:style-name="Sect2" text:name="Section305">
              <text:p text:style-name="P22"><text:bookmark text:name="C_0_751"/><text:span text:style-name="T60">  body</text:span><text:span text:style-name="T61">:</text:span><text:span text:style-name="T60"> Statement[]</text:span> <text:bookmark text:name="L_0_761"/><text:bookmark text:name="L_0_762"/></text:p>
            </text:section>
          </table:table-cell>
        </table:table-row>
        <table:table-row>
          <table:table-cell table:style-name="Table10.A1" office:value-type="string">
            <text:p text:style-name="P23">  76 </text:p>
          </table:table-cell>
          <table:table-cell table:style-name="Table10.A1" office:value-type="string">
            <text:section text:style-name="Sect2" text:name="Section306">
              <text:p text:style-name="P22"><text:bookmark text:name="C_0_761"/><text:span text:style-name="T60">}</text:span> <text:bookmark text:name="L_0_771"/><text:bookmark text:name="L_0_772"/></text:p>
            </text:section>
          </table:table-cell>
        </table:table-row>
        <table:table-row>
          <table:table-cell table:style-name="Table10.A1" office:value-type="string">
            <text:p text:style-name="P23">  77 </text:p>
          </table:table-cell>
          <table:table-cell table:style-name="Table10.A1" office:value-type="string">
            <text:section text:style-name="Sect2" text:name="Section307">
              <text:p text:style-name="P22"><text:bookmark text:name="C_0_771"/><text:span text:style-name="T60"> </text:span> <text:bookmark text:name="L_0_781"/><text:bookmark text:name="L_0_782"/></text:p>
            </text:section>
          </table:table-cell>
        </table:table-row>
        <table:table-row>
          <table:table-cell table:style-name="Table10.A1" office:value-type="string">
            <text:p text:style-name="P23">  78 </text:p>
          </table:table-cell>
          <table:table-cell table:style-name="Table10.A1" office:value-type="string">
            <text:section text:style-name="Sect2" text:name="Section308">
              <text:p text:style-name="P22"><text:bookmark text:name="C_0_781"/><text:span text:style-name="T61">export</text:span><text:span text:style-name="T60"> </text:span><text:span text:style-name="T58">interface</text:span><text:span text:style-name="T60"> Read {</text:span> <text:bookmark text:name="L_0_791"/><text:bookmark text:name="L_0_792"/></text:p>
            </text:section>
          </table:table-cell>
        </table:table-row>
        <table:table-row>
          <table:table-cell table:style-name="Table10.A1" office:value-type="string">
            <text:p text:style-name="P23">  79 </text:p>
          </table:table-cell>
          <table:table-cell table:style-name="Table10.A1" office:value-type="string">
            <text:section text:style-name="Sect2" text:name="Section309">
              <text:p text:style-name="P22"><text:bookmark text:name="C_0_791"/><text:span text:style-name="T60">  kind</text:span><text:span text:style-name="T61">:</text:span><text:span text:style-name="T60"> </text:span><text:span text:style-name="T62">'read'</text:span> <text:bookmark text:name="L_0_801"/><text:bookmark text:name="L_0_802"/></text:p>
            </text:section>
          </table:table-cell>
        </table:table-row>
        <table:table-row>
          <table:table-cell table:style-name="Table10.A1" office:value-type="string">
            <text:p text:style-name="P23">  80 </text:p>
          </table:table-cell>
          <table:table-cell table:style-name="Table10.A1" office:value-type="string">
            <text:section text:style-name="Sect2" text:name="Section310">
              <text:p text:style-name="P22"><text:bookmark text:name="C_0_801"/><text:span text:style-name="T60">  receptors</text:span><text:span text:style-name="T61">:</text:span><text:span text:style-name="T60"> IdentifierReference[]</text:span> <text:bookmark text:name="L_0_818"/><text:bookmark text:name="L_0_819"/></text:p>
            </text:section>
          </table:table-cell>
        </table:table-row>
        <table:table-row>
          <table:table-cell table:style-name="Table10.A1" office:value-type="string">
            <text:p text:style-name="P23">  81 </text:p>
          </table:table-cell>
          <table:table-cell table:style-name="Table10.A1" office:value-type="string">
            <text:section text:style-name="Sect2" text:name="Section311">
              <text:p text:style-name="P22"><text:bookmark text:name="C_0_811"/><text:span text:style-name="T60">}</text:span> <text:bookmark text:name="L_0_821"/><text:bookmark text:name="L_0_8210"/></text:p>
            </text:section>
          </table:table-cell>
        </table:table-row>
        <table:table-row>
          <table:table-cell table:style-name="Table10.A1" office:value-type="string">
            <text:p text:style-name="P23">  82 </text:p>
          </table:table-cell>
          <table:table-cell table:style-name="Table10.A1" office:value-type="string">
            <text:section text:style-name="Sect2" text:name="Section312">
              <text:p text:style-name="P22"><text:bookmark text:name="C_0_822"/><text:span text:style-name="T60"> </text:span> <text:bookmark text:name="L_0_831"/><text:bookmark text:name="L_0_832"/></text:p>
            </text:section>
          </table:table-cell>
        </table:table-row>
        <table:table-row>
          <table:table-cell table:style-name="Table10.A1" office:value-type="string">
            <text:p text:style-name="P23">  83 </text:p>
          </table:table-cell>
          <table:table-cell table:style-name="Table10.A1" office:value-type="string">
            <text:section text:style-name="Sect2" text:name="Section313">
              <text:p text:style-name="P22"><text:bookmark text:name="C_0_831"/><text:span text:style-name="T61">export</text:span><text:span text:style-name="T60"> </text:span><text:span text:style-name="T58">interface</text:span><text:span text:style-name="T60"> Write {</text:span> <text:bookmark text:name="L_0_841"/><text:bookmark text:name="L_0_842"/></text:p>
            </text:section>
          </table:table-cell>
        </table:table-row>
        <table:table-row>
          <table:table-cell table:style-name="Table10.A1" office:value-type="string">
            <text:p text:style-name="P23">  84 </text:p>
          </table:table-cell>
          <table:table-cell table:style-name="Table10.A1" office:value-type="string">
            <text:section text:style-name="Sect2" text:name="Section314">
              <text:p text:style-name="P22"><text:bookmark text:name="C_0_841"/><text:span text:style-name="T60">  kind</text:span><text:span text:style-name="T61">:</text:span><text:span text:style-name="T60"> </text:span><text:span text:style-name="T62">'write'</text:span> <text:bookmark text:name="L_0_851"/><text:bookmark text:name="L_0_852"/></text:p>
            </text:section>
          </table:table-cell>
        </table:table-row>
        <table:table-row>
          <table:table-cell table:style-name="Table10.A1" office:value-type="string">
            <text:p text:style-name="P23">  85 </text:p>
          </table:table-cell>
          <table:table-cell table:style-name="Table10.A1" office:value-type="string">
            <text:section text:style-name="Sect2" text:name="Section315">
              <text:p text:style-name="P22"><text:bookmark text:name="C_0_851"/><text:span text:style-name="T60">  sources</text:span><text:span text:style-name="T61">:</text:span><text:span text:style-name="T60"> WriteSource[]</text:span> <text:bookmark text:name="L_0_861"/><text:bookmark text:name="L_0_862"/></text:p>
            </text:section>
          </table:table-cell>
        </table:table-row>
        <table:table-row>
          <table:table-cell table:style-name="Table10.A1" office:value-type="string">
            <text:p text:style-name="P23">  86 </text:p>
          </table:table-cell>
          <table:table-cell table:style-name="Table10.A1" office:value-type="string">
            <text:section text:style-name="Sect2" text:name="Section316">
              <text:p text:style-name="P22"><text:bookmark text:name="C_0_861"/><text:span text:style-name="T60">}</text:span> <text:bookmark text:name="L_0_871"/><text:bookmark text:name="L_0_872"/></text:p>
            </text:section>
          </table:table-cell>
        </table:table-row>
        <table:table-row>
          <table:table-cell table:style-name="Table10.A1" office:value-type="string">
            <text:p text:style-name="P23">  87 </text:p>
          </table:table-cell>
          <table:table-cell table:style-name="Table10.A1" office:value-type="string">
            <text:section text:style-name="Sect2" text:name="Section317">
              <text:p text:style-name="P22"><text:bookmark text:name="C_0_871"/><text:span text:style-name="T60"> </text:span> <text:bookmark text:name="L_0_881"/><text:bookmark text:name="L_0_882"/></text:p>
            </text:section>
          </table:table-cell>
        </table:table-row>
        <table:table-row>
          <table:table-cell table:style-name="Table10.A1" office:value-type="string">
            <text:p text:style-name="P23">  88 </text:p>
          </table:table-cell>
          <table:table-cell table:style-name="Table10.A1" office:value-type="string">
            <text:section text:style-name="Sect2" text:name="Section318">
              <text:p text:style-name="P22"><text:bookmark text:name="C_0_881"/><text:span text:style-name="T61">export</text:span><text:span text:style-name="T60"> </text:span><text:span text:style-name="T58">type</text:span><text:span text:style-name="T60"> WriteSource </text:span><text:span text:style-name="T61">=</text:span><text:span text:style-name="T60"> IString </text:span><text:span text:style-name="T61">|</text:span><text:span text:style-name="T60"> Expression</text:span> <text:bookmark text:name="L_0_891"/><text:bookmark text:name="L_0_892"/></text:p>
            </text:section>
          </table:table-cell>
        </table:table-row>
        <table:table-row>
          <table:table-cell table:style-name="Table10.A1" office:value-type="string">
            <text:p text:style-name="P23">  89 </text:p>
          </table:table-cell>
          <table:table-cell table:style-name="Table10.A1" office:value-type="string">
            <text:section text:style-name="Sect2" text:name="Section319">
              <text:p text:style-name="P22"><text:bookmark text:name="C_0_891"/><text:span text:style-name="T60"> </text:span> <text:bookmark text:name="L_0_901"/><text:bookmark text:name="L_0_902"/></text:p>
            </text:section>
          </table:table-cell>
        </table:table-row>
        <table:table-row>
          <table:table-cell table:style-name="Table10.A1" office:value-type="string">
            <text:p text:style-name="P23">  90 </text:p>
          </table:table-cell>
          <table:table-cell table:style-name="Table10.A1" office:value-type="string">
            <text:section text:style-name="Sect2" text:name="Section320">
              <text:p text:style-name="P22"><text:bookmark text:name="C_0_901"/><text:span text:style-name="T61">export</text:span><text:span text:style-name="T60"> </text:span><text:span text:style-name="T58">interface</text:span><text:span text:style-name="T60"> Assignment {</text:span> <text:bookmark text:name="L_0_918"/><text:bookmark text:name="L_0_919"/></text:p>
            </text:section>
          </table:table-cell>
        </table:table-row>
        <table:table-row>
          <table:table-cell table:style-name="Table10.A1" office:value-type="string">
            <text:p text:style-name="P23">  91 </text:p>
          </table:table-cell>
          <table:table-cell table:style-name="Table10.A1" office:value-type="string">
            <text:section text:style-name="Sect2" text:name="Section321">
              <text:p text:style-name="P22"><text:bookmark text:name="C_0_911"/><text:span text:style-name="T60">  kind</text:span><text:span text:style-name="T61">:</text:span><text:span text:style-name="T60"> </text:span><text:span text:style-name="T62">'assignment'</text:span> <text:bookmark text:name="L_0_921"/><text:bookmark text:name="L_0_9210"/></text:p>
            </text:section>
          </table:table-cell>
        </table:table-row>
        <table:table-row>
          <table:table-cell table:style-name="Table10.A1" office:value-type="string">
            <text:p text:style-name="P23">  92 </text:p>
          </table:table-cell>
          <table:table-cell table:style-name="Table10.A1" office:value-type="string">
            <text:section text:style-name="Sect2" text:name="Section322">
              <text:p text:style-name="P22"><text:bookmark text:name="C_0_922"/><text:span text:style-name="T60">  leftSide</text:span><text:span text:style-name="T61">:</text:span><text:span text:style-name="T60"> IdentifierReference</text:span> <text:bookmark text:name="L_0_931"/><text:bookmark text:name="L_0_932"/></text:p>
            </text:section>
          </table:table-cell>
        </table:table-row>
        <table:table-row>
          <table:table-cell table:style-name="Table10.A1" office:value-type="string">
            <text:p text:style-name="P23">  93 </text:p>
          </table:table-cell>
          <table:table-cell table:style-name="Table10.A1" office:value-type="string">
            <text:section text:style-name="Sect2" text:name="Section323">
              <text:p text:style-name="P22"><text:bookmark text:name="C_0_931"/><text:span text:style-name="T60">  rightSide</text:span><text:span text:style-name="T61">:</text:span><text:span text:style-name="T60"> Expression</text:span> <text:bookmark text:name="L_0_941"/><text:bookmark text:name="L_0_942"/></text:p>
            </text:section>
          </table:table-cell>
        </table:table-row>
        <table:table-row>
          <table:table-cell table:style-name="Table10.A1" office:value-type="string">
            <text:p text:style-name="P23">  94 </text:p>
          </table:table-cell>
          <table:table-cell table:style-name="Table10.A1" office:value-type="string">
            <text:section text:style-name="Sect2" text:name="Section324">
              <text:p text:style-name="P22"><text:bookmark text:name="C_0_941"/><text:span text:style-name="T60">}</text:span> <text:bookmark text:name="L_0_951"/><text:bookmark text:name="L_0_952"/></text:p>
            </text:section>
          </table:table-cell>
        </table:table-row>
        <table:table-row>
          <table:table-cell table:style-name="Table10.A1" office:value-type="string">
            <text:p text:style-name="P23">  95 </text:p>
          </table:table-cell>
          <table:table-cell table:style-name="Table10.A1" office:value-type="string">
            <text:section text:style-name="Sect2" text:name="Section325">
              <text:p text:style-name="P22"><text:bookmark text:name="C_0_951"/><text:span text:style-name="T60"> </text:span> <text:bookmark text:name="L_0_961"/><text:bookmark text:name="L_0_962"/></text:p>
            </text:section>
          </table:table-cell>
        </table:table-row>
        <table:table-row>
          <table:table-cell table:style-name="Table10.A1" office:value-type="string">
            <text:p text:style-name="P23">  96 </text:p>
          </table:table-cell>
          <table:table-cell table:style-name="Table10.A1" office:value-type="string">
            <text:section text:style-name="Sect2" text:name="Section326">
              <text:p text:style-name="P22"><text:bookmark text:name="C_0_961"/><text:span text:style-name="T61">export</text:span><text:span text:style-name="T60"> </text:span><text:span text:style-name="T58">interface</text:span><text:span text:style-name="T60"> IdentifierReference {</text:span> <text:bookmark text:name="L_0_971"/><text:bookmark text:name="L_0_972"/></text:p>
            </text:section>
          </table:table-cell>
        </table:table-row>
        <table:table-row>
          <table:table-cell table:style-name="Table10.A1" office:value-type="string">
            <text:p text:style-name="P23">  97 </text:p>
          </table:table-cell>
          <table:table-cell table:style-name="Table10.A1" office:value-type="string">
            <text:section text:style-name="Sect2" text:name="Section327">
              <text:p text:style-name="P22"><text:bookmark text:name="C_0_971"/><text:span text:style-name="T60">  kind</text:span><text:span text:style-name="T61">:</text:span><text:span text:style-name="T60"> </text:span><text:span text:style-name="T62">'identifier reference'</text:span> <text:bookmark text:name="L_0_981"/><text:bookmark text:name="L_0_982"/></text:p>
            </text:section>
          </table:table-cell>
        </table:table-row>
        <text:soft-page-break/>
        <table:table-row>
          <table:table-cell table:style-name="Table10.A1" office:value-type="string">
            <text:p text:style-name="P23">  98 </text:p>
          </table:table-cell>
          <table:table-cell table:style-name="Table10.A1" office:value-type="string">
            <text:section text:style-name="Sect2" text:name="Section328">
              <text:p text:style-name="P22"><text:bookmark text:name="C_0_981"/><text:span text:style-name="T60">  name</text:span><text:span text:style-name="T61">:</text:span><text:span text:style-name="T60"> </text:span><text:span text:style-name="T58">string</text:span> <text:bookmark text:name="L_0_991"/><text:bookmark text:name="L_0_992"/></text:p>
            </text:section>
          </table:table-cell>
        </table:table-row>
        <table:table-row>
          <table:table-cell table:style-name="Table10.A1" office:value-type="string">
            <text:p text:style-name="P23">  99 </text:p>
          </table:table-cell>
          <table:table-cell table:style-name="Table10.A1" office:value-type="string">
            <text:section text:style-name="Sect2" text:name="Section329">
              <text:p text:style-name="P22"><text:bookmark text:name="C_0_991"/><text:span text:style-name="T60">  subscripts</text:span><text:span text:style-name="T61">:</text:span><text:span text:style-name="T60"> Expression[] </text:span><text:span text:style-name="T67">// may be empty</text:span> <text:bookmark text:name="L_0_1001"/><text:bookmark text:name="L_0_1002"/></text:p>
            </text:section>
          </table:table-cell>
        </table:table-row>
        <table:table-row>
          <table:table-cell table:style-name="Table10.A1" office:value-type="string">
            <text:p text:style-name="P23"> 100 </text:p>
          </table:table-cell>
          <table:table-cell table:style-name="Table10.A1" office:value-type="string">
            <text:section text:style-name="Sect2" text:name="Section330">
              <text:p text:style-name="P22"><text:bookmark text:name="C_0_1001"/><text:span text:style-name="T60">}</text:span> <text:bookmark text:name="L_0_1018"/><text:bookmark text:name="L_0_1019"/></text:p>
            </text:section>
          </table:table-cell>
        </table:table-row>
        <table:table-row>
          <table:table-cell table:style-name="Table10.A1" office:value-type="string">
            <text:p text:style-name="P23"> 101 </text:p>
          </table:table-cell>
          <table:table-cell table:style-name="Table10.A1" office:value-type="string">
            <text:section text:style-name="Sect2" text:name="Section331">
              <text:p text:style-name="P22"><text:bookmark text:name="C_0_1011"/><text:span text:style-name="T60"> </text:span> <text:bookmark text:name="L_0_1021"/><text:bookmark text:name="L_0_10210"/></text:p>
            </text:section>
          </table:table-cell>
        </table:table-row>
        <table:table-row>
          <table:table-cell table:style-name="Table10.A1" office:value-type="string">
            <text:p text:style-name="P23"> 102 </text:p>
          </table:table-cell>
          <table:table-cell table:style-name="Table10.A1" office:value-type="string">
            <text:section text:style-name="Sect2" text:name="Section332">
              <text:p text:style-name="P22"><text:bookmark text:name="C_0_1022"/><text:span text:style-name="T67">/**</text:span> <text:bookmark text:name="L_0_1031"/><text:bookmark text:name="L_0_1032"/></text:p>
            </text:section>
          </table:table-cell>
        </table:table-row>
        <table:table-row>
          <table:table-cell table:style-name="Table10.A1" office:value-type="string">
            <text:p text:style-name="P23"> 103 </text:p>
          </table:table-cell>
          <table:table-cell table:style-name="Table10.A1" office:value-type="string">
            <text:section text:style-name="Sect2" text:name="Section333">
              <text:p text:style-name="P22"><text:bookmark text:name="C_0_1031"/><text:span text:style-name="T67"> * Does not differentiate CALL from other function calls. This</text:span> <text:bookmark text:name="L_0_1041"/><text:bookmark text:name="L_0_1042"/></text:p>
            </text:section>
          </table:table-cell>
        </table:table-row>
        <table:table-row>
          <table:table-cell table:style-name="Table10.A1" office:value-type="string">
            <text:p text:style-name="P23"> 104 </text:p>
          </table:table-cell>
          <table:table-cell table:style-name="Table10.A1" office:value-type="string">
            <text:section text:style-name="Sect2" text:name="Section334">
              <text:p text:style-name="P22"><text:bookmark text:name="C_0_1041"/><text:span text:style-name="T67"> * distinction is inferred from context of ocurrence of the call.</text:span> <text:bookmark text:name="L_0_1051"/><text:bookmark text:name="L_0_1052"/></text:p>
            </text:section>
          </table:table-cell>
        </table:table-row>
        <table:table-row>
          <table:table-cell table:style-name="Table10.A1" office:value-type="string">
            <text:p text:style-name="P23"> 105 </text:p>
          </table:table-cell>
          <table:table-cell table:style-name="Table10.A1" office:value-type="string">
            <text:section text:style-name="Sect2" text:name="Section335">
              <text:p text:style-name="P22"><text:bookmark text:name="C_0_1051"/><text:span text:style-name="T67"> */</text:span> <text:bookmark text:name="L_0_1061"/><text:bookmark text:name="L_0_1062"/></text:p>
            </text:section>
          </table:table-cell>
        </table:table-row>
        <table:table-row>
          <table:table-cell table:style-name="Table10.A1" office:value-type="string">
            <text:p text:style-name="P23"> 106 </text:p>
          </table:table-cell>
          <table:table-cell table:style-name="Table10.A1" office:value-type="string">
            <text:section text:style-name="Sect2" text:name="Section336">
              <text:p text:style-name="P22"><text:bookmark text:name="C_0_1061"/><text:span text:style-name="T61">export</text:span><text:span text:style-name="T60"> </text:span><text:span text:style-name="T58">interface</text:span><text:span text:style-name="T60"> FunctionCall {</text:span> <text:bookmark text:name="L_0_1071"/><text:bookmark text:name="L_0_1072"/></text:p>
            </text:section>
          </table:table-cell>
        </table:table-row>
        <table:table-row>
          <table:table-cell table:style-name="Table10.A1" office:value-type="string">
            <text:p text:style-name="P23"> 107 </text:p>
          </table:table-cell>
          <table:table-cell table:style-name="Table10.A1" office:value-type="string">
            <text:section text:style-name="Sect2" text:name="Section337">
              <text:p text:style-name="P22"><text:bookmark text:name="C_0_1071"/><text:span text:style-name="T60">  kind</text:span><text:span text:style-name="T61">:</text:span><text:span text:style-name="T60"> </text:span><text:span text:style-name="T62">'function call'</text:span> <text:bookmark text:name="L_0_1081"/><text:bookmark text:name="L_0_1082"/></text:p>
            </text:section>
          </table:table-cell>
        </table:table-row>
        <table:table-row>
          <table:table-cell table:style-name="Table10.A1" office:value-type="string">
            <text:p text:style-name="P23"> 108 </text:p>
          </table:table-cell>
          <table:table-cell table:style-name="Table10.A1" office:value-type="string">
            <text:section text:style-name="Sect2" text:name="Section338">
              <text:p text:style-name="P22"><text:bookmark text:name="C_0_1081"/><text:span text:style-name="T60">  name</text:span><text:span text:style-name="T61">:</text:span><text:span text:style-name="T60"> </text:span><text:span text:style-name="T58">string</text:span> <text:bookmark text:name="L_0_1091"/><text:bookmark text:name="L_0_1092"/></text:p>
            </text:section>
          </table:table-cell>
        </table:table-row>
        <table:table-row>
          <table:table-cell table:style-name="Table10.A1" office:value-type="string">
            <text:p text:style-name="P23"> 109 </text:p>
          </table:table-cell>
          <table:table-cell table:style-name="Table10.A1" office:value-type="string">
            <text:section text:style-name="Sect2" text:name="Section339">
              <text:p text:style-name="P22"><text:bookmark text:name="C_0_1091"/><text:span text:style-name="T60">  arguments</text:span><text:span text:style-name="T61">:</text:span><text:span text:style-name="T60"> Expression[]</text:span> <text:bookmark text:name="L_0_1101"/><text:bookmark text:name="L_0_1102"/></text:p>
            </text:section>
          </table:table-cell>
        </table:table-row>
        <table:table-row>
          <table:table-cell table:style-name="Table10.A1" office:value-type="string">
            <text:p text:style-name="P23"> 110 </text:p>
          </table:table-cell>
          <table:table-cell table:style-name="Table10.A1" office:value-type="string">
            <text:section text:style-name="Sect2" text:name="Section340">
              <text:p text:style-name="P22"><text:bookmark text:name="C_0_1101"/><text:span text:style-name="T60">}</text:span> <text:bookmark text:name="L_0_1111"/><text:bookmark text:name="L_0_1112"/></text:p>
            </text:section>
          </table:table-cell>
        </table:table-row>
        <table:table-row>
          <table:table-cell table:style-name="Table10.A1" office:value-type="string">
            <text:p text:style-name="P23"> 111 </text:p>
          </table:table-cell>
          <table:table-cell table:style-name="Table10.A1" office:value-type="string">
            <text:section text:style-name="Sect2" text:name="Section341">
              <text:p text:style-name="P22"><text:bookmark text:name="C_0_1114"/><text:span text:style-name="T60"> </text:span> <text:bookmark text:name="L_0_1122"/><text:bookmark text:name="L_0_1123"/></text:p>
            </text:section>
          </table:table-cell>
        </table:table-row>
        <table:table-row>
          <table:table-cell table:style-name="Table10.A1" office:value-type="string">
            <text:p text:style-name="P23"> 112 </text:p>
          </table:table-cell>
          <table:table-cell table:style-name="Table10.A1" office:value-type="string">
            <text:section text:style-name="Sect2" text:name="Section342">
              <text:p text:style-name="P22"><text:bookmark text:name="C_0_1121"/><text:span text:style-name="T61">export</text:span><text:span text:style-name="T60"> </text:span><text:span text:style-name="T58">interface</text:span><text:span text:style-name="T60"> Return {</text:span> <text:bookmark text:name="L_0_1131"/><text:bookmark text:name="L_0_1132"/></text:p>
            </text:section>
          </table:table-cell>
        </table:table-row>
        <table:table-row>
          <table:table-cell table:style-name="Table10.A1" office:value-type="string">
            <text:p text:style-name="P23"> 113 </text:p>
          </table:table-cell>
          <table:table-cell table:style-name="Table10.A1" office:value-type="string">
            <text:section text:style-name="Sect2" text:name="Section343">
              <text:p text:style-name="P22"><text:bookmark text:name="C_0_1132"/><text:span text:style-name="T60">  kind</text:span><text:span text:style-name="T61">:</text:span><text:span text:style-name="T60"> </text:span><text:span text:style-name="T62">'return'</text:span> <text:bookmark text:name="L_0_1141"/><text:bookmark text:name="L_0_1142"/></text:p>
            </text:section>
          </table:table-cell>
        </table:table-row>
        <table:table-row>
          <table:table-cell table:style-name="Table10.A1" office:value-type="string">
            <text:p text:style-name="P23"> 114 </text:p>
          </table:table-cell>
          <table:table-cell table:style-name="Table10.A1" office:value-type="string">
            <text:section text:style-name="Sect2" text:name="Section344">
              <text:p text:style-name="P22"><text:bookmark text:name="C_0_1141"/><text:span text:style-name="T60">  body</text:span><text:span text:style-name="T61">?:</text:span><text:span text:style-name="T60"> Expression</text:span> <text:bookmark text:name="L_0_1151"/><text:bookmark text:name="L_0_1152"/></text:p>
            </text:section>
          </table:table-cell>
        </table:table-row>
        <table:table-row>
          <table:table-cell table:style-name="Table10.A1" office:value-type="string">
            <text:p text:style-name="P23"> 115 </text:p>
          </table:table-cell>
          <table:table-cell table:style-name="Table10.A1" office:value-type="string">
            <text:section text:style-name="Sect2" text:name="Section345">
              <text:p text:style-name="P22"><text:bookmark text:name="C_0_1151"/><text:span text:style-name="T60">}</text:span> <text:bookmark text:name="L_0_1161"/><text:bookmark text:name="L_0_1162"/></text:p>
            </text:section>
          </table:table-cell>
        </table:table-row>
        <table:table-row>
          <table:table-cell table:style-name="Table10.A1" office:value-type="string">
            <text:p text:style-name="P23"> 116 </text:p>
          </table:table-cell>
          <table:table-cell table:style-name="Table10.A1" office:value-type="string">
            <text:section text:style-name="Sect2" text:name="Section346">
              <text:p text:style-name="P22"><text:bookmark text:name="C_0_1161"/><text:span text:style-name="T60"> </text:span> <text:bookmark text:name="L_0_1171"/><text:bookmark text:name="L_0_1172"/></text:p>
            </text:section>
          </table:table-cell>
        </table:table-row>
        <table:table-row>
          <table:table-cell table:style-name="Table10.A1" office:value-type="string">
            <text:p text:style-name="P23"> 117 </text:p>
          </table:table-cell>
          <table:table-cell table:style-name="Table10.A1" office:value-type="string">
            <text:section text:style-name="Sect2" text:name="Section347">
              <text:p text:style-name="P22"><text:bookmark text:name="C_0_1171"/><text:span text:style-name="T61">export</text:span><text:span text:style-name="T60"> </text:span><text:span text:style-name="T58">type</text:span><text:span text:style-name="T60"> Expression </text:span><text:span text:style-name="T61">=</text:span><text:span text:style-name="T60"> BooleanOperation </text:span><text:span text:style-name="T61">|</text:span><text:span text:style-name="T60"> Arithmetic </text:span><text:span text:style-name="T61">|</text:span><text:span text:style-name="T60"> Negation </text:span><text:span text:style-name="T61">|</text:span><text:span text:style-name="T60"> Constant </text:span><text:span text:style-name="T61">|</text:span><text:span text:style-name="T60"> IdentifierReference </text:span><text:span text:style-name="T61">|</text:span><text:span text:style-name="T60"> FunctionCall</text:span> <text:bookmark text:name="L_0_1181"/><text:bookmark text:name="L_0_1182"/></text:p>
            </text:section>
          </table:table-cell>
        </table:table-row>
        <table:table-row>
          <table:table-cell table:style-name="Table10.A1" office:value-type="string">
            <text:p text:style-name="P23"> 118 </text:p>
          </table:table-cell>
          <table:table-cell table:style-name="Table10.A1" office:value-type="string">
            <text:section text:style-name="Sect2" text:name="Section348">
              <text:p text:style-name="P22"><text:bookmark text:name="C_0_1181"/><text:span text:style-name="T60"> </text:span> <text:bookmark text:name="L_0_1191"/><text:bookmark text:name="L_0_1192"/></text:p>
            </text:section>
          </table:table-cell>
        </table:table-row>
        <table:table-row>
          <table:table-cell table:style-name="Table10.A1" office:value-type="string">
            <text:p text:style-name="P23"> 119 </text:p>
          </table:table-cell>
          <table:table-cell table:style-name="Table10.A1" office:value-type="string">
            <text:section text:style-name="Sect2" text:name="Section349">
              <text:p text:style-name="P22"><text:bookmark text:name="C_0_1191"/><text:span text:style-name="T61">export</text:span><text:span text:style-name="T60"> </text:span><text:span text:style-name="T58">type</text:span><text:span text:style-name="T60"> BooleanOperation </text:span><text:span text:style-name="T61">=</text:span><text:span text:style-name="T60"> LogicalOR </text:span><text:span text:style-name="T61">|</text:span><text:span text:style-name="T60"> LogicalAND </text:span><text:span text:style-name="T61">|</text:span><text:span text:style-name="T60"> LogicalNOT </text:span><text:span text:style-name="T61">|</text:span><text:span text:style-name="T60"> Comparison</text:span> <text:bookmark text:name="L_0_1201"/><text:bookmark text:name="L_0_1202"/></text:p>
            </text:section>
          </table:table-cell>
        </table:table-row>
        <table:table-row>
          <table:table-cell table:style-name="Table10.A1" office:value-type="string">
            <text:p text:style-name="P23"> 120 </text:p>
          </table:table-cell>
          <table:table-cell table:style-name="Table10.A1" office:value-type="string">
            <text:section text:style-name="Sect2" text:name="Section350">
              <text:p text:style-name="P22"><text:bookmark text:name="C_0_1201"/><text:span text:style-name="T60"> </text:span> <text:bookmark text:name="L_0_1211"/><text:bookmark text:name="L_0_1212"/></text:p>
            </text:section>
          </table:table-cell>
        </table:table-row>
        <table:table-row>
          <table:table-cell table:style-name="Table10.A1" office:value-type="string">
            <text:p text:style-name="P23"> 121 </text:p>
          </table:table-cell>
          <table:table-cell table:style-name="Table10.A1" office:value-type="string">
            <text:section text:style-name="Sect2" text:name="Section351">
              <text:p text:style-name="P22"><text:bookmark text:name="C_0_1213"/><text:span text:style-name="T61">export</text:span><text:span text:style-name="T60"> </text:span><text:span text:style-name="T58">interface</text:span><text:span text:style-name="T60"> LogicalOR {</text:span> <text:bookmark text:name="L_0_1222"/><text:bookmark text:name="L_0_1223"/></text:p>
            </text:section>
          </table:table-cell>
        </table:table-row>
        <table:table-row>
          <table:table-cell table:style-name="Table10.A1" office:value-type="string">
            <text:p text:style-name="P23"> 122 </text:p>
          </table:table-cell>
          <table:table-cell table:style-name="Table10.A1" office:value-type="string">
            <text:section text:style-name="Sect2" text:name="Section352">
              <text:p text:style-name="P22"><text:bookmark text:name="C_0_1221"/><text:span text:style-name="T60">  kind</text:span><text:span text:style-name="T61">:</text:span><text:span text:style-name="T60"> </text:span><text:span text:style-name="T62">'or'</text:span> <text:bookmark text:name="L_0_1231"/><text:bookmark text:name="L_0_1232"/></text:p>
            </text:section>
          </table:table-cell>
        </table:table-row>
        <table:table-row>
          <table:table-cell table:style-name="Table10.A1" office:value-type="string">
            <text:p text:style-name="P23"> 123 </text:p>
          </table:table-cell>
          <table:table-cell table:style-name="Table10.A1" office:value-type="string">
            <text:section text:style-name="Sect2" text:name="Section353">
              <text:p text:style-name="P22"><text:bookmark text:name="C_0_1232"/><text:span text:style-name="T60">  leftSide</text:span><text:span text:style-name="T61">:</text:span><text:span text:style-name="T60"> Expression</text:span> <text:bookmark text:name="L_0_1241"/><text:bookmark text:name="L_0_1242"/></text:p>
            </text:section>
          </table:table-cell>
        </table:table-row>
        <table:table-row>
          <table:table-cell table:style-name="Table10.A1" office:value-type="string">
            <text:p text:style-name="P23"> 124 </text:p>
          </table:table-cell>
          <table:table-cell table:style-name="Table10.A1" office:value-type="string">
            <text:section text:style-name="Sect2" text:name="Section354">
              <text:p text:style-name="P22"><text:bookmark text:name="C_0_1241"/><text:span text:style-name="T60">  rightSide</text:span><text:span text:style-name="T61">:</text:span><text:span text:style-name="T60"> Expression</text:span> <text:bookmark text:name="L_0_1251"/><text:bookmark text:name="L_0_1252"/></text:p>
            </text:section>
          </table:table-cell>
        </table:table-row>
        <table:table-row>
          <table:table-cell table:style-name="Table10.A1" office:value-type="string">
            <text:p text:style-name="P23"> 125 </text:p>
          </table:table-cell>
          <table:table-cell table:style-name="Table10.A1" office:value-type="string">
            <text:section text:style-name="Sect2" text:name="Section355">
              <text:p text:style-name="P22"><text:bookmark text:name="C_0_1251"/><text:span text:style-name="T60">}</text:span> <text:bookmark text:name="L_0_1261"/><text:bookmark text:name="L_0_1262"/></text:p>
            </text:section>
          </table:table-cell>
        </table:table-row>
        <table:table-row>
          <table:table-cell table:style-name="Table10.A1" office:value-type="string">
            <text:p text:style-name="P23"> 126 </text:p>
          </table:table-cell>
          <table:table-cell table:style-name="Table10.A1" office:value-type="string">
            <text:section text:style-name="Sect2" text:name="Section356">
              <text:p text:style-name="P22"><text:bookmark text:name="C_0_1261"/><text:span text:style-name="T60"> </text:span> <text:bookmark text:name="L_0_1271"/><text:bookmark text:name="L_0_1272"/></text:p>
            </text:section>
          </table:table-cell>
        </table:table-row>
        <table:table-row>
          <table:table-cell table:style-name="Table10.A1" office:value-type="string">
            <text:p text:style-name="P23"> 127 </text:p>
          </table:table-cell>
          <table:table-cell table:style-name="Table10.A1" office:value-type="string">
            <text:section text:style-name="Sect2" text:name="Section357">
              <text:p text:style-name="P22"><text:bookmark text:name="C_0_1271"/><text:span text:style-name="T61">export</text:span><text:span text:style-name="T60"> </text:span><text:span text:style-name="T58">interface</text:span><text:span text:style-name="T60"> LogicalAND {</text:span> <text:bookmark text:name="L_0_1281"/><text:bookmark text:name="L_0_1282"/></text:p>
            </text:section>
          </table:table-cell>
        </table:table-row>
        <table:table-row>
          <table:table-cell table:style-name="Table10.A1" office:value-type="string">
            <text:p text:style-name="P23"> 128 </text:p>
          </table:table-cell>
          <table:table-cell table:style-name="Table10.A1" office:value-type="string">
            <text:section text:style-name="Sect2" text:name="Section358">
              <text:p text:style-name="P22"><text:bookmark text:name="C_0_128"/><text:span text:style-name="T60">  kind</text:span><text:span text:style-name="T61">:</text:span><text:span text:style-name="T60"> </text:span><text:span text:style-name="T62">'and'</text:span> <text:bookmark text:name="L_0_1291"/><text:bookmark text:name="L_0_1292"/></text:p>
            </text:section>
          </table:table-cell>
        </table:table-row>
        <table:table-row>
          <table:table-cell table:style-name="Table10.A1" office:value-type="string">
            <text:p text:style-name="P23"> 129 </text:p>
          </table:table-cell>
          <table:table-cell table:style-name="Table10.A1" office:value-type="string">
            <text:section text:style-name="Sect2" text:name="Section359">
              <text:p text:style-name="P22"><text:bookmark text:name="C_0_1291"/><text:span text:style-name="T60">  leftSide</text:span><text:span text:style-name="T61">:</text:span><text:span text:style-name="T60"> Expression</text:span> <text:bookmark text:name="L_0_1301"/><text:bookmark text:name="L_0_1302"/></text:p>
            </text:section>
          </table:table-cell>
        </table:table-row>
        <table:table-row>
          <table:table-cell table:style-name="Table10.A1" office:value-type="string">
            <text:p text:style-name="P23"> 130 </text:p>
          </table:table-cell>
          <table:table-cell table:style-name="Table10.A1" office:value-type="string">
            <text:section text:style-name="Sect2" text:name="Section360">
              <text:p text:style-name="P22"><text:bookmark text:name="C_0_130"/><text:span text:style-name="T60">  rightSide</text:span><text:span text:style-name="T61">:</text:span><text:span text:style-name="T60"> Expression</text:span> <text:bookmark text:name="L_0_1311"/><text:bookmark text:name="L_0_1312"/></text:p>
            </text:section>
          </table:table-cell>
        </table:table-row>
        <table:table-row>
          <table:table-cell table:style-name="Table10.A1" office:value-type="string">
            <text:p text:style-name="P23"> 131 </text:p>
          </table:table-cell>
          <table:table-cell table:style-name="Table10.A1" office:value-type="string">
            <text:section text:style-name="Sect2" text:name="Section361">
              <text:p text:style-name="P22"><text:bookmark text:name="C_0_131"/><text:span text:style-name="T60">}</text:span> <text:bookmark text:name="L_0_1326"/><text:bookmark text:name="L_0_1327"/></text:p>
            </text:section>
          </table:table-cell>
        </table:table-row>
        <table:table-row>
          <table:table-cell table:style-name="Table10.A1" office:value-type="string">
            <text:p text:style-name="P23"> 132 </text:p>
          </table:table-cell>
          <table:table-cell table:style-name="Table10.A1" office:value-type="string">
            <text:section text:style-name="Sect2" text:name="Section362">
              <text:p text:style-name="P22"><text:bookmark text:name="C_0_1321"/><text:span text:style-name="T60"> </text:span> <text:bookmark text:name="L_0_1331"/><text:bookmark text:name="L_0_1332"/></text:p>
            </text:section>
          </table:table-cell>
        </table:table-row>
        <table:table-row>
          <table:table-cell table:style-name="Table10.A1" office:value-type="string">
            <text:p text:style-name="P23"> 133 </text:p>
          </table:table-cell>
          <table:table-cell table:style-name="Table10.A1" office:value-type="string">
            <text:section text:style-name="Sect2" text:name="Section363">
              <text:p text:style-name="P22"><text:bookmark text:name="C_0_133"/><text:span text:style-name="T61">export</text:span><text:span text:style-name="T60"> </text:span><text:span text:style-name="T58">interface</text:span><text:span text:style-name="T60"> LogicalNOT {</text:span> <text:bookmark text:name="L_0_1341"/><text:bookmark text:name="L_0_1342"/></text:p>
            </text:section>
          </table:table-cell>
        </table:table-row>
        <table:table-row>
          <table:table-cell table:style-name="Table10.A1" office:value-type="string">
            <text:p text:style-name="P23"> 134 </text:p>
          </table:table-cell>
          <table:table-cell table:style-name="Table10.A1" office:value-type="string">
            <text:section text:style-name="Sect2" text:name="Section364">
              <text:p text:style-name="P22"><text:bookmark text:name="C_0_1341"/><text:span text:style-name="T60">  kind</text:span><text:span text:style-name="T61">:</text:span><text:span text:style-name="T60"> </text:span><text:span text:style-name="T62">'not'</text:span> <text:bookmark text:name="L_0_1351"/><text:bookmark text:name="L_0_1352"/></text:p>
            </text:section>
          </table:table-cell>
        </table:table-row>
        <table:table-row>
          <table:table-cell table:style-name="Table10.A1" office:value-type="string">
            <text:p text:style-name="P23"> 135 </text:p>
          </table:table-cell>
          <table:table-cell table:style-name="Table10.A1" office:value-type="string">
            <text:section text:style-name="Sect2" text:name="Section365">
              <text:p text:style-name="P22"><text:bookmark text:name="C_0_1351"/><text:span text:style-name="T60">  target</text:span><text:span text:style-name="T61">:</text:span><text:span text:style-name="T60"> Expression</text:span> <text:bookmark text:name="L_0_1361"/><text:bookmark text:name="L_0_1362"/></text:p>
            </text:section>
          </table:table-cell>
        </table:table-row>
        <table:table-row>
          <table:table-cell table:style-name="Table10.A1" office:value-type="string">
            <text:p text:style-name="P23"> 136 </text:p>
          </table:table-cell>
          <table:table-cell table:style-name="Table10.A1" office:value-type="string">
            <text:section text:style-name="Sect2" text:name="Section366">
              <text:p text:style-name="P22"><text:bookmark text:name="C_0_1361"/><text:span text:style-name="T60">}</text:span> <text:bookmark text:name="L_0_1371"/><text:bookmark text:name="L_0_1372"/></text:p>
            </text:section>
          </table:table-cell>
        </table:table-row>
        <table:table-row>
          <table:table-cell table:style-name="Table10.A1" office:value-type="string">
            <text:p text:style-name="P23"> 137 </text:p>
          </table:table-cell>
          <table:table-cell table:style-name="Table10.A1" office:value-type="string">
            <text:section text:style-name="Sect2" text:name="Section367">
              <text:p text:style-name="P22"><text:bookmark text:name="C_0_137"/><text:span text:style-name="T60"> </text:span> <text:bookmark text:name="L_0_1381"/><text:bookmark text:name="L_0_1382"/></text:p>
            </text:section>
          </table:table-cell>
        </table:table-row>
        <table:table-row>
          <table:table-cell table:style-name="Table10.A1" office:value-type="string">
            <text:p text:style-name="P23"> 138 </text:p>
          </table:table-cell>
          <table:table-cell table:style-name="Table10.A1" office:value-type="string">
            <text:section text:style-name="Sect2" text:name="Section368">
              <text:p text:style-name="P22"><text:bookmark text:name="C_0_138"/><text:span text:style-name="T61">export</text:span><text:span text:style-name="T60"> </text:span><text:span text:style-name="T58">interface</text:span><text:span text:style-name="T60"> Comparison {</text:span> <text:bookmark text:name="L_0_1391"/><text:bookmark text:name="L_0_1392"/></text:p>
            </text:section>
          </table:table-cell>
        </table:table-row>
        <table:table-row>
          <table:table-cell table:style-name="Table10.A1" office:value-type="string">
            <text:p text:style-name="P23"> 139 </text:p>
          </table:table-cell>
          <table:table-cell table:style-name="Table10.A1" office:value-type="string">
            <text:section text:style-name="Sect2" text:name="Section369">
              <text:p text:style-name="P22"><text:bookmark text:name="C_0_139"/><text:span text:style-name="T60">  kind</text:span><text:span text:style-name="T61">:</text:span><text:span text:style-name="T60"> </text:span><text:span text:style-name="T62">'comparison'</text:span> <text:bookmark text:name="L_0_1401"/><text:bookmark text:name="L_0_1402"/></text:p>
            </text:section>
          </table:table-cell>
        </table:table-row>
        <table:table-row>
          <table:table-cell table:style-name="Table10.A1" office:value-type="string">
            <text:p text:style-name="P23"> 140 </text:p>
          </table:table-cell>
          <table:table-cell table:style-name="Table10.A1" office:value-type="string">
            <text:section text:style-name="Sect2" text:name="Section370">
              <text:p text:style-name="P22"><text:bookmark text:name="C_0_140"/><text:span text:style-name="T60">  operator</text:span><text:span text:style-name="T61">:</text:span><text:span text:style-name="T60"> </text:span><text:span text:style-name="T62">'&lt;='</text:span><text:span text:style-name="T60"> </text:span><text:span text:style-name="T61">|</text:span><text:span text:style-name="T60"> </text:span><text:span text:style-name="T62">'&lt;'</text:span><text:span text:style-name="T60"> </text:span><text:span text:style-name="T61">|</text:span><text:span text:style-name="T60"> </text:span><text:span text:style-name="T62">'&gt;='</text:span><text:span text:style-name="T60"> </text:span><text:span text:style-name="T61">|</text:span><text:span text:style-name="T60"> </text:span><text:span text:style-name="T62">'&gt;'</text:span><text:span text:style-name="T60"> </text:span><text:span text:style-name="T61">|</text:span><text:span text:style-name="T60"> </text:span><text:span text:style-name="T62">'='</text:span><text:span text:style-name="T60"> </text:span><text:span text:style-name="T61">|</text:span><text:span text:style-name="T60"> </text:span><text:span text:style-name="T62">'!='</text:span> <text:bookmark text:name="L_0_1411"/><text:bookmark text:name="L_0_1412"/></text:p>
            </text:section>
          </table:table-cell>
        </table:table-row>
        <table:table-row>
          <table:table-cell table:style-name="Table10.A1" office:value-type="string">
            <text:p text:style-name="P23"> 141 </text:p>
          </table:table-cell>
          <table:table-cell table:style-name="Table10.A1" office:value-type="string">
            <text:section text:style-name="Sect2" text:name="Section371">
              <text:p text:style-name="P22"><text:bookmark text:name="C_0_141"/><text:span text:style-name="T60">  leftSide</text:span><text:span text:style-name="T61">:</text:span><text:span text:style-name="T60"> Expression</text:span> <text:bookmark text:name="L_0_1424"/><text:bookmark text:name="L_0_1425"/></text:p>
            </text:section>
          </table:table-cell>
        </table:table-row>
        <table:table-row>
          <table:table-cell table:style-name="Table10.A1" office:value-type="string">
            <text:p text:style-name="P23"> 142 </text:p>
          </table:table-cell>
          <table:table-cell table:style-name="Table10.A1" office:value-type="string">
            <text:section text:style-name="Sect2" text:name="Section372">
              <text:p text:style-name="P22"><text:bookmark text:name="C_0_1421"/><text:span text:style-name="T60">  rightSide</text:span><text:span text:style-name="T61">:</text:span><text:span text:style-name="T60"> Expression</text:span> <text:bookmark text:name="L_0_1433"/><text:bookmark text:name="L_0_1434"/></text:p>
            </text:section>
          </table:table-cell>
        </table:table-row>
        <table:table-row>
          <table:table-cell table:style-name="Table10.A1" office:value-type="string">
            <text:p text:style-name="P23"> 143 </text:p>
          </table:table-cell>
          <table:table-cell table:style-name="Table10.A1" office:value-type="string">
            <text:section text:style-name="Sect2" text:name="Section373">
              <text:p text:style-name="P22"><text:bookmark text:name="C_0_143"/><text:span text:style-name="T60">}</text:span> <text:bookmark text:name="L_0_1441"/><text:bookmark text:name="L_0_1442"/></text:p>
            </text:section>
          </table:table-cell>
        </table:table-row>
        <table:table-row>
          <table:table-cell table:style-name="Table10.A1" office:value-type="string">
            <text:p text:style-name="P23"> 144 </text:p>
          </table:table-cell>
          <table:table-cell table:style-name="Table10.A1" office:value-type="string">
            <text:section text:style-name="Sect2" text:name="C_0_144">
              <text:p text:style-name="P22"><text:span text:style-name="T60"> </text:span> <text:bookmark text:name="L_0_1451"/><text:bookmark text:name="L_0_1452"/></text:p>
            </text:section>
          </table:table-cell>
        </table:table-row>
        <table:table-row>
          <table:table-cell table:style-name="Table10.A1" office:value-type="string">
            <text:p text:style-name="P23"> 145 </text:p>
          </table:table-cell>
          <table:table-cell table:style-name="Table10.A1" office:value-type="string">
            <text:section text:style-name="Sect2" text:name="C_0_145">
              <text:p text:style-name="P22"><text:span text:style-name="T61">export</text:span><text:span text:style-name="T60"> </text:span><text:span text:style-name="T58">interface</text:span><text:span text:style-name="T60"> Arithmetic {</text:span> <text:bookmark text:name="L_0_1461"/><text:bookmark text:name="L_0_1462"/></text:p>
            </text:section>
          </table:table-cell>
        </table:table-row>
        <table:table-row>
          <table:table-cell table:style-name="Table10.A1" office:value-type="string">
            <text:p text:style-name="P23"> 146 </text:p>
          </table:table-cell>
          <table:table-cell table:style-name="Table10.A1" office:value-type="string">
            <text:section text:style-name="Sect2" text:name="C_0_146">
              <text:p text:style-name="P22"><text:span text:style-name="T60">  kind</text:span><text:span text:style-name="T61">:</text:span><text:span text:style-name="T60"> </text:span><text:span text:style-name="T62">'arithmetic'</text:span> <text:bookmark text:name="L_0_1471"/><text:bookmark text:name="L_0_1472"/></text:p>
            </text:section>
          </table:table-cell>
        </table:table-row>
        <table:table-row>
          <table:table-cell table:style-name="Table10.A1" office:value-type="string">
            <text:p text:style-name="P23"> 147 </text:p>
          </table:table-cell>
          <table:table-cell table:style-name="Table10.A1" office:value-type="string">
            <text:section text:style-name="Sect2" text:name="C_0_147">
              <text:p text:style-name="P22"><text:span text:style-name="T60">  operator</text:span><text:span text:style-name="T61">:</text:span><text:span text:style-name="T60"> </text:span><text:span text:style-name="T62">'+'</text:span><text:span text:style-name="T60"> </text:span><text:span text:style-name="T61">|</text:span><text:span text:style-name="T60"> </text:span><text:span text:style-name="T62">'-'</text:span><text:span text:style-name="T60"> </text:span><text:span text:style-name="T61">|</text:span><text:span text:style-name="T60"> </text:span><text:span text:style-name="T62">'*'</text:span><text:span text:style-name="T60"> </text:span><text:span text:style-name="T61">|</text:span><text:span text:style-name="T60"> </text:span><text:span text:style-name="T62">'/'</text:span><text:span text:style-name="T60"> </text:span><text:span text:style-name="T61">|</text:span><text:span text:style-name="T60"> </text:span><text:span text:style-name="T62">'%'</text:span> <text:bookmark text:name="L_0_1481"/><text:bookmark text:name="L_0_1482"/></text:p>
            </text:section>
          </table:table-cell>
        </table:table-row>
        <table:table-row>
          <table:table-cell table:style-name="Table10.A1" office:value-type="string">
            <text:p text:style-name="P23"> 148 </text:p>
          </table:table-cell>
          <table:table-cell table:style-name="Table10.A1" office:value-type="string">
            <text:section text:style-name="Sect2" text:name="C_0_148">
              <text:p text:style-name="P22"><text:span text:style-name="T60">  leftSide</text:span><text:span text:style-name="T61">:</text:span><text:span text:style-name="T60"> Expression</text:span> <text:bookmark text:name="L_0_1491"/><text:bookmark text:name="L_0_1492"/></text:p>
            </text:section>
          </table:table-cell>
        </table:table-row>
        <text:soft-page-break/>
        <table:table-row>
          <table:table-cell table:style-name="Table10.A1" office:value-type="string">
            <text:p text:style-name="P23"> 149 </text:p>
          </table:table-cell>
          <table:table-cell table:style-name="Table10.A1" office:value-type="string">
            <text:section text:style-name="Sect2" text:name="C_0_149">
              <text:p text:style-name="P22"><text:span text:style-name="T60">  rightSide</text:span><text:span text:style-name="T61">:</text:span><text:span text:style-name="T60"> Expression</text:span> <text:bookmark text:name="L_0_1501"/><text:bookmark text:name="L_0_1502"/></text:p>
            </text:section>
          </table:table-cell>
        </table:table-row>
        <table:table-row>
          <table:table-cell table:style-name="Table10.A1" office:value-type="string">
            <text:p text:style-name="P23"> 150 </text:p>
          </table:table-cell>
          <table:table-cell table:style-name="Table10.A1" office:value-type="string">
            <text:section text:style-name="Sect2" text:name="C_0_150">
              <text:p text:style-name="P22"><text:span text:style-name="T60">}</text:span> <text:bookmark text:name="L_0_1511"/><text:bookmark text:name="L_0_1512"/></text:p>
            </text:section>
          </table:table-cell>
        </table:table-row>
        <table:table-row>
          <table:table-cell table:style-name="Table10.A1" office:value-type="string">
            <text:p text:style-name="P23"> 151 </text:p>
          </table:table-cell>
          <table:table-cell table:style-name="Table10.A1" office:value-type="string">
            <text:section text:style-name="Sect2" text:name="C_0_151">
              <text:p text:style-name="P22"><text:span text:style-name="T60"> </text:span> <text:bookmark text:name="L_0_1521"/><text:bookmark text:name="L_0_1522"/></text:p>
            </text:section>
          </table:table-cell>
        </table:table-row>
        <table:table-row>
          <table:table-cell table:style-name="Table10.A1" office:value-type="string">
            <text:p text:style-name="P23"> 152 </text:p>
          </table:table-cell>
          <table:table-cell table:style-name="Table10.A1" office:value-type="string">
            <text:section text:style-name="Sect2" text:name="C_0_152">
              <text:p text:style-name="P22"><text:span text:style-name="T61">export</text:span><text:span text:style-name="T60"> </text:span><text:span text:style-name="T58">interface</text:span><text:span text:style-name="T60"> Negation {</text:span> <text:bookmark text:name="L_0_1531"/><text:bookmark text:name="L_0_1532"/></text:p>
            </text:section>
          </table:table-cell>
        </table:table-row>
        <table:table-row>
          <table:table-cell table:style-name="Table10.A1" office:value-type="string">
            <text:p text:style-name="P23"> 153 </text:p>
          </table:table-cell>
          <table:table-cell table:style-name="Table10.A1" office:value-type="string">
            <text:section text:style-name="Sect2" text:name="C_0_153">
              <text:p text:style-name="P22"><text:span text:style-name="T60">  kind</text:span><text:span text:style-name="T61">:</text:span><text:span text:style-name="T60"> </text:span><text:span text:style-name="T62">'negation'</text:span> <text:bookmark text:name="L_0_1541"/><text:bookmark text:name="L_0_1542"/></text:p>
            </text:section>
          </table:table-cell>
        </table:table-row>
        <table:table-row>
          <table:table-cell table:style-name="Table10.A1" office:value-type="string">
            <text:p text:style-name="P23"> 154 </text:p>
          </table:table-cell>
          <table:table-cell table:style-name="Table10.A1" office:value-type="string">
            <text:section text:style-name="Sect2" text:name="C_0_154">
              <text:p text:style-name="P22"><text:span text:style-name="T60">  target</text:span><text:span text:style-name="T61">:</text:span><text:span text:style-name="T60"> Expression</text:span> <text:bookmark text:name="L_0_1551"/><text:bookmark text:name="L_0_1552"/></text:p>
            </text:section>
          </table:table-cell>
        </table:table-row>
        <table:table-row>
          <table:table-cell table:style-name="Table10.A1" office:value-type="string">
            <text:p text:style-name="P23"> 155 </text:p>
          </table:table-cell>
          <table:table-cell table:style-name="Table10.A1" office:value-type="string">
            <text:section text:style-name="Sect2" text:name="C_0_155">
              <text:p text:style-name="P22"><text:span text:style-name="T60">}</text:span> <text:bookmark text:name="L_0_1561"/><text:bookmark text:name="L_0_1562"/></text:p>
            </text:section>
          </table:table-cell>
        </table:table-row>
        <table:table-row>
          <table:table-cell table:style-name="Table10.A1" office:value-type="string">
            <text:p text:style-name="P23"> 156 </text:p>
          </table:table-cell>
          <table:table-cell table:style-name="Table10.A1" office:value-type="string">
            <text:section text:style-name="Sect2" text:name="C_0_156">
              <text:p text:style-name="P22"><text:span text:style-name="T60"> </text:span> <text:bookmark text:name="L_0_1571"/><text:bookmark text:name="L_0_1572"/></text:p>
            </text:section>
          </table:table-cell>
        </table:table-row>
        <table:table-row>
          <table:table-cell table:style-name="Table10.A1" office:value-type="string">
            <text:p text:style-name="P23"> 157 </text:p>
          </table:table-cell>
          <table:table-cell table:style-name="Table10.A1" office:value-type="string">
            <text:section text:style-name="Sect2" text:name="C_0_157">
              <text:p text:style-name="P22"><text:span text:style-name="T61">export</text:span><text:span text:style-name="T60"> </text:span><text:span text:style-name="T58">type</text:span><text:span text:style-name="T60"> Constant </text:span><text:span text:style-name="T61">=</text:span><text:span text:style-name="T60"> IBoolean </text:span><text:span text:style-name="T61">|</text:span><text:span text:style-name="T60"> Char </text:span><text:span text:style-name="T61">|</text:span><text:span text:style-name="T60"> Int </text:span><text:span text:style-name="T61">|</text:span><text:span text:style-name="T60"> Float</text:span> <text:bookmark text:name="L_0_1581"/><text:bookmark text:name="L_0_1582"/></text:p>
            </text:section>
          </table:table-cell>
        </table:table-row>
        <table:table-row>
          <table:table-cell table:style-name="Table10.A1" office:value-type="string">
            <text:p text:style-name="P23"> 158 </text:p>
          </table:table-cell>
          <table:table-cell table:style-name="Table10.A1" office:value-type="string">
            <text:section text:style-name="Sect2" text:name="C_0_158">
              <text:p text:style-name="P22"><text:span text:style-name="T60"> </text:span> <text:bookmark text:name="L_0_159"/></text:p>
            </text:section>
          </table:table-cell>
        </table:table-row>
        <table:table-row>
          <table:table-cell table:style-name="Table10.A1" office:value-type="string">
            <text:p text:style-name="P23"> 159 </text:p>
          </table:table-cell>
          <table:table-cell table:style-name="Table10.A1" office:value-type="string">
            <text:section text:style-name="Sect2" text:name="C_0_159">
              <text:p text:style-name="P22"><text:span text:style-name="T61">export</text:span><text:span text:style-name="T60"> </text:span><text:span text:style-name="T58">interface</text:span><text:span text:style-name="T60"> IBoolean {</text:span> <text:bookmark text:name="L_0_160"/></text:p>
            </text:section>
          </table:table-cell>
        </table:table-row>
        <table:table-row>
          <table:table-cell table:style-name="Table10.A1" office:value-type="string">
            <text:p text:style-name="P23"> 160 </text:p>
          </table:table-cell>
          <table:table-cell table:style-name="Table10.A1" office:value-type="string">
            <text:section text:style-name="Sect2" text:name="C_0_160">
              <text:p text:style-name="P22"><text:span text:style-name="T60">  kind</text:span><text:span text:style-name="T61">:</text:span><text:span text:style-name="T60"> </text:span><text:span text:style-name="T62">'boolean'</text:span> <text:bookmark text:name="L_0_1617"/><text:bookmark text:name="L_0_1618"/></text:p>
            </text:section>
          </table:table-cell>
        </table:table-row>
        <table:table-row>
          <table:table-cell table:style-name="Table10.A1" office:value-type="string">
            <text:p text:style-name="P23"> 161 </text:p>
          </table:table-cell>
          <table:table-cell table:style-name="Table10.A1" office:value-type="string">
            <text:section text:style-name="Sect2" text:name="C_0_161">
              <text:p text:style-name="P22"><text:span text:style-name="T60">  value</text:span><text:span text:style-name="T61">:</text:span><text:span text:style-name="T60"> </text:span><text:span text:style-name="T58">boolean</text:span> <text:bookmark text:name="L_0_1621"/><text:bookmark text:name="L_0_1622"/></text:p>
            </text:section>
          </table:table-cell>
        </table:table-row>
        <table:table-row>
          <table:table-cell table:style-name="Table10.A1" office:value-type="string">
            <text:p text:style-name="P23"> 162 </text:p>
          </table:table-cell>
          <table:table-cell table:style-name="Table10.A1" office:value-type="string">
            <text:section text:style-name="Sect2" text:name="C_0_162">
              <text:p text:style-name="P22"><text:span text:style-name="T60">}</text:span> <text:bookmark text:name="L_0_1631"/><text:bookmark text:name="L_0_1632"/></text:p>
            </text:section>
          </table:table-cell>
        </table:table-row>
        <table:table-row>
          <table:table-cell table:style-name="Table10.A1" office:value-type="string">
            <text:p text:style-name="P23"> 163 </text:p>
          </table:table-cell>
          <table:table-cell table:style-name="Table10.A1" office:value-type="string">
            <text:section text:style-name="Sect2" text:name="C_0_163">
              <text:p text:style-name="P22"><text:span text:style-name="T60"> </text:span> <text:bookmark text:name="L_0_1641"/><text:bookmark text:name="L_0_1642"/></text:p>
            </text:section>
          </table:table-cell>
        </table:table-row>
        <table:table-row>
          <table:table-cell table:style-name="Table10.A1" office:value-type="string">
            <text:p text:style-name="P23"> 164 </text:p>
          </table:table-cell>
          <table:table-cell table:style-name="Table10.A1" office:value-type="string">
            <text:section text:style-name="Sect2" text:name="C_0_164">
              <text:p text:style-name="P22"><text:span text:style-name="T61">export</text:span><text:span text:style-name="T60"> </text:span><text:span text:style-name="T58">interface</text:span><text:span text:style-name="T60"> Char {</text:span> <text:bookmark text:name="L_0_1651"/><text:bookmark text:name="L_0_1652"/></text:p>
            </text:section>
          </table:table-cell>
        </table:table-row>
        <table:table-row>
          <table:table-cell table:style-name="Table10.A1" office:value-type="string">
            <text:p text:style-name="P23"> 165 </text:p>
          </table:table-cell>
          <table:table-cell table:style-name="Table10.A1" office:value-type="string">
            <text:section text:style-name="Sect2" text:name="C_0_165">
              <text:p text:style-name="P22"><text:span text:style-name="T60">  kind</text:span><text:span text:style-name="T61">:</text:span><text:span text:style-name="T60"> </text:span><text:span text:style-name="T62">'character'</text:span> <text:bookmark text:name="L_0_1661"/><text:bookmark text:name="L_0_1662"/></text:p>
            </text:section>
          </table:table-cell>
        </table:table-row>
        <table:table-row>
          <table:table-cell table:style-name="Table10.A1" office:value-type="string">
            <text:p text:style-name="P23"> 166 </text:p>
          </table:table-cell>
          <table:table-cell table:style-name="Table10.A1" office:value-type="string">
            <text:section text:style-name="Sect2" text:name="C_0_166">
              <text:p text:style-name="P22"><text:span text:style-name="T60">  intValue</text:span><text:span text:style-name="T61">:</text:span><text:span text:style-name="T60"> </text:span><text:span text:style-name="T58">number</text:span> <text:bookmark text:name="L_0_1671"/><text:bookmark text:name="L_0_1672"/></text:p>
            </text:section>
          </table:table-cell>
        </table:table-row>
        <table:table-row>
          <table:table-cell table:style-name="Table10.A1" office:value-type="string">
            <text:p text:style-name="P23"> 167 </text:p>
          </table:table-cell>
          <table:table-cell table:style-name="Table10.A1" office:value-type="string">
            <text:section text:style-name="Sect2" text:name="C_0_167">
              <text:p text:style-name="P22"><text:span text:style-name="T60">  stringValue</text:span><text:span text:style-name="T61">:</text:span><text:span text:style-name="T60"> </text:span><text:span text:style-name="T58">string</text:span> <text:bookmark text:name="L_0_1681"/><text:bookmark text:name="L_0_1682"/></text:p>
            </text:section>
          </table:table-cell>
        </table:table-row>
        <table:table-row>
          <table:table-cell table:style-name="Table10.A1" office:value-type="string">
            <text:p text:style-name="P23"> 168 </text:p>
          </table:table-cell>
          <table:table-cell table:style-name="Table10.A1" office:value-type="string">
            <text:section text:style-name="Sect2" text:name="C_0_168">
              <text:p text:style-name="P22"><text:span text:style-name="T60">  codeValue</text:span><text:span text:style-name="T61">:</text:span><text:span text:style-name="T60"> </text:span><text:span text:style-name="T58">string</text:span><text:span text:style-name="T60"> </text:span><text:span text:style-name="T67">// value as would appear in code</text:span> <text:bookmark text:name="L_0_1691"/><text:bookmark text:name="L_0_1692"/></text:p>
            </text:section>
          </table:table-cell>
        </table:table-row>
        <table:table-row>
          <table:table-cell table:style-name="Table10.A1" office:value-type="string">
            <text:p text:style-name="P23"> 169 </text:p>
          </table:table-cell>
          <table:table-cell table:style-name="Table10.A1" office:value-type="string">
            <text:section text:style-name="Sect2" text:name="C_0_169">
              <text:p text:style-name="P22"><text:span text:style-name="T60">}</text:span> <text:bookmark text:name="L_0_1701"/><text:bookmark text:name="L_0_1702"/></text:p>
            </text:section>
          </table:table-cell>
        </table:table-row>
        <table:table-row>
          <table:table-cell table:style-name="Table10.A1" office:value-type="string">
            <text:p text:style-name="P23"> 170 </text:p>
          </table:table-cell>
          <table:table-cell table:style-name="Table10.A1" office:value-type="string">
            <text:section text:style-name="Sect2" text:name="C_0_170">
              <text:p text:style-name="P22"><text:span text:style-name="T60"> </text:span> <text:bookmark text:name="L_0_1715"/><text:bookmark text:name="L_0_1716"/></text:p>
            </text:section>
          </table:table-cell>
        </table:table-row>
        <table:table-row>
          <table:table-cell table:style-name="Table10.A1" office:value-type="string">
            <text:p text:style-name="P23"> 171 </text:p>
          </table:table-cell>
          <table:table-cell table:style-name="Table10.A1" office:value-type="string">
            <text:section text:style-name="Sect2" text:name="C_0_171">
              <text:p text:style-name="P22"><text:span text:style-name="T61">export</text:span><text:span text:style-name="T60"> </text:span><text:span text:style-name="T58">interface</text:span><text:span text:style-name="T60"> Int {</text:span> <text:bookmark text:name="L_0_1721"/><text:bookmark text:name="L_0_1722"/></text:p>
            </text:section>
          </table:table-cell>
        </table:table-row>
        <table:table-row>
          <table:table-cell table:style-name="Table10.A1" office:value-type="string">
            <text:p text:style-name="P23"> 172 </text:p>
          </table:table-cell>
          <table:table-cell table:style-name="Table10.A1" office:value-type="string">
            <text:section text:style-name="Sect2" text:name="C_0_172">
              <text:p text:style-name="P22"><text:span text:style-name="T60">  kind</text:span><text:span text:style-name="T61">:</text:span><text:span text:style-name="T60"> </text:span><text:span text:style-name="T62">'integer'</text:span> <text:bookmark text:name="L_0_1731"/><text:bookmark text:name="L_0_1732"/></text:p>
            </text:section>
          </table:table-cell>
        </table:table-row>
        <table:table-row>
          <table:table-cell table:style-name="Table10.A1" office:value-type="string">
            <text:p text:style-name="P23"> 173 </text:p>
          </table:table-cell>
          <table:table-cell table:style-name="Table10.A1" office:value-type="string">
            <text:section text:style-name="Sect2" text:name="C_0_173">
              <text:p text:style-name="P22"><text:span text:style-name="T60">  value</text:span><text:span text:style-name="T61">:</text:span><text:span text:style-name="T60"> </text:span><text:span text:style-name="T58">number</text:span> <text:bookmark text:name="L_0_1741"/><text:bookmark text:name="L_0_1742"/></text:p>
            </text:section>
          </table:table-cell>
        </table:table-row>
        <table:table-row>
          <table:table-cell table:style-name="Table10.A1" office:value-type="string">
            <text:p text:style-name="P23"> 174 </text:p>
          </table:table-cell>
          <table:table-cell table:style-name="Table10.A1" office:value-type="string">
            <text:section text:style-name="Sect2" text:name="C_0_174">
              <text:p text:style-name="P22"><text:span text:style-name="T60">}</text:span> <text:bookmark text:name="L_0_175"/></text:p>
            </text:section>
          </table:table-cell>
        </table:table-row>
        <table:table-row>
          <table:table-cell table:style-name="Table10.A1" office:value-type="string">
            <text:p text:style-name="P23"> 175 </text:p>
          </table:table-cell>
          <table:table-cell table:style-name="Table10.A1" office:value-type="string">
            <text:section text:style-name="Sect2" text:name="C_0_175">
              <text:p text:style-name="P22"><text:span text:style-name="T60"> </text:span> <text:bookmark text:name="L_0_176"/></text:p>
            </text:section>
          </table:table-cell>
        </table:table-row>
        <table:table-row>
          <table:table-cell table:style-name="Table10.A1" office:value-type="string">
            <text:p text:style-name="P23"> 176 </text:p>
          </table:table-cell>
          <table:table-cell table:style-name="Table10.A1" office:value-type="string">
            <text:section text:style-name="Sect2" text:name="C_0_176">
              <text:p text:style-name="P22"><text:span text:style-name="T61">export</text:span><text:span text:style-name="T60"> </text:span><text:span text:style-name="T58">interface</text:span><text:span text:style-name="T60"> Float {</text:span> <text:bookmark text:name="L_0_177"/></text:p>
            </text:section>
          </table:table-cell>
        </table:table-row>
        <table:table-row>
          <table:table-cell table:style-name="Table10.A1" office:value-type="string">
            <text:p text:style-name="P23"> 177 </text:p>
          </table:table-cell>
          <table:table-cell table:style-name="Table10.A1" office:value-type="string">
            <text:section text:style-name="Sect2" text:name="C_0_177">
              <text:p text:style-name="P22"><text:span text:style-name="T60">  kind</text:span><text:span text:style-name="T61">:</text:span><text:span text:style-name="T60"> </text:span><text:span text:style-name="T62">'float'</text:span> <text:bookmark text:name="L_0_178"/></text:p>
            </text:section>
          </table:table-cell>
        </table:table-row>
        <table:table-row>
          <table:table-cell table:style-name="Table10.A1" office:value-type="string">
            <text:p text:style-name="P23"> 178 </text:p>
          </table:table-cell>
          <table:table-cell table:style-name="Table10.A1" office:value-type="string">
            <text:section text:style-name="Sect2" text:name="C_0_178">
              <text:p text:style-name="P22"><text:span text:style-name="T60">  value</text:span><text:span text:style-name="T61">:</text:span><text:span text:style-name="T60"> </text:span><text:span text:style-name="T58">number</text:span> <text:bookmark text:name="L_0_1791"/><text:bookmark text:name="L_0_1792"/></text:p>
            </text:section>
          </table:table-cell>
        </table:table-row>
        <table:table-row>
          <table:table-cell table:style-name="Table10.A1" office:value-type="string">
            <text:p text:style-name="P23"> 179 </text:p>
          </table:table-cell>
          <table:table-cell table:style-name="Table10.A1" office:value-type="string">
            <text:section text:style-name="Sect2" text:name="C_0_179">
              <text:p text:style-name="P22"><text:span text:style-name="T60">}</text:span> <text:bookmark text:name="L_0_180"/></text:p>
            </text:section>
          </table:table-cell>
        </table:table-row>
        <table:table-row>
          <table:table-cell table:style-name="Table10.A1" office:value-type="string">
            <text:p text:style-name="P23"> 180 </text:p>
          </table:table-cell>
          <table:table-cell table:style-name="Table10.A1" office:value-type="string">
            <text:section text:style-name="Sect2" text:name="C_0_180">
              <text:p text:style-name="P22"><text:span text:style-name="T60"> </text:span> <text:bookmark text:name="L_0_181"/></text:p>
            </text:section>
          </table:table-cell>
        </table:table-row>
        <table:table-row>
          <table:table-cell table:style-name="Table10.A1" office:value-type="string">
            <text:p text:style-name="P23"> 181 </text:p>
          </table:table-cell>
          <table:table-cell table:style-name="Table10.A1" office:value-type="string">
            <text:section text:style-name="Sect2" text:name="C_0_181">
              <text:p text:style-name="P22"><text:span text:style-name="T67">// although this is a literal, it is not considered a "Constant"</text:span> <text:bookmark text:name="L_0_182"/></text:p>
            </text:section>
          </table:table-cell>
        </table:table-row>
        <table:table-row>
          <table:table-cell table:style-name="Table10.A1" office:value-type="string">
            <text:p text:style-name="P23"> 182 </text:p>
          </table:table-cell>
          <table:table-cell table:style-name="Table10.A1" office:value-type="string">
            <text:section text:style-name="Sect2" text:name="C_0_182">
              <text:p text:style-name="P22"><text:span text:style-name="T61">export</text:span><text:span text:style-name="T60"> </text:span><text:span text:style-name="T58">interface</text:span><text:span text:style-name="T60"> IString {</text:span> <text:bookmark text:name="L_0_1831"/><text:bookmark text:name="L_0_1832"/></text:p>
            </text:section>
          </table:table-cell>
        </table:table-row>
        <table:table-row>
          <table:table-cell table:style-name="Table10.A1" office:value-type="string">
            <text:p text:style-name="P23"> 183 </text:p>
          </table:table-cell>
          <table:table-cell table:style-name="Table10.A1" office:value-type="string">
            <text:section text:style-name="Sect2" text:name="C_0_183">
              <text:p text:style-name="P22"><text:span text:style-name="T60">  kind</text:span><text:span text:style-name="T61">:</text:span><text:span text:style-name="T60"> </text:span><text:span text:style-name="T62">'string'</text:span> <text:bookmark text:name="L_0_1841"/><text:bookmark text:name="L_0_1842"/></text:p>
            </text:section>
          </table:table-cell>
        </table:table-row>
        <table:table-row>
          <table:table-cell table:style-name="Table10.A1" office:value-type="string">
            <text:p text:style-name="P23"> 184 </text:p>
          </table:table-cell>
          <table:table-cell table:style-name="Table10.A1" office:value-type="string">
            <text:section text:style-name="Sect2" text:name="C_0_184">
              <text:p text:style-name="P22"><text:span text:style-name="T60">  value</text:span><text:span text:style-name="T61">:</text:span><text:span text:style-name="T60"> </text:span><text:span text:style-name="T58">string</text:span> <text:bookmark text:name="L_0_185"/></text:p>
            </text:section>
          </table:table-cell>
        </table:table-row>
        <table:table-row>
          <table:table-cell table:style-name="Table10.A1" office:value-type="string">
            <text:p text:style-name="P23"> 185 </text:p>
          </table:table-cell>
          <table:table-cell table:style-name="Table10.A1" office:value-type="string">
            <text:section text:style-name="Sect2" text:name="C_0_185">
              <text:p text:style-name="P22"><text:span text:style-name="T60">  codeValue</text:span><text:span text:style-name="T61">:</text:span><text:span text:style-name="T60"> </text:span><text:span text:style-name="T58">string</text:span><text:span text:style-name="T60"> </text:span><text:span text:style-name="T67">// value as would appear in code</text:span> <text:bookmark text:name="L_0_186"/></text:p>
            </text:section>
          </table:table-cell>
        </table:table-row>
        <table:table-row>
          <table:table-cell table:style-name="Table10.A1" office:value-type="string">
            <text:p text:style-name="P23"> 186 </text:p>
          </table:table-cell>
          <table:table-cell table:style-name="Table10.A1" office:value-type="string">
            <text:section text:style-name="Sect2" text:name="C_0_186">
              <text:p text:style-name="P22"><text:span text:style-name="T60">}</text:span> <text:bookmark text:name="L_0_1871"/><text:bookmark text:name="L_0_1872"/></text:p>
            </text:section>
          </table:table-cell>
        </table:table-row>
        <table:table-row>
          <table:table-cell table:style-name="Table10.A1" office:value-type="string">
            <text:p text:style-name="P23"> 187 </text:p>
          </table:table-cell>
          <table:table-cell table:style-name="Table10.A1" office:value-type="string">
            <text:section text:style-name="Sect2" text:name="C_0_187">
              <text:p text:style-name="P24"> </text:p>
            </text:section>
          </table:table-cell>
        </table:table-row>
      </table:table>
      <text:p text:style-name="P20">Codificação <text:sequence text:ref-name="refCodificação2" text:name="Codificação" text:formula="ooow:Codificação+1" style:num-format="1">3</text:sequence>: Formalização da estrutura da AST para COMP-ITA 2019</text:p>
      <text:p text:style-name="P9"><text:span text:style-name="T48">A</text:span><text:span text:style-name="T39">ssim sendo, além da gramática em </text:span><text:span text:style-name="T17">Nearley</text:span><text:span text:style-name="T39">, foram necessárias codificações adicionais para (i) converter a árvore “verbosa” na AST, e (ii) percorrer a AST objetivando reimprimir o código-fonte reformatado.</text:span></text:p>
      <text:p text:style-name="P10"><text:span text:style-name="T39">A primeira, naturalmente, foi trabalhosa e exigiu </text:span><text:span text:style-name="T49">720</text:span><text:span text:style-name="T39"> linhas de código </text:span><text:span text:style-name="T17">typescript </text:span><text:span text:style-name="T39">de complexidade considerável (trecho ilustrado pela </text:span><text:span text:style-name="T39"><text:sequence-ref text:reference-format="category-and-value" text:ref-name="refCodificação3">Codificação 4</text:sequence-ref></text:span><text:span text:style-name="T39">). Todavia ela possibilitou tornar a segunda mais fácil, exigindo somente 21</text:span><text:span text:style-name="T49">7</text:span><text:span text:style-name="T39"> linhas de código de fácil entendimento (trecho ilustrado pela </text:span><text:span text:style-name="T39"><text:sequence-ref text:reference-format="category-and-value" text:ref-name="refCodificação4">Codificação 5</text:sequence-ref></text:span><text:span text:style-name="T39">).</text:span></text:p>
      <text:p text:style-name="P1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3"><text:bookmark text:name="L_0_190"/><text:bookmark text:name="L_0_191"/>  1 </text:p>
          </table:table-cell>
          <table:table-cell table:style-name="Table3.A1" office:value-type="string">
            <text:section text:style-name="Sect2" text:name="Section5">
              <text:p text:style-name="P22"><text:bookmark text:name="C_0_147"/><text:span text:style-name="T58">function</text:span><text:span text:style-name="T60"> </text:span><text:span text:style-name="T64">ParseAuxExpr2</text:span><text:span text:style-name="T60">(</text:span><text:span text:style-name="T65">auxExpr2Node</text:span><text:span text:style-name="T61">:</text:span><text:span text:style-name="T60"> SyntaxTree)</text:span><text:span text:style-name="T61">:</text:span><text:span text:style-name="T60"> Expression {</text:span> <text:bookmark text:name="L_0_232"/><text:bookmark text:name="L_0_233"/></text:p>
            </text:section>
          </table:table-cell>
        </table:table-row>
        <table:table-row>
          <table:table-cell table:style-name="Table3.A1" office:value-type="string">
            <text:p text:style-name="P23">  2 </text:p>
          </table:table-cell>
          <table:table-cell table:style-name="Table3.A1" office:value-type="string">
            <text:section text:style-name="Sect2" text:name="Section6">
              <text:p text:style-name="P22"><text:bookmark text:name="C_0_211"/><text:span text:style-name="T60">  </text:span><text:span text:style-name="T58">const</text:span><text:span text:style-name="T60"> children </text:span><text:span text:style-name="T61">=</text:span><text:span text:style-name="T60"> auxExpr2Node.nodeChildren</text:span> <text:bookmark text:name="L_0_338"/><text:bookmark text:name="L_0_339"/></text:p>
            </text:section>
          </table:table-cell>
        </table:table-row>
        <table:table-row>
          <table:table-cell table:style-name="Table3.A1" office:value-type="string">
            <text:p text:style-name="P23">  3 </text:p>
          </table:table-cell>
          <table:table-cell table:style-name="Table3.A1" office:value-type="string">
            <text:section text:style-name="Sect2" text:name="Section7">
              <text:p text:style-name="P22"><text:bookmark text:name="C_0_313"/><text:span text:style-name="T60"> </text:span> <text:bookmark text:name="L_0_434"/><text:bookmark text:name="L_0_437"/></text:p>
            </text:section>
          </table:table-cell>
        </table:table-row>
        <table:table-row>
          <table:table-cell table:style-name="Table3.A1" office:value-type="string">
            <text:p text:style-name="P23">  4 </text:p>
          </table:table-cell>
          <table:table-cell table:style-name="Table3.A1" office:value-type="string">
            <text:section text:style-name="Sect2" text:name="Section8">
              <text:p text:style-name="P22"><text:bookmark text:name="C_0_413"/><text:span text:style-name="T60">  </text:span><text:span text:style-name="T61">if</text:span><text:span text:style-name="T60"> (</text:span><text:span text:style-name="T64">isSyntaxTree</text:span><text:span text:style-name="T60">(children[</text:span><text:span text:style-name="T63">0</text:span><text:span text:style-name="T60">])) {</text:span> <text:bookmark text:name="L_0_530"/><text:bookmark text:name="L_0_535"/></text:p>
            </text:section>
          </table:table-cell>
        </table:table-row>
        <table:table-row>
          <table:table-cell table:style-name="Table3.A1" office:value-type="string">
            <text:p text:style-name="P23">  5 </text:p>
          </table:table-cell>
          <table:table-cell table:style-name="Table3.A1" office:value-type="string">
            <text:section text:style-name="Sect2" text:name="Section9">
              <text:p text:style-name="P22"><text:bookmark text:name="C_0_5"/><text:span text:style-name="T60">    </text:span><text:span text:style-name="T61">return</text:span><text:span text:style-name="T60"> </text:span><text:span text:style-name="T64">ParseAuxExpr3</text:span><text:span text:style-name="T60">(</text:span><text:span text:style-name="T64">cast</text:span><text:span text:style-name="T60">(</text:span><text:span text:style-name="T62">'SyntaxTree'</text:span><text:span text:style-name="T60">, </text:span><text:span text:style-name="T62">'AuxExpr3'</text:span><text:span text:style-name="T60">, children[</text:span><text:span text:style-name="T63">0</text:span><text:span text:style-name="T60">]))</text:span> <text:bookmark text:name="L_0_630"/><text:bookmark text:name="L_0_635"/></text:p>
            </text:section>
          </table:table-cell>
        </table:table-row>
        <table:table-row>
          <table:table-cell table:style-name="Table3.A1" office:value-type="string">
            <text:p text:style-name="P23">  6 </text:p>
          </table:table-cell>
          <table:table-cell table:style-name="Table3.A1" office:value-type="string">
            <text:section text:style-name="Sect2" text:name="Section10">
              <text:p text:style-name="P22"><text:bookmark text:name="C_0_6"/><text:span text:style-name="T60">  }</text:span> <text:bookmark text:name="L_0_730"/><text:bookmark text:name="L_0_735"/></text:p>
            </text:section>
          </table:table-cell>
        </table:table-row>
        <table:table-row>
          <table:table-cell table:style-name="Table3.A1" office:value-type="string">
            <text:p text:style-name="P23">  7 </text:p>
          </table:table-cell>
          <table:table-cell table:style-name="Table3.A1" office:value-type="string">
            <text:section text:style-name="Sect2" text:name="Section11">
              <text:p text:style-name="P22"><text:bookmark text:name="C_0_7"/><text:span text:style-name="T60"> </text:span> <text:bookmark text:name="L_0_8"/></text:p>
            </text:section>
          </table:table-cell>
        </table:table-row>
        <table:table-row>
          <table:table-cell table:style-name="Table3.A1" office:value-type="string">
            <text:p text:style-name="P23">  8 </text:p>
          </table:table-cell>
          <table:table-cell table:style-name="Table3.A1" office:value-type="string">
            <text:section text:style-name="Sect2" text:name="C_0_8">
              <text:p text:style-name="P22"><text:span text:style-name="T60">  </text:span><text:span text:style-name="T61">return</text:span><text:span text:style-name="T60"> {</text:span> <text:bookmark text:name="L_0_9"/></text:p>
            </text:section>
          </table:table-cell>
        </table:table-row>
        <table:table-row>
          <table:table-cell table:style-name="Table3.A1" office:value-type="string">
            <text:p text:style-name="P23">  9 </text:p>
          </table:table-cell>
          <table:table-cell table:style-name="Table3.A1" office:value-type="string">
            <text:section text:style-name="Sect2" text:name="C_0_9">
              <text:p text:style-name="P22"><text:span text:style-name="T60">    kind: </text:span><text:span text:style-name="T62">'not'</text:span><text:span text:style-name="T60">,</text:span> <text:bookmark text:name="L_0_10"/></text:p>
            </text:section>
          </table:table-cell>
        </table:table-row>
        <table:table-row>
          <table:table-cell table:style-name="Table3.A1" office:value-type="string">
            <text:p text:style-name="P23"> 10 </text:p>
          </table:table-cell>
          <table:table-cell table:style-name="Table3.A1" office:value-type="string">
            <text:section text:style-name="Sect2" text:name="C_0_10">
              <text:p text:style-name="P22"><text:span text:style-name="T60">    target: </text:span><text:span text:style-name="T64">ParseAuxExpr3</text:span><text:span text:style-name="T60">(</text:span><text:span text:style-name="T64">cast</text:span><text:span text:style-name="T60">(</text:span><text:span text:style-name="T62">'SyntaxTree'</text:span><text:span text:style-name="T60">, </text:span><text:span text:style-name="T62">'AuxExpr3'</text:span><text:span text:style-name="T60">, children[</text:span><text:span text:style-name="T63">1</text:span><text:span text:style-name="T60">]))</text:span> <text:bookmark text:name="L_0_1130"/><text:bookmark text:name="L_0_1135"/></text:p>
            </text:section>
          </table:table-cell>
        </table:table-row>
        <table:table-row>
          <table:table-cell table:style-name="Table3.A1" office:value-type="string">
            <text:p text:style-name="P23"> 11 </text:p>
          </table:table-cell>
          <table:table-cell table:style-name="Table3.A1" office:value-type="string">
            <text:section text:style-name="Sect2" text:name="C_0_11">
              <text:p text:style-name="P22"><text:span text:style-name="T60">  } </text:span><text:span text:style-name="T61">as</text:span><text:span text:style-name="T60"> LogicalNOT</text:span> <text:bookmark text:name="L_0_1230"/><text:bookmark text:name="L_0_1235"/></text:p>
            </text:section>
          </table:table-cell>
        </table:table-row>
        <table:table-row>
          <table:table-cell table:style-name="Table3.A1" office:value-type="string">
            <text:p text:style-name="P23"> 12 </text:p>
          </table:table-cell>
          <table:table-cell table:style-name="Table3.A1" office:value-type="string">
            <text:section text:style-name="Sect2" text:name="C_0_12">
              <text:p text:style-name="P22"><text:span text:style-name="T60">}</text:span> <text:bookmark text:name="L_0_13"/></text:p>
            </text:section>
          </table:table-cell>
        </table:table-row>
        <table:table-row>
          <table:table-cell table:style-name="Table3.A1" office:value-type="string">
            <text:p text:style-name="P23"> 13 </text:p>
          </table:table-cell>
          <table:table-cell table:style-name="Table3.A1" office:value-type="string">
            <text:section text:style-name="Sect2" text:name="C_0_13">
              <text:p text:style-name="P22"><text:span text:style-name="T60"> </text:span> <text:bookmark text:name="L_0_14"/></text:p>
            </text:section>
          </table:table-cell>
        </table:table-row>
        <table:table-row>
          <table:table-cell table:style-name="Table3.A1" office:value-type="string">
            <text:p text:style-name="P23"> 14 </text:p>
          </table:table-cell>
          <table:table-cell table:style-name="Table3.A1" office:value-type="string">
            <text:section text:style-name="Sect2" text:name="C_0_14">
              <text:p text:style-name="P22"><text:span text:style-name="T58">function</text:span><text:span text:style-name="T60"> </text:span><text:span text:style-name="T64">ParseAuxExpr3</text:span><text:span text:style-name="T60">(</text:span><text:span text:style-name="T65">auxExpr3Node</text:span><text:span text:style-name="T61">:</text:span><text:span text:style-name="T60"> SyntaxTree)</text:span><text:span text:style-name="T61">:</text:span><text:span text:style-name="T60"> Expression {</text:span> <text:bookmark text:name="L_0_15"/></text:p>
            </text:section>
          </table:table-cell>
        </table:table-row>
        <table:table-row>
          <table:table-cell table:style-name="Table3.A1" office:value-type="string">
            <text:p text:style-name="P23"> 15 </text:p>
          </table:table-cell>
          <table:table-cell table:style-name="Table3.A1" office:value-type="string">
            <text:section text:style-name="Sect2" text:name="C_0_15">
              <text:p text:style-name="P22"><text:span text:style-name="T60">  </text:span><text:span text:style-name="T58">const</text:span><text:span text:style-name="T60"> children </text:span><text:span text:style-name="T61">=</text:span><text:span text:style-name="T60"> auxExpr3Node.nodeChildren</text:span> <text:bookmark text:name="L_0_16"/></text:p>
            </text:section>
          </table:table-cell>
        </table:table-row>
        <table:table-row>
          <table:table-cell table:style-name="Table3.A1" office:value-type="string">
            <text:p text:style-name="P23"> 16 </text:p>
          </table:table-cell>
          <table:table-cell table:style-name="Table3.A1" office:value-type="string">
            <text:section text:style-name="Sect2" text:name="C_0_16">
              <text:p text:style-name="P22"><text:span text:style-name="T60"> </text:span> <text:bookmark text:name="L_0_17"/></text:p>
            </text:section>
          </table:table-cell>
        </table:table-row>
        <table:table-row>
          <table:table-cell table:style-name="Table3.A1" office:value-type="string">
            <text:p text:style-name="P23"> 17 </text:p>
          </table:table-cell>
          <table:table-cell table:style-name="Table3.A1" office:value-type="string">
            <text:section text:style-name="Sect2" text:name="C_0_17">
              <text:p text:style-name="P22"><text:span text:style-name="T60">  </text:span><text:span text:style-name="T61">if</text:span><text:span text:style-name="T60"> (children.length </text:span><text:span text:style-name="T61">===</text:span><text:span text:style-name="T60"> </text:span><text:span text:style-name="T63">1</text:span><text:span text:style-name="T60">) {</text:span> <text:bookmark text:name="L_0_18"/></text:p>
            </text:section>
          </table:table-cell>
        </table:table-row>
        <table:table-row>
          <table:table-cell table:style-name="Table3.A1" office:value-type="string">
            <text:p text:style-name="P23"> 18 </text:p>
          </table:table-cell>
          <table:table-cell table:style-name="Table3.A1" office:value-type="string">
            <text:section text:style-name="Sect2" text:name="C_0_18">
              <text:p text:style-name="P22"><text:span text:style-name="T60">    </text:span><text:span text:style-name="T61">return</text:span><text:span text:style-name="T60"> </text:span><text:span text:style-name="T64">ParseAuxExpr4</text:span><text:span text:style-name="T60">(</text:span><text:span text:style-name="T64">cast</text:span><text:span text:style-name="T60">(</text:span><text:span text:style-name="T62">'SyntaxTree'</text:span><text:span text:style-name="T60">, </text:span><text:span text:style-name="T62">'AuxExpr4'</text:span><text:span text:style-name="T60">, children[</text:span><text:span text:style-name="T63">0</text:span><text:span text:style-name="T60">]))</text:span> <text:bookmark text:name="L_0_19"/></text:p>
            </text:section>
          </table:table-cell>
        </table:table-row>
        <table:table-row>
          <table:table-cell table:style-name="Table3.A1" office:value-type="string">
            <text:p text:style-name="P23"> 19 </text:p>
          </table:table-cell>
          <table:table-cell table:style-name="Table3.A1" office:value-type="string">
            <text:section text:style-name="Sect2" text:name="C_0_19">
              <text:p text:style-name="P22"><text:span text:style-name="T60">  }</text:span> <text:bookmark text:name="L_0_20"/></text:p>
            </text:section>
          </table:table-cell>
        </table:table-row>
        <table:table-row>
          <table:table-cell table:style-name="Table3.A1" office:value-type="string">
            <text:p text:style-name="P23"> 20 </text:p>
          </table:table-cell>
          <table:table-cell table:style-name="Table3.A1" office:value-type="string">
            <text:section text:style-name="Sect2" text:name="C_0_20">
              <text:p text:style-name="P22"><text:span text:style-name="T60"> </text:span> <text:bookmark text:name="L_0_2118"/><text:bookmark text:name="L_0_2119"/></text:p>
            </text:section>
          </table:table-cell>
        </table:table-row>
        <table:table-row>
          <table:table-cell table:style-name="Table3.A1" office:value-type="string">
            <text:p text:style-name="P23"> 21 </text:p>
          </table:table-cell>
          <table:table-cell table:style-name="Table3.A1" office:value-type="string">
            <text:section text:style-name="Sect2" text:name="C_0_21">
              <text:p text:style-name="P22"><text:span text:style-name="T60">  </text:span><text:span text:style-name="T58">const</text:span><text:span text:style-name="T60"> leftExpr </text:span><text:span text:style-name="T61">=</text:span><text:span text:style-name="T60"> </text:span><text:span text:style-name="T64">cast</text:span><text:span text:style-name="T60">(</text:span><text:span text:style-name="T62">'SyntaxTree'</text:span><text:span text:style-name="T60">, </text:span><text:span text:style-name="T62">'AuxExpr4'</text:span><text:span text:style-name="T60">, children[</text:span><text:span text:style-name="T63">0</text:span><text:span text:style-name="T60">])</text:span> <text:bookmark text:name="L_0_2216"/><text:bookmark text:name="L_0_2217"/></text:p>
            </text:section>
          </table:table-cell>
        </table:table-row>
        <table:table-row>
          <table:table-cell table:style-name="Table3.A1" office:value-type="string">
            <text:p text:style-name="P23"> 22 </text:p>
          </table:table-cell>
          <table:table-cell table:style-name="Table3.A1" office:value-type="string">
            <text:section text:style-name="Sect2" text:name="C_0_22">
              <text:p text:style-name="P22"><text:span text:style-name="T60">  </text:span><text:span text:style-name="T58">const</text:span><text:span text:style-name="T60"> operator </text:span><text:span text:style-name="T61">=</text:span><text:span text:style-name="T60"> </text:span><text:span text:style-name="T64">cast</text:span><text:span text:style-name="T60">(</text:span><text:span text:style-name="T62">'Token'</text:span><text:span text:style-name="T60">, </text:span><text:span text:style-name="T62">'RELOP'</text:span><text:span text:style-name="T60">, children[</text:span><text:span text:style-name="T63">1</text:span><text:span text:style-name="T60">]).text</text:span> <text:bookmark text:name="L_0_23"/></text:p>
            </text:section>
          </table:table-cell>
        </table:table-row>
        <table:table-row>
          <table:table-cell table:style-name="Table3.A1" office:value-type="string">
            <text:p text:style-name="P23"> 23 </text:p>
          </table:table-cell>
          <table:table-cell table:style-name="Table3.A1" office:value-type="string">
            <text:section text:style-name="Sect2" text:name="C_0_23">
              <text:p text:style-name="P22"><text:span text:style-name="T60">  </text:span><text:span text:style-name="T58">const</text:span><text:span text:style-name="T60"> rightExpr </text:span><text:span text:style-name="T61">=</text:span><text:span text:style-name="T60"> </text:span><text:span text:style-name="T64">cast</text:span><text:span text:style-name="T60">(</text:span><text:span text:style-name="T62">'SyntaxTree'</text:span><text:span text:style-name="T60">, </text:span><text:span text:style-name="T62">'AuxExpr4'</text:span><text:span text:style-name="T60">, children[</text:span><text:span text:style-name="T63">2</text:span><text:span text:style-name="T60">])</text:span> <text:bookmark text:name="L_0_24"/></text:p>
            </text:section>
          </table:table-cell>
        </table:table-row>
        <table:table-row>
          <table:table-cell table:style-name="Table3.A1" office:value-type="string">
            <text:p text:style-name="P23"> 24 </text:p>
          </table:table-cell>
          <table:table-cell table:style-name="Table3.A1" office:value-type="string">
            <text:section text:style-name="Sect2" text:name="C_0_24">
              <text:p text:style-name="P22"><text:span text:style-name="T60"> </text:span> <text:bookmark text:name="L_0_25"/></text:p>
            </text:section>
          </table:table-cell>
        </table:table-row>
        <table:table-row>
          <table:table-cell table:style-name="Table3.A1" office:value-type="string">
            <text:p text:style-name="P23"> 25 </text:p>
          </table:table-cell>
          <table:table-cell table:style-name="Table3.A1" office:value-type="string">
            <text:section text:style-name="Sect2" text:name="C_0_25">
              <text:p text:style-name="P22"><text:span text:style-name="T60">  </text:span><text:span text:style-name="T61">return</text:span><text:span text:style-name="T60"> {</text:span> <text:bookmark text:name="L_0_26"/></text:p>
            </text:section>
          </table:table-cell>
        </table:table-row>
        <table:table-row>
          <table:table-cell table:style-name="Table3.A1" office:value-type="string">
            <text:p text:style-name="P23"> 26 </text:p>
          </table:table-cell>
          <table:table-cell table:style-name="Table3.A1" office:value-type="string">
            <text:section text:style-name="Sect2" text:name="C_0_26">
              <text:p text:style-name="P22"><text:span text:style-name="T60">    kind: </text:span><text:span text:style-name="T62">'comparison'</text:span><text:span text:style-name="T60">,</text:span> <text:bookmark text:name="L_0_27"/></text:p>
            </text:section>
          </table:table-cell>
        </table:table-row>
        <table:table-row>
          <table:table-cell table:style-name="Table3.A1" office:value-type="string">
            <text:p text:style-name="P23"> 27 </text:p>
          </table:table-cell>
          <table:table-cell table:style-name="Table3.A1" office:value-type="string">
            <text:section text:style-name="Sect2" text:name="C_0_27">
              <text:p text:style-name="P22"><text:span text:style-name="T60">    operator,</text:span> <text:bookmark text:name="L_0_28"/></text:p>
            </text:section>
          </table:table-cell>
        </table:table-row>
        <table:table-row>
          <table:table-cell table:style-name="Table3.A1" office:value-type="string">
            <text:p text:style-name="P23"> 28 </text:p>
          </table:table-cell>
          <table:table-cell table:style-name="Table3.A1" office:value-type="string">
            <text:section text:style-name="Sect2" text:name="C_0_28">
              <text:p text:style-name="P22"><text:span text:style-name="T60">    leftSide: </text:span><text:span text:style-name="T64">ParseAuxExpr4</text:span><text:span text:style-name="T60">(leftExpr),</text:span> <text:bookmark text:name="L_0_29"/></text:p>
            </text:section>
          </table:table-cell>
        </table:table-row>
        <table:table-row>
          <table:table-cell table:style-name="Table3.A1" office:value-type="string">
            <text:p text:style-name="P23"> 29 </text:p>
          </table:table-cell>
          <table:table-cell table:style-name="Table3.A1" office:value-type="string">
            <text:section text:style-name="Sect2" text:name="C_0_29">
              <text:p text:style-name="P22"><text:span text:style-name="T60">    rightSide: </text:span><text:span text:style-name="T64">ParseAuxExpr4</text:span><text:span text:style-name="T60">(rightExpr)</text:span> <text:bookmark text:name="L_0_30"/></text:p>
            </text:section>
          </table:table-cell>
        </table:table-row>
        <table:table-row>
          <table:table-cell table:style-name="Table3.A1" office:value-type="string">
            <text:p text:style-name="P23"> 30 </text:p>
          </table:table-cell>
          <table:table-cell table:style-name="Table3.A1" office:value-type="string">
            <text:section text:style-name="Sect2" text:name="C_0_30">
              <text:p text:style-name="P22"><text:span text:style-name="T60">  } </text:span><text:span text:style-name="T61">as</text:span><text:span text:style-name="T60"> Comparison</text:span> <text:bookmark text:name="L_0_3112"/><text:bookmark text:name="L_0_3113"/></text:p>
            </text:section>
          </table:table-cell>
        </table:table-row>
        <table:table-row>
          <table:table-cell table:style-name="Table3.A1" office:value-type="string">
            <text:p text:style-name="P23"> 31 </text:p>
          </table:table-cell>
          <table:table-cell table:style-name="Table3.A1" office:value-type="string">
            <text:section text:style-name="Sect2" text:name="C_0_31">
              <text:p text:style-name="P24">}</text:p>
            </text:section>
          </table:table-cell>
        </table:table-row>
      </table:table>
      <text:p text:style-name="P20">Codificação <text:sequence text:ref-name="refCodificação3" text:name="Codificação" text:formula="ooow:Codificação+1" style:num-format="1">4</text:sequence>: Trecho do código <text:span text:style-name="T73">não-trivial </text:span>de conversão "árvore verbosa"→"AST"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3"><text:bookmark text:name="L_0_192"/><text:bookmark text:name="L_0_195"/>  1 </text:p>
          </table:table-cell>
          <table:table-cell table:style-name="Table4.A1" office:value-type="string">
            <text:section text:style-name="Sect2" text:name="Section12">
              <text:p text:style-name="P22"><text:bookmark text:name="C_0_148"/><text:span text:style-name="T64">visitProgram</text:span><text:span text:style-name="T60">(node: Program) {</text:span> <text:bookmark text:name="L_0_234"/><text:bookmark text:name="L_0_240"/></text:p>
            </text:section>
          </table:table-cell>
        </table:table-row>
        <table:table-row>
          <table:table-cell table:style-name="Table4.A1" office:value-type="string">
            <text:p text:style-name="P23">  2 </text:p>
          </table:table-cell>
          <table:table-cell table:style-name="Table4.A1" office:value-type="string">
            <text:section text:style-name="Sect2" text:name="Section13">
              <text:p text:style-name="P22"><text:bookmark text:name="C_0_215"/><text:span text:style-name="T60">  this.</text:span><text:span text:style-name="T59">print</text:span><text:span text:style-name="T60">(</text:span><text:span text:style-name="T62">`program ${node.name} {`</text:span><text:span text:style-name="T60">)</text:span> <text:bookmark text:name="L_0_340"/><text:bookmark text:name="L_0_347"/></text:p>
            </text:section>
          </table:table-cell>
        </table:table-row>
        <table:table-row>
          <table:table-cell table:style-name="Table4.A1" office:value-type="string">
            <text:p text:style-name="P23">  3 </text:p>
          </table:table-cell>
          <table:table-cell table:style-name="Table4.A1" office:value-type="string">
            <text:section text:style-name="Sect2" text:name="Section14">
              <text:p text:style-name="P22"><text:bookmark text:name="C_0_314"/><text:span text:style-name="T60">  this.</text:span><text:span text:style-name="T59">print</text:span><text:span text:style-name="T60">(</text:span><text:span text:style-name="T62">''</text:span><text:span text:style-name="T60">)</text:span> <text:bookmark text:name="L_0_438"/><text:bookmark text:name="L_0_439"/></text:p>
            </text:section>
          </table:table-cell>
        </table:table-row>
        <table:table-row>
          <table:table-cell table:style-name="Table4.A1" office:value-type="string">
            <text:p text:style-name="P23">  4 </text:p>
          </table:table-cell>
          <table:table-cell table:style-name="Table4.A1" office:value-type="string">
            <text:section text:style-name="Sect2" text:name="Section15">
              <text:p text:style-name="P22"><text:bookmark text:name="C_0_414"/><text:span text:style-name="T60"> </text:span> <text:bookmark text:name="L_0_536"/><text:bookmark text:name="L_0_537"/></text:p>
            </text:section>
          </table:table-cell>
        </table:table-row>
        <table:table-row>
          <table:table-cell table:style-name="Table4.A1" office:value-type="string">
            <text:p text:style-name="P23">  5 </text:p>
          </table:table-cell>
          <table:table-cell table:style-name="Table4.A1" office:value-type="string">
            <text:section text:style-name="Sect2" text:name="Section16">
              <text:p text:style-name="P22"><text:bookmark text:name="C_0_515"/><text:span text:style-name="T60">  </text:span><text:span text:style-name="T61">if</text:span><text:span text:style-name="T60"> (node.declarations.length) {</text:span> <text:bookmark text:name="L_0_636"/><text:bookmark text:name="L_0_637"/></text:p>
            </text:section>
          </table:table-cell>
        </table:table-row>
        <table:table-row>
          <table:table-cell table:style-name="Table4.A1" office:value-type="string">
            <text:p text:style-name="P23">  6 </text:p>
          </table:table-cell>
          <table:table-cell table:style-name="Table4.A1" office:value-type="string">
            <text:section text:style-name="Sect2" text:name="Section17">
              <text:p text:style-name="P22"><text:bookmark text:name="C_0_615"/><text:span text:style-name="T60">    this.</text:span><text:span text:style-name="T59">print</text:span><text:span text:style-name="T60">(</text:span><text:span text:style-name="T62">'global:'</text:span><text:span text:style-name="T60">)</text:span> <text:bookmark text:name="L_0_736"/><text:bookmark text:name="L_0_737"/></text:p>
            </text:section>
          </table:table-cell>
        </table:table-row>
        <table:table-row>
          <table:table-cell table:style-name="Table4.A1" office:value-type="string">
            <text:p text:style-name="P23">  7 </text:p>
          </table:table-cell>
          <table:table-cell table:style-name="Table4.A1" office:value-type="string">
            <text:section text:style-name="Sect2" text:name="Section18">
              <text:p text:style-name="P22"><text:bookmark text:name="C_0_715"/><text:span text:style-name="T60">    this.</text:span><text:span text:style-name="T59">print</text:span><text:span text:style-name="T60">(</text:span><text:span text:style-name="T62">''</text:span><text:span text:style-name="T60">)</text:span> <text:bookmark text:name="L_0_830"/><text:bookmark text:name="L_0_835"/></text:p>
            </text:section>
          </table:table-cell>
        </table:table-row>
        <table:table-row>
          <table:table-cell table:style-name="Table4.A1" office:value-type="string">
            <text:p text:style-name="P23">  8 </text:p>
          </table:table-cell>
          <table:table-cell table:style-name="Table4.A1" office:value-type="string">
            <text:section text:style-name="Sect2" text:name="Section19">
              <text:p text:style-name="P22"><text:bookmark text:name="C_0_8"/><text:span text:style-name="T60">    this.</text:span><text:span text:style-name="T64">printDeclarations</text:span><text:span text:style-name="T60">(node.declarations, </text:span><text:span text:style-name="T63">0</text:span><text:span text:style-name="T60">)</text:span> <text:bookmark text:name="L_0_930"/><text:bookmark text:name="L_0_935"/></text:p>
            </text:section>
          </table:table-cell>
        </table:table-row>
        <table:table-row>
          <table:table-cell table:style-name="Table4.A1" office:value-type="string">
            <text:p text:style-name="P23">  9 </text:p>
          </table:table-cell>
          <table:table-cell table:style-name="Table4.A1" office:value-type="string">
            <text:section text:style-name="Sect2" text:name="Section20">
              <text:p text:style-name="P22"><text:bookmark text:name="C_0_9"/><text:span text:style-name="T60">    this.</text:span><text:span text:style-name="T59">print</text:span><text:span text:style-name="T60">(</text:span><text:span text:style-name="T62">''</text:span><text:span text:style-name="T60">)</text:span> <text:bookmark text:name="L_0_1030"/><text:bookmark text:name="L_0_1035"/></text:p>
            </text:section>
          </table:table-cell>
        </table:table-row>
        <table:table-row>
          <table:table-cell table:style-name="Table4.A1" office:value-type="string">
            <text:p text:style-name="P23"> 10 </text:p>
          </table:table-cell>
          <table:table-cell table:style-name="Table4.A1" office:value-type="string">
            <text:section text:style-name="Sect2" text:name="Section21">
              <text:p text:style-name="P22"><text:bookmark text:name="C_0_10"/><text:span text:style-name="T60">    this.</text:span><text:span text:style-name="T59">print</text:span><text:span text:style-name="T60">(</text:span><text:span text:style-name="T62">''</text:span><text:span text:style-name="T60">)</text:span> <text:bookmark text:name="L_0_1136"/><text:bookmark text:name="L_0_1137"/></text:p>
            </text:section>
          </table:table-cell>
        </table:table-row>
        <table:table-row>
          <table:table-cell table:style-name="Table4.A1" office:value-type="string">
            <text:p text:style-name="P23"> 11 </text:p>
          </table:table-cell>
          <table:table-cell table:style-name="Table4.A1" office:value-type="string">
            <text:section text:style-name="Sect2" text:name="Section22">
              <text:p text:style-name="P22"><text:bookmark text:name="C_0_1115"/><text:span text:style-name="T60">  }</text:span> <text:bookmark text:name="L_0_1236"/><text:bookmark text:name="L_0_1237"/></text:p>
            </text:section>
          </table:table-cell>
        </table:table-row>
        <table:table-row>
          <table:table-cell table:style-name="Table4.A1" office:value-type="string">
            <text:p text:style-name="P23"> 12 </text:p>
          </table:table-cell>
          <table:table-cell table:style-name="Table4.A1" office:value-type="string">
            <text:section text:style-name="Sect2" text:name="Section23">
              <text:p text:style-name="P22"><text:bookmark text:name="C_0_12"/><text:span text:style-name="T60"> </text:span> <text:bookmark text:name="L_0_1328"/><text:bookmark text:name="L_0_1329"/></text:p>
            </text:section>
          </table:table-cell>
        </table:table-row>
        <table:table-row>
          <table:table-cell table:style-name="Table4.A1" office:value-type="string">
            <text:p text:style-name="P23"> 13 </text:p>
          </table:table-cell>
          <table:table-cell table:style-name="Table4.A1" office:value-type="string">
            <text:section text:style-name="Sect2" text:name="Section24">
              <text:p text:style-name="P22"><text:bookmark text:name="C_0_13"/><text:span text:style-name="T60">  this.</text:span><text:span text:style-name="T59">print</text:span><text:span text:style-name="T60">(</text:span><text:span text:style-name="T62">'functions:'</text:span><text:span text:style-name="T60">)</text:span> <text:bookmark text:name="L_0_1426"/><text:bookmark text:name="L_0_1427"/></text:p>
            </text:section>
          </table:table-cell>
        </table:table-row>
        <table:table-row>
          <table:table-cell table:style-name="Table4.A1" office:value-type="string">
            <text:p text:style-name="P23"> 14 </text:p>
          </table:table-cell>
          <table:table-cell table:style-name="Table4.A1" office:value-type="string">
            <text:section text:style-name="Sect2" text:name="Section25">
              <text:p text:style-name="P22"><text:bookmark text:name="C_0_14"/><text:span text:style-name="T60">  this.</text:span><text:span text:style-name="T59">print</text:span><text:span text:style-name="T60">(</text:span><text:span text:style-name="T62">''</text:span><text:span text:style-name="T60">)</text:span> <text:bookmark text:name="L_0_1520"/><text:bookmark text:name="L_0_1523"/></text:p>
            </text:section>
          </table:table-cell>
        </table:table-row>
        <table:table-row>
          <table:table-cell table:style-name="Table4.A1" office:value-type="string">
            <text:p text:style-name="P23"> 15 </text:p>
          </table:table-cell>
          <table:table-cell table:style-name="Table4.A1" office:value-type="string">
            <text:section text:style-name="Sect2" text:name="Section26">
              <text:p text:style-name="P22"><text:bookmark text:name="C_0_15"/><text:span text:style-name="T60">  node.functions.</text:span><text:span text:style-name="T59">forEach</text:span><text:span text:style-name="T60">(</text:span><text:span text:style-name="T65">func</text:span><text:span text:style-name="T60"> </text:span><text:span text:style-name="T58">=&gt;</text:span><text:span text:style-name="T60"> this.</text:span><text:span text:style-name="T64">printFunction</text:span><text:span text:style-name="T60">(func))</text:span> <text:bookmark text:name="L_0_1619"/><text:bookmark text:name="L_0_1620"/></text:p>
            </text:section>
          </table:table-cell>
        </table:table-row>
        <table:table-row>
          <table:table-cell table:style-name="Table4.A1" office:value-type="string">
            <text:p text:style-name="P23"> 16 </text:p>
          </table:table-cell>
          <table:table-cell table:style-name="Table4.A1" office:value-type="string">
            <text:section text:style-name="Sect2" text:name="Section27">
              <text:p text:style-name="P22"><text:bookmark text:name="C_0_16"/><text:span text:style-name="T60">  this.</text:span><text:span text:style-name="T59">print</text:span><text:span text:style-name="T60">(</text:span><text:span text:style-name="T62">''</text:span><text:span text:style-name="T60">)</text:span> <text:bookmark text:name="L_0_1717"/><text:bookmark text:name="L_0_1718"/></text:p>
            </text:section>
          </table:table-cell>
        </table:table-row>
        <table:table-row>
          <table:table-cell table:style-name="Table4.A1" office:value-type="string">
            <text:p text:style-name="P23"> 17 </text:p>
          </table:table-cell>
          <table:table-cell table:style-name="Table4.A1" office:value-type="string">
            <text:section text:style-name="Sect2" text:name="Section374">
              <text:p text:style-name="P22"><text:bookmark text:name="C_0_176"/><text:span text:style-name="T60"> </text:span> <text:bookmark text:name="L_0_1813"/><text:bookmark text:name="L_0_1814"/></text:p>
            </text:section>
          </table:table-cell>
        </table:table-row>
        <table:table-row>
          <table:table-cell table:style-name="Table4.A1" office:value-type="string">
            <text:p text:style-name="P23"> 18 </text:p>
          </table:table-cell>
          <table:table-cell table:style-name="Table4.A1" office:value-type="string">
            <text:section text:style-name="Sect2" text:name="Section375">
              <text:p text:style-name="P22"><text:bookmark text:name="C_0_187"/><text:span text:style-name="T60">  </text:span><text:span text:style-name="T67">// this.print('')</text:span> <text:bookmark text:name="L_0_1913"/><text:bookmark text:name="L_0_1914"/></text:p>
            </text:section>
          </table:table-cell>
        </table:table-row>
        <table:table-row>
          <table:table-cell table:style-name="Table4.A1" office:value-type="string">
            <text:p text:style-name="P23"> 19 </text:p>
          </table:table-cell>
          <table:table-cell table:style-name="Table4.A1" office:value-type="string">
            <text:section text:style-name="Sect2" text:name="Section376">
              <text:p text:style-name="P22"><text:bookmark text:name="C_0_196"/><text:span text:style-name="T60">  this.</text:span><text:span text:style-name="T59">print</text:span><text:span text:style-name="T60">(</text:span><text:span text:style-name="T62">'}'</text:span><text:span text:style-name="T60">)</text:span> <text:bookmark text:name="L_0_2013"/><text:bookmark text:name="L_0_2014"/></text:p>
            </text:section>
          </table:table-cell>
        </table:table-row>
        <table:table-row>
          <table:table-cell table:style-name="Table4.A1" office:value-type="string">
            <text:p text:style-name="P23"> 20 </text:p>
          </table:table-cell>
          <table:table-cell table:style-name="Table4.A1" office:value-type="string">
            <text:section text:style-name="Sect2" text:name="Section377">
              <text:p text:style-name="P24"><text:bookmark text:name="C_0_206"/>}</text:p>
            </text:section>
          </table:table-cell>
        </table:table-row>
      </table:table>
      <text:p text:style-name="P20">Codificação <text:sequence text:ref-name="refCodificação4" text:name="Codificação" text:formula="ooow:Codificação+1" style:num-format="1">5</text:sequence>: Trecho do código de fácil entendimento que imprime a AST</text:p>
      <text:list xml:id="list134219322871638" text:continue-numbering="true" text:style-name="Outline">
        <text:list-item>
          <text:h text:style-name="P49" text:outline-level="1"><text:bookmark-start text:name="__RefHeading___Toc6650_3116390965"/>Testes realizados<text:bookmark-end text:name="__RefHeading___Toc6650_3116390965"/></text:h>
        </text:list-item>
      </text:list>
      <text:p text:style-name="P14">Usaram-se alguns programas, entre eles alguns com erros sintáticos, para avaliar o funcionamento do analisador sintático (e a correção de seu <text:span text:style-name="T12">pretty-printer</text:span><text:span text:style-name="T20">). A seguir, listam-se os nomes desses programas e a intenção de cada um. Os arquivos-fonte e os resultados produzidos podem ser lidos nos apêndices respectivos.</text:span></text:p>
      <text:list xml:id="list2691503161" text:style-name="L1">
        <text:list-item>
          <text:p text:style-name="P30">analise-de-texto <text:span text:style-name="T75">(apêndices A e B)</text:span><text:span text:style-name="T20">: programa-exemplo fornecido pelo professor. Não tem erros sintáticos;</text:span></text:p>
        </text:list-item>
        <text:list-item>
          <text:p text:style-name="P31">analise-de-texto-sem-linhas <text:span text:style-name="T25">(apêndices C e D)</text:span><text:span text:style-name="T20">: similar ao anterior, mas reformatado para ter somente 1 linha (todos os </text:span>\n <text:span text:style-name="T20">foram retirados). Não tem erros sintáticos;</text:span></text:p>
        </text:list-item>
        <text:list-item>
          <text:p text:style-name="P32">no-glob-decls <text:span text:style-name="T25">(apêndices E e F)</text:span><text:span text:style-name="T20">: um programa sem declarações globais. </text:span><text:span text:style-name="T23">Não tem erros sintáticos;</text:span><text:span text:style-name="T20"> </text:span></text:p>
        </text:list-item>
        <text:list-item>
          <text:p text:style-name="P29"><text:span text:style-name="T12">no-loc-decls</text:span> <text:span text:style-name="T75">(apêndices G e H)</text:span><text:span text:style-name="T20">: um programa sem declarações locais. </text:span><text:span text:style-name="T23">Não tem erros sintáticos;</text:span></text:p>
        </text:list-item>
        <text:list-item>
          <text:p text:style-name="P32">no-stats <text:span text:style-name="T25">(apêndices I e J)</text:span><text:span text:style-name="T20">: um programa sem “</text:span>statements<text:span text:style-name="T20">”. </text:span><text:span text:style-name="T23">Não tem erros sintáticos;</text:span></text:p>
        </text:list-item>
        <text:list-item>
          <text:p text:style-name="P32">erro1 <text:span text:style-name="T20">e </text:span>erro2 <text:span text:style-name="T25">(apêndices K, L, M e N)</text:span>: <text:span text:style-name="T20">dois programas com erro sintático. </text:span><text:span text:style-name="T24">Observe que o analisador informa o primeiro erro encontrado e onde ele está (linha, coluna), mas não invoca o </text:span><text:span text:style-name="T74">pretty-printer</text:span><text:span text:style-name="T24"> neste caso;</text:span></text:p>
        </text:list-item>
        <text:list-item>
          <text:p text:style-name="P33">math <text:span text:style-name="T20">(apêndices O e P): </text:span><text:span text:style-name="T29">um programa com algumas operações matemáticas, incluindo referência a um </text:span><text:span text:style-name="T78">float</text:span><text:span text:style-name="T29"> (não usado nos programas anteriores). </text:span><text:span text:style-name="T34">Não tem erros sintáticos;</text:span></text:p>
        </text:list-item>
        <text:list-item>
          <text:p text:style-name="P34">redundant<text:span text:style-name="T20"> (apêndices Q e R): um programa com chaves adicionais desnecessárias. Não tem erros sintáticos.</text:span></text:p>
        </text:list-item>
      </text:list>
      <text:p text:style-name="P15"><text:soft-page-break/><text:span text:style-name="T20">Como </text:span><text:span text:style-name="T26">garantia adicional, cada programa foi analisado 2 vezes: primeiro, o programa original foi analisado e reformatado; em seguida, o código-fonte reformatado foi analisado e também reformatado. Conferiu-se que as duas versões reformatadas eram sempre idênticas.</text:span></text:p>
      <text:p text:style-name="P35"><text:span text:style-name="T26">N</text:span><text:span text:style-name="T20">ote que o </text:span>pretty-printer<text:span text:style-name="T20"> </text:span><text:span text:style-name="T30">faz </text:span><text:span text:style-name="T35">4</text:span><text:span text:style-name="T30"> escolhas inusitadas (propositalmente): </text:span></text:p>
      <text:list xml:id="list225746617" text:style-name="L3">
        <text:list-item>
          <text:p text:style-name="P43"><text:span text:style-name="T30">ele avalia </text:span><text:span text:style-name="T14">floats</text:span><text:span text:style-name="T30"> e, ao reimprimí-lo</text:span><text:span text:style-name="T31">s</text:span><text:span text:style-name="T30">, exibe o resultado já aproximado (como seria interpretado na execução do programa); </text:span></text:p>
        </text:list-item>
        <text:list-item>
          <text:p text:style-name="P43"><text:span text:style-name="T31">expande declarações, ou seja, declarações múltiplas declaradas na mesma linha </text:span><text:span text:style-name="T33">aparecem em múltiplas linhas no código reformatado</text:span><text:span text:style-name="T31">;</text:span></text:p>
        </text:list-item>
        <text:list-item>
          <text:p text:style-name="P44"><text:span text:style-name="T31">R</text:span><text:span text:style-name="T20">emove chaves adicionais desnecessárias (por exemplo, abrir um </text:span><text:span text:style-name="T12">if</text:span><text:span text:style-name="T20"> com 6 chaves em vez de 2). Além disso, insere pelo menos um par de chaves a certos comandos (por exemplo, </text:span><text:span text:style-name="T12">if</text:span><text:span text:style-name="T20"> e </text:span><text:span text:style-name="T12">while</text:span><text:span text:style-name="T20">), mesmo que o código-fonte não tivesse o tal par originalmente (uma espécie de </text:span><text:span text:style-name="T12">linting</text:span><text:span text:style-name="T20">);</text:span></text:p>
        </text:list-item>
        <text:list-item>
          <text:p text:style-name="P45"><text:span text:style-name="T37">Os conteúdos das </text:span><text:span text:style-name="T20">seções </text:span><text:span text:style-name="T12">global:</text:span><text:span text:style-name="T20"> , </text:span><text:span text:style-name="T12">functions: </text:span><text:span text:style-name="T37">e </text:span><text:span text:style-name="T15">statements:</text:span><text:span text:style-name="T20"> do programa não são tabuladas.</text:span></text:p>
        </text:list-item>
      </text:list>
      <text:list xml:id="list134219391218663" text:continue-list="list134219322871638" text:style-name="Outline">
        <text:list-item>
          <text:h text:style-name="P50" text:outline-level="1"><text:bookmark-start text:name="__RefHeading___Toc4607_3785003142"/>Experimentação do código<text:bookmark-end text:name="__RefHeading___Toc4607_3785003142"/></text:h>
        </text:list-item>
      </text:list>
      <text:p text:style-name="P4">Para testar o código usado, basta abrir o arquivo <text:span text:style-name="T1">index.html</text:span><text:span text:style-name="T6"> fornecido junto com este laboratório </text:span><text:span text:style-name="T7">em um </text:span><text:span text:style-name="T6">navegador </text:span><text:span text:style-name="T7">e seguir as instruções da página.</text:span></text:p>
      <text:list xml:id="list134220155621890" text:continue-numbering="true" text:style-name="Outline">
        <text:list-item>
          <text:h text:style-name="P51" text:outline-level="1"><text:bookmark-start text:name="__RefHeading___Toc4609_3785003142"/>Referências<text:bookmark-end text:name="__RefHeading___Toc4609_3785003142"/></text:h>
        </text:list-item>
      </text:list>
      <text:p text:style-name="P3"/>
      <text:list xml:id="list811592978" text:style-name="L2">
        <text:list-item>
          <text:p text:style-name="P37"><text:bookmark-start text:name="__RefNumPara__3976_3785003142"/>Mokarzel, F. C.<text:span text:style-name="T1"> L</text:span><text:span text:style-name="T3">inguagem COMP-ITA 2019</text:span>. <text:span text:style-name="T66">Especificação formal de uma linguagem de programação utilizada na </text:span>disciplina CES-41 do Instituto Tecnológico de Aeronáutica, 2019.<text:bookmark-end text:name="__RefNumPara__3976_3785003142"/></text:p>
        </text:list-item>
        <text:list-item>
          <text:p text:style-name="P38"><text:bookmark-start text:name="__RefNumPara__5143_1818725916"/>Mokarzel, F. C. <text:span text:style-name="T5">3</text:span><text:span text:style-name="T1">º Laboratório de CES-41/2019</text:span>. Roteiro do laboratório <text:span text:style-name="T69">3</text:span> da disciplina CES-41 do Instituto Tecnológico de Aeronáutica, 2019.<text:bookmark-end text:name="__RefNumPara__5143_1818725916"/></text:p>
        </text:list-item>
        <text:list-item>
          <text:p text:style-name="P36"><text:bookmark-start text:name="__RefNumPara__5145_1818725916"/><text:span text:style-name="T57">Radvan, T. </text:span><text:span text:style-name="T2">Moo</text:span><text:span text:style-name="T57">. Analisador léxico escrito em </text:span><text:span text:style-name="T16">javascript</text:span><text:span text:style-name="T38">. Repositório em: &lt;https://github.com/no-context/moo&gt;. Acesso em 04/03/2019.</text:span><text:bookmark-end text:name="__RefNumPara__5145_1818725916"/></text:p>
        </text:list-item>
        <text:list-item>
          <text:p text:style-name="P36"><text:bookmark-start text:name="__RefNumPara__28606_129266990"/>Hardmath123. <text:span text:style-name="T4">Nearley</text:span><text:span text:style-name="T11">. Analisador sintático em </text:span><text:span text:style-name="T18">javascript</text:span><text:span text:style-name="T43">. Repositório em: &lt;https://github.com/vihanb/nearley&gt;. Acesso em 09/04/2019.</text:span><text:bookmark-end text:name="__RefNumPara__28606_129266990"/></text:p>
        </text:list-item>
      </text:list>
      <text:list xml:id="list134218954731439" text:continue-list="list134220155621890" text:style-name="Outline">
        <text:list-header>
          <text:h text:style-name="P52" text:outline-level="1" text:is-list-header="true"><text:bookmark-start text:name="__RefHeading___Toc6968_3116390965"/>APÊNDICE A: <text:span text:style-name="T76">CÓDIGO-FONTE </text:span><text:span text:style-name="T27">ANALISE-DE-TEXTO</text:span><text:bookmark-end text:name="__RefHeading___Toc6968_3116390965"/></text:h>
        </text:list-header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<text:bookmark text:name="L_0_111"/><text:bookmark text:name="L_0_110"/>   1 </text:p>
          </table:table-cell>
          <table:table-cell table:style-name="Table5.A1" office:value-type="string">
            <text:section text:style-name="Sect2" text:name="Section28">
              <text:p text:style-name="P22"><text:bookmark text:name="C_0_17"/><text:span text:style-name="T67">/*  Programa para contar as ocorrencias das palavras de um texto */</text:span> <text:bookmark text:name="L_0_211"/><text:bookmark text:name="L_0_210"/></text:p>
            </text:section>
          </table:table-cell>
        </table:table-row>
        <table:table-row>
          <table:table-cell table:style-name="Table5.A1" office:value-type="string">
            <text:p text:style-name="P23">   2 </text:p>
          </table:table-cell>
          <table:table-cell table:style-name="Table5.A1" office:value-type="string">
            <text:section text:style-name="Sect2" text:name="Section29">
              <text:p text:style-name="P22"><text:bookmark text:name="C_0_22"/><text:span text:style-name="T60"> </text:span> <text:bookmark text:name="L_0_34"/><text:bookmark text:name="L_0_33"/></text:p>
            </text:section>
          </table:table-cell>
        </table:table-row>
        <table:table-row>
          <table:table-cell table:style-name="Table5.A1" office:value-type="string">
            <text:p text:style-name="P23">   3 </text:p>
          </table:table-cell>
          <table:table-cell table:style-name="Table5.A1" office:value-type="string">
            <text:section text:style-name="Sect2" text:name="Section30">
              <text:p text:style-name="P22"><text:bookmark text:name="C_0_32"/><text:span text:style-name="T61">program</text:span><text:span text:style-name="T60"> AnaliseDeTexto {</text:span> <text:bookmark text:name="L_0_44"/><text:bookmark text:name="L_0_43"/></text:p>
            </text:section>
          </table:table-cell>
        </table:table-row>
        <table:table-row>
          <table:table-cell table:style-name="Table5.A1" office:value-type="string">
            <text:p text:style-name="P23">   4 </text:p>
          </table:table-cell>
          <table:table-cell table:style-name="Table5.A1" office:value-type="string">
            <text:section text:style-name="Sect2" text:name="Section31">
              <text:p text:style-name="P22"><text:bookmark text:name="C_0_42"/><text:span text:style-name="T60"> </text:span> <text:bookmark text:name="L_0_52"/><text:bookmark text:name="L_0_51"/></text:p>
            </text:section>
          </table:table-cell>
        </table:table-row>
        <table:table-row>
          <table:table-cell table:style-name="Table5.A1" office:value-type="string">
            <text:p text:style-name="P23">   5 </text:p>
          </table:table-cell>
          <table:table-cell table:style-name="Table5.A1" office:value-type="string">
            <text:section text:style-name="Sect2" text:name="Section32">
              <text:p text:style-name="P22"><text:bookmark text:name="C_0_51"/><text:span text:style-name="T67">/*  Variaveis globais  */</text:span> <text:bookmark text:name="L_0_62"/><text:bookmark text:name="L_0_61"/></text:p>
            </text:section>
          </table:table-cell>
        </table:table-row>
        <table:table-row>
          <table:table-cell table:style-name="Table5.A1" office:value-type="string">
            <text:p text:style-name="P23">   6 </text:p>
          </table:table-cell>
          <table:table-cell table:style-name="Table5.A1" office:value-type="string">
            <text:section text:style-name="Sect2" text:name="Section33">
              <text:p text:style-name="P22"><text:bookmark text:name="C_0_61"/><text:span text:style-name="T60"> </text:span> <text:bookmark text:name="L_0_72"/><text:bookmark text:name="L_0_71"/></text:p>
            </text:section>
          </table:table-cell>
        </table:table-row>
        <table:table-row>
          <table:table-cell table:style-name="Table5.A1" office:value-type="string">
            <text:p text:style-name="P23">   7 </text:p>
          </table:table-cell>
          <table:table-cell table:style-name="Table5.A1" office:value-type="string">
            <text:section text:style-name="Sect2" text:name="Section34">
              <text:p text:style-name="P22"><text:bookmark text:name="C_0_71"/><text:span text:style-name="T61">global</text:span><text:span text:style-name="T60">: </text:span><text:bookmark text:name="L_0_82"/><text:bookmark text:name="L_0_81"/></text:p>
            </text:section>
          </table:table-cell>
        </table:table-row>
        <table:table-row>
          <table:table-cell table:style-name="Table5.A1" office:value-type="string">
            <text:p text:style-name="P23">   8 </text:p>
          </table:table-cell>
          <table:table-cell table:style-name="Table5.A1" office:value-type="string">
            <text:section text:style-name="Sect2" text:name="Section35">
              <text:p text:style-name="P22"><text:bookmark text:name="C_0_81"/><text:span text:style-name="T60">    </text:span><text:span text:style-name="T61">char</text:span><text:span text:style-name="T60"> nomes[</text:span><text:span text:style-name="T63">50</text:span><text:span text:style-name="T60">,</text:span><text:span text:style-name="T63">10</text:span><text:span text:style-name="T60">], palavra[</text:span><text:span text:style-name="T63">10</text:span><text:span text:style-name="T60">];</text:span> <text:bookmark text:name="L_0_92"/><text:bookmark text:name="L_0_91"/></text:p>
            </text:section>
          </table:table-cell>
        </table:table-row>
        <table:table-row>
          <table:table-cell table:style-name="Table5.A1" office:value-type="string">
            <text:p text:style-name="P23">   9 </text:p>
          </table:table-cell>
          <table:table-cell table:style-name="Table5.A1" office:value-type="string">
            <text:section text:style-name="Sect2" text:name="Section36">
              <text:p text:style-name="P22"><text:bookmark text:name="C_0_91"/><text:span text:style-name="T60">    </text:span><text:span text:style-name="T61">int</text:span><text:span text:style-name="T60"> ntab, nocorr[</text:span><text:span text:style-name="T63">50</text:span><text:span text:style-name="T60">];</text:span> <text:bookmark text:name="L_0_102"/><text:bookmark text:name="L_0_101"/></text:p>
            </text:section>
          </table:table-cell>
        </table:table-row>
        <table:table-row>
          <table:table-cell table:style-name="Table5.A1" office:value-type="string">
            <text:p text:style-name="P23">  10 </text:p>
          </table:table-cell>
          <table:table-cell table:style-name="Table5.A1" office:value-type="string">
            <text:section text:style-name="Sect2" text:name="Section37">
              <text:p text:style-name="P22"><text:bookmark text:name="C_0_101"/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113"/><text:bookmark text:name="L_0_112"/></text:p>
            </text:section>
          </table:table-cell>
        </table:table-row>
        <table:table-row>
          <table:table-cell table:style-name="Table5.A1" office:value-type="string">
            <text:p text:style-name="P23">  11 </text:p>
          </table:table-cell>
          <table:table-cell table:style-name="Table5.A1" office:value-type="string">
            <text:section text:style-name="Sect2" text:name="Section38">
              <text:p text:style-name="P22"><text:bookmark text:name="C_0_111"/><text:span text:style-name="T60"> </text:span> <text:bookmark text:name="L_0_122"/><text:bookmark text:name="L_0_121"/></text:p>
            </text:section>
          </table:table-cell>
        </table:table-row>
        <table:table-row>
          <table:table-cell table:style-name="Table5.A1" office:value-type="string">
            <text:p text:style-name="P23">  12 </text:p>
          </table:table-cell>
          <table:table-cell table:style-name="Table5.A1" office:value-type="string">
            <text:section text:style-name="Sect2" text:name="Section39">
              <text:p text:style-name="P22"><text:bookmark text:name="C_0_121"/><text:span text:style-name="T61">functions</text:span><text:span text:style-name="T60">:</text:span> <text:bookmark text:name="L_0_132"/><text:bookmark text:name="L_0_131"/></text:p>
            </text:section>
          </table:table-cell>
        </table:table-row>
        <table:table-row>
          <table:table-cell table:style-name="Table5.A1" office:value-type="string">
            <text:p text:style-name="P23">  13 </text:p>
          </table:table-cell>
          <table:table-cell table:style-name="Table5.A1" office:value-type="string">
            <text:section text:style-name="Sect2" text:name="Section40">
              <text:p text:style-name="P22"><text:bookmark text:name="C_0_132"/><text:span text:style-name="T60"> </text:span> <text:bookmark text:name="L_0_142"/><text:bookmark text:name="L_0_141"/></text:p>
            </text:section>
          </table:table-cell>
        </table:table-row>
        <table:table-row>
          <table:table-cell table:style-name="Table5.A1" office:value-type="string">
            <text:p text:style-name="P23">  14 </text:p>
          </table:table-cell>
          <table:table-cell table:style-name="Table5.A1" office:value-type="string">
            <text:section text:style-name="Sect2" text:name="Section41">
              <text:p text:style-name="P22"><text:bookmark text:name="C_0_142"/><text:span text:style-name="T67">/*  Funcao para procurar uma palavra na tabela de palavras  */</text:span> <text:bookmark text:name="L_0_152"/><text:bookmark text:name="L_0_151"/></text:p>
            </text:section>
          </table:table-cell>
        </table:table-row>
        <table:table-row>
          <table:table-cell table:style-name="Table5.A1" office:value-type="string">
            <text:p text:style-name="P23">  15 </text:p>
          </table:table-cell>
          <table:table-cell table:style-name="Table5.A1" office:value-type="string">
            <text:section text:style-name="Sect2" text:name="Section42">
              <text:p text:style-name="P22"><text:bookmark text:name="C_0_151"/><text:span text:style-name="T60"> </text:span> <text:bookmark text:name="L_0_162"/><text:bookmark text:name="L_0_161"/></text:p>
            </text:section>
          </table:table-cell>
        </table:table-row>
        <table:table-row>
          <table:table-cell table:style-name="Table5.A1" office:value-type="string">
            <text:p text:style-name="P23">  16 </text:p>
          </table:table-cell>
          <table:table-cell table:style-name="Table5.A1" office:value-type="string">
            <text:section text:style-name="Sect2" text:name="Section43">
              <text:p text:style-name="P22"><text:bookmark text:name="C_0_161"/><text:span text:style-name="T61">int</text:span><text:span text:style-name="T60"> Procura () {</text:span> <text:bookmark text:name="L_0_172"/><text:bookmark text:name="L_0_171"/></text:p>
            </text:section>
          </table:table-cell>
        </table:table-row>
        <table:table-row>
          <table:table-cell table:style-name="Table5.A1" office:value-type="string">
            <text:p text:style-name="P23">  17 </text:p>
          </table:table-cell>
          <table:table-cell table:style-name="Table5.A1" office:value-type="string">
            <text:section text:style-name="Sect2" text:name="Section44">
              <text:p text:style-name="P22"><text:bookmark text:name="C_0_171"/><text:span text:style-name="T60"> </text:span> <text:bookmark text:name="L_0_184"/><text:bookmark text:name="L_0_183"/></text:p>
            </text:section>
          </table:table-cell>
        </table:table-row>
        <table:table-row>
          <table:table-cell table:style-name="Table5.A1" office:value-type="string">
            <text:p text:style-name="P23">  18 </text:p>
          </table:table-cell>
          <table:table-cell table:style-name="Table5.A1" office:value-type="string">
            <text:section text:style-name="Sect2" text:name="Section45">
              <text:p text:style-name="P22"><text:bookmark text:name="C_0_18"/><text:span text:style-name="T61">local</text:span><text:span text:style-name="T60">:</text:span> <text:bookmark text:name="L_0_194"/><text:bookmark text:name="L_0_193"/></text:p>
            </text:section>
          </table:table-cell>
        </table:table-row>
        <table:table-row>
          <table:table-cell table:style-name="Table5.A1" office:value-type="string">
            <text:p text:style-name="P23">  19 </text:p>
          </table:table-cell>
          <table:table-cell table:style-name="Table5.A1" office:value-type="string">
            <text:section text:style-name="Sect2" text:name="Section46">
              <text:p text:style-name="P22"><text:bookmark text:name="C_0_19"/><text:span text:style-name="T60">    </text:span><text:span text:style-name="T61">int</text:span><text:span text:style-name="T60"> i, inf, sup, med, posic, compara;</text:span> <text:bookmark text:name="L_0_202"/><text:bookmark text:name="L_0_201"/></text:p>
            </text:section>
          </table:table-cell>
        </table:table-row>
        <table:table-row>
          <table:table-cell table:style-name="Table5.A1" office:value-type="string">
            <text:p text:style-name="P23">  20 </text:p>
          </table:table-cell>
          <table:table-cell table:style-name="Table5.A1" office:value-type="string">
            <text:section text:style-name="Sect2" text:name="Section47">
              <text:p text:style-name="P22"><text:bookmark text:name="C_0_20"/><text:span text:style-name="T60">        </text:span><text:span text:style-name="T61">logic</text:span><text:span text:style-name="T60"> achou, fimteste;</text:span> <text:bookmark text:name="L_0_213"/><text:bookmark text:name="L_0_212"/></text:p>
            </text:section>
          </table:table-cell>
        </table:table-row>
        <table:table-row>
          <table:table-cell table:style-name="Table5.A1" office:value-type="string">
            <text:p text:style-name="P23">  21 </text:p>
          </table:table-cell>
          <table:table-cell table:style-name="Table5.A1" office:value-type="string">
            <text:section text:style-name="Sect2" text:name="Section48">
              <text:p text:style-name="P22"><text:bookmark text:name="C_0_212"/><text:span text:style-name="T61">statements</text:span><text:span text:style-name="T60">:</text:span> <text:bookmark text:name="L_0_222"/><text:bookmark text:name="L_0_221"/></text:p>
            </text:section>
          </table:table-cell>
        </table:table-row>
        <table:table-row>
          <table:table-cell table:style-name="Table5.A1" office:value-type="string">
            <text:p text:style-name="P23">  22 </text:p>
          </table:table-cell>
          <table:table-cell table:style-name="Table5.A1" office:value-type="string">
            <text:section text:style-name="Sect2" text:name="Section49">
              <text:p text:style-name="P22"><text:bookmark text:name="C_0_221"/><text:span text:style-name="T60">    achou &lt;- </text:span><text:span text:style-name="T61">false</text:span><text:span text:style-name="T60">; inf &lt;- </text:span><text:span text:style-name="T63">1</text:span><text:span text:style-name="T60">; sup &lt;- ntab;</text:span> <text:bookmark text:name="L_0_236"/><text:bookmark text:name="L_0_235"/></text:p>
            </text:section>
          </table:table-cell>
        </table:table-row>
        <table:table-row>
          <table:table-cell table:style-name="Table5.A1" office:value-type="string">
            <text:p text:style-name="P23">  23 </text:p>
          </table:table-cell>
          <table:table-cell table:style-name="Table5.A1" office:value-type="string">
            <text:section text:style-name="Sect2" text:name="Section50">
              <text:p text:style-name="P22"><text:bookmark text:name="C_0_23"/><text:span text:style-name="T60">    </text:span><text:span text:style-name="T61">while</text:span><text:span text:style-name="T60"> (!achou &amp;&amp; sup &gt;= inf) {</text:span> <text:bookmark text:name="L_0_242"/><text:bookmark text:name="L_0_241"/></text:p>
            </text:section>
          </table:table-cell>
        </table:table-row>
        <table:table-row>
          <table:table-cell table:style-name="Table5.A1" office:value-type="string">
            <text:p text:style-name="P23">  24 </text:p>
          </table:table-cell>
          <table:table-cell table:style-name="Table5.A1" office:value-type="string">
            <text:section text:style-name="Sect2" text:name="Section51">
              <text:p text:style-name="P22"><text:bookmark text:name="C_0_24"/><text:span text:style-name="T60">        med &lt;- (inf + sup) / </text:span><text:span text:style-name="T63">2</text:span><text:span text:style-name="T60">;</text:span> <text:bookmark text:name="L_0_252"/><text:bookmark text:name="L_0_251"/></text:p>
            </text:section>
          </table:table-cell>
        </table:table-row>
        <table:table-row>
          <table:table-cell table:style-name="Table5.A1" office:value-type="string">
            <text:p text:style-name="P23">  25 </text:p>
          </table:table-cell>
          <table:table-cell table:style-name="Table5.A1" office:value-type="string">
            <text:section text:style-name="Sect2" text:name="Section52">
              <text:p text:style-name="P22"><text:bookmark text:name="C_0_25"/><text:span text:style-name="T60">        compara &lt;- </text:span><text:span text:style-name="T63">0</text:span><text:span text:style-name="T60">; fimteste &lt;- </text:span><text:span text:style-name="T61">false</text:span><text:span text:style-name="T60">;</text:span> <text:bookmark text:name="L_0_262"/><text:bookmark text:name="L_0_261"/></text:p>
            </text:section>
          </table:table-cell>
        </table:table-row>
        <table:table-row>
          <table:table-cell table:style-name="Table5.A1" office:value-type="string">
            <text:p text:style-name="P23">  26 </text:p>
          </table:table-cell>
          <table:table-cell table:style-name="Table5.A1" office:value-type="string">
            <text:section text:style-name="Sect2" text:name="Section53">
              <text:p text:style-name="P22"><text:bookmark text:name="C_0_26"/><text:span text:style-name="T60">    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+</text:span><text:span text:style-name="T63">1</text:span><text:span text:style-name="T60">) {</text:span> <text:bookmark text:name="L_0_272"/><text:bookmark text:name="L_0_271"/></text:p>
            </text:section>
          </table:table-cell>
        </table:table-row>
        <table:table-row>
          <table:table-cell table:style-name="Table5.A1" office:value-type="string">
            <text:p text:style-name="P23">  27 </text:p>
          </table:table-cell>
          <table:table-cell table:style-name="Table5.A1" office:value-type="string">
            <text:section text:style-name="Sect2" text:name="Section54">
              <text:p text:style-name="P22"><text:bookmark text:name="C_0_27"/><text:span text:style-name="T60">                </text:span><text:span text:style-name="T61">if</text:span><text:span text:style-name="T60"> (palavra[i] &lt; nomes[med,i])</text:span> <text:bookmark text:name="L_0_282"/><text:bookmark text:name="L_0_281"/></text:p>
            </text:section>
          </table:table-cell>
        </table:table-row>
        <table:table-row>
          <table:table-cell table:style-name="Table5.A1" office:value-type="string">
            <text:p text:style-name="P23">  28 </text:p>
          </table:table-cell>
          <table:table-cell table:style-name="Table5.A1" office:value-type="string">
            <text:section text:style-name="Sect2" text:name="Section55">
              <text:p text:style-name="P22"><text:bookmark text:name="C_0_28"/><text:span text:style-name="T60">                compara &lt;- ~</text:span><text:span text:style-name="T63">1</text:span><text:span text:style-name="T60">;</text:span> <text:bookmark text:name="L_0_292"/><text:bookmark text:name="L_0_291"/></text:p>
            </text:section>
          </table:table-cell>
        </table:table-row>
        <table:table-row>
          <table:table-cell table:style-name="Table5.A1" office:value-type="string">
            <text:p text:style-name="P23">  29 </text:p>
          </table:table-cell>
          <table:table-cell table:style-name="Table5.A1" office:value-type="string">
            <text:section text:style-name="Sect2" text:name="Section56">
              <text:p text:style-name="P22"><text:bookmark text:name="C_0_29"/><text:span text:style-name="T60">                </text:span><text:span text:style-name="T61">else</text:span><text:span text:style-name="T60"> </text:span><text:span text:style-name="T61">if</text:span><text:span text:style-name="T60"> (palavra[i] &gt; nomes[med,i])</text:span> <text:bookmark text:name="L_0_302"/><text:bookmark text:name="L_0_301"/></text:p>
            </text:section>
          </table:table-cell>
        </table:table-row>
        <table:table-row>
          <table:table-cell table:style-name="Table5.A1" office:value-type="string">
            <text:p text:style-name="P23">  30 </text:p>
          </table:table-cell>
          <table:table-cell table:style-name="Table5.A1" office:value-type="string">
            <text:section text:style-name="Sect2" text:name="Section57">
              <text:p text:style-name="P22"><text:bookmark text:name="C_0_30"/><text:span text:style-name="T60">                compara &lt;- </text:span><text:span text:style-name="T63">1</text:span><text:span text:style-name="T60">;</text:span> <text:bookmark text:name="L_0_312"/><text:bookmark text:name="L_0_311"/></text:p>
            </text:section>
          </table:table-cell>
        </table:table-row>
        <table:table-row>
          <table:table-cell table:style-name="Table5.A1" office:value-type="string">
            <text:p text:style-name="P23">  31 </text:p>
          </table:table-cell>
          <table:table-cell table:style-name="Table5.A1" office:value-type="string">
            <text:section text:style-name="Sect2" text:name="Section58">
              <text:p text:style-name="P22"><text:bookmark text:name="C_0_312"/><text:span text:style-name="T60">                </text:span><text:span text:style-name="T61">if</text:span><text:span text:style-name="T60"> (palavra[i] = </text:span><text:span text:style-name="T62">'</text:span><text:span text:style-name="T63">\0</text:span><text:span text:style-name="T62">'</text:span><text:span text:style-name="T60"> || nomes[med,i] = </text:span><text:span text:style-name="T62">'</text:span><text:span text:style-name="T63">\0</text:span><text:span text:style-name="T62">'</text:span><text:span text:style-name="T60">)</text:span> <text:bookmark text:name="L_0_322"/><text:bookmark text:name="L_0_321"/></text:p>
            </text:section>
          </table:table-cell>
        </table:table-row>
        <table:table-row>
          <table:table-cell table:style-name="Table5.A1" office:value-type="string">
            <text:p text:style-name="P23">  32 </text:p>
          </table:table-cell>
          <table:table-cell table:style-name="Table5.A1" office:value-type="string">
            <text:section text:style-name="Sect2" text:name="C_0_32">
              <text:p text:style-name="P22"><text:span text:style-name="T60">                fimteste &lt;- </text:span><text:span text:style-name="T61">true</text:span><text:span text:style-name="T60">;</text:span> <text:bookmark text:name="L_0_336"/><text:bookmark text:name="L_0_335"/></text:p>
            </text:section>
          </table:table-cell>
        </table:table-row>
        <table:table-row>
          <table:table-cell table:style-name="Table5.A1" office:value-type="string">
            <text:p text:style-name="P23">  33 </text:p>
          </table:table-cell>
          <table:table-cell table:style-name="Table5.A1" office:value-type="string">
            <text:section text:style-name="Sect2" text:name="C_0_33">
              <text:p text:style-name="P22"><text:span text:style-name="T60">        }</text:span> <text:bookmark text:name="L_0_346"/><text:bookmark text:name="L_0_345"/></text:p>
            </text:section>
          </table:table-cell>
        </table:table-row>
        <table:table-row>
          <table:table-cell table:style-name="Table5.A1" office:value-type="string">
            <text:p text:style-name="P23">  34 </text:p>
          </table:table-cell>
          <table:table-cell table:style-name="Table5.A1" office:value-type="string">
            <text:section text:style-name="Sect2" text:name="C_0_34">
              <text:p text:style-name="P22"><text:span text:style-name="T60">        </text:span><text:span text:style-name="T61">if</text:span><text:span text:style-name="T60"> (compara = </text:span><text:span text:style-name="T63">0</text:span><text:span text:style-name="T60">)</text:span> <text:bookmark text:name="L_0_35"/></text:p>
            </text:section>
          </table:table-cell>
        </table:table-row>
        <table:table-row>
          <table:table-cell table:style-name="Table5.A1" office:value-type="string">
            <text:p text:style-name="P23">  35 </text:p>
          </table:table-cell>
          <table:table-cell table:style-name="Table5.A1" office:value-type="string">
            <text:section text:style-name="Sect2" text:name="C_0_35">
              <text:p text:style-name="P22"><text:span text:style-name="T60">            achou &lt;- </text:span><text:span text:style-name="T61">true</text:span><text:span text:style-name="T60">;</text:span> <text:bookmark text:name="L_0_36"/></text:p>
            </text:section>
          </table:table-cell>
        </table:table-row>
        <table:table-row>
          <table:table-cell table:style-name="Table5.A1" office:value-type="string">
            <text:p text:style-name="P23">  36 </text:p>
          </table:table-cell>
          <table:table-cell table:style-name="Table5.A1" office:value-type="string">
            <text:section text:style-name="Sect2" text:name="C_0_36">
              <text:p text:style-name="P22"><text:span text:style-name="T60">        </text:span><text:span text:style-name="T61">else</text:span><text:span text:style-name="T60"> </text:span><text:span text:style-name="T61">if</text:span><text:span text:style-name="T60"> (compara &lt; </text:span><text:span text:style-name="T63">0</text:span><text:span text:style-name="T60">)</text:span> <text:bookmark text:name="L_0_37"/></text:p>
            </text:section>
          </table:table-cell>
        </table:table-row>
        <table:table-row>
          <table:table-cell table:style-name="Table5.A1" office:value-type="string">
            <text:p text:style-name="P23">  37 </text:p>
          </table:table-cell>
          <table:table-cell table:style-name="Table5.A1" office:value-type="string">
            <text:section text:style-name="Sect2" text:name="C_0_37">
              <text:p text:style-name="P22"><text:span text:style-name="T60">            sup &lt;- med - </text:span><text:span text:style-name="T63">1</text:span><text:span text:style-name="T60">;</text:span> <text:bookmark text:name="L_0_38"/></text:p>
            </text:section>
          </table:table-cell>
        </table:table-row>
        <table:table-row>
          <table:table-cell table:style-name="Table5.A1" office:value-type="string">
            <text:p text:style-name="P23">  38 </text:p>
          </table:table-cell>
          <table:table-cell table:style-name="Table5.A1" office:value-type="string">
            <text:section text:style-name="Sect2" text:name="C_0_38">
              <text:p text:style-name="P22"><text:span text:style-name="T60">        </text:span><text:span text:style-name="T61">else</text:span><text:span text:style-name="T60"> inf &lt;- med + </text:span><text:span text:style-name="T63">1</text:span><text:span text:style-name="T60">;</text:span> <text:bookmark text:name="L_0_39"/></text:p>
            </text:section>
          </table:table-cell>
        </table:table-row>
        <table:table-row>
          <table:table-cell table:style-name="Table5.A1" office:value-type="string">
            <text:p text:style-name="P23">  39 </text:p>
          </table:table-cell>
          <table:table-cell table:style-name="Table5.A1" office:value-type="string">
            <text:section text:style-name="Sect2" text:name="C_0_39">
              <text:p text:style-name="P22"><text:span text:style-name="T60">    }</text:span> <text:bookmark text:name="L_0_40"/></text:p>
            </text:section>
          </table:table-cell>
        </table:table-row>
        <table:table-row>
          <table:table-cell table:style-name="Table5.A1" office:value-type="string">
            <text:p text:style-name="P23">  40 </text:p>
          </table:table-cell>
          <table:table-cell table:style-name="Table5.A1" office:value-type="string">
            <text:section text:style-name="Sect2" text:name="C_0_40">
              <text:p text:style-name="P22"><text:span text:style-name="T60">    </text:span><text:span text:style-name="T61">if</text:span><text:span text:style-name="T60"> (achou) posic &lt;- med;</text:span> <text:bookmark text:name="L_0_412"/><text:bookmark text:name="L_0_411"/></text:p>
            </text:section>
          </table:table-cell>
        </table:table-row>
        <table:table-row>
          <table:table-cell table:style-name="Table5.A1" office:value-type="string">
            <text:p text:style-name="P23">  41 </text:p>
          </table:table-cell>
          <table:table-cell table:style-name="Table5.A1" office:value-type="string">
            <text:section text:style-name="Sect2" text:name="C_0_41">
              <text:p text:style-name="P22"><text:span text:style-name="T60">    </text:span><text:span text:style-name="T61">else</text:span><text:span text:style-name="T60"> posic &lt;- ~inf;</text:span> <text:bookmark text:name="L_0_422"/><text:bookmark text:name="L_0_421"/></text:p>
            </text:section>
          </table:table-cell>
        </table:table-row>
        <table:table-row>
          <table:table-cell table:style-name="Table5.A1" office:value-type="string">
            <text:p text:style-name="P23">  42 </text:p>
          </table:table-cell>
          <table:table-cell table:style-name="Table5.A1" office:value-type="string">
            <text:section text:style-name="Sect2" text:name="C_0_42">
              <text:p text:style-name="P22"><text:span text:style-name="T60">    </text:span><text:span text:style-name="T61">return</text:span><text:span text:style-name="T60"> posic;</text:span> <text:bookmark text:name="L_0_436"/><text:bookmark text:name="L_0_435"/></text:p>
            </text:section>
          </table:table-cell>
        </table:table-row>
        <table:table-row>
          <table:table-cell table:style-name="Table5.A1" office:value-type="string">
            <text:p text:style-name="P23">  43 </text:p>
          </table:table-cell>
          <table:table-cell table:style-name="Table5.A1" office:value-type="string">
            <text:section text:style-name="Sect2" text:name="C_0_43">
              <text:p text:style-name="P22"><text:span text:style-name="T60"> </text:span> <text:bookmark text:name="L_0_444"/><text:bookmark text:name="L_0_443"/></text:p>
            </text:section>
          </table:table-cell>
        </table:table-row>
        <table:table-row>
          <table:table-cell table:style-name="Table5.A1" office:value-type="string">
            <text:p text:style-name="P23">  44 </text:p>
          </table:table-cell>
          <table:table-cell table:style-name="Table5.A1" office:value-type="string">
            <text:section text:style-name="Sect2" text:name="C_0_44">
              <text:p text:style-name="P22"><text:span text:style-name="T60">} </text:span><text:span text:style-name="T67">/* Fim da funcao Procura */</text:span> <text:bookmark text:name="L_0_45"/></text:p>
            </text:section>
          </table:table-cell>
        </table:table-row>
        <table:table-row>
          <table:table-cell table:style-name="Table5.A1" office:value-type="string">
            <text:p text:style-name="P23">  45 </text:p>
          </table:table-cell>
          <table:table-cell table:style-name="Table5.A1" office:value-type="string">
            <text:section text:style-name="Sect2" text:name="C_0_45">
              <text:p text:style-name="P22"><text:span text:style-name="T60"> </text:span> <text:bookmark text:name="L_0_46"/></text:p>
            </text:section>
          </table:table-cell>
        </table:table-row>
        <table:table-row>
          <table:table-cell table:style-name="Table5.A1" office:value-type="string">
            <text:p text:style-name="P23">  46 </text:p>
          </table:table-cell>
          <table:table-cell table:style-name="Table5.A1" office:value-type="string">
            <text:section text:style-name="Sect2" text:name="C_0_46">
              <text:p text:style-name="P22"><text:span text:style-name="T67">/*  Funcao para inserir uma palavra na tabela de palavras  */</text:span> <text:bookmark text:name="L_0_47"/></text:p>
            </text:section>
          </table:table-cell>
        </table:table-row>
        <table:table-row>
          <table:table-cell table:style-name="Table5.A1" office:value-type="string">
            <text:p text:style-name="P23">  47 </text:p>
          </table:table-cell>
          <table:table-cell table:style-name="Table5.A1" office:value-type="string">
            <text:section text:style-name="Sect2" text:name="C_0_47">
              <text:p text:style-name="P22"><text:span text:style-name="T60"> </text:span> <text:bookmark text:name="L_0_48"/></text:p>
            </text:section>
          </table:table-cell>
        </table:table-row>
        <table:table-row>
          <table:table-cell table:style-name="Table5.A1" office:value-type="string">
            <text:p text:style-name="P23">  48 </text:p>
          </table:table-cell>
          <table:table-cell table:style-name="Table5.A1" office:value-type="string">
            <text:section text:style-name="Sect2" text:name="C_0_48">
              <text:p text:style-name="P22"><text:span text:style-name="T61">void</text:span><text:span text:style-name="T60"> Inserir (</text:span><text:span text:style-name="T61">int</text:span><text:span text:style-name="T60"> posic) {</text:span> <text:bookmark text:name="L_0_49"/></text:p>
            </text:section>
          </table:table-cell>
        </table:table-row>
        <text:soft-page-break/>
        <table:table-row>
          <table:table-cell table:style-name="Table5.A1" office:value-type="string">
            <text:p text:style-name="P23">  49 </text:p>
          </table:table-cell>
          <table:table-cell table:style-name="Table5.A1" office:value-type="string">
            <text:section text:style-name="Sect2" text:name="C_0_49">
              <text:p text:style-name="P22"><text:span text:style-name="T60"> </text:span> <text:bookmark text:name="L_0_50"/></text:p>
            </text:section>
          </table:table-cell>
        </table:table-row>
        <table:table-row>
          <table:table-cell table:style-name="Table5.A1" office:value-type="string">
            <text:p text:style-name="P23">  50 </text:p>
          </table:table-cell>
          <table:table-cell table:style-name="Table5.A1" office:value-type="string">
            <text:section text:style-name="Sect2" text:name="C_0_50">
              <text:p text:style-name="P22"><text:span text:style-name="T61">local</text:span><text:span text:style-name="T60">:</text:span> <text:bookmark text:name="L_0_514"/><text:bookmark text:name="L_0_513"/></text:p>
            </text:section>
          </table:table-cell>
        </table:table-row>
        <table:table-row>
          <table:table-cell table:style-name="Table5.A1" office:value-type="string">
            <text:p text:style-name="P23">  51 </text:p>
          </table:table-cell>
          <table:table-cell table:style-name="Table5.A1" office:value-type="string">
            <text:section text:style-name="Sect2" text:name="C_0_51">
              <text:p text:style-name="P22"><text:span text:style-name="T60">    </text:span><text:span text:style-name="T61">int</text:span><text:span text:style-name="T60"> i, j; </text:span><text:span text:style-name="T61">logic</text:span><text:span text:style-name="T60"> fim;</text:span> <text:bookmark text:name="L_0_525"/><text:bookmark text:name="L_0_521"/></text:p>
            </text:section>
          </table:table-cell>
        </table:table-row>
        <table:table-row>
          <table:table-cell table:style-name="Table5.A1" office:value-type="string">
            <text:p text:style-name="P23">  52 </text:p>
          </table:table-cell>
          <table:table-cell table:style-name="Table5.A1" office:value-type="string">
            <text:section text:style-name="Sect2" text:name="C_0_52">
              <text:p text:style-name="P22"><text:span text:style-name="T61">statements</text:span><text:span text:style-name="T60">:</text:span> <text:bookmark text:name="L_0_53"/></text:p>
            </text:section>
          </table:table-cell>
        </table:table-row>
        <table:table-row>
          <table:table-cell table:style-name="Table5.A1" office:value-type="string">
            <text:p text:style-name="P23">  53 </text:p>
          </table:table-cell>
          <table:table-cell table:style-name="Table5.A1" office:value-type="string">
            <text:section text:style-name="Sect2" text:name="C_0_53">
              <text:p text:style-name="P22"><text:span text:style-name="T60">    ntab &lt;- ntab + </text:span><text:span text:style-name="T63">1</text:span><text:span text:style-name="T60">;</text:span> <text:bookmark text:name="L_0_54"/></text:p>
            </text:section>
          </table:table-cell>
        </table:table-row>
        <table:table-row>
          <table:table-cell table:style-name="Table5.A1" office:value-type="string">
            <text:p text:style-name="P23">  54 </text:p>
          </table:table-cell>
          <table:table-cell table:style-name="Table5.A1" office:value-type="string">
            <text:section text:style-name="Sect2" text:name="C_0_54">
              <text:p text:style-name="P22"><text:span text:style-name="T60">    </text:span><text:span text:style-name="T61">for</text:span><text:span text:style-name="T60"> (i &lt;- ntab; i &gt;= posic+</text:span><text:span text:style-name="T63">1</text:span><text:span text:style-name="T60">; i &lt;- i</text:span><text:span text:style-name="T63">-1</text:span><text:span text:style-name="T60">) {</text:span> <text:bookmark text:name="L_0_55"/></text:p>
            </text:section>
          </table:table-cell>
        </table:table-row>
        <table:table-row>
          <table:table-cell table:style-name="Table5.A1" office:value-type="string">
            <text:p text:style-name="P23">  55 </text:p>
          </table:table-cell>
          <table:table-cell table:style-name="Table5.A1" office:value-type="string">
            <text:section text:style-name="Sect2" text:name="C_0_55">
              <text:p text:style-name="P22"><text:span text:style-name="T60">        fim &lt;- </text:span><text:span text:style-name="T61">false</text:span><text:span text:style-name="T60">;</text:span> <text:bookmark text:name="L_0_56"/></text:p>
            </text:section>
          </table:table-cell>
        </table:table-row>
        <table:table-row>
          <table:table-cell table:style-name="Table5.A1" office:value-type="string">
            <text:p text:style-name="P23">  56 </text:p>
          </table:table-cell>
          <table:table-cell table:style-name="Table5.A1" office:value-type="string">
            <text:section text:style-name="Sect2" text:name="C_0_56">
              <text:p text:style-name="P22"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57"/></text:p>
            </text:section>
          </table:table-cell>
        </table:table-row>
        <table:table-row>
          <table:table-cell table:style-name="Table5.A1" office:value-type="string">
            <text:p text:style-name="P23">  57 </text:p>
          </table:table-cell>
          <table:table-cell table:style-name="Table5.A1" office:value-type="string">
            <text:section text:style-name="Sect2" text:name="C_0_57">
              <text:p text:style-name="P22"><text:span text:style-name="T60">            nomes[i,j] &lt;- nomes[i</text:span><text:span text:style-name="T63">-1</text:span><text:span text:style-name="T60">,j];</text:span> <text:bookmark text:name="L_0_58"/></text:p>
            </text:section>
          </table:table-cell>
        </table:table-row>
        <table:table-row>
          <table:table-cell table:style-name="Table5.A1" office:value-type="string">
            <text:p text:style-name="P23">  58 </text:p>
          </table:table-cell>
          <table:table-cell table:style-name="Table5.A1" office:value-type="string">
            <text:section text:style-name="Sect2" text:name="C_0_58">
              <text:p text:style-name="P22"><text:span text:style-name="T60">            </text:span><text:span text:style-name="T61">if</text:span><text:span text:style-name="T60"> (nomes[i,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59"/></text:p>
            </text:section>
          </table:table-cell>
        </table:table-row>
        <table:table-row>
          <table:table-cell table:style-name="Table5.A1" office:value-type="string">
            <text:p text:style-name="P23">  59 </text:p>
          </table:table-cell>
          <table:table-cell table:style-name="Table5.A1" office:value-type="string">
            <text:section text:style-name="Sect2" text:name="C_0_59">
              <text:p text:style-name="P22"><text:span text:style-name="T60">        }</text:span> <text:bookmark text:name="L_0_60"/></text:p>
            </text:section>
          </table:table-cell>
        </table:table-row>
        <table:table-row>
          <table:table-cell table:style-name="Table5.A1" office:value-type="string">
            <text:p text:style-name="P23">  60 </text:p>
          </table:table-cell>
          <table:table-cell table:style-name="Table5.A1" office:value-type="string">
            <text:section text:style-name="Sect2" text:name="C_0_60">
              <text:p text:style-name="P22"><text:span text:style-name="T60">       nocorr[i] &lt;- nocorr[i</text:span><text:span text:style-name="T63">-1</text:span><text:span text:style-name="T60">];</text:span> <text:bookmark text:name="L_0_614"/><text:bookmark text:name="L_0_613"/></text:p>
            </text:section>
          </table:table-cell>
        </table:table-row>
        <table:table-row>
          <table:table-cell table:style-name="Table5.A1" office:value-type="string">
            <text:p text:style-name="P23">  61 </text:p>
          </table:table-cell>
          <table:table-cell table:style-name="Table5.A1" office:value-type="string">
            <text:section text:style-name="Sect2" text:name="C_0_61">
              <text:p text:style-name="P22"><text:span text:style-name="T60">    }</text:span> <text:bookmark text:name="L_0_625"/><text:bookmark text:name="L_0_621"/></text:p>
            </text:section>
          </table:table-cell>
        </table:table-row>
        <table:table-row>
          <table:table-cell table:style-name="Table5.A1" office:value-type="string">
            <text:p text:style-name="P23">  62 </text:p>
          </table:table-cell>
          <table:table-cell table:style-name="Table5.A1" office:value-type="string">
            <text:section text:style-name="Sect2" text:name="C_0_62">
              <text:p text:style-name="P22"><text:span text:style-name="T60">        fim &lt;- </text:span><text:span text:style-name="T61">false</text:span><text:span text:style-name="T60">;</text:span> <text:bookmark text:name="L_0_63"/></text:p>
            </text:section>
          </table:table-cell>
        </table:table-row>
        <table:table-row>
          <table:table-cell table:style-name="Table5.A1" office:value-type="string">
            <text:p text:style-name="P23">  63 </text:p>
          </table:table-cell>
          <table:table-cell table:style-name="Table5.A1" office:value-type="string">
            <text:section text:style-name="Sect2" text:name="C_0_63">
              <text:p text:style-name="P22"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64"/></text:p>
            </text:section>
          </table:table-cell>
        </table:table-row>
        <table:table-row>
          <table:table-cell table:style-name="Table5.A1" office:value-type="string">
            <text:p text:style-name="P23">  64 </text:p>
          </table:table-cell>
          <table:table-cell table:style-name="Table5.A1" office:value-type="string">
            <text:section text:style-name="Sect2" text:name="C_0_64">
              <text:p text:style-name="P22"><text:span text:style-name="T60">            nomes[posic,j] &lt;- palavra[j];</text:span> <text:bookmark text:name="L_0_65"/></text:p>
            </text:section>
          </table:table-cell>
        </table:table-row>
        <table:table-row>
          <table:table-cell table:style-name="Table5.A1" office:value-type="string">
            <text:p text:style-name="P23">  65 </text:p>
          </table:table-cell>
          <table:table-cell table:style-name="Table5.A1" office:value-type="string">
            <text:section text:style-name="Sect2" text:name="C_0_65">
              <text:p text:style-name="P22"><text:span text:style-name="T60">            </text:span><text:span text:style-name="T61">if</text:span><text:span text:style-name="T60"> (palavra[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66"/></text:p>
            </text:section>
          </table:table-cell>
        </table:table-row>
        <table:table-row>
          <table:table-cell table:style-name="Table5.A1" office:value-type="string">
            <text:p text:style-name="P23">  66 </text:p>
          </table:table-cell>
          <table:table-cell table:style-name="Table5.A1" office:value-type="string">
            <text:section text:style-name="Sect2" text:name="C_0_66">
              <text:p text:style-name="P22"><text:span text:style-name="T60">        }</text:span> <text:bookmark text:name="L_0_67"/></text:p>
            </text:section>
          </table:table-cell>
        </table:table-row>
        <table:table-row>
          <table:table-cell table:style-name="Table5.A1" office:value-type="string">
            <text:p text:style-name="P23">  67 </text:p>
          </table:table-cell>
          <table:table-cell table:style-name="Table5.A1" office:value-type="string">
            <text:section text:style-name="Sect2" text:name="C_0_67">
              <text:p text:style-name="P22"><text:span text:style-name="T60">    nocorr[posic] &lt;- </text:span><text:span text:style-name="T63">1</text:span><text:span text:style-name="T60">;</text:span> <text:bookmark text:name="L_0_68"/></text:p>
            </text:section>
          </table:table-cell>
        </table:table-row>
        <table:table-row>
          <table:table-cell table:style-name="Table5.A1" office:value-type="string">
            <text:p text:style-name="P23">  68 </text:p>
          </table:table-cell>
          <table:table-cell table:style-name="Table5.A1" office:value-type="string">
            <text:section text:style-name="Sect2" text:name="C_0_68">
              <text:p text:style-name="P22"><text:span text:style-name="T60"> </text:span> <text:bookmark text:name="L_0_69"/></text:p>
            </text:section>
          </table:table-cell>
        </table:table-row>
        <table:table-row>
          <table:table-cell table:style-name="Table5.A1" office:value-type="string">
            <text:p text:style-name="P23">  69 </text:p>
          </table:table-cell>
          <table:table-cell table:style-name="Table5.A1" office:value-type="string">
            <text:section text:style-name="Sect2" text:name="C_0_69">
              <text:p text:style-name="P22"><text:span text:style-name="T60">} </text:span><text:span text:style-name="T67">/* Fim da funcao Inserir */</text:span> <text:bookmark text:name="L_0_70"/></text:p>
            </text:section>
          </table:table-cell>
        </table:table-row>
        <table:table-row>
          <table:table-cell table:style-name="Table5.A1" office:value-type="string">
            <text:p text:style-name="P23">  70 </text:p>
          </table:table-cell>
          <table:table-cell table:style-name="Table5.A1" office:value-type="string">
            <text:section text:style-name="Sect2" text:name="C_0_70">
              <text:p text:style-name="P22"><text:span text:style-name="T60"> </text:span> <text:bookmark text:name="L_0_714"/><text:bookmark text:name="L_0_713"/></text:p>
            </text:section>
          </table:table-cell>
        </table:table-row>
        <table:table-row>
          <table:table-cell table:style-name="Table5.A1" office:value-type="string">
            <text:p text:style-name="P23">  71 </text:p>
          </table:table-cell>
          <table:table-cell table:style-name="Table5.A1" office:value-type="string">
            <text:section text:style-name="Sect2" text:name="C_0_71">
              <text:p text:style-name="P22"><text:span text:style-name="T67">/*  Funcao para escrever a tabela de palavras  */</text:span> <text:bookmark text:name="L_0_725"/><text:bookmark text:name="L_0_721"/></text:p>
            </text:section>
          </table:table-cell>
        </table:table-row>
        <table:table-row>
          <table:table-cell table:style-name="Table5.A1" office:value-type="string">
            <text:p text:style-name="P23">  72 </text:p>
          </table:table-cell>
          <table:table-cell table:style-name="Table5.A1" office:value-type="string">
            <text:section text:style-name="Sect2" text:name="C_0_72">
              <text:p text:style-name="P22"><text:span text:style-name="T60"> </text:span> <text:bookmark text:name="L_0_73"/></text:p>
            </text:section>
          </table:table-cell>
        </table:table-row>
        <table:table-row>
          <table:table-cell table:style-name="Table5.A1" office:value-type="string">
            <text:p text:style-name="P23">  73 </text:p>
          </table:table-cell>
          <table:table-cell table:style-name="Table5.A1" office:value-type="string">
            <text:section text:style-name="Sect2" text:name="C_0_73">
              <text:p text:style-name="P22"><text:span text:style-name="T61">void</text:span><text:span text:style-name="T60"> ExibirTabela () {</text:span> <text:bookmark text:name="L_0_74"/></text:p>
            </text:section>
          </table:table-cell>
        </table:table-row>
        <table:table-row>
          <table:table-cell table:style-name="Table5.A1" office:value-type="string">
            <text:p text:style-name="P23">  74 </text:p>
          </table:table-cell>
          <table:table-cell table:style-name="Table5.A1" office:value-type="string">
            <text:section text:style-name="Sect2" text:name="C_0_74">
              <text:p text:style-name="P22"><text:span text:style-name="T60"> </text:span> <text:bookmark text:name="L_0_75"/></text:p>
            </text:section>
          </table:table-cell>
        </table:table-row>
        <table:table-row>
          <table:table-cell table:style-name="Table5.A1" office:value-type="string">
            <text:p text:style-name="P23">  75 </text:p>
          </table:table-cell>
          <table:table-cell table:style-name="Table5.A1" office:value-type="string">
            <text:section text:style-name="Sect2" text:name="C_0_75">
              <text:p text:style-name="P22"><text:span text:style-name="T61">local</text:span><text:span text:style-name="T60">:</text:span> <text:bookmark text:name="L_0_76"/></text:p>
            </text:section>
          </table:table-cell>
        </table:table-row>
        <table:table-row>
          <table:table-cell table:style-name="Table5.A1" office:value-type="string">
            <text:p text:style-name="P23">  76 </text:p>
          </table:table-cell>
          <table:table-cell table:style-name="Table5.A1" office:value-type="string">
            <text:section text:style-name="Sect2" text:name="C_0_76">
              <text:p text:style-name="P22"><text:span text:style-name="T60">    </text:span><text:span text:style-name="T61">int</text:span><text:span text:style-name="T60"> i; </text:span><text:span text:style-name="T61">logic</text:span><text:span text:style-name="T60"> fim;</text:span> <text:bookmark text:name="L_0_77"/></text:p>
            </text:section>
          </table:table-cell>
        </table:table-row>
        <table:table-row>
          <table:table-cell table:style-name="Table5.A1" office:value-type="string">
            <text:p text:style-name="P23">  77 </text:p>
          </table:table-cell>
          <table:table-cell table:style-name="Table5.A1" office:value-type="string">
            <text:section text:style-name="Sect2" text:name="C_0_77">
              <text:p text:style-name="P22"><text:span text:style-name="T61">statements</text:span><text:span text:style-name="T60">:</text:span> <text:bookmark text:name="L_0_78"/></text:p>
            </text:section>
          </table:table-cell>
        </table:table-row>
        <table:table-row>
          <table:table-cell table:style-name="Table5.A1" office:value-type="string">
            <text:p text:style-name="P23">  78 </text:p>
          </table:table-cell>
          <table:table-cell table:style-name="Table5.A1" office:value-type="string">
            <text:section text:style-name="Sect2" text:name="C_0_78">
              <text:p text:style-name="P22"><text:span text:style-name="T60">    </text:span><text:span text:style-name="T61">write</text:span><text:span text:style-name="T60"> (</text:span><text:span text:style-name="T62">"          "</text:span><text:span text:style-name="T60">, </text:span><text:span text:style-name="T62">"Palavra             "</text:span><text:span text:style-name="T60">,</text:span> <text:bookmark text:name="L_0_79"/></text:p>
            </text:section>
          </table:table-cell>
        </table:table-row>
        <table:table-row>
          <table:table-cell table:style-name="Table5.A1" office:value-type="string">
            <text:p text:style-name="P23">  79 </text:p>
          </table:table-cell>
          <table:table-cell table:style-name="Table5.A1" office:value-type="string">
            <text:section text:style-name="Sect2" text:name="C_0_79">
              <text:p text:style-name="P22"><text:span text:style-name="T60">                                </text:span><text:span text:style-name="T62">"   Num. de ocorr."</text:span><text:span text:style-name="T60">);</text:span> <text:bookmark text:name="L_0_80"/></text:p>
            </text:section>
          </table:table-cell>
        </table:table-row>
        <table:table-row>
          <table:table-cell table:style-name="Table5.A1" office:value-type="string">
            <text:p text:style-name="P23">  80 </text:p>
          </table:table-cell>
          <table:table-cell table:style-name="Table5.A1" office:value-type="string">
            <text:section text:style-name="Sect2" text:name="C_0_80">
              <text:p text:style-name="P22"><text:span text:style-name="T60">  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+</text:span><text:span text:style-name="T63">1</text:span><text:span text:style-name="T60">) </text:span><text:span text:style-name="T61">write</text:span><text:span text:style-name="T60"> (</text:span><text:span text:style-name="T62">"-"</text:span><text:span text:style-name="T60">);</text:span> <text:bookmark text:name="L_0_812"/><text:bookmark text:name="L_0_811"/></text:p>
            </text:section>
          </table:table-cell>
        </table:table-row>
        <table:table-row>
          <table:table-cell table:style-name="Table5.A1" office:value-type="string">
            <text:p text:style-name="P23">  81 </text:p>
          </table:table-cell>
          <table:table-cell table:style-name="Table5.A1" office:value-type="string">
            <text:section text:style-name="Sect2" text:name="C_0_81">
              <text:p text:style-name="P22"><text:span text:style-name="T60">    </text:span><text:span text:style-name="T61">for</text:span><text:span text:style-name="T60"> (i &lt;- </text:span><text:span text:style-name="T63">1</text:span><text:span text:style-name="T60">; i &lt;= ntab; i &lt;- i+</text:span><text:span text:style-name="T63">1</text:span><text:span text:style-name="T60">) {</text:span> <text:bookmark text:name="L_0_824"/><text:bookmark text:name="L_0_823"/></text:p>
            </text:section>
          </table:table-cell>
        </table:table-row>
        <table:table-row>
          <table:table-cell table:style-name="Table5.A1" office:value-type="string">
            <text:p text:style-name="P23">  82 </text:p>
          </table:table-cell>
          <table:table-cell table:style-name="Table5.A1" office:value-type="string">
            <text:section text:style-name="Sect2" text:name="C_0_82">
              <text:p text:style-name="P22"><text:span text:style-name="T60">        </text:span><text:span text:style-name="T61">write</text:span><text:span text:style-name="T60"> (</text:span><text:span text:style-name="T62">"</text:span><text:span text:style-name="T63">\n</text:span><text:span text:style-name="T62">          "</text:span><text:span text:style-name="T60">); fim &lt;- </text:span><text:span text:style-name="T61">false</text:span><text:span text:style-name="T60">;</text:span> <text:bookmark text:name="L_0_83"/></text:p>
            </text:section>
          </table:table-cell>
        </table:table-row>
        <table:table-row>
          <table:table-cell table:style-name="Table5.A1" office:value-type="string">
            <text:p text:style-name="P23">  83 </text:p>
          </table:table-cell>
          <table:table-cell table:style-name="Table5.A1" office:value-type="string">
            <text:section text:style-name="Sect2" text:name="C_0_83">
              <text:p text:style-name="P22"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84"/></text:p>
            </text:section>
          </table:table-cell>
        </table:table-row>
        <table:table-row>
          <table:table-cell table:style-name="Table5.A1" office:value-type="string">
            <text:p text:style-name="P23">  84 </text:p>
          </table:table-cell>
          <table:table-cell table:style-name="Table5.A1" office:value-type="string">
            <text:section text:style-name="Sect2" text:name="C_0_84">
              <text:p text:style-name="P22"><text:span text:style-name="T60">            </text:span><text:span text:style-name="T61">if</text:span><text:span text:style-name="T60"> (nomes[i,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85"/></text:p>
            </text:section>
          </table:table-cell>
        </table:table-row>
        <table:table-row>
          <table:table-cell table:style-name="Table5.A1" office:value-type="string">
            <text:p text:style-name="P23">  85 </text:p>
          </table:table-cell>
          <table:table-cell table:style-name="Table5.A1" office:value-type="string">
            <text:section text:style-name="Sect2" text:name="C_0_85">
              <text:p text:style-name="P22"><text:span text:style-name="T60">            </text:span><text:span text:style-name="T61">else</text:span><text:span text:style-name="T60"> </text:span><text:span text:style-name="T61">write</text:span><text:span text:style-name="T60"> (nomes[i,j]);</text:span> <text:bookmark text:name="L_0_86"/></text:p>
            </text:section>
          </table:table-cell>
        </table:table-row>
        <table:table-row>
          <table:table-cell table:style-name="Table5.A1" office:value-type="string">
            <text:p text:style-name="P23">  86 </text:p>
          </table:table-cell>
          <table:table-cell table:style-name="Table5.A1" office:value-type="string">
            <text:section text:style-name="Sect2" text:name="C_0_86">
              <text:p text:style-name="P22"><text:span text:style-name="T60">        }</text:span> <text:bookmark text:name="L_0_87"/></text:p>
            </text:section>
          </table:table-cell>
        </table:table-row>
        <table:table-row>
          <table:table-cell table:style-name="Table5.A1" office:value-type="string">
            <text:p text:style-name="P23">  87 </text:p>
          </table:table-cell>
          <table:table-cell table:style-name="Table5.A1" office:value-type="string">
            <text:section text:style-name="Sect2" text:name="C_0_87">
              <text:p text:style-name="P22"><text:span text:style-name="T60">        </text:span><text:span text:style-name="T61">write</text:span><text:span text:style-name="T60"> (</text:span><text:span text:style-name="T62">" | "</text:span><text:span text:style-name="T60">, nocorr[i]);</text:span> <text:bookmark text:name="L_0_88"/></text:p>
            </text:section>
          </table:table-cell>
        </table:table-row>
        <table:table-row>
          <table:table-cell table:style-name="Table5.A1" office:value-type="string">
            <text:p text:style-name="P23">  88 </text:p>
          </table:table-cell>
          <table:table-cell table:style-name="Table5.A1" office:value-type="string">
            <text:section text:style-name="Sect2" text:name="C_0_88">
              <text:p text:style-name="P22"><text:span text:style-name="T60">    }</text:span> <text:bookmark text:name="L_0_89"/></text:p>
            </text:section>
          </table:table-cell>
        </table:table-row>
        <table:table-row>
          <table:table-cell table:style-name="Table5.A1" office:value-type="string">
            <text:p text:style-name="P23">  89 </text:p>
          </table:table-cell>
          <table:table-cell table:style-name="Table5.A1" office:value-type="string">
            <text:section text:style-name="Sect2" text:name="C_0_89">
              <text:p text:style-name="P22"><text:span text:style-name="T60"> </text:span> <text:bookmark text:name="L_0_90"/></text:p>
            </text:section>
          </table:table-cell>
        </table:table-row>
        <table:table-row>
          <table:table-cell table:style-name="Table5.A1" office:value-type="string">
            <text:p text:style-name="P23">  90 </text:p>
          </table:table-cell>
          <table:table-cell table:style-name="Table5.A1" office:value-type="string">
            <text:section text:style-name="Sect2" text:name="C_0_90">
              <text:p text:style-name="P22"><text:span text:style-name="T60">} </text:span><text:span text:style-name="T67">/* Fim da funcao ExibirTabela */</text:span> <text:bookmark text:name="L_0_912"/><text:bookmark text:name="L_0_911"/></text:p>
            </text:section>
          </table:table-cell>
        </table:table-row>
        <table:table-row>
          <table:table-cell table:style-name="Table5.A1" office:value-type="string">
            <text:p text:style-name="P23">  91 </text:p>
          </table:table-cell>
          <table:table-cell table:style-name="Table5.A1" office:value-type="string">
            <text:section text:style-name="Sect2" text:name="C_0_91">
              <text:p text:style-name="P22"><text:span text:style-name="T60"> </text:span> <text:bookmark text:name="L_0_924"/><text:bookmark text:name="L_0_923"/></text:p>
            </text:section>
          </table:table-cell>
        </table:table-row>
        <table:table-row>
          <table:table-cell table:style-name="Table5.A1" office:value-type="string">
            <text:p text:style-name="P23">  92 </text:p>
          </table:table-cell>
          <table:table-cell table:style-name="Table5.A1" office:value-type="string">
            <text:section text:style-name="Sect2" text:name="C_0_92">
              <text:p text:style-name="P22"><text:span text:style-name="T60"> </text:span> <text:bookmark text:name="L_0_93"/></text:p>
            </text:section>
          </table:table-cell>
        </table:table-row>
        <table:table-row>
          <table:table-cell table:style-name="Table5.A1" office:value-type="string">
            <text:p text:style-name="P23">  93 </text:p>
          </table:table-cell>
          <table:table-cell table:style-name="Table5.A1" office:value-type="string">
            <text:section text:style-name="Sect2" text:name="C_0_93">
              <text:p text:style-name="P22"><text:span text:style-name="T67">/*  Modulo principal  */</text:span> <text:bookmark text:name="L_0_94"/></text:p>
            </text:section>
          </table:table-cell>
        </table:table-row>
        <table:table-row>
          <table:table-cell table:style-name="Table5.A1" office:value-type="string">
            <text:p text:style-name="P23">  94 </text:p>
          </table:table-cell>
          <table:table-cell table:style-name="Table5.A1" office:value-type="string">
            <text:section text:style-name="Sect2" text:name="C_0_94">
              <text:p text:style-name="P22"><text:span text:style-name="T60"> </text:span> <text:bookmark text:name="L_0_95"/></text:p>
            </text:section>
          </table:table-cell>
        </table:table-row>
        <table:table-row>
          <table:table-cell table:style-name="Table5.A1" office:value-type="string">
            <text:p text:style-name="P23">  95 </text:p>
          </table:table-cell>
          <table:table-cell table:style-name="Table5.A1" office:value-type="string">
            <text:section text:style-name="Sect2" text:name="C_0_95">
              <text:p text:style-name="P22"><text:span text:style-name="T61">main</text:span><text:span text:style-name="T60"> {</text:span> <text:bookmark text:name="L_0_96"/></text:p>
            </text:section>
          </table:table-cell>
        </table:table-row>
        <table:table-row>
          <table:table-cell table:style-name="Table5.A1" office:value-type="string">
            <text:p text:style-name="P23">  96 </text:p>
          </table:table-cell>
          <table:table-cell table:style-name="Table5.A1" office:value-type="string">
            <text:section text:style-name="Sect2" text:name="C_0_96">
              <text:p text:style-name="P22"><text:span text:style-name="T60"> </text:span> <text:bookmark text:name="L_0_97"/></text:p>
            </text:section>
          </table:table-cell>
        </table:table-row>
        <table:table-row>
          <table:table-cell table:style-name="Table5.A1" office:value-type="string">
            <text:p text:style-name="P23">  97 </text:p>
          </table:table-cell>
          <table:table-cell table:style-name="Table5.A1" office:value-type="string">
            <text:section text:style-name="Sect2" text:name="C_0_97">
              <text:p text:style-name="P22"><text:span text:style-name="T61">local</text:span><text:span text:style-name="T60">:</text:span> <text:bookmark text:name="L_0_98"/></text:p>
            </text:section>
          </table:table-cell>
        </table:table-row>
        <table:table-row>
          <table:table-cell table:style-name="Table5.A1" office:value-type="string">
            <text:p text:style-name="P23">  98 </text:p>
          </table:table-cell>
          <table:table-cell table:style-name="Table5.A1" office:value-type="string">
            <text:section text:style-name="Sect2" text:name="C_0_98">
              <text:p text:style-name="P22"><text:span text:style-name="T60">    </text:span><text:span text:style-name="T61">int</text:span><text:span text:style-name="T60"> i, posic;</text:span> <text:bookmark text:name="L_0_99"/></text:p>
            </text:section>
          </table:table-cell>
        </table:table-row>
        <table:table-row>
          <table:table-cell table:style-name="Table5.A1" office:value-type="string">
            <text:p text:style-name="P23">  99 </text:p>
          </table:table-cell>
          <table:table-cell table:style-name="Table5.A1" office:value-type="string">
            <text:section text:style-name="Sect2" text:name="C_0_99">
              <text:p text:style-name="P22"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100"/></text:p>
            </text:section>
          </table:table-cell>
        </table:table-row>
        <table:table-row>
          <table:table-cell table:style-name="Table5.A1" office:value-type="string">
            <text:p text:style-name="P23"> 100 </text:p>
          </table:table-cell>
          <table:table-cell table:style-name="Table5.A1" office:value-type="string">
            <text:section text:style-name="Sect2" text:name="C_0_100">
              <text:p text:style-name="P22"><text:span text:style-name="T61">statements</text:span><text:span text:style-name="T60">:</text:span> <text:bookmark text:name="L_0_1012"/><text:bookmark text:name="L_0_1011"/></text:p>
            </text:section>
          </table:table-cell>
        </table:table-row>
        <text:soft-page-break/>
        <table:table-row>
          <table:table-cell table:style-name="Table5.A1" office:value-type="string">
            <text:p text:style-name="P23"> 101 </text:p>
          </table:table-cell>
          <table:table-cell table:style-name="Table5.A1" office:value-type="string">
            <text:section text:style-name="Sect2" text:name="C_0_101">
              <text:p text:style-name="P22"><text:span text:style-name="T60">    ntab &lt;- </text:span><text:span text:style-name="T63">0</text:span><text:span text:style-name="T60">;</text:span> <text:bookmark text:name="L_0_1024"/><text:bookmark text:name="L_0_1023"/></text:p>
            </text:section>
          </table:table-cell>
        </table:table-row>
        <table:table-row>
          <table:table-cell table:style-name="Table5.A1" office:value-type="string">
            <text:p text:style-name="P23"> 102 </text:p>
          </table:table-cell>
          <table:table-cell table:style-name="Table5.A1" office:value-type="string">
            <text:section text:style-name="Sect2" text:name="C_0_102">
              <text:p text:style-name="P22"><text:span text:style-name="T60">    </text:span><text:span text:style-name="T61">write</text:span><text:span text:style-name="T60"> (</text:span><text:span text:style-name="T62">"Nova palavra? (s/n): "</text:span><text:span text:style-name="T60">);</text:span> <text:bookmark text:name="L_0_103"/></text:p>
            </text:section>
          </table:table-cell>
        </table:table-row>
        <table:table-row>
          <table:table-cell table:style-name="Table5.A1" office:value-type="string">
            <text:p text:style-name="P23"> 103 </text:p>
          </table:table-cell>
          <table:table-cell table:style-name="Table5.A1" office:value-type="string">
            <text:section text:style-name="Sect2" text:name="C_0_103">
              <text:p text:style-name="P22"><text:span text:style-name="T60">    </text:span><text:span text:style-name="T61">read</text:span><text:span text:style-name="T60"> (c);</text:span> <text:bookmark text:name="L_0_104"/></text:p>
            </text:section>
          </table:table-cell>
        </table:table-row>
        <table:table-row>
          <table:table-cell table:style-name="Table5.A1" office:value-type="string">
            <text:p text:style-name="P23"> 104 </text:p>
          </table:table-cell>
          <table:table-cell table:style-name="Table5.A1" office:value-type="string">
            <text:section text:style-name="Sect2" text:name="C_0_104">
              <text:p text:style-name="P22"><text:span text:style-name="T60">    </text:span><text:span text:style-name="T61">while</text:span><text:span text:style-name="T60"> (c = </text:span><text:span text:style-name="T62">'s'</text:span><text:span text:style-name="T60"> || c = </text:span><text:span text:style-name="T62">'S'</text:span><text:span text:style-name="T60">) {</text:span> <text:bookmark text:name="L_0_105"/></text:p>
            </text:section>
          </table:table-cell>
        </table:table-row>
        <table:table-row>
          <table:table-cell table:style-name="Table5.A1" office:value-type="string">
            <text:p text:style-name="P23"> 105 </text:p>
          </table:table-cell>
          <table:table-cell table:style-name="Table5.A1" office:value-type="string">
            <text:section text:style-name="Sect2" text:name="C_0_105">
              <text:p text:style-name="P22"><text:span text:style-name="T60">            </text:span><text:span text:style-name="T61">write</text:span><text:span text:style-name="T60"> (</text:span><text:span text:style-name="T62">"</text:span><text:span text:style-name="T63">\n</text:span><text:span text:style-name="T62">Digite a palavra: "</text:span><text:span text:style-name="T60">);</text:span> <text:bookmark text:name="L_0_106"/></text:p>
            </text:section>
          </table:table-cell>
        </table:table-row>
        <table:table-row>
          <table:table-cell table:style-name="Table5.A1" office:value-type="string">
            <text:p text:style-name="P23"> 106 </text:p>
          </table:table-cell>
          <table:table-cell table:style-name="Table5.A1" office:value-type="string">
            <text:section text:style-name="Sect2" text:name="C_0_106">
              <text:p text:style-name="P22"><text:span text:style-name="T60">            fim &lt;- </text:span><text:span text:style-name="T61">false</text:span><text:span text:style-name="T60">;</text:span> <text:bookmark text:name="L_0_107"/></text:p>
            </text:section>
          </table:table-cell>
        </table:table-row>
        <table:table-row>
          <table:table-cell table:style-name="Table5.A1" office:value-type="string">
            <text:p text:style-name="P23"> 107 </text:p>
          </table:table-cell>
          <table:table-cell table:style-name="Table5.A1" office:value-type="string">
            <text:section text:style-name="Sect2" text:name="C_0_107">
              <text:p text:style-name="P22"><text:span text:style-name="T60">        </text:span><text:span text:style-name="T61">for</text:span><text:span text:style-name="T60"> (i &lt;- </text:span><text:span text:style-name="T63">0</text:span><text:span text:style-name="T60">; !fim; i &lt;- i+</text:span><text:span text:style-name="T63">1</text:span><text:span text:style-name="T60">) {</text:span> <text:bookmark text:name="L_0_108"/></text:p>
            </text:section>
          </table:table-cell>
        </table:table-row>
        <table:table-row>
          <table:table-cell table:style-name="Table5.A1" office:value-type="string">
            <text:p text:style-name="P23"> 108 </text:p>
          </table:table-cell>
          <table:table-cell table:style-name="Table5.A1" office:value-type="string">
            <text:section text:style-name="Sect2" text:name="C_0_108">
              <text:p text:style-name="P22"><text:span text:style-name="T60">                </text:span><text:span text:style-name="T61">read</text:span><text:span text:style-name="T60"> (palavra[i]);</text:span> <text:bookmark text:name="L_0_109"/></text:p>
            </text:section>
          </table:table-cell>
        </table:table-row>
        <table:table-row>
          <table:table-cell table:style-name="Table5.A1" office:value-type="string">
            <text:p text:style-name="P23"> 109 </text:p>
          </table:table-cell>
          <table:table-cell table:style-name="Table5.A1" office:value-type="string">
            <text:section text:style-name="Sect2" text:name="C_0_109">
              <text:p text:style-name="P22"><text:span text:style-name="T60">                </text:span><text:span text:style-name="T61">if</text:span><text:span text:style-name="T60"> (palavra[i] = </text:span><text:span text:style-name="T62">'</text:span><text:span text:style-name="T63">\n</text:span><text:span text:style-name="T62">'</text:span><text:span text:style-name="T60">) {</text:span> <text:bookmark text:name="L_0_1104"/><text:bookmark text:name="L_0_1103"/></text:p>
            </text:section>
          </table:table-cell>
        </table:table-row>
        <table:table-row>
          <table:table-cell table:style-name="Table5.A1" office:value-type="string">
            <text:p text:style-name="P23"> 110 </text:p>
          </table:table-cell>
          <table:table-cell table:style-name="Table5.A1" office:value-type="string">
            <text:section text:style-name="Sect2" text:name="C_0_110">
              <text:p text:style-name="P22"><text:span text:style-name="T60">                    fim &lt;- </text:span><text:span text:style-name="T61">true</text:span><text:span text:style-name="T60">;</text:span> <text:bookmark text:name="L_0_1114"/><text:bookmark text:name="L_0_1113"/></text:p>
            </text:section>
          </table:table-cell>
        </table:table-row>
        <table:table-row>
          <table:table-cell table:style-name="Table5.A1" office:value-type="string">
            <text:p text:style-name="P23"> 111 </text:p>
          </table:table-cell>
          <table:table-cell table:style-name="Table5.A1" office:value-type="string">
            <text:section text:style-name="Sect2" text:name="C_0_111">
              <text:p text:style-name="P22"><text:span text:style-name="T60">                    palavra[i] &lt;- </text:span><text:span text:style-name="T62">'</text:span><text:span text:style-name="T63">\0</text:span><text:span text:style-name="T62">'</text:span><text:span text:style-name="T60">;</text:span> <text:bookmark text:name="L_0_1125"/><text:bookmark text:name="L_0_1121"/></text:p>
            </text:section>
          </table:table-cell>
        </table:table-row>
        <table:table-row>
          <table:table-cell table:style-name="Table5.A1" office:value-type="string">
            <text:p text:style-name="P23"> 112 </text:p>
          </table:table-cell>
          <table:table-cell table:style-name="Table5.A1" office:value-type="string">
            <text:section text:style-name="Sect2" text:name="C_0_112">
              <text:p text:style-name="P22"><text:span text:style-name="T60">                }</text:span> <text:bookmark text:name="L_0_1134"/><text:bookmark text:name="L_0_1133"/></text:p>
            </text:section>
          </table:table-cell>
        </table:table-row>
        <table:table-row>
          <table:table-cell table:style-name="Table5.A1" office:value-type="string">
            <text:p text:style-name="P23"> 113 </text:p>
          </table:table-cell>
          <table:table-cell table:style-name="Table5.A1" office:value-type="string">
            <text:section text:style-name="Sect2" text:name="C_0_113">
              <text:p text:style-name="P22"><text:span text:style-name="T60">            }</text:span> <text:bookmark text:name="L_0_114"/></text:p>
            </text:section>
          </table:table-cell>
        </table:table-row>
        <table:table-row>
          <table:table-cell table:style-name="Table5.A1" office:value-type="string">
            <text:p text:style-name="P23"> 114 </text:p>
          </table:table-cell>
          <table:table-cell table:style-name="Table5.A1" office:value-type="string">
            <text:section text:style-name="Sect2" text:name="C_0_114">
              <text:p text:style-name="P22"><text:span text:style-name="T60">        posic &lt;- Procura ();</text:span> <text:bookmark text:name="L_0_115"/></text:p>
            </text:section>
          </table:table-cell>
        </table:table-row>
        <table:table-row>
          <table:table-cell table:style-name="Table5.A1" office:value-type="string">
            <text:p text:style-name="P23"> 115 </text:p>
          </table:table-cell>
          <table:table-cell table:style-name="Table5.A1" office:value-type="string">
            <text:section text:style-name="Sect2" text:name="C_0_115">
              <text:p text:style-name="P22"><text:span text:style-name="T60">        </text:span><text:span text:style-name="T61">if</text:span><text:span text:style-name="T60"> (posic &gt; </text:span><text:span text:style-name="T63">0</text:span><text:span text:style-name="T60">)</text:span> <text:bookmark text:name="L_0_116"/></text:p>
            </text:section>
          </table:table-cell>
        </table:table-row>
        <table:table-row>
          <table:table-cell table:style-name="Table5.A1" office:value-type="string">
            <text:p text:style-name="P23"> 116 </text:p>
          </table:table-cell>
          <table:table-cell table:style-name="Table5.A1" office:value-type="string">
            <text:section text:style-name="Sect2" text:name="C_0_116">
              <text:p text:style-name="P22"><text:span text:style-name="T60">            nocorr[posic] &lt;- nocorr[posic] + </text:span><text:span text:style-name="T63">1</text:span><text:span text:style-name="T60">;</text:span> <text:bookmark text:name="L_0_117"/></text:p>
            </text:section>
          </table:table-cell>
        </table:table-row>
        <table:table-row>
          <table:table-cell table:style-name="Table5.A1" office:value-type="string">
            <text:p text:style-name="P23"> 117 </text:p>
          </table:table-cell>
          <table:table-cell table:style-name="Table5.A1" office:value-type="string">
            <text:section text:style-name="Sect2" text:name="C_0_117">
              <text:p text:style-name="P22"><text:span text:style-name="T60">        </text:span><text:span text:style-name="T61">else</text:span> <text:bookmark text:name="L_0_118"/></text:p>
            </text:section>
          </table:table-cell>
        </table:table-row>
        <table:table-row>
          <table:table-cell table:style-name="Table5.A1" office:value-type="string">
            <text:p text:style-name="P23"> 118 </text:p>
          </table:table-cell>
          <table:table-cell table:style-name="Table5.A1" office:value-type="string">
            <text:section text:style-name="Sect2" text:name="C_0_118">
              <text:p text:style-name="P22"><text:span text:style-name="T60">            </text:span><text:span text:style-name="T61">call</text:span><text:span text:style-name="T60"> Inserir (~posic, i);</text:span> <text:bookmark text:name="L_0_119"/></text:p>
            </text:section>
          </table:table-cell>
        </table:table-row>
        <table:table-row>
          <table:table-cell table:style-name="Table5.A1" office:value-type="string">
            <text:p text:style-name="P23"> 119 </text:p>
          </table:table-cell>
          <table:table-cell table:style-name="Table5.A1" office:value-type="string">
            <text:section text:style-name="Sect2" text:name="C_0_119">
              <text:p text:style-name="P22"><text:span text:style-name="T60">            </text:span><text:span text:style-name="T61">write</text:span><text:span text:style-name="T60"> (</text:span><text:span text:style-name="T62">"</text:span><text:span text:style-name="T63">\n\n</text:span><text:span text:style-name="T62">Nova palavra? (s/n): "</text:span><text:span text:style-name="T60">);</text:span> <text:bookmark text:name="L_0_120"/></text:p>
            </text:section>
          </table:table-cell>
        </table:table-row>
        <table:table-row>
          <table:table-cell table:style-name="Table5.A1" office:value-type="string">
            <text:p text:style-name="P23"> 120 </text:p>
          </table:table-cell>
          <table:table-cell table:style-name="Table5.A1" office:value-type="string">
            <text:section text:style-name="Sect2" text:name="C_0_120">
              <text:p text:style-name="P22"><text:span text:style-name="T60">            </text:span><text:span text:style-name="T61">read</text:span><text:span text:style-name="T60"> (c);</text:span> <text:bookmark text:name="L_0_1214"/><text:bookmark text:name="L_0_1213"/></text:p>
            </text:section>
          </table:table-cell>
        </table:table-row>
        <table:table-row>
          <table:table-cell table:style-name="Table5.A1" office:value-type="string">
            <text:p text:style-name="P23"> 121 </text:p>
          </table:table-cell>
          <table:table-cell table:style-name="Table5.A1" office:value-type="string">
            <text:section text:style-name="Sect2" text:name="C_0_121">
              <text:p text:style-name="P22"><text:span text:style-name="T60">    }</text:span> <text:bookmark text:name="L_0_1225"/><text:bookmark text:name="L_0_1221"/></text:p>
            </text:section>
          </table:table-cell>
        </table:table-row>
        <table:table-row>
          <table:table-cell table:style-name="Table5.A1" office:value-type="string">
            <text:p text:style-name="P23"> 122 </text:p>
          </table:table-cell>
          <table:table-cell table:style-name="Table5.A1" office:value-type="string">
            <text:section text:style-name="Sect2" text:name="C_0_122">
              <text:p text:style-name="P22"><text:span text:style-name="T60">    </text:span><text:span text:style-name="T61">call</text:span><text:span text:style-name="T60"> ExibirTabela ();</text:span> <text:bookmark text:name="L_0_123"/></text:p>
            </text:section>
          </table:table-cell>
        </table:table-row>
        <table:table-row>
          <table:table-cell table:style-name="Table5.A1" office:value-type="string">
            <text:p text:style-name="P23"> 123 </text:p>
          </table:table-cell>
          <table:table-cell table:style-name="Table5.A1" office:value-type="string">
            <text:section text:style-name="Sect2" text:name="C_0_123">
              <text:p text:style-name="P22"><text:span text:style-name="T60"> </text:span> <text:bookmark text:name="L_0_124"/></text:p>
            </text:section>
          </table:table-cell>
        </table:table-row>
        <table:table-row>
          <table:table-cell table:style-name="Table5.A1" office:value-type="string">
            <text:p text:style-name="P23"> 124 </text:p>
          </table:table-cell>
          <table:table-cell table:style-name="Table5.A1" office:value-type="string">
            <text:section text:style-name="Sect2" text:name="C_0_124">
              <text:p text:style-name="P22"><text:span text:style-name="T60">} </text:span><text:span text:style-name="T67">/* Fim da funcao main */</text:span> <text:bookmark text:name="L_0_125"/></text:p>
            </text:section>
          </table:table-cell>
        </table:table-row>
        <table:table-row>
          <table:table-cell table:style-name="Table5.A1" office:value-type="string">
            <text:p text:style-name="P23"> 125 </text:p>
          </table:table-cell>
          <table:table-cell table:style-name="Table5.A1" office:value-type="string">
            <text:section text:style-name="Sect2" text:name="C_0_125">
              <text:p text:style-name="P22"><text:span text:style-name="T60"> </text:span> <text:bookmark text:name="L_0_126"/></text:p>
            </text:section>
          </table:table-cell>
        </table:table-row>
        <table:table-row>
          <table:table-cell table:style-name="Table5.A1" office:value-type="string">
            <text:p text:style-name="P23"> 126 </text:p>
          </table:table-cell>
          <table:table-cell table:style-name="Table5.A1" office:value-type="string">
            <text:section text:style-name="Sect2" text:name="C_0_126">
              <text:p text:style-name="P22"><text:span text:style-name="T60">} </text:span><text:span text:style-name="T67">/* Fim do programa AnaliseDeTexto */</text:span></text:p>
            </text:section>
          </table:table-cell>
        </table:table-row>
      </table:table>
      <text:p text:style-name="P13"/>
      <text:list xml:id="list134220045659631" text:continue-numbering="true" text:style-name="Outline">
        <text:list-header>
          <text:h text:style-name="P52" text:outline-level="1" text:is-list-header="true"><text:bookmark-start text:name="__RefHeading___Toc6970_3116390965"/><text:span text:style-name="T27">APÊNDICE </text:span><text:span text:style-name="T28">B</text:span><text:span text:style-name="T27">: </text:span><text:span text:style-name="T28">RESULTADO PARA</text:span><text:span text:style-name="T27"> ANALISE-DE-TEXTO</text:span><text:bookmark-end text:name="__RefHeading___Toc6970_3116390965"/></text:h>
        </text:list-header>
      </text:list>
      <text:p text:style-name="P39"><text:span text:style-name="T27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<text:bookmark text:name="L_0_128"/><text:bookmark text:name="L_0_127"/>   1 </text:p>
          </table:table-cell>
          <table:table-cell table:style-name="Table6.A1" office:value-type="string">
            <text:section text:style-name="Sect2" text:name="Section59">
              <text:p text:style-name="P22"><text:bookmark text:name="C_0_110"/><text:span text:style-name="T61">program</text:span><text:span text:style-name="T60"> AnaliseDeTexto {</text:span> <text:bookmark text:name="L_0_215"/><text:bookmark text:name="L_0_214"/></text:p>
            </text:section>
          </table:table-cell>
        </table:table-row>
        <table:table-row>
          <table:table-cell table:style-name="Table6.A1" office:value-type="string">
            <text:p text:style-name="P23">   2 </text:p>
          </table:table-cell>
          <table:table-cell table:style-name="Table6.A1" office:value-type="string">
            <text:section text:style-name="Sect2" text:name="Section60">
              <text:p text:style-name="P22"><text:bookmark text:name="C_0_216"/><text:span text:style-name="T60"> </text:span> <text:bookmark text:name="L_0_313"/><text:bookmark text:name="L_0_310"/></text:p>
            </text:section>
          </table:table-cell>
        </table:table-row>
        <table:table-row>
          <table:table-cell table:style-name="Table6.A1" office:value-type="string">
            <text:p text:style-name="P23">   3 </text:p>
          </table:table-cell>
          <table:table-cell table:style-name="Table6.A1" office:value-type="string">
            <text:section text:style-name="Sect2" text:name="Section61">
              <text:p text:style-name="P22"><text:bookmark text:name="C_0_33"/><text:span text:style-name="T61">global</text:span><text:span text:style-name="T60">:</text:span> <text:bookmark text:name="L_0_413"/><text:bookmark text:name="L_0_410"/></text:p>
            </text:section>
          </table:table-cell>
        </table:table-row>
        <table:table-row>
          <table:table-cell table:style-name="Table6.A1" office:value-type="string">
            <text:p text:style-name="P23">   4 </text:p>
          </table:table-cell>
          <table:table-cell table:style-name="Table6.A1" office:value-type="string">
            <text:section text:style-name="Sect2" text:name="Section62">
              <text:p text:style-name="P22"><text:bookmark text:name="C_0_43"/><text:span text:style-name="T60"> </text:span> <text:bookmark text:name="L_0_515"/><text:bookmark text:name="L_0_510"/></text:p>
            </text:section>
          </table:table-cell>
        </table:table-row>
        <table:table-row>
          <table:table-cell table:style-name="Table6.A1" office:value-type="string">
            <text:p text:style-name="P23">   5 </text:p>
          </table:table-cell>
          <table:table-cell table:style-name="Table6.A1" office:value-type="string">
            <text:section text:style-name="Sect2" text:name="Section63">
              <text:p text:style-name="P22"><text:bookmark text:name="C_0_52"/><text:span text:style-name="T61">char</text:span><text:span text:style-name="T60"> nomes[</text:span><text:span text:style-name="T63">50</text:span><text:span text:style-name="T60">, </text:span><text:span text:style-name="T63">10</text:span><text:span text:style-name="T60">];</text:span> <text:bookmark text:name="L_0_615"/><text:bookmark text:name="L_0_610"/></text:p>
            </text:section>
          </table:table-cell>
        </table:table-row>
        <table:table-row>
          <table:table-cell table:style-name="Table6.A1" office:value-type="string">
            <text:p text:style-name="P23">   6 </text:p>
          </table:table-cell>
          <table:table-cell table:style-name="Table6.A1" office:value-type="string">
            <text:section text:style-name="Sect2" text:name="Section64">
              <text:p text:style-name="P22"><text:bookmark text:name="C_0_62"/><text:span text:style-name="T61">char</text:span><text:span text:style-name="T60"> palavra[</text:span><text:span text:style-name="T63">10</text:span><text:span text:style-name="T60">];</text:span> <text:bookmark text:name="L_0_715"/><text:bookmark text:name="L_0_710"/></text:p>
            </text:section>
          </table:table-cell>
        </table:table-row>
        <table:table-row>
          <table:table-cell table:style-name="Table6.A1" office:value-type="string">
            <text:p text:style-name="P23">   7 </text:p>
          </table:table-cell>
          <table:table-cell table:style-name="Table6.A1" office:value-type="string">
            <text:section text:style-name="Sect2" text:name="Section65">
              <text:p text:style-name="P22"><text:bookmark text:name="C_0_72"/><text:span text:style-name="T61">int</text:span><text:span text:style-name="T60"> ntab;</text:span> <text:bookmark text:name="L_0_813"/><text:bookmark text:name="L_0_810"/></text:p>
            </text:section>
          </table:table-cell>
        </table:table-row>
        <table:table-row>
          <table:table-cell table:style-name="Table6.A1" office:value-type="string">
            <text:p text:style-name="P23">   8 </text:p>
          </table:table-cell>
          <table:table-cell table:style-name="Table6.A1" office:value-type="string">
            <text:section text:style-name="Sect2" text:name="Section66">
              <text:p text:style-name="P22"><text:bookmark text:name="C_0_82"/><text:span text:style-name="T61">int</text:span><text:span text:style-name="T60"> nocorr[</text:span><text:span text:style-name="T63">50</text:span><text:span text:style-name="T60">];</text:span> <text:bookmark text:name="L_0_913"/><text:bookmark text:name="L_0_910"/></text:p>
            </text:section>
          </table:table-cell>
        </table:table-row>
        <table:table-row>
          <table:table-cell table:style-name="Table6.A1" office:value-type="string">
            <text:p text:style-name="P23">   9 </text:p>
          </table:table-cell>
          <table:table-cell table:style-name="Table6.A1" office:value-type="string">
            <text:section text:style-name="Sect2" text:name="Section67">
              <text:p text:style-name="P22"><text:bookmark text:name="C_0_92"/><text:span text:style-name="T61">char</text:span><text:span text:style-name="T60"> c;</text:span> <text:bookmark text:name="L_0_1013"/><text:bookmark text:name="L_0_1010"/></text:p>
            </text:section>
          </table:table-cell>
        </table:table-row>
        <table:table-row>
          <table:table-cell table:style-name="Table6.A1" office:value-type="string">
            <text:p text:style-name="P23">  10 </text:p>
          </table:table-cell>
          <table:table-cell table:style-name="Table6.A1" office:value-type="string">
            <text:section text:style-name="Sect2" text:name="Section68">
              <text:p text:style-name="P22"><text:bookmark text:name="C_0_102"/><text:span text:style-name="T61">logic</text:span><text:span text:style-name="T60"> fim;</text:span> <text:bookmark text:name="L_0_1115"/><text:bookmark text:name="L_0_1110"/></text:p>
            </text:section>
          </table:table-cell>
        </table:table-row>
        <table:table-row>
          <table:table-cell table:style-name="Table6.A1" office:value-type="string">
            <text:p text:style-name="P23">  11 </text:p>
          </table:table-cell>
          <table:table-cell table:style-name="Table6.A1" office:value-type="string">
            <text:section text:style-name="Sect2" text:name="Section69">
              <text:p text:style-name="P22"><text:bookmark text:name="C_0_112"/><text:span text:style-name="T60"> </text:span> <text:bookmark text:name="L_0_1210"/><text:bookmark text:name="L_0_129"/></text:p>
            </text:section>
          </table:table-cell>
        </table:table-row>
        <table:table-row>
          <table:table-cell table:style-name="Table6.A1" office:value-type="string">
            <text:p text:style-name="P23">  12 </text:p>
          </table:table-cell>
          <table:table-cell table:style-name="Table6.A1" office:value-type="string">
            <text:section text:style-name="Sect2" text:name="Section70">
              <text:p text:style-name="P22"><text:bookmark text:name="C_0_122"/><text:span text:style-name="T60"> </text:span> <text:bookmark text:name="L_0_134"/><text:bookmark text:name="L_0_133"/></text:p>
            </text:section>
          </table:table-cell>
        </table:table-row>
        <table:table-row>
          <table:table-cell table:style-name="Table6.A1" office:value-type="string">
            <text:p text:style-name="P23">  13 </text:p>
          </table:table-cell>
          <table:table-cell table:style-name="Table6.A1" office:value-type="string">
            <text:section text:style-name="Sect2" text:name="Section71">
              <text:p text:style-name="P22"><text:bookmark text:name="C_0_1310"/><text:span text:style-name="T61">functions</text:span><text:span text:style-name="T60">:</text:span> <text:bookmark text:name="L_0_144"/><text:bookmark text:name="L_0_143"/></text:p>
            </text:section>
          </table:table-cell>
        </table:table-row>
        <table:table-row>
          <table:table-cell table:style-name="Table6.A1" office:value-type="string">
            <text:p text:style-name="P23">  14 </text:p>
          </table:table-cell>
          <table:table-cell table:style-name="Table6.A1" office:value-type="string">
            <text:section text:style-name="Sect2" text:name="Section72">
              <text:p text:style-name="P22"><text:bookmark text:name="C_0_149"/><text:span text:style-name="T60"> </text:span> <text:bookmark text:name="L_0_154"/><text:bookmark text:name="L_0_153"/></text:p>
            </text:section>
          </table:table-cell>
        </table:table-row>
        <table:table-row>
          <table:table-cell table:style-name="Table6.A1" office:value-type="string">
            <text:p text:style-name="P23">  15 </text:p>
          </table:table-cell>
          <table:table-cell table:style-name="Table6.A1" office:value-type="string">
            <text:section text:style-name="Sect2" text:name="Section73">
              <text:p text:style-name="P22"><text:bookmark text:name="C_0_152"/><text:span text:style-name="T61">int</text:span><text:span text:style-name="T60"> Procura() {</text:span> <text:bookmark text:name="L_0_164"/><text:bookmark text:name="L_0_163"/></text:p>
            </text:section>
          </table:table-cell>
        </table:table-row>
        <table:table-row>
          <table:table-cell table:style-name="Table6.A1" office:value-type="string">
            <text:p text:style-name="P23">  16 </text:p>
          </table:table-cell>
          <table:table-cell table:style-name="Table6.A1" office:value-type="string">
            <text:section text:style-name="Sect2" text:name="Section74">
              <text:p text:style-name="P22"><text:bookmark text:name="C_0_162"/><text:span text:style-name="T60"> </text:span> <text:bookmark text:name="L_0_174"/><text:bookmark text:name="L_0_173"/></text:p>
            </text:section>
          </table:table-cell>
        </table:table-row>
        <table:table-row>
          <table:table-cell table:style-name="Table6.A1" office:value-type="string">
            <text:p text:style-name="P23">  17 </text:p>
          </table:table-cell>
          <table:table-cell table:style-name="Table6.A1" office:value-type="string">
            <text:section text:style-name="Sect2" text:name="Section75">
              <text:p text:style-name="P22"><text:bookmark text:name="C_0_172"/><text:span text:style-name="T60">  </text:span><text:span text:style-name="T61">local</text:span><text:span text:style-name="T60">:</text:span> <text:bookmark text:name="L_0_1816"/><text:bookmark text:name="L_0_1815"/></text:p>
            </text:section>
          </table:table-cell>
        </table:table-row>
        <table:table-row>
          <table:table-cell table:style-name="Table6.A1" office:value-type="string">
            <text:p text:style-name="P23">  18 </text:p>
          </table:table-cell>
          <table:table-cell table:style-name="Table6.A1" office:value-type="string">
            <text:section text:style-name="Sect2" text:name="Section76">
              <text:p text:style-name="P22"><text:bookmark text:name="C_0_181"/><text:span text:style-name="T60"> </text:span> <text:bookmark text:name="L_0_1915"/><text:bookmark text:name="L_0_196"/></text:p>
            </text:section>
          </table:table-cell>
        </table:table-row>
        <table:table-row>
          <table:table-cell table:style-name="Table6.A1" office:value-type="string">
            <text:p text:style-name="P23">  19 </text:p>
          </table:table-cell>
          <table:table-cell table:style-name="Table6.A1" office:value-type="string">
            <text:section text:style-name="Sect2" text:name="Section77">
              <text:p text:style-name="P22"><text:bookmark text:name="C_0_191"/><text:span text:style-name="T60">  </text:span><text:span text:style-name="T61">int</text:span><text:span text:style-name="T60"> i;</text:span> <text:bookmark text:name="L_0_204"/><text:bookmark text:name="L_0_203"/></text:p>
            </text:section>
          </table:table-cell>
        </table:table-row>
        <table:table-row>
          <table:table-cell table:style-name="Table6.A1" office:value-type="string">
            <text:p text:style-name="P23">  20 </text:p>
          </table:table-cell>
          <table:table-cell table:style-name="Table6.A1" office:value-type="string">
            <text:section text:style-name="Sect2" text:name="Section78">
              <text:p text:style-name="P22"><text:bookmark text:name="C_0_201"/><text:span text:style-name="T60">  </text:span><text:span text:style-name="T61">int</text:span><text:span text:style-name="T60"> inf;</text:span> <text:bookmark text:name="L_0_217"/><text:bookmark text:name="L_0_216"/></text:p>
            </text:section>
          </table:table-cell>
        </table:table-row>
        <table:table-row>
          <table:table-cell table:style-name="Table6.A1" office:value-type="string">
            <text:p text:style-name="P23">  21 </text:p>
          </table:table-cell>
          <table:table-cell table:style-name="Table6.A1" office:value-type="string">
            <text:section text:style-name="Sect2" text:name="Section79">
              <text:p text:style-name="P22"><text:bookmark text:name="C_0_217"/><text:span text:style-name="T60">  </text:span><text:span text:style-name="T61">int</text:span><text:span text:style-name="T60"> sup;</text:span> <text:bookmark text:name="L_0_224"/><text:bookmark text:name="L_0_223"/></text:p>
            </text:section>
          </table:table-cell>
        </table:table-row>
        <table:table-row>
          <table:table-cell table:style-name="Table6.A1" office:value-type="string">
            <text:p text:style-name="P23">  22 </text:p>
          </table:table-cell>
          <table:table-cell table:style-name="Table6.A1" office:value-type="string">
            <text:section text:style-name="Sect2" text:name="Section80">
              <text:p text:style-name="P22"><text:bookmark text:name="C_0_222"/><text:span text:style-name="T60">  </text:span><text:span text:style-name="T61">int</text:span><text:span text:style-name="T60"> med;</text:span> <text:bookmark text:name="L_0_2314"/><text:bookmark text:name="L_0_2313"/></text:p>
            </text:section>
          </table:table-cell>
        </table:table-row>
        <table:table-row>
          <table:table-cell table:style-name="Table6.A1" office:value-type="string">
            <text:p text:style-name="P23">  23 </text:p>
          </table:table-cell>
          <table:table-cell table:style-name="Table6.A1" office:value-type="string">
            <text:section text:style-name="Sect2" text:name="Section81">
              <text:p text:style-name="P22"><text:bookmark text:name="C_0_231"/><text:span text:style-name="T60">  </text:span><text:span text:style-name="T61">int</text:span><text:span text:style-name="T60"> posic;</text:span> <text:bookmark text:name="L_0_244"/><text:bookmark text:name="L_0_243"/></text:p>
            </text:section>
          </table:table-cell>
        </table:table-row>
        <table:table-row>
          <table:table-cell table:style-name="Table6.A1" office:value-type="string">
            <text:p text:style-name="P23">  24 </text:p>
          </table:table-cell>
          <table:table-cell table:style-name="Table6.A1" office:value-type="string">
            <text:section text:style-name="Sect2" text:name="Section82">
              <text:p text:style-name="P22"><text:bookmark text:name="C_0_241"/><text:span text:style-name="T60">  </text:span><text:span text:style-name="T61">int</text:span><text:span text:style-name="T60"> compara;</text:span> <text:bookmark text:name="L_0_254"/><text:bookmark text:name="L_0_253"/></text:p>
            </text:section>
          </table:table-cell>
        </table:table-row>
        <table:table-row>
          <table:table-cell table:style-name="Table6.A1" office:value-type="string">
            <text:p text:style-name="P23">  25 </text:p>
          </table:table-cell>
          <table:table-cell table:style-name="Table6.A1" office:value-type="string">
            <text:section text:style-name="Sect2" text:name="Section83">
              <text:p text:style-name="P22"><text:bookmark text:name="C_0_251"/><text:span text:style-name="T60">  </text:span><text:span text:style-name="T61">logic</text:span><text:span text:style-name="T60"> achou;</text:span> <text:bookmark text:name="L_0_264"/><text:bookmark text:name="L_0_263"/></text:p>
            </text:section>
          </table:table-cell>
        </table:table-row>
        <table:table-row>
          <table:table-cell table:style-name="Table6.A1" office:value-type="string">
            <text:p text:style-name="P23">  26 </text:p>
          </table:table-cell>
          <table:table-cell table:style-name="Table6.A1" office:value-type="string">
            <text:section text:style-name="Sect2" text:name="Section84">
              <text:p text:style-name="P22"><text:bookmark text:name="C_0_261"/><text:span text:style-name="T60">  </text:span><text:span text:style-name="T61">logic</text:span><text:span text:style-name="T60"> fimteste;</text:span> <text:bookmark text:name="L_0_274"/><text:bookmark text:name="L_0_273"/></text:p>
            </text:section>
          </table:table-cell>
        </table:table-row>
        <table:table-row>
          <table:table-cell table:style-name="Table6.A1" office:value-type="string">
            <text:p text:style-name="P23">  27 </text:p>
          </table:table-cell>
          <table:table-cell table:style-name="Table6.A1" office:value-type="string">
            <text:section text:style-name="Sect2" text:name="Section85">
              <text:p text:style-name="P22"><text:bookmark text:name="C_0_271"/><text:span text:style-name="T60"> </text:span> <text:bookmark text:name="L_0_284"/><text:bookmark text:name="L_0_283"/></text:p>
            </text:section>
          </table:table-cell>
        </table:table-row>
        <table:table-row>
          <table:table-cell table:style-name="Table6.A1" office:value-type="string">
            <text:p text:style-name="P23">  28 </text:p>
          </table:table-cell>
          <table:table-cell table:style-name="Table6.A1" office:value-type="string">
            <text:section text:style-name="Sect2" text:name="Section86">
              <text:p text:style-name="P22"><text:bookmark text:name="C_0_281"/><text:span text:style-name="T60"> </text:span> <text:bookmark text:name="L_0_294"/><text:bookmark text:name="L_0_293"/></text:p>
            </text:section>
          </table:table-cell>
        </table:table-row>
        <table:table-row>
          <table:table-cell table:style-name="Table6.A1" office:value-type="string">
            <text:p text:style-name="P23">  29 </text:p>
          </table:table-cell>
          <table:table-cell table:style-name="Table6.A1" office:value-type="string">
            <text:section text:style-name="Sect2" text:name="Section87">
              <text:p text:style-name="P22"><text:bookmark text:name="C_0_291"/><text:span text:style-name="T60">  </text:span><text:span text:style-name="T61">statements</text:span><text:span text:style-name="T60">:</text:span> <text:bookmark text:name="L_0_304"/><text:bookmark text:name="L_0_303"/></text:p>
            </text:section>
          </table:table-cell>
        </table:table-row>
        <table:table-row>
          <table:table-cell table:style-name="Table6.A1" office:value-type="string">
            <text:p text:style-name="P23">  30 </text:p>
          </table:table-cell>
          <table:table-cell table:style-name="Table6.A1" office:value-type="string">
            <text:section text:style-name="Sect2" text:name="Section88">
              <text:p text:style-name="P22"><text:bookmark text:name="C_0_301"/><text:span text:style-name="T60"> </text:span> <text:bookmark text:name="L_0_315"/><text:bookmark text:name="L_0_314"/></text:p>
            </text:section>
          </table:table-cell>
        </table:table-row>
        <table:table-row>
          <table:table-cell table:style-name="Table6.A1" office:value-type="string">
            <text:p text:style-name="P23">  31 </text:p>
          </table:table-cell>
          <table:table-cell table:style-name="Table6.A1" office:value-type="string">
            <text:section text:style-name="Sect2" text:name="Section89">
              <text:p text:style-name="P22"><text:bookmark text:name="C_0_315"/><text:span text:style-name="T60">  achou &lt;- </text:span><text:span text:style-name="T61">false</text:span><text:span text:style-name="T60">;</text:span> <text:bookmark text:name="L_0_325"/><text:bookmark text:name="L_0_323"/></text:p>
            </text:section>
          </table:table-cell>
        </table:table-row>
        <table:table-row>
          <table:table-cell table:style-name="Table6.A1" office:value-type="string">
            <text:p text:style-name="P23">  32 </text:p>
          </table:table-cell>
          <table:table-cell table:style-name="Table6.A1" office:value-type="string">
            <text:section text:style-name="Sect2" text:name="Section90">
              <text:p text:style-name="P22"><text:bookmark text:name="C_0_322"/><text:span text:style-name="T60">  inf &lt;- </text:span><text:span text:style-name="T63">1</text:span><text:span text:style-name="T60">;</text:span> <text:bookmark text:name="L_0_3311"/><text:bookmark text:name="L_0_3310"/></text:p>
            </text:section>
          </table:table-cell>
        </table:table-row>
        <table:table-row>
          <table:table-cell table:style-name="Table6.A1" office:value-type="string">
            <text:p text:style-name="P23">  33 </text:p>
          </table:table-cell>
          <table:table-cell table:style-name="Table6.A1" office:value-type="string">
            <text:section text:style-name="Sect2" text:name="Section91">
              <text:p text:style-name="P22"><text:bookmark text:name="C_0_333"/><text:span text:style-name="T60">  sup &lt;- ntab;</text:span> <text:bookmark text:name="L_0_349"/><text:bookmark text:name="L_0_348"/></text:p>
            </text:section>
          </table:table-cell>
        </table:table-row>
        <table:table-row>
          <table:table-cell table:style-name="Table6.A1" office:value-type="string">
            <text:p text:style-name="P23">  34 </text:p>
          </table:table-cell>
          <table:table-cell table:style-name="Table6.A1" office:value-type="string">
            <text:section text:style-name="Sect2" text:name="Section92">
              <text:p text:style-name="P22"><text:bookmark text:name="C_0_34"/><text:span text:style-name="T60">  </text:span><text:span text:style-name="T61">while</text:span><text:span text:style-name="T60">(!achou &amp;&amp; sup &gt;= inf) {</text:span> <text:bookmark text:name="L_0_354"/><text:bookmark text:name="L_0_353"/></text:p>
            </text:section>
          </table:table-cell>
        </table:table-row>
        <table:table-row>
          <table:table-cell table:style-name="Table6.A1" office:value-type="string">
            <text:p text:style-name="P23">  35 </text:p>
          </table:table-cell>
          <table:table-cell table:style-name="Table6.A1" office:value-type="string">
            <text:section text:style-name="Sect2" text:name="Section93">
              <text:p text:style-name="P22"><text:bookmark text:name="C_0_35"/><text:span text:style-name="T60">    med &lt;- (inf + sup) / </text:span><text:span text:style-name="T63">2</text:span><text:span text:style-name="T60">;</text:span> <text:bookmark text:name="L_0_364"/><text:bookmark text:name="L_0_363"/></text:p>
            </text:section>
          </table:table-cell>
        </table:table-row>
        <table:table-row>
          <table:table-cell table:style-name="Table6.A1" office:value-type="string">
            <text:p text:style-name="P23">  36 </text:p>
          </table:table-cell>
          <table:table-cell table:style-name="Table6.A1" office:value-type="string">
            <text:section text:style-name="Sect2" text:name="Section94">
              <text:p text:style-name="P22"><text:bookmark text:name="C_0_36"/><text:span text:style-name="T60">    compara &lt;- </text:span><text:span text:style-name="T63">0</text:span><text:span text:style-name="T60">;</text:span> <text:bookmark text:name="L_0_374"/><text:bookmark text:name="L_0_373"/></text:p>
            </text:section>
          </table:table-cell>
        </table:table-row>
        <table:table-row>
          <table:table-cell table:style-name="Table6.A1" office:value-type="string">
            <text:p text:style-name="P23">  37 </text:p>
          </table:table-cell>
          <table:table-cell table:style-name="Table6.A1" office:value-type="string">
            <text:section text:style-name="Sect2" text:name="Section95">
              <text:p text:style-name="P22"><text:bookmark text:name="C_0_37"/><text:span text:style-name="T60">    fimteste &lt;- </text:span><text:span text:style-name="T61">false</text:span><text:span text:style-name="T60">;</text:span> <text:bookmark text:name="L_0_384"/><text:bookmark text:name="L_0_383"/></text:p>
            </text:section>
          </table:table-cell>
        </table:table-row>
        <table:table-row>
          <table:table-cell table:style-name="Table6.A1" office:value-type="string">
            <text:p text:style-name="P23">  38 </text:p>
          </table:table-cell>
          <table:table-cell table:style-name="Table6.A1" office:value-type="string">
            <text:section text:style-name="Sect2" text:name="Section96">
              <text:p text:style-name="P22"><text:bookmark text:name="C_0_38"/><text:span text:style-name="T60">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 + </text:span><text:span text:style-name="T63">1</text:span><text:span text:style-name="T60">) {</text:span> <text:bookmark text:name="L_0_394"/><text:bookmark text:name="L_0_393"/></text:p>
            </text:section>
          </table:table-cell>
        </table:table-row>
        <table:table-row>
          <table:table-cell table:style-name="Table6.A1" office:value-type="string">
            <text:p text:style-name="P23">  39 </text:p>
          </table:table-cell>
          <table:table-cell table:style-name="Table6.A1" office:value-type="string">
            <text:section text:style-name="Sect2" text:name="Section97">
              <text:p text:style-name="P22"><text:bookmark text:name="C_0_39"/><text:span text:style-name="T60">      </text:span><text:span text:style-name="T61">if</text:span><text:span text:style-name="T60">(palavra[i] &lt; nomes[med, i]) {</text:span> <text:bookmark text:name="L_0_404"/><text:bookmark text:name="L_0_403"/></text:p>
            </text:section>
          </table:table-cell>
        </table:table-row>
        <table:table-row>
          <table:table-cell table:style-name="Table6.A1" office:value-type="string">
            <text:p text:style-name="P23">  40 </text:p>
          </table:table-cell>
          <table:table-cell table:style-name="Table6.A1" office:value-type="string">
            <text:section text:style-name="Sect2" text:name="Section98">
              <text:p text:style-name="P22"><text:bookmark text:name="C_0_40"/><text:span text:style-name="T60">        compara &lt;- ~</text:span><text:span text:style-name="T63">1</text:span><text:span text:style-name="T60">;</text:span> <text:bookmark text:name="L_0_415"/><text:bookmark text:name="L_0_414"/></text:p>
            </text:section>
          </table:table-cell>
        </table:table-row>
        <table:table-row>
          <table:table-cell table:style-name="Table6.A1" office:value-type="string">
            <text:p text:style-name="P23">  41 </text:p>
          </table:table-cell>
          <table:table-cell table:style-name="Table6.A1" office:value-type="string">
            <text:section text:style-name="Sect2" text:name="Section99">
              <text:p text:style-name="P22"><text:bookmark text:name="C_0_412"/><text:span text:style-name="T60">      } </text:span><text:span text:style-name="T61">else</text:span><text:span text:style-name="T60"> {</text:span> <text:bookmark text:name="L_0_424"/><text:bookmark text:name="L_0_423"/></text:p>
            </text:section>
          </table:table-cell>
        </table:table-row>
        <table:table-row>
          <table:table-cell table:style-name="Table6.A1" office:value-type="string">
            <text:p text:style-name="P23">  42 </text:p>
          </table:table-cell>
          <table:table-cell table:style-name="Table6.A1" office:value-type="string">
            <text:section text:style-name="Sect2" text:name="Section100">
              <text:p text:style-name="P22"><text:bookmark text:name="C_0_422"/><text:span text:style-name="T60">        </text:span><text:span text:style-name="T61">if</text:span><text:span text:style-name="T60">(palavra[i] &gt; nomes[med, i]) {</text:span> <text:bookmark text:name="L_0_4311"/><text:bookmark text:name="L_0_4310"/></text:p>
            </text:section>
          </table:table-cell>
        </table:table-row>
        <table:table-row>
          <table:table-cell table:style-name="Table6.A1" office:value-type="string">
            <text:p text:style-name="P23">  43 </text:p>
          </table:table-cell>
          <table:table-cell table:style-name="Table6.A1" office:value-type="string">
            <text:section text:style-name="Sect2" text:name="Section101">
              <text:p text:style-name="P22"><text:bookmark text:name="C_0_432"/><text:span text:style-name="T60">          compara &lt;- </text:span><text:span text:style-name="T63">1</text:span><text:span text:style-name="T60">;</text:span> <text:bookmark text:name="L_0_446"/><text:bookmark text:name="L_0_445"/></text:p>
            </text:section>
          </table:table-cell>
        </table:table-row>
        <table:table-row>
          <table:table-cell table:style-name="Table6.A1" office:value-type="string">
            <text:p text:style-name="P23">  44 </text:p>
          </table:table-cell>
          <table:table-cell table:style-name="Table6.A1" office:value-type="string">
            <text:section text:style-name="Sect2" text:name="Section102">
              <text:p text:style-name="P22"><text:bookmark text:name="C_0_44"/><text:span text:style-name="T60">        }</text:span> <text:bookmark text:name="L_0_454"/><text:bookmark text:name="L_0_453"/></text:p>
            </text:section>
          </table:table-cell>
        </table:table-row>
        <table:table-row>
          <table:table-cell table:style-name="Table6.A1" office:value-type="string">
            <text:p text:style-name="P23">  45 </text:p>
          </table:table-cell>
          <table:table-cell table:style-name="Table6.A1" office:value-type="string">
            <text:section text:style-name="Sect2" text:name="Section103">
              <text:p text:style-name="P22"><text:bookmark text:name="C_0_45"/><text:span text:style-name="T60">      }</text:span> <text:bookmark text:name="L_0_464"/><text:bookmark text:name="L_0_463"/></text:p>
            </text:section>
          </table:table-cell>
        </table:table-row>
        <table:table-row>
          <table:table-cell table:style-name="Table6.A1" office:value-type="string">
            <text:p text:style-name="P23">  46 </text:p>
          </table:table-cell>
          <table:table-cell table:style-name="Table6.A1" office:value-type="string">
            <text:section text:style-name="Sect2" text:name="Section104">
              <text:p text:style-name="P22"><text:bookmark text:name="C_0_46"/><text:span text:style-name="T60">      </text:span><text:span text:style-name="T61">if</text:span><text:span text:style-name="T60">(palavra[i] = </text:span><text:span text:style-name="T62">'</text:span><text:span text:style-name="T63">\0</text:span><text:span text:style-name="T62">'</text:span><text:span text:style-name="T60"> || nomes[med, i] = </text:span><text:span text:style-name="T62">'</text:span><text:span text:style-name="T63">\0</text:span><text:span text:style-name="T62">'</text:span><text:span text:style-name="T60">) {</text:span> <text:bookmark text:name="L_0_474"/><text:bookmark text:name="L_0_473"/></text:p>
            </text:section>
          </table:table-cell>
        </table:table-row>
        <table:table-row>
          <table:table-cell table:style-name="Table6.A1" office:value-type="string">
            <text:p text:style-name="P23">  47 </text:p>
          </table:table-cell>
          <table:table-cell table:style-name="Table6.A1" office:value-type="string">
            <text:section text:style-name="Sect2" text:name="Section105">
              <text:p text:style-name="P22"><text:bookmark text:name="C_0_47"/><text:span text:style-name="T60">        fimteste &lt;- </text:span><text:span text:style-name="T61">true</text:span><text:span text:style-name="T60">;</text:span> <text:bookmark text:name="L_0_484"/><text:bookmark text:name="L_0_483"/></text:p>
            </text:section>
          </table:table-cell>
        </table:table-row>
        <table:table-row>
          <table:table-cell table:style-name="Table6.A1" office:value-type="string">
            <text:p text:style-name="P23">  48 </text:p>
          </table:table-cell>
          <table:table-cell table:style-name="Table6.A1" office:value-type="string">
            <text:section text:style-name="Sect2" text:name="Section106">
              <text:p text:style-name="P22"><text:bookmark text:name="C_0_48"/><text:span text:style-name="T60">      }</text:span> <text:bookmark text:name="L_0_494"/><text:bookmark text:name="L_0_493"/></text:p>
            </text:section>
          </table:table-cell>
        </table:table-row>
        <text:soft-page-break/>
        <table:table-row>
          <table:table-cell table:style-name="Table6.A1" office:value-type="string">
            <text:p text:style-name="P23">  49 </text:p>
          </table:table-cell>
          <table:table-cell table:style-name="Table6.A1" office:value-type="string">
            <text:section text:style-name="Sect2" text:name="Section107">
              <text:p text:style-name="P22"><text:bookmark text:name="C_0_49"/><text:span text:style-name="T60">    }</text:span> <text:bookmark text:name="L_0_504"/><text:bookmark text:name="L_0_503"/></text:p>
            </text:section>
          </table:table-cell>
        </table:table-row>
        <table:table-row>
          <table:table-cell table:style-name="Table6.A1" office:value-type="string">
            <text:p text:style-name="P23">  50 </text:p>
          </table:table-cell>
          <table:table-cell table:style-name="Table6.A1" office:value-type="string">
            <text:section text:style-name="Sect2" text:name="Section108">
              <text:p text:style-name="P22"><text:bookmark text:name="C_0_50"/><text:span text:style-name="T60">    </text:span><text:span text:style-name="T61">if</text:span><text:span text:style-name="T60">(compara = </text:span><text:span text:style-name="T63">0</text:span><text:span text:style-name="T60">) {</text:span> <text:bookmark text:name="L_0_517"/><text:bookmark text:name="L_0_516"/></text:p>
            </text:section>
          </table:table-cell>
        </table:table-row>
        <table:table-row>
          <table:table-cell table:style-name="Table6.A1" office:value-type="string">
            <text:p text:style-name="P23">  51 </text:p>
          </table:table-cell>
          <table:table-cell table:style-name="Table6.A1" office:value-type="string">
            <text:section text:style-name="Sect2" text:name="Section109">
              <text:p text:style-name="P22"><text:bookmark text:name="C_0_512"/><text:span text:style-name="T60">      achou &lt;- </text:span><text:span text:style-name="T61">true</text:span><text:span text:style-name="T60">;</text:span> <text:bookmark text:name="L_0_5210"/><text:bookmark text:name="L_0_526"/></text:p>
            </text:section>
          </table:table-cell>
        </table:table-row>
        <table:table-row>
          <table:table-cell table:style-name="Table6.A1" office:value-type="string">
            <text:p text:style-name="P23">  52 </text:p>
          </table:table-cell>
          <table:table-cell table:style-name="Table6.A1" office:value-type="string">
            <text:section text:style-name="Sect2" text:name="Section110">
              <text:p text:style-name="P22"><text:bookmark text:name="C_0_522"/><text:span text:style-name="T60">    } </text:span><text:span text:style-name="T61">else</text:span><text:span text:style-name="T60"> {</text:span> <text:bookmark text:name="L_0_534"/><text:bookmark text:name="L_0_533"/></text:p>
            </text:section>
          </table:table-cell>
        </table:table-row>
        <table:table-row>
          <table:table-cell table:style-name="Table6.A1" office:value-type="string">
            <text:p text:style-name="P23">  53 </text:p>
          </table:table-cell>
          <table:table-cell table:style-name="Table6.A1" office:value-type="string">
            <text:section text:style-name="Sect2" text:name="Section111">
              <text:p text:style-name="P22"><text:bookmark text:name="C_0_53"/><text:span text:style-name="T60">      </text:span><text:span text:style-name="T61">if</text:span><text:span text:style-name="T60">(compara &lt; </text:span><text:span text:style-name="T63">0</text:span><text:span text:style-name="T60">) {</text:span> <text:bookmark text:name="L_0_544"/><text:bookmark text:name="L_0_543"/></text:p>
            </text:section>
          </table:table-cell>
        </table:table-row>
        <table:table-row>
          <table:table-cell table:style-name="Table6.A1" office:value-type="string">
            <text:p text:style-name="P23">  54 </text:p>
          </table:table-cell>
          <table:table-cell table:style-name="Table6.A1" office:value-type="string">
            <text:section text:style-name="Sect2" text:name="Section112">
              <text:p text:style-name="P22"><text:bookmark text:name="C_0_54"/><text:span text:style-name="T60">        sup &lt;- med - </text:span><text:span text:style-name="T63">1</text:span><text:span text:style-name="T60">;</text:span> <text:bookmark text:name="L_0_554"/><text:bookmark text:name="L_0_553"/></text:p>
            </text:section>
          </table:table-cell>
        </table:table-row>
        <table:table-row>
          <table:table-cell table:style-name="Table6.A1" office:value-type="string">
            <text:p text:style-name="P23">  55 </text:p>
          </table:table-cell>
          <table:table-cell table:style-name="Table6.A1" office:value-type="string">
            <text:section text:style-name="Sect2" text:name="Section113">
              <text:p text:style-name="P22"><text:bookmark text:name="C_0_55"/><text:span text:style-name="T60">      } </text:span><text:span text:style-name="T61">else</text:span><text:span text:style-name="T60"> {</text:span> <text:bookmark text:name="L_0_564"/><text:bookmark text:name="L_0_563"/></text:p>
            </text:section>
          </table:table-cell>
        </table:table-row>
        <table:table-row>
          <table:table-cell table:style-name="Table6.A1" office:value-type="string">
            <text:p text:style-name="P23">  56 </text:p>
          </table:table-cell>
          <table:table-cell table:style-name="Table6.A1" office:value-type="string">
            <text:section text:style-name="Sect2" text:name="Section114">
              <text:p text:style-name="P22"><text:bookmark text:name="C_0_56"/><text:span text:style-name="T60">        inf &lt;- med + </text:span><text:span text:style-name="T63">1</text:span><text:span text:style-name="T60">;</text:span> <text:bookmark text:name="L_0_574"/><text:bookmark text:name="L_0_573"/></text:p>
            </text:section>
          </table:table-cell>
        </table:table-row>
        <table:table-row>
          <table:table-cell table:style-name="Table6.A1" office:value-type="string">
            <text:p text:style-name="P23">  57 </text:p>
          </table:table-cell>
          <table:table-cell table:style-name="Table6.A1" office:value-type="string">
            <text:section text:style-name="Sect2" text:name="Section115">
              <text:p text:style-name="P22"><text:bookmark text:name="C_0_57"/><text:span text:style-name="T60">      }</text:span> <text:bookmark text:name="L_0_584"/><text:bookmark text:name="L_0_583"/></text:p>
            </text:section>
          </table:table-cell>
        </table:table-row>
        <table:table-row>
          <table:table-cell table:style-name="Table6.A1" office:value-type="string">
            <text:p text:style-name="P23">  58 </text:p>
          </table:table-cell>
          <table:table-cell table:style-name="Table6.A1" office:value-type="string">
            <text:section text:style-name="Sect2" text:name="Section116">
              <text:p text:style-name="P22"><text:bookmark text:name="C_0_58"/><text:span text:style-name="T60">    }</text:span> <text:bookmark text:name="L_0_594"/><text:bookmark text:name="L_0_593"/></text:p>
            </text:section>
          </table:table-cell>
        </table:table-row>
        <table:table-row>
          <table:table-cell table:style-name="Table6.A1" office:value-type="string">
            <text:p text:style-name="P23">  59 </text:p>
          </table:table-cell>
          <table:table-cell table:style-name="Table6.A1" office:value-type="string">
            <text:section text:style-name="Sect2" text:name="Section117">
              <text:p text:style-name="P22"><text:bookmark text:name="C_0_59"/><text:span text:style-name="T60">  }</text:span> <text:bookmark text:name="L_0_604"/><text:bookmark text:name="L_0_603"/></text:p>
            </text:section>
          </table:table-cell>
        </table:table-row>
        <table:table-row>
          <table:table-cell table:style-name="Table6.A1" office:value-type="string">
            <text:p text:style-name="P23">  60 </text:p>
          </table:table-cell>
          <table:table-cell table:style-name="Table6.A1" office:value-type="string">
            <text:section text:style-name="Sect2" text:name="Section118">
              <text:p text:style-name="P22"><text:bookmark text:name="C_0_60"/><text:span text:style-name="T60">  </text:span><text:span text:style-name="T61">if</text:span><text:span text:style-name="T60">(achou) {</text:span> <text:bookmark text:name="L_0_617"/><text:bookmark text:name="L_0_616"/></text:p>
            </text:section>
          </table:table-cell>
        </table:table-row>
        <table:table-row>
          <table:table-cell table:style-name="Table6.A1" office:value-type="string">
            <text:p text:style-name="P23">  61 </text:p>
          </table:table-cell>
          <table:table-cell table:style-name="Table6.A1" office:value-type="string">
            <text:section text:style-name="Sect2" text:name="Section119">
              <text:p text:style-name="P22"><text:bookmark text:name="C_0_612"/><text:span text:style-name="T60">    posic &lt;- med;</text:span> <text:bookmark text:name="L_0_6210"/><text:bookmark text:name="L_0_626"/></text:p>
            </text:section>
          </table:table-cell>
        </table:table-row>
        <table:table-row>
          <table:table-cell table:style-name="Table6.A1" office:value-type="string">
            <text:p text:style-name="P23">  62 </text:p>
          </table:table-cell>
          <table:table-cell table:style-name="Table6.A1" office:value-type="string">
            <text:section text:style-name="Sect2" text:name="Section120">
              <text:p text:style-name="P22"><text:bookmark text:name="C_0_622"/><text:span text:style-name="T60">  } </text:span><text:span text:style-name="T61">else</text:span><text:span text:style-name="T60"> {</text:span> <text:bookmark text:name="L_0_634"/><text:bookmark text:name="L_0_633"/></text:p>
            </text:section>
          </table:table-cell>
        </table:table-row>
        <table:table-row>
          <table:table-cell table:style-name="Table6.A1" office:value-type="string">
            <text:p text:style-name="P23">  63 </text:p>
          </table:table-cell>
          <table:table-cell table:style-name="Table6.A1" office:value-type="string">
            <text:section text:style-name="Sect2" text:name="Section121">
              <text:p text:style-name="P22"><text:bookmark text:name="C_0_63"/><text:span text:style-name="T60">    posic &lt;- ~inf;</text:span> <text:bookmark text:name="L_0_644"/><text:bookmark text:name="L_0_643"/></text:p>
            </text:section>
          </table:table-cell>
        </table:table-row>
        <table:table-row>
          <table:table-cell table:style-name="Table6.A1" office:value-type="string">
            <text:p text:style-name="P23">  64 </text:p>
          </table:table-cell>
          <table:table-cell table:style-name="Table6.A1" office:value-type="string">
            <text:section text:style-name="Sect2" text:name="Section122">
              <text:p text:style-name="P22"><text:bookmark text:name="C_0_64"/><text:span text:style-name="T60">  }</text:span> <text:bookmark text:name="L_0_654"/><text:bookmark text:name="L_0_653"/></text:p>
            </text:section>
          </table:table-cell>
        </table:table-row>
        <table:table-row>
          <table:table-cell table:style-name="Table6.A1" office:value-type="string">
            <text:p text:style-name="P23">  65 </text:p>
          </table:table-cell>
          <table:table-cell table:style-name="Table6.A1" office:value-type="string">
            <text:section text:style-name="Sect2" text:name="Section123">
              <text:p text:style-name="P22"><text:bookmark text:name="C_0_65"/><text:span text:style-name="T60">  </text:span><text:span text:style-name="T61">return</text:span><text:span text:style-name="T60"> posic;</text:span> <text:bookmark text:name="L_0_664"/><text:bookmark text:name="L_0_663"/></text:p>
            </text:section>
          </table:table-cell>
        </table:table-row>
        <table:table-row>
          <table:table-cell table:style-name="Table6.A1" office:value-type="string">
            <text:p text:style-name="P23">  66 </text:p>
          </table:table-cell>
          <table:table-cell table:style-name="Table6.A1" office:value-type="string">
            <text:section text:style-name="Sect2" text:name="Section124">
              <text:p text:style-name="P22"><text:bookmark text:name="C_0_66"/><text:span text:style-name="T60"> </text:span> <text:bookmark text:name="L_0_674"/><text:bookmark text:name="L_0_673"/></text:p>
            </text:section>
          </table:table-cell>
        </table:table-row>
        <table:table-row>
          <table:table-cell table:style-name="Table6.A1" office:value-type="string">
            <text:p text:style-name="P23">  67 </text:p>
          </table:table-cell>
          <table:table-cell table:style-name="Table6.A1" office:value-type="string">
            <text:section text:style-name="Sect2" text:name="Section125">
              <text:p text:style-name="P22"><text:bookmark text:name="C_0_67"/><text:span text:style-name="T60">}</text:span> <text:bookmark text:name="L_0_684"/><text:bookmark text:name="L_0_683"/></text:p>
            </text:section>
          </table:table-cell>
        </table:table-row>
        <table:table-row>
          <table:table-cell table:style-name="Table6.A1" office:value-type="string">
            <text:p text:style-name="P23">  68 </text:p>
          </table:table-cell>
          <table:table-cell table:style-name="Table6.A1" office:value-type="string">
            <text:section text:style-name="Sect2" text:name="Section126">
              <text:p text:style-name="P22"><text:bookmark text:name="C_0_68"/><text:span text:style-name="T60"> </text:span> <text:bookmark text:name="L_0_694"/><text:bookmark text:name="L_0_693"/></text:p>
            </text:section>
          </table:table-cell>
        </table:table-row>
        <table:table-row>
          <table:table-cell table:style-name="Table6.A1" office:value-type="string">
            <text:p text:style-name="P23">  69 </text:p>
          </table:table-cell>
          <table:table-cell table:style-name="Table6.A1" office:value-type="string">
            <text:section text:style-name="Sect2" text:name="Section127">
              <text:p text:style-name="P22"><text:bookmark text:name="C_0_69"/><text:span text:style-name="T61">void</text:span><text:span text:style-name="T60"> Inserir(</text:span><text:span text:style-name="T61">int</text:span><text:span text:style-name="T60"> posic) {</text:span> <text:bookmark text:name="L_0_704"/><text:bookmark text:name="L_0_703"/></text:p>
            </text:section>
          </table:table-cell>
        </table:table-row>
        <table:table-row>
          <table:table-cell table:style-name="Table6.A1" office:value-type="string">
            <text:p text:style-name="P23">  70 </text:p>
          </table:table-cell>
          <table:table-cell table:style-name="Table6.A1" office:value-type="string">
            <text:section text:style-name="Sect2" text:name="Section128">
              <text:p text:style-name="P22"><text:bookmark text:name="C_0_70"/><text:span text:style-name="T60"> </text:span> <text:bookmark text:name="L_0_717"/><text:bookmark text:name="L_0_716"/></text:p>
            </text:section>
          </table:table-cell>
        </table:table-row>
        <table:table-row>
          <table:table-cell table:style-name="Table6.A1" office:value-type="string">
            <text:p text:style-name="P23">  71 </text:p>
          </table:table-cell>
          <table:table-cell table:style-name="Table6.A1" office:value-type="string">
            <text:section text:style-name="Sect2" text:name="Section129">
              <text:p text:style-name="P22"><text:bookmark text:name="C_0_712"/><text:span text:style-name="T60">  </text:span><text:span text:style-name="T61">local</text:span><text:span text:style-name="T60">:</text:span> <text:bookmark text:name="L_0_7210"/><text:bookmark text:name="L_0_726"/></text:p>
            </text:section>
          </table:table-cell>
        </table:table-row>
        <table:table-row>
          <table:table-cell table:style-name="Table6.A1" office:value-type="string">
            <text:p text:style-name="P23">  72 </text:p>
          </table:table-cell>
          <table:table-cell table:style-name="Table6.A1" office:value-type="string">
            <text:section text:style-name="Sect2" text:name="Section130">
              <text:p text:style-name="P22"><text:bookmark text:name="C_0_722"/><text:span text:style-name="T60"> </text:span> <text:bookmark text:name="L_0_734"/><text:bookmark text:name="L_0_733"/></text:p>
            </text:section>
          </table:table-cell>
        </table:table-row>
        <table:table-row>
          <table:table-cell table:style-name="Table6.A1" office:value-type="string">
            <text:p text:style-name="P23">  73 </text:p>
          </table:table-cell>
          <table:table-cell table:style-name="Table6.A1" office:value-type="string">
            <text:section text:style-name="Sect2" text:name="Section131">
              <text:p text:style-name="P22"><text:bookmark text:name="C_0_73"/><text:span text:style-name="T60">  </text:span><text:span text:style-name="T61">int</text:span><text:span text:style-name="T60"> i;</text:span> <text:bookmark text:name="L_0_744"/><text:bookmark text:name="L_0_743"/></text:p>
            </text:section>
          </table:table-cell>
        </table:table-row>
        <table:table-row>
          <table:table-cell table:style-name="Table6.A1" office:value-type="string">
            <text:p text:style-name="P23">  74 </text:p>
          </table:table-cell>
          <table:table-cell table:style-name="Table6.A1" office:value-type="string">
            <text:section text:style-name="Sect2" text:name="Section132">
              <text:p text:style-name="P22"><text:bookmark text:name="C_0_74"/><text:span text:style-name="T60">  </text:span><text:span text:style-name="T61">int</text:span><text:span text:style-name="T60"> j;</text:span> <text:bookmark text:name="L_0_754"/><text:bookmark text:name="L_0_753"/></text:p>
            </text:section>
          </table:table-cell>
        </table:table-row>
        <table:table-row>
          <table:table-cell table:style-name="Table6.A1" office:value-type="string">
            <text:p text:style-name="P23">  75 </text:p>
          </table:table-cell>
          <table:table-cell table:style-name="Table6.A1" office:value-type="string">
            <text:section text:style-name="Sect2" text:name="Section133">
              <text:p text:style-name="P22"><text:bookmark text:name="C_0_75"/><text:span text:style-name="T60">  </text:span><text:span text:style-name="T61">logic</text:span><text:span text:style-name="T60"> fim;</text:span> <text:bookmark text:name="L_0_764"/><text:bookmark text:name="L_0_763"/></text:p>
            </text:section>
          </table:table-cell>
        </table:table-row>
        <table:table-row>
          <table:table-cell table:style-name="Table6.A1" office:value-type="string">
            <text:p text:style-name="P23">  76 </text:p>
          </table:table-cell>
          <table:table-cell table:style-name="Table6.A1" office:value-type="string">
            <text:section text:style-name="Sect2" text:name="Section134">
              <text:p text:style-name="P22"><text:bookmark text:name="C_0_76"/><text:span text:style-name="T60"> </text:span> <text:bookmark text:name="L_0_774"/><text:bookmark text:name="L_0_773"/></text:p>
            </text:section>
          </table:table-cell>
        </table:table-row>
        <table:table-row>
          <table:table-cell table:style-name="Table6.A1" office:value-type="string">
            <text:p text:style-name="P23">  77 </text:p>
          </table:table-cell>
          <table:table-cell table:style-name="Table6.A1" office:value-type="string">
            <text:section text:style-name="Sect2" text:name="Section135">
              <text:p text:style-name="P22"><text:bookmark text:name="C_0_77"/><text:span text:style-name="T60"> </text:span> <text:bookmark text:name="L_0_784"/><text:bookmark text:name="L_0_783"/></text:p>
            </text:section>
          </table:table-cell>
        </table:table-row>
        <table:table-row>
          <table:table-cell table:style-name="Table6.A1" office:value-type="string">
            <text:p text:style-name="P23">  78 </text:p>
          </table:table-cell>
          <table:table-cell table:style-name="Table6.A1" office:value-type="string">
            <text:section text:style-name="Sect2" text:name="Section136">
              <text:p text:style-name="P22"><text:bookmark text:name="C_0_78"/><text:span text:style-name="T60">  </text:span><text:span text:style-name="T61">statements</text:span><text:span text:style-name="T60">:</text:span> <text:bookmark text:name="L_0_794"/><text:bookmark text:name="L_0_793"/></text:p>
            </text:section>
          </table:table-cell>
        </table:table-row>
        <table:table-row>
          <table:table-cell table:style-name="Table6.A1" office:value-type="string">
            <text:p text:style-name="P23">  79 </text:p>
          </table:table-cell>
          <table:table-cell table:style-name="Table6.A1" office:value-type="string">
            <text:section text:style-name="Sect2" text:name="Section137">
              <text:p text:style-name="P22"><text:bookmark text:name="C_0_79"/><text:span text:style-name="T60"> </text:span> <text:bookmark text:name="L_0_804"/><text:bookmark text:name="L_0_803"/></text:p>
            </text:section>
          </table:table-cell>
        </table:table-row>
        <table:table-row>
          <table:table-cell table:style-name="Table6.A1" office:value-type="string">
            <text:p text:style-name="P23">  80 </text:p>
          </table:table-cell>
          <table:table-cell table:style-name="Table6.A1" office:value-type="string">
            <text:section text:style-name="Sect2" text:name="Section138">
              <text:p text:style-name="P22"><text:bookmark text:name="C_0_80"/><text:span text:style-name="T60">  ntab &lt;- ntab + </text:span><text:span text:style-name="T63">1</text:span><text:span text:style-name="T60">;</text:span> <text:bookmark text:name="L_0_815"/><text:bookmark text:name="L_0_814"/></text:p>
            </text:section>
          </table:table-cell>
        </table:table-row>
        <table:table-row>
          <table:table-cell table:style-name="Table6.A1" office:value-type="string">
            <text:p text:style-name="P23">  81 </text:p>
          </table:table-cell>
          <table:table-cell table:style-name="Table6.A1" office:value-type="string">
            <text:section text:style-name="Sect2" text:name="Section139">
              <text:p text:style-name="P22"><text:bookmark text:name="C_0_815"/><text:span text:style-name="T60">  </text:span><text:span text:style-name="T61">for</text:span><text:span text:style-name="T60"> (i &lt;- ntab; i &gt;= posic + </text:span><text:span text:style-name="T63">1</text:span><text:span text:style-name="T60">; i &lt;- i - </text:span><text:span text:style-name="T63">1</text:span><text:span text:style-name="T60">) {</text:span> <text:bookmark text:name="L_0_8212"/><text:bookmark text:name="L_0_8211"/></text:p>
            </text:section>
          </table:table-cell>
        </table:table-row>
        <table:table-row>
          <table:table-cell table:style-name="Table6.A1" office:value-type="string">
            <text:p text:style-name="P23">  82 </text:p>
          </table:table-cell>
          <table:table-cell table:style-name="Table6.A1" office:value-type="string">
            <text:section text:style-name="Sect2" text:name="Section140">
              <text:p text:style-name="P22"><text:bookmark text:name="C_0_821"/><text:span text:style-name="T60">    fim &lt;- </text:span><text:span text:style-name="T61">false</text:span><text:span text:style-name="T60">;</text:span> <text:bookmark text:name="L_0_834"/><text:bookmark text:name="L_0_833"/></text:p>
            </text:section>
          </table:table-cell>
        </table:table-row>
        <table:table-row>
          <table:table-cell table:style-name="Table6.A1" office:value-type="string">
            <text:p text:style-name="P23">  83 </text:p>
          </table:table-cell>
          <table:table-cell table:style-name="Table6.A1" office:value-type="string">
            <text:section text:style-name="Sect2" text:name="Section141">
              <text:p text:style-name="P22"><text:bookmark text:name="C_0_83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844"/><text:bookmark text:name="L_0_843"/></text:p>
            </text:section>
          </table:table-cell>
        </table:table-row>
        <table:table-row>
          <table:table-cell table:style-name="Table6.A1" office:value-type="string">
            <text:p text:style-name="P23">  84 </text:p>
          </table:table-cell>
          <table:table-cell table:style-name="Table6.A1" office:value-type="string">
            <text:section text:style-name="Sect2" text:name="Section142">
              <text:p text:style-name="P22"><text:bookmark text:name="C_0_84"/><text:span text:style-name="T60">      nomes[i, j] &lt;- nomes[i - </text:span><text:span text:style-name="T63">1</text:span><text:span text:style-name="T60">, j];</text:span> <text:bookmark text:name="L_0_854"/><text:bookmark text:name="L_0_853"/></text:p>
            </text:section>
          </table:table-cell>
        </table:table-row>
        <table:table-row>
          <table:table-cell table:style-name="Table6.A1" office:value-type="string">
            <text:p text:style-name="P23">  85 </text:p>
          </table:table-cell>
          <table:table-cell table:style-name="Table6.A1" office:value-type="string">
            <text:section text:style-name="Sect2" text:name="Section143">
              <text:p text:style-name="P22"><text:bookmark text:name="C_0_85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864"/><text:bookmark text:name="L_0_863"/></text:p>
            </text:section>
          </table:table-cell>
        </table:table-row>
        <table:table-row>
          <table:table-cell table:style-name="Table6.A1" office:value-type="string">
            <text:p text:style-name="P23">  86 </text:p>
          </table:table-cell>
          <table:table-cell table:style-name="Table6.A1" office:value-type="string">
            <text:section text:style-name="Sect2" text:name="Section144">
              <text:p text:style-name="P22"><text:bookmark text:name="C_0_86"/><text:span text:style-name="T60">        fim &lt;- </text:span><text:span text:style-name="T61">true</text:span><text:span text:style-name="T60">;</text:span> <text:bookmark text:name="L_0_874"/><text:bookmark text:name="L_0_873"/></text:p>
            </text:section>
          </table:table-cell>
        </table:table-row>
        <table:table-row>
          <table:table-cell table:style-name="Table6.A1" office:value-type="string">
            <text:p text:style-name="P23">  87 </text:p>
          </table:table-cell>
          <table:table-cell table:style-name="Table6.A1" office:value-type="string">
            <text:section text:style-name="Sect2" text:name="Section145">
              <text:p text:style-name="P22"><text:bookmark text:name="C_0_87"/><text:span text:style-name="T60">      }</text:span> <text:bookmark text:name="L_0_884"/><text:bookmark text:name="L_0_883"/></text:p>
            </text:section>
          </table:table-cell>
        </table:table-row>
        <table:table-row>
          <table:table-cell table:style-name="Table6.A1" office:value-type="string">
            <text:p text:style-name="P23">  88 </text:p>
          </table:table-cell>
          <table:table-cell table:style-name="Table6.A1" office:value-type="string">
            <text:section text:style-name="Sect2" text:name="Section146">
              <text:p text:style-name="P22"><text:bookmark text:name="C_0_88"/><text:span text:style-name="T60">    }</text:span> <text:bookmark text:name="L_0_894"/><text:bookmark text:name="L_0_893"/></text:p>
            </text:section>
          </table:table-cell>
        </table:table-row>
        <table:table-row>
          <table:table-cell table:style-name="Table6.A1" office:value-type="string">
            <text:p text:style-name="P23">  89 </text:p>
          </table:table-cell>
          <table:table-cell table:style-name="Table6.A1" office:value-type="string">
            <text:section text:style-name="Sect2" text:name="Section147">
              <text:p text:style-name="P22"><text:bookmark text:name="C_0_89"/><text:span text:style-name="T60">    nocorr[i] &lt;- nocorr[i - </text:span><text:span text:style-name="T63">1</text:span><text:span text:style-name="T60">];</text:span> <text:bookmark text:name="L_0_904"/><text:bookmark text:name="L_0_903"/></text:p>
            </text:section>
          </table:table-cell>
        </table:table-row>
        <table:table-row>
          <table:table-cell table:style-name="Table6.A1" office:value-type="string">
            <text:p text:style-name="P23">  90 </text:p>
          </table:table-cell>
          <table:table-cell table:style-name="Table6.A1" office:value-type="string">
            <text:section text:style-name="Sect2" text:name="Section148">
              <text:p text:style-name="P22"><text:bookmark text:name="C_0_90"/><text:span text:style-name="T60">  }</text:span> <text:bookmark text:name="L_0_915"/><text:bookmark text:name="L_0_914"/></text:p>
            </text:section>
          </table:table-cell>
        </table:table-row>
        <table:table-row>
          <table:table-cell table:style-name="Table6.A1" office:value-type="string">
            <text:p text:style-name="P23">  91 </text:p>
          </table:table-cell>
          <table:table-cell table:style-name="Table6.A1" office:value-type="string">
            <text:section text:style-name="Sect2" text:name="Section149">
              <text:p text:style-name="P22"><text:bookmark text:name="C_0_915"/><text:span text:style-name="T60">  fim &lt;- </text:span><text:span text:style-name="T61">false</text:span><text:span text:style-name="T60">;</text:span> <text:bookmark text:name="L_0_9212"/><text:bookmark text:name="L_0_9211"/></text:p>
            </text:section>
          </table:table-cell>
        </table:table-row>
        <table:table-row>
          <table:table-cell table:style-name="Table6.A1" office:value-type="string">
            <text:p text:style-name="P23">  92 </text:p>
          </table:table-cell>
          <table:table-cell table:style-name="Table6.A1" office:value-type="string">
            <text:section text:style-name="Sect2" text:name="Section150">
              <text:p text:style-name="P22"><text:bookmark text:name="C_0_921"/><text:span text:style-name="T60">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934"/><text:bookmark text:name="L_0_933"/></text:p>
            </text:section>
          </table:table-cell>
        </table:table-row>
        <table:table-row>
          <table:table-cell table:style-name="Table6.A1" office:value-type="string">
            <text:p text:style-name="P23">  93 </text:p>
          </table:table-cell>
          <table:table-cell table:style-name="Table6.A1" office:value-type="string">
            <text:section text:style-name="Sect2" text:name="Section151">
              <text:p text:style-name="P22"><text:bookmark text:name="C_0_93"/><text:span text:style-name="T60">    nomes[posic, j] &lt;- palavra[j];</text:span> <text:bookmark text:name="L_0_944"/><text:bookmark text:name="L_0_943"/></text:p>
            </text:section>
          </table:table-cell>
        </table:table-row>
        <table:table-row>
          <table:table-cell table:style-name="Table6.A1" office:value-type="string">
            <text:p text:style-name="P23">  94 </text:p>
          </table:table-cell>
          <table:table-cell table:style-name="Table6.A1" office:value-type="string">
            <text:section text:style-name="Sect2" text:name="Section152">
              <text:p text:style-name="P22"><text:bookmark text:name="C_0_94"/><text:span text:style-name="T60">    </text:span><text:span text:style-name="T61">if</text:span><text:span text:style-name="T60">(palavra[j] = </text:span><text:span text:style-name="T62">'</text:span><text:span text:style-name="T63">\0</text:span><text:span text:style-name="T62">'</text:span><text:span text:style-name="T60">) {</text:span> <text:bookmark text:name="L_0_954"/><text:bookmark text:name="L_0_953"/></text:p>
            </text:section>
          </table:table-cell>
        </table:table-row>
        <table:table-row>
          <table:table-cell table:style-name="Table6.A1" office:value-type="string">
            <text:p text:style-name="P23">  95 </text:p>
          </table:table-cell>
          <table:table-cell table:style-name="Table6.A1" office:value-type="string">
            <text:section text:style-name="Sect2" text:name="Section153">
              <text:p text:style-name="P22"><text:bookmark text:name="C_0_95"/><text:span text:style-name="T60">      fim &lt;- </text:span><text:span text:style-name="T61">true</text:span><text:span text:style-name="T60">;</text:span> <text:bookmark text:name="L_0_964"/><text:bookmark text:name="L_0_963"/></text:p>
            </text:section>
          </table:table-cell>
        </table:table-row>
        <table:table-row>
          <table:table-cell table:style-name="Table6.A1" office:value-type="string">
            <text:p text:style-name="P23">  96 </text:p>
          </table:table-cell>
          <table:table-cell table:style-name="Table6.A1" office:value-type="string">
            <text:section text:style-name="Sect2" text:name="Section154">
              <text:p text:style-name="P22"><text:bookmark text:name="C_0_96"/><text:span text:style-name="T60">    }</text:span> <text:bookmark text:name="L_0_974"/><text:bookmark text:name="L_0_973"/></text:p>
            </text:section>
          </table:table-cell>
        </table:table-row>
        <table:table-row>
          <table:table-cell table:style-name="Table6.A1" office:value-type="string">
            <text:p text:style-name="P23">  97 </text:p>
          </table:table-cell>
          <table:table-cell table:style-name="Table6.A1" office:value-type="string">
            <text:section text:style-name="Sect2" text:name="Section155">
              <text:p text:style-name="P22"><text:bookmark text:name="C_0_97"/><text:span text:style-name="T60">  }</text:span> <text:bookmark text:name="L_0_984"/><text:bookmark text:name="L_0_983"/></text:p>
            </text:section>
          </table:table-cell>
        </table:table-row>
        <table:table-row>
          <table:table-cell table:style-name="Table6.A1" office:value-type="string">
            <text:p text:style-name="P23">  98 </text:p>
          </table:table-cell>
          <table:table-cell table:style-name="Table6.A1" office:value-type="string">
            <text:section text:style-name="Sect2" text:name="Section156">
              <text:p text:style-name="P22"><text:bookmark text:name="C_0_98"/><text:span text:style-name="T60">  nocorr[posic] &lt;- </text:span><text:span text:style-name="T63">1</text:span><text:span text:style-name="T60">;</text:span> <text:bookmark text:name="L_0_994"/><text:bookmark text:name="L_0_993"/></text:p>
            </text:section>
          </table:table-cell>
        </table:table-row>
        <table:table-row>
          <table:table-cell table:style-name="Table6.A1" office:value-type="string">
            <text:p text:style-name="P23">  99 </text:p>
          </table:table-cell>
          <table:table-cell table:style-name="Table6.A1" office:value-type="string">
            <text:section text:style-name="Sect2" text:name="Section157">
              <text:p text:style-name="P22"><text:bookmark text:name="C_0_99"/><text:span text:style-name="T60"> </text:span> <text:bookmark text:name="L_0_1004"/><text:bookmark text:name="L_0_1003"/></text:p>
            </text:section>
          </table:table-cell>
        </table:table-row>
        <table:table-row>
          <table:table-cell table:style-name="Table6.A1" office:value-type="string">
            <text:p text:style-name="P23"> 100 </text:p>
          </table:table-cell>
          <table:table-cell table:style-name="Table6.A1" office:value-type="string">
            <text:section text:style-name="Sect2" text:name="Section158">
              <text:p text:style-name="P22"><text:bookmark text:name="C_0_100"/><text:span text:style-name="T60">}</text:span> <text:bookmark text:name="L_0_1015"/><text:bookmark text:name="L_0_1014"/></text:p>
            </text:section>
          </table:table-cell>
        </table:table-row>
        <text:soft-page-break/>
        <table:table-row>
          <table:table-cell table:style-name="Table6.A1" office:value-type="string">
            <text:p text:style-name="P23"> 101 </text:p>
          </table:table-cell>
          <table:table-cell table:style-name="Table6.A1" office:value-type="string">
            <text:section text:style-name="Sect2" text:name="Section159">
              <text:p text:style-name="P22"><text:bookmark text:name="C_0_1015"/><text:span text:style-name="T60"> </text:span> <text:bookmark text:name="L_0_10212"/><text:bookmark text:name="L_0_10211"/></text:p>
            </text:section>
          </table:table-cell>
        </table:table-row>
        <table:table-row>
          <table:table-cell table:style-name="Table6.A1" office:value-type="string">
            <text:p text:style-name="P23"> 102 </text:p>
          </table:table-cell>
          <table:table-cell table:style-name="Table6.A1" office:value-type="string">
            <text:section text:style-name="Sect2" text:name="Section160">
              <text:p text:style-name="P22"><text:bookmark text:name="C_0_1021"/><text:span text:style-name="T61">void</text:span><text:span text:style-name="T60"> ExibirTabela() {</text:span> <text:bookmark text:name="L_0_1034"/><text:bookmark text:name="L_0_1033"/></text:p>
            </text:section>
          </table:table-cell>
        </table:table-row>
        <table:table-row>
          <table:table-cell table:style-name="Table6.A1" office:value-type="string">
            <text:p text:style-name="P23"> 103 </text:p>
          </table:table-cell>
          <table:table-cell table:style-name="Table6.A1" office:value-type="string">
            <text:section text:style-name="Sect2" text:name="Section161">
              <text:p text:style-name="P22"><text:bookmark text:name="C_0_103"/><text:span text:style-name="T60"> </text:span> <text:bookmark text:name="L_0_1044"/><text:bookmark text:name="L_0_1043"/></text:p>
            </text:section>
          </table:table-cell>
        </table:table-row>
        <table:table-row>
          <table:table-cell table:style-name="Table6.A1" office:value-type="string">
            <text:p text:style-name="P23"> 104 </text:p>
          </table:table-cell>
          <table:table-cell table:style-name="Table6.A1" office:value-type="string">
            <text:section text:style-name="Sect2" text:name="Section162">
              <text:p text:style-name="P22"><text:bookmark text:name="C_0_104"/><text:span text:style-name="T60">  </text:span><text:span text:style-name="T61">local</text:span><text:span text:style-name="T60">:</text:span> <text:bookmark text:name="L_0_1054"/><text:bookmark text:name="L_0_1053"/></text:p>
            </text:section>
          </table:table-cell>
        </table:table-row>
        <table:table-row>
          <table:table-cell table:style-name="Table6.A1" office:value-type="string">
            <text:p text:style-name="P23"> 105 </text:p>
          </table:table-cell>
          <table:table-cell table:style-name="Table6.A1" office:value-type="string">
            <text:section text:style-name="Sect2" text:name="Section163">
              <text:p text:style-name="P22"><text:bookmark text:name="C_0_105"/><text:span text:style-name="T60"> </text:span> <text:bookmark text:name="L_0_1064"/><text:bookmark text:name="L_0_1063"/></text:p>
            </text:section>
          </table:table-cell>
        </table:table-row>
        <table:table-row>
          <table:table-cell table:style-name="Table6.A1" office:value-type="string">
            <text:p text:style-name="P23"> 106 </text:p>
          </table:table-cell>
          <table:table-cell table:style-name="Table6.A1" office:value-type="string">
            <text:section text:style-name="Sect2" text:name="Section164">
              <text:p text:style-name="P22"><text:bookmark text:name="C_0_106"/><text:span text:style-name="T60">  </text:span><text:span text:style-name="T61">int</text:span><text:span text:style-name="T60"> i;</text:span> <text:bookmark text:name="L_0_1074"/><text:bookmark text:name="L_0_1073"/></text:p>
            </text:section>
          </table:table-cell>
        </table:table-row>
        <table:table-row>
          <table:table-cell table:style-name="Table6.A1" office:value-type="string">
            <text:p text:style-name="P23"> 107 </text:p>
          </table:table-cell>
          <table:table-cell table:style-name="Table6.A1" office:value-type="string">
            <text:section text:style-name="Sect2" text:name="Section165">
              <text:p text:style-name="P22"><text:bookmark text:name="C_0_107"/><text:span text:style-name="T60">  </text:span><text:span text:style-name="T61">logic</text:span><text:span text:style-name="T60"> fim;</text:span> <text:bookmark text:name="L_0_1084"/><text:bookmark text:name="L_0_1083"/></text:p>
            </text:section>
          </table:table-cell>
        </table:table-row>
        <table:table-row>
          <table:table-cell table:style-name="Table6.A1" office:value-type="string">
            <text:p text:style-name="P23"> 108 </text:p>
          </table:table-cell>
          <table:table-cell table:style-name="Table6.A1" office:value-type="string">
            <text:section text:style-name="Sect2" text:name="Section166">
              <text:p text:style-name="P22"><text:bookmark text:name="C_0_108"/><text:span text:style-name="T60"> </text:span> <text:bookmark text:name="L_0_1094"/><text:bookmark text:name="L_0_1093"/></text:p>
            </text:section>
          </table:table-cell>
        </table:table-row>
        <table:table-row>
          <table:table-cell table:style-name="Table6.A1" office:value-type="string">
            <text:p text:style-name="P23"> 109 </text:p>
          </table:table-cell>
          <table:table-cell table:style-name="Table6.A1" office:value-type="string">
            <text:section text:style-name="Sect2" text:name="Section167">
              <text:p text:style-name="P22"><text:bookmark text:name="C_0_109"/><text:span text:style-name="T60"> </text:span> <text:bookmark text:name="L_0_1106"/><text:bookmark text:name="L_0_1105"/></text:p>
            </text:section>
          </table:table-cell>
        </table:table-row>
        <table:table-row>
          <table:table-cell table:style-name="Table6.A1" office:value-type="string">
            <text:p text:style-name="P23"> 110 </text:p>
          </table:table-cell>
          <table:table-cell table:style-name="Table6.A1" office:value-type="string">
            <text:section text:style-name="Sect2" text:name="Section168">
              <text:p text:style-name="P22"><text:bookmark text:name="C_0_1102"/><text:span text:style-name="T60">  </text:span><text:span text:style-name="T61">statements</text:span><text:span text:style-name="T60">:</text:span> <text:bookmark text:name="L_0_1117"/><text:bookmark text:name="L_0_1116"/></text:p>
            </text:section>
          </table:table-cell>
        </table:table-row>
        <table:table-row>
          <table:table-cell table:style-name="Table6.A1" office:value-type="string">
            <text:p text:style-name="P23"> 111 </text:p>
          </table:table-cell>
          <table:table-cell table:style-name="Table6.A1" office:value-type="string">
            <text:section text:style-name="Sect2" text:name="Section169">
              <text:p text:style-name="P22"><text:bookmark text:name="C_0_1112"/><text:span text:style-name="T60"> </text:span> <text:bookmark text:name="L_0_11210"/><text:bookmark text:name="L_0_1126"/></text:p>
            </text:section>
          </table:table-cell>
        </table:table-row>
        <table:table-row>
          <table:table-cell table:style-name="Table6.A1" office:value-type="string">
            <text:p text:style-name="P23"> 112 </text:p>
          </table:table-cell>
          <table:table-cell table:style-name="Table6.A1" office:value-type="string">
            <text:section text:style-name="Sect2" text:name="Section170">
              <text:p text:style-name="P22"><text:bookmark text:name="C_0_1122"/><text:span text:style-name="T60">  </text:span><text:span text:style-name="T61">write</text:span><text:span text:style-name="T60">(</text:span><text:span text:style-name="T62">"          "</text:span><text:span text:style-name="T60">, </text:span><text:span text:style-name="T62">"Palavra             "</text:span><text:span text:style-name="T60">, </text:span><text:span text:style-name="T62">"   Num. de ocorr."</text:span><text:span text:style-name="T60">);</text:span> <text:bookmark text:name="L_0_1139"/><text:bookmark text:name="L_0_1138"/></text:p>
            </text:section>
          </table:table-cell>
        </table:table-row>
        <table:table-row>
          <table:table-cell table:style-name="Table6.A1" office:value-type="string">
            <text:p text:style-name="P23"> 113 </text:p>
          </table:table-cell>
          <table:table-cell table:style-name="Table6.A1" office:value-type="string">
            <text:section text:style-name="Sect2" text:name="Section378">
              <text:p text:style-name="P22"><text:bookmark text:name="C_0_113"/><text:span text:style-name="T60">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 + </text:span><text:span text:style-name="T63">1</text:span><text:span text:style-name="T60">) {</text:span> <text:bookmark text:name="L_0_1144"/><text:bookmark text:name="L_0_1143"/></text:p>
            </text:section>
          </table:table-cell>
        </table:table-row>
        <table:table-row>
          <table:table-cell table:style-name="Table6.A1" office:value-type="string">
            <text:p text:style-name="P23"> 114 </text:p>
          </table:table-cell>
          <table:table-cell table:style-name="Table6.A1" office:value-type="string">
            <text:section text:style-name="Sect2" text:name="Section379">
              <text:p text:style-name="P22"><text:bookmark text:name="C_0_114"/><text:span text:style-name="T60">    </text:span><text:span text:style-name="T61">write</text:span><text:span text:style-name="T60">(</text:span><text:span text:style-name="T62">"-"</text:span><text:span text:style-name="T60">);</text:span> <text:bookmark text:name="L_0_1154"/><text:bookmark text:name="L_0_1153"/></text:p>
            </text:section>
          </table:table-cell>
        </table:table-row>
        <table:table-row>
          <table:table-cell table:style-name="Table6.A1" office:value-type="string">
            <text:p text:style-name="P23"> 115 </text:p>
          </table:table-cell>
          <table:table-cell table:style-name="Table6.A1" office:value-type="string">
            <text:section text:style-name="Sect2" text:name="Section380">
              <text:p text:style-name="P22"><text:bookmark text:name="C_0_115"/><text:span text:style-name="T60">  }</text:span> <text:bookmark text:name="L_0_1164"/><text:bookmark text:name="L_0_1163"/></text:p>
            </text:section>
          </table:table-cell>
        </table:table-row>
        <table:table-row>
          <table:table-cell table:style-name="Table6.A1" office:value-type="string">
            <text:p text:style-name="P23"> 116 </text:p>
          </table:table-cell>
          <table:table-cell table:style-name="Table6.A1" office:value-type="string">
            <text:section text:style-name="Sect2" text:name="Section381">
              <text:p text:style-name="P22"><text:bookmark text:name="C_0_116"/><text:span text:style-name="T60">  </text:span><text:span text:style-name="T61">for</text:span><text:span text:style-name="T60"> (i &lt;- </text:span><text:span text:style-name="T63">1</text:span><text:span text:style-name="T60">; i &lt;= ntab; i &lt;- i + </text:span><text:span text:style-name="T63">1</text:span><text:span text:style-name="T60">) {</text:span> <text:bookmark text:name="L_0_1174"/><text:bookmark text:name="L_0_1173"/></text:p>
            </text:section>
          </table:table-cell>
        </table:table-row>
        <table:table-row>
          <table:table-cell table:style-name="Table6.A1" office:value-type="string">
            <text:p text:style-name="P23"> 117 </text:p>
          </table:table-cell>
          <table:table-cell table:style-name="Table6.A1" office:value-type="string">
            <text:section text:style-name="Sect2" text:name="Section382">
              <text:p text:style-name="P22"><text:bookmark text:name="C_0_117"/><text:span text:style-name="T60">    </text:span><text:span text:style-name="T61">write</text:span><text:span text:style-name="T60">(</text:span><text:span text:style-name="T62">"</text:span><text:span text:style-name="T63">\n</text:span><text:span text:style-name="T62">          "</text:span><text:span text:style-name="T60">);</text:span> <text:bookmark text:name="L_0_1184"/><text:bookmark text:name="L_0_1183"/></text:p>
            </text:section>
          </table:table-cell>
        </table:table-row>
        <table:table-row>
          <table:table-cell table:style-name="Table6.A1" office:value-type="string">
            <text:p text:style-name="P23"> 118 </text:p>
          </table:table-cell>
          <table:table-cell table:style-name="Table6.A1" office:value-type="string">
            <text:section text:style-name="Sect2" text:name="Section383">
              <text:p text:style-name="P22"><text:bookmark text:name="C_0_118"/><text:span text:style-name="T60">    fim &lt;- </text:span><text:span text:style-name="T61">false</text:span><text:span text:style-name="T60">;</text:span> <text:bookmark text:name="L_0_1194"/><text:bookmark text:name="L_0_1193"/></text:p>
            </text:section>
          </table:table-cell>
        </table:table-row>
        <table:table-row>
          <table:table-cell table:style-name="Table6.A1" office:value-type="string">
            <text:p text:style-name="P23"> 119 </text:p>
          </table:table-cell>
          <table:table-cell table:style-name="Table6.A1" office:value-type="string">
            <text:section text:style-name="Sect2" text:name="Section384">
              <text:p text:style-name="P22"><text:bookmark text:name="C_0_119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1204"/><text:bookmark text:name="L_0_1203"/></text:p>
            </text:section>
          </table:table-cell>
        </table:table-row>
        <table:table-row>
          <table:table-cell table:style-name="Table6.A1" office:value-type="string">
            <text:p text:style-name="P23"> 120 </text:p>
          </table:table-cell>
          <table:table-cell table:style-name="Table6.A1" office:value-type="string">
            <text:section text:style-name="Sect2" text:name="Section385">
              <text:p text:style-name="P22"><text:bookmark text:name="C_0_120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1216"/><text:bookmark text:name="L_0_1215"/></text:p>
            </text:section>
          </table:table-cell>
        </table:table-row>
        <table:table-row>
          <table:table-cell table:style-name="Table6.A1" office:value-type="string">
            <text:p text:style-name="P23"> 121 </text:p>
          </table:table-cell>
          <table:table-cell table:style-name="Table6.A1" office:value-type="string">
            <text:section text:style-name="Sect2" text:name="Section386">
              <text:p text:style-name="P22"><text:bookmark text:name="C_0_1212"/><text:span text:style-name="T60">        fim &lt;- </text:span><text:span text:style-name="T61">true</text:span><text:span text:style-name="T60">;</text:span> <text:bookmark text:name="L_0_12210"/><text:bookmark text:name="L_0_1226"/></text:p>
            </text:section>
          </table:table-cell>
        </table:table-row>
        <table:table-row>
          <table:table-cell table:style-name="Table6.A1" office:value-type="string">
            <text:p text:style-name="P23"> 122 </text:p>
          </table:table-cell>
          <table:table-cell table:style-name="Table6.A1" office:value-type="string">
            <text:section text:style-name="Sect2" text:name="Section387">
              <text:p text:style-name="P22"><text:bookmark text:name="C_0_1222"/><text:span text:style-name="T60">      } </text:span><text:span text:style-name="T61">else</text:span><text:span text:style-name="T60"> {</text:span> <text:bookmark text:name="L_0_1234"/><text:bookmark text:name="L_0_1233"/></text:p>
            </text:section>
          </table:table-cell>
        </table:table-row>
        <table:table-row>
          <table:table-cell table:style-name="Table6.A1" office:value-type="string">
            <text:p text:style-name="P23"> 123 </text:p>
          </table:table-cell>
          <table:table-cell table:style-name="Table6.A1" office:value-type="string">
            <text:section text:style-name="Sect2" text:name="Section388">
              <text:p text:style-name="P22"><text:bookmark text:name="C_0_123"/><text:span text:style-name="T60">        </text:span><text:span text:style-name="T61">write</text:span><text:span text:style-name="T60">(nomes[i, j]);</text:span> <text:bookmark text:name="L_0_1244"/><text:bookmark text:name="L_0_1243"/></text:p>
            </text:section>
          </table:table-cell>
        </table:table-row>
        <table:table-row>
          <table:table-cell table:style-name="Table6.A1" office:value-type="string">
            <text:p text:style-name="P23"> 124 </text:p>
          </table:table-cell>
          <table:table-cell table:style-name="Table6.A1" office:value-type="string">
            <text:section text:style-name="Sect2" text:name="Section389">
              <text:p text:style-name="P22"><text:bookmark text:name="C_0_124"/><text:span text:style-name="T60">      }</text:span> <text:bookmark text:name="L_0_1254"/><text:bookmark text:name="L_0_1253"/></text:p>
            </text:section>
          </table:table-cell>
        </table:table-row>
        <table:table-row>
          <table:table-cell table:style-name="Table6.A1" office:value-type="string">
            <text:p text:style-name="P23"> 125 </text:p>
          </table:table-cell>
          <table:table-cell table:style-name="Table6.A1" office:value-type="string">
            <text:section text:style-name="Sect2" text:name="Section390">
              <text:p text:style-name="P22"><text:bookmark text:name="C_0_125"/><text:span text:style-name="T60">    }</text:span> <text:bookmark text:name="L_0_1264"/><text:bookmark text:name="L_0_1263"/></text:p>
            </text:section>
          </table:table-cell>
        </table:table-row>
        <table:table-row>
          <table:table-cell table:style-name="Table6.A1" office:value-type="string">
            <text:p text:style-name="P23"> 126 </text:p>
          </table:table-cell>
          <table:table-cell table:style-name="Table6.A1" office:value-type="string">
            <text:section text:style-name="Sect2" text:name="Section391">
              <text:p text:style-name="P22"><text:bookmark text:name="C_0_126"/><text:span text:style-name="T60">    </text:span><text:span text:style-name="T61">write</text:span><text:span text:style-name="T60">(</text:span><text:span text:style-name="T62">" | "</text:span><text:span text:style-name="T60">, nocorr[i]);</text:span> <text:bookmark text:name="L_0_1274"/><text:bookmark text:name="L_0_1273"/></text:p>
            </text:section>
          </table:table-cell>
        </table:table-row>
        <table:table-row>
          <table:table-cell table:style-name="Table6.A1" office:value-type="string">
            <text:p text:style-name="P23"> 127 </text:p>
          </table:table-cell>
          <table:table-cell table:style-name="Table6.A1" office:value-type="string">
            <text:section text:style-name="Sect2" text:name="C_0_127">
              <text:p text:style-name="P22"><text:span text:style-name="T60">  }</text:span> <text:bookmark text:name="L_0_1284"/><text:bookmark text:name="L_0_1283"/></text:p>
            </text:section>
          </table:table-cell>
        </table:table-row>
        <table:table-row>
          <table:table-cell table:style-name="Table6.A1" office:value-type="string">
            <text:p text:style-name="P23"> 128 </text:p>
          </table:table-cell>
          <table:table-cell table:style-name="Table6.A1" office:value-type="string">
            <text:section text:style-name="Sect2" text:name="C_0_128">
              <text:p text:style-name="P22"><text:span text:style-name="T60"> </text:span> <text:bookmark text:name="L_0_1294"/><text:bookmark text:name="L_0_1293"/></text:p>
            </text:section>
          </table:table-cell>
        </table:table-row>
        <table:table-row>
          <table:table-cell table:style-name="Table6.A1" office:value-type="string">
            <text:p text:style-name="P23"> 129 </text:p>
          </table:table-cell>
          <table:table-cell table:style-name="Table6.A1" office:value-type="string">
            <text:section text:style-name="Sect2" text:name="C_0_129">
              <text:p text:style-name="P22"><text:span text:style-name="T60">}</text:span> <text:bookmark text:name="L_0_130"/></text:p>
            </text:section>
          </table:table-cell>
        </table:table-row>
        <table:table-row>
          <table:table-cell table:style-name="Table6.A1" office:value-type="string">
            <text:p text:style-name="P23"> 130 </text:p>
          </table:table-cell>
          <table:table-cell table:style-name="Table6.A1" office:value-type="string">
            <text:section text:style-name="Sect2" text:name="C_0_130">
              <text:p text:style-name="P22"><text:span text:style-name="T60"> </text:span> <text:bookmark text:name="L_0_1314"/><text:bookmark text:name="L_0_1313"/></text:p>
            </text:section>
          </table:table-cell>
        </table:table-row>
        <table:table-row>
          <table:table-cell table:style-name="Table6.A1" office:value-type="string">
            <text:p text:style-name="P23"> 131 </text:p>
          </table:table-cell>
          <table:table-cell table:style-name="Table6.A1" office:value-type="string">
            <text:section text:style-name="Sect2" text:name="C_0_131">
              <text:p text:style-name="P22"><text:span text:style-name="T61">main</text:span><text:span text:style-name="T60"> {</text:span> <text:bookmark text:name="L_0_13211"/><text:bookmark text:name="L_0_13210"/></text:p>
            </text:section>
          </table:table-cell>
        </table:table-row>
        <table:table-row>
          <table:table-cell table:style-name="Table6.A1" office:value-type="string">
            <text:p text:style-name="P23"> 132 </text:p>
          </table:table-cell>
          <table:table-cell table:style-name="Table6.A1" office:value-type="string">
            <text:section text:style-name="Sect2" text:name="C_0_132">
              <text:p text:style-name="P22"><text:span text:style-name="T60"> </text:span> <text:bookmark text:name="L_0_1334"/><text:bookmark text:name="L_0_1333"/></text:p>
            </text:section>
          </table:table-cell>
        </table:table-row>
        <table:table-row>
          <table:table-cell table:style-name="Table6.A1" office:value-type="string">
            <text:p text:style-name="P23"> 133 </text:p>
          </table:table-cell>
          <table:table-cell table:style-name="Table6.A1" office:value-type="string">
            <text:section text:style-name="Sect2" text:name="C_0_133">
              <text:p text:style-name="P22"><text:span text:style-name="T60">  </text:span><text:span text:style-name="T61">local</text:span><text:span text:style-name="T60">:</text:span> <text:bookmark text:name="L_0_1344"/><text:bookmark text:name="L_0_1343"/></text:p>
            </text:section>
          </table:table-cell>
        </table:table-row>
        <table:table-row>
          <table:table-cell table:style-name="Table6.A1" office:value-type="string">
            <text:p text:style-name="P23"> 134 </text:p>
          </table:table-cell>
          <table:table-cell table:style-name="Table6.A1" office:value-type="string">
            <text:section text:style-name="Sect2" text:name="C_0_134">
              <text:p text:style-name="P22"><text:span text:style-name="T60"> </text:span> <text:bookmark text:name="L_0_135"/></text:p>
            </text:section>
          </table:table-cell>
        </table:table-row>
        <table:table-row>
          <table:table-cell table:style-name="Table6.A1" office:value-type="string">
            <text:p text:style-name="P23"> 135 </text:p>
          </table:table-cell>
          <table:table-cell table:style-name="Table6.A1" office:value-type="string">
            <text:section text:style-name="Sect2" text:name="C_0_135">
              <text:p text:style-name="P22"><text:span text:style-name="T60">  </text:span><text:span text:style-name="T61">int</text:span><text:span text:style-name="T60"> i;</text:span> <text:bookmark text:name="L_0_136"/></text:p>
            </text:section>
          </table:table-cell>
        </table:table-row>
        <table:table-row>
          <table:table-cell table:style-name="Table6.A1" office:value-type="string">
            <text:p text:style-name="P23"> 136 </text:p>
          </table:table-cell>
          <table:table-cell table:style-name="Table6.A1" office:value-type="string">
            <text:section text:style-name="Sect2" text:name="C_0_136">
              <text:p text:style-name="P22"><text:span text:style-name="T60">  </text:span><text:span text:style-name="T61">int</text:span><text:span text:style-name="T60"> posic;</text:span> <text:bookmark text:name="L_0_137"/></text:p>
            </text:section>
          </table:table-cell>
        </table:table-row>
        <table:table-row>
          <table:table-cell table:style-name="Table6.A1" office:value-type="string">
            <text:p text:style-name="P23"> 137 </text:p>
          </table:table-cell>
          <table:table-cell table:style-name="Table6.A1" office:value-type="string">
            <text:section text:style-name="Sect2" text:name="C_0_137">
              <text:p text:style-name="P22"><text:span text:style-name="T60">  </text:span><text:span text:style-name="T61">char</text:span><text:span text:style-name="T60"> c;</text:span> <text:bookmark text:name="L_0_138"/></text:p>
            </text:section>
          </table:table-cell>
        </table:table-row>
        <table:table-row>
          <table:table-cell table:style-name="Table6.A1" office:value-type="string">
            <text:p text:style-name="P23"> 138 </text:p>
          </table:table-cell>
          <table:table-cell table:style-name="Table6.A1" office:value-type="string">
            <text:section text:style-name="Sect2" text:name="C_0_138">
              <text:p text:style-name="P22"><text:span text:style-name="T60">  </text:span><text:span text:style-name="T61">logic</text:span><text:span text:style-name="T60"> fim;</text:span> <text:bookmark text:name="L_0_139"/></text:p>
            </text:section>
          </table:table-cell>
        </table:table-row>
        <table:table-row>
          <table:table-cell table:style-name="Table6.A1" office:value-type="string">
            <text:p text:style-name="P23"> 139 </text:p>
          </table:table-cell>
          <table:table-cell table:style-name="Table6.A1" office:value-type="string">
            <text:section text:style-name="Sect2" text:name="C_0_139">
              <text:p text:style-name="P22"><text:span text:style-name="T60"> </text:span> <text:bookmark text:name="L_0_140"/></text:p>
            </text:section>
          </table:table-cell>
        </table:table-row>
        <table:table-row>
          <table:table-cell table:style-name="Table6.A1" office:value-type="string">
            <text:p text:style-name="P23"> 140 </text:p>
          </table:table-cell>
          <table:table-cell table:style-name="Table6.A1" office:value-type="string">
            <text:section text:style-name="Sect2" text:name="C_0_140">
              <text:p text:style-name="P22"><text:span text:style-name="T60"> </text:span> <text:bookmark text:name="L_0_1414"/><text:bookmark text:name="L_0_1413"/></text:p>
            </text:section>
          </table:table-cell>
        </table:table-row>
        <table:table-row>
          <table:table-cell table:style-name="Table6.A1" office:value-type="string">
            <text:p text:style-name="P23"> 141 </text:p>
          </table:table-cell>
          <table:table-cell table:style-name="Table6.A1" office:value-type="string">
            <text:section text:style-name="Sect2" text:name="C_0_141">
              <text:p text:style-name="P22"><text:span text:style-name="T60">  </text:span><text:span text:style-name="T61">statements</text:span><text:span text:style-name="T60">:</text:span> <text:bookmark text:name="L_0_1429"/><text:bookmark text:name="L_0_1428"/></text:p>
            </text:section>
          </table:table-cell>
        </table:table-row>
        <table:table-row>
          <table:table-cell table:style-name="Table6.A1" office:value-type="string">
            <text:p text:style-name="P23"> 142 </text:p>
          </table:table-cell>
          <table:table-cell table:style-name="Table6.A1" office:value-type="string">
            <text:section text:style-name="Sect2" text:name="C_0_142">
              <text:p text:style-name="P22"><text:span text:style-name="T60"> </text:span> <text:bookmark text:name="L_0_1432"/><text:bookmark text:name="L_0_1431"/></text:p>
            </text:section>
          </table:table-cell>
        </table:table-row>
        <table:table-row>
          <table:table-cell table:style-name="Table6.A1" office:value-type="string">
            <text:p text:style-name="P23"> 143 </text:p>
          </table:table-cell>
          <table:table-cell table:style-name="Table6.A1" office:value-type="string">
            <text:section text:style-name="Sect2" text:name="C_0_143">
              <text:p text:style-name="P22"><text:span text:style-name="T60">  ntab &lt;- </text:span><text:span text:style-name="T63">0</text:span><text:span text:style-name="T60">;</text:span> <text:bookmark text:name="L_0_1444"/><text:bookmark text:name="L_0_1443"/></text:p>
            </text:section>
          </table:table-cell>
        </table:table-row>
        <table:table-row>
          <table:table-cell table:style-name="Table6.A1" office:value-type="string">
            <text:p text:style-name="P23"> 144 </text:p>
          </table:table-cell>
          <table:table-cell table:style-name="Table6.A1" office:value-type="string">
            <text:section text:style-name="Sect2" text:name="Section392">
              <text:p text:style-name="P22"><text:bookmark text:name="C_0_1441"/><text:span text:style-name="T60">  </text:span><text:span text:style-name="T61">write</text:span><text:span text:style-name="T60">(</text:span><text:span text:style-name="T62">"Nova palavra? (s/n): "</text:span><text:span text:style-name="T60">);</text:span> <text:bookmark text:name="L_0_145"/></text:p>
            </text:section>
          </table:table-cell>
        </table:table-row>
        <table:table-row>
          <table:table-cell table:style-name="Table6.A1" office:value-type="string">
            <text:p text:style-name="P23"> 145 </text:p>
          </table:table-cell>
          <table:table-cell table:style-name="Table6.A1" office:value-type="string">
            <text:section text:style-name="Sect2" text:name="Section393">
              <text:p text:style-name="P22"><text:bookmark text:name="C_0_1451"/><text:span text:style-name="T60">  </text:span><text:span text:style-name="T61">read</text:span><text:span text:style-name="T60">(c);</text:span> <text:bookmark text:name="L_0_146"/></text:p>
            </text:section>
          </table:table-cell>
        </table:table-row>
        <table:table-row>
          <table:table-cell table:style-name="Table6.A1" office:value-type="string">
            <text:p text:style-name="P23"> 146 </text:p>
          </table:table-cell>
          <table:table-cell table:style-name="Table6.A1" office:value-type="string">
            <text:section text:style-name="Sect2" text:name="Section394">
              <text:p text:style-name="P22"><text:bookmark text:name="C_0_1461"/><text:span text:style-name="T60">  </text:span><text:span text:style-name="T61">while</text:span><text:span text:style-name="T60">(c = </text:span><text:span text:style-name="T62">'s'</text:span><text:span text:style-name="T60"> || c = </text:span><text:span text:style-name="T62">'S'</text:span><text:span text:style-name="T60">) {</text:span> <text:bookmark text:name="L_0_147"/></text:p>
            </text:section>
          </table:table-cell>
        </table:table-row>
        <table:table-row>
          <table:table-cell table:style-name="Table6.A1" office:value-type="string">
            <text:p text:style-name="P23"> 147 </text:p>
          </table:table-cell>
          <table:table-cell table:style-name="Table6.A1" office:value-type="string">
            <text:section text:style-name="Sect2" text:name="Section395">
              <text:p text:style-name="P22"><text:bookmark text:name="C_0_1471"/><text:span text:style-name="T60">    </text:span><text:span text:style-name="T61">write</text:span><text:span text:style-name="T60">(</text:span><text:span text:style-name="T62">"</text:span><text:span text:style-name="T63">\n</text:span><text:span text:style-name="T62">Digite a palavra: "</text:span><text:span text:style-name="T60">);</text:span> <text:bookmark text:name="L_0_148"/></text:p>
            </text:section>
          </table:table-cell>
        </table:table-row>
        <table:table-row>
          <table:table-cell table:style-name="Table6.A1" office:value-type="string">
            <text:p text:style-name="P23"> 148 </text:p>
          </table:table-cell>
          <table:table-cell table:style-name="Table6.A1" office:value-type="string">
            <text:section text:style-name="Sect2" text:name="Section396">
              <text:p text:style-name="P22"><text:bookmark text:name="C_0_1481"/><text:span text:style-name="T60">    fim &lt;- </text:span><text:span text:style-name="T61">false</text:span><text:span text:style-name="T60">;</text:span> <text:bookmark text:name="L_0_149"/></text:p>
            </text:section>
          </table:table-cell>
        </table:table-row>
        <table:table-row>
          <table:table-cell table:style-name="Table6.A1" office:value-type="string">
            <text:p text:style-name="P23"> 149 </text:p>
          </table:table-cell>
          <table:table-cell table:style-name="Table6.A1" office:value-type="string">
            <text:section text:style-name="Sect2" text:name="Section397">
              <text:p text:style-name="P22"><text:bookmark text:name="C_0_1491"/><text:span text:style-name="T60">    </text:span><text:span text:style-name="T61">for</text:span><text:span text:style-name="T60"> (i &lt;- </text:span><text:span text:style-name="T63">0</text:span><text:span text:style-name="T60">; !fim; i &lt;- i + </text:span><text:span text:style-name="T63">1</text:span><text:span text:style-name="T60">) {</text:span> <text:bookmark text:name="L_0_150"/></text:p>
            </text:section>
          </table:table-cell>
        </table:table-row>
        <table:table-row>
          <table:table-cell table:style-name="Table6.A1" office:value-type="string">
            <text:p text:style-name="P23"> 150 </text:p>
          </table:table-cell>
          <table:table-cell table:style-name="Table6.A1" office:value-type="string">
            <text:section text:style-name="Sect2" text:name="Section398">
              <text:p text:style-name="P22"><text:bookmark text:name="C_0_150"/><text:span text:style-name="T60">      </text:span><text:span text:style-name="T61">read</text:span><text:span text:style-name="T60">(palavra[i]);</text:span> <text:bookmark text:name="L_0_15110"/><text:bookmark text:name="L_0_1513"/></text:p>
            </text:section>
          </table:table-cell>
        </table:table-row>
        <table:table-row>
          <table:table-cell table:style-name="Table6.A1" office:value-type="string">
            <text:p text:style-name="P23"> 151 </text:p>
          </table:table-cell>
          <table:table-cell table:style-name="Table6.A1" office:value-type="string">
            <text:section text:style-name="Sect2" text:name="Section399">
              <text:p text:style-name="P22"><text:bookmark text:name="C_0_1511"/><text:span text:style-name="T60">      </text:span><text:span text:style-name="T61">if</text:span><text:span text:style-name="T60">(palavra[i] = </text:span><text:span text:style-name="T62">'</text:span><text:span text:style-name="T63">\n</text:span><text:span text:style-name="T62">'</text:span><text:span text:style-name="T60">) {</text:span> <text:bookmark text:name="L_0_1525"/><text:bookmark text:name="L_0_1524"/></text:p>
            </text:section>
          </table:table-cell>
        </table:table-row>
        <table:table-row>
          <table:table-cell table:style-name="Table6.A1" office:value-type="string">
            <text:p text:style-name="P23"> 152 </text:p>
          </table:table-cell>
          <table:table-cell table:style-name="Table6.A1" office:value-type="string">
            <text:section text:style-name="Sect2" text:name="Section400">
              <text:p text:style-name="P22"><text:bookmark text:name="C_0_1521"/><text:span text:style-name="T60">        fim &lt;- </text:span><text:span text:style-name="T61">true</text:span><text:span text:style-name="T60">;</text:span> <text:bookmark text:name="L_0_1534"/><text:bookmark text:name="L_0_1533"/></text:p>
            </text:section>
          </table:table-cell>
        </table:table-row>
        <text:soft-page-break/>
        <table:table-row>
          <table:table-cell table:style-name="Table6.A1" office:value-type="string">
            <text:p text:style-name="P23"> 153 </text:p>
          </table:table-cell>
          <table:table-cell table:style-name="Table6.A1" office:value-type="string">
            <text:section text:style-name="Sect2" text:name="Section401">
              <text:p text:style-name="P22"><text:bookmark text:name="C_0_153"/><text:span text:style-name="T60">        palavra[i] &lt;- </text:span><text:span text:style-name="T62">'</text:span><text:span text:style-name="T63">\0</text:span><text:span text:style-name="T62">'</text:span><text:span text:style-name="T60">;</text:span> <text:bookmark text:name="L_0_1544"/><text:bookmark text:name="L_0_1543"/></text:p>
            </text:section>
          </table:table-cell>
        </table:table-row>
        <table:table-row>
          <table:table-cell table:style-name="Table6.A1" office:value-type="string">
            <text:p text:style-name="P23"> 154 </text:p>
          </table:table-cell>
          <table:table-cell table:style-name="Table6.A1" office:value-type="string">
            <text:section text:style-name="Sect2" text:name="Section402">
              <text:p text:style-name="P22"><text:bookmark text:name="C_0_1541"/><text:span text:style-name="T60">      }</text:span> <text:bookmark text:name="L_0_155"/></text:p>
            </text:section>
          </table:table-cell>
        </table:table-row>
        <table:table-row>
          <table:table-cell table:style-name="Table6.A1" office:value-type="string">
            <text:p text:style-name="P23"> 155 </text:p>
          </table:table-cell>
          <table:table-cell table:style-name="Table6.A1" office:value-type="string">
            <text:section text:style-name="Sect2" text:name="Section403">
              <text:p text:style-name="P22"><text:bookmark text:name="C_0_1551"/><text:span text:style-name="T60">    }</text:span> <text:bookmark text:name="L_0_156"/></text:p>
            </text:section>
          </table:table-cell>
        </table:table-row>
        <table:table-row>
          <table:table-cell table:style-name="Table6.A1" office:value-type="string">
            <text:p text:style-name="P23"> 156 </text:p>
          </table:table-cell>
          <table:table-cell table:style-name="Table6.A1" office:value-type="string">
            <text:section text:style-name="Sect2" text:name="Section404">
              <text:p text:style-name="P22"><text:bookmark text:name="C_0_1561"/><text:span text:style-name="T60">    posic &lt;- Procura();</text:span> <text:bookmark text:name="L_0_157"/></text:p>
            </text:section>
          </table:table-cell>
        </table:table-row>
        <table:table-row>
          <table:table-cell table:style-name="Table6.A1" office:value-type="string">
            <text:p text:style-name="P23"> 157 </text:p>
          </table:table-cell>
          <table:table-cell table:style-name="Table6.A1" office:value-type="string">
            <text:section text:style-name="Sect2" text:name="Section405">
              <text:p text:style-name="P22"><text:bookmark text:name="C_0_157"/><text:span text:style-name="T60">    </text:span><text:span text:style-name="T61">if</text:span><text:span text:style-name="T60">(posic &gt; </text:span><text:span text:style-name="T63">0</text:span><text:span text:style-name="T60">) {</text:span> <text:bookmark text:name="L_0_158"/></text:p>
            </text:section>
          </table:table-cell>
        </table:table-row>
        <table:table-row>
          <table:table-cell table:style-name="Table6.A1" office:value-type="string">
            <text:p text:style-name="P23"> 158 </text:p>
          </table:table-cell>
          <table:table-cell table:style-name="Table6.A1" office:value-type="string">
            <text:section text:style-name="Sect2" text:name="Section406">
              <text:p text:style-name="P22"><text:bookmark text:name="C_0_158"/><text:span text:style-name="T60">      nocorr[posic] &lt;- nocorr[posic] + </text:span><text:span text:style-name="T63">1</text:span><text:span text:style-name="T60">;</text:span> <text:bookmark text:name="L_0_1592"/><text:bookmark text:name="L_0_1591"/></text:p>
            </text:section>
          </table:table-cell>
        </table:table-row>
        <table:table-row>
          <table:table-cell table:style-name="Table6.A1" office:value-type="string">
            <text:p text:style-name="P23"> 159 </text:p>
          </table:table-cell>
          <table:table-cell table:style-name="Table6.A1" office:value-type="string">
            <text:section text:style-name="Sect2" text:name="Section407">
              <text:p text:style-name="P22"><text:bookmark text:name="C_0_159"/><text:span text:style-name="T60">    } </text:span><text:span text:style-name="T61">else</text:span><text:span text:style-name="T60"> {</text:span> <text:bookmark text:name="L_0_1602"/><text:bookmark text:name="L_0_1601"/></text:p>
            </text:section>
          </table:table-cell>
        </table:table-row>
        <table:table-row>
          <table:table-cell table:style-name="Table6.A1" office:value-type="string">
            <text:p text:style-name="P23"> 160 </text:p>
          </table:table-cell>
          <table:table-cell table:style-name="Table6.A1" office:value-type="string">
            <text:section text:style-name="Sect2" text:name="Section408">
              <text:p text:style-name="P22"><text:bookmark text:name="C_0_160"/><text:span text:style-name="T60">      </text:span><text:span text:style-name="T61">call</text:span><text:span text:style-name="T60"> Inserir(~posic, i);</text:span> <text:bookmark text:name="L_0_16111"/><text:bookmark text:name="L_0_16110"/></text:p>
            </text:section>
          </table:table-cell>
        </table:table-row>
        <table:table-row>
          <table:table-cell table:style-name="Table6.A1" office:value-type="string">
            <text:p text:style-name="P23"> 161 </text:p>
          </table:table-cell>
          <table:table-cell table:style-name="Table6.A1" office:value-type="string">
            <text:section text:style-name="Sect2" text:name="Section409">
              <text:p text:style-name="P22"><text:bookmark text:name="C_0_1611"/><text:span text:style-name="T60">    }</text:span> <text:bookmark text:name="L_0_1624"/><text:bookmark text:name="L_0_1623"/></text:p>
            </text:section>
          </table:table-cell>
        </table:table-row>
        <table:table-row>
          <table:table-cell table:style-name="Table6.A1" office:value-type="string">
            <text:p text:style-name="P23"> 162 </text:p>
          </table:table-cell>
          <table:table-cell table:style-name="Table6.A1" office:value-type="string">
            <text:section text:style-name="Sect2" text:name="Section410">
              <text:p text:style-name="P22"><text:bookmark text:name="C_0_1621"/><text:span text:style-name="T60">    </text:span><text:span text:style-name="T61">write</text:span><text:span text:style-name="T60">(</text:span><text:span text:style-name="T62">"</text:span><text:span text:style-name="T63">\n\n</text:span><text:span text:style-name="T62">Nova palavra? (s/n): "</text:span><text:span text:style-name="T60">);</text:span> <text:bookmark text:name="L_0_1634"/><text:bookmark text:name="L_0_1633"/></text:p>
            </text:section>
          </table:table-cell>
        </table:table-row>
        <table:table-row>
          <table:table-cell table:style-name="Table6.A1" office:value-type="string">
            <text:p text:style-name="P23"> 163 </text:p>
          </table:table-cell>
          <table:table-cell table:style-name="Table6.A1" office:value-type="string">
            <text:section text:style-name="Sect2" text:name="Section411">
              <text:p text:style-name="P22"><text:bookmark text:name="C_0_163"/><text:span text:style-name="T60">    </text:span><text:span text:style-name="T61">read</text:span><text:span text:style-name="T60">(c);</text:span> <text:bookmark text:name="L_0_1644"/><text:bookmark text:name="L_0_1643"/></text:p>
            </text:section>
          </table:table-cell>
        </table:table-row>
        <table:table-row>
          <table:table-cell table:style-name="Table6.A1" office:value-type="string">
            <text:p text:style-name="P23"> 164 </text:p>
          </table:table-cell>
          <table:table-cell table:style-name="Table6.A1" office:value-type="string">
            <text:section text:style-name="Sect2" text:name="Section412">
              <text:p text:style-name="P22"><text:bookmark text:name="C_0_1641"/><text:span text:style-name="T60">  }</text:span> <text:bookmark text:name="L_0_165"/></text:p>
            </text:section>
          </table:table-cell>
        </table:table-row>
        <table:table-row>
          <table:table-cell table:style-name="Table6.A1" office:value-type="string">
            <text:p text:style-name="P23"> 165 </text:p>
          </table:table-cell>
          <table:table-cell table:style-name="Table6.A1" office:value-type="string">
            <text:section text:style-name="Sect2" text:name="Section413">
              <text:p text:style-name="P22"><text:bookmark text:name="C_0_1651"/><text:span text:style-name="T60">  </text:span><text:span text:style-name="T61">call</text:span><text:span text:style-name="T60"> ExibirTabela();</text:span> <text:bookmark text:name="L_0_166"/></text:p>
            </text:section>
          </table:table-cell>
        </table:table-row>
        <table:table-row>
          <table:table-cell table:style-name="Table6.A1" office:value-type="string">
            <text:p text:style-name="P23"> 166 </text:p>
          </table:table-cell>
          <table:table-cell table:style-name="Table6.A1" office:value-type="string">
            <text:section text:style-name="Sect2" text:name="Section414">
              <text:p text:style-name="P22"><text:bookmark text:name="C_0_1661"/><text:span text:style-name="T60"> </text:span> <text:bookmark text:name="L_0_1674"/><text:bookmark text:name="L_0_1673"/></text:p>
            </text:section>
          </table:table-cell>
        </table:table-row>
        <table:table-row>
          <table:table-cell table:style-name="Table6.A1" office:value-type="string">
            <text:p text:style-name="P23"> 167 </text:p>
          </table:table-cell>
          <table:table-cell table:style-name="Table6.A1" office:value-type="string">
            <text:section text:style-name="Sect2" text:name="Section415">
              <text:p text:style-name="P22"><text:bookmark text:name="C_0_167"/><text:span text:style-name="T60">}</text:span> <text:bookmark text:name="L_0_1684"/><text:bookmark text:name="L_0_1683"/></text:p>
            </text:section>
          </table:table-cell>
        </table:table-row>
        <table:table-row>
          <table:table-cell table:style-name="Table6.A1" office:value-type="string">
            <text:p text:style-name="P23"> 168 </text:p>
          </table:table-cell>
          <table:table-cell table:style-name="Table6.A1" office:value-type="string">
            <text:section text:style-name="Sect2" text:name="Section416">
              <text:p text:style-name="P22"><text:bookmark text:name="C_0_168"/><text:span text:style-name="T60"> </text:span> <text:bookmark text:name="L_0_1694"/><text:bookmark text:name="L_0_1693"/></text:p>
            </text:section>
          </table:table-cell>
        </table:table-row>
        <table:table-row>
          <table:table-cell table:style-name="Table6.A1" office:value-type="string">
            <text:p text:style-name="P23"> 169 </text:p>
          </table:table-cell>
          <table:table-cell table:style-name="Table6.A1" office:value-type="string">
            <text:section text:style-name="Sect2" text:name="Section417">
              <text:p text:style-name="P22"><text:bookmark text:name="C_0_169"/><text:span text:style-name="T60"> </text:span> <text:bookmark text:name="L_0_1704"/><text:bookmark text:name="L_0_1703"/></text:p>
            </text:section>
          </table:table-cell>
        </table:table-row>
        <table:table-row>
          <table:table-cell table:style-name="Table6.A1" office:value-type="string">
            <text:p text:style-name="P23"> 170 </text:p>
          </table:table-cell>
          <table:table-cell table:style-name="Table6.A1" office:value-type="string">
            <text:section text:style-name="Sect2" text:name="Section418">
              <text:p text:style-name="P22"><text:bookmark text:name="C_0_170"/><text:span text:style-name="T60">}</text:span> <text:bookmark text:name="L_0_17110"/><text:bookmark text:name="L_0_1719"/></text:p>
            </text:section>
          </table:table-cell>
        </table:table-row>
        <table:table-row>
          <table:table-cell table:style-name="Table6.A1" office:value-type="string">
            <text:p text:style-name="P23"> 171 </text:p>
          </table:table-cell>
          <table:table-cell office:value-type="string">
            <text:p text:style-name="P57"/>
          </table:table-cell>
        </table:table-row>
      </table:table>
      <text:p text:style-name="P39"><text:span text:style-name="T27"/></text:p>
      <text:list xml:id="list134220141454337" text:continue-numbering="true" text:style-name="Outline">
        <text:list-header>
          <text:h text:style-name="P52" text:outline-level="1" text:is-list-header="true"><text:bookmark-start text:name="__RefHeading___Toc6972_3116390965"/><text:span text:style-name="T27">APÊNDICE </text:span><text:span text:style-name="T28">C</text:span><text:span text:style-name="T27">: CÓDIGO-FONTE ANALISE-DE-TEXTO-</text:span><text:span text:style-name="T28">SEM-LINHAS</text:span><text:bookmark-end text:name="__RefHeading___Toc6972_3116390965"/></text:h>
        </text:list-header>
      </text:list>
      <text:p text:style-name="P39"><text:span text:style-name="T28"/></text:p>
      <table:table table:name="Table7" table:style-name="Table7">
        <table:table-column table:style-name="Table7.A"/>
        <table:table-row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3"><text:bookmark text:name="L_0_1107"/><text:bookmark text:name="L_0_1100"/> 1 </text:p>
                </table:table-cell>
                <table:table-cell table:style-name="Table8.A1" office:value-type="string">
                  <text:section text:style-name="Sect2" text:name="Section419">
                    <text:p text:style-name="P22"><text:bookmark text:name="C_0_127"/><text:span text:style-name="T60">/*  Programa para contar as ocorrencias das palavras de um texto */program AnaliseDeTextoSemLinhas {/*  Variaveis globais  */global:    char nomes[50,10], palavra[10]; int ntab, nocorr[50];       char c; logic fim;functions:/*  Funcao para procurar uma palavra na tabela de palavras  */int Procura () {local:    int i, inf, sup, med, posic, compara;       logic achou, fimteste;statements:   achou &lt;- false; inf &lt;- 1; sup &lt;- ntab;  while (!achou &amp;&amp; sup &gt;= inf) {      med &lt;- (inf + sup) / 2;     compara &lt;- 0; fimteste &lt;- false;        for (i &lt;- 0; !fimteste &amp;&amp; compara = 0; i &lt;- i+1) {              if (palavra[i] &lt; nomes[med,i])                  compara &lt;- ~1;              else if (palavra[i] &gt; nomes[med,i])                 compara &lt;- 1;               if (palavra[i] = '\0' || nomes[med,i] = '\0')                   fimteste &lt;- true;       }       if (compara = 0)            achou &lt;- true;      else if (compara &lt; 0)           sup &lt;- med - 1;     else inf &lt;- med + 1;    }   if (achou) posic &lt;- med;    else posic &lt;- ~inf; return posic;} /* Fim da funcao Procura *//*  Funcao para inserir uma palavra na tabela de palavras  */void Inserir (int posic) {local: int i, j; logic fim;statements: ntab &lt;- ntab + 1;   for (i &lt;- ntab; i &gt;= posic+1; i &lt;- i-1) {        fim &lt;- false;        for (j &lt;- 0; !fim; j &lt;- j+1) {            nomes[i,j] &lt;- nomes[i-1,j];            if (nomes[i,j] = '\0') fim &lt;- true;        }    nocorr[i] &lt;- nocorr[i-1];    }       fim &lt;- false;       for (j &lt;- 0; !fim; j &lt;- j+1) {          nomes[posic,j] &lt;- palavra[j];           if (palavra[j] = '\0') fim &lt;- true;     }   nocorr[posic] &lt;- 1;} /* Fim da funcao Inserir *//*  Funcao para escrever a tabela de palavras  */void ExibirTabela () {local:   int i; logic fim;statements:    write ("          ", "Palavra             ",                                "   Num. de ocorr.");   for (i &lt;- 1; i &lt;= 50; i &lt;- i+1) write ("-");    for (i &lt;- 1; i &lt;= ntab; i &lt;- i+1) {     write ("\n          "); fim &lt;- false;       for (j &lt;- 0; !fim; j &lt;- j+1) {            if (nomes[i,j] = '\0') fim &lt;- true;            else write (nomes[i,j]);           }       write (" | ", nocorr[i]);   }} /* Fim da funcao ExibirTabela *//*  Modulo principal  */main {local: int i, posic;       char c; logic fim;statements:   ntab &lt;- 0;  write ("Nova palavra? (s/n): ");    read (c);   while (c = 's' || c = 'S') {            write ("\nDigite a palavra: ");         fim &lt;- false;       for (i &lt;- 0; !fim; i &lt;- i+1) {              read (palavra[i]);              if (palavra[i] = '\n') {                    fim &lt;- true;                    palavra[i] &lt;- '\0';             }           }       posic &lt;- Procura ();        if (posic &gt; 0)          nocorr[posic] &lt;- nocorr[posic] + 1;     else            call Inserir (~posic, i);           write ("\n\nNova palavra? (s/n): ");            read (c);   }   call ExibirTabela ();} /* Fim da funcao main */} /* Fim do programa AnaliseDeTexto */</text:span> </text:p>
                  </text:section>
                </table:table-cell>
              </table:table-row>
            </table:table>
            <text:p text:style-name="P57"/>
          </table:table-cell>
        </table:table-row>
      </table:table>
      <text:p text:style-name="P39"><text:span text:style-name="T28"/></text:p>
      <text:list xml:id="list134219476556942" text:continue-numbering="true" text:style-name="Outline">
        <text:list-header>
          <text:h text:style-name="P52" text:outline-level="1" text:is-list-header="true"><text:bookmark-start text:name="__RefHeading___Toc6974_3116390965"/>APÊNDICE D: RESULTADO PARA ANALISE-DE-TEXT<text:span text:style-name="T77">O</text:span>-<text:span text:style-name="T79">SEM-LINHAS</text:span><text:bookmark-end text:name="__RefHeading___Toc6974_3116390965"/></text:h>
        </text:list-header>
      </text:list>
      <text:p text:style-name="P3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<text:bookmark text:name="L_0_1109"/><text:bookmark text:name="L_0_1108"/>   1 </text:p>
          </table:table-cell>
          <table:table-cell table:style-name="Table9.A1" office:value-type="string">
            <text:section text:style-name="Sect2" text:name="Section420">
              <text:p text:style-name="P22"><text:bookmark text:name="C_0_177"/><text:span text:style-name="T61">program</text:span><text:span text:style-name="T60"> AnaliseDeTextoSemLinhas {</text:span> <text:bookmark text:name="L_0_219"/><text:bookmark text:name="L_0_218"/></text:p>
            </text:section>
          </table:table-cell>
        </table:table-row>
        <table:table-row>
          <table:table-cell table:style-name="Table9.A1" office:value-type="string">
            <text:p text:style-name="P23">   2 </text:p>
          </table:table-cell>
          <table:table-cell table:style-name="Table9.A1" office:value-type="string">
            <text:section text:style-name="Sect2" text:name="Section421">
              <text:p text:style-name="P22"><text:bookmark text:name="C_0_218"/><text:span text:style-name="T60"> </text:span> <text:bookmark text:name="L_0_317"/><text:bookmark text:name="L_0_316"/></text:p>
            </text:section>
          </table:table-cell>
        </table:table-row>
        <table:table-row>
          <table:table-cell table:style-name="Table9.A1" office:value-type="string">
            <text:p text:style-name="P23">   3 </text:p>
          </table:table-cell>
          <table:table-cell table:style-name="Table9.A1" office:value-type="string">
            <text:section text:style-name="Sect2" text:name="Section422">
              <text:p text:style-name="P22"><text:bookmark text:name="C_0_316"/><text:span text:style-name="T61">global</text:span><text:span text:style-name="T60">:</text:span> <text:bookmark text:name="L_0_417"/><text:bookmark text:name="L_0_416"/></text:p>
            </text:section>
          </table:table-cell>
        </table:table-row>
        <table:table-row>
          <table:table-cell table:style-name="Table9.A1" office:value-type="string">
            <text:p text:style-name="P23">   4 </text:p>
          </table:table-cell>
          <table:table-cell table:style-name="Table9.A1" office:value-type="string">
            <text:section text:style-name="Sect2" text:name="Section423">
              <text:p text:style-name="P22"><text:bookmark text:name="C_0_415"/><text:span text:style-name="T60"> </text:span> <text:bookmark text:name="L_0_519"/><text:bookmark text:name="L_0_518"/></text:p>
            </text:section>
          </table:table-cell>
        </table:table-row>
        <table:table-row>
          <table:table-cell table:style-name="Table9.A1" office:value-type="string">
            <text:p text:style-name="P23">   5 </text:p>
          </table:table-cell>
          <table:table-cell table:style-name="Table9.A1" office:value-type="string">
            <text:section text:style-name="Sect2" text:name="Section424">
              <text:p text:style-name="P22"><text:bookmark text:name="C_0_510"/><text:span text:style-name="T61">char</text:span><text:span text:style-name="T60"> nomes[</text:span><text:span text:style-name="T63">50</text:span><text:span text:style-name="T60">, </text:span><text:span text:style-name="T63">10</text:span><text:span text:style-name="T60">];</text:span> <text:bookmark text:name="L_0_619"/><text:bookmark text:name="L_0_618"/></text:p>
            </text:section>
          </table:table-cell>
        </table:table-row>
        <table:table-row>
          <table:table-cell table:style-name="Table9.A1" office:value-type="string">
            <text:p text:style-name="P23">   6 </text:p>
          </table:table-cell>
          <table:table-cell table:style-name="Table9.A1" office:value-type="string">
            <text:section text:style-name="Sect2" text:name="Section425">
              <text:p text:style-name="P22"><text:bookmark text:name="C_0_610"/><text:span text:style-name="T61">char</text:span><text:span text:style-name="T60"> palavra[</text:span><text:span text:style-name="T63">10</text:span><text:span text:style-name="T60">];</text:span> <text:bookmark text:name="L_0_719"/><text:bookmark text:name="L_0_718"/></text:p>
            </text:section>
          </table:table-cell>
        </table:table-row>
        <table:table-row>
          <table:table-cell table:style-name="Table9.A1" office:value-type="string">
            <text:p text:style-name="P23">   7 </text:p>
          </table:table-cell>
          <table:table-cell table:style-name="Table9.A1" office:value-type="string">
            <text:section text:style-name="Sect2" text:name="Section426">
              <text:p text:style-name="P22"><text:bookmark text:name="C_0_710"/><text:span text:style-name="T61">int</text:span><text:span text:style-name="T60"> ntab;</text:span> <text:bookmark text:name="L_0_817"/><text:bookmark text:name="L_0_816"/></text:p>
            </text:section>
          </table:table-cell>
        </table:table-row>
        <table:table-row>
          <table:table-cell table:style-name="Table9.A1" office:value-type="string">
            <text:p text:style-name="P23">   8 </text:p>
          </table:table-cell>
          <table:table-cell table:style-name="Table9.A1" office:value-type="string">
            <text:section text:style-name="Sect2" text:name="Section427">
              <text:p text:style-name="P22"><text:bookmark text:name="C_0_810"/><text:span text:style-name="T61">int</text:span><text:span text:style-name="T60"> nocorr[</text:span><text:span text:style-name="T63">50</text:span><text:span text:style-name="T60">];</text:span> <text:bookmark text:name="L_0_917"/><text:bookmark text:name="L_0_916"/></text:p>
            </text:section>
          </table:table-cell>
        </table:table-row>
        <table:table-row>
          <table:table-cell table:style-name="Table9.A1" office:value-type="string">
            <text:p text:style-name="P23">   9 </text:p>
          </table:table-cell>
          <table:table-cell table:style-name="Table9.A1" office:value-type="string">
            <text:section text:style-name="Sect2" text:name="Section428">
              <text:p text:style-name="P22"><text:bookmark text:name="C_0_910"/><text:span text:style-name="T61">char</text:span><text:span text:style-name="T60"> c;</text:span> <text:bookmark text:name="L_0_1017"/><text:bookmark text:name="L_0_1016"/></text:p>
            </text:section>
          </table:table-cell>
        </table:table-row>
        <table:table-row>
          <table:table-cell table:style-name="Table9.A1" office:value-type="string">
            <text:p text:style-name="P23">  10 </text:p>
          </table:table-cell>
          <table:table-cell table:style-name="Table9.A1" office:value-type="string">
            <text:section text:style-name="Sect2" text:name="Section429">
              <text:p text:style-name="P22"><text:bookmark text:name="C_0_1010"/><text:span text:style-name="T61">logic</text:span><text:span text:style-name="T60"> fim;</text:span> <text:bookmark text:name="L_0_1119"/><text:bookmark text:name="L_0_1118"/></text:p>
            </text:section>
          </table:table-cell>
        </table:table-row>
        <table:table-row>
          <table:table-cell table:style-name="Table9.A1" office:value-type="string">
            <text:p text:style-name="P23">  11 </text:p>
          </table:table-cell>
          <table:table-cell table:style-name="Table9.A1" office:value-type="string">
            <text:section text:style-name="Sect2" text:name="Section430">
              <text:p text:style-name="P22"><text:bookmark text:name="C_0_1110"/><text:span text:style-name="T60"> </text:span> <text:bookmark text:name="L_0_1218"/><text:bookmark text:name="L_0_1217"/></text:p>
            </text:section>
          </table:table-cell>
        </table:table-row>
        <table:table-row>
          <table:table-cell table:style-name="Table9.A1" office:value-type="string">
            <text:p text:style-name="P23">  12 </text:p>
          </table:table-cell>
          <table:table-cell table:style-name="Table9.A1" office:value-type="string">
            <text:section text:style-name="Sect2" text:name="Section431">
              <text:p text:style-name="P22"><text:bookmark text:name="C_0_1214"/><text:span text:style-name="T60"> </text:span> <text:bookmark text:name="L_0_1315"/><text:bookmark text:name="L_0_1310"/></text:p>
            </text:section>
          </table:table-cell>
        </table:table-row>
        <table:table-row>
          <table:table-cell table:style-name="Table9.A1" office:value-type="string">
            <text:p text:style-name="P23">  13 </text:p>
          </table:table-cell>
          <table:table-cell table:style-name="Table9.A1" office:value-type="string">
            <text:section text:style-name="Sect2" text:name="Section432">
              <text:p text:style-name="P22"><text:bookmark text:name="C_0_1311"/><text:span text:style-name="T61">functions</text:span><text:span text:style-name="T60">:</text:span> <text:bookmark text:name="L_0_1415"/><text:bookmark text:name="L_0_1410"/></text:p>
            </text:section>
          </table:table-cell>
        </table:table-row>
        <table:table-row>
          <table:table-cell table:style-name="Table9.A1" office:value-type="string">
            <text:p text:style-name="P23">  14 </text:p>
          </table:table-cell>
          <table:table-cell table:style-name="Table9.A1" office:value-type="string">
            <text:section text:style-name="Sect2" text:name="Section433">
              <text:p text:style-name="P22"><text:bookmark text:name="C_0_1410"/><text:span text:style-name="T60"> </text:span> <text:bookmark text:name="L_0_1526"/><text:bookmark text:name="L_0_1510"/></text:p>
            </text:section>
          </table:table-cell>
        </table:table-row>
        <table:table-row>
          <table:table-cell table:style-name="Table9.A1" office:value-type="string">
            <text:p text:style-name="P23">  15 </text:p>
          </table:table-cell>
          <table:table-cell table:style-name="Table9.A1" office:value-type="string">
            <text:section text:style-name="Sect2" text:name="Section434">
              <text:p text:style-name="P22"><text:bookmark text:name="C_0_1510"/><text:span text:style-name="T61">int</text:span><text:span text:style-name="T60"> Procura() {</text:span> <text:bookmark text:name="L_0_1625"/><text:bookmark text:name="L_0_1610"/></text:p>
            </text:section>
          </table:table-cell>
        </table:table-row>
        <table:table-row>
          <table:table-cell table:style-name="Table9.A1" office:value-type="string">
            <text:p text:style-name="P23">  16 </text:p>
          </table:table-cell>
          <table:table-cell table:style-name="Table9.A1" office:value-type="string">
            <text:section text:style-name="Sect2" text:name="Section435">
              <text:p text:style-name="P22"><text:bookmark text:name="C_0_1610"/><text:span text:style-name="T60"> </text:span> <text:bookmark text:name="L_0_1723"/><text:bookmark text:name="L_0_1720"/></text:p>
            </text:section>
          </table:table-cell>
        </table:table-row>
        <table:table-row>
          <table:table-cell table:style-name="Table9.A1" office:value-type="string">
            <text:p text:style-name="P23">  17 </text:p>
          </table:table-cell>
          <table:table-cell table:style-name="Table9.A1" office:value-type="string">
            <text:section text:style-name="Sect2" text:name="Section436">
              <text:p text:style-name="P22"><text:bookmark text:name="C_0_178"/><text:span text:style-name="T60">  </text:span><text:span text:style-name="T61">local</text:span><text:span text:style-name="T60">:</text:span> <text:bookmark text:name="L_0_1818"/><text:bookmark text:name="L_0_1817"/></text:p>
            </text:section>
          </table:table-cell>
        </table:table-row>
        <table:table-row>
          <table:table-cell table:style-name="Table9.A1" office:value-type="string">
            <text:p text:style-name="P23">  18 </text:p>
          </table:table-cell>
          <table:table-cell table:style-name="Table9.A1" office:value-type="string">
            <text:section text:style-name="Sect2" text:name="Section437">
              <text:p text:style-name="P22"><text:bookmark text:name="C_0_182"/><text:span text:style-name="T60"> </text:span> <text:bookmark text:name="L_0_1917"/><text:bookmark text:name="L_0_1916"/></text:p>
            </text:section>
          </table:table-cell>
        </table:table-row>
        <table:table-row>
          <table:table-cell table:style-name="Table9.A1" office:value-type="string">
            <text:p text:style-name="P23">  19 </text:p>
          </table:table-cell>
          <table:table-cell table:style-name="Table9.A1" office:value-type="string">
            <text:section text:style-name="Sect2" text:name="Section438">
              <text:p text:style-name="P22"><text:bookmark text:name="C_0_192"/><text:span text:style-name="T60">  </text:span><text:span text:style-name="T61">int</text:span><text:span text:style-name="T60"> i;</text:span> <text:bookmark text:name="L_0_206"/><text:bookmark text:name="L_0_205"/></text:p>
            </text:section>
          </table:table-cell>
        </table:table-row>
        <table:table-row>
          <table:table-cell table:style-name="Table9.A1" office:value-type="string">
            <text:p text:style-name="P23">  20 </text:p>
          </table:table-cell>
          <table:table-cell table:style-name="Table9.A1" office:value-type="string">
            <text:section text:style-name="Sect2" text:name="Section439">
              <text:p text:style-name="P22"><text:bookmark text:name="C_0_202"/><text:span text:style-name="T60">  </text:span><text:span text:style-name="T61">int</text:span><text:span text:style-name="T60"> inf;</text:span> <text:bookmark text:name="L_0_2111"/><text:bookmark text:name="L_0_2110"/></text:p>
            </text:section>
          </table:table-cell>
        </table:table-row>
        <table:table-row>
          <table:table-cell table:style-name="Table9.A1" office:value-type="string">
            <text:p text:style-name="P23">  21 </text:p>
          </table:table-cell>
          <table:table-cell table:style-name="Table9.A1" office:value-type="string">
            <text:section text:style-name="Sect2" text:name="Section440">
              <text:p text:style-name="P22"><text:bookmark text:name="C_0_219"/><text:span text:style-name="T60">  </text:span><text:span text:style-name="T61">int</text:span><text:span text:style-name="T60"> sup;</text:span> <text:bookmark text:name="L_0_226"/><text:bookmark text:name="L_0_225"/></text:p>
            </text:section>
          </table:table-cell>
        </table:table-row>
        <table:table-row>
          <table:table-cell table:style-name="Table9.A1" office:value-type="string">
            <text:p text:style-name="P23">  22 </text:p>
          </table:table-cell>
          <table:table-cell table:style-name="Table9.A1" office:value-type="string">
            <text:section text:style-name="Sect2" text:name="Section441">
              <text:p text:style-name="P22"><text:bookmark text:name="C_0_223"/><text:span text:style-name="T60">  </text:span><text:span text:style-name="T61">int</text:span><text:span text:style-name="T60"> med;</text:span> <text:bookmark text:name="L_0_2316"/><text:bookmark text:name="L_0_2315"/></text:p>
            </text:section>
          </table:table-cell>
        </table:table-row>
        <table:table-row>
          <table:table-cell table:style-name="Table9.A1" office:value-type="string">
            <text:p text:style-name="P23">  23 </text:p>
          </table:table-cell>
          <table:table-cell table:style-name="Table9.A1" office:value-type="string">
            <text:section text:style-name="Sect2" text:name="Section442">
              <text:p text:style-name="P22"><text:bookmark text:name="C_0_232"/><text:span text:style-name="T60">  </text:span><text:span text:style-name="T61">int</text:span><text:span text:style-name="T60"> posic;</text:span> <text:bookmark text:name="L_0_246"/><text:bookmark text:name="L_0_245"/></text:p>
            </text:section>
          </table:table-cell>
        </table:table-row>
        <table:table-row>
          <table:table-cell table:style-name="Table9.A1" office:value-type="string">
            <text:p text:style-name="P23">  24 </text:p>
          </table:table-cell>
          <table:table-cell table:style-name="Table9.A1" office:value-type="string">
            <text:section text:style-name="Sect2" text:name="Section443">
              <text:p text:style-name="P22"><text:bookmark text:name="C_0_242"/><text:span text:style-name="T60">  </text:span><text:span text:style-name="T61">int</text:span><text:span text:style-name="T60"> compara;</text:span> <text:bookmark text:name="L_0_256"/><text:bookmark text:name="L_0_255"/></text:p>
            </text:section>
          </table:table-cell>
        </table:table-row>
        <table:table-row>
          <table:table-cell table:style-name="Table9.A1" office:value-type="string">
            <text:p text:style-name="P23">  25 </text:p>
          </table:table-cell>
          <table:table-cell table:style-name="Table9.A1" office:value-type="string">
            <text:section text:style-name="Sect2" text:name="Section444">
              <text:p text:style-name="P22"><text:bookmark text:name="C_0_252"/><text:span text:style-name="T60">  </text:span><text:span text:style-name="T61">logic</text:span><text:span text:style-name="T60"> achou;</text:span> <text:bookmark text:name="L_0_266"/><text:bookmark text:name="L_0_265"/></text:p>
            </text:section>
          </table:table-cell>
        </table:table-row>
        <table:table-row>
          <table:table-cell table:style-name="Table9.A1" office:value-type="string">
            <text:p text:style-name="P23">  26 </text:p>
          </table:table-cell>
          <table:table-cell table:style-name="Table9.A1" office:value-type="string">
            <text:section text:style-name="Sect2" text:name="Section445">
              <text:p text:style-name="P22"><text:bookmark text:name="C_0_262"/><text:span text:style-name="T60">  </text:span><text:span text:style-name="T61">logic</text:span><text:span text:style-name="T60"> fimteste;</text:span> <text:bookmark text:name="L_0_276"/><text:bookmark text:name="L_0_275"/></text:p>
            </text:section>
          </table:table-cell>
        </table:table-row>
        <table:table-row>
          <table:table-cell table:style-name="Table9.A1" office:value-type="string">
            <text:p text:style-name="P23">  27 </text:p>
          </table:table-cell>
          <table:table-cell table:style-name="Table9.A1" office:value-type="string">
            <text:section text:style-name="Sect2" text:name="Section446">
              <text:p text:style-name="P22"><text:bookmark text:name="C_0_272"/><text:span text:style-name="T60"> </text:span> <text:bookmark text:name="L_0_286"/><text:bookmark text:name="L_0_285"/></text:p>
            </text:section>
          </table:table-cell>
        </table:table-row>
        <table:table-row>
          <table:table-cell table:style-name="Table9.A1" office:value-type="string">
            <text:p text:style-name="P23">  28 </text:p>
          </table:table-cell>
          <table:table-cell table:style-name="Table9.A1" office:value-type="string">
            <text:section text:style-name="Sect2" text:name="Section447">
              <text:p text:style-name="P22"><text:bookmark text:name="C_0_282"/><text:span text:style-name="T60"> </text:span> <text:bookmark text:name="L_0_296"/><text:bookmark text:name="L_0_295"/></text:p>
            </text:section>
          </table:table-cell>
        </table:table-row>
        <table:table-row>
          <table:table-cell table:style-name="Table9.A1" office:value-type="string">
            <text:p text:style-name="P23">  29 </text:p>
          </table:table-cell>
          <table:table-cell table:style-name="Table9.A1" office:value-type="string">
            <text:section text:style-name="Sect2" text:name="Section448">
              <text:p text:style-name="P22"><text:bookmark text:name="C_0_292"/><text:span text:style-name="T60">  </text:span><text:span text:style-name="T61">statements</text:span><text:span text:style-name="T60">:</text:span> <text:bookmark text:name="L_0_306"/><text:bookmark text:name="L_0_305"/></text:p>
            </text:section>
          </table:table-cell>
        </table:table-row>
        <table:table-row>
          <table:table-cell table:style-name="Table9.A1" office:value-type="string">
            <text:p text:style-name="P23">  30 </text:p>
          </table:table-cell>
          <table:table-cell table:style-name="Table9.A1" office:value-type="string">
            <text:section text:style-name="Sect2" text:name="Section449">
              <text:p text:style-name="P22"><text:bookmark text:name="C_0_302"/><text:span text:style-name="T60"> </text:span> <text:bookmark text:name="L_0_319"/><text:bookmark text:name="L_0_318"/></text:p>
            </text:section>
          </table:table-cell>
        </table:table-row>
        <table:table-row>
          <table:table-cell table:style-name="Table9.A1" office:value-type="string">
            <text:p text:style-name="P23">  31 </text:p>
          </table:table-cell>
          <table:table-cell table:style-name="Table9.A1" office:value-type="string">
            <text:section text:style-name="Sect2" text:name="Section450">
              <text:p text:style-name="P22"><text:bookmark text:name="C_0_317"/><text:span text:style-name="T60">  achou &lt;- </text:span><text:span text:style-name="T61">false</text:span><text:span text:style-name="T60">;</text:span> <text:bookmark text:name="L_0_3210"/><text:bookmark text:name="L_0_326"/></text:p>
            </text:section>
          </table:table-cell>
        </table:table-row>
        <table:table-row>
          <table:table-cell table:style-name="Table9.A1" office:value-type="string">
            <text:p text:style-name="P23">  32 </text:p>
          </table:table-cell>
          <table:table-cell table:style-name="Table9.A1" office:value-type="string">
            <text:section text:style-name="Sect2" text:name="Section451">
              <text:p text:style-name="P22"><text:bookmark text:name="C_0_324"/><text:span text:style-name="T60">  inf &lt;- </text:span><text:span text:style-name="T63">1</text:span><text:span text:style-name="T60">;</text:span> <text:bookmark text:name="L_0_3313"/><text:bookmark text:name="L_0_3312"/></text:p>
            </text:section>
          </table:table-cell>
        </table:table-row>
        <table:table-row>
          <table:table-cell table:style-name="Table9.A1" office:value-type="string">
            <text:p text:style-name="P23">  33 </text:p>
          </table:table-cell>
          <table:table-cell table:style-name="Table9.A1" office:value-type="string">
            <text:section text:style-name="Sect2" text:name="Section452">
              <text:p text:style-name="P22"><text:bookmark text:name="C_0_334"/><text:span text:style-name="T60">  sup &lt;- ntab;</text:span> <text:bookmark text:name="L_0_3411"/><text:bookmark text:name="L_0_3410"/></text:p>
            </text:section>
          </table:table-cell>
        </table:table-row>
        <table:table-row>
          <table:table-cell table:style-name="Table9.A1" office:value-type="string">
            <text:p text:style-name="P23">  34 </text:p>
          </table:table-cell>
          <table:table-cell table:style-name="Table9.A1" office:value-type="string">
            <text:section text:style-name="Sect2" text:name="Section453">
              <text:p text:style-name="P22"><text:bookmark text:name="C_0_341"/><text:span text:style-name="T60">  </text:span><text:span text:style-name="T61">while</text:span><text:span text:style-name="T60">(!achou &amp;&amp; sup &gt;= inf) {</text:span> <text:bookmark text:name="L_0_358"/><text:bookmark text:name="L_0_357"/></text:p>
            </text:section>
          </table:table-cell>
        </table:table-row>
        <table:table-row>
          <table:table-cell table:style-name="Table9.A1" office:value-type="string">
            <text:p text:style-name="P23">  35 </text:p>
          </table:table-cell>
          <table:table-cell table:style-name="Table9.A1" office:value-type="string">
            <text:section text:style-name="Sect2" text:name="Section454">
              <text:p text:style-name="P22"><text:bookmark text:name="C_0_353"/><text:span text:style-name="T60">    med &lt;- (inf + sup) / </text:span><text:span text:style-name="T63">2</text:span><text:span text:style-name="T60">;</text:span> <text:bookmark text:name="L_0_368"/><text:bookmark text:name="L_0_367"/></text:p>
            </text:section>
          </table:table-cell>
        </table:table-row>
        <table:table-row>
          <table:table-cell table:style-name="Table9.A1" office:value-type="string">
            <text:p text:style-name="P23">  36 </text:p>
          </table:table-cell>
          <table:table-cell table:style-name="Table9.A1" office:value-type="string">
            <text:section text:style-name="Sect2" text:name="Section455">
              <text:p text:style-name="P22"><text:bookmark text:name="C_0_363"/><text:span text:style-name="T60">    compara &lt;- </text:span><text:span text:style-name="T63">0</text:span><text:span text:style-name="T60">;</text:span> <text:bookmark text:name="L_0_378"/><text:bookmark text:name="L_0_377"/></text:p>
            </text:section>
          </table:table-cell>
        </table:table-row>
        <table:table-row>
          <table:table-cell table:style-name="Table9.A1" office:value-type="string">
            <text:p text:style-name="P23">  37 </text:p>
          </table:table-cell>
          <table:table-cell table:style-name="Table9.A1" office:value-type="string">
            <text:section text:style-name="Sect2" text:name="Section456">
              <text:p text:style-name="P22"><text:bookmark text:name="C_0_373"/><text:span text:style-name="T60">    fimteste &lt;- </text:span><text:span text:style-name="T61">false</text:span><text:span text:style-name="T60">;</text:span> <text:bookmark text:name="L_0_388"/><text:bookmark text:name="L_0_387"/></text:p>
            </text:section>
          </table:table-cell>
        </table:table-row>
        <table:table-row>
          <table:table-cell table:style-name="Table9.A1" office:value-type="string">
            <text:p text:style-name="P23">  38 </text:p>
          </table:table-cell>
          <table:table-cell table:style-name="Table9.A1" office:value-type="string">
            <text:section text:style-name="Sect2" text:name="Section457">
              <text:p text:style-name="P22"><text:bookmark text:name="C_0_383"/><text:span text:style-name="T60">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 + </text:span><text:span text:style-name="T63">1</text:span><text:span text:style-name="T60">) {</text:span> <text:bookmark text:name="L_0_398"/><text:bookmark text:name="L_0_397"/></text:p>
            </text:section>
          </table:table-cell>
        </table:table-row>
        <table:table-row>
          <table:table-cell table:style-name="Table9.A1" office:value-type="string">
            <text:p text:style-name="P23">  39 </text:p>
          </table:table-cell>
          <table:table-cell table:style-name="Table9.A1" office:value-type="string">
            <text:section text:style-name="Sect2" text:name="Section458">
              <text:p text:style-name="P22"><text:bookmark text:name="C_0_393"/><text:span text:style-name="T60">      </text:span><text:span text:style-name="T61">if</text:span><text:span text:style-name="T60">(palavra[i] &lt; nomes[med, i]) {</text:span> <text:bookmark text:name="L_0_408"/><text:bookmark text:name="L_0_407"/></text:p>
            </text:section>
          </table:table-cell>
        </table:table-row>
        <table:table-row>
          <table:table-cell table:style-name="Table9.A1" office:value-type="string">
            <text:p text:style-name="P23">  40 </text:p>
          </table:table-cell>
          <table:table-cell table:style-name="Table9.A1" office:value-type="string">
            <text:section text:style-name="Sect2" text:name="Section459">
              <text:p text:style-name="P22"><text:bookmark text:name="C_0_403"/><text:span text:style-name="T60">        compara &lt;- ~</text:span><text:span text:style-name="T63">1</text:span><text:span text:style-name="T60">;</text:span> <text:bookmark text:name="L_0_419"/><text:bookmark text:name="L_0_418"/></text:p>
            </text:section>
          </table:table-cell>
        </table:table-row>
        <table:table-row>
          <table:table-cell table:style-name="Table9.A1" office:value-type="string">
            <text:p text:style-name="P23">  41 </text:p>
          </table:table-cell>
          <table:table-cell table:style-name="Table9.A1" office:value-type="string">
            <text:section text:style-name="Sect2" text:name="Section460">
              <text:p text:style-name="P22"><text:bookmark text:name="C_0_416"/><text:span text:style-name="T60">      } </text:span><text:span text:style-name="T61">else</text:span><text:span text:style-name="T60"> {</text:span> <text:bookmark text:name="L_0_426"/><text:bookmark text:name="L_0_425"/></text:p>
            </text:section>
          </table:table-cell>
        </table:table-row>
        <table:table-row>
          <table:table-cell table:style-name="Table9.A1" office:value-type="string">
            <text:p text:style-name="P23">  42 </text:p>
          </table:table-cell>
          <table:table-cell table:style-name="Table9.A1" office:value-type="string">
            <text:section text:style-name="Sect2" text:name="Section461">
              <text:p text:style-name="P22"><text:bookmark text:name="C_0_423"/><text:span text:style-name="T60">        </text:span><text:span text:style-name="T61">if</text:span><text:span text:style-name="T60">(palavra[i] &gt; nomes[med, i]) {</text:span> <text:bookmark text:name="L_0_4313"/><text:bookmark text:name="L_0_4312"/></text:p>
            </text:section>
          </table:table-cell>
        </table:table-row>
        <table:table-row>
          <table:table-cell table:style-name="Table9.A1" office:value-type="string">
            <text:p text:style-name="P23">  43 </text:p>
          </table:table-cell>
          <table:table-cell table:style-name="Table9.A1" office:value-type="string">
            <text:section text:style-name="Sect2" text:name="Section462">
              <text:p text:style-name="P22"><text:bookmark text:name="C_0_433"/><text:span text:style-name="T60">          compara &lt;- </text:span><text:span text:style-name="T63">1</text:span><text:span text:style-name="T60">;</text:span> <text:bookmark text:name="L_0_448"/><text:bookmark text:name="L_0_447"/></text:p>
            </text:section>
          </table:table-cell>
        </table:table-row>
        <table:table-row>
          <table:table-cell table:style-name="Table9.A1" office:value-type="string">
            <text:p text:style-name="P23">  44 </text:p>
          </table:table-cell>
          <table:table-cell table:style-name="Table9.A1" office:value-type="string">
            <text:section text:style-name="Sect2" text:name="Section463">
              <text:p text:style-name="P22"><text:bookmark text:name="C_0_441"/><text:span text:style-name="T60">        }</text:span> <text:bookmark text:name="L_0_456"/><text:bookmark text:name="L_0_455"/></text:p>
            </text:section>
          </table:table-cell>
        </table:table-row>
        <table:table-row>
          <table:table-cell table:style-name="Table9.A1" office:value-type="string">
            <text:p text:style-name="P23">  45 </text:p>
          </table:table-cell>
          <table:table-cell table:style-name="Table9.A1" office:value-type="string">
            <text:section text:style-name="Sect2" text:name="Section464">
              <text:p text:style-name="P22"><text:bookmark text:name="C_0_452"/><text:span text:style-name="T60">      }</text:span> <text:bookmark text:name="L_0_466"/><text:bookmark text:name="L_0_465"/></text:p>
            </text:section>
          </table:table-cell>
        </table:table-row>
        <table:table-row>
          <table:table-cell table:style-name="Table9.A1" office:value-type="string">
            <text:p text:style-name="P23">  46 </text:p>
          </table:table-cell>
          <table:table-cell table:style-name="Table9.A1" office:value-type="string">
            <text:section text:style-name="Sect2" text:name="Section465">
              <text:p text:style-name="P22"><text:bookmark text:name="C_0_462"/><text:span text:style-name="T60">      </text:span><text:span text:style-name="T61">if</text:span><text:span text:style-name="T60">(palavra[i] = </text:span><text:span text:style-name="T62">'</text:span><text:span text:style-name="T63">\0</text:span><text:span text:style-name="T62">'</text:span><text:span text:style-name="T60"> || nomes[med, i] = </text:span><text:span text:style-name="T62">'</text:span><text:span text:style-name="T63">\0</text:span><text:span text:style-name="T62">'</text:span><text:span text:style-name="T60">) {</text:span> <text:bookmark text:name="L_0_476"/><text:bookmark text:name="L_0_475"/></text:p>
            </text:section>
          </table:table-cell>
        </table:table-row>
        <text:soft-page-break/>
        <table:table-row>
          <table:table-cell table:style-name="Table9.A1" office:value-type="string">
            <text:p text:style-name="P23">  47 </text:p>
          </table:table-cell>
          <table:table-cell table:style-name="Table9.A1" office:value-type="string">
            <text:section text:style-name="Sect2" text:name="Section466">
              <text:p text:style-name="P22"><text:bookmark text:name="C_0_472"/><text:span text:style-name="T60">        fimteste &lt;- </text:span><text:span text:style-name="T61">true</text:span><text:span text:style-name="T60">;</text:span> <text:bookmark text:name="L_0_486"/><text:bookmark text:name="L_0_485"/></text:p>
            </text:section>
          </table:table-cell>
        </table:table-row>
        <table:table-row>
          <table:table-cell table:style-name="Table9.A1" office:value-type="string">
            <text:p text:style-name="P23">  48 </text:p>
          </table:table-cell>
          <table:table-cell table:style-name="Table9.A1" office:value-type="string">
            <text:section text:style-name="Sect2" text:name="Section467">
              <text:p text:style-name="P22"><text:bookmark text:name="C_0_482"/><text:span text:style-name="T60">      }</text:span> <text:bookmark text:name="L_0_496"/><text:bookmark text:name="L_0_495"/></text:p>
            </text:section>
          </table:table-cell>
        </table:table-row>
        <table:table-row>
          <table:table-cell table:style-name="Table9.A1" office:value-type="string">
            <text:p text:style-name="P23">  49 </text:p>
          </table:table-cell>
          <table:table-cell table:style-name="Table9.A1" office:value-type="string">
            <text:section text:style-name="Sect2" text:name="Section468">
              <text:p text:style-name="P22"><text:bookmark text:name="C_0_492"/><text:span text:style-name="T60">    }</text:span> <text:bookmark text:name="L_0_506"/><text:bookmark text:name="L_0_505"/></text:p>
            </text:section>
          </table:table-cell>
        </table:table-row>
        <table:table-row>
          <table:table-cell table:style-name="Table9.A1" office:value-type="string">
            <text:p text:style-name="P23">  50 </text:p>
          </table:table-cell>
          <table:table-cell table:style-name="Table9.A1" office:value-type="string">
            <text:section text:style-name="Sect2" text:name="Section469">
              <text:p text:style-name="P22"><text:bookmark text:name="C_0_502"/><text:span text:style-name="T60">    </text:span><text:span text:style-name="T61">if</text:span><text:span text:style-name="T60">(compara = </text:span><text:span text:style-name="T63">0</text:span><text:span text:style-name="T60">) {</text:span> <text:bookmark text:name="L_0_5111"/><text:bookmark text:name="L_0_5110"/></text:p>
            </text:section>
          </table:table-cell>
        </table:table-row>
        <table:table-row>
          <table:table-cell table:style-name="Table9.A1" office:value-type="string">
            <text:p text:style-name="P23">  51 </text:p>
          </table:table-cell>
          <table:table-cell table:style-name="Table9.A1" office:value-type="string">
            <text:section text:style-name="Sect2" text:name="Section470">
              <text:p text:style-name="P22"><text:bookmark text:name="C_0_516"/><text:span text:style-name="T60">      achou &lt;- </text:span><text:span text:style-name="T61">true</text:span><text:span text:style-name="T60">;</text:span> <text:bookmark text:name="L_0_5212"/><text:bookmark text:name="L_0_5211"/></text:p>
            </text:section>
          </table:table-cell>
        </table:table-row>
        <table:table-row>
          <table:table-cell table:style-name="Table9.A1" office:value-type="string">
            <text:p text:style-name="P23">  52 </text:p>
          </table:table-cell>
          <table:table-cell table:style-name="Table9.A1" office:value-type="string">
            <text:section text:style-name="Sect2" text:name="Section471">
              <text:p text:style-name="P22"><text:bookmark text:name="C_0_523"/><text:span text:style-name="T60">    } </text:span><text:span text:style-name="T61">else</text:span><text:span text:style-name="T60"> {</text:span> <text:bookmark text:name="L_0_539"/><text:bookmark text:name="L_0_538"/></text:p>
            </text:section>
          </table:table-cell>
        </table:table-row>
        <table:table-row>
          <table:table-cell table:style-name="Table9.A1" office:value-type="string">
            <text:p text:style-name="P23">  53 </text:p>
          </table:table-cell>
          <table:table-cell table:style-name="Table9.A1" office:value-type="string">
            <text:section text:style-name="Sect2" text:name="Section472">
              <text:p text:style-name="P22"><text:bookmark text:name="C_0_531"/><text:span text:style-name="T60">      </text:span><text:span text:style-name="T61">if</text:span><text:span text:style-name="T60">(compara &lt; </text:span><text:span text:style-name="T63">0</text:span><text:span text:style-name="T60">) {</text:span> <text:bookmark text:name="L_0_546"/><text:bookmark text:name="L_0_545"/></text:p>
            </text:section>
          </table:table-cell>
        </table:table-row>
        <table:table-row>
          <table:table-cell table:style-name="Table9.A1" office:value-type="string">
            <text:p text:style-name="P23">  54 </text:p>
          </table:table-cell>
          <table:table-cell table:style-name="Table9.A1" office:value-type="string">
            <text:section text:style-name="Sect2" text:name="Section473">
              <text:p text:style-name="P22"><text:bookmark text:name="C_0_542"/><text:span text:style-name="T60">        sup &lt;- med - </text:span><text:span text:style-name="T63">1</text:span><text:span text:style-name="T60">;</text:span> <text:bookmark text:name="L_0_556"/><text:bookmark text:name="L_0_555"/></text:p>
            </text:section>
          </table:table-cell>
        </table:table-row>
        <table:table-row>
          <table:table-cell table:style-name="Table9.A1" office:value-type="string">
            <text:p text:style-name="P23">  55 </text:p>
          </table:table-cell>
          <table:table-cell table:style-name="Table9.A1" office:value-type="string">
            <text:section text:style-name="Sect2" text:name="Section474">
              <text:p text:style-name="P22"><text:bookmark text:name="C_0_552"/><text:span text:style-name="T60">      } </text:span><text:span text:style-name="T61">else</text:span><text:span text:style-name="T60"> {</text:span> <text:bookmark text:name="L_0_566"/><text:bookmark text:name="L_0_565"/></text:p>
            </text:section>
          </table:table-cell>
        </table:table-row>
        <table:table-row>
          <table:table-cell table:style-name="Table9.A1" office:value-type="string">
            <text:p text:style-name="P23">  56 </text:p>
          </table:table-cell>
          <table:table-cell table:style-name="Table9.A1" office:value-type="string">
            <text:section text:style-name="Sect2" text:name="Section475">
              <text:p text:style-name="P22"><text:bookmark text:name="C_0_562"/><text:span text:style-name="T60">        inf &lt;- med + </text:span><text:span text:style-name="T63">1</text:span><text:span text:style-name="T60">;</text:span> <text:bookmark text:name="L_0_576"/><text:bookmark text:name="L_0_575"/></text:p>
            </text:section>
          </table:table-cell>
        </table:table-row>
        <table:table-row>
          <table:table-cell table:style-name="Table9.A1" office:value-type="string">
            <text:p text:style-name="P23">  57 </text:p>
          </table:table-cell>
          <table:table-cell table:style-name="Table9.A1" office:value-type="string">
            <text:section text:style-name="Sect2" text:name="Section476">
              <text:p text:style-name="P22"><text:bookmark text:name="C_0_572"/><text:span text:style-name="T60">      }</text:span> <text:bookmark text:name="L_0_586"/><text:bookmark text:name="L_0_585"/></text:p>
            </text:section>
          </table:table-cell>
        </table:table-row>
        <table:table-row>
          <table:table-cell table:style-name="Table9.A1" office:value-type="string">
            <text:p text:style-name="P23">  58 </text:p>
          </table:table-cell>
          <table:table-cell table:style-name="Table9.A1" office:value-type="string">
            <text:section text:style-name="Sect2" text:name="Section477">
              <text:p text:style-name="P22"><text:bookmark text:name="C_0_582"/><text:span text:style-name="T60">    }</text:span> <text:bookmark text:name="L_0_596"/><text:bookmark text:name="L_0_595"/></text:p>
            </text:section>
          </table:table-cell>
        </table:table-row>
        <table:table-row>
          <table:table-cell table:style-name="Table9.A1" office:value-type="string">
            <text:p text:style-name="P23">  59 </text:p>
          </table:table-cell>
          <table:table-cell table:style-name="Table9.A1" office:value-type="string">
            <text:section text:style-name="Sect2" text:name="Section478">
              <text:p text:style-name="P22"><text:bookmark text:name="C_0_592"/><text:span text:style-name="T60">  }</text:span> <text:bookmark text:name="L_0_606"/><text:bookmark text:name="L_0_605"/></text:p>
            </text:section>
          </table:table-cell>
        </table:table-row>
        <table:table-row>
          <table:table-cell table:style-name="Table9.A1" office:value-type="string">
            <text:p text:style-name="P23">  60 </text:p>
          </table:table-cell>
          <table:table-cell table:style-name="Table9.A1" office:value-type="string">
            <text:section text:style-name="Sect2" text:name="Section479">
              <text:p text:style-name="P22"><text:bookmark text:name="C_0_602"/><text:span text:style-name="T60">  </text:span><text:span text:style-name="T61">if</text:span><text:span text:style-name="T60">(achou) {</text:span> <text:bookmark text:name="L_0_6111"/><text:bookmark text:name="L_0_6110"/></text:p>
            </text:section>
          </table:table-cell>
        </table:table-row>
        <table:table-row>
          <table:table-cell table:style-name="Table9.A1" office:value-type="string">
            <text:p text:style-name="P23">  61 </text:p>
          </table:table-cell>
          <table:table-cell table:style-name="Table9.A1" office:value-type="string">
            <text:section text:style-name="Sect2" text:name="Section480">
              <text:p text:style-name="P22"><text:bookmark text:name="C_0_616"/><text:span text:style-name="T60">    posic &lt;- med;</text:span> <text:bookmark text:name="L_0_6212"/><text:bookmark text:name="L_0_6211"/></text:p>
            </text:section>
          </table:table-cell>
        </table:table-row>
        <table:table-row>
          <table:table-cell table:style-name="Table9.A1" office:value-type="string">
            <text:p text:style-name="P23">  62 </text:p>
          </table:table-cell>
          <table:table-cell table:style-name="Table9.A1" office:value-type="string">
            <text:section text:style-name="Sect2" text:name="Section481">
              <text:p text:style-name="P22"><text:bookmark text:name="C_0_623"/><text:span text:style-name="T60">  } </text:span><text:span text:style-name="T61">else</text:span><text:span text:style-name="T60"> {</text:span> <text:bookmark text:name="L_0_639"/><text:bookmark text:name="L_0_638"/></text:p>
            </text:section>
          </table:table-cell>
        </table:table-row>
        <table:table-row>
          <table:table-cell table:style-name="Table9.A1" office:value-type="string">
            <text:p text:style-name="P23">  63 </text:p>
          </table:table-cell>
          <table:table-cell table:style-name="Table9.A1" office:value-type="string">
            <text:section text:style-name="Sect2" text:name="Section482">
              <text:p text:style-name="P22"><text:bookmark text:name="C_0_631"/><text:span text:style-name="T60">    posic &lt;- ~inf;</text:span> <text:bookmark text:name="L_0_646"/><text:bookmark text:name="L_0_645"/></text:p>
            </text:section>
          </table:table-cell>
        </table:table-row>
        <table:table-row>
          <table:table-cell table:style-name="Table9.A1" office:value-type="string">
            <text:p text:style-name="P23">  64 </text:p>
          </table:table-cell>
          <table:table-cell table:style-name="Table9.A1" office:value-type="string">
            <text:section text:style-name="Sect2" text:name="Section483">
              <text:p text:style-name="P22"><text:bookmark text:name="C_0_642"/><text:span text:style-name="T60">  }</text:span> <text:bookmark text:name="L_0_656"/><text:bookmark text:name="L_0_655"/></text:p>
            </text:section>
          </table:table-cell>
        </table:table-row>
        <table:table-row>
          <table:table-cell table:style-name="Table9.A1" office:value-type="string">
            <text:p text:style-name="P23">  65 </text:p>
          </table:table-cell>
          <table:table-cell table:style-name="Table9.A1" office:value-type="string">
            <text:section text:style-name="Sect2" text:name="Section484">
              <text:p text:style-name="P22"><text:bookmark text:name="C_0_652"/><text:span text:style-name="T60">  </text:span><text:span text:style-name="T61">return</text:span><text:span text:style-name="T60"> posic;</text:span> <text:bookmark text:name="L_0_666"/><text:bookmark text:name="L_0_665"/></text:p>
            </text:section>
          </table:table-cell>
        </table:table-row>
        <table:table-row>
          <table:table-cell table:style-name="Table9.A1" office:value-type="string">
            <text:p text:style-name="P23">  66 </text:p>
          </table:table-cell>
          <table:table-cell table:style-name="Table9.A1" office:value-type="string">
            <text:section text:style-name="Sect2" text:name="Section485">
              <text:p text:style-name="P22"><text:bookmark text:name="C_0_662"/><text:span text:style-name="T60"> </text:span> <text:bookmark text:name="L_0_676"/><text:bookmark text:name="L_0_675"/></text:p>
            </text:section>
          </table:table-cell>
        </table:table-row>
        <table:table-row>
          <table:table-cell table:style-name="Table9.A1" office:value-type="string">
            <text:p text:style-name="P23">  67 </text:p>
          </table:table-cell>
          <table:table-cell table:style-name="Table9.A1" office:value-type="string">
            <text:section text:style-name="Sect2" text:name="Section486">
              <text:p text:style-name="P22"><text:bookmark text:name="C_0_672"/><text:span text:style-name="T60">}</text:span> <text:bookmark text:name="L_0_686"/><text:bookmark text:name="L_0_685"/></text:p>
            </text:section>
          </table:table-cell>
        </table:table-row>
        <table:table-row>
          <table:table-cell table:style-name="Table9.A1" office:value-type="string">
            <text:p text:style-name="P23">  68 </text:p>
          </table:table-cell>
          <table:table-cell table:style-name="Table9.A1" office:value-type="string">
            <text:section text:style-name="Sect2" text:name="Section487">
              <text:p text:style-name="P22"><text:bookmark text:name="C_0_682"/><text:span text:style-name="T60"> </text:span> <text:bookmark text:name="L_0_696"/><text:bookmark text:name="L_0_695"/></text:p>
            </text:section>
          </table:table-cell>
        </table:table-row>
        <table:table-row>
          <table:table-cell table:style-name="Table9.A1" office:value-type="string">
            <text:p text:style-name="P23">  69 </text:p>
          </table:table-cell>
          <table:table-cell table:style-name="Table9.A1" office:value-type="string">
            <text:section text:style-name="Sect2" text:name="Section488">
              <text:p text:style-name="P22"><text:bookmark text:name="C_0_692"/><text:span text:style-name="T61">void</text:span><text:span text:style-name="T60"> Inserir(</text:span><text:span text:style-name="T61">int</text:span><text:span text:style-name="T60"> posic) {</text:span> <text:bookmark text:name="L_0_706"/><text:bookmark text:name="L_0_705"/></text:p>
            </text:section>
          </table:table-cell>
        </table:table-row>
        <table:table-row>
          <table:table-cell table:style-name="Table9.A1" office:value-type="string">
            <text:p text:style-name="P23">  70 </text:p>
          </table:table-cell>
          <table:table-cell table:style-name="Table9.A1" office:value-type="string">
            <text:section text:style-name="Sect2" text:name="Section489">
              <text:p text:style-name="P22"><text:bookmark text:name="C_0_702"/><text:span text:style-name="T60"> </text:span> <text:bookmark text:name="L_0_7111"/><text:bookmark text:name="L_0_7110"/></text:p>
            </text:section>
          </table:table-cell>
        </table:table-row>
        <table:table-row>
          <table:table-cell table:style-name="Table9.A1" office:value-type="string">
            <text:p text:style-name="P23">  71 </text:p>
          </table:table-cell>
          <table:table-cell table:style-name="Table9.A1" office:value-type="string">
            <text:section text:style-name="Sect2" text:name="Section490">
              <text:p text:style-name="P22"><text:bookmark text:name="C_0_716"/><text:span text:style-name="T60">  </text:span><text:span text:style-name="T61">local</text:span><text:span text:style-name="T60">:</text:span> <text:bookmark text:name="L_0_7212"/><text:bookmark text:name="L_0_7211"/></text:p>
            </text:section>
          </table:table-cell>
        </table:table-row>
        <table:table-row>
          <table:table-cell table:style-name="Table9.A1" office:value-type="string">
            <text:p text:style-name="P23">  72 </text:p>
          </table:table-cell>
          <table:table-cell table:style-name="Table9.A1" office:value-type="string">
            <text:section text:style-name="Sect2" text:name="Section491">
              <text:p text:style-name="P22"><text:bookmark text:name="C_0_723"/><text:span text:style-name="T60"> </text:span> <text:bookmark text:name="L_0_739"/><text:bookmark text:name="L_0_738"/></text:p>
            </text:section>
          </table:table-cell>
        </table:table-row>
        <table:table-row>
          <table:table-cell table:style-name="Table9.A1" office:value-type="string">
            <text:p text:style-name="P23">  73 </text:p>
          </table:table-cell>
          <table:table-cell table:style-name="Table9.A1" office:value-type="string">
            <text:section text:style-name="Sect2" text:name="Section492">
              <text:p text:style-name="P22"><text:bookmark text:name="C_0_731"/><text:span text:style-name="T60">  </text:span><text:span text:style-name="T61">int</text:span><text:span text:style-name="T60"> i;</text:span> <text:bookmark text:name="L_0_746"/><text:bookmark text:name="L_0_745"/></text:p>
            </text:section>
          </table:table-cell>
        </table:table-row>
        <table:table-row>
          <table:table-cell table:style-name="Table9.A1" office:value-type="string">
            <text:p text:style-name="P23">  74 </text:p>
          </table:table-cell>
          <table:table-cell table:style-name="Table9.A1" office:value-type="string">
            <text:section text:style-name="Sect2" text:name="Section493">
              <text:p text:style-name="P22"><text:bookmark text:name="C_0_742"/><text:span text:style-name="T60">  </text:span><text:span text:style-name="T61">int</text:span><text:span text:style-name="T60"> j;</text:span> <text:bookmark text:name="L_0_756"/><text:bookmark text:name="L_0_755"/></text:p>
            </text:section>
          </table:table-cell>
        </table:table-row>
        <table:table-row>
          <table:table-cell table:style-name="Table9.A1" office:value-type="string">
            <text:p text:style-name="P23">  75 </text:p>
          </table:table-cell>
          <table:table-cell table:style-name="Table9.A1" office:value-type="string">
            <text:section text:style-name="Sect2" text:name="Section494">
              <text:p text:style-name="P22"><text:bookmark text:name="C_0_752"/><text:span text:style-name="T60">  </text:span><text:span text:style-name="T61">logic</text:span><text:span text:style-name="T60"> fim;</text:span> <text:bookmark text:name="L_0_766"/><text:bookmark text:name="L_0_765"/></text:p>
            </text:section>
          </table:table-cell>
        </table:table-row>
        <table:table-row>
          <table:table-cell table:style-name="Table9.A1" office:value-type="string">
            <text:p text:style-name="P23">  76 </text:p>
          </table:table-cell>
          <table:table-cell table:style-name="Table9.A1" office:value-type="string">
            <text:section text:style-name="Sect2" text:name="Section495">
              <text:p text:style-name="P22"><text:bookmark text:name="C_0_762"/><text:span text:style-name="T60"> </text:span> <text:bookmark text:name="L_0_776"/><text:bookmark text:name="L_0_775"/></text:p>
            </text:section>
          </table:table-cell>
        </table:table-row>
        <table:table-row>
          <table:table-cell table:style-name="Table9.A1" office:value-type="string">
            <text:p text:style-name="P23">  77 </text:p>
          </table:table-cell>
          <table:table-cell table:style-name="Table9.A1" office:value-type="string">
            <text:section text:style-name="Sect2" text:name="Section496">
              <text:p text:style-name="P22"><text:bookmark text:name="C_0_772"/><text:span text:style-name="T60"> </text:span> <text:bookmark text:name="L_0_786"/><text:bookmark text:name="L_0_785"/></text:p>
            </text:section>
          </table:table-cell>
        </table:table-row>
        <table:table-row>
          <table:table-cell table:style-name="Table9.A1" office:value-type="string">
            <text:p text:style-name="P23">  78 </text:p>
          </table:table-cell>
          <table:table-cell table:style-name="Table9.A1" office:value-type="string">
            <text:section text:style-name="Sect2" text:name="Section497">
              <text:p text:style-name="P22"><text:bookmark text:name="C_0_782"/><text:span text:style-name="T60">  </text:span><text:span text:style-name="T61">statements</text:span><text:span text:style-name="T60">:</text:span> <text:bookmark text:name="L_0_796"/><text:bookmark text:name="L_0_795"/></text:p>
            </text:section>
          </table:table-cell>
        </table:table-row>
        <table:table-row>
          <table:table-cell table:style-name="Table9.A1" office:value-type="string">
            <text:p text:style-name="P23">  79 </text:p>
          </table:table-cell>
          <table:table-cell table:style-name="Table9.A1" office:value-type="string">
            <text:section text:style-name="Sect2" text:name="Section498">
              <text:p text:style-name="P22"><text:bookmark text:name="C_0_792"/><text:span text:style-name="T60"> </text:span> <text:bookmark text:name="L_0_806"/><text:bookmark text:name="L_0_805"/></text:p>
            </text:section>
          </table:table-cell>
        </table:table-row>
        <table:table-row>
          <table:table-cell table:style-name="Table9.A1" office:value-type="string">
            <text:p text:style-name="P23">  80 </text:p>
          </table:table-cell>
          <table:table-cell table:style-name="Table9.A1" office:value-type="string">
            <text:section text:style-name="Sect2" text:name="Section499">
              <text:p text:style-name="P22"><text:bookmark text:name="C_0_802"/><text:span text:style-name="T60">  ntab &lt;- ntab + </text:span><text:span text:style-name="T63">1</text:span><text:span text:style-name="T60">;</text:span> <text:bookmark text:name="L_0_8111"/><text:bookmark text:name="L_0_8110"/></text:p>
            </text:section>
          </table:table-cell>
        </table:table-row>
        <table:table-row>
          <table:table-cell table:style-name="Table9.A1" office:value-type="string">
            <text:p text:style-name="P23">  81 </text:p>
          </table:table-cell>
          <table:table-cell table:style-name="Table9.A1" office:value-type="string">
            <text:section text:style-name="Sect2" text:name="Section500">
              <text:p text:style-name="P22"><text:bookmark text:name="C_0_816"/><text:span text:style-name="T60">  </text:span><text:span text:style-name="T61">for</text:span><text:span text:style-name="T60"> (i &lt;- ntab; i &gt;= posic + </text:span><text:span text:style-name="T63">1</text:span><text:span text:style-name="T60">; i &lt;- i - </text:span><text:span text:style-name="T63">1</text:span><text:span text:style-name="T60">) {</text:span> <text:bookmark text:name="L_0_8214"/><text:bookmark text:name="L_0_8213"/></text:p>
            </text:section>
          </table:table-cell>
        </table:table-row>
        <table:table-row>
          <table:table-cell table:style-name="Table9.A1" office:value-type="string">
            <text:p text:style-name="P23">  82 </text:p>
          </table:table-cell>
          <table:table-cell table:style-name="Table9.A1" office:value-type="string">
            <text:section text:style-name="Sect2" text:name="Section501">
              <text:p text:style-name="P22"><text:bookmark text:name="C_0_823"/><text:span text:style-name="T60">    fim &lt;- </text:span><text:span text:style-name="T61">false</text:span><text:span text:style-name="T60">;</text:span> <text:bookmark text:name="L_0_837"/><text:bookmark text:name="L_0_836"/></text:p>
            </text:section>
          </table:table-cell>
        </table:table-row>
        <table:table-row>
          <table:table-cell table:style-name="Table9.A1" office:value-type="string">
            <text:p text:style-name="P23">  83 </text:p>
          </table:table-cell>
          <table:table-cell table:style-name="Table9.A1" office:value-type="string">
            <text:section text:style-name="Sect2" text:name="Section502">
              <text:p text:style-name="P22"><text:bookmark text:name="C_0_832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846"/><text:bookmark text:name="L_0_845"/></text:p>
            </text:section>
          </table:table-cell>
        </table:table-row>
        <table:table-row>
          <table:table-cell table:style-name="Table9.A1" office:value-type="string">
            <text:p text:style-name="P23">  84 </text:p>
          </table:table-cell>
          <table:table-cell table:style-name="Table9.A1" office:value-type="string">
            <text:section text:style-name="Sect2" text:name="Section503">
              <text:p text:style-name="P22"><text:bookmark text:name="C_0_842"/><text:span text:style-name="T60">      nomes[i, j] &lt;- nomes[i - </text:span><text:span text:style-name="T63">1</text:span><text:span text:style-name="T60">, j];</text:span> <text:bookmark text:name="L_0_856"/><text:bookmark text:name="L_0_855"/></text:p>
            </text:section>
          </table:table-cell>
        </table:table-row>
        <table:table-row>
          <table:table-cell table:style-name="Table9.A1" office:value-type="string">
            <text:p text:style-name="P23">  85 </text:p>
          </table:table-cell>
          <table:table-cell table:style-name="Table9.A1" office:value-type="string">
            <text:section text:style-name="Sect2" text:name="Section504">
              <text:p text:style-name="P22"><text:bookmark text:name="C_0_852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866"/><text:bookmark text:name="L_0_865"/></text:p>
            </text:section>
          </table:table-cell>
        </table:table-row>
        <table:table-row>
          <table:table-cell table:style-name="Table9.A1" office:value-type="string">
            <text:p text:style-name="P23">  86 </text:p>
          </table:table-cell>
          <table:table-cell table:style-name="Table9.A1" office:value-type="string">
            <text:section text:style-name="Sect2" text:name="Section505">
              <text:p text:style-name="P22"><text:bookmark text:name="C_0_862"/><text:span text:style-name="T60">        fim &lt;- </text:span><text:span text:style-name="T61">true</text:span><text:span text:style-name="T60">;</text:span> <text:bookmark text:name="L_0_876"/><text:bookmark text:name="L_0_875"/></text:p>
            </text:section>
          </table:table-cell>
        </table:table-row>
        <table:table-row>
          <table:table-cell table:style-name="Table9.A1" office:value-type="string">
            <text:p text:style-name="P23">  87 </text:p>
          </table:table-cell>
          <table:table-cell table:style-name="Table9.A1" office:value-type="string">
            <text:section text:style-name="Sect2" text:name="Section506">
              <text:p text:style-name="P22"><text:bookmark text:name="C_0_872"/><text:span text:style-name="T60">      }</text:span> <text:bookmark text:name="L_0_886"/><text:bookmark text:name="L_0_885"/></text:p>
            </text:section>
          </table:table-cell>
        </table:table-row>
        <table:table-row>
          <table:table-cell table:style-name="Table9.A1" office:value-type="string">
            <text:p text:style-name="P23">  88 </text:p>
          </table:table-cell>
          <table:table-cell table:style-name="Table9.A1" office:value-type="string">
            <text:section text:style-name="Sect2" text:name="Section507">
              <text:p text:style-name="P22"><text:bookmark text:name="C_0_882"/><text:span text:style-name="T60">    }</text:span> <text:bookmark text:name="L_0_896"/><text:bookmark text:name="L_0_895"/></text:p>
            </text:section>
          </table:table-cell>
        </table:table-row>
        <table:table-row>
          <table:table-cell table:style-name="Table9.A1" office:value-type="string">
            <text:p text:style-name="P23">  89 </text:p>
          </table:table-cell>
          <table:table-cell table:style-name="Table9.A1" office:value-type="string">
            <text:section text:style-name="Sect2" text:name="Section508">
              <text:p text:style-name="P22"><text:bookmark text:name="C_0_892"/><text:span text:style-name="T60">    nocorr[i] &lt;- nocorr[i - </text:span><text:span text:style-name="T63">1</text:span><text:span text:style-name="T60">];</text:span> <text:bookmark text:name="L_0_906"/><text:bookmark text:name="L_0_905"/></text:p>
            </text:section>
          </table:table-cell>
        </table:table-row>
        <table:table-row>
          <table:table-cell table:style-name="Table9.A1" office:value-type="string">
            <text:p text:style-name="P23">  90 </text:p>
          </table:table-cell>
          <table:table-cell table:style-name="Table9.A1" office:value-type="string">
            <text:section text:style-name="Sect2" text:name="Section509">
              <text:p text:style-name="P22"><text:bookmark text:name="C_0_902"/><text:span text:style-name="T60">  }</text:span> <text:bookmark text:name="L_0_9111"/><text:bookmark text:name="L_0_9110"/></text:p>
            </text:section>
          </table:table-cell>
        </table:table-row>
        <table:table-row>
          <table:table-cell table:style-name="Table9.A1" office:value-type="string">
            <text:p text:style-name="P23">  91 </text:p>
          </table:table-cell>
          <table:table-cell table:style-name="Table9.A1" office:value-type="string">
            <text:section text:style-name="Sect2" text:name="Section510">
              <text:p text:style-name="P22"><text:bookmark text:name="C_0_916"/><text:span text:style-name="T60">  fim &lt;- </text:span><text:span text:style-name="T61">false</text:span><text:span text:style-name="T60">;</text:span> <text:bookmark text:name="L_0_9214"/><text:bookmark text:name="L_0_9213"/></text:p>
            </text:section>
          </table:table-cell>
        </table:table-row>
        <table:table-row>
          <table:table-cell table:style-name="Table9.A1" office:value-type="string">
            <text:p text:style-name="P23">  92 </text:p>
          </table:table-cell>
          <table:table-cell table:style-name="Table9.A1" office:value-type="string">
            <text:section text:style-name="Sect2" text:name="Section511">
              <text:p text:style-name="P22"><text:bookmark text:name="C_0_923"/><text:span text:style-name="T60">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937"/><text:bookmark text:name="L_0_936"/></text:p>
            </text:section>
          </table:table-cell>
        </table:table-row>
        <table:table-row>
          <table:table-cell table:style-name="Table9.A1" office:value-type="string">
            <text:p text:style-name="P23">  93 </text:p>
          </table:table-cell>
          <table:table-cell table:style-name="Table9.A1" office:value-type="string">
            <text:section text:style-name="Sect2" text:name="Section512">
              <text:p text:style-name="P22"><text:bookmark text:name="C_0_932"/><text:span text:style-name="T60">    nomes[posic, j] &lt;- palavra[j];</text:span> <text:bookmark text:name="L_0_946"/><text:bookmark text:name="L_0_945"/></text:p>
            </text:section>
          </table:table-cell>
        </table:table-row>
        <table:table-row>
          <table:table-cell table:style-name="Table9.A1" office:value-type="string">
            <text:p text:style-name="P23">  94 </text:p>
          </table:table-cell>
          <table:table-cell table:style-name="Table9.A1" office:value-type="string">
            <text:section text:style-name="Sect2" text:name="Section513">
              <text:p text:style-name="P22"><text:bookmark text:name="C_0_942"/><text:span text:style-name="T60">    </text:span><text:span text:style-name="T61">if</text:span><text:span text:style-name="T60">(palavra[j] = </text:span><text:span text:style-name="T62">'</text:span><text:span text:style-name="T63">\0</text:span><text:span text:style-name="T62">'</text:span><text:span text:style-name="T60">) {</text:span> <text:bookmark text:name="L_0_956"/><text:bookmark text:name="L_0_955"/></text:p>
            </text:section>
          </table:table-cell>
        </table:table-row>
        <table:table-row>
          <table:table-cell table:style-name="Table9.A1" office:value-type="string">
            <text:p text:style-name="P23">  95 </text:p>
          </table:table-cell>
          <table:table-cell table:style-name="Table9.A1" office:value-type="string">
            <text:section text:style-name="Sect2" text:name="Section514">
              <text:p text:style-name="P22"><text:bookmark text:name="C_0_952"/><text:span text:style-name="T60">      fim &lt;- </text:span><text:span text:style-name="T61">true</text:span><text:span text:style-name="T60">;</text:span> <text:bookmark text:name="L_0_966"/><text:bookmark text:name="L_0_965"/></text:p>
            </text:section>
          </table:table-cell>
        </table:table-row>
        <table:table-row>
          <table:table-cell table:style-name="Table9.A1" office:value-type="string">
            <text:p text:style-name="P23">  96 </text:p>
          </table:table-cell>
          <table:table-cell table:style-name="Table9.A1" office:value-type="string">
            <text:section text:style-name="Sect2" text:name="Section515">
              <text:p text:style-name="P22"><text:bookmark text:name="C_0_962"/><text:span text:style-name="T60">    }</text:span> <text:bookmark text:name="L_0_976"/><text:bookmark text:name="L_0_975"/></text:p>
            </text:section>
          </table:table-cell>
        </table:table-row>
        <table:table-row>
          <table:table-cell table:style-name="Table9.A1" office:value-type="string">
            <text:p text:style-name="P23">  97 </text:p>
          </table:table-cell>
          <table:table-cell table:style-name="Table9.A1" office:value-type="string">
            <text:section text:style-name="Sect2" text:name="Section516">
              <text:p text:style-name="P22"><text:bookmark text:name="C_0_972"/><text:span text:style-name="T60">  }</text:span> <text:bookmark text:name="L_0_986"/><text:bookmark text:name="L_0_985"/></text:p>
            </text:section>
          </table:table-cell>
        </table:table-row>
        <table:table-row>
          <table:table-cell table:style-name="Table9.A1" office:value-type="string">
            <text:p text:style-name="P23">  98 </text:p>
          </table:table-cell>
          <table:table-cell table:style-name="Table9.A1" office:value-type="string">
            <text:section text:style-name="Sect2" text:name="Section517">
              <text:p text:style-name="P22"><text:bookmark text:name="C_0_982"/><text:span text:style-name="T60">  nocorr[posic] &lt;- </text:span><text:span text:style-name="T63">1</text:span><text:span text:style-name="T60">;</text:span> <text:bookmark text:name="L_0_996"/><text:bookmark text:name="L_0_995"/></text:p>
            </text:section>
          </table:table-cell>
        </table:table-row>
        <text:soft-page-break/>
        <table:table-row>
          <table:table-cell table:style-name="Table9.A1" office:value-type="string">
            <text:p text:style-name="P23">  99 </text:p>
          </table:table-cell>
          <table:table-cell table:style-name="Table9.A1" office:value-type="string">
            <text:section text:style-name="Sect2" text:name="Section518">
              <text:p text:style-name="P22"><text:bookmark text:name="C_0_992"/><text:span text:style-name="T60"> </text:span> <text:bookmark text:name="L_0_1006"/><text:bookmark text:name="L_0_1005"/></text:p>
            </text:section>
          </table:table-cell>
        </table:table-row>
        <table:table-row>
          <table:table-cell table:style-name="Table9.A1" office:value-type="string">
            <text:p text:style-name="P23"> 100 </text:p>
          </table:table-cell>
          <table:table-cell table:style-name="Table9.A1" office:value-type="string">
            <text:section text:style-name="Sect2" text:name="Section519">
              <text:p text:style-name="P22"><text:bookmark text:name="C_0_1002"/><text:span text:style-name="T60">}</text:span> <text:bookmark text:name="L_0_10111"/><text:bookmark text:name="L_0_10110"/></text:p>
            </text:section>
          </table:table-cell>
        </table:table-row>
        <table:table-row>
          <table:table-cell table:style-name="Table9.A1" office:value-type="string">
            <text:p text:style-name="P23"> 101 </text:p>
          </table:table-cell>
          <table:table-cell table:style-name="Table9.A1" office:value-type="string">
            <text:section text:style-name="Sect2" text:name="Section520">
              <text:p text:style-name="P22"><text:bookmark text:name="C_0_1016"/><text:span text:style-name="T60"> </text:span> <text:bookmark text:name="L_0_10214"/><text:bookmark text:name="L_0_10213"/></text:p>
            </text:section>
          </table:table-cell>
        </table:table-row>
        <table:table-row>
          <table:table-cell table:style-name="Table9.A1" office:value-type="string">
            <text:p text:style-name="P23"> 102 </text:p>
          </table:table-cell>
          <table:table-cell table:style-name="Table9.A1" office:value-type="string">
            <text:section text:style-name="Sect2" text:name="Section521">
              <text:p text:style-name="P22"><text:bookmark text:name="C_0_1023"/><text:span text:style-name="T61">void</text:span><text:span text:style-name="T60"> ExibirTabela() {</text:span> <text:bookmark text:name="L_0_1037"/><text:bookmark text:name="L_0_1036"/></text:p>
            </text:section>
          </table:table-cell>
        </table:table-row>
        <table:table-row>
          <table:table-cell table:style-name="Table9.A1" office:value-type="string">
            <text:p text:style-name="P23"> 103 </text:p>
          </table:table-cell>
          <table:table-cell table:style-name="Table9.A1" office:value-type="string">
            <text:section text:style-name="Sect2" text:name="Section522">
              <text:p text:style-name="P22"><text:bookmark text:name="C_0_1032"/><text:span text:style-name="T60"> </text:span> <text:bookmark text:name="L_0_1046"/><text:bookmark text:name="L_0_1045"/></text:p>
            </text:section>
          </table:table-cell>
        </table:table-row>
        <table:table-row>
          <table:table-cell table:style-name="Table9.A1" office:value-type="string">
            <text:p text:style-name="P23"> 104 </text:p>
          </table:table-cell>
          <table:table-cell table:style-name="Table9.A1" office:value-type="string">
            <text:section text:style-name="Sect2" text:name="Section523">
              <text:p text:style-name="P22"><text:bookmark text:name="C_0_1042"/><text:span text:style-name="T60">  </text:span><text:span text:style-name="T61">local</text:span><text:span text:style-name="T60">:</text:span> <text:bookmark text:name="L_0_1056"/><text:bookmark text:name="L_0_1055"/></text:p>
            </text:section>
          </table:table-cell>
        </table:table-row>
        <table:table-row>
          <table:table-cell table:style-name="Table9.A1" office:value-type="string">
            <text:p text:style-name="P23"> 105 </text:p>
          </table:table-cell>
          <table:table-cell table:style-name="Table9.A1" office:value-type="string">
            <text:section text:style-name="Sect2" text:name="Section524">
              <text:p text:style-name="P22"><text:bookmark text:name="C_0_1052"/><text:span text:style-name="T60"> </text:span> <text:bookmark text:name="L_0_1066"/><text:bookmark text:name="L_0_1065"/></text:p>
            </text:section>
          </table:table-cell>
        </table:table-row>
        <table:table-row>
          <table:table-cell table:style-name="Table9.A1" office:value-type="string">
            <text:p text:style-name="P23"> 106 </text:p>
          </table:table-cell>
          <table:table-cell table:style-name="Table9.A1" office:value-type="string">
            <text:section text:style-name="Sect2" text:name="Section525">
              <text:p text:style-name="P22"><text:bookmark text:name="C_0_1062"/><text:span text:style-name="T60">  </text:span><text:span text:style-name="T61">int</text:span><text:span text:style-name="T60"> i;</text:span> <text:bookmark text:name="L_0_1076"/><text:bookmark text:name="L_0_1075"/></text:p>
            </text:section>
          </table:table-cell>
        </table:table-row>
        <table:table-row>
          <table:table-cell table:style-name="Table9.A1" office:value-type="string">
            <text:p text:style-name="P23"> 107 </text:p>
          </table:table-cell>
          <table:table-cell table:style-name="Table9.A1" office:value-type="string">
            <text:section text:style-name="Sect2" text:name="Section526">
              <text:p text:style-name="P22"><text:bookmark text:name="C_0_1072"/><text:span text:style-name="T60">  </text:span><text:span text:style-name="T61">logic</text:span><text:span text:style-name="T60"> fim;</text:span> <text:bookmark text:name="L_0_1086"/><text:bookmark text:name="L_0_1085"/></text:p>
            </text:section>
          </table:table-cell>
        </table:table-row>
        <table:table-row>
          <table:table-cell table:style-name="Table9.A1" office:value-type="string">
            <text:p text:style-name="P23"> 108 </text:p>
          </table:table-cell>
          <table:table-cell table:style-name="Table9.A1" office:value-type="string">
            <text:section text:style-name="Sect2" text:name="Section527">
              <text:p text:style-name="P22"><text:bookmark text:name="C_0_1082"/><text:span text:style-name="T60"> </text:span> <text:bookmark text:name="L_0_1096"/><text:bookmark text:name="L_0_1095"/></text:p>
            </text:section>
          </table:table-cell>
        </table:table-row>
        <table:table-row>
          <table:table-cell table:style-name="Table9.A1" office:value-type="string">
            <text:p text:style-name="P23"> 109 </text:p>
          </table:table-cell>
          <table:table-cell table:style-name="Table9.A1" office:value-type="string">
            <text:section text:style-name="Sect2" text:name="Section528">
              <text:p text:style-name="P22"><text:bookmark text:name="C_0_1092"/><text:span text:style-name="T60"> </text:span> <text:bookmark text:name="L_0_11011"/><text:bookmark text:name="L_0_11010"/></text:p>
            </text:section>
          </table:table-cell>
        </table:table-row>
        <table:table-row>
          <table:table-cell table:style-name="Table9.A1" office:value-type="string">
            <text:p text:style-name="P23"> 110 </text:p>
          </table:table-cell>
          <table:table-cell table:style-name="Table9.A1" office:value-type="string">
            <text:section text:style-name="Sect2" text:name="Section529">
              <text:p text:style-name="P22"><text:bookmark text:name="C_0_1103"/><text:span text:style-name="T60">  </text:span><text:span text:style-name="T61">statements</text:span><text:span text:style-name="T60">:</text:span> <text:bookmark text:name="L_0_11111"/><text:bookmark text:name="L_0_11110"/></text:p>
            </text:section>
          </table:table-cell>
        </table:table-row>
        <table:table-row>
          <table:table-cell table:style-name="Table9.A1" office:value-type="string">
            <text:p text:style-name="P23"> 111 </text:p>
          </table:table-cell>
          <table:table-cell table:style-name="Table9.A1" office:value-type="string">
            <text:section text:style-name="Sect2" text:name="Section530">
              <text:p text:style-name="P22"><text:bookmark text:name="C_0_1116"/><text:span text:style-name="T60"> </text:span> <text:bookmark text:name="L_0_11212"/><text:bookmark text:name="L_0_11211"/></text:p>
            </text:section>
          </table:table-cell>
        </table:table-row>
        <table:table-row>
          <table:table-cell table:style-name="Table9.A1" office:value-type="string">
            <text:p text:style-name="P23"> 112 </text:p>
          </table:table-cell>
          <table:table-cell table:style-name="Table9.A1" office:value-type="string">
            <text:section text:style-name="Sect2" text:name="Section531">
              <text:p text:style-name="P22"><text:bookmark text:name="C_0_1123"/><text:span text:style-name="T60">  </text:span><text:span text:style-name="T61">write</text:span><text:span text:style-name="T60">(</text:span><text:span text:style-name="T62">"          "</text:span><text:span text:style-name="T60">, </text:span><text:span text:style-name="T62">"Palavra             "</text:span><text:span text:style-name="T60">, </text:span><text:span text:style-name="T62">"   Num. de ocorr."</text:span><text:span text:style-name="T60">);</text:span> <text:bookmark text:name="L_0_11311"/><text:bookmark text:name="L_0_11310"/></text:p>
            </text:section>
          </table:table-cell>
        </table:table-row>
        <table:table-row>
          <table:table-cell table:style-name="Table9.A1" office:value-type="string">
            <text:p text:style-name="P23"> 113 </text:p>
          </table:table-cell>
          <table:table-cell table:style-name="Table9.A1" office:value-type="string">
            <text:section text:style-name="Sect2" text:name="Section532">
              <text:p text:style-name="P22"><text:bookmark text:name="C_0_1131"/><text:span text:style-name="T60">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 + </text:span><text:span text:style-name="T63">1</text:span><text:span text:style-name="T60">) {</text:span> <text:bookmark text:name="L_0_1146"/><text:bookmark text:name="L_0_1145"/></text:p>
            </text:section>
          </table:table-cell>
        </table:table-row>
        <table:table-row>
          <table:table-cell table:style-name="Table9.A1" office:value-type="string">
            <text:p text:style-name="P23"> 114 </text:p>
          </table:table-cell>
          <table:table-cell table:style-name="Table9.A1" office:value-type="string">
            <text:section text:style-name="Sect2" text:name="Section533">
              <text:p text:style-name="P22"><text:bookmark text:name="C_0_1142"/><text:span text:style-name="T60">    </text:span><text:span text:style-name="T61">write</text:span><text:span text:style-name="T60">(</text:span><text:span text:style-name="T62">"-"</text:span><text:span text:style-name="T60">);</text:span> <text:bookmark text:name="L_0_1156"/><text:bookmark text:name="L_0_1155"/></text:p>
            </text:section>
          </table:table-cell>
        </table:table-row>
        <table:table-row>
          <table:table-cell table:style-name="Table9.A1" office:value-type="string">
            <text:p text:style-name="P23"> 115 </text:p>
          </table:table-cell>
          <table:table-cell table:style-name="Table9.A1" office:value-type="string">
            <text:section text:style-name="Sect2" text:name="Section534">
              <text:p text:style-name="P22"><text:bookmark text:name="C_0_1152"/><text:span text:style-name="T60">  }</text:span> <text:bookmark text:name="L_0_1166"/><text:bookmark text:name="L_0_1165"/></text:p>
            </text:section>
          </table:table-cell>
        </table:table-row>
        <table:table-row>
          <table:table-cell table:style-name="Table9.A1" office:value-type="string">
            <text:p text:style-name="P23"> 116 </text:p>
          </table:table-cell>
          <table:table-cell table:style-name="Table9.A1" office:value-type="string">
            <text:section text:style-name="Sect2" text:name="Section535">
              <text:p text:style-name="P22"><text:bookmark text:name="C_0_1162"/><text:span text:style-name="T60">  </text:span><text:span text:style-name="T61">for</text:span><text:span text:style-name="T60"> (i &lt;- </text:span><text:span text:style-name="T63">1</text:span><text:span text:style-name="T60">; i &lt;= ntab; i &lt;- i + </text:span><text:span text:style-name="T63">1</text:span><text:span text:style-name="T60">) {</text:span> <text:bookmark text:name="L_0_1176"/><text:bookmark text:name="L_0_1175"/></text:p>
            </text:section>
          </table:table-cell>
        </table:table-row>
        <table:table-row>
          <table:table-cell table:style-name="Table9.A1" office:value-type="string">
            <text:p text:style-name="P23"> 117 </text:p>
          </table:table-cell>
          <table:table-cell table:style-name="Table9.A1" office:value-type="string">
            <text:section text:style-name="Sect2" text:name="Section536">
              <text:p text:style-name="P22"><text:bookmark text:name="C_0_1172"/><text:span text:style-name="T60">    </text:span><text:span text:style-name="T61">write</text:span><text:span text:style-name="T60">(</text:span><text:span text:style-name="T62">"</text:span><text:span text:style-name="T63">\n</text:span><text:span text:style-name="T62">          "</text:span><text:span text:style-name="T60">);</text:span> <text:bookmark text:name="L_0_1186"/><text:bookmark text:name="L_0_1185"/></text:p>
            </text:section>
          </table:table-cell>
        </table:table-row>
        <table:table-row>
          <table:table-cell table:style-name="Table9.A1" office:value-type="string">
            <text:p text:style-name="P23"> 118 </text:p>
          </table:table-cell>
          <table:table-cell table:style-name="Table9.A1" office:value-type="string">
            <text:section text:style-name="Sect2" text:name="Section537">
              <text:p text:style-name="P22"><text:bookmark text:name="C_0_1182"/><text:span text:style-name="T60">    fim &lt;- </text:span><text:span text:style-name="T61">false</text:span><text:span text:style-name="T60">;</text:span> <text:bookmark text:name="L_0_1196"/><text:bookmark text:name="L_0_1195"/></text:p>
            </text:section>
          </table:table-cell>
        </table:table-row>
        <table:table-row>
          <table:table-cell table:style-name="Table9.A1" office:value-type="string">
            <text:p text:style-name="P23"> 119 </text:p>
          </table:table-cell>
          <table:table-cell table:style-name="Table9.A1" office:value-type="string">
            <text:section text:style-name="Sect2" text:name="Section538">
              <text:p text:style-name="P22"><text:bookmark text:name="C_0_1192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1206"/><text:bookmark text:name="L_0_1205"/></text:p>
            </text:section>
          </table:table-cell>
        </table:table-row>
        <table:table-row>
          <table:table-cell table:style-name="Table9.A1" office:value-type="string">
            <text:p text:style-name="P23"> 120 </text:p>
          </table:table-cell>
          <table:table-cell table:style-name="Table9.A1" office:value-type="string">
            <text:section text:style-name="Sect2" text:name="Section539">
              <text:p text:style-name="P22"><text:bookmark text:name="C_0_1202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12110"/><text:bookmark text:name="L_0_1219"/></text:p>
            </text:section>
          </table:table-cell>
        </table:table-row>
        <table:table-row>
          <table:table-cell table:style-name="Table9.A1" office:value-type="string">
            <text:p text:style-name="P23"> 121 </text:p>
          </table:table-cell>
          <table:table-cell table:style-name="Table9.A1" office:value-type="string">
            <text:section text:style-name="Sect2" text:name="Section540">
              <text:p text:style-name="P22"><text:bookmark text:name="C_0_1215"/><text:span text:style-name="T60">        fim &lt;- </text:span><text:span text:style-name="T61">true</text:span><text:span text:style-name="T60">;</text:span> <text:bookmark text:name="L_0_12212"/><text:bookmark text:name="L_0_12211"/></text:p>
            </text:section>
          </table:table-cell>
        </table:table-row>
        <table:table-row>
          <table:table-cell table:style-name="Table9.A1" office:value-type="string">
            <text:p text:style-name="P23"> 122 </text:p>
          </table:table-cell>
          <table:table-cell table:style-name="Table9.A1" office:value-type="string">
            <text:section text:style-name="Sect2" text:name="Section541">
              <text:p text:style-name="P22"><text:bookmark text:name="C_0_1223"/><text:span text:style-name="T60">      } </text:span><text:span text:style-name="T61">else</text:span><text:span text:style-name="T60"> {</text:span> <text:bookmark text:name="L_0_1239"/><text:bookmark text:name="L_0_1238"/></text:p>
            </text:section>
          </table:table-cell>
        </table:table-row>
        <table:table-row>
          <table:table-cell table:style-name="Table9.A1" office:value-type="string">
            <text:p text:style-name="P23"> 123 </text:p>
          </table:table-cell>
          <table:table-cell table:style-name="Table9.A1" office:value-type="string">
            <text:section text:style-name="Sect2" text:name="Section542">
              <text:p text:style-name="P22"><text:bookmark text:name="C_0_1231"/><text:span text:style-name="T60">        </text:span><text:span text:style-name="T61">write</text:span><text:span text:style-name="T60">(nomes[i, j]);</text:span> <text:bookmark text:name="L_0_1246"/><text:bookmark text:name="L_0_1245"/></text:p>
            </text:section>
          </table:table-cell>
        </table:table-row>
        <table:table-row>
          <table:table-cell table:style-name="Table9.A1" office:value-type="string">
            <text:p text:style-name="P23"> 124 </text:p>
          </table:table-cell>
          <table:table-cell table:style-name="Table9.A1" office:value-type="string">
            <text:section text:style-name="Sect2" text:name="Section543">
              <text:p text:style-name="P22"><text:bookmark text:name="C_0_1242"/><text:span text:style-name="T60">      }</text:span> <text:bookmark text:name="L_0_1256"/><text:bookmark text:name="L_0_1255"/></text:p>
            </text:section>
          </table:table-cell>
        </table:table-row>
        <table:table-row>
          <table:table-cell table:style-name="Table9.A1" office:value-type="string">
            <text:p text:style-name="P23"> 125 </text:p>
          </table:table-cell>
          <table:table-cell table:style-name="Table9.A1" office:value-type="string">
            <text:section text:style-name="Sect2" text:name="Section544">
              <text:p text:style-name="P22"><text:bookmark text:name="C_0_1252"/><text:span text:style-name="T60">    }</text:span> <text:bookmark text:name="L_0_1266"/><text:bookmark text:name="L_0_1265"/></text:p>
            </text:section>
          </table:table-cell>
        </table:table-row>
        <table:table-row>
          <table:table-cell table:style-name="Table9.A1" office:value-type="string">
            <text:p text:style-name="P23"> 126 </text:p>
          </table:table-cell>
          <table:table-cell table:style-name="Table9.A1" office:value-type="string">
            <text:section text:style-name="Sect2" text:name="Section545">
              <text:p text:style-name="P22"><text:bookmark text:name="C_0_1262"/><text:span text:style-name="T60">    </text:span><text:span text:style-name="T61">write</text:span><text:span text:style-name="T60">(</text:span><text:span text:style-name="T62">" | "</text:span><text:span text:style-name="T60">, nocorr[i]);</text:span> <text:bookmark text:name="L_0_1276"/><text:bookmark text:name="L_0_1275"/></text:p>
            </text:section>
          </table:table-cell>
        </table:table-row>
        <table:table-row>
          <table:table-cell table:style-name="Table9.A1" office:value-type="string">
            <text:p text:style-name="P23"> 127 </text:p>
          </table:table-cell>
          <table:table-cell table:style-name="Table9.A1" office:value-type="string">
            <text:section text:style-name="Sect2" text:name="Section546">
              <text:p text:style-name="P22"><text:bookmark text:name="C_0_1272"/><text:span text:style-name="T60">  }</text:span> <text:bookmark text:name="L_0_1286"/><text:bookmark text:name="L_0_1285"/></text:p>
            </text:section>
          </table:table-cell>
        </table:table-row>
        <table:table-row>
          <table:table-cell table:style-name="Table9.A1" office:value-type="string">
            <text:p text:style-name="P23"> 128 </text:p>
          </table:table-cell>
          <table:table-cell table:style-name="Table9.A1" office:value-type="string">
            <text:section text:style-name="Sect2" text:name="Section547">
              <text:p text:style-name="P22"><text:bookmark text:name="C_0_1281"/><text:span text:style-name="T60"> </text:span> <text:bookmark text:name="L_0_1296"/><text:bookmark text:name="L_0_1295"/></text:p>
            </text:section>
          </table:table-cell>
        </table:table-row>
        <table:table-row>
          <table:table-cell table:style-name="Table9.A1" office:value-type="string">
            <text:p text:style-name="P23"> 129 </text:p>
          </table:table-cell>
          <table:table-cell table:style-name="Table9.A1" office:value-type="string">
            <text:section text:style-name="Sect2" text:name="Section548">
              <text:p text:style-name="P22"><text:bookmark text:name="C_0_1292"/><text:span text:style-name="T60">}</text:span> <text:bookmark text:name="L_0_1304"/><text:bookmark text:name="L_0_1303"/></text:p>
            </text:section>
          </table:table-cell>
        </table:table-row>
        <table:table-row>
          <table:table-cell table:style-name="Table9.A1" office:value-type="string">
            <text:p text:style-name="P23"> 130 </text:p>
          </table:table-cell>
          <table:table-cell table:style-name="Table9.A1" office:value-type="string">
            <text:section text:style-name="Sect2" text:name="Section549">
              <text:p text:style-name="P22"><text:bookmark text:name="C_0_1301"/><text:span text:style-name="T60"> </text:span> <text:bookmark text:name="L_0_1317"/><text:bookmark text:name="L_0_1316"/></text:p>
            </text:section>
          </table:table-cell>
        </table:table-row>
        <table:table-row>
          <table:table-cell table:style-name="Table9.A1" office:value-type="string">
            <text:p text:style-name="P23"> 131 </text:p>
          </table:table-cell>
          <table:table-cell table:style-name="Table9.A1" office:value-type="string">
            <text:section text:style-name="Sect2" text:name="Section550">
              <text:p text:style-name="P22"><text:bookmark text:name="C_0_1312"/><text:span text:style-name="T61">main</text:span><text:span text:style-name="T60"> {</text:span> <text:bookmark text:name="L_0_13213"/><text:bookmark text:name="L_0_13212"/></text:p>
            </text:section>
          </table:table-cell>
        </table:table-row>
        <table:table-row>
          <table:table-cell table:style-name="Table9.A1" office:value-type="string">
            <text:p text:style-name="P23"> 132 </text:p>
          </table:table-cell>
          <table:table-cell table:style-name="Table9.A1" office:value-type="string">
            <text:section text:style-name="Sect2" text:name="Section551">
              <text:p text:style-name="P22"><text:bookmark text:name="C_0_1322"/><text:span text:style-name="T60"> </text:span> <text:bookmark text:name="L_0_1336"/><text:bookmark text:name="L_0_1335"/></text:p>
            </text:section>
          </table:table-cell>
        </table:table-row>
        <table:table-row>
          <table:table-cell table:style-name="Table9.A1" office:value-type="string">
            <text:p text:style-name="P23"> 133 </text:p>
          </table:table-cell>
          <table:table-cell table:style-name="Table9.A1" office:value-type="string">
            <text:section text:style-name="Sect2" text:name="Section552">
              <text:p text:style-name="P22"><text:bookmark text:name="C_0_1331"/><text:span text:style-name="T60">  </text:span><text:span text:style-name="T61">local</text:span><text:span text:style-name="T60">:</text:span> <text:bookmark text:name="L_0_1346"/><text:bookmark text:name="L_0_1345"/></text:p>
            </text:section>
          </table:table-cell>
        </table:table-row>
        <table:table-row>
          <table:table-cell table:style-name="Table9.A1" office:value-type="string">
            <text:p text:style-name="P23"> 134 </text:p>
          </table:table-cell>
          <table:table-cell table:style-name="Table9.A1" office:value-type="string">
            <text:section text:style-name="Sect2" text:name="Section553">
              <text:p text:style-name="P22"><text:bookmark text:name="C_0_1342"/><text:span text:style-name="T60"> </text:span> <text:bookmark text:name="L_0_1354"/><text:bookmark text:name="L_0_1353"/></text:p>
            </text:section>
          </table:table-cell>
        </table:table-row>
        <table:table-row>
          <table:table-cell table:style-name="Table9.A1" office:value-type="string">
            <text:p text:style-name="P23"> 135 </text:p>
          </table:table-cell>
          <table:table-cell table:style-name="Table9.A1" office:value-type="string">
            <text:section text:style-name="Sect2" text:name="Section554">
              <text:p text:style-name="P22"><text:bookmark text:name="C_0_1352"/><text:span text:style-name="T60">  </text:span><text:span text:style-name="T61">int</text:span><text:span text:style-name="T60"> i;</text:span> <text:bookmark text:name="L_0_1364"/><text:bookmark text:name="L_0_1363"/></text:p>
            </text:section>
          </table:table-cell>
        </table:table-row>
        <table:table-row>
          <table:table-cell table:style-name="Table9.A1" office:value-type="string">
            <text:p text:style-name="P23"> 136 </text:p>
          </table:table-cell>
          <table:table-cell table:style-name="Table9.A1" office:value-type="string">
            <text:section text:style-name="Sect2" text:name="Section555">
              <text:p text:style-name="P22"><text:bookmark text:name="C_0_1362"/><text:span text:style-name="T60">  </text:span><text:span text:style-name="T61">int</text:span><text:span text:style-name="T60"> posic;</text:span> <text:bookmark text:name="L_0_1374"/><text:bookmark text:name="L_0_1373"/></text:p>
            </text:section>
          </table:table-cell>
        </table:table-row>
        <table:table-row>
          <table:table-cell table:style-name="Table9.A1" office:value-type="string">
            <text:p text:style-name="P23"> 137 </text:p>
          </table:table-cell>
          <table:table-cell table:style-name="Table9.A1" office:value-type="string">
            <text:section text:style-name="Sect2" text:name="Section556">
              <text:p text:style-name="P22"><text:bookmark text:name="C_0_1371"/><text:span text:style-name="T60">  </text:span><text:span text:style-name="T61">char</text:span><text:span text:style-name="T60"> c;</text:span> <text:bookmark text:name="L_0_1384"/><text:bookmark text:name="L_0_1383"/></text:p>
            </text:section>
          </table:table-cell>
        </table:table-row>
        <table:table-row>
          <table:table-cell table:style-name="Table9.A1" office:value-type="string">
            <text:p text:style-name="P23"> 138 </text:p>
          </table:table-cell>
          <table:table-cell table:style-name="Table9.A1" office:value-type="string">
            <text:section text:style-name="Sect2" text:name="Section557">
              <text:p text:style-name="P22"><text:bookmark text:name="C_0_1381"/><text:span text:style-name="T60">  </text:span><text:span text:style-name="T61">logic</text:span><text:span text:style-name="T60"> fim;</text:span> <text:bookmark text:name="L_0_1394"/><text:bookmark text:name="L_0_1393"/></text:p>
            </text:section>
          </table:table-cell>
        </table:table-row>
        <table:table-row>
          <table:table-cell table:style-name="Table9.A1" office:value-type="string">
            <text:p text:style-name="P23"> 139 </text:p>
          </table:table-cell>
          <table:table-cell table:style-name="Table9.A1" office:value-type="string">
            <text:section text:style-name="Sect2" text:name="Section558">
              <text:p text:style-name="P22"><text:bookmark text:name="C_0_1391"/><text:span text:style-name="T60"> </text:span> <text:bookmark text:name="L_0_1404"/><text:bookmark text:name="L_0_1403"/></text:p>
            </text:section>
          </table:table-cell>
        </table:table-row>
        <table:table-row>
          <table:table-cell table:style-name="Table9.A1" office:value-type="string">
            <text:p text:style-name="P23"> 140 </text:p>
          </table:table-cell>
          <table:table-cell table:style-name="Table9.A1" office:value-type="string">
            <text:section text:style-name="Sect2" text:name="Section559">
              <text:p text:style-name="P22"><text:bookmark text:name="C_0_1401"/><text:span text:style-name="T60"> </text:span> <text:bookmark text:name="L_0_1417"/><text:bookmark text:name="L_0_1416"/></text:p>
            </text:section>
          </table:table-cell>
        </table:table-row>
        <table:table-row>
          <table:table-cell table:style-name="Table9.A1" office:value-type="string">
            <text:p text:style-name="P23"> 141 </text:p>
          </table:table-cell>
          <table:table-cell table:style-name="Table9.A1" office:value-type="string">
            <text:section text:style-name="Sect2" text:name="Section560">
              <text:p text:style-name="P22"><text:bookmark text:name="C_0_1411"/><text:span text:style-name="T60">  </text:span><text:span text:style-name="T61">statements</text:span><text:span text:style-name="T60">:</text:span> <text:bookmark text:name="L_0_14211"/><text:bookmark text:name="L_0_14210"/></text:p>
            </text:section>
          </table:table-cell>
        </table:table-row>
        <table:table-row>
          <table:table-cell table:style-name="Table9.A1" office:value-type="string">
            <text:p text:style-name="P23"> 142 </text:p>
          </table:table-cell>
          <table:table-cell table:style-name="Table9.A1" office:value-type="string">
            <text:section text:style-name="Sect2" text:name="Section561">
              <text:p text:style-name="P22"><text:bookmark text:name="C_0_1422"/><text:span text:style-name="T60"> </text:span> <text:bookmark text:name="L_0_1436"/><text:bookmark text:name="L_0_1435"/></text:p>
            </text:section>
          </table:table-cell>
        </table:table-row>
        <table:table-row>
          <table:table-cell table:style-name="Table9.A1" office:value-type="string">
            <text:p text:style-name="P23"> 143 </text:p>
          </table:table-cell>
          <table:table-cell table:style-name="Table9.A1" office:value-type="string">
            <text:section text:style-name="Sect2" text:name="Section562">
              <text:p text:style-name="P22"><text:bookmark text:name="C_0_1431"/><text:span text:style-name="T60">  ntab &lt;- </text:span><text:span text:style-name="T63">0</text:span><text:span text:style-name="T60">;</text:span> <text:bookmark text:name="L_0_1446"/><text:bookmark text:name="L_0_1445"/></text:p>
            </text:section>
          </table:table-cell>
        </table:table-row>
        <table:table-row>
          <table:table-cell table:style-name="Table9.A1" office:value-type="string">
            <text:p text:style-name="P23"> 144 </text:p>
          </table:table-cell>
          <table:table-cell table:style-name="Table9.A1" office:value-type="string">
            <text:section text:style-name="Sect2" text:name="Section563">
              <text:p text:style-name="P22"><text:bookmark text:name="C_0_1442"/><text:span text:style-name="T60">  </text:span><text:span text:style-name="T61">write</text:span><text:span text:style-name="T60">(</text:span><text:span text:style-name="T62">"Nova palavra? (s/n): "</text:span><text:span text:style-name="T60">);</text:span> <text:bookmark text:name="L_0_1454"/><text:bookmark text:name="L_0_1453"/></text:p>
            </text:section>
          </table:table-cell>
        </table:table-row>
        <table:table-row>
          <table:table-cell table:style-name="Table9.A1" office:value-type="string">
            <text:p text:style-name="P23"> 145 </text:p>
          </table:table-cell>
          <table:table-cell table:style-name="Table9.A1" office:value-type="string">
            <text:section text:style-name="Sect2" text:name="Section564">
              <text:p text:style-name="P22"><text:bookmark text:name="C_0_1452"/><text:span text:style-name="T60">  </text:span><text:span text:style-name="T61">read</text:span><text:span text:style-name="T60">(c);</text:span> <text:bookmark text:name="L_0_1464"/><text:bookmark text:name="L_0_1463"/></text:p>
            </text:section>
          </table:table-cell>
        </table:table-row>
        <table:table-row>
          <table:table-cell table:style-name="Table9.A1" office:value-type="string">
            <text:p text:style-name="P23"> 146 </text:p>
          </table:table-cell>
          <table:table-cell table:style-name="Table9.A1" office:value-type="string">
            <text:section text:style-name="Sect2" text:name="Section565">
              <text:p text:style-name="P22"><text:bookmark text:name="C_0_1462"/><text:span text:style-name="T60">  </text:span><text:span text:style-name="T61">while</text:span><text:span text:style-name="T60">(c = </text:span><text:span text:style-name="T62">'s'</text:span><text:span text:style-name="T60"> || c = </text:span><text:span text:style-name="T62">'S'</text:span><text:span text:style-name="T60">) {</text:span> <text:bookmark text:name="L_0_1474"/><text:bookmark text:name="L_0_1473"/></text:p>
            </text:section>
          </table:table-cell>
        </table:table-row>
        <table:table-row>
          <table:table-cell table:style-name="Table9.A1" office:value-type="string">
            <text:p text:style-name="P23"> 147 </text:p>
          </table:table-cell>
          <table:table-cell table:style-name="Table9.A1" office:value-type="string">
            <text:section text:style-name="Sect2" text:name="Section566">
              <text:p text:style-name="P22"><text:bookmark text:name="C_0_1472"/><text:span text:style-name="T60">    </text:span><text:span text:style-name="T61">write</text:span><text:span text:style-name="T60">(</text:span><text:span text:style-name="T62">"</text:span><text:span text:style-name="T63">\n</text:span><text:span text:style-name="T62">Digite a palavra: "</text:span><text:span text:style-name="T60">);</text:span> <text:bookmark text:name="L_0_1484"/><text:bookmark text:name="L_0_1483"/></text:p>
            </text:section>
          </table:table-cell>
        </table:table-row>
        <table:table-row>
          <table:table-cell table:style-name="Table9.A1" office:value-type="string">
            <text:p text:style-name="P23"> 148 </text:p>
          </table:table-cell>
          <table:table-cell table:style-name="Table9.A1" office:value-type="string">
            <text:section text:style-name="Sect2" text:name="Section567">
              <text:p text:style-name="P22"><text:bookmark text:name="C_0_1482"/><text:span text:style-name="T60">    fim &lt;- </text:span><text:span text:style-name="T61">false</text:span><text:span text:style-name="T60">;</text:span> <text:bookmark text:name="L_0_1494"/><text:bookmark text:name="L_0_1493"/></text:p>
            </text:section>
          </table:table-cell>
        </table:table-row>
        <table:table-row>
          <table:table-cell table:style-name="Table9.A1" office:value-type="string">
            <text:p text:style-name="P23"> 149 </text:p>
          </table:table-cell>
          <table:table-cell table:style-name="Table9.A1" office:value-type="string">
            <text:section text:style-name="Sect2" text:name="Section568">
              <text:p text:style-name="P22"><text:bookmark text:name="C_0_1492"/><text:span text:style-name="T60">    </text:span><text:span text:style-name="T61">for</text:span><text:span text:style-name="T60"> (i &lt;- </text:span><text:span text:style-name="T63">0</text:span><text:span text:style-name="T60">; !fim; i &lt;- i + </text:span><text:span text:style-name="T63">1</text:span><text:span text:style-name="T60">) {</text:span> <text:bookmark text:name="L_0_1504"/><text:bookmark text:name="L_0_1503"/></text:p>
            </text:section>
          </table:table-cell>
        </table:table-row>
        <table:table-row>
          <table:table-cell table:style-name="Table9.A1" office:value-type="string">
            <text:p text:style-name="P23"> 150 </text:p>
          </table:table-cell>
          <table:table-cell table:style-name="Table9.A1" office:value-type="string">
            <text:section text:style-name="Sect2" text:name="Section569">
              <text:p text:style-name="P22"><text:bookmark text:name="C_0_1501"/><text:span text:style-name="T60">      </text:span><text:span text:style-name="T61">read</text:span><text:span text:style-name="T60">(palavra[i]);</text:span> <text:bookmark text:name="L_0_15112"/><text:bookmark text:name="L_0_15111"/></text:p>
            </text:section>
          </table:table-cell>
        </table:table-row>
        <text:soft-page-break/>
        <table:table-row>
          <table:table-cell table:style-name="Table9.A1" office:value-type="string">
            <text:p text:style-name="P23"> 151 </text:p>
          </table:table-cell>
          <table:table-cell table:style-name="Table9.A1" office:value-type="string">
            <text:section text:style-name="Sect2" text:name="Section570">
              <text:p text:style-name="P22"><text:bookmark text:name="C_0_1512"/><text:span text:style-name="T60">      </text:span><text:span text:style-name="T61">if</text:span><text:span text:style-name="T60">(palavra[i] = </text:span><text:span text:style-name="T62">'</text:span><text:span text:style-name="T63">\n</text:span><text:span text:style-name="T62">'</text:span><text:span text:style-name="T60">) {</text:span> <text:bookmark text:name="L_0_1528"/><text:bookmark text:name="L_0_1527"/></text:p>
            </text:section>
          </table:table-cell>
        </table:table-row>
        <table:table-row>
          <table:table-cell table:style-name="Table9.A1" office:value-type="string">
            <text:p text:style-name="P23"> 152 </text:p>
          </table:table-cell>
          <table:table-cell table:style-name="Table9.A1" office:value-type="string">
            <text:section text:style-name="Sect2" text:name="Section571">
              <text:p text:style-name="P22"><text:bookmark text:name="C_0_1522"/><text:span text:style-name="T60">        fim &lt;- </text:span><text:span text:style-name="T61">true</text:span><text:span text:style-name="T60">;</text:span> <text:bookmark text:name="L_0_1536"/><text:bookmark text:name="L_0_1535"/></text:p>
            </text:section>
          </table:table-cell>
        </table:table-row>
        <table:table-row>
          <table:table-cell table:style-name="Table9.A1" office:value-type="string">
            <text:p text:style-name="P23"> 153 </text:p>
          </table:table-cell>
          <table:table-cell table:style-name="Table9.A1" office:value-type="string">
            <text:section text:style-name="Sect2" text:name="Section572">
              <text:p text:style-name="P22"><text:bookmark text:name="C_0_1531"/><text:span text:style-name="T60">        palavra[i] &lt;- </text:span><text:span text:style-name="T62">'</text:span><text:span text:style-name="T63">\0</text:span><text:span text:style-name="T62">'</text:span><text:span text:style-name="T60">;</text:span> <text:bookmark text:name="L_0_1546"/><text:bookmark text:name="L_0_1545"/></text:p>
            </text:section>
          </table:table-cell>
        </table:table-row>
        <table:table-row>
          <table:table-cell table:style-name="Table9.A1" office:value-type="string">
            <text:p text:style-name="P23"> 154 </text:p>
          </table:table-cell>
          <table:table-cell table:style-name="Table9.A1" office:value-type="string">
            <text:section text:style-name="Sect2" text:name="Section573">
              <text:p text:style-name="P22"><text:bookmark text:name="C_0_1542"/><text:span text:style-name="T60">      }</text:span> <text:bookmark text:name="L_0_1554"/><text:bookmark text:name="L_0_1553"/></text:p>
            </text:section>
          </table:table-cell>
        </table:table-row>
        <table:table-row>
          <table:table-cell table:style-name="Table9.A1" office:value-type="string">
            <text:p text:style-name="P23"> 155 </text:p>
          </table:table-cell>
          <table:table-cell table:style-name="Table9.A1" office:value-type="string">
            <text:section text:style-name="Sect2" text:name="Section574">
              <text:p text:style-name="P22"><text:bookmark text:name="C_0_1552"/><text:span text:style-name="T60">    }</text:span> <text:bookmark text:name="L_0_1564"/><text:bookmark text:name="L_0_1563"/></text:p>
            </text:section>
          </table:table-cell>
        </table:table-row>
        <table:table-row>
          <table:table-cell table:style-name="Table9.A1" office:value-type="string">
            <text:p text:style-name="P23"> 156 </text:p>
          </table:table-cell>
          <table:table-cell table:style-name="Table9.A1" office:value-type="string">
            <text:section text:style-name="Sect2" text:name="Section575">
              <text:p text:style-name="P22"><text:bookmark text:name="C_0_1562"/><text:span text:style-name="T60">    posic &lt;- Procura();</text:span> <text:bookmark text:name="L_0_1574"/><text:bookmark text:name="L_0_1573"/></text:p>
            </text:section>
          </table:table-cell>
        </table:table-row>
        <table:table-row>
          <table:table-cell table:style-name="Table9.A1" office:value-type="string">
            <text:p text:style-name="P23"> 157 </text:p>
          </table:table-cell>
          <table:table-cell table:style-name="Table9.A1" office:value-type="string">
            <text:section text:style-name="Sect2" text:name="Section576">
              <text:p text:style-name="P22"><text:bookmark text:name="C_0_1571"/><text:span text:style-name="T60">    </text:span><text:span text:style-name="T61">if</text:span><text:span text:style-name="T60">(posic &gt; </text:span><text:span text:style-name="T63">0</text:span><text:span text:style-name="T60">) {</text:span> <text:bookmark text:name="L_0_1584"/><text:bookmark text:name="L_0_1583"/></text:p>
            </text:section>
          </table:table-cell>
        </table:table-row>
        <table:table-row>
          <table:table-cell table:style-name="Table9.A1" office:value-type="string">
            <text:p text:style-name="P23"> 158 </text:p>
          </table:table-cell>
          <table:table-cell table:style-name="Table9.A1" office:value-type="string">
            <text:section text:style-name="Sect2" text:name="Section577">
              <text:p text:style-name="P22"><text:bookmark text:name="C_0_1581"/><text:span text:style-name="T60">      nocorr[posic] &lt;- nocorr[posic] + </text:span><text:span text:style-name="T63">1</text:span><text:span text:style-name="T60">;</text:span> <text:bookmark text:name="L_0_1594"/><text:bookmark text:name="L_0_1593"/></text:p>
            </text:section>
          </table:table-cell>
        </table:table-row>
        <table:table-row>
          <table:table-cell table:style-name="Table9.A1" office:value-type="string">
            <text:p text:style-name="P23"> 159 </text:p>
          </table:table-cell>
          <table:table-cell table:style-name="Table9.A1" office:value-type="string">
            <text:section text:style-name="Sect2" text:name="Section578">
              <text:p text:style-name="P22"><text:bookmark text:name="C_0_1591"/><text:span text:style-name="T60">    } </text:span><text:span text:style-name="T61">else</text:span><text:span text:style-name="T60"> {</text:span> <text:bookmark text:name="L_0_1604"/><text:bookmark text:name="L_0_1603"/></text:p>
            </text:section>
          </table:table-cell>
        </table:table-row>
        <table:table-row>
          <table:table-cell table:style-name="Table9.A1" office:value-type="string">
            <text:p text:style-name="P23"> 160 </text:p>
          </table:table-cell>
          <table:table-cell table:style-name="Table9.A1" office:value-type="string">
            <text:section text:style-name="Sect2" text:name="Section579">
              <text:p text:style-name="P22"><text:bookmark text:name="C_0_1601"/><text:span text:style-name="T60">      </text:span><text:span text:style-name="T61">call</text:span><text:span text:style-name="T60"> Inserir(~posic, i);</text:span> <text:bookmark text:name="L_0_16113"/><text:bookmark text:name="L_0_16112"/></text:p>
            </text:section>
          </table:table-cell>
        </table:table-row>
        <table:table-row>
          <table:table-cell table:style-name="Table9.A1" office:value-type="string">
            <text:p text:style-name="P23"> 161 </text:p>
          </table:table-cell>
          <table:table-cell table:style-name="Table9.A1" office:value-type="string">
            <text:section text:style-name="Sect2" text:name="Section580">
              <text:p text:style-name="P22"><text:bookmark text:name="C_0_1612"/><text:span text:style-name="T60">    }</text:span> <text:bookmark text:name="L_0_1627"/><text:bookmark text:name="L_0_1626"/></text:p>
            </text:section>
          </table:table-cell>
        </table:table-row>
        <table:table-row>
          <table:table-cell table:style-name="Table9.A1" office:value-type="string">
            <text:p text:style-name="P23"> 162 </text:p>
          </table:table-cell>
          <table:table-cell table:style-name="Table9.A1" office:value-type="string">
            <text:section text:style-name="Sect2" text:name="Section581">
              <text:p text:style-name="P22"><text:bookmark text:name="C_0_1622"/><text:span text:style-name="T60">    </text:span><text:span text:style-name="T61">write</text:span><text:span text:style-name="T60">(</text:span><text:span text:style-name="T62">"</text:span><text:span text:style-name="T63">\n\n</text:span><text:span text:style-name="T62">Nova palavra? (s/n): "</text:span><text:span text:style-name="T60">);</text:span> <text:bookmark text:name="L_0_1636"/><text:bookmark text:name="L_0_1635"/></text:p>
            </text:section>
          </table:table-cell>
        </table:table-row>
        <table:table-row>
          <table:table-cell table:style-name="Table9.A1" office:value-type="string">
            <text:p text:style-name="P23"> 163 </text:p>
          </table:table-cell>
          <table:table-cell table:style-name="Table9.A1" office:value-type="string">
            <text:section text:style-name="Sect2" text:name="Section582">
              <text:p text:style-name="P22"><text:bookmark text:name="C_0_1631"/><text:span text:style-name="T60">    </text:span><text:span text:style-name="T61">read</text:span><text:span text:style-name="T60">(c);</text:span> <text:bookmark text:name="L_0_1646"/><text:bookmark text:name="L_0_1645"/></text:p>
            </text:section>
          </table:table-cell>
        </table:table-row>
        <table:table-row>
          <table:table-cell table:style-name="Table9.A1" office:value-type="string">
            <text:p text:style-name="P23"> 164 </text:p>
          </table:table-cell>
          <table:table-cell table:style-name="Table9.A1" office:value-type="string">
            <text:section text:style-name="Sect2" text:name="Section583">
              <text:p text:style-name="P22"><text:bookmark text:name="C_0_1642"/><text:span text:style-name="T60">  }</text:span> <text:bookmark text:name="L_0_1654"/><text:bookmark text:name="L_0_1653"/></text:p>
            </text:section>
          </table:table-cell>
        </table:table-row>
        <table:table-row>
          <table:table-cell table:style-name="Table9.A1" office:value-type="string">
            <text:p text:style-name="P23"> 165 </text:p>
          </table:table-cell>
          <table:table-cell table:style-name="Table9.A1" office:value-type="string">
            <text:section text:style-name="Sect2" text:name="Section584">
              <text:p text:style-name="P22"><text:bookmark text:name="C_0_1652"/><text:span text:style-name="T60">  </text:span><text:span text:style-name="T61">call</text:span><text:span text:style-name="T60"> ExibirTabela();</text:span> <text:bookmark text:name="L_0_1664"/><text:bookmark text:name="L_0_1663"/></text:p>
            </text:section>
          </table:table-cell>
        </table:table-row>
        <table:table-row>
          <table:table-cell table:style-name="Table9.A1" office:value-type="string">
            <text:p text:style-name="P23"> 166 </text:p>
          </table:table-cell>
          <table:table-cell table:style-name="Table9.A1" office:value-type="string">
            <text:section text:style-name="Sect2" text:name="Section585">
              <text:p text:style-name="P22"><text:bookmark text:name="C_0_1662"/><text:span text:style-name="T60"> </text:span> <text:bookmark text:name="L_0_1676"/><text:bookmark text:name="L_0_1675"/></text:p>
            </text:section>
          </table:table-cell>
        </table:table-row>
        <table:table-row>
          <table:table-cell table:style-name="Table9.A1" office:value-type="string">
            <text:p text:style-name="P23"> 167 </text:p>
          </table:table-cell>
          <table:table-cell table:style-name="Table9.A1" office:value-type="string">
            <text:section text:style-name="Sect2" text:name="Section586">
              <text:p text:style-name="P22"><text:bookmark text:name="C_0_1671"/><text:span text:style-name="T60">}</text:span> <text:bookmark text:name="L_0_1686"/><text:bookmark text:name="L_0_1685"/></text:p>
            </text:section>
          </table:table-cell>
        </table:table-row>
        <table:table-row>
          <table:table-cell table:style-name="Table9.A1" office:value-type="string">
            <text:p text:style-name="P23"> 168 </text:p>
          </table:table-cell>
          <table:table-cell table:style-name="Table9.A1" office:value-type="string">
            <text:section text:style-name="Sect2" text:name="Section587">
              <text:p text:style-name="P22"><text:bookmark text:name="C_0_1681"/><text:span text:style-name="T60"> </text:span> <text:bookmark text:name="L_0_1696"/><text:bookmark text:name="L_0_1695"/></text:p>
            </text:section>
          </table:table-cell>
        </table:table-row>
        <table:table-row>
          <table:table-cell table:style-name="Table9.A1" office:value-type="string">
            <text:p text:style-name="P23"> 169 </text:p>
          </table:table-cell>
          <table:table-cell table:style-name="Table9.A1" office:value-type="string">
            <text:section text:style-name="Sect2" text:name="Section588">
              <text:p text:style-name="P22"><text:bookmark text:name="C_0_1691"/><text:span text:style-name="T60"> </text:span> <text:bookmark text:name="L_0_1706"/><text:bookmark text:name="L_0_1705"/></text:p>
            </text:section>
          </table:table-cell>
        </table:table-row>
        <table:table-row>
          <table:table-cell table:style-name="Table9.A1" office:value-type="string">
            <text:p text:style-name="P23"> 170 </text:p>
          </table:table-cell>
          <table:table-cell table:style-name="Table9.A1" office:value-type="string">
            <text:section text:style-name="Sect2" text:name="Section589">
              <text:p text:style-name="P22"><text:bookmark text:name="C_0_1701"/><text:span text:style-name="T60">}</text:span> <text:bookmark text:name="L_0_17112"/><text:bookmark text:name="L_0_17111"/></text:p>
            </text:section>
          </table:table-cell>
        </table:table-row>
        <table:table-row>
          <table:table-cell table:style-name="Table9.A1" office:value-type="string">
            <text:p text:style-name="P23"> 171 </text:p>
          </table:table-cell>
          <table:table-cell table:style-name="Table9.A1" office:value-type="string">
            <text:section text:style-name="Sect2" text:name="Section590">
              <text:p text:style-name="P24"><text:bookmark text:name="C_0_1711"/> </text:p>
            </text:section>
          </table:table-cell>
        </table:table-row>
      </table:table>
      <text:p text:style-name="P39"/>
      <text:list xml:id="list134219610433185" text:continue-numbering="true" text:style-name="Outline">
        <text:list-header>
          <text:h text:style-name="P52" text:outline-level="1" text:is-list-header="true"><text:bookmark-start text:name="__RefHeading___Toc6976_3116390965"/>APÊNDICE E: CÓDIGO-FONTE NO-GLOB-DECLS<text:bookmark-end text:name="__RefHeading___Toc6976_3116390965"/></text:h>
        </text:list-header>
      </text:list>
      <text:p text:style-name="P3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3"><text:bookmark text:name="L_0_1148"/><text:bookmark text:name="L_0_1147"/>   1 </text:p>
          </table:table-cell>
          <table:table-cell table:style-name="Table11.A1" office:value-type="string">
            <text:section text:style-name="Sect2" text:name="Section591">
              <text:p text:style-name="P22"><text:bookmark text:name="C_0_180"/><text:span text:style-name="T67">/*  Programa para contar as ocorrencias das palavras de um texto */</text:span> <text:bookmark text:name="L_0_260"/><text:bookmark text:name="L_0_250"/></text:p>
            </text:section>
          </table:table-cell>
        </table:table-row>
        <table:table-row>
          <table:table-cell table:style-name="Table11.A1" office:value-type="string">
            <text:p text:style-name="P23">   2 </text:p>
          </table:table-cell>
          <table:table-cell table:style-name="Table11.A1" office:value-type="string">
            <text:section text:style-name="Sect2" text:name="Section592">
              <text:p text:style-name="P22"><text:bookmark text:name="C_0_227"/><text:span text:style-name="T60"> </text:span> <text:bookmark text:name="L_0_360"/><text:bookmark text:name="L_0_359"/></text:p>
            </text:section>
          </table:table-cell>
        </table:table-row>
        <table:table-row>
          <table:table-cell table:style-name="Table11.A1" office:value-type="string">
            <text:p text:style-name="P23">   3 </text:p>
          </table:table-cell>
          <table:table-cell table:style-name="Table11.A1" office:value-type="string">
            <text:section text:style-name="Sect2" text:name="Section593">
              <text:p text:style-name="P22"><text:bookmark text:name="C_0_319"/><text:span text:style-name="T61">program</text:span><text:span text:style-name="T60"> NoGlobDecls {</text:span> <text:bookmark text:name="L_0_449"/><text:bookmark text:name="L_0_440"/></text:p>
            </text:section>
          </table:table-cell>
        </table:table-row>
        <table:table-row>
          <table:table-cell table:style-name="Table11.A1" office:value-type="string">
            <text:p text:style-name="P23">   4 </text:p>
          </table:table-cell>
          <table:table-cell table:style-name="Table11.A1" office:value-type="string">
            <text:section text:style-name="Sect2" text:name="Section594">
              <text:p text:style-name="P22"><text:bookmark text:name="C_0_418"/><text:span text:style-name="T60"> </text:span> <text:bookmark text:name="L_0_548"/><text:bookmark text:name="L_0_547"/></text:p>
            </text:section>
          </table:table-cell>
        </table:table-row>
        <table:table-row>
          <table:table-cell table:style-name="Table11.A1" office:value-type="string">
            <text:p text:style-name="P23">   5 </text:p>
          </table:table-cell>
          <table:table-cell table:style-name="Table11.A1" office:value-type="string">
            <text:section text:style-name="Sect2" text:name="Section595">
              <text:p text:style-name="P22"><text:bookmark text:name="C_0_518"/><text:span text:style-name="T67">/*  Variaveis globais  */</text:span> <text:bookmark text:name="L_0_648"/><text:bookmark text:name="L_0_647"/></text:p>
            </text:section>
          </table:table-cell>
        </table:table-row>
        <table:table-row>
          <table:table-cell table:style-name="Table11.A1" office:value-type="string">
            <text:p text:style-name="P23">   6 </text:p>
          </table:table-cell>
          <table:table-cell table:style-name="Table11.A1" office:value-type="string">
            <text:section text:style-name="Sect2" text:name="Section596">
              <text:p text:style-name="P22"><text:bookmark text:name="C_0_618"/><text:span text:style-name="T60"> </text:span> <text:bookmark text:name="L_0_748"/><text:bookmark text:name="L_0_747"/></text:p>
            </text:section>
          </table:table-cell>
        </table:table-row>
        <table:table-row>
          <table:table-cell table:style-name="Table11.A1" office:value-type="string">
            <text:p text:style-name="P23">   7 </text:p>
          </table:table-cell>
          <table:table-cell table:style-name="Table11.A1" office:value-type="string">
            <text:section text:style-name="Sect2" text:name="Section597">
              <text:p text:style-name="P22"><text:bookmark text:name="C_0_718"/><text:span text:style-name="T60">/*</text:span> <text:bookmark text:name="L_0_840"/><text:bookmark text:name="L_0_839"/></text:p>
            </text:section>
          </table:table-cell>
        </table:table-row>
        <table:table-row>
          <table:table-cell table:style-name="Table11.A1" office:value-type="string">
            <text:p text:style-name="P23">   8 </text:p>
          </table:table-cell>
          <table:table-cell table:style-name="Table11.A1" office:value-type="string">
            <text:section text:style-name="Sect2" text:name="Section598">
              <text:p text:style-name="P22"><text:bookmark text:name="C_0_818"/><text:span text:style-name="T61">global</text:span><text:span text:style-name="T60">: </text:span><text:bookmark text:name="L_0_940"/><text:bookmark text:name="L_0_939"/></text:p>
            </text:section>
          </table:table-cell>
        </table:table-row>
        <table:table-row>
          <table:table-cell table:style-name="Table11.A1" office:value-type="string">
            <text:p text:style-name="P23">   9 </text:p>
          </table:table-cell>
          <table:table-cell table:style-name="Table11.A1" office:value-type="string">
            <text:section text:style-name="Sect2" text:name="Section599">
              <text:p text:style-name="P22"><text:bookmark text:name="C_0_918"/><text:span text:style-name="T60">    </text:span><text:span text:style-name="T61">char</text:span><text:span text:style-name="T60"> nomes[</text:span><text:span text:style-name="T63">50</text:span><text:span text:style-name="T60">,</text:span><text:span text:style-name="T63">10</text:span><text:span text:style-name="T60">], palavra[</text:span><text:span text:style-name="T63">10</text:span><text:span text:style-name="T60">];</text:span> <text:bookmark text:name="L_0_1040"/><text:bookmark text:name="L_0_1039"/></text:p>
            </text:section>
          </table:table-cell>
        </table:table-row>
        <table:table-row>
          <table:table-cell table:style-name="Table11.A1" office:value-type="string">
            <text:p text:style-name="P23">  10 </text:p>
          </table:table-cell>
          <table:table-cell table:style-name="Table11.A1" office:value-type="string">
            <text:section text:style-name="Sect2" text:name="Section600">
              <text:p text:style-name="P22"><text:bookmark text:name="C_0_1018"/><text:span text:style-name="T60">    </text:span><text:span text:style-name="T61">int</text:span><text:span text:style-name="T60"> ntab, nocorr[</text:span><text:span text:style-name="T63">50</text:span><text:span text:style-name="T60">];</text:span> <text:bookmark text:name="L_0_1150"/><text:bookmark text:name="L_0_1149"/></text:p>
            </text:section>
          </table:table-cell>
        </table:table-row>
        <table:table-row>
          <table:table-cell table:style-name="Table11.A1" office:value-type="string">
            <text:p text:style-name="P23">  11 </text:p>
          </table:table-cell>
          <table:table-cell table:style-name="Table11.A1" office:value-type="string">
            <text:section text:style-name="Sect2" text:name="Section601">
              <text:p text:style-name="P22"><text:bookmark text:name="C_0_1118"/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1248"/><text:bookmark text:name="L_0_1247"/></text:p>
            </text:section>
          </table:table-cell>
        </table:table-row>
        <table:table-row>
          <table:table-cell table:style-name="Table11.A1" office:value-type="string">
            <text:p text:style-name="P23">  12 </text:p>
          </table:table-cell>
          <table:table-cell table:style-name="Table11.A1" office:value-type="string">
            <text:section text:style-name="Sect2" text:name="Section602">
              <text:p text:style-name="P22"><text:bookmark text:name="C_0_1217"/><text:span text:style-name="T60">*/</text:span> <text:bookmark text:name="L_0_1337"/><text:bookmark text:name="L_0_1330"/></text:p>
            </text:section>
          </table:table-cell>
        </table:table-row>
        <table:table-row>
          <table:table-cell table:style-name="Table11.A1" office:value-type="string">
            <text:p text:style-name="P23">  13 </text:p>
          </table:table-cell>
          <table:table-cell table:style-name="Table11.A1" office:value-type="string">
            <text:section text:style-name="Sect2" text:name="Section603">
              <text:p text:style-name="P22"><text:bookmark text:name="C_0_1314"/><text:span text:style-name="T60"> </text:span> <text:bookmark text:name="L_0_1439"/><text:bookmark text:name="L_0_1438"/></text:p>
            </text:section>
          </table:table-cell>
        </table:table-row>
        <table:table-row>
          <table:table-cell table:style-name="Table11.A1" office:value-type="string">
            <text:p text:style-name="P23">  14 </text:p>
          </table:table-cell>
          <table:table-cell table:style-name="Table11.A1" office:value-type="string">
            <text:section text:style-name="Sect2" text:name="Section604">
              <text:p text:style-name="P22"><text:bookmark text:name="C_0_1413"/><text:span text:style-name="T61">functions</text:span><text:span text:style-name="T60">:</text:span> <text:bookmark text:name="L_0_1538"/><text:bookmark text:name="L_0_1537"/></text:p>
            </text:section>
          </table:table-cell>
        </table:table-row>
        <table:table-row>
          <table:table-cell table:style-name="Table11.A1" office:value-type="string">
            <text:p text:style-name="P23">  15 </text:p>
          </table:table-cell>
          <table:table-cell table:style-name="Table11.A1" office:value-type="string">
            <text:section text:style-name="Sect2" text:name="Section605">
              <text:p text:style-name="P22"><text:bookmark text:name="C_0_1514"/><text:span text:style-name="T60"> </text:span> <text:bookmark text:name="L_0_1637"/><text:bookmark text:name="L_0_1630"/></text:p>
            </text:section>
          </table:table-cell>
        </table:table-row>
        <table:table-row>
          <table:table-cell table:style-name="Table11.A1" office:value-type="string">
            <text:p text:style-name="P23">  16 </text:p>
          </table:table-cell>
          <table:table-cell table:style-name="Table11.A1" office:value-type="string">
            <text:section text:style-name="Sect2" text:name="Section606">
              <text:p text:style-name="P22"><text:bookmark text:name="C_0_1614"/><text:span text:style-name="T67">/*  Funcao para procurar uma palavra na tabela de palavras  */</text:span> <text:bookmark text:name="L_0_1727"/><text:bookmark text:name="L_0_1726"/></text:p>
            </text:section>
          </table:table-cell>
        </table:table-row>
        <table:table-row>
          <table:table-cell table:style-name="Table11.A1" office:value-type="string">
            <text:p text:style-name="P23">  17 </text:p>
          </table:table-cell>
          <table:table-cell table:style-name="Table11.A1" office:value-type="string">
            <text:section text:style-name="Sect2" text:name="Section607">
              <text:p text:style-name="P22"><text:bookmark text:name="C_0_1712"/><text:span text:style-name="T60"> </text:span> <text:bookmark text:name="L_0_1822"/><text:bookmark text:name="L_0_1821"/></text:p>
            </text:section>
          </table:table-cell>
        </table:table-row>
        <table:table-row>
          <table:table-cell table:style-name="Table11.A1" office:value-type="string">
            <text:p text:style-name="P23">  18 </text:p>
          </table:table-cell>
          <table:table-cell table:style-name="Table11.A1" office:value-type="string">
            <text:section text:style-name="Sect2" text:name="Section608">
              <text:p text:style-name="P22"><text:bookmark text:name="C_0_188"/><text:span text:style-name="T61">int</text:span><text:span text:style-name="T60"> Procura () {</text:span> <text:bookmark text:name="L_0_1921"/><text:bookmark text:name="L_0_1920"/></text:p>
            </text:section>
          </table:table-cell>
        </table:table-row>
        <table:table-row>
          <table:table-cell table:style-name="Table11.A1" office:value-type="string">
            <text:p text:style-name="P23">  19 </text:p>
          </table:table-cell>
          <table:table-cell table:style-name="Table11.A1" office:value-type="string">
            <text:section text:style-name="Sect2" text:name="Section609">
              <text:p text:style-name="P22"><text:bookmark text:name="C_0_198"/><text:span text:style-name="T60"> </text:span> <text:bookmark text:name="L_0_2018"/><text:bookmark text:name="L_0_2017"/></text:p>
            </text:section>
          </table:table-cell>
        </table:table-row>
        <table:table-row>
          <table:table-cell table:style-name="Table11.A1" office:value-type="string">
            <text:p text:style-name="P23">  20 </text:p>
          </table:table-cell>
          <table:table-cell table:style-name="Table11.A1" office:value-type="string">
            <text:section text:style-name="Sect2" text:name="Section610">
              <text:p text:style-name="P22"><text:bookmark text:name="C_0_208"/><text:span text:style-name="T61">local</text:span><text:span text:style-name="T60">:</text:span> <text:bookmark text:name="L_0_2121"/><text:bookmark text:name="L_0_2120"/></text:p>
            </text:section>
          </table:table-cell>
        </table:table-row>
        <table:table-row>
          <table:table-cell table:style-name="Table11.A1" office:value-type="string">
            <text:p text:style-name="P23">  21 </text:p>
          </table:table-cell>
          <table:table-cell table:style-name="Table11.A1" office:value-type="string">
            <text:section text:style-name="Sect2" text:name="Section611">
              <text:p text:style-name="P22"><text:bookmark text:name="C_0_2111"/><text:span text:style-name="T60">    </text:span><text:span text:style-name="T61">int</text:span><text:span text:style-name="T60"> i, inf, sup, med, posic, compara;</text:span> <text:bookmark text:name="L_0_2219"/><text:bookmark text:name="L_0_2218"/></text:p>
            </text:section>
          </table:table-cell>
        </table:table-row>
        <table:table-row>
          <table:table-cell table:style-name="Table11.A1" office:value-type="string">
            <text:p text:style-name="P23">  22 </text:p>
          </table:table-cell>
          <table:table-cell table:style-name="Table11.A1" office:value-type="string">
            <text:section text:style-name="Sect2" text:name="Section612">
              <text:p text:style-name="P22"><text:bookmark text:name="C_0_228"/><text:span text:style-name="T60">        </text:span><text:span text:style-name="T61">logic</text:span><text:span text:style-name="T60"> achou, fimteste;</text:span> <text:bookmark text:name="L_0_2320"/><text:bookmark text:name="L_0_2319"/></text:p>
            </text:section>
          </table:table-cell>
        </table:table-row>
        <table:table-row>
          <table:table-cell table:style-name="Table11.A1" office:value-type="string">
            <text:p text:style-name="P23">  23 </text:p>
          </table:table-cell>
          <table:table-cell table:style-name="Table11.A1" office:value-type="string">
            <text:section text:style-name="Sect2" text:name="Section613">
              <text:p text:style-name="P22"><text:bookmark text:name="C_0_237"/><text:span text:style-name="T61">statements</text:span><text:span text:style-name="T60">:</text:span> <text:bookmark text:name="L_0_2416"/><text:bookmark text:name="L_0_2415"/></text:p>
            </text:section>
          </table:table-cell>
        </table:table-row>
        <table:table-row>
          <table:table-cell table:style-name="Table11.A1" office:value-type="string">
            <text:p text:style-name="P23">  24 </text:p>
          </table:table-cell>
          <table:table-cell table:style-name="Table11.A1" office:value-type="string">
            <text:section text:style-name="Sect2" text:name="Section614">
              <text:p text:style-name="P22"><text:bookmark text:name="C_0_247"/><text:span text:style-name="T60">    achou &lt;- </text:span><text:span text:style-name="T61">false</text:span><text:span text:style-name="T60">; inf &lt;- </text:span><text:span text:style-name="T63">1</text:span><text:span text:style-name="T60">; sup &lt;- ntab;</text:span> <text:bookmark text:name="L_0_2516"/><text:bookmark text:name="L_0_2515"/></text:p>
            </text:section>
          </table:table-cell>
        </table:table-row>
        <table:table-row>
          <table:table-cell table:style-name="Table11.A1" office:value-type="string">
            <text:p text:style-name="P23">  25 </text:p>
          </table:table-cell>
          <table:table-cell table:style-name="Table11.A1" office:value-type="string">
            <text:section text:style-name="Sect2" text:name="Section615">
              <text:p text:style-name="P22"><text:bookmark text:name="C_0_257"/><text:span text:style-name="T60">    </text:span><text:span text:style-name="T61">while</text:span><text:span text:style-name="T60"> (!achou &amp;&amp; sup &gt;= inf) {</text:span> <text:bookmark text:name="L_0_2616"/><text:bookmark text:name="L_0_2615"/></text:p>
            </text:section>
          </table:table-cell>
        </table:table-row>
        <table:table-row>
          <table:table-cell table:style-name="Table11.A1" office:value-type="string">
            <text:p text:style-name="P23">  26 </text:p>
          </table:table-cell>
          <table:table-cell table:style-name="Table11.A1" office:value-type="string">
            <text:section text:style-name="Sect2" text:name="Section616">
              <text:p text:style-name="P22"><text:bookmark text:name="C_0_267"/><text:span text:style-name="T60">        med &lt;- (inf + sup) / </text:span><text:span text:style-name="T63">2</text:span><text:span text:style-name="T60">;</text:span> <text:bookmark text:name="L_0_2716"/><text:bookmark text:name="L_0_2715"/></text:p>
            </text:section>
          </table:table-cell>
        </table:table-row>
        <table:table-row>
          <table:table-cell table:style-name="Table11.A1" office:value-type="string">
            <text:p text:style-name="P23">  27 </text:p>
          </table:table-cell>
          <table:table-cell table:style-name="Table11.A1" office:value-type="string">
            <text:section text:style-name="Sect2" text:name="Section617">
              <text:p text:style-name="P22"><text:bookmark text:name="C_0_277"/><text:span text:style-name="T60">        compara &lt;- </text:span><text:span text:style-name="T63">0</text:span><text:span text:style-name="T60">; fimteste &lt;- </text:span><text:span text:style-name="T61">false</text:span><text:span text:style-name="T60">;</text:span> <text:bookmark text:name="L_0_2816"/><text:bookmark text:name="L_0_2815"/></text:p>
            </text:section>
          </table:table-cell>
        </table:table-row>
        <table:table-row>
          <table:table-cell table:style-name="Table11.A1" office:value-type="string">
            <text:p text:style-name="P23">  28 </text:p>
          </table:table-cell>
          <table:table-cell table:style-name="Table11.A1" office:value-type="string">
            <text:section text:style-name="Sect2" text:name="Section618">
              <text:p text:style-name="P22"><text:bookmark text:name="C_0_287"/><text:span text:style-name="T60">    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+</text:span><text:span text:style-name="T63">1</text:span><text:span text:style-name="T60">) {</text:span> <text:bookmark text:name="L_0_2916"/><text:bookmark text:name="L_0_2915"/></text:p>
            </text:section>
          </table:table-cell>
        </table:table-row>
        <table:table-row>
          <table:table-cell table:style-name="Table11.A1" office:value-type="string">
            <text:p text:style-name="P23">  29 </text:p>
          </table:table-cell>
          <table:table-cell table:style-name="Table11.A1" office:value-type="string">
            <text:section text:style-name="Sect2" text:name="Section619">
              <text:p text:style-name="P22"><text:bookmark text:name="C_0_297"/><text:span text:style-name="T60">                </text:span><text:span text:style-name="T61">if</text:span><text:span text:style-name="T60"> (palavra[i] &lt; nomes[med,i])</text:span> <text:bookmark text:name="L_0_3016"/><text:bookmark text:name="L_0_3015"/></text:p>
            </text:section>
          </table:table-cell>
        </table:table-row>
        <table:table-row>
          <table:table-cell table:style-name="Table11.A1" office:value-type="string">
            <text:p text:style-name="P23">  30 </text:p>
          </table:table-cell>
          <table:table-cell table:style-name="Table11.A1" office:value-type="string">
            <text:section text:style-name="Sect2" text:name="Section620">
              <text:p text:style-name="P22"><text:bookmark text:name="C_0_307"/><text:span text:style-name="T60">                compara &lt;- ~</text:span><text:span text:style-name="T63">1</text:span><text:span text:style-name="T60">;</text:span> <text:bookmark text:name="L_0_3117"/><text:bookmark text:name="L_0_3116"/></text:p>
            </text:section>
          </table:table-cell>
        </table:table-row>
        <table:table-row>
          <table:table-cell table:style-name="Table11.A1" office:value-type="string">
            <text:p text:style-name="P23">  31 </text:p>
          </table:table-cell>
          <table:table-cell table:style-name="Table11.A1" office:value-type="string">
            <text:section text:style-name="Sect2" text:name="Section621">
              <text:p text:style-name="P22"><text:bookmark text:name="C_0_3110"/><text:span text:style-name="T60">                </text:span><text:span text:style-name="T61">else</text:span><text:span text:style-name="T60"> </text:span><text:span text:style-name="T61">if</text:span><text:span text:style-name="T60"> (palavra[i] &gt; nomes[med,i])</text:span> <text:bookmark text:name="L_0_3214"/><text:bookmark text:name="L_0_3213"/></text:p>
            </text:section>
          </table:table-cell>
        </table:table-row>
        <table:table-row>
          <table:table-cell table:style-name="Table11.A1" office:value-type="string">
            <text:p text:style-name="P23">  32 </text:p>
          </table:table-cell>
          <table:table-cell table:style-name="Table11.A1" office:value-type="string">
            <text:section text:style-name="Sect2" text:name="Section622">
              <text:p text:style-name="P22"><text:bookmark text:name="C_0_326"/><text:span text:style-name="T60">                compara &lt;- </text:span><text:span text:style-name="T63">1</text:span><text:span text:style-name="T60">;</text:span> <text:bookmark text:name="L_0_3317"/><text:bookmark text:name="L_0_3316"/></text:p>
            </text:section>
          </table:table-cell>
        </table:table-row>
        <table:table-row>
          <table:table-cell table:style-name="Table11.A1" office:value-type="string">
            <text:p text:style-name="P23">  33 </text:p>
          </table:table-cell>
          <table:table-cell table:style-name="Table11.A1" office:value-type="string">
            <text:section text:style-name="Sect2" text:name="Section623">
              <text:p text:style-name="P22"><text:bookmark text:name="C_0_336"/><text:span text:style-name="T60">                </text:span><text:span text:style-name="T61">if</text:span><text:span text:style-name="T60"> (palavra[i] = </text:span><text:span text:style-name="T62">'</text:span><text:span text:style-name="T63">\0</text:span><text:span text:style-name="T62">'</text:span><text:span text:style-name="T60"> || nomes[med,i] = </text:span><text:span text:style-name="T62">'</text:span><text:span text:style-name="T63">\0</text:span><text:span text:style-name="T62">'</text:span><text:span text:style-name="T60">)</text:span> <text:bookmark text:name="L_0_3415"/><text:bookmark text:name="L_0_3414"/></text:p>
            </text:section>
          </table:table-cell>
        </table:table-row>
        <table:table-row>
          <table:table-cell table:style-name="Table11.A1" office:value-type="string">
            <text:p text:style-name="P23">  34 </text:p>
          </table:table-cell>
          <table:table-cell table:style-name="Table11.A1" office:value-type="string">
            <text:section text:style-name="Sect2" text:name="Section624">
              <text:p text:style-name="P22"><text:bookmark text:name="C_0_345"/><text:span text:style-name="T60">                fimteste &lt;- </text:span><text:span text:style-name="T61">true</text:span><text:span text:style-name="T60">;</text:span> <text:bookmark text:name="L_0_3512"/><text:bookmark text:name="L_0_3511"/></text:p>
            </text:section>
          </table:table-cell>
        </table:table-row>
        <table:table-row>
          <table:table-cell table:style-name="Table11.A1" office:value-type="string">
            <text:p text:style-name="P23">  35 </text:p>
          </table:table-cell>
          <table:table-cell table:style-name="Table11.A1" office:value-type="string">
            <text:section text:style-name="Sect2" text:name="Section625">
              <text:p text:style-name="P22"><text:bookmark text:name="C_0_355"/><text:span text:style-name="T60">        }</text:span> <text:bookmark text:name="L_0_3612"/><text:bookmark text:name="L_0_3611"/></text:p>
            </text:section>
          </table:table-cell>
        </table:table-row>
        <table:table-row>
          <table:table-cell table:style-name="Table11.A1" office:value-type="string">
            <text:p text:style-name="P23">  36 </text:p>
          </table:table-cell>
          <table:table-cell table:style-name="Table11.A1" office:value-type="string">
            <text:section text:style-name="Sect2" text:name="Section626">
              <text:p text:style-name="P22"><text:bookmark text:name="C_0_365"/><text:span text:style-name="T60">        </text:span><text:span text:style-name="T61">if</text:span><text:span text:style-name="T60"> (compara = </text:span><text:span text:style-name="T63">0</text:span><text:span text:style-name="T60">)</text:span> <text:bookmark text:name="L_0_3712"/><text:bookmark text:name="L_0_3711"/></text:p>
            </text:section>
          </table:table-cell>
        </table:table-row>
        <table:table-row>
          <table:table-cell table:style-name="Table11.A1" office:value-type="string">
            <text:p text:style-name="P23">  37 </text:p>
          </table:table-cell>
          <table:table-cell table:style-name="Table11.A1" office:value-type="string">
            <text:section text:style-name="Sect2" text:name="Section627">
              <text:p text:style-name="P22"><text:bookmark text:name="C_0_375"/><text:span text:style-name="T60">            achou &lt;- </text:span><text:span text:style-name="T61">true</text:span><text:span text:style-name="T60">;</text:span> <text:bookmark text:name="L_0_3812"/><text:bookmark text:name="L_0_3811"/></text:p>
            </text:section>
          </table:table-cell>
        </table:table-row>
        <table:table-row>
          <table:table-cell table:style-name="Table11.A1" office:value-type="string">
            <text:p text:style-name="P23">  38 </text:p>
          </table:table-cell>
          <table:table-cell table:style-name="Table11.A1" office:value-type="string">
            <text:section text:style-name="Sect2" text:name="Section628">
              <text:p text:style-name="P22"><text:bookmark text:name="C_0_385"/><text:span text:style-name="T60">        </text:span><text:span text:style-name="T61">else</text:span><text:span text:style-name="T60"> </text:span><text:span text:style-name="T61">if</text:span><text:span text:style-name="T60"> (compara &lt; </text:span><text:span text:style-name="T63">0</text:span><text:span text:style-name="T60">)</text:span> <text:bookmark text:name="L_0_3912"/><text:bookmark text:name="L_0_3911"/></text:p>
            </text:section>
          </table:table-cell>
        </table:table-row>
        <table:table-row>
          <table:table-cell table:style-name="Table11.A1" office:value-type="string">
            <text:p text:style-name="P23">  39 </text:p>
          </table:table-cell>
          <table:table-cell table:style-name="Table11.A1" office:value-type="string">
            <text:section text:style-name="Sect2" text:name="Section629">
              <text:p text:style-name="P22"><text:bookmark text:name="C_0_395"/><text:span text:style-name="T60">            sup &lt;- med - </text:span><text:span text:style-name="T63">1</text:span><text:span text:style-name="T60">;</text:span> <text:bookmark text:name="L_0_4012"/><text:bookmark text:name="L_0_4011"/></text:p>
            </text:section>
          </table:table-cell>
        </table:table-row>
        <table:table-row>
          <table:table-cell table:style-name="Table11.A1" office:value-type="string">
            <text:p text:style-name="P23">  40 </text:p>
          </table:table-cell>
          <table:table-cell table:style-name="Table11.A1" office:value-type="string">
            <text:section text:style-name="Sect2" text:name="Section630">
              <text:p text:style-name="P22"><text:bookmark text:name="C_0_405"/><text:span text:style-name="T60">        </text:span><text:span text:style-name="T61">else</text:span><text:span text:style-name="T60"> inf &lt;- med + </text:span><text:span text:style-name="T63">1</text:span><text:span text:style-name="T60">;</text:span> <text:bookmark text:name="L_0_4115"/><text:bookmark text:name="L_0_4114"/></text:p>
            </text:section>
          </table:table-cell>
        </table:table-row>
        <table:table-row>
          <table:table-cell table:style-name="Table11.A1" office:value-type="string">
            <text:p text:style-name="P23">  41 </text:p>
          </table:table-cell>
          <table:table-cell table:style-name="Table11.A1" office:value-type="string">
            <text:section text:style-name="Sect2" text:name="Section631">
              <text:p text:style-name="P22"><text:bookmark text:name="C_0_419"/><text:span text:style-name="T60">    }</text:span> <text:bookmark text:name="L_0_4213"/><text:bookmark text:name="L_0_4212"/></text:p>
            </text:section>
          </table:table-cell>
        </table:table-row>
        <table:table-row>
          <table:table-cell table:style-name="Table11.A1" office:value-type="string">
            <text:p text:style-name="P23">  42 </text:p>
          </table:table-cell>
          <table:table-cell table:style-name="Table11.A1" office:value-type="string">
            <text:section text:style-name="Sect2" text:name="Section632">
              <text:p text:style-name="P22"><text:bookmark text:name="C_0_425"/><text:span text:style-name="T60">    </text:span><text:span text:style-name="T61">if</text:span><text:span text:style-name="T60"> (achou) posic &lt;- med;</text:span> <text:bookmark text:name="L_0_4317"/><text:bookmark text:name="L_0_4316"/></text:p>
            </text:section>
          </table:table-cell>
        </table:table-row>
        <table:table-row>
          <table:table-cell table:style-name="Table11.A1" office:value-type="string">
            <text:p text:style-name="P23">  43 </text:p>
          </table:table-cell>
          <table:table-cell table:style-name="Table11.A1" office:value-type="string">
            <text:section text:style-name="Sect2" text:name="Section633">
              <text:p text:style-name="P22"><text:bookmark text:name="C_0_435"/><text:span text:style-name="T60">    </text:span><text:span text:style-name="T61">else</text:span><text:span text:style-name="T60"> posic &lt;- ~inf;</text:span> <text:bookmark text:name="L_0_4412"/><text:bookmark text:name="L_0_4411"/></text:p>
            </text:section>
          </table:table-cell>
        </table:table-row>
        <table:table-row>
          <table:table-cell table:style-name="Table11.A1" office:value-type="string">
            <text:p text:style-name="P23">  44 </text:p>
          </table:table-cell>
          <table:table-cell table:style-name="Table11.A1" office:value-type="string">
            <text:section text:style-name="Sect2" text:name="Section634">
              <text:p text:style-name="P22"><text:bookmark text:name="C_0_444"/><text:span text:style-name="T60">    </text:span><text:span text:style-name="T61">return</text:span><text:span text:style-name="T60"> posic;</text:span> <text:bookmark text:name="L_0_4510"/><text:bookmark text:name="L_0_459"/></text:p>
            </text:section>
          </table:table-cell>
        </table:table-row>
        <table:table-row>
          <table:table-cell table:style-name="Table11.A1" office:value-type="string">
            <text:p text:style-name="P23">  45 </text:p>
          </table:table-cell>
          <table:table-cell table:style-name="Table11.A1" office:value-type="string">
            <text:section text:style-name="Sect2" text:name="Section635">
              <text:p text:style-name="P22"><text:bookmark text:name="C_0_454"/><text:span text:style-name="T60"> </text:span> <text:bookmark text:name="L_0_4610"/><text:bookmark text:name="L_0_469"/></text:p>
            </text:section>
          </table:table-cell>
        </table:table-row>
        <table:table-row>
          <table:table-cell table:style-name="Table11.A1" office:value-type="string">
            <text:p text:style-name="P23">  46 </text:p>
          </table:table-cell>
          <table:table-cell table:style-name="Table11.A1" office:value-type="string">
            <text:section text:style-name="Sect2" text:name="Section636">
              <text:p text:style-name="P22"><text:bookmark text:name="C_0_464"/><text:span text:style-name="T60">} </text:span><text:span text:style-name="T67">/* Fim da funcao Procura */</text:span> <text:bookmark text:name="L_0_4710"/><text:bookmark text:name="L_0_479"/></text:p>
            </text:section>
          </table:table-cell>
        </table:table-row>
        <table:table-row>
          <table:table-cell table:style-name="Table11.A1" office:value-type="string">
            <text:p text:style-name="P23">  47 </text:p>
          </table:table-cell>
          <table:table-cell table:style-name="Table11.A1" office:value-type="string">
            <text:section text:style-name="Sect2" text:name="Section637">
              <text:p text:style-name="P22"><text:bookmark text:name="C_0_474"/><text:span text:style-name="T60"> </text:span> <text:bookmark text:name="L_0_4810"/><text:bookmark text:name="L_0_489"/></text:p>
            </text:section>
          </table:table-cell>
        </table:table-row>
        <table:table-row>
          <table:table-cell table:style-name="Table11.A1" office:value-type="string">
            <text:p text:style-name="P23">  48 </text:p>
          </table:table-cell>
          <table:table-cell table:style-name="Table11.A1" office:value-type="string">
            <text:section text:style-name="Sect2" text:name="Section638">
              <text:p text:style-name="P22"><text:bookmark text:name="C_0_484"/><text:span text:style-name="T67">/*  Funcao para inserir uma palavra na tabela de palavras  */</text:span> <text:bookmark text:name="L_0_4910"/><text:bookmark text:name="L_0_499"/></text:p>
            </text:section>
          </table:table-cell>
        </table:table-row>
        <text:soft-page-break/>
        <table:table-row>
          <table:table-cell table:style-name="Table11.A1" office:value-type="string">
            <text:p text:style-name="P23">  49 </text:p>
          </table:table-cell>
          <table:table-cell table:style-name="Table11.A1" office:value-type="string">
            <text:section text:style-name="Sect2" text:name="Section639">
              <text:p text:style-name="P22"><text:bookmark text:name="C_0_494"/><text:span text:style-name="T60"> </text:span> <text:bookmark text:name="L_0_5010"/><text:bookmark text:name="L_0_509"/></text:p>
            </text:section>
          </table:table-cell>
        </table:table-row>
        <table:table-row>
          <table:table-cell table:style-name="Table11.A1" office:value-type="string">
            <text:p text:style-name="P23">  50 </text:p>
          </table:table-cell>
          <table:table-cell table:style-name="Table11.A1" office:value-type="string">
            <text:section text:style-name="Sect2" text:name="Section640">
              <text:p text:style-name="P22"><text:bookmark text:name="C_0_504"/><text:span text:style-name="T61">void</text:span><text:span text:style-name="T60"> Inserir (</text:span><text:span text:style-name="T61">int</text:span><text:span text:style-name="T60"> posic) {</text:span> <text:bookmark text:name="L_0_5115"/><text:bookmark text:name="L_0_5114"/></text:p>
            </text:section>
          </table:table-cell>
        </table:table-row>
        <table:table-row>
          <table:table-cell table:style-name="Table11.A1" office:value-type="string">
            <text:p text:style-name="P23">  51 </text:p>
          </table:table-cell>
          <table:table-cell table:style-name="Table11.A1" office:value-type="string">
            <text:section text:style-name="Sect2" text:name="Section641">
              <text:p text:style-name="P22"><text:bookmark text:name="C_0_519"/><text:span text:style-name="T60"> </text:span> <text:bookmark text:name="L_0_5216"/><text:bookmark text:name="L_0_5215"/></text:p>
            </text:section>
          </table:table-cell>
        </table:table-row>
        <table:table-row>
          <table:table-cell table:style-name="Table11.A1" office:value-type="string">
            <text:p text:style-name="P23">  52 </text:p>
          </table:table-cell>
          <table:table-cell table:style-name="Table11.A1" office:value-type="string">
            <text:section text:style-name="Sect2" text:name="Section642">
              <text:p text:style-name="P22"><text:bookmark text:name="C_0_525"/><text:span text:style-name="T61">local</text:span><text:span text:style-name="T60">:</text:span> <text:bookmark text:name="L_0_5313"/><text:bookmark text:name="L_0_5312"/></text:p>
            </text:section>
          </table:table-cell>
        </table:table-row>
        <table:table-row>
          <table:table-cell table:style-name="Table11.A1" office:value-type="string">
            <text:p text:style-name="P23">  53 </text:p>
          </table:table-cell>
          <table:table-cell table:style-name="Table11.A1" office:value-type="string">
            <text:section text:style-name="Sect2" text:name="Section643">
              <text:p text:style-name="P22"><text:bookmark text:name="C_0_534"/><text:span text:style-name="T60">    </text:span><text:span text:style-name="T61">int</text:span><text:span text:style-name="T60"> i, j; </text:span><text:span text:style-name="T61">logic</text:span><text:span text:style-name="T60"> fim;</text:span> <text:bookmark text:name="L_0_5410"/><text:bookmark text:name="L_0_549"/></text:p>
            </text:section>
          </table:table-cell>
        </table:table-row>
        <table:table-row>
          <table:table-cell table:style-name="Table11.A1" office:value-type="string">
            <text:p text:style-name="P23">  54 </text:p>
          </table:table-cell>
          <table:table-cell table:style-name="Table11.A1" office:value-type="string">
            <text:section text:style-name="Sect2" text:name="Section644">
              <text:p text:style-name="P22"><text:bookmark text:name="C_0_544"/><text:span text:style-name="T61">statements</text:span><text:span text:style-name="T60">:</text:span> <text:bookmark text:name="L_0_5510"/><text:bookmark text:name="L_0_559"/></text:p>
            </text:section>
          </table:table-cell>
        </table:table-row>
        <table:table-row>
          <table:table-cell table:style-name="Table11.A1" office:value-type="string">
            <text:p text:style-name="P23">  55 </text:p>
          </table:table-cell>
          <table:table-cell table:style-name="Table11.A1" office:value-type="string">
            <text:section text:style-name="Sect2" text:name="Section645">
              <text:p text:style-name="P22"><text:bookmark text:name="C_0_554"/><text:span text:style-name="T60">    ntab &lt;- ntab + </text:span><text:span text:style-name="T63">1</text:span><text:span text:style-name="T60">;</text:span> <text:bookmark text:name="L_0_5610"/><text:bookmark text:name="L_0_569"/></text:p>
            </text:section>
          </table:table-cell>
        </table:table-row>
        <table:table-row>
          <table:table-cell table:style-name="Table11.A1" office:value-type="string">
            <text:p text:style-name="P23">  56 </text:p>
          </table:table-cell>
          <table:table-cell table:style-name="Table11.A1" office:value-type="string">
            <text:section text:style-name="Sect2" text:name="Section646">
              <text:p text:style-name="P22"><text:bookmark text:name="C_0_564"/><text:span text:style-name="T60">    </text:span><text:span text:style-name="T61">for</text:span><text:span text:style-name="T60"> (i &lt;- ntab; i &gt;= posic+</text:span><text:span text:style-name="T63">1</text:span><text:span text:style-name="T60">; i &lt;- i</text:span><text:span text:style-name="T63">-1</text:span><text:span text:style-name="T60">) {</text:span> <text:bookmark text:name="L_0_5710"/><text:bookmark text:name="L_0_579"/></text:p>
            </text:section>
          </table:table-cell>
        </table:table-row>
        <table:table-row>
          <table:table-cell table:style-name="Table11.A1" office:value-type="string">
            <text:p text:style-name="P23">  57 </text:p>
          </table:table-cell>
          <table:table-cell table:style-name="Table11.A1" office:value-type="string">
            <text:section text:style-name="Sect2" text:name="Section647">
              <text:p text:style-name="P22"><text:bookmark text:name="C_0_574"/><text:span text:style-name="T60">        fim &lt;- </text:span><text:span text:style-name="T61">false</text:span><text:span text:style-name="T60">;</text:span> <text:bookmark text:name="L_0_5810"/><text:bookmark text:name="L_0_589"/></text:p>
            </text:section>
          </table:table-cell>
        </table:table-row>
        <table:table-row>
          <table:table-cell table:style-name="Table11.A1" office:value-type="string">
            <text:p text:style-name="P23">  58 </text:p>
          </table:table-cell>
          <table:table-cell table:style-name="Table11.A1" office:value-type="string">
            <text:section text:style-name="Sect2" text:name="Section648">
              <text:p text:style-name="P22"><text:bookmark text:name="C_0_584"/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5910"/><text:bookmark text:name="L_0_599"/></text:p>
            </text:section>
          </table:table-cell>
        </table:table-row>
        <table:table-row>
          <table:table-cell table:style-name="Table11.A1" office:value-type="string">
            <text:p text:style-name="P23">  59 </text:p>
          </table:table-cell>
          <table:table-cell table:style-name="Table11.A1" office:value-type="string">
            <text:section text:style-name="Sect2" text:name="Section649">
              <text:p text:style-name="P22"><text:bookmark text:name="C_0_594"/><text:span text:style-name="T60">            nomes[i,j] &lt;- nomes[i</text:span><text:span text:style-name="T63">-1</text:span><text:span text:style-name="T60">,j];</text:span> <text:bookmark text:name="L_0_6010"/><text:bookmark text:name="L_0_609"/></text:p>
            </text:section>
          </table:table-cell>
        </table:table-row>
        <table:table-row>
          <table:table-cell table:style-name="Table11.A1" office:value-type="string">
            <text:p text:style-name="P23">  60 </text:p>
          </table:table-cell>
          <table:table-cell table:style-name="Table11.A1" office:value-type="string">
            <text:section text:style-name="Sect2" text:name="Section650">
              <text:p text:style-name="P22"><text:bookmark text:name="C_0_604"/><text:span text:style-name="T60">            </text:span><text:span text:style-name="T61">if</text:span><text:span text:style-name="T60"> (nomes[i,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6115"/><text:bookmark text:name="L_0_6114"/></text:p>
            </text:section>
          </table:table-cell>
        </table:table-row>
        <table:table-row>
          <table:table-cell table:style-name="Table11.A1" office:value-type="string">
            <text:p text:style-name="P23">  61 </text:p>
          </table:table-cell>
          <table:table-cell table:style-name="Table11.A1" office:value-type="string">
            <text:section text:style-name="Sect2" text:name="Section651">
              <text:p text:style-name="P22"><text:bookmark text:name="C_0_619"/><text:span text:style-name="T60">        }</text:span> <text:bookmark text:name="L_0_6216"/><text:bookmark text:name="L_0_6215"/></text:p>
            </text:section>
          </table:table-cell>
        </table:table-row>
        <table:table-row>
          <table:table-cell table:style-name="Table11.A1" office:value-type="string">
            <text:p text:style-name="P23">  62 </text:p>
          </table:table-cell>
          <table:table-cell table:style-name="Table11.A1" office:value-type="string">
            <text:section text:style-name="Sect2" text:name="Section652">
              <text:p text:style-name="P22"><text:bookmark text:name="C_0_625"/><text:span text:style-name="T60">       nocorr[i] &lt;- nocorr[i</text:span><text:span text:style-name="T63">-1</text:span><text:span text:style-name="T60">];</text:span> <text:bookmark text:name="L_0_6313"/><text:bookmark text:name="L_0_6312"/></text:p>
            </text:section>
          </table:table-cell>
        </table:table-row>
        <table:table-row>
          <table:table-cell table:style-name="Table11.A1" office:value-type="string">
            <text:p text:style-name="P23">  63 </text:p>
          </table:table-cell>
          <table:table-cell table:style-name="Table11.A1" office:value-type="string">
            <text:section text:style-name="Sect2" text:name="Section653">
              <text:p text:style-name="P22"><text:bookmark text:name="C_0_634"/><text:span text:style-name="T60">    }</text:span> <text:bookmark text:name="L_0_6410"/><text:bookmark text:name="L_0_649"/></text:p>
            </text:section>
          </table:table-cell>
        </table:table-row>
        <table:table-row>
          <table:table-cell table:style-name="Table11.A1" office:value-type="string">
            <text:p text:style-name="P23">  64 </text:p>
          </table:table-cell>
          <table:table-cell table:style-name="Table11.A1" office:value-type="string">
            <text:section text:style-name="Sect2" text:name="Section654">
              <text:p text:style-name="P22"><text:bookmark text:name="C_0_644"/><text:span text:style-name="T60">        fim &lt;- </text:span><text:span text:style-name="T61">false</text:span><text:span text:style-name="T60">;</text:span> <text:bookmark text:name="L_0_6510"/><text:bookmark text:name="L_0_659"/></text:p>
            </text:section>
          </table:table-cell>
        </table:table-row>
        <table:table-row>
          <table:table-cell table:style-name="Table11.A1" office:value-type="string">
            <text:p text:style-name="P23">  65 </text:p>
          </table:table-cell>
          <table:table-cell table:style-name="Table11.A1" office:value-type="string">
            <text:section text:style-name="Sect2" text:name="Section655">
              <text:p text:style-name="P22"><text:bookmark text:name="C_0_654"/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6610"/><text:bookmark text:name="L_0_669"/></text:p>
            </text:section>
          </table:table-cell>
        </table:table-row>
        <table:table-row>
          <table:table-cell table:style-name="Table11.A1" office:value-type="string">
            <text:p text:style-name="P23">  66 </text:p>
          </table:table-cell>
          <table:table-cell table:style-name="Table11.A1" office:value-type="string">
            <text:section text:style-name="Sect2" text:name="Section656">
              <text:p text:style-name="P22"><text:bookmark text:name="C_0_664"/><text:span text:style-name="T60">            nomes[posic,j] &lt;- palavra[j];</text:span> <text:bookmark text:name="L_0_6710"/><text:bookmark text:name="L_0_679"/></text:p>
            </text:section>
          </table:table-cell>
        </table:table-row>
        <table:table-row>
          <table:table-cell table:style-name="Table11.A1" office:value-type="string">
            <text:p text:style-name="P23">  67 </text:p>
          </table:table-cell>
          <table:table-cell table:style-name="Table11.A1" office:value-type="string">
            <text:section text:style-name="Sect2" text:name="Section657">
              <text:p text:style-name="P22"><text:bookmark text:name="C_0_674"/><text:span text:style-name="T60">            </text:span><text:span text:style-name="T61">if</text:span><text:span text:style-name="T60"> (palavra[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6810"/><text:bookmark text:name="L_0_689"/></text:p>
            </text:section>
          </table:table-cell>
        </table:table-row>
        <table:table-row>
          <table:table-cell table:style-name="Table11.A1" office:value-type="string">
            <text:p text:style-name="P23">  68 </text:p>
          </table:table-cell>
          <table:table-cell table:style-name="Table11.A1" office:value-type="string">
            <text:section text:style-name="Sect2" text:name="Section658">
              <text:p text:style-name="P22"><text:bookmark text:name="C_0_684"/><text:span text:style-name="T60">        }</text:span> <text:bookmark text:name="L_0_6910"/><text:bookmark text:name="L_0_699"/></text:p>
            </text:section>
          </table:table-cell>
        </table:table-row>
        <table:table-row>
          <table:table-cell table:style-name="Table11.A1" office:value-type="string">
            <text:p text:style-name="P23">  69 </text:p>
          </table:table-cell>
          <table:table-cell table:style-name="Table11.A1" office:value-type="string">
            <text:section text:style-name="Sect2" text:name="Section659">
              <text:p text:style-name="P22"><text:bookmark text:name="C_0_694"/><text:span text:style-name="T60">    nocorr[posic] &lt;- </text:span><text:span text:style-name="T63">1</text:span><text:span text:style-name="T60">;</text:span> <text:bookmark text:name="L_0_7010"/><text:bookmark text:name="L_0_709"/></text:p>
            </text:section>
          </table:table-cell>
        </table:table-row>
        <table:table-row>
          <table:table-cell table:style-name="Table11.A1" office:value-type="string">
            <text:p text:style-name="P23">  70 </text:p>
          </table:table-cell>
          <table:table-cell table:style-name="Table11.A1" office:value-type="string">
            <text:section text:style-name="Sect2" text:name="Section660">
              <text:p text:style-name="P22"><text:bookmark text:name="C_0_704"/><text:span text:style-name="T60"> </text:span> <text:bookmark text:name="L_0_7115"/><text:bookmark text:name="L_0_7114"/></text:p>
            </text:section>
          </table:table-cell>
        </table:table-row>
        <table:table-row>
          <table:table-cell table:style-name="Table11.A1" office:value-type="string">
            <text:p text:style-name="P23">  71 </text:p>
          </table:table-cell>
          <table:table-cell table:style-name="Table11.A1" office:value-type="string">
            <text:section text:style-name="Sect2" text:name="Section661">
              <text:p text:style-name="P22"><text:bookmark text:name="C_0_719"/><text:span text:style-name="T60">} </text:span><text:span text:style-name="T67">/* Fim da funcao Inserir */</text:span> <text:bookmark text:name="L_0_7216"/><text:bookmark text:name="L_0_7215"/></text:p>
            </text:section>
          </table:table-cell>
        </table:table-row>
        <table:table-row>
          <table:table-cell table:style-name="Table11.A1" office:value-type="string">
            <text:p text:style-name="P23">  72 </text:p>
          </table:table-cell>
          <table:table-cell table:style-name="Table11.A1" office:value-type="string">
            <text:section text:style-name="Sect2" text:name="Section662">
              <text:p text:style-name="P22"><text:bookmark text:name="C_0_725"/><text:span text:style-name="T60"> </text:span> <text:bookmark text:name="L_0_7313"/><text:bookmark text:name="L_0_7312"/></text:p>
            </text:section>
          </table:table-cell>
        </table:table-row>
        <table:table-row>
          <table:table-cell table:style-name="Table11.A1" office:value-type="string">
            <text:p text:style-name="P23">  73 </text:p>
          </table:table-cell>
          <table:table-cell table:style-name="Table11.A1" office:value-type="string">
            <text:section text:style-name="Sect2" text:name="Section663">
              <text:p text:style-name="P22"><text:bookmark text:name="C_0_734"/><text:span text:style-name="T67">/*  Funcao para escrever a tabela de palavras  */</text:span> <text:bookmark text:name="L_0_7410"/><text:bookmark text:name="L_0_749"/></text:p>
            </text:section>
          </table:table-cell>
        </table:table-row>
        <table:table-row>
          <table:table-cell table:style-name="Table11.A1" office:value-type="string">
            <text:p text:style-name="P23">  74 </text:p>
          </table:table-cell>
          <table:table-cell table:style-name="Table11.A1" office:value-type="string">
            <text:section text:style-name="Sect2" text:name="Section664">
              <text:p text:style-name="P22"><text:bookmark text:name="C_0_744"/><text:span text:style-name="T60"> </text:span> <text:bookmark text:name="L_0_7510"/><text:bookmark text:name="L_0_759"/></text:p>
            </text:section>
          </table:table-cell>
        </table:table-row>
        <table:table-row>
          <table:table-cell table:style-name="Table11.A1" office:value-type="string">
            <text:p text:style-name="P23">  75 </text:p>
          </table:table-cell>
          <table:table-cell table:style-name="Table11.A1" office:value-type="string">
            <text:section text:style-name="Sect2" text:name="Section665">
              <text:p text:style-name="P22"><text:bookmark text:name="C_0_754"/><text:span text:style-name="T61">void</text:span><text:span text:style-name="T60"> ExibirTabela () {</text:span> <text:bookmark text:name="L_0_7610"/><text:bookmark text:name="L_0_769"/></text:p>
            </text:section>
          </table:table-cell>
        </table:table-row>
        <table:table-row>
          <table:table-cell table:style-name="Table11.A1" office:value-type="string">
            <text:p text:style-name="P23">  76 </text:p>
          </table:table-cell>
          <table:table-cell table:style-name="Table11.A1" office:value-type="string">
            <text:section text:style-name="Sect2" text:name="Section666">
              <text:p text:style-name="P22"><text:bookmark text:name="C_0_764"/><text:span text:style-name="T60"> </text:span> <text:bookmark text:name="L_0_7710"/><text:bookmark text:name="L_0_779"/></text:p>
            </text:section>
          </table:table-cell>
        </table:table-row>
        <table:table-row>
          <table:table-cell table:style-name="Table11.A1" office:value-type="string">
            <text:p text:style-name="P23">  77 </text:p>
          </table:table-cell>
          <table:table-cell table:style-name="Table11.A1" office:value-type="string">
            <text:section text:style-name="Sect2" text:name="Section667">
              <text:p text:style-name="P22"><text:bookmark text:name="C_0_774"/><text:span text:style-name="T61">local</text:span><text:span text:style-name="T60">:</text:span> <text:bookmark text:name="L_0_7810"/><text:bookmark text:name="L_0_789"/></text:p>
            </text:section>
          </table:table-cell>
        </table:table-row>
        <table:table-row>
          <table:table-cell table:style-name="Table11.A1" office:value-type="string">
            <text:p text:style-name="P23">  78 </text:p>
          </table:table-cell>
          <table:table-cell table:style-name="Table11.A1" office:value-type="string">
            <text:section text:style-name="Sect2" text:name="Section668">
              <text:p text:style-name="P22"><text:bookmark text:name="C_0_784"/><text:span text:style-name="T60">    </text:span><text:span text:style-name="T61">int</text:span><text:span text:style-name="T60"> i; </text:span><text:span text:style-name="T61">logic</text:span><text:span text:style-name="T60"> fim;</text:span> <text:bookmark text:name="L_0_7910"/><text:bookmark text:name="L_0_799"/></text:p>
            </text:section>
          </table:table-cell>
        </table:table-row>
        <table:table-row>
          <table:table-cell table:style-name="Table11.A1" office:value-type="string">
            <text:p text:style-name="P23">  79 </text:p>
          </table:table-cell>
          <table:table-cell table:style-name="Table11.A1" office:value-type="string">
            <text:section text:style-name="Sect2" text:name="Section669">
              <text:p text:style-name="P22"><text:bookmark text:name="C_0_794"/><text:span text:style-name="T61">statements</text:span><text:span text:style-name="T60">:</text:span> <text:bookmark text:name="L_0_8010"/><text:bookmark text:name="L_0_809"/></text:p>
            </text:section>
          </table:table-cell>
        </table:table-row>
        <table:table-row>
          <table:table-cell table:style-name="Table11.A1" office:value-type="string">
            <text:p text:style-name="P23">  80 </text:p>
          </table:table-cell>
          <table:table-cell table:style-name="Table11.A1" office:value-type="string">
            <text:section text:style-name="Sect2" text:name="Section670">
              <text:p text:style-name="P22"><text:bookmark text:name="C_0_804"/><text:span text:style-name="T60">    </text:span><text:span text:style-name="T61">write</text:span><text:span text:style-name="T60"> (</text:span><text:span text:style-name="T62">"          "</text:span><text:span text:style-name="T60">, </text:span><text:span text:style-name="T62">"Palavra             "</text:span><text:span text:style-name="T60">,</text:span> <text:bookmark text:name="L_0_8115"/><text:bookmark text:name="L_0_8114"/></text:p>
            </text:section>
          </table:table-cell>
        </table:table-row>
        <table:table-row>
          <table:table-cell table:style-name="Table11.A1" office:value-type="string">
            <text:p text:style-name="P23">  81 </text:p>
          </table:table-cell>
          <table:table-cell table:style-name="Table11.A1" office:value-type="string">
            <text:section text:style-name="Sect2" text:name="Section671">
              <text:p text:style-name="P22"><text:bookmark text:name="C_0_819"/><text:span text:style-name="T60">                                </text:span><text:span text:style-name="T62">"   Num. de ocorr."</text:span><text:span text:style-name="T60">);</text:span> <text:bookmark text:name="L_0_8218"/><text:bookmark text:name="L_0_8217"/></text:p>
            </text:section>
          </table:table-cell>
        </table:table-row>
        <table:table-row>
          <table:table-cell table:style-name="Table11.A1" office:value-type="string">
            <text:p text:style-name="P23">  82 </text:p>
          </table:table-cell>
          <table:table-cell table:style-name="Table11.A1" office:value-type="string">
            <text:section text:style-name="Sect2" text:name="Section672">
              <text:p text:style-name="P22"><text:bookmark text:name="C_0_825"/><text:span text:style-name="T60">  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+</text:span><text:span text:style-name="T63">1</text:span><text:span text:style-name="T60">) </text:span><text:span text:style-name="T61">write</text:span><text:span text:style-name="T60"> (</text:span><text:span text:style-name="T62">"-"</text:span><text:span text:style-name="T60">);</text:span> <text:bookmark text:name="L_0_8312"/><text:bookmark text:name="L_0_8311"/></text:p>
            </text:section>
          </table:table-cell>
        </table:table-row>
        <table:table-row>
          <table:table-cell table:style-name="Table11.A1" office:value-type="string">
            <text:p text:style-name="P23">  83 </text:p>
          </table:table-cell>
          <table:table-cell table:style-name="Table11.A1" office:value-type="string">
            <text:section text:style-name="Sect2" text:name="Section673">
              <text:p text:style-name="P22"><text:bookmark text:name="C_0_834"/><text:span text:style-name="T60">    </text:span><text:span text:style-name="T61">for</text:span><text:span text:style-name="T60"> (i &lt;- </text:span><text:span text:style-name="T63">1</text:span><text:span text:style-name="T60">; i &lt;= ntab; i &lt;- i+</text:span><text:span text:style-name="T63">1</text:span><text:span text:style-name="T60">) {</text:span> <text:bookmark text:name="L_0_8410"/><text:bookmark text:name="L_0_849"/></text:p>
            </text:section>
          </table:table-cell>
        </table:table-row>
        <table:table-row>
          <table:table-cell table:style-name="Table11.A1" office:value-type="string">
            <text:p text:style-name="P23">  84 </text:p>
          </table:table-cell>
          <table:table-cell table:style-name="Table11.A1" office:value-type="string">
            <text:section text:style-name="Sect2" text:name="Section674">
              <text:p text:style-name="P22"><text:bookmark text:name="C_0_844"/><text:span text:style-name="T60">        </text:span><text:span text:style-name="T61">write</text:span><text:span text:style-name="T60"> (</text:span><text:span text:style-name="T62">"</text:span><text:span text:style-name="T63">\n</text:span><text:span text:style-name="T62">          "</text:span><text:span text:style-name="T60">); fim &lt;- </text:span><text:span text:style-name="T61">false</text:span><text:span text:style-name="T60">;</text:span> <text:bookmark text:name="L_0_8510"/><text:bookmark text:name="L_0_859"/></text:p>
            </text:section>
          </table:table-cell>
        </table:table-row>
        <table:table-row>
          <table:table-cell table:style-name="Table11.A1" office:value-type="string">
            <text:p text:style-name="P23">  85 </text:p>
          </table:table-cell>
          <table:table-cell table:style-name="Table11.A1" office:value-type="string">
            <text:section text:style-name="Sect2" text:name="Section675">
              <text:p text:style-name="P22"><text:bookmark text:name="C_0_854"/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8610"/><text:bookmark text:name="L_0_869"/></text:p>
            </text:section>
          </table:table-cell>
        </table:table-row>
        <table:table-row>
          <table:table-cell table:style-name="Table11.A1" office:value-type="string">
            <text:p text:style-name="P23">  86 </text:p>
          </table:table-cell>
          <table:table-cell table:style-name="Table11.A1" office:value-type="string">
            <text:section text:style-name="Sect2" text:name="Section676">
              <text:p text:style-name="P22"><text:bookmark text:name="C_0_864"/><text:span text:style-name="T60">            </text:span><text:span text:style-name="T61">if</text:span><text:span text:style-name="T60"> (nomes[i,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8710"/><text:bookmark text:name="L_0_879"/></text:p>
            </text:section>
          </table:table-cell>
        </table:table-row>
        <table:table-row>
          <table:table-cell table:style-name="Table11.A1" office:value-type="string">
            <text:p text:style-name="P23">  87 </text:p>
          </table:table-cell>
          <table:table-cell table:style-name="Table11.A1" office:value-type="string">
            <text:section text:style-name="Sect2" text:name="Section677">
              <text:p text:style-name="P22"><text:bookmark text:name="C_0_874"/><text:span text:style-name="T60">            </text:span><text:span text:style-name="T61">else</text:span><text:span text:style-name="T60"> </text:span><text:span text:style-name="T61">write</text:span><text:span text:style-name="T60"> (nomes[i,j]);</text:span> <text:bookmark text:name="L_0_8810"/><text:bookmark text:name="L_0_889"/></text:p>
            </text:section>
          </table:table-cell>
        </table:table-row>
        <table:table-row>
          <table:table-cell table:style-name="Table11.A1" office:value-type="string">
            <text:p text:style-name="P23">  88 </text:p>
          </table:table-cell>
          <table:table-cell table:style-name="Table11.A1" office:value-type="string">
            <text:section text:style-name="Sect2" text:name="Section678">
              <text:p text:style-name="P22"><text:bookmark text:name="C_0_884"/><text:span text:style-name="T60">        }</text:span> <text:bookmark text:name="L_0_8910"/><text:bookmark text:name="L_0_899"/></text:p>
            </text:section>
          </table:table-cell>
        </table:table-row>
        <table:table-row>
          <table:table-cell table:style-name="Table11.A1" office:value-type="string">
            <text:p text:style-name="P23">  89 </text:p>
          </table:table-cell>
          <table:table-cell table:style-name="Table11.A1" office:value-type="string">
            <text:section text:style-name="Sect2" text:name="Section679">
              <text:p text:style-name="P22"><text:bookmark text:name="C_0_894"/><text:span text:style-name="T60">        </text:span><text:span text:style-name="T61">write</text:span><text:span text:style-name="T60"> (</text:span><text:span text:style-name="T62">" | "</text:span><text:span text:style-name="T60">, nocorr[i]);</text:span> <text:bookmark text:name="L_0_9010"/><text:bookmark text:name="L_0_909"/></text:p>
            </text:section>
          </table:table-cell>
        </table:table-row>
        <table:table-row>
          <table:table-cell table:style-name="Table11.A1" office:value-type="string">
            <text:p text:style-name="P23">  90 </text:p>
          </table:table-cell>
          <table:table-cell table:style-name="Table11.A1" office:value-type="string">
            <text:section text:style-name="Sect2" text:name="Section680">
              <text:p text:style-name="P22"><text:bookmark text:name="C_0_904"/><text:span text:style-name="T60">    }</text:span> <text:bookmark text:name="L_0_9115"/><text:bookmark text:name="L_0_9114"/></text:p>
            </text:section>
          </table:table-cell>
        </table:table-row>
        <table:table-row>
          <table:table-cell table:style-name="Table11.A1" office:value-type="string">
            <text:p text:style-name="P23">  91 </text:p>
          </table:table-cell>
          <table:table-cell table:style-name="Table11.A1" office:value-type="string">
            <text:section text:style-name="Sect2" text:name="Section681">
              <text:p text:style-name="P22"><text:bookmark text:name="C_0_919"/><text:span text:style-name="T60"> </text:span> <text:bookmark text:name="L_0_9218"/><text:bookmark text:name="L_0_9217"/></text:p>
            </text:section>
          </table:table-cell>
        </table:table-row>
        <table:table-row>
          <table:table-cell table:style-name="Table11.A1" office:value-type="string">
            <text:p text:style-name="P23">  92 </text:p>
          </table:table-cell>
          <table:table-cell table:style-name="Table11.A1" office:value-type="string">
            <text:section text:style-name="Sect2" text:name="Section682">
              <text:p text:style-name="P22"><text:bookmark text:name="C_0_925"/><text:span text:style-name="T60">} </text:span><text:span text:style-name="T67">/* Fim da funcao ExibirTabela */</text:span> <text:bookmark text:name="L_0_9312"/><text:bookmark text:name="L_0_9311"/></text:p>
            </text:section>
          </table:table-cell>
        </table:table-row>
        <table:table-row>
          <table:table-cell table:style-name="Table11.A1" office:value-type="string">
            <text:p text:style-name="P23">  93 </text:p>
          </table:table-cell>
          <table:table-cell table:style-name="Table11.A1" office:value-type="string">
            <text:section text:style-name="Sect2" text:name="Section683">
              <text:p text:style-name="P22"><text:bookmark text:name="C_0_934"/><text:span text:style-name="T60"> </text:span> <text:bookmark text:name="L_0_9410"/><text:bookmark text:name="L_0_949"/></text:p>
            </text:section>
          </table:table-cell>
        </table:table-row>
        <table:table-row>
          <table:table-cell table:style-name="Table11.A1" office:value-type="string">
            <text:p text:style-name="P23">  94 </text:p>
          </table:table-cell>
          <table:table-cell table:style-name="Table11.A1" office:value-type="string">
            <text:section text:style-name="Sect2" text:name="Section684">
              <text:p text:style-name="P22"><text:bookmark text:name="C_0_944"/><text:span text:style-name="T60"> </text:span> <text:bookmark text:name="L_0_9510"/><text:bookmark text:name="L_0_959"/></text:p>
            </text:section>
          </table:table-cell>
        </table:table-row>
        <table:table-row>
          <table:table-cell table:style-name="Table11.A1" office:value-type="string">
            <text:p text:style-name="P23">  95 </text:p>
          </table:table-cell>
          <table:table-cell table:style-name="Table11.A1" office:value-type="string">
            <text:section text:style-name="Sect2" text:name="Section685">
              <text:p text:style-name="P22"><text:bookmark text:name="C_0_954"/><text:span text:style-name="T67">/*  Modulo principal  */</text:span> <text:bookmark text:name="L_0_9610"/><text:bookmark text:name="L_0_969"/></text:p>
            </text:section>
          </table:table-cell>
        </table:table-row>
        <table:table-row>
          <table:table-cell table:style-name="Table11.A1" office:value-type="string">
            <text:p text:style-name="P23">  96 </text:p>
          </table:table-cell>
          <table:table-cell table:style-name="Table11.A1" office:value-type="string">
            <text:section text:style-name="Sect2" text:name="Section686">
              <text:p text:style-name="P22"><text:bookmark text:name="C_0_964"/><text:span text:style-name="T60"> </text:span> <text:bookmark text:name="L_0_9710"/><text:bookmark text:name="L_0_979"/></text:p>
            </text:section>
          </table:table-cell>
        </table:table-row>
        <table:table-row>
          <table:table-cell table:style-name="Table11.A1" office:value-type="string">
            <text:p text:style-name="P23">  97 </text:p>
          </table:table-cell>
          <table:table-cell table:style-name="Table11.A1" office:value-type="string">
            <text:section text:style-name="Sect2" text:name="Section687">
              <text:p text:style-name="P22"><text:bookmark text:name="C_0_974"/><text:span text:style-name="T61">main</text:span><text:span text:style-name="T60"> {</text:span> <text:bookmark text:name="L_0_9810"/><text:bookmark text:name="L_0_989"/></text:p>
            </text:section>
          </table:table-cell>
        </table:table-row>
        <table:table-row>
          <table:table-cell table:style-name="Table11.A1" office:value-type="string">
            <text:p text:style-name="P23">  98 </text:p>
          </table:table-cell>
          <table:table-cell table:style-name="Table11.A1" office:value-type="string">
            <text:section text:style-name="Sect2" text:name="Section688">
              <text:p text:style-name="P22"><text:bookmark text:name="C_0_984"/><text:span text:style-name="T60"> </text:span> <text:bookmark text:name="L_0_9910"/><text:bookmark text:name="L_0_999"/></text:p>
            </text:section>
          </table:table-cell>
        </table:table-row>
        <table:table-row>
          <table:table-cell table:style-name="Table11.A1" office:value-type="string">
            <text:p text:style-name="P23">  99 </text:p>
          </table:table-cell>
          <table:table-cell table:style-name="Table11.A1" office:value-type="string">
            <text:section text:style-name="Sect2" text:name="Section689">
              <text:p text:style-name="P22"><text:bookmark text:name="C_0_994"/><text:span text:style-name="T61">local</text:span><text:span text:style-name="T60">:</text:span> <text:bookmark text:name="L_0_10010"/><text:bookmark text:name="L_0_1009"/></text:p>
            </text:section>
          </table:table-cell>
        </table:table-row>
        <table:table-row>
          <table:table-cell table:style-name="Table11.A1" office:value-type="string">
            <text:p text:style-name="P23"> 100 </text:p>
          </table:table-cell>
          <table:table-cell table:style-name="Table11.A1" office:value-type="string">
            <text:section text:style-name="Sect2" text:name="Section690">
              <text:p text:style-name="P22"><text:bookmark text:name="C_0_1004"/><text:span text:style-name="T60">    </text:span><text:span text:style-name="T61">int</text:span><text:span text:style-name="T60"> i, posic;</text:span> <text:bookmark text:name="L_0_10115"/><text:bookmark text:name="L_0_10114"/></text:p>
            </text:section>
          </table:table-cell>
        </table:table-row>
        <text:soft-page-break/>
        <table:table-row>
          <table:table-cell table:style-name="Table11.A1" office:value-type="string">
            <text:p text:style-name="P23"> 101 </text:p>
          </table:table-cell>
          <table:table-cell table:style-name="Table11.A1" office:value-type="string">
            <text:section text:style-name="Sect2" text:name="Section691">
              <text:p text:style-name="P22"><text:bookmark text:name="C_0_1019"/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10218"/><text:bookmark text:name="L_0_10217"/></text:p>
            </text:section>
          </table:table-cell>
        </table:table-row>
        <table:table-row>
          <table:table-cell table:style-name="Table11.A1" office:value-type="string">
            <text:p text:style-name="P23"> 102 </text:p>
          </table:table-cell>
          <table:table-cell table:style-name="Table11.A1" office:value-type="string">
            <text:section text:style-name="Sect2" text:name="Section692">
              <text:p text:style-name="P22"><text:bookmark text:name="C_0_1025"/><text:span text:style-name="T61">statements</text:span><text:span text:style-name="T60">:</text:span> <text:bookmark text:name="L_0_10312"/><text:bookmark text:name="L_0_10311"/></text:p>
            </text:section>
          </table:table-cell>
        </table:table-row>
        <table:table-row>
          <table:table-cell table:style-name="Table11.A1" office:value-type="string">
            <text:p text:style-name="P23"> 103 </text:p>
          </table:table-cell>
          <table:table-cell table:style-name="Table11.A1" office:value-type="string">
            <text:section text:style-name="Sect2" text:name="Section693">
              <text:p text:style-name="P22"><text:bookmark text:name="C_0_1034"/><text:span text:style-name="T60">    ntab &lt;- </text:span><text:span text:style-name="T63">0</text:span><text:span text:style-name="T60">;</text:span> <text:bookmark text:name="L_0_10410"/><text:bookmark text:name="L_0_1049"/></text:p>
            </text:section>
          </table:table-cell>
        </table:table-row>
        <table:table-row>
          <table:table-cell table:style-name="Table11.A1" office:value-type="string">
            <text:p text:style-name="P23"> 104 </text:p>
          </table:table-cell>
          <table:table-cell table:style-name="Table11.A1" office:value-type="string">
            <text:section text:style-name="Sect2" text:name="Section694">
              <text:p text:style-name="P22"><text:bookmark text:name="C_0_1044"/><text:span text:style-name="T60">    </text:span><text:span text:style-name="T61">write</text:span><text:span text:style-name="T60"> (</text:span><text:span text:style-name="T62">"Nova palavra? (s/n): "</text:span><text:span text:style-name="T60">);</text:span> <text:bookmark text:name="L_0_10510"/><text:bookmark text:name="L_0_1059"/></text:p>
            </text:section>
          </table:table-cell>
        </table:table-row>
        <table:table-row>
          <table:table-cell table:style-name="Table11.A1" office:value-type="string">
            <text:p text:style-name="P23"> 105 </text:p>
          </table:table-cell>
          <table:table-cell table:style-name="Table11.A1" office:value-type="string">
            <text:section text:style-name="Sect2" text:name="Section695">
              <text:p text:style-name="P22"><text:bookmark text:name="C_0_1054"/><text:span text:style-name="T60">    </text:span><text:span text:style-name="T61">read</text:span><text:span text:style-name="T60"> (c);</text:span> <text:bookmark text:name="L_0_10610"/><text:bookmark text:name="L_0_1069"/></text:p>
            </text:section>
          </table:table-cell>
        </table:table-row>
        <table:table-row>
          <table:table-cell table:style-name="Table11.A1" office:value-type="string">
            <text:p text:style-name="P23"> 106 </text:p>
          </table:table-cell>
          <table:table-cell table:style-name="Table11.A1" office:value-type="string">
            <text:section text:style-name="Sect2" text:name="Section696">
              <text:p text:style-name="P22"><text:bookmark text:name="C_0_1064"/><text:span text:style-name="T60">    </text:span><text:span text:style-name="T61">while</text:span><text:span text:style-name="T60"> (c = </text:span><text:span text:style-name="T62">'s'</text:span><text:span text:style-name="T60"> || c = </text:span><text:span text:style-name="T62">'S'</text:span><text:span text:style-name="T60">) {</text:span> <text:bookmark text:name="L_0_10710"/><text:bookmark text:name="L_0_1079"/></text:p>
            </text:section>
          </table:table-cell>
        </table:table-row>
        <table:table-row>
          <table:table-cell table:style-name="Table11.A1" office:value-type="string">
            <text:p text:style-name="P23"> 107 </text:p>
          </table:table-cell>
          <table:table-cell table:style-name="Table11.A1" office:value-type="string">
            <text:section text:style-name="Sect2" text:name="Section697">
              <text:p text:style-name="P22"><text:bookmark text:name="C_0_1074"/><text:span text:style-name="T60">            </text:span><text:span text:style-name="T61">write</text:span><text:span text:style-name="T60"> (</text:span><text:span text:style-name="T62">"</text:span><text:span text:style-name="T63">\n</text:span><text:span text:style-name="T62">Digite a palavra: "</text:span><text:span text:style-name="T60">);</text:span> <text:bookmark text:name="L_0_10810"/><text:bookmark text:name="L_0_1089"/></text:p>
            </text:section>
          </table:table-cell>
        </table:table-row>
        <table:table-row>
          <table:table-cell table:style-name="Table11.A1" office:value-type="string">
            <text:p text:style-name="P23"> 108 </text:p>
          </table:table-cell>
          <table:table-cell table:style-name="Table11.A1" office:value-type="string">
            <text:section text:style-name="Sect2" text:name="Section698">
              <text:p text:style-name="P22"><text:bookmark text:name="C_0_1084"/><text:span text:style-name="T60">            fim &lt;- </text:span><text:span text:style-name="T61">false</text:span><text:span text:style-name="T60">;</text:span> <text:bookmark text:name="L_0_10910"/><text:bookmark text:name="L_0_1099"/></text:p>
            </text:section>
          </table:table-cell>
        </table:table-row>
        <table:table-row>
          <table:table-cell table:style-name="Table11.A1" office:value-type="string">
            <text:p text:style-name="P23"> 109 </text:p>
          </table:table-cell>
          <table:table-cell table:style-name="Table11.A1" office:value-type="string">
            <text:section text:style-name="Sect2" text:name="Section699">
              <text:p text:style-name="P22"><text:bookmark text:name="C_0_1094"/><text:span text:style-name="T60">        </text:span><text:span text:style-name="T61">for</text:span><text:span text:style-name="T60"> (i &lt;- </text:span><text:span text:style-name="T63">0</text:span><text:span text:style-name="T60">; !fim; i &lt;- i+</text:span><text:span text:style-name="T63">1</text:span><text:span text:style-name="T60">) {</text:span> <text:bookmark text:name="L_0_11015"/><text:bookmark text:name="L_0_11014"/></text:p>
            </text:section>
          </table:table-cell>
        </table:table-row>
        <table:table-row>
          <table:table-cell table:style-name="Table11.A1" office:value-type="string">
            <text:p text:style-name="P23"> 110 </text:p>
          </table:table-cell>
          <table:table-cell table:style-name="Table11.A1" office:value-type="string">
            <text:section text:style-name="Sect2" text:name="Section700">
              <text:p text:style-name="P22"><text:bookmark text:name="C_0_1105"/><text:span text:style-name="T60">                </text:span><text:span text:style-name="T61">read</text:span><text:span text:style-name="T60"> (palavra[i]);</text:span> <text:bookmark text:name="L_0_11115"/><text:bookmark text:name="L_0_11114"/></text:p>
            </text:section>
          </table:table-cell>
        </table:table-row>
        <table:table-row>
          <table:table-cell table:style-name="Table11.A1" office:value-type="string">
            <text:p text:style-name="P23"> 111 </text:p>
          </table:table-cell>
          <table:table-cell table:style-name="Table11.A1" office:value-type="string">
            <text:section text:style-name="Sect2" text:name="Section701">
              <text:p text:style-name="P22"><text:bookmark text:name="C_0_1119"/><text:span text:style-name="T60">                </text:span><text:span text:style-name="T61">if</text:span><text:span text:style-name="T60"> (palavra[i] = </text:span><text:span text:style-name="T62">'</text:span><text:span text:style-name="T63">\n</text:span><text:span text:style-name="T62">'</text:span><text:span text:style-name="T60">) {</text:span> <text:bookmark text:name="L_0_11216"/><text:bookmark text:name="L_0_11215"/></text:p>
            </text:section>
          </table:table-cell>
        </table:table-row>
        <table:table-row>
          <table:table-cell table:style-name="Table11.A1" office:value-type="string">
            <text:p text:style-name="P23"> 112 </text:p>
          </table:table-cell>
          <table:table-cell table:style-name="Table11.A1" office:value-type="string">
            <text:section text:style-name="Sect2" text:name="Section702">
              <text:p text:style-name="P22"><text:bookmark text:name="C_0_1125"/><text:span text:style-name="T60">                    fim &lt;- </text:span><text:span text:style-name="T61">true</text:span><text:span text:style-name="T60">;</text:span> <text:bookmark text:name="L_0_11315"/><text:bookmark text:name="L_0_11314"/></text:p>
            </text:section>
          </table:table-cell>
        </table:table-row>
        <table:table-row>
          <table:table-cell table:style-name="Table11.A1" office:value-type="string">
            <text:p text:style-name="P23"> 113 </text:p>
          </table:table-cell>
          <table:table-cell table:style-name="Table11.A1" office:value-type="string">
            <text:section text:style-name="Sect2" text:name="Section703">
              <text:p text:style-name="P22"><text:bookmark text:name="C_0_1134"/><text:span text:style-name="T60">                    palavra[i] &lt;- </text:span><text:span text:style-name="T62">'</text:span><text:span text:style-name="T63">\0</text:span><text:span text:style-name="T62">'</text:span><text:span text:style-name="T60">;</text:span> <text:bookmark text:name="L_0_11412"/><text:bookmark text:name="L_0_11411"/></text:p>
            </text:section>
          </table:table-cell>
        </table:table-row>
        <table:table-row>
          <table:table-cell table:style-name="Table11.A1" office:value-type="string">
            <text:p text:style-name="P23"> 114 </text:p>
          </table:table-cell>
          <table:table-cell table:style-name="Table11.A1" office:value-type="string">
            <text:section text:style-name="Sect2" text:name="Section704">
              <text:p text:style-name="P22"><text:bookmark text:name="C_0_1144"/><text:span text:style-name="T60">                }</text:span> <text:bookmark text:name="L_0_11510"/><text:bookmark text:name="L_0_1159"/></text:p>
            </text:section>
          </table:table-cell>
        </table:table-row>
        <table:table-row>
          <table:table-cell table:style-name="Table11.A1" office:value-type="string">
            <text:p text:style-name="P23"> 115 </text:p>
          </table:table-cell>
          <table:table-cell table:style-name="Table11.A1" office:value-type="string">
            <text:section text:style-name="Sect2" text:name="Section705">
              <text:p text:style-name="P22"><text:bookmark text:name="C_0_1154"/><text:span text:style-name="T60">            }</text:span> <text:bookmark text:name="L_0_11610"/><text:bookmark text:name="L_0_1169"/></text:p>
            </text:section>
          </table:table-cell>
        </table:table-row>
        <table:table-row>
          <table:table-cell table:style-name="Table11.A1" office:value-type="string">
            <text:p text:style-name="P23"> 116 </text:p>
          </table:table-cell>
          <table:table-cell table:style-name="Table11.A1" office:value-type="string">
            <text:section text:style-name="Sect2" text:name="Section706">
              <text:p text:style-name="P22"><text:bookmark text:name="C_0_1164"/><text:span text:style-name="T60">        posic &lt;- Procura ();</text:span> <text:bookmark text:name="L_0_11710"/><text:bookmark text:name="L_0_1179"/></text:p>
            </text:section>
          </table:table-cell>
        </table:table-row>
        <table:table-row>
          <table:table-cell table:style-name="Table11.A1" office:value-type="string">
            <text:p text:style-name="P23"> 117 </text:p>
          </table:table-cell>
          <table:table-cell table:style-name="Table11.A1" office:value-type="string">
            <text:section text:style-name="Sect2" text:name="Section707">
              <text:p text:style-name="P22"><text:bookmark text:name="C_0_1174"/><text:span text:style-name="T60">        </text:span><text:span text:style-name="T61">if</text:span><text:span text:style-name="T60"> (posic &gt; </text:span><text:span text:style-name="T63">0</text:span><text:span text:style-name="T60">)</text:span> <text:bookmark text:name="L_0_11810"/><text:bookmark text:name="L_0_1189"/></text:p>
            </text:section>
          </table:table-cell>
        </table:table-row>
        <table:table-row>
          <table:table-cell table:style-name="Table11.A1" office:value-type="string">
            <text:p text:style-name="P23"> 118 </text:p>
          </table:table-cell>
          <table:table-cell table:style-name="Table11.A1" office:value-type="string">
            <text:section text:style-name="Sect2" text:name="Section708">
              <text:p text:style-name="P22"><text:bookmark text:name="C_0_1184"/><text:span text:style-name="T60">            nocorr[posic] &lt;- nocorr[posic] + </text:span><text:span text:style-name="T63">1</text:span><text:span text:style-name="T60">;</text:span> <text:bookmark text:name="L_0_11910"/><text:bookmark text:name="L_0_1199"/></text:p>
            </text:section>
          </table:table-cell>
        </table:table-row>
        <table:table-row>
          <table:table-cell table:style-name="Table11.A1" office:value-type="string">
            <text:p text:style-name="P23"> 119 </text:p>
          </table:table-cell>
          <table:table-cell table:style-name="Table11.A1" office:value-type="string">
            <text:section text:style-name="Sect2" text:name="Section709">
              <text:p text:style-name="P22"><text:bookmark text:name="C_0_1194"/><text:span text:style-name="T60">        </text:span><text:span text:style-name="T61">else</text:span> <text:bookmark text:name="L_0_12010"/><text:bookmark text:name="L_0_1209"/></text:p>
            </text:section>
          </table:table-cell>
        </table:table-row>
        <table:table-row>
          <table:table-cell table:style-name="Table11.A1" office:value-type="string">
            <text:p text:style-name="P23"> 120 </text:p>
          </table:table-cell>
          <table:table-cell table:style-name="Table11.A1" office:value-type="string">
            <text:section text:style-name="Sect2" text:name="Section710">
              <text:p text:style-name="P22"><text:bookmark text:name="C_0_1204"/><text:span text:style-name="T60">            </text:span><text:span text:style-name="T61">call</text:span><text:span text:style-name="T60"> Inserir (~posic, i);</text:span> <text:bookmark text:name="L_0_12114"/><text:bookmark text:name="L_0_12113"/></text:p>
            </text:section>
          </table:table-cell>
        </table:table-row>
        <table:table-row>
          <table:table-cell table:style-name="Table11.A1" office:value-type="string">
            <text:p text:style-name="P23"> 121 </text:p>
          </table:table-cell>
          <table:table-cell table:style-name="Table11.A1" office:value-type="string">
            <text:section text:style-name="Sect2" text:name="Section711">
              <text:p text:style-name="P22"><text:bookmark text:name="C_0_1218"/><text:span text:style-name="T60">            </text:span><text:span text:style-name="T61">write</text:span><text:span text:style-name="T60"> (</text:span><text:span text:style-name="T62">"</text:span><text:span text:style-name="T63">\n\n</text:span><text:span text:style-name="T62">Nova palavra? (s/n): "</text:span><text:span text:style-name="T60">);</text:span> <text:bookmark text:name="L_0_12216"/><text:bookmark text:name="L_0_12215"/></text:p>
            </text:section>
          </table:table-cell>
        </table:table-row>
        <table:table-row>
          <table:table-cell table:style-name="Table11.A1" office:value-type="string">
            <text:p text:style-name="P23"> 122 </text:p>
          </table:table-cell>
          <table:table-cell table:style-name="Table11.A1" office:value-type="string">
            <text:section text:style-name="Sect2" text:name="Section712">
              <text:p text:style-name="P22"><text:bookmark text:name="C_0_1225"/><text:span text:style-name="T60">            </text:span><text:span text:style-name="T61">read</text:span><text:span text:style-name="T60"> (c);</text:span> <text:bookmark text:name="L_0_12313"/><text:bookmark text:name="L_0_12312"/></text:p>
            </text:section>
          </table:table-cell>
        </table:table-row>
        <table:table-row>
          <table:table-cell table:style-name="Table11.A1" office:value-type="string">
            <text:p text:style-name="P23"> 123 </text:p>
          </table:table-cell>
          <table:table-cell table:style-name="Table11.A1" office:value-type="string">
            <text:section text:style-name="Sect2" text:name="Section713">
              <text:p text:style-name="P22"><text:bookmark text:name="C_0_1234"/><text:span text:style-name="T60">    }</text:span> <text:bookmark text:name="L_0_12410"/><text:bookmark text:name="L_0_1249"/></text:p>
            </text:section>
          </table:table-cell>
        </table:table-row>
        <table:table-row>
          <table:table-cell table:style-name="Table11.A1" office:value-type="string">
            <text:p text:style-name="P23"> 124 </text:p>
          </table:table-cell>
          <table:table-cell table:style-name="Table11.A1" office:value-type="string">
            <text:section text:style-name="Sect2" text:name="Section714">
              <text:p text:style-name="P22"><text:bookmark text:name="C_0_1244"/><text:span text:style-name="T60">    </text:span><text:span text:style-name="T61">call</text:span><text:span text:style-name="T60"> ExibirTabela ();</text:span> <text:bookmark text:name="L_0_12510"/><text:bookmark text:name="L_0_1259"/></text:p>
            </text:section>
          </table:table-cell>
        </table:table-row>
        <table:table-row>
          <table:table-cell table:style-name="Table11.A1" office:value-type="string">
            <text:p text:style-name="P23"> 125 </text:p>
          </table:table-cell>
          <table:table-cell table:style-name="Table11.A1" office:value-type="string">
            <text:section text:style-name="Sect2" text:name="Section715">
              <text:p text:style-name="P22"><text:bookmark text:name="C_0_1254"/><text:span text:style-name="T60"> </text:span> <text:bookmark text:name="L_0_12610"/><text:bookmark text:name="L_0_1269"/></text:p>
            </text:section>
          </table:table-cell>
        </table:table-row>
        <table:table-row>
          <table:table-cell table:style-name="Table11.A1" office:value-type="string">
            <text:p text:style-name="P23"> 126 </text:p>
          </table:table-cell>
          <table:table-cell table:style-name="Table11.A1" office:value-type="string">
            <text:section text:style-name="Sect2" text:name="Section716">
              <text:p text:style-name="P22"><text:bookmark text:name="C_0_1264"/><text:span text:style-name="T60">} </text:span><text:span text:style-name="T67">/* Fim da funcao main */</text:span> <text:bookmark text:name="L_0_12710"/><text:bookmark text:name="L_0_1279"/></text:p>
            </text:section>
          </table:table-cell>
        </table:table-row>
        <table:table-row>
          <table:table-cell table:style-name="Table11.A1" office:value-type="string">
            <text:p text:style-name="P23"> 127 </text:p>
          </table:table-cell>
          <table:table-cell table:style-name="Table11.A1" office:value-type="string">
            <text:section text:style-name="Sect2" text:name="Section717">
              <text:p text:style-name="P22"><text:bookmark text:name="C_0_1274"/><text:span text:style-name="T60"> </text:span> <text:bookmark text:name="L_0_12810"/><text:bookmark text:name="L_0_1289"/></text:p>
            </text:section>
          </table:table-cell>
        </table:table-row>
        <table:table-row>
          <table:table-cell table:style-name="Table11.A1" office:value-type="string">
            <text:p text:style-name="P23"> 128 </text:p>
          </table:table-cell>
          <table:table-cell table:style-name="Table11.A1" office:value-type="string">
            <text:section text:style-name="Sect2" text:name="Section718">
              <text:p text:style-name="P22"><text:bookmark text:name="C_0_1283"/><text:span text:style-name="T60">} </text:span><text:span text:style-name="T67">/* Fim do programa AnaliseDeTexto */</text:span></text:p>
            </text:section>
          </table:table-cell>
        </table:table-row>
      </table:table>
      <text:p text:style-name="P39"/>
      <text:list xml:id="list134219417018191" text:continue-numbering="true" text:style-name="Outline">
        <text:list-header>
          <text:h text:style-name="P53" text:outline-level="1" text:is-list-header="true"><text:bookmark-start text:name="__RefHeading___Toc6978_3116390965"/>APÊNDICE F: RESULTADO PARA NO-GLOB-DECLS<text:bookmark-end text:name="__RefHeading___Toc6978_3116390965"/></text:h>
        </text:list-header>
      </text:list>
      <text:p text:style-name="P4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<text:bookmark text:name="L_0_1158"/><text:bookmark text:name="L_0_1157"/>   1 </text:p>
          </table:table-cell>
          <table:table-cell table:style-name="Table12.A1" office:value-type="string">
            <text:section text:style-name="Sect2" text:name="Section719">
              <text:p text:style-name="P22"><text:bookmark text:name="C_0_183"/><text:span text:style-name="T61">program</text:span><text:span text:style-name="T60"> NoGlobDecls {</text:span> <text:bookmark text:name="L_0_280"/><text:bookmark text:name="L_0_270"/></text:p>
            </text:section>
          </table:table-cell>
        </table:table-row>
        <table:table-row>
          <table:table-cell table:style-name="Table12.A1" office:value-type="string">
            <text:p text:style-name="P23">   2 </text:p>
          </table:table-cell>
          <table:table-cell table:style-name="Table12.A1" office:value-type="string">
            <text:section text:style-name="Sect2" text:name="Section720">
              <text:p text:style-name="P22"><text:bookmark text:name="C_0_229"/><text:span text:style-name="T60"> </text:span> <text:bookmark text:name="L_0_370"/><text:bookmark text:name="L_0_369"/></text:p>
            </text:section>
          </table:table-cell>
        </table:table-row>
        <table:table-row>
          <table:table-cell table:style-name="Table12.A1" office:value-type="string">
            <text:p text:style-name="P23">   3 </text:p>
          </table:table-cell>
          <table:table-cell table:style-name="Table12.A1" office:value-type="string">
            <text:section text:style-name="Sect2" text:name="Section721">
              <text:p text:style-name="P22"><text:bookmark text:name="C_0_320"/><text:span text:style-name="T61">functions</text:span><text:span text:style-name="T60">:</text:span> <text:bookmark text:name="L_0_457"/><text:bookmark text:name="L_0_450"/></text:p>
            </text:section>
          </table:table-cell>
        </table:table-row>
        <table:table-row>
          <table:table-cell table:style-name="Table12.A1" office:value-type="string">
            <text:p text:style-name="P23">   4 </text:p>
          </table:table-cell>
          <table:table-cell table:style-name="Table12.A1" office:value-type="string">
            <text:section text:style-name="Sect2" text:name="Section722">
              <text:p text:style-name="P22"><text:bookmark text:name="C_0_420"/><text:span text:style-name="T60"> </text:span> <text:bookmark text:name="L_0_557"/><text:bookmark text:name="L_0_550"/></text:p>
            </text:section>
          </table:table-cell>
        </table:table-row>
        <table:table-row>
          <table:table-cell table:style-name="Table12.A1" office:value-type="string">
            <text:p text:style-name="P23">   5 </text:p>
          </table:table-cell>
          <table:table-cell table:style-name="Table12.A1" office:value-type="string">
            <text:section text:style-name="Sect2" text:name="Section723">
              <text:p text:style-name="P22"><text:bookmark text:name="C_0_520"/><text:span text:style-name="T61">int</text:span><text:span text:style-name="T60"> Procura() {</text:span> <text:bookmark text:name="L_0_657"/><text:bookmark text:name="L_0_650"/></text:p>
            </text:section>
          </table:table-cell>
        </table:table-row>
        <table:table-row>
          <table:table-cell table:style-name="Table12.A1" office:value-type="string">
            <text:p text:style-name="P23">   6 </text:p>
          </table:table-cell>
          <table:table-cell table:style-name="Table12.A1" office:value-type="string">
            <text:section text:style-name="Sect2" text:name="Section724">
              <text:p text:style-name="P22"><text:bookmark text:name="C_0_620"/><text:span text:style-name="T60"> </text:span> <text:bookmark text:name="L_0_757"/><text:bookmark text:name="L_0_750"/></text:p>
            </text:section>
          </table:table-cell>
        </table:table-row>
        <table:table-row>
          <table:table-cell table:style-name="Table12.A1" office:value-type="string">
            <text:p text:style-name="P23">   7 </text:p>
          </table:table-cell>
          <table:table-cell table:style-name="Table12.A1" office:value-type="string">
            <text:section text:style-name="Sect2" text:name="Section725">
              <text:p text:style-name="P22"><text:bookmark text:name="C_0_720"/><text:span text:style-name="T60">  </text:span><text:span text:style-name="T61">local</text:span><text:span text:style-name="T60">:</text:span> <text:bookmark text:name="L_0_848"/><text:bookmark text:name="L_0_847"/></text:p>
            </text:section>
          </table:table-cell>
        </table:table-row>
        <table:table-row>
          <table:table-cell table:style-name="Table12.A1" office:value-type="string">
            <text:p text:style-name="P23">   8 </text:p>
          </table:table-cell>
          <table:table-cell table:style-name="Table12.A1" office:value-type="string">
            <text:section text:style-name="Sect2" text:name="Section726">
              <text:p text:style-name="P22"><text:bookmark text:name="C_0_820"/><text:span text:style-name="T60"> </text:span> <text:bookmark text:name="L_0_948"/><text:bookmark text:name="L_0_947"/></text:p>
            </text:section>
          </table:table-cell>
        </table:table-row>
        <table:table-row>
          <table:table-cell table:style-name="Table12.A1" office:value-type="string">
            <text:p text:style-name="P23">   9 </text:p>
          </table:table-cell>
          <table:table-cell table:style-name="Table12.A1" office:value-type="string">
            <text:section text:style-name="Sect2" text:name="Section727">
              <text:p text:style-name="P22"><text:bookmark text:name="C_0_920"/><text:span text:style-name="T60">  </text:span><text:span text:style-name="T61">int</text:span><text:span text:style-name="T60"> i;</text:span> <text:bookmark text:name="L_0_1048"/><text:bookmark text:name="L_0_1047"/></text:p>
            </text:section>
          </table:table-cell>
        </table:table-row>
        <table:table-row>
          <table:table-cell table:style-name="Table12.A1" office:value-type="string">
            <text:p text:style-name="P23">  10 </text:p>
          </table:table-cell>
          <table:table-cell table:style-name="Table12.A1" office:value-type="string">
            <text:section text:style-name="Sect2" text:name="Section728">
              <text:p text:style-name="P22"><text:bookmark text:name="C_0_1020"/><text:span text:style-name="T60">  </text:span><text:span text:style-name="T61">int</text:span><text:span text:style-name="T60"> inf;</text:span> <text:bookmark text:name="L_0_1167"/><text:bookmark text:name="L_0_1160"/></text:p>
            </text:section>
          </table:table-cell>
        </table:table-row>
        <table:table-row>
          <table:table-cell table:style-name="Table12.A1" office:value-type="string">
            <text:p text:style-name="P23">  11 </text:p>
          </table:table-cell>
          <table:table-cell table:style-name="Table12.A1" office:value-type="string">
            <text:section text:style-name="Sect2" text:name="Section729">
              <text:p text:style-name="P22"><text:bookmark text:name="C_0_1120"/><text:span text:style-name="T60">  </text:span><text:span text:style-name="T61">int</text:span><text:span text:style-name="T60"> sup;</text:span> <text:bookmark text:name="L_0_1257"/><text:bookmark text:name="L_0_1250"/></text:p>
            </text:section>
          </table:table-cell>
        </table:table-row>
        <table:table-row>
          <table:table-cell table:style-name="Table12.A1" office:value-type="string">
            <text:p text:style-name="P23">  12 </text:p>
          </table:table-cell>
          <table:table-cell table:style-name="Table12.A1" office:value-type="string">
            <text:section text:style-name="Sect2" text:name="Section730">
              <text:p text:style-name="P22"><text:bookmark text:name="C_0_1219"/><text:span text:style-name="T60">  </text:span><text:span text:style-name="T61">int</text:span><text:span text:style-name="T60"> med;</text:span> <text:bookmark text:name="L_0_1339"/><text:bookmark text:name="L_0_1338"/></text:p>
            </text:section>
          </table:table-cell>
        </table:table-row>
        <table:table-row>
          <table:table-cell table:style-name="Table12.A1" office:value-type="string">
            <text:p text:style-name="P23">  13 </text:p>
          </table:table-cell>
          <table:table-cell table:style-name="Table12.A1" office:value-type="string">
            <text:section text:style-name="Sect2" text:name="Section731">
              <text:p text:style-name="P22"><text:bookmark text:name="C_0_1315"/><text:span text:style-name="T60">  </text:span><text:span text:style-name="T61">int</text:span><text:span text:style-name="T60"> posic;</text:span> <text:bookmark text:name="L_0_1447"/><text:bookmark text:name="L_0_1440"/></text:p>
            </text:section>
          </table:table-cell>
        </table:table-row>
        <table:table-row>
          <table:table-cell table:style-name="Table12.A1" office:value-type="string">
            <text:p text:style-name="P23">  14 </text:p>
          </table:table-cell>
          <table:table-cell table:style-name="Table12.A1" office:value-type="string">
            <text:section text:style-name="Sect2" text:name="Section732">
              <text:p text:style-name="P22"><text:bookmark text:name="C_0_1414"/><text:span text:style-name="T60">  </text:span><text:span text:style-name="T61">int</text:span><text:span text:style-name="T60"> compara;</text:span> <text:bookmark text:name="L_0_1540"/><text:bookmark text:name="L_0_1539"/></text:p>
            </text:section>
          </table:table-cell>
        </table:table-row>
        <table:table-row>
          <table:table-cell table:style-name="Table12.A1" office:value-type="string">
            <text:p text:style-name="P23">  15 </text:p>
          </table:table-cell>
          <table:table-cell table:style-name="Table12.A1" office:value-type="string">
            <text:section text:style-name="Sect2" text:name="Section733">
              <text:p text:style-name="P22"><text:bookmark text:name="C_0_1515"/><text:span text:style-name="T60">  </text:span><text:span text:style-name="T61">logic</text:span><text:span text:style-name="T60"> achou;</text:span> <text:bookmark text:name="L_0_1639"/><text:bookmark text:name="L_0_1638"/></text:p>
            </text:section>
          </table:table-cell>
        </table:table-row>
        <table:table-row>
          <table:table-cell table:style-name="Table12.A1" office:value-type="string">
            <text:p text:style-name="P23">  16 </text:p>
          </table:table-cell>
          <table:table-cell table:style-name="Table12.A1" office:value-type="string">
            <text:section text:style-name="Sect2" text:name="Section734">
              <text:p text:style-name="P22"><text:bookmark text:name="C_0_1615"/><text:span text:style-name="T60">  </text:span><text:span text:style-name="T61">logic</text:span><text:span text:style-name="T60"> fimteste;</text:span> <text:bookmark text:name="L_0_1729"/><text:bookmark text:name="L_0_1728"/></text:p>
            </text:section>
          </table:table-cell>
        </table:table-row>
        <table:table-row>
          <table:table-cell table:style-name="Table12.A1" office:value-type="string">
            <text:p text:style-name="P23">  17 </text:p>
          </table:table-cell>
          <table:table-cell table:style-name="Table12.A1" office:value-type="string">
            <text:section text:style-name="Sect2" text:name="Section735">
              <text:p text:style-name="P22"><text:bookmark text:name="C_0_1713"/><text:span text:style-name="T60"> </text:span> <text:bookmark text:name="L_0_1824"/><text:bookmark text:name="L_0_1823"/></text:p>
            </text:section>
          </table:table-cell>
        </table:table-row>
        <table:table-row>
          <table:table-cell table:style-name="Table12.A1" office:value-type="string">
            <text:p text:style-name="P23">  18 </text:p>
          </table:table-cell>
          <table:table-cell table:style-name="Table12.A1" office:value-type="string">
            <text:section text:style-name="Sect2" text:name="Section736">
              <text:p text:style-name="P22"><text:bookmark text:name="C_0_189"/><text:span text:style-name="T60"> </text:span> <text:bookmark text:name="L_0_1923"/><text:bookmark text:name="L_0_1922"/></text:p>
            </text:section>
          </table:table-cell>
        </table:table-row>
        <table:table-row>
          <table:table-cell table:style-name="Table12.A1" office:value-type="string">
            <text:p text:style-name="P23">  19 </text:p>
          </table:table-cell>
          <table:table-cell table:style-name="Table12.A1" office:value-type="string">
            <text:section text:style-name="Sect2" text:name="Section737">
              <text:p text:style-name="P22"><text:bookmark text:name="C_0_199"/><text:span text:style-name="T60">  </text:span><text:span text:style-name="T61">statements</text:span><text:span text:style-name="T60">:</text:span> <text:bookmark text:name="L_0_2020"/><text:bookmark text:name="L_0_2019"/></text:p>
            </text:section>
          </table:table-cell>
        </table:table-row>
        <table:table-row>
          <table:table-cell table:style-name="Table12.A1" office:value-type="string">
            <text:p text:style-name="P23">  20 </text:p>
          </table:table-cell>
          <table:table-cell table:style-name="Table12.A1" office:value-type="string">
            <text:section text:style-name="Sect2" text:name="Section738">
              <text:p text:style-name="P22"><text:bookmark text:name="C_0_209"/><text:span text:style-name="T60"> </text:span> <text:bookmark text:name="L_0_2123"/><text:bookmark text:name="L_0_2122"/></text:p>
            </text:section>
          </table:table-cell>
        </table:table-row>
        <table:table-row>
          <table:table-cell table:style-name="Table12.A1" office:value-type="string">
            <text:p text:style-name="P23">  21 </text:p>
          </table:table-cell>
          <table:table-cell table:style-name="Table12.A1" office:value-type="string">
            <text:section text:style-name="Sect2" text:name="Section739">
              <text:p text:style-name="P22"><text:bookmark text:name="C_0_2112"/><text:span text:style-name="T60">  achou &lt;- </text:span><text:span text:style-name="T61">false</text:span><text:span text:style-name="T60">;</text:span> <text:bookmark text:name="L_0_2221"/><text:bookmark text:name="L_0_2220"/></text:p>
            </text:section>
          </table:table-cell>
        </table:table-row>
        <table:table-row>
          <table:table-cell table:style-name="Table12.A1" office:value-type="string">
            <text:p text:style-name="P23">  22 </text:p>
          </table:table-cell>
          <table:table-cell table:style-name="Table12.A1" office:value-type="string">
            <text:section text:style-name="Sect2" text:name="Section740">
              <text:p text:style-name="P22"><text:bookmark text:name="C_0_2210"/><text:span text:style-name="T60">  inf &lt;- </text:span><text:span text:style-name="T63">1</text:span><text:span text:style-name="T60">;</text:span> <text:bookmark text:name="L_0_2322"/><text:bookmark text:name="L_0_2321"/></text:p>
            </text:section>
          </table:table-cell>
        </table:table-row>
        <table:table-row>
          <table:table-cell table:style-name="Table12.A1" office:value-type="string">
            <text:p text:style-name="P23">  23 </text:p>
          </table:table-cell>
          <table:table-cell table:style-name="Table12.A1" office:value-type="string">
            <text:section text:style-name="Sect2" text:name="Section741">
              <text:p text:style-name="P22"><text:bookmark text:name="C_0_238"/><text:span text:style-name="T60">  sup &lt;- ntab;</text:span> <text:bookmark text:name="L_0_2418"/><text:bookmark text:name="L_0_2417"/></text:p>
            </text:section>
          </table:table-cell>
        </table:table-row>
        <table:table-row>
          <table:table-cell table:style-name="Table12.A1" office:value-type="string">
            <text:p text:style-name="P23">  24 </text:p>
          </table:table-cell>
          <table:table-cell table:style-name="Table12.A1" office:value-type="string">
            <text:section text:style-name="Sect2" text:name="Section742">
              <text:p text:style-name="P22"><text:bookmark text:name="C_0_248"/><text:span text:style-name="T60">  </text:span><text:span text:style-name="T61">while</text:span><text:span text:style-name="T60">(!achou &amp;&amp; sup &gt;= inf) {</text:span> <text:bookmark text:name="L_0_2518"/><text:bookmark text:name="L_0_2517"/></text:p>
            </text:section>
          </table:table-cell>
        </table:table-row>
        <table:table-row>
          <table:table-cell table:style-name="Table12.A1" office:value-type="string">
            <text:p text:style-name="P23">  25 </text:p>
          </table:table-cell>
          <table:table-cell table:style-name="Table12.A1" office:value-type="string">
            <text:section text:style-name="Sect2" text:name="Section743">
              <text:p text:style-name="P22"><text:bookmark text:name="C_0_258"/><text:span text:style-name="T60">    med &lt;- (inf + sup) / </text:span><text:span text:style-name="T63">2</text:span><text:span text:style-name="T60">;</text:span> <text:bookmark text:name="L_0_2618"/><text:bookmark text:name="L_0_2617"/></text:p>
            </text:section>
          </table:table-cell>
        </table:table-row>
        <table:table-row>
          <table:table-cell table:style-name="Table12.A1" office:value-type="string">
            <text:p text:style-name="P23">  26 </text:p>
          </table:table-cell>
          <table:table-cell table:style-name="Table12.A1" office:value-type="string">
            <text:section text:style-name="Sect2" text:name="Section744">
              <text:p text:style-name="P22"><text:bookmark text:name="C_0_268"/><text:span text:style-name="T60">    compara &lt;- </text:span><text:span text:style-name="T63">0</text:span><text:span text:style-name="T60">;</text:span> <text:bookmark text:name="L_0_2718"/><text:bookmark text:name="L_0_2717"/></text:p>
            </text:section>
          </table:table-cell>
        </table:table-row>
        <table:table-row>
          <table:table-cell table:style-name="Table12.A1" office:value-type="string">
            <text:p text:style-name="P23">  27 </text:p>
          </table:table-cell>
          <table:table-cell table:style-name="Table12.A1" office:value-type="string">
            <text:section text:style-name="Sect2" text:name="Section745">
              <text:p text:style-name="P22"><text:bookmark text:name="C_0_278"/><text:span text:style-name="T60">    fimteste &lt;- </text:span><text:span text:style-name="T61">false</text:span><text:span text:style-name="T60">;</text:span> <text:bookmark text:name="L_0_2818"/><text:bookmark text:name="L_0_2817"/></text:p>
            </text:section>
          </table:table-cell>
        </table:table-row>
        <table:table-row>
          <table:table-cell table:style-name="Table12.A1" office:value-type="string">
            <text:p text:style-name="P23">  28 </text:p>
          </table:table-cell>
          <table:table-cell table:style-name="Table12.A1" office:value-type="string">
            <text:section text:style-name="Sect2" text:name="Section746">
              <text:p text:style-name="P22"><text:bookmark text:name="C_0_288"/><text:span text:style-name="T60">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 + </text:span><text:span text:style-name="T63">1</text:span><text:span text:style-name="T60">) {</text:span> <text:bookmark text:name="L_0_2918"/><text:bookmark text:name="L_0_2917"/></text:p>
            </text:section>
          </table:table-cell>
        </table:table-row>
        <table:table-row>
          <table:table-cell table:style-name="Table12.A1" office:value-type="string">
            <text:p text:style-name="P23">  29 </text:p>
          </table:table-cell>
          <table:table-cell table:style-name="Table12.A1" office:value-type="string">
            <text:section text:style-name="Sect2" text:name="Section747">
              <text:p text:style-name="P22"><text:bookmark text:name="C_0_298"/><text:span text:style-name="T60">      </text:span><text:span text:style-name="T61">if</text:span><text:span text:style-name="T60">(palavra[i] &lt; nomes[med, i]) {</text:span> <text:bookmark text:name="L_0_3018"/><text:bookmark text:name="L_0_3017"/></text:p>
            </text:section>
          </table:table-cell>
        </table:table-row>
        <table:table-row>
          <table:table-cell table:style-name="Table12.A1" office:value-type="string">
            <text:p text:style-name="P23">  30 </text:p>
          </table:table-cell>
          <table:table-cell table:style-name="Table12.A1" office:value-type="string">
            <text:section text:style-name="Sect2" text:name="Section748">
              <text:p text:style-name="P22"><text:bookmark text:name="C_0_308"/><text:span text:style-name="T60">        compara &lt;- ~</text:span><text:span text:style-name="T63">1</text:span><text:span text:style-name="T60">;</text:span> <text:bookmark text:name="L_0_3119"/><text:bookmark text:name="L_0_3118"/></text:p>
            </text:section>
          </table:table-cell>
        </table:table-row>
        <table:table-row>
          <table:table-cell table:style-name="Table12.A1" office:value-type="string">
            <text:p text:style-name="P23">  31 </text:p>
          </table:table-cell>
          <table:table-cell table:style-name="Table12.A1" office:value-type="string">
            <text:section text:style-name="Sect2" text:name="Section749">
              <text:p text:style-name="P22"><text:bookmark text:name="C_0_3111"/><text:span text:style-name="T60">      } </text:span><text:span text:style-name="T61">else</text:span><text:span text:style-name="T60"> {</text:span> <text:bookmark text:name="L_0_3216"/><text:bookmark text:name="L_0_3215"/></text:p>
            </text:section>
          </table:table-cell>
        </table:table-row>
        <table:table-row>
          <table:table-cell table:style-name="Table12.A1" office:value-type="string">
            <text:p text:style-name="P23">  32 </text:p>
          </table:table-cell>
          <table:table-cell table:style-name="Table12.A1" office:value-type="string">
            <text:section text:style-name="Sect2" text:name="Section750">
              <text:p text:style-name="P22"><text:bookmark text:name="C_0_327"/><text:span text:style-name="T60">        </text:span><text:span text:style-name="T61">if</text:span><text:span text:style-name="T60">(palavra[i] &gt; nomes[med, i]) {</text:span> <text:bookmark text:name="L_0_3319"/><text:bookmark text:name="L_0_3318"/></text:p>
            </text:section>
          </table:table-cell>
        </table:table-row>
        <table:table-row>
          <table:table-cell table:style-name="Table12.A1" office:value-type="string">
            <text:p text:style-name="P23">  33 </text:p>
          </table:table-cell>
          <table:table-cell table:style-name="Table12.A1" office:value-type="string">
            <text:section text:style-name="Sect2" text:name="Section751">
              <text:p text:style-name="P22"><text:bookmark text:name="C_0_337"/><text:span text:style-name="T60">          compara &lt;- </text:span><text:span text:style-name="T63">1</text:span><text:span text:style-name="T60">;</text:span> <text:bookmark text:name="L_0_3417"/><text:bookmark text:name="L_0_3416"/></text:p>
            </text:section>
          </table:table-cell>
        </table:table-row>
        <table:table-row>
          <table:table-cell table:style-name="Table12.A1" office:value-type="string">
            <text:p text:style-name="P23">  34 </text:p>
          </table:table-cell>
          <table:table-cell table:style-name="Table12.A1" office:value-type="string">
            <text:section text:style-name="Sect2" text:name="Section752">
              <text:p text:style-name="P22"><text:bookmark text:name="C_0_346"/><text:span text:style-name="T60">        }</text:span> <text:bookmark text:name="L_0_3514"/><text:bookmark text:name="L_0_3513"/></text:p>
            </text:section>
          </table:table-cell>
        </table:table-row>
        <table:table-row>
          <table:table-cell table:style-name="Table12.A1" office:value-type="string">
            <text:p text:style-name="P23">  35 </text:p>
          </table:table-cell>
          <table:table-cell table:style-name="Table12.A1" office:value-type="string">
            <text:section text:style-name="Sect2" text:name="Section753">
              <text:p text:style-name="P22"><text:bookmark text:name="C_0_356"/><text:span text:style-name="T60">      }</text:span> <text:bookmark text:name="L_0_3614"/><text:bookmark text:name="L_0_3613"/></text:p>
            </text:section>
          </table:table-cell>
        </table:table-row>
        <table:table-row>
          <table:table-cell table:style-name="Table12.A1" office:value-type="string">
            <text:p text:style-name="P23">  36 </text:p>
          </table:table-cell>
          <table:table-cell table:style-name="Table12.A1" office:value-type="string">
            <text:section text:style-name="Sect2" text:name="Section754">
              <text:p text:style-name="P22"><text:bookmark text:name="C_0_366"/><text:span text:style-name="T60">      </text:span><text:span text:style-name="T61">if</text:span><text:span text:style-name="T60">(palavra[i] = </text:span><text:span text:style-name="T62">'</text:span><text:span text:style-name="T63">\0</text:span><text:span text:style-name="T62">'</text:span><text:span text:style-name="T60"> || nomes[med, i] = </text:span><text:span text:style-name="T62">'</text:span><text:span text:style-name="T63">\0</text:span><text:span text:style-name="T62">'</text:span><text:span text:style-name="T60">) {</text:span> <text:bookmark text:name="L_0_3714"/><text:bookmark text:name="L_0_3713"/></text:p>
            </text:section>
          </table:table-cell>
        </table:table-row>
        <table:table-row>
          <table:table-cell table:style-name="Table12.A1" office:value-type="string">
            <text:p text:style-name="P23">  37 </text:p>
          </table:table-cell>
          <table:table-cell table:style-name="Table12.A1" office:value-type="string">
            <text:section text:style-name="Sect2" text:name="Section755">
              <text:p text:style-name="P22"><text:bookmark text:name="C_0_376"/><text:span text:style-name="T60">        fimteste &lt;- </text:span><text:span text:style-name="T61">true</text:span><text:span text:style-name="T60">;</text:span> <text:bookmark text:name="L_0_3814"/><text:bookmark text:name="L_0_3813"/></text:p>
            </text:section>
          </table:table-cell>
        </table:table-row>
        <table:table-row>
          <table:table-cell table:style-name="Table12.A1" office:value-type="string">
            <text:p text:style-name="P23">  38 </text:p>
          </table:table-cell>
          <table:table-cell table:style-name="Table12.A1" office:value-type="string">
            <text:section text:style-name="Sect2" text:name="Section756">
              <text:p text:style-name="P22"><text:bookmark text:name="C_0_386"/><text:span text:style-name="T60">      }</text:span> <text:bookmark text:name="L_0_3914"/><text:bookmark text:name="L_0_3913"/></text:p>
            </text:section>
          </table:table-cell>
        </table:table-row>
        <table:table-row>
          <table:table-cell table:style-name="Table12.A1" office:value-type="string">
            <text:p text:style-name="P23">  39 </text:p>
          </table:table-cell>
          <table:table-cell table:style-name="Table12.A1" office:value-type="string">
            <text:section text:style-name="Sect2" text:name="Section757">
              <text:p text:style-name="P22"><text:bookmark text:name="C_0_396"/><text:span text:style-name="T60">    }</text:span> <text:bookmark text:name="L_0_4014"/><text:bookmark text:name="L_0_4013"/></text:p>
            </text:section>
          </table:table-cell>
        </table:table-row>
        <table:table-row>
          <table:table-cell table:style-name="Table12.A1" office:value-type="string">
            <text:p text:style-name="P23">  40 </text:p>
          </table:table-cell>
          <table:table-cell table:style-name="Table12.A1" office:value-type="string">
            <text:section text:style-name="Sect2" text:name="Section758">
              <text:p text:style-name="P22"><text:bookmark text:name="C_0_406"/><text:span text:style-name="T60">    </text:span><text:span text:style-name="T61">if</text:span><text:span text:style-name="T60">(compara = </text:span><text:span text:style-name="T63">0</text:span><text:span text:style-name="T60">) {</text:span> <text:bookmark text:name="L_0_4117"/><text:bookmark text:name="L_0_4116"/></text:p>
            </text:section>
          </table:table-cell>
        </table:table-row>
        <table:table-row>
          <table:table-cell table:style-name="Table12.A1" office:value-type="string">
            <text:p text:style-name="P23">  41 </text:p>
          </table:table-cell>
          <table:table-cell table:style-name="Table12.A1" office:value-type="string">
            <text:section text:style-name="Sect2" text:name="Section759">
              <text:p text:style-name="P22"><text:bookmark text:name="C_0_4110"/><text:span text:style-name="T60">      achou &lt;- </text:span><text:span text:style-name="T61">true</text:span><text:span text:style-name="T60">;</text:span> <text:bookmark text:name="L_0_4215"/><text:bookmark text:name="L_0_4214"/></text:p>
            </text:section>
          </table:table-cell>
        </table:table-row>
        <table:table-row>
          <table:table-cell table:style-name="Table12.A1" office:value-type="string">
            <text:p text:style-name="P23">  42 </text:p>
          </table:table-cell>
          <table:table-cell table:style-name="Table12.A1" office:value-type="string">
            <text:section text:style-name="Sect2" text:name="Section760">
              <text:p text:style-name="P22"><text:bookmark text:name="C_0_426"/><text:span text:style-name="T60">    } </text:span><text:span text:style-name="T61">else</text:span><text:span text:style-name="T60"> {</text:span> <text:bookmark text:name="L_0_4319"/><text:bookmark text:name="L_0_4318"/></text:p>
            </text:section>
          </table:table-cell>
        </table:table-row>
        <table:table-row>
          <table:table-cell table:style-name="Table12.A1" office:value-type="string">
            <text:p text:style-name="P23">  43 </text:p>
          </table:table-cell>
          <table:table-cell table:style-name="Table12.A1" office:value-type="string">
            <text:section text:style-name="Sect2" text:name="Section761">
              <text:p text:style-name="P22"><text:bookmark text:name="C_0_436"/><text:span text:style-name="T60">      </text:span><text:span text:style-name="T61">if</text:span><text:span text:style-name="T60">(compara &lt; </text:span><text:span text:style-name="T63">0</text:span><text:span text:style-name="T60">) {</text:span> <text:bookmark text:name="L_0_4414"/><text:bookmark text:name="L_0_4413"/></text:p>
            </text:section>
          </table:table-cell>
        </table:table-row>
        <table:table-row>
          <table:table-cell table:style-name="Table12.A1" office:value-type="string">
            <text:p text:style-name="P23">  44 </text:p>
          </table:table-cell>
          <table:table-cell table:style-name="Table12.A1" office:value-type="string">
            <text:section text:style-name="Sect2" text:name="Section762">
              <text:p text:style-name="P22"><text:bookmark text:name="C_0_445"/><text:span text:style-name="T60">        sup &lt;- med - </text:span><text:span text:style-name="T63">1</text:span><text:span text:style-name="T60">;</text:span> <text:bookmark text:name="L_0_4512"/><text:bookmark text:name="L_0_4511"/></text:p>
            </text:section>
          </table:table-cell>
        </table:table-row>
        <table:table-row>
          <table:table-cell table:style-name="Table12.A1" office:value-type="string">
            <text:p text:style-name="P23">  45 </text:p>
          </table:table-cell>
          <table:table-cell table:style-name="Table12.A1" office:value-type="string">
            <text:section text:style-name="Sect2" text:name="Section763">
              <text:p text:style-name="P22"><text:bookmark text:name="C_0_455"/><text:span text:style-name="T60">      } </text:span><text:span text:style-name="T61">else</text:span><text:span text:style-name="T60"> {</text:span> <text:bookmark text:name="L_0_4612"/><text:bookmark text:name="L_0_4611"/></text:p>
            </text:section>
          </table:table-cell>
        </table:table-row>
        <table:table-row>
          <table:table-cell table:style-name="Table12.A1" office:value-type="string">
            <text:p text:style-name="P23">  46 </text:p>
          </table:table-cell>
          <table:table-cell table:style-name="Table12.A1" office:value-type="string">
            <text:section text:style-name="Sect2" text:name="Section764">
              <text:p text:style-name="P22"><text:bookmark text:name="C_0_465"/><text:span text:style-name="T60">        inf &lt;- med + </text:span><text:span text:style-name="T63">1</text:span><text:span text:style-name="T60">;</text:span> <text:bookmark text:name="L_0_4712"/><text:bookmark text:name="L_0_4711"/></text:p>
            </text:section>
          </table:table-cell>
        </table:table-row>
        <table:table-row>
          <table:table-cell table:style-name="Table12.A1" office:value-type="string">
            <text:p text:style-name="P23">  47 </text:p>
          </table:table-cell>
          <table:table-cell table:style-name="Table12.A1" office:value-type="string">
            <text:section text:style-name="Sect2" text:name="Section765">
              <text:p text:style-name="P22"><text:bookmark text:name="C_0_475"/><text:span text:style-name="T60">      }</text:span> <text:bookmark text:name="L_0_4812"/><text:bookmark text:name="L_0_4811"/></text:p>
            </text:section>
          </table:table-cell>
        </table:table-row>
        <table:table-row>
          <table:table-cell table:style-name="Table12.A1" office:value-type="string">
            <text:p text:style-name="P23">  48 </text:p>
          </table:table-cell>
          <table:table-cell table:style-name="Table12.A1" office:value-type="string">
            <text:section text:style-name="Sect2" text:name="Section766">
              <text:p text:style-name="P22"><text:bookmark text:name="C_0_485"/><text:span text:style-name="T60">    }</text:span> <text:bookmark text:name="L_0_4912"/><text:bookmark text:name="L_0_4911"/></text:p>
            </text:section>
          </table:table-cell>
        </table:table-row>
        <text:soft-page-break/>
        <table:table-row>
          <table:table-cell table:style-name="Table12.A1" office:value-type="string">
            <text:p text:style-name="P23">  49 </text:p>
          </table:table-cell>
          <table:table-cell table:style-name="Table12.A1" office:value-type="string">
            <text:section text:style-name="Sect2" text:name="Section767">
              <text:p text:style-name="P22"><text:bookmark text:name="C_0_495"/><text:span text:style-name="T60">  }</text:span> <text:bookmark text:name="L_0_5012"/><text:bookmark text:name="L_0_5011"/></text:p>
            </text:section>
          </table:table-cell>
        </table:table-row>
        <table:table-row>
          <table:table-cell table:style-name="Table12.A1" office:value-type="string">
            <text:p text:style-name="P23">  50 </text:p>
          </table:table-cell>
          <table:table-cell table:style-name="Table12.A1" office:value-type="string">
            <text:section text:style-name="Sect2" text:name="Section768">
              <text:p text:style-name="P22"><text:bookmark text:name="C_0_505"/><text:span text:style-name="T60">  </text:span><text:span text:style-name="T61">if</text:span><text:span text:style-name="T60">(achou) {</text:span> <text:bookmark text:name="L_0_5117"/><text:bookmark text:name="L_0_5116"/></text:p>
            </text:section>
          </table:table-cell>
        </table:table-row>
        <table:table-row>
          <table:table-cell table:style-name="Table12.A1" office:value-type="string">
            <text:p text:style-name="P23">  51 </text:p>
          </table:table-cell>
          <table:table-cell table:style-name="Table12.A1" office:value-type="string">
            <text:section text:style-name="Sect2" text:name="Section769">
              <text:p text:style-name="P22"><text:bookmark text:name="C_0_5110"/><text:span text:style-name="T60">    posic &lt;- med;</text:span> <text:bookmark text:name="L_0_5218"/><text:bookmark text:name="L_0_5217"/></text:p>
            </text:section>
          </table:table-cell>
        </table:table-row>
        <table:table-row>
          <table:table-cell table:style-name="Table12.A1" office:value-type="string">
            <text:p text:style-name="P23">  52 </text:p>
          </table:table-cell>
          <table:table-cell table:style-name="Table12.A1" office:value-type="string">
            <text:section text:style-name="Sect2" text:name="Section770">
              <text:p text:style-name="P22"><text:bookmark text:name="C_0_526"/><text:span text:style-name="T60">  } </text:span><text:span text:style-name="T61">else</text:span><text:span text:style-name="T60"> {</text:span> <text:bookmark text:name="L_0_5315"/><text:bookmark text:name="L_0_5314"/></text:p>
            </text:section>
          </table:table-cell>
        </table:table-row>
        <table:table-row>
          <table:table-cell table:style-name="Table12.A1" office:value-type="string">
            <text:p text:style-name="P23">  53 </text:p>
          </table:table-cell>
          <table:table-cell table:style-name="Table12.A1" office:value-type="string">
            <text:section text:style-name="Sect2" text:name="Section771">
              <text:p text:style-name="P22"><text:bookmark text:name="C_0_535"/><text:span text:style-name="T60">    posic &lt;- ~inf;</text:span> <text:bookmark text:name="L_0_5412"/><text:bookmark text:name="L_0_5411"/></text:p>
            </text:section>
          </table:table-cell>
        </table:table-row>
        <table:table-row>
          <table:table-cell table:style-name="Table12.A1" office:value-type="string">
            <text:p text:style-name="P23">  54 </text:p>
          </table:table-cell>
          <table:table-cell table:style-name="Table12.A1" office:value-type="string">
            <text:section text:style-name="Sect2" text:name="Section772">
              <text:p text:style-name="P22"><text:bookmark text:name="C_0_545"/><text:span text:style-name="T60">  }</text:span> <text:bookmark text:name="L_0_5512"/><text:bookmark text:name="L_0_5511"/></text:p>
            </text:section>
          </table:table-cell>
        </table:table-row>
        <table:table-row>
          <table:table-cell table:style-name="Table12.A1" office:value-type="string">
            <text:p text:style-name="P23">  55 </text:p>
          </table:table-cell>
          <table:table-cell table:style-name="Table12.A1" office:value-type="string">
            <text:section text:style-name="Sect2" text:name="Section773">
              <text:p text:style-name="P22"><text:bookmark text:name="C_0_555"/><text:span text:style-name="T60">  </text:span><text:span text:style-name="T61">return</text:span><text:span text:style-name="T60"> posic;</text:span> <text:bookmark text:name="L_0_5612"/><text:bookmark text:name="L_0_5611"/></text:p>
            </text:section>
          </table:table-cell>
        </table:table-row>
        <table:table-row>
          <table:table-cell table:style-name="Table12.A1" office:value-type="string">
            <text:p text:style-name="P23">  56 </text:p>
          </table:table-cell>
          <table:table-cell table:style-name="Table12.A1" office:value-type="string">
            <text:section text:style-name="Sect2" text:name="Section774">
              <text:p text:style-name="P22"><text:bookmark text:name="C_0_565"/><text:span text:style-name="T60"> </text:span> <text:bookmark text:name="L_0_5712"/><text:bookmark text:name="L_0_5711"/></text:p>
            </text:section>
          </table:table-cell>
        </table:table-row>
        <table:table-row>
          <table:table-cell table:style-name="Table12.A1" office:value-type="string">
            <text:p text:style-name="P23">  57 </text:p>
          </table:table-cell>
          <table:table-cell table:style-name="Table12.A1" office:value-type="string">
            <text:section text:style-name="Sect2" text:name="Section775">
              <text:p text:style-name="P22"><text:bookmark text:name="C_0_575"/><text:span text:style-name="T60">}</text:span> <text:bookmark text:name="L_0_5812"/><text:bookmark text:name="L_0_5811"/></text:p>
            </text:section>
          </table:table-cell>
        </table:table-row>
        <table:table-row>
          <table:table-cell table:style-name="Table12.A1" office:value-type="string">
            <text:p text:style-name="P23">  58 </text:p>
          </table:table-cell>
          <table:table-cell table:style-name="Table12.A1" office:value-type="string">
            <text:section text:style-name="Sect2" text:name="Section776">
              <text:p text:style-name="P22"><text:bookmark text:name="C_0_585"/><text:span text:style-name="T60"> </text:span> <text:bookmark text:name="L_0_5912"/><text:bookmark text:name="L_0_5911"/></text:p>
            </text:section>
          </table:table-cell>
        </table:table-row>
        <table:table-row>
          <table:table-cell table:style-name="Table12.A1" office:value-type="string">
            <text:p text:style-name="P23">  59 </text:p>
          </table:table-cell>
          <table:table-cell table:style-name="Table12.A1" office:value-type="string">
            <text:section text:style-name="Sect2" text:name="Section777">
              <text:p text:style-name="P22"><text:bookmark text:name="C_0_595"/><text:span text:style-name="T61">void</text:span><text:span text:style-name="T60"> Inserir(</text:span><text:span text:style-name="T61">int</text:span><text:span text:style-name="T60"> posic) {</text:span> <text:bookmark text:name="L_0_6012"/><text:bookmark text:name="L_0_6011"/></text:p>
            </text:section>
          </table:table-cell>
        </table:table-row>
        <table:table-row>
          <table:table-cell table:style-name="Table12.A1" office:value-type="string">
            <text:p text:style-name="P23">  60 </text:p>
          </table:table-cell>
          <table:table-cell table:style-name="Table12.A1" office:value-type="string">
            <text:section text:style-name="Sect2" text:name="Section778">
              <text:p text:style-name="P22"><text:bookmark text:name="C_0_605"/><text:span text:style-name="T60"> </text:span> <text:bookmark text:name="L_0_6117"/><text:bookmark text:name="L_0_6116"/></text:p>
            </text:section>
          </table:table-cell>
        </table:table-row>
        <table:table-row>
          <table:table-cell table:style-name="Table12.A1" office:value-type="string">
            <text:p text:style-name="P23">  61 </text:p>
          </table:table-cell>
          <table:table-cell table:style-name="Table12.A1" office:value-type="string">
            <text:section text:style-name="Sect2" text:name="Section779">
              <text:p text:style-name="P22"><text:bookmark text:name="C_0_6110"/><text:span text:style-name="T60">  </text:span><text:span text:style-name="T61">local</text:span><text:span text:style-name="T60">:</text:span> <text:bookmark text:name="L_0_6218"/><text:bookmark text:name="L_0_6217"/></text:p>
            </text:section>
          </table:table-cell>
        </table:table-row>
        <table:table-row>
          <table:table-cell table:style-name="Table12.A1" office:value-type="string">
            <text:p text:style-name="P23">  62 </text:p>
          </table:table-cell>
          <table:table-cell table:style-name="Table12.A1" office:value-type="string">
            <text:section text:style-name="Sect2" text:name="Section780">
              <text:p text:style-name="P22"><text:bookmark text:name="C_0_626"/><text:span text:style-name="T60"> </text:span> <text:bookmark text:name="L_0_6315"/><text:bookmark text:name="L_0_6314"/></text:p>
            </text:section>
          </table:table-cell>
        </table:table-row>
        <table:table-row>
          <table:table-cell table:style-name="Table12.A1" office:value-type="string">
            <text:p text:style-name="P23">  63 </text:p>
          </table:table-cell>
          <table:table-cell table:style-name="Table12.A1" office:value-type="string">
            <text:section text:style-name="Sect2" text:name="Section781">
              <text:p text:style-name="P22"><text:bookmark text:name="C_0_635"/><text:span text:style-name="T60">  </text:span><text:span text:style-name="T61">int</text:span><text:span text:style-name="T60"> i;</text:span> <text:bookmark text:name="L_0_6412"/><text:bookmark text:name="L_0_6411"/></text:p>
            </text:section>
          </table:table-cell>
        </table:table-row>
        <table:table-row>
          <table:table-cell table:style-name="Table12.A1" office:value-type="string">
            <text:p text:style-name="P23">  64 </text:p>
          </table:table-cell>
          <table:table-cell table:style-name="Table12.A1" office:value-type="string">
            <text:section text:style-name="Sect2" text:name="Section782">
              <text:p text:style-name="P22"><text:bookmark text:name="C_0_645"/><text:span text:style-name="T60">  </text:span><text:span text:style-name="T61">int</text:span><text:span text:style-name="T60"> j;</text:span> <text:bookmark text:name="L_0_6512"/><text:bookmark text:name="L_0_6511"/></text:p>
            </text:section>
          </table:table-cell>
        </table:table-row>
        <table:table-row>
          <table:table-cell table:style-name="Table12.A1" office:value-type="string">
            <text:p text:style-name="P23">  65 </text:p>
          </table:table-cell>
          <table:table-cell table:style-name="Table12.A1" office:value-type="string">
            <text:section text:style-name="Sect2" text:name="Section783">
              <text:p text:style-name="P22"><text:bookmark text:name="C_0_655"/><text:span text:style-name="T60">  </text:span><text:span text:style-name="T61">logic</text:span><text:span text:style-name="T60"> fim;</text:span> <text:bookmark text:name="L_0_6612"/><text:bookmark text:name="L_0_6611"/></text:p>
            </text:section>
          </table:table-cell>
        </table:table-row>
        <table:table-row>
          <table:table-cell table:style-name="Table12.A1" office:value-type="string">
            <text:p text:style-name="P23">  66 </text:p>
          </table:table-cell>
          <table:table-cell table:style-name="Table12.A1" office:value-type="string">
            <text:section text:style-name="Sect2" text:name="Section784">
              <text:p text:style-name="P22"><text:bookmark text:name="C_0_665"/><text:span text:style-name="T60"> </text:span> <text:bookmark text:name="L_0_6712"/><text:bookmark text:name="L_0_6711"/></text:p>
            </text:section>
          </table:table-cell>
        </table:table-row>
        <table:table-row>
          <table:table-cell table:style-name="Table12.A1" office:value-type="string">
            <text:p text:style-name="P23">  67 </text:p>
          </table:table-cell>
          <table:table-cell table:style-name="Table12.A1" office:value-type="string">
            <text:section text:style-name="Sect2" text:name="Section785">
              <text:p text:style-name="P22"><text:bookmark text:name="C_0_675"/><text:span text:style-name="T60"> </text:span> <text:bookmark text:name="L_0_6812"/><text:bookmark text:name="L_0_6811"/></text:p>
            </text:section>
          </table:table-cell>
        </table:table-row>
        <table:table-row>
          <table:table-cell table:style-name="Table12.A1" office:value-type="string">
            <text:p text:style-name="P23">  68 </text:p>
          </table:table-cell>
          <table:table-cell table:style-name="Table12.A1" office:value-type="string">
            <text:section text:style-name="Sect2" text:name="Section786">
              <text:p text:style-name="P22"><text:bookmark text:name="C_0_685"/><text:span text:style-name="T60">  </text:span><text:span text:style-name="T61">statements</text:span><text:span text:style-name="T60">:</text:span> <text:bookmark text:name="L_0_6912"/><text:bookmark text:name="L_0_6911"/></text:p>
            </text:section>
          </table:table-cell>
        </table:table-row>
        <table:table-row>
          <table:table-cell table:style-name="Table12.A1" office:value-type="string">
            <text:p text:style-name="P23">  69 </text:p>
          </table:table-cell>
          <table:table-cell table:style-name="Table12.A1" office:value-type="string">
            <text:section text:style-name="Sect2" text:name="Section787">
              <text:p text:style-name="P22"><text:bookmark text:name="C_0_695"/><text:span text:style-name="T60"> </text:span> <text:bookmark text:name="L_0_7012"/><text:bookmark text:name="L_0_7011"/></text:p>
            </text:section>
          </table:table-cell>
        </table:table-row>
        <table:table-row>
          <table:table-cell table:style-name="Table12.A1" office:value-type="string">
            <text:p text:style-name="P23">  70 </text:p>
          </table:table-cell>
          <table:table-cell table:style-name="Table12.A1" office:value-type="string">
            <text:section text:style-name="Sect2" text:name="Section788">
              <text:p text:style-name="P22"><text:bookmark text:name="C_0_705"/><text:span text:style-name="T60">  ntab &lt;- ntab + </text:span><text:span text:style-name="T63">1</text:span><text:span text:style-name="T60">;</text:span> <text:bookmark text:name="L_0_7117"/><text:bookmark text:name="L_0_7116"/></text:p>
            </text:section>
          </table:table-cell>
        </table:table-row>
        <table:table-row>
          <table:table-cell table:style-name="Table12.A1" office:value-type="string">
            <text:p text:style-name="P23">  71 </text:p>
          </table:table-cell>
          <table:table-cell table:style-name="Table12.A1" office:value-type="string">
            <text:section text:style-name="Sect2" text:name="Section789">
              <text:p text:style-name="P22"><text:bookmark text:name="C_0_7110"/><text:span text:style-name="T60">  </text:span><text:span text:style-name="T61">for</text:span><text:span text:style-name="T60"> (i &lt;- ntab; i &gt;= posic + </text:span><text:span text:style-name="T63">1</text:span><text:span text:style-name="T60">; i &lt;- i - </text:span><text:span text:style-name="T63">1</text:span><text:span text:style-name="T60">) {</text:span> <text:bookmark text:name="L_0_7218"/><text:bookmark text:name="L_0_7217"/></text:p>
            </text:section>
          </table:table-cell>
        </table:table-row>
        <table:table-row>
          <table:table-cell table:style-name="Table12.A1" office:value-type="string">
            <text:p text:style-name="P23">  72 </text:p>
          </table:table-cell>
          <table:table-cell table:style-name="Table12.A1" office:value-type="string">
            <text:section text:style-name="Sect2" text:name="Section790">
              <text:p text:style-name="P22"><text:bookmark text:name="C_0_726"/><text:span text:style-name="T60">    fim &lt;- </text:span><text:span text:style-name="T61">false</text:span><text:span text:style-name="T60">;</text:span> <text:bookmark text:name="L_0_7315"/><text:bookmark text:name="L_0_7314"/></text:p>
            </text:section>
          </table:table-cell>
        </table:table-row>
        <table:table-row>
          <table:table-cell table:style-name="Table12.A1" office:value-type="string">
            <text:p text:style-name="P23">  73 </text:p>
          </table:table-cell>
          <table:table-cell table:style-name="Table12.A1" office:value-type="string">
            <text:section text:style-name="Sect2" text:name="Section791">
              <text:p text:style-name="P22"><text:bookmark text:name="C_0_735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7412"/><text:bookmark text:name="L_0_7411"/></text:p>
            </text:section>
          </table:table-cell>
        </table:table-row>
        <table:table-row>
          <table:table-cell table:style-name="Table12.A1" office:value-type="string">
            <text:p text:style-name="P23">  74 </text:p>
          </table:table-cell>
          <table:table-cell table:style-name="Table12.A1" office:value-type="string">
            <text:section text:style-name="Sect2" text:name="Section792">
              <text:p text:style-name="P22"><text:bookmark text:name="C_0_745"/><text:span text:style-name="T60">      nomes[i, j] &lt;- nomes[i - </text:span><text:span text:style-name="T63">1</text:span><text:span text:style-name="T60">, j];</text:span> <text:bookmark text:name="L_0_7512"/><text:bookmark text:name="L_0_7511"/></text:p>
            </text:section>
          </table:table-cell>
        </table:table-row>
        <table:table-row>
          <table:table-cell table:style-name="Table12.A1" office:value-type="string">
            <text:p text:style-name="P23">  75 </text:p>
          </table:table-cell>
          <table:table-cell table:style-name="Table12.A1" office:value-type="string">
            <text:section text:style-name="Sect2" text:name="Section793">
              <text:p text:style-name="P22"><text:bookmark text:name="C_0_755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7612"/><text:bookmark text:name="L_0_7611"/></text:p>
            </text:section>
          </table:table-cell>
        </table:table-row>
        <table:table-row>
          <table:table-cell table:style-name="Table12.A1" office:value-type="string">
            <text:p text:style-name="P23">  76 </text:p>
          </table:table-cell>
          <table:table-cell table:style-name="Table12.A1" office:value-type="string">
            <text:section text:style-name="Sect2" text:name="Section794">
              <text:p text:style-name="P22"><text:bookmark text:name="C_0_765"/><text:span text:style-name="T60">        fim &lt;- </text:span><text:span text:style-name="T61">true</text:span><text:span text:style-name="T60">;</text:span> <text:bookmark text:name="L_0_7712"/><text:bookmark text:name="L_0_7711"/></text:p>
            </text:section>
          </table:table-cell>
        </table:table-row>
        <table:table-row>
          <table:table-cell table:style-name="Table12.A1" office:value-type="string">
            <text:p text:style-name="P23">  77 </text:p>
          </table:table-cell>
          <table:table-cell table:style-name="Table12.A1" office:value-type="string">
            <text:section text:style-name="Sect2" text:name="Section795">
              <text:p text:style-name="P22"><text:bookmark text:name="C_0_775"/><text:span text:style-name="T60">      }</text:span> <text:bookmark text:name="L_0_7812"/><text:bookmark text:name="L_0_7811"/></text:p>
            </text:section>
          </table:table-cell>
        </table:table-row>
        <table:table-row>
          <table:table-cell table:style-name="Table12.A1" office:value-type="string">
            <text:p text:style-name="P23">  78 </text:p>
          </table:table-cell>
          <table:table-cell table:style-name="Table12.A1" office:value-type="string">
            <text:section text:style-name="Sect2" text:name="Section796">
              <text:p text:style-name="P22"><text:bookmark text:name="C_0_785"/><text:span text:style-name="T60">    }</text:span> <text:bookmark text:name="L_0_7912"/><text:bookmark text:name="L_0_7911"/></text:p>
            </text:section>
          </table:table-cell>
        </table:table-row>
        <table:table-row>
          <table:table-cell table:style-name="Table12.A1" office:value-type="string">
            <text:p text:style-name="P23">  79 </text:p>
          </table:table-cell>
          <table:table-cell table:style-name="Table12.A1" office:value-type="string">
            <text:section text:style-name="Sect2" text:name="Section797">
              <text:p text:style-name="P22"><text:bookmark text:name="C_0_795"/><text:span text:style-name="T60">    nocorr[i] &lt;- nocorr[i - </text:span><text:span text:style-name="T63">1</text:span><text:span text:style-name="T60">];</text:span> <text:bookmark text:name="L_0_8012"/><text:bookmark text:name="L_0_8011"/></text:p>
            </text:section>
          </table:table-cell>
        </table:table-row>
        <table:table-row>
          <table:table-cell table:style-name="Table12.A1" office:value-type="string">
            <text:p text:style-name="P23">  80 </text:p>
          </table:table-cell>
          <table:table-cell table:style-name="Table12.A1" office:value-type="string">
            <text:section text:style-name="Sect2" text:name="Section798">
              <text:p text:style-name="P22"><text:bookmark text:name="C_0_805"/><text:span text:style-name="T60">  }</text:span> <text:bookmark text:name="L_0_8117"/><text:bookmark text:name="L_0_8116"/></text:p>
            </text:section>
          </table:table-cell>
        </table:table-row>
        <table:table-row>
          <table:table-cell table:style-name="Table12.A1" office:value-type="string">
            <text:p text:style-name="P23">  81 </text:p>
          </table:table-cell>
          <table:table-cell table:style-name="Table12.A1" office:value-type="string">
            <text:section text:style-name="Sect2" text:name="Section799">
              <text:p text:style-name="P22"><text:bookmark text:name="C_0_8110"/><text:span text:style-name="T60">  fim &lt;- </text:span><text:span text:style-name="T61">false</text:span><text:span text:style-name="T60">;</text:span> <text:bookmark text:name="L_0_8220"/><text:bookmark text:name="L_0_8219"/></text:p>
            </text:section>
          </table:table-cell>
        </table:table-row>
        <table:table-row>
          <table:table-cell table:style-name="Table12.A1" office:value-type="string">
            <text:p text:style-name="P23">  82 </text:p>
          </table:table-cell>
          <table:table-cell table:style-name="Table12.A1" office:value-type="string">
            <text:section text:style-name="Sect2" text:name="Section800">
              <text:p text:style-name="P22"><text:bookmark text:name="C_0_826"/><text:span text:style-name="T60">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8314"/><text:bookmark text:name="L_0_8313"/></text:p>
            </text:section>
          </table:table-cell>
        </table:table-row>
        <table:table-row>
          <table:table-cell table:style-name="Table12.A1" office:value-type="string">
            <text:p text:style-name="P23">  83 </text:p>
          </table:table-cell>
          <table:table-cell table:style-name="Table12.A1" office:value-type="string">
            <text:section text:style-name="Sect2" text:name="Section801">
              <text:p text:style-name="P22"><text:bookmark text:name="C_0_835"/><text:span text:style-name="T60">    nomes[posic, j] &lt;- palavra[j];</text:span> <text:bookmark text:name="L_0_8412"/><text:bookmark text:name="L_0_8411"/></text:p>
            </text:section>
          </table:table-cell>
        </table:table-row>
        <table:table-row>
          <table:table-cell table:style-name="Table12.A1" office:value-type="string">
            <text:p text:style-name="P23">  84 </text:p>
          </table:table-cell>
          <table:table-cell table:style-name="Table12.A1" office:value-type="string">
            <text:section text:style-name="Sect2" text:name="Section802">
              <text:p text:style-name="P22"><text:bookmark text:name="C_0_845"/><text:span text:style-name="T60">    </text:span><text:span text:style-name="T61">if</text:span><text:span text:style-name="T60">(palavra[j] = </text:span><text:span text:style-name="T62">'</text:span><text:span text:style-name="T63">\0</text:span><text:span text:style-name="T62">'</text:span><text:span text:style-name="T60">) {</text:span> <text:bookmark text:name="L_0_8512"/><text:bookmark text:name="L_0_8511"/></text:p>
            </text:section>
          </table:table-cell>
        </table:table-row>
        <table:table-row>
          <table:table-cell table:style-name="Table12.A1" office:value-type="string">
            <text:p text:style-name="P23">  85 </text:p>
          </table:table-cell>
          <table:table-cell table:style-name="Table12.A1" office:value-type="string">
            <text:section text:style-name="Sect2" text:name="Section803">
              <text:p text:style-name="P22"><text:bookmark text:name="C_0_855"/><text:span text:style-name="T60">      fim &lt;- </text:span><text:span text:style-name="T61">true</text:span><text:span text:style-name="T60">;</text:span> <text:bookmark text:name="L_0_8612"/><text:bookmark text:name="L_0_8611"/></text:p>
            </text:section>
          </table:table-cell>
        </table:table-row>
        <table:table-row>
          <table:table-cell table:style-name="Table12.A1" office:value-type="string">
            <text:p text:style-name="P23">  86 </text:p>
          </table:table-cell>
          <table:table-cell table:style-name="Table12.A1" office:value-type="string">
            <text:section text:style-name="Sect2" text:name="Section804">
              <text:p text:style-name="P22"><text:bookmark text:name="C_0_865"/><text:span text:style-name="T60">    }</text:span> <text:bookmark text:name="L_0_8712"/><text:bookmark text:name="L_0_8711"/></text:p>
            </text:section>
          </table:table-cell>
        </table:table-row>
        <table:table-row>
          <table:table-cell table:style-name="Table12.A1" office:value-type="string">
            <text:p text:style-name="P23">  87 </text:p>
          </table:table-cell>
          <table:table-cell table:style-name="Table12.A1" office:value-type="string">
            <text:section text:style-name="Sect2" text:name="Section805">
              <text:p text:style-name="P22"><text:bookmark text:name="C_0_875"/><text:span text:style-name="T60">  }</text:span> <text:bookmark text:name="L_0_8812"/><text:bookmark text:name="L_0_8811"/></text:p>
            </text:section>
          </table:table-cell>
        </table:table-row>
        <table:table-row>
          <table:table-cell table:style-name="Table12.A1" office:value-type="string">
            <text:p text:style-name="P23">  88 </text:p>
          </table:table-cell>
          <table:table-cell table:style-name="Table12.A1" office:value-type="string">
            <text:section text:style-name="Sect2" text:name="Section806">
              <text:p text:style-name="P22"><text:bookmark text:name="C_0_885"/><text:span text:style-name="T60">  nocorr[posic] &lt;- </text:span><text:span text:style-name="T63">1</text:span><text:span text:style-name="T60">;</text:span> <text:bookmark text:name="L_0_8912"/><text:bookmark text:name="L_0_8911"/></text:p>
            </text:section>
          </table:table-cell>
        </table:table-row>
        <table:table-row>
          <table:table-cell table:style-name="Table12.A1" office:value-type="string">
            <text:p text:style-name="P23">  89 </text:p>
          </table:table-cell>
          <table:table-cell table:style-name="Table12.A1" office:value-type="string">
            <text:section text:style-name="Sect2" text:name="Section807">
              <text:p text:style-name="P22"><text:bookmark text:name="C_0_895"/><text:span text:style-name="T60"> </text:span> <text:bookmark text:name="L_0_9012"/><text:bookmark text:name="L_0_9011"/></text:p>
            </text:section>
          </table:table-cell>
        </table:table-row>
        <table:table-row>
          <table:table-cell table:style-name="Table12.A1" office:value-type="string">
            <text:p text:style-name="P23">  90 </text:p>
          </table:table-cell>
          <table:table-cell table:style-name="Table12.A1" office:value-type="string">
            <text:section text:style-name="Sect2" text:name="Section808">
              <text:p text:style-name="P22"><text:bookmark text:name="C_0_905"/><text:span text:style-name="T60">}</text:span> <text:bookmark text:name="L_0_9117"/><text:bookmark text:name="L_0_9116"/></text:p>
            </text:section>
          </table:table-cell>
        </table:table-row>
        <table:table-row>
          <table:table-cell table:style-name="Table12.A1" office:value-type="string">
            <text:p text:style-name="P23">  91 </text:p>
          </table:table-cell>
          <table:table-cell table:style-name="Table12.A1" office:value-type="string">
            <text:section text:style-name="Sect2" text:name="Section809">
              <text:p text:style-name="P22"><text:bookmark text:name="C_0_9110"/><text:span text:style-name="T60"> </text:span> <text:bookmark text:name="L_0_9220"/><text:bookmark text:name="L_0_9219"/></text:p>
            </text:section>
          </table:table-cell>
        </table:table-row>
        <table:table-row>
          <table:table-cell table:style-name="Table12.A1" office:value-type="string">
            <text:p text:style-name="P23">  92 </text:p>
          </table:table-cell>
          <table:table-cell table:style-name="Table12.A1" office:value-type="string">
            <text:section text:style-name="Sect2" text:name="Section810">
              <text:p text:style-name="P22"><text:bookmark text:name="C_0_926"/><text:span text:style-name="T61">void</text:span><text:span text:style-name="T60"> ExibirTabela() {</text:span> <text:bookmark text:name="L_0_9314"/><text:bookmark text:name="L_0_9313"/></text:p>
            </text:section>
          </table:table-cell>
        </table:table-row>
        <table:table-row>
          <table:table-cell table:style-name="Table12.A1" office:value-type="string">
            <text:p text:style-name="P23">  93 </text:p>
          </table:table-cell>
          <table:table-cell table:style-name="Table12.A1" office:value-type="string">
            <text:section text:style-name="Sect2" text:name="Section811">
              <text:p text:style-name="P22"><text:bookmark text:name="C_0_935"/><text:span text:style-name="T60"> </text:span> <text:bookmark text:name="L_0_9412"/><text:bookmark text:name="L_0_9411"/></text:p>
            </text:section>
          </table:table-cell>
        </table:table-row>
        <table:table-row>
          <table:table-cell table:style-name="Table12.A1" office:value-type="string">
            <text:p text:style-name="P23">  94 </text:p>
          </table:table-cell>
          <table:table-cell table:style-name="Table12.A1" office:value-type="string">
            <text:section text:style-name="Sect2" text:name="Section812">
              <text:p text:style-name="P22"><text:bookmark text:name="C_0_945"/><text:span text:style-name="T60">  </text:span><text:span text:style-name="T61">local</text:span><text:span text:style-name="T60">:</text:span> <text:bookmark text:name="L_0_9512"/><text:bookmark text:name="L_0_9511"/></text:p>
            </text:section>
          </table:table-cell>
        </table:table-row>
        <table:table-row>
          <table:table-cell table:style-name="Table12.A1" office:value-type="string">
            <text:p text:style-name="P23">  95 </text:p>
          </table:table-cell>
          <table:table-cell table:style-name="Table12.A1" office:value-type="string">
            <text:section text:style-name="Sect2" text:name="Section813">
              <text:p text:style-name="P22"><text:bookmark text:name="C_0_955"/><text:span text:style-name="T60"> </text:span> <text:bookmark text:name="L_0_9612"/><text:bookmark text:name="L_0_9611"/></text:p>
            </text:section>
          </table:table-cell>
        </table:table-row>
        <table:table-row>
          <table:table-cell table:style-name="Table12.A1" office:value-type="string">
            <text:p text:style-name="P23">  96 </text:p>
          </table:table-cell>
          <table:table-cell table:style-name="Table12.A1" office:value-type="string">
            <text:section text:style-name="Sect2" text:name="Section814">
              <text:p text:style-name="P22"><text:bookmark text:name="C_0_965"/><text:span text:style-name="T60">  </text:span><text:span text:style-name="T61">int</text:span><text:span text:style-name="T60"> i;</text:span> <text:bookmark text:name="L_0_9712"/><text:bookmark text:name="L_0_9711"/></text:p>
            </text:section>
          </table:table-cell>
        </table:table-row>
        <table:table-row>
          <table:table-cell table:style-name="Table12.A1" office:value-type="string">
            <text:p text:style-name="P23">  97 </text:p>
          </table:table-cell>
          <table:table-cell table:style-name="Table12.A1" office:value-type="string">
            <text:section text:style-name="Sect2" text:name="Section815">
              <text:p text:style-name="P22"><text:bookmark text:name="C_0_975"/><text:span text:style-name="T60">  </text:span><text:span text:style-name="T61">logic</text:span><text:span text:style-name="T60"> fim;</text:span> <text:bookmark text:name="L_0_9812"/><text:bookmark text:name="L_0_9811"/></text:p>
            </text:section>
          </table:table-cell>
        </table:table-row>
        <table:table-row>
          <table:table-cell table:style-name="Table12.A1" office:value-type="string">
            <text:p text:style-name="P23">  98 </text:p>
          </table:table-cell>
          <table:table-cell table:style-name="Table12.A1" office:value-type="string">
            <text:section text:style-name="Sect2" text:name="Section816">
              <text:p text:style-name="P22"><text:bookmark text:name="C_0_985"/><text:span text:style-name="T60"> </text:span> <text:bookmark text:name="L_0_9912"/><text:bookmark text:name="L_0_9911"/></text:p>
            </text:section>
          </table:table-cell>
        </table:table-row>
        <table:table-row>
          <table:table-cell table:style-name="Table12.A1" office:value-type="string">
            <text:p text:style-name="P23">  99 </text:p>
          </table:table-cell>
          <table:table-cell table:style-name="Table12.A1" office:value-type="string">
            <text:section text:style-name="Sect2" text:name="Section817">
              <text:p text:style-name="P22"><text:bookmark text:name="C_0_995"/><text:span text:style-name="T60"> </text:span> <text:bookmark text:name="L_0_10012"/><text:bookmark text:name="L_0_10011"/></text:p>
            </text:section>
          </table:table-cell>
        </table:table-row>
        <table:table-row>
          <table:table-cell table:style-name="Table12.A1" office:value-type="string">
            <text:p text:style-name="P23"> 100 </text:p>
          </table:table-cell>
          <table:table-cell table:style-name="Table12.A1" office:value-type="string">
            <text:section text:style-name="Sect2" text:name="Section818">
              <text:p text:style-name="P22"><text:bookmark text:name="C_0_1005"/><text:span text:style-name="T60">  </text:span><text:span text:style-name="T61">statements</text:span><text:span text:style-name="T60">:</text:span> <text:bookmark text:name="L_0_10117"/><text:bookmark text:name="L_0_10116"/></text:p>
            </text:section>
          </table:table-cell>
        </table:table-row>
        <text:soft-page-break/>
        <table:table-row>
          <table:table-cell table:style-name="Table12.A1" office:value-type="string">
            <text:p text:style-name="P23"> 101 </text:p>
          </table:table-cell>
          <table:table-cell table:style-name="Table12.A1" office:value-type="string">
            <text:section text:style-name="Sect2" text:name="Section819">
              <text:p text:style-name="P22"><text:bookmark text:name="C_0_10110"/><text:span text:style-name="T60"> </text:span> <text:bookmark text:name="L_0_10220"/><text:bookmark text:name="L_0_10219"/></text:p>
            </text:section>
          </table:table-cell>
        </table:table-row>
        <table:table-row>
          <table:table-cell table:style-name="Table12.A1" office:value-type="string">
            <text:p text:style-name="P23"> 102 </text:p>
          </table:table-cell>
          <table:table-cell table:style-name="Table12.A1" office:value-type="string">
            <text:section text:style-name="Sect2" text:name="Section820">
              <text:p text:style-name="P22"><text:bookmark text:name="C_0_1026"/><text:span text:style-name="T60">  </text:span><text:span text:style-name="T61">write</text:span><text:span text:style-name="T60">(</text:span><text:span text:style-name="T62">"          "</text:span><text:span text:style-name="T60">, </text:span><text:span text:style-name="T62">"Palavra             "</text:span><text:span text:style-name="T60">, </text:span><text:span text:style-name="T62">"   Num. de ocorr."</text:span><text:span text:style-name="T60">);</text:span> <text:bookmark text:name="L_0_10314"/><text:bookmark text:name="L_0_10313"/></text:p>
            </text:section>
          </table:table-cell>
        </table:table-row>
        <table:table-row>
          <table:table-cell table:style-name="Table12.A1" office:value-type="string">
            <text:p text:style-name="P23"> 103 </text:p>
          </table:table-cell>
          <table:table-cell table:style-name="Table12.A1" office:value-type="string">
            <text:section text:style-name="Sect2" text:name="Section821">
              <text:p text:style-name="P22"><text:bookmark text:name="C_0_1035"/><text:span text:style-name="T60">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 + </text:span><text:span text:style-name="T63">1</text:span><text:span text:style-name="T60">) {</text:span> <text:bookmark text:name="L_0_10412"/><text:bookmark text:name="L_0_10411"/></text:p>
            </text:section>
          </table:table-cell>
        </table:table-row>
        <table:table-row>
          <table:table-cell table:style-name="Table12.A1" office:value-type="string">
            <text:p text:style-name="P23"> 104 </text:p>
          </table:table-cell>
          <table:table-cell table:style-name="Table12.A1" office:value-type="string">
            <text:section text:style-name="Sect2" text:name="Section822">
              <text:p text:style-name="P22"><text:bookmark text:name="C_0_1045"/><text:span text:style-name="T60">    </text:span><text:span text:style-name="T61">write</text:span><text:span text:style-name="T60">(</text:span><text:span text:style-name="T62">"-"</text:span><text:span text:style-name="T60">);</text:span> <text:bookmark text:name="L_0_10512"/><text:bookmark text:name="L_0_10511"/></text:p>
            </text:section>
          </table:table-cell>
        </table:table-row>
        <table:table-row>
          <table:table-cell table:style-name="Table12.A1" office:value-type="string">
            <text:p text:style-name="P23"> 105 </text:p>
          </table:table-cell>
          <table:table-cell table:style-name="Table12.A1" office:value-type="string">
            <text:section text:style-name="Sect2" text:name="Section823">
              <text:p text:style-name="P22"><text:bookmark text:name="C_0_1055"/><text:span text:style-name="T60">  }</text:span> <text:bookmark text:name="L_0_10612"/><text:bookmark text:name="L_0_10611"/></text:p>
            </text:section>
          </table:table-cell>
        </table:table-row>
        <table:table-row>
          <table:table-cell table:style-name="Table12.A1" office:value-type="string">
            <text:p text:style-name="P23"> 106 </text:p>
          </table:table-cell>
          <table:table-cell table:style-name="Table12.A1" office:value-type="string">
            <text:section text:style-name="Sect2" text:name="Section824">
              <text:p text:style-name="P22"><text:bookmark text:name="C_0_1065"/><text:span text:style-name="T60">  </text:span><text:span text:style-name="T61">for</text:span><text:span text:style-name="T60"> (i &lt;- </text:span><text:span text:style-name="T63">1</text:span><text:span text:style-name="T60">; i &lt;= ntab; i &lt;- i + </text:span><text:span text:style-name="T63">1</text:span><text:span text:style-name="T60">) {</text:span> <text:bookmark text:name="L_0_10712"/><text:bookmark text:name="L_0_10711"/></text:p>
            </text:section>
          </table:table-cell>
        </table:table-row>
        <table:table-row>
          <table:table-cell table:style-name="Table12.A1" office:value-type="string">
            <text:p text:style-name="P23"> 107 </text:p>
          </table:table-cell>
          <table:table-cell table:style-name="Table12.A1" office:value-type="string">
            <text:section text:style-name="Sect2" text:name="Section825">
              <text:p text:style-name="P22"><text:bookmark text:name="C_0_1075"/><text:span text:style-name="T60">    </text:span><text:span text:style-name="T61">write</text:span><text:span text:style-name="T60">(</text:span><text:span text:style-name="T62">"</text:span><text:span text:style-name="T63">\n</text:span><text:span text:style-name="T62">          "</text:span><text:span text:style-name="T60">);</text:span> <text:bookmark text:name="L_0_10812"/><text:bookmark text:name="L_0_10811"/></text:p>
            </text:section>
          </table:table-cell>
        </table:table-row>
        <table:table-row>
          <table:table-cell table:style-name="Table12.A1" office:value-type="string">
            <text:p text:style-name="P23"> 108 </text:p>
          </table:table-cell>
          <table:table-cell table:style-name="Table12.A1" office:value-type="string">
            <text:section text:style-name="Sect2" text:name="Section826">
              <text:p text:style-name="P22"><text:bookmark text:name="C_0_1085"/><text:span text:style-name="T60">    fim &lt;- </text:span><text:span text:style-name="T61">false</text:span><text:span text:style-name="T60">;</text:span> <text:bookmark text:name="L_0_10912"/><text:bookmark text:name="L_0_10911"/></text:p>
            </text:section>
          </table:table-cell>
        </table:table-row>
        <table:table-row>
          <table:table-cell table:style-name="Table12.A1" office:value-type="string">
            <text:p text:style-name="P23"> 109 </text:p>
          </table:table-cell>
          <table:table-cell table:style-name="Table12.A1" office:value-type="string">
            <text:section text:style-name="Sect2" text:name="Section827">
              <text:p text:style-name="P22"><text:bookmark text:name="C_0_1095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11017"/><text:bookmark text:name="L_0_11016"/></text:p>
            </text:section>
          </table:table-cell>
        </table:table-row>
        <table:table-row>
          <table:table-cell table:style-name="Table12.A1" office:value-type="string">
            <text:p text:style-name="P23"> 110 </text:p>
          </table:table-cell>
          <table:table-cell table:style-name="Table12.A1" office:value-type="string">
            <text:section text:style-name="Sect2" text:name="Section828">
              <text:p text:style-name="P22"><text:bookmark text:name="C_0_1106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11117"/><text:bookmark text:name="L_0_11116"/></text:p>
            </text:section>
          </table:table-cell>
        </table:table-row>
        <table:table-row>
          <table:table-cell table:style-name="Table12.A1" office:value-type="string">
            <text:p text:style-name="P23"> 111 </text:p>
          </table:table-cell>
          <table:table-cell table:style-name="Table12.A1" office:value-type="string">
            <text:section text:style-name="Sect2" text:name="Section829">
              <text:p text:style-name="P22"><text:bookmark text:name="C_0_11110"/><text:span text:style-name="T60">        fim &lt;- </text:span><text:span text:style-name="T61">true</text:span><text:span text:style-name="T60">;</text:span> <text:bookmark text:name="L_0_11218"/><text:bookmark text:name="L_0_11217"/></text:p>
            </text:section>
          </table:table-cell>
        </table:table-row>
        <table:table-row>
          <table:table-cell table:style-name="Table12.A1" office:value-type="string">
            <text:p text:style-name="P23"> 112 </text:p>
          </table:table-cell>
          <table:table-cell table:style-name="Table12.A1" office:value-type="string">
            <text:section text:style-name="Sect2" text:name="Section830">
              <text:p text:style-name="P22"><text:bookmark text:name="C_0_1126"/><text:span text:style-name="T60">      } </text:span><text:span text:style-name="T61">else</text:span><text:span text:style-name="T60"> {</text:span> <text:bookmark text:name="L_0_11317"/><text:bookmark text:name="L_0_11316"/></text:p>
            </text:section>
          </table:table-cell>
        </table:table-row>
        <table:table-row>
          <table:table-cell table:style-name="Table12.A1" office:value-type="string">
            <text:p text:style-name="P23"> 113 </text:p>
          </table:table-cell>
          <table:table-cell table:style-name="Table12.A1" office:value-type="string">
            <text:section text:style-name="Sect2" text:name="Section831">
              <text:p text:style-name="P22"><text:bookmark text:name="C_0_1135"/><text:span text:style-name="T60">        </text:span><text:span text:style-name="T61">write</text:span><text:span text:style-name="T60">(nomes[i, j]);</text:span> <text:bookmark text:name="L_0_11414"/><text:bookmark text:name="L_0_11413"/></text:p>
            </text:section>
          </table:table-cell>
        </table:table-row>
        <table:table-row>
          <table:table-cell table:style-name="Table12.A1" office:value-type="string">
            <text:p text:style-name="P23"> 114 </text:p>
          </table:table-cell>
          <table:table-cell table:style-name="Table12.A1" office:value-type="string">
            <text:section text:style-name="Sect2" text:name="Section832">
              <text:p text:style-name="P22"><text:bookmark text:name="C_0_1145"/><text:span text:style-name="T60">      }</text:span> <text:bookmark text:name="L_0_11512"/><text:bookmark text:name="L_0_11511"/></text:p>
            </text:section>
          </table:table-cell>
        </table:table-row>
        <table:table-row>
          <table:table-cell table:style-name="Table12.A1" office:value-type="string">
            <text:p text:style-name="P23"> 115 </text:p>
          </table:table-cell>
          <table:table-cell table:style-name="Table12.A1" office:value-type="string">
            <text:section text:style-name="Sect2" text:name="Section833">
              <text:p text:style-name="P22"><text:bookmark text:name="C_0_1155"/><text:span text:style-name="T60">    }</text:span> <text:bookmark text:name="L_0_11612"/><text:bookmark text:name="L_0_11611"/></text:p>
            </text:section>
          </table:table-cell>
        </table:table-row>
        <table:table-row>
          <table:table-cell table:style-name="Table12.A1" office:value-type="string">
            <text:p text:style-name="P23"> 116 </text:p>
          </table:table-cell>
          <table:table-cell table:style-name="Table12.A1" office:value-type="string">
            <text:section text:style-name="Sect2" text:name="Section834">
              <text:p text:style-name="P22"><text:bookmark text:name="C_0_1165"/><text:span text:style-name="T60">    </text:span><text:span text:style-name="T61">write</text:span><text:span text:style-name="T60">(</text:span><text:span text:style-name="T62">" | "</text:span><text:span text:style-name="T60">, nocorr[i]);</text:span> <text:bookmark text:name="L_0_11712"/><text:bookmark text:name="L_0_11711"/></text:p>
            </text:section>
          </table:table-cell>
        </table:table-row>
        <table:table-row>
          <table:table-cell table:style-name="Table12.A1" office:value-type="string">
            <text:p text:style-name="P23"> 117 </text:p>
          </table:table-cell>
          <table:table-cell table:style-name="Table12.A1" office:value-type="string">
            <text:section text:style-name="Sect2" text:name="Section835">
              <text:p text:style-name="P22"><text:bookmark text:name="C_0_1175"/><text:span text:style-name="T60">  }</text:span> <text:bookmark text:name="L_0_11812"/><text:bookmark text:name="L_0_11811"/></text:p>
            </text:section>
          </table:table-cell>
        </table:table-row>
        <table:table-row>
          <table:table-cell table:style-name="Table12.A1" office:value-type="string">
            <text:p text:style-name="P23"> 118 </text:p>
          </table:table-cell>
          <table:table-cell table:style-name="Table12.A1" office:value-type="string">
            <text:section text:style-name="Sect2" text:name="Section836">
              <text:p text:style-name="P22"><text:bookmark text:name="C_0_1185"/><text:span text:style-name="T60"> </text:span> <text:bookmark text:name="L_0_11912"/><text:bookmark text:name="L_0_11911"/></text:p>
            </text:section>
          </table:table-cell>
        </table:table-row>
        <table:table-row>
          <table:table-cell table:style-name="Table12.A1" office:value-type="string">
            <text:p text:style-name="P23"> 119 </text:p>
          </table:table-cell>
          <table:table-cell table:style-name="Table12.A1" office:value-type="string">
            <text:section text:style-name="Sect2" text:name="Section837">
              <text:p text:style-name="P22"><text:bookmark text:name="C_0_1195"/><text:span text:style-name="T60">}</text:span> <text:bookmark text:name="L_0_12012"/><text:bookmark text:name="L_0_12011"/></text:p>
            </text:section>
          </table:table-cell>
        </table:table-row>
        <table:table-row>
          <table:table-cell table:style-name="Table12.A1" office:value-type="string">
            <text:p text:style-name="P23"> 120 </text:p>
          </table:table-cell>
          <table:table-cell table:style-name="Table12.A1" office:value-type="string">
            <text:section text:style-name="Sect2" text:name="Section838">
              <text:p text:style-name="P22"><text:bookmark text:name="C_0_1205"/><text:span text:style-name="T60"> </text:span> <text:bookmark text:name="L_0_12116"/><text:bookmark text:name="L_0_12115"/></text:p>
            </text:section>
          </table:table-cell>
        </table:table-row>
        <table:table-row>
          <table:table-cell table:style-name="Table12.A1" office:value-type="string">
            <text:p text:style-name="P23"> 121 </text:p>
          </table:table-cell>
          <table:table-cell table:style-name="Table12.A1" office:value-type="string">
            <text:section text:style-name="Sect2" text:name="Section839">
              <text:p text:style-name="P22"><text:bookmark text:name="C_0_12110"/><text:span text:style-name="T61">main</text:span><text:span text:style-name="T60"> {</text:span> <text:bookmark text:name="L_0_12218"/><text:bookmark text:name="L_0_12217"/></text:p>
            </text:section>
          </table:table-cell>
        </table:table-row>
        <table:table-row>
          <table:table-cell table:style-name="Table12.A1" office:value-type="string">
            <text:p text:style-name="P23"> 122 </text:p>
          </table:table-cell>
          <table:table-cell table:style-name="Table12.A1" office:value-type="string">
            <text:section text:style-name="Sect2" text:name="Section840">
              <text:p text:style-name="P22"><text:bookmark text:name="C_0_1226"/><text:span text:style-name="T60"> </text:span> <text:bookmark text:name="L_0_12315"/><text:bookmark text:name="L_0_12314"/></text:p>
            </text:section>
          </table:table-cell>
        </table:table-row>
        <table:table-row>
          <table:table-cell table:style-name="Table12.A1" office:value-type="string">
            <text:p text:style-name="P23"> 123 </text:p>
          </table:table-cell>
          <table:table-cell table:style-name="Table12.A1" office:value-type="string">
            <text:section text:style-name="Sect2" text:name="Section841">
              <text:p text:style-name="P22"><text:bookmark text:name="C_0_1235"/><text:span text:style-name="T60">  </text:span><text:span text:style-name="T61">local</text:span><text:span text:style-name="T60">:</text:span> <text:bookmark text:name="L_0_12412"/><text:bookmark text:name="L_0_12411"/></text:p>
            </text:section>
          </table:table-cell>
        </table:table-row>
        <table:table-row>
          <table:table-cell table:style-name="Table12.A1" office:value-type="string">
            <text:p text:style-name="P23"> 124 </text:p>
          </table:table-cell>
          <table:table-cell table:style-name="Table12.A1" office:value-type="string">
            <text:section text:style-name="Sect2" text:name="Section842">
              <text:p text:style-name="P22"><text:bookmark text:name="C_0_1245"/><text:span text:style-name="T60"> </text:span> <text:bookmark text:name="L_0_12512"/><text:bookmark text:name="L_0_12511"/></text:p>
            </text:section>
          </table:table-cell>
        </table:table-row>
        <table:table-row>
          <table:table-cell table:style-name="Table12.A1" office:value-type="string">
            <text:p text:style-name="P23"> 125 </text:p>
          </table:table-cell>
          <table:table-cell table:style-name="Table12.A1" office:value-type="string">
            <text:section text:style-name="Sect2" text:name="Section843">
              <text:p text:style-name="P22"><text:bookmark text:name="C_0_1255"/><text:span text:style-name="T60">  </text:span><text:span text:style-name="T61">int</text:span><text:span text:style-name="T60"> i;</text:span> <text:bookmark text:name="L_0_12612"/><text:bookmark text:name="L_0_12611"/></text:p>
            </text:section>
          </table:table-cell>
        </table:table-row>
        <table:table-row>
          <table:table-cell table:style-name="Table12.A1" office:value-type="string">
            <text:p text:style-name="P23"> 126 </text:p>
          </table:table-cell>
          <table:table-cell table:style-name="Table12.A1" office:value-type="string">
            <text:section text:style-name="Sect2" text:name="Section844">
              <text:p text:style-name="P22"><text:bookmark text:name="C_0_1265"/><text:span text:style-name="T60">  </text:span><text:span text:style-name="T61">int</text:span><text:span text:style-name="T60"> posic;</text:span> <text:bookmark text:name="L_0_12712"/><text:bookmark text:name="L_0_12711"/></text:p>
            </text:section>
          </table:table-cell>
        </table:table-row>
        <table:table-row>
          <table:table-cell table:style-name="Table12.A1" office:value-type="string">
            <text:p text:style-name="P23"> 127 </text:p>
          </table:table-cell>
          <table:table-cell table:style-name="Table12.A1" office:value-type="string">
            <text:section text:style-name="Sect2" text:name="Section845">
              <text:p text:style-name="P22"><text:bookmark text:name="C_0_1275"/><text:span text:style-name="T60">  </text:span><text:span text:style-name="T61">char</text:span><text:span text:style-name="T60"> c;</text:span> <text:bookmark text:name="L_0_12812"/><text:bookmark text:name="L_0_12811"/></text:p>
            </text:section>
          </table:table-cell>
        </table:table-row>
        <table:table-row>
          <table:table-cell table:style-name="Table12.A1" office:value-type="string">
            <text:p text:style-name="P23"> 128 </text:p>
          </table:table-cell>
          <table:table-cell table:style-name="Table12.A1" office:value-type="string">
            <text:section text:style-name="Sect2" text:name="Section846">
              <text:p text:style-name="P22"><text:bookmark text:name="C_0_1284"/><text:span text:style-name="T60">  </text:span><text:span text:style-name="T61">logic</text:span><text:span text:style-name="T60"> fim;</text:span> <text:bookmark text:name="L_0_1298"/><text:bookmark text:name="L_0_1297"/></text:p>
            </text:section>
          </table:table-cell>
        </table:table-row>
        <table:table-row>
          <table:table-cell table:style-name="Table12.A1" office:value-type="string">
            <text:p text:style-name="P23"> 129 </text:p>
          </table:table-cell>
          <table:table-cell table:style-name="Table12.A1" office:value-type="string">
            <text:section text:style-name="Sect2" text:name="Section847">
              <text:p text:style-name="P22"><text:bookmark text:name="C_0_1293"/><text:span text:style-name="T60"> </text:span> <text:bookmark text:name="L_0_1306"/><text:bookmark text:name="L_0_1305"/></text:p>
            </text:section>
          </table:table-cell>
        </table:table-row>
        <table:table-row>
          <table:table-cell table:style-name="Table12.A1" office:value-type="string">
            <text:p text:style-name="P23"> 130 </text:p>
          </table:table-cell>
          <table:table-cell table:style-name="Table12.A1" office:value-type="string">
            <text:section text:style-name="Sect2" text:name="Section848">
              <text:p text:style-name="P22"><text:bookmark text:name="C_0_1302"/><text:span text:style-name="T60"> </text:span> <text:bookmark text:name="L_0_1319"/><text:bookmark text:name="L_0_1318"/></text:p>
            </text:section>
          </table:table-cell>
        </table:table-row>
        <table:table-row>
          <table:table-cell table:style-name="Table12.A1" office:value-type="string">
            <text:p text:style-name="P23"> 131 </text:p>
          </table:table-cell>
          <table:table-cell table:style-name="Table12.A1" office:value-type="string">
            <text:section text:style-name="Sect2" text:name="Section849">
              <text:p text:style-name="P22"><text:bookmark text:name="C_0_1313"/><text:span text:style-name="T60">  </text:span><text:span text:style-name="T61">statements</text:span><text:span text:style-name="T60">:</text:span> <text:bookmark text:name="L_0_13215"/><text:bookmark text:name="L_0_13214"/></text:p>
            </text:section>
          </table:table-cell>
        </table:table-row>
        <table:table-row>
          <table:table-cell table:style-name="Table12.A1" office:value-type="string">
            <text:p text:style-name="P23"> 132 </text:p>
          </table:table-cell>
          <table:table-cell table:style-name="Table12.A1" office:value-type="string">
            <text:section text:style-name="Sect2" text:name="Section850">
              <text:p text:style-name="P22"><text:bookmark text:name="C_0_1323"/><text:span text:style-name="T60"> </text:span> <text:bookmark text:name="L_0_13311"/><text:bookmark text:name="L_0_13310"/></text:p>
            </text:section>
          </table:table-cell>
        </table:table-row>
        <table:table-row>
          <table:table-cell table:style-name="Table12.A1" office:value-type="string">
            <text:p text:style-name="P23"> 133 </text:p>
          </table:table-cell>
          <table:table-cell table:style-name="Table12.A1" office:value-type="string">
            <text:section text:style-name="Sect2" text:name="Section851">
              <text:p text:style-name="P22"><text:bookmark text:name="C_0_1332"/><text:span text:style-name="T60">  ntab &lt;- </text:span><text:span text:style-name="T63">0</text:span><text:span text:style-name="T60">;</text:span> <text:bookmark text:name="L_0_1348"/><text:bookmark text:name="L_0_1347"/></text:p>
            </text:section>
          </table:table-cell>
        </table:table-row>
        <table:table-row>
          <table:table-cell table:style-name="Table12.A1" office:value-type="string">
            <text:p text:style-name="P23"> 134 </text:p>
          </table:table-cell>
          <table:table-cell table:style-name="Table12.A1" office:value-type="string">
            <text:section text:style-name="Sect2" text:name="Section852">
              <text:p text:style-name="P22"><text:bookmark text:name="C_0_1343"/><text:span text:style-name="T60">  </text:span><text:span text:style-name="T61">write</text:span><text:span text:style-name="T60">(</text:span><text:span text:style-name="T62">"Nova palavra? (s/n): "</text:span><text:span text:style-name="T60">);</text:span> <text:bookmark text:name="L_0_1356"/><text:bookmark text:name="L_0_1355"/></text:p>
            </text:section>
          </table:table-cell>
        </table:table-row>
        <table:table-row>
          <table:table-cell table:style-name="Table12.A1" office:value-type="string">
            <text:p text:style-name="P23"> 135 </text:p>
          </table:table-cell>
          <table:table-cell table:style-name="Table12.A1" office:value-type="string">
            <text:section text:style-name="Sect2" text:name="Section853">
              <text:p text:style-name="P22"><text:bookmark text:name="C_0_1353"/><text:span text:style-name="T60">  </text:span><text:span text:style-name="T61">read</text:span><text:span text:style-name="T60">(c);</text:span> <text:bookmark text:name="L_0_1366"/><text:bookmark text:name="L_0_1365"/></text:p>
            </text:section>
          </table:table-cell>
        </table:table-row>
        <table:table-row>
          <table:table-cell table:style-name="Table12.A1" office:value-type="string">
            <text:p text:style-name="P23"> 136 </text:p>
          </table:table-cell>
          <table:table-cell table:style-name="Table12.A1" office:value-type="string">
            <text:section text:style-name="Sect2" text:name="Section854">
              <text:p text:style-name="P22"><text:bookmark text:name="C_0_1363"/><text:span text:style-name="T60">  </text:span><text:span text:style-name="T61">while</text:span><text:span text:style-name="T60">(c = </text:span><text:span text:style-name="T62">'s'</text:span><text:span text:style-name="T60"> || c = </text:span><text:span text:style-name="T62">'S'</text:span><text:span text:style-name="T60">) {</text:span> <text:bookmark text:name="L_0_1376"/><text:bookmark text:name="L_0_1375"/></text:p>
            </text:section>
          </table:table-cell>
        </table:table-row>
        <table:table-row>
          <table:table-cell table:style-name="Table12.A1" office:value-type="string">
            <text:p text:style-name="P23"> 137 </text:p>
          </table:table-cell>
          <table:table-cell table:style-name="Table12.A1" office:value-type="string">
            <text:section text:style-name="Sect2" text:name="Section855">
              <text:p text:style-name="P22"><text:bookmark text:name="C_0_1372"/><text:span text:style-name="T60">    </text:span><text:span text:style-name="T61">write</text:span><text:span text:style-name="T60">(</text:span><text:span text:style-name="T62">"</text:span><text:span text:style-name="T63">\n</text:span><text:span text:style-name="T62">Digite a palavra: "</text:span><text:span text:style-name="T60">);</text:span> <text:bookmark text:name="L_0_1386"/><text:bookmark text:name="L_0_1385"/></text:p>
            </text:section>
          </table:table-cell>
        </table:table-row>
        <table:table-row>
          <table:table-cell table:style-name="Table12.A1" office:value-type="string">
            <text:p text:style-name="P23"> 138 </text:p>
          </table:table-cell>
          <table:table-cell table:style-name="Table12.A1" office:value-type="string">
            <text:section text:style-name="Sect2" text:name="Section856">
              <text:p text:style-name="P22"><text:bookmark text:name="C_0_1382"/><text:span text:style-name="T60">    fim &lt;- </text:span><text:span text:style-name="T61">false</text:span><text:span text:style-name="T60">;</text:span> <text:bookmark text:name="L_0_1396"/><text:bookmark text:name="L_0_1395"/></text:p>
            </text:section>
          </table:table-cell>
        </table:table-row>
        <table:table-row>
          <table:table-cell table:style-name="Table12.A1" office:value-type="string">
            <text:p text:style-name="P23"> 139 </text:p>
          </table:table-cell>
          <table:table-cell table:style-name="Table12.A1" office:value-type="string">
            <text:section text:style-name="Sect2" text:name="Section857">
              <text:p text:style-name="P22"><text:bookmark text:name="C_0_1392"/><text:span text:style-name="T60">    </text:span><text:span text:style-name="T61">for</text:span><text:span text:style-name="T60"> (i &lt;- </text:span><text:span text:style-name="T63">0</text:span><text:span text:style-name="T60">; !fim; i &lt;- i + </text:span><text:span text:style-name="T63">1</text:span><text:span text:style-name="T60">) {</text:span> <text:bookmark text:name="L_0_1406"/><text:bookmark text:name="L_0_1405"/></text:p>
            </text:section>
          </table:table-cell>
        </table:table-row>
        <table:table-row>
          <table:table-cell table:style-name="Table12.A1" office:value-type="string">
            <text:p text:style-name="P23"> 140 </text:p>
          </table:table-cell>
          <table:table-cell table:style-name="Table12.A1" office:value-type="string">
            <text:section text:style-name="Sect2" text:name="Section858">
              <text:p text:style-name="P22"><text:bookmark text:name="C_0_1402"/><text:span text:style-name="T60">      </text:span><text:span text:style-name="T61">read</text:span><text:span text:style-name="T60">(palavra[i]);</text:span> <text:bookmark text:name="L_0_14111"/><text:bookmark text:name="L_0_14110"/></text:p>
            </text:section>
          </table:table-cell>
        </table:table-row>
        <table:table-row>
          <table:table-cell table:style-name="Table12.A1" office:value-type="string">
            <text:p text:style-name="P23"> 141 </text:p>
          </table:table-cell>
          <table:table-cell table:style-name="Table12.A1" office:value-type="string">
            <text:section text:style-name="Sect2" text:name="Section859">
              <text:p text:style-name="P22"><text:bookmark text:name="C_0_1412"/><text:span text:style-name="T60">      </text:span><text:span text:style-name="T61">if</text:span><text:span text:style-name="T60">(palavra[i] = </text:span><text:span text:style-name="T62">'</text:span><text:span text:style-name="T63">\n</text:span><text:span text:style-name="T62">'</text:span><text:span text:style-name="T60">) {</text:span> <text:bookmark text:name="L_0_14213"/><text:bookmark text:name="L_0_14212"/></text:p>
            </text:section>
          </table:table-cell>
        </table:table-row>
        <table:table-row>
          <table:table-cell table:style-name="Table12.A1" office:value-type="string">
            <text:p text:style-name="P23"> 142 </text:p>
          </table:table-cell>
          <table:table-cell table:style-name="Table12.A1" office:value-type="string">
            <text:section text:style-name="Sect2" text:name="Section860">
              <text:p text:style-name="P22"><text:bookmark text:name="C_0_1423"/><text:span text:style-name="T60">        fim &lt;- </text:span><text:span text:style-name="T61">true</text:span><text:span text:style-name="T60">;</text:span> <text:bookmark text:name="L_0_14310"/><text:bookmark text:name="L_0_1437"/></text:p>
            </text:section>
          </table:table-cell>
        </table:table-row>
        <table:table-row>
          <table:table-cell table:style-name="Table12.A1" office:value-type="string">
            <text:p text:style-name="P23"> 143 </text:p>
          </table:table-cell>
          <table:table-cell table:style-name="Table12.A1" office:value-type="string">
            <text:section text:style-name="Sect2" text:name="Section861">
              <text:p text:style-name="P22"><text:bookmark text:name="C_0_1432"/><text:span text:style-name="T60">        palavra[i] &lt;- </text:span><text:span text:style-name="T62">'</text:span><text:span text:style-name="T63">\0</text:span><text:span text:style-name="T62">'</text:span><text:span text:style-name="T60">;</text:span> <text:bookmark text:name="L_0_1449"/><text:bookmark text:name="L_0_1448"/></text:p>
            </text:section>
          </table:table-cell>
        </table:table-row>
        <table:table-row>
          <table:table-cell table:style-name="Table12.A1" office:value-type="string">
            <text:p text:style-name="P23"> 144 </text:p>
          </table:table-cell>
          <table:table-cell table:style-name="Table12.A1" office:value-type="string">
            <text:section text:style-name="Sect2" text:name="Section862">
              <text:p text:style-name="P22"><text:bookmark text:name="C_0_1443"/><text:span text:style-name="T60">      }</text:span> <text:bookmark text:name="L_0_1456"/><text:bookmark text:name="L_0_1455"/></text:p>
            </text:section>
          </table:table-cell>
        </table:table-row>
        <table:table-row>
          <table:table-cell table:style-name="Table12.A1" office:value-type="string">
            <text:p text:style-name="P23"> 145 </text:p>
          </table:table-cell>
          <table:table-cell table:style-name="Table12.A1" office:value-type="string">
            <text:section text:style-name="Sect2" text:name="Section863">
              <text:p text:style-name="P22"><text:bookmark text:name="C_0_1453"/><text:span text:style-name="T60">    }</text:span> <text:bookmark text:name="L_0_1466"/><text:bookmark text:name="L_0_1465"/></text:p>
            </text:section>
          </table:table-cell>
        </table:table-row>
        <table:table-row>
          <table:table-cell table:style-name="Table12.A1" office:value-type="string">
            <text:p text:style-name="P23"> 146 </text:p>
          </table:table-cell>
          <table:table-cell table:style-name="Table12.A1" office:value-type="string">
            <text:section text:style-name="Sect2" text:name="Section864">
              <text:p text:style-name="P22"><text:bookmark text:name="C_0_1463"/><text:span text:style-name="T60">    posic &lt;- Procura();</text:span> <text:bookmark text:name="L_0_1476"/><text:bookmark text:name="L_0_1475"/></text:p>
            </text:section>
          </table:table-cell>
        </table:table-row>
        <table:table-row>
          <table:table-cell table:style-name="Table12.A1" office:value-type="string">
            <text:p text:style-name="P23"> 147 </text:p>
          </table:table-cell>
          <table:table-cell table:style-name="Table12.A1" office:value-type="string">
            <text:section text:style-name="Sect2" text:name="Section865">
              <text:p text:style-name="P22"><text:bookmark text:name="C_0_1473"/><text:span text:style-name="T60">    </text:span><text:span text:style-name="T61">if</text:span><text:span text:style-name="T60">(posic &gt; </text:span><text:span text:style-name="T63">0</text:span><text:span text:style-name="T60">) {</text:span> <text:bookmark text:name="L_0_1486"/><text:bookmark text:name="L_0_1485"/></text:p>
            </text:section>
          </table:table-cell>
        </table:table-row>
        <table:table-row>
          <table:table-cell table:style-name="Table12.A1" office:value-type="string">
            <text:p text:style-name="P23"> 148 </text:p>
          </table:table-cell>
          <table:table-cell table:style-name="Table12.A1" office:value-type="string">
            <text:section text:style-name="Sect2" text:name="Section866">
              <text:p text:style-name="P22"><text:bookmark text:name="C_0_1483"/><text:span text:style-name="T60">      nocorr[posic] &lt;- nocorr[posic] + </text:span><text:span text:style-name="T63">1</text:span><text:span text:style-name="T60">;</text:span> <text:bookmark text:name="L_0_1496"/><text:bookmark text:name="L_0_1495"/></text:p>
            </text:section>
          </table:table-cell>
        </table:table-row>
        <table:table-row>
          <table:table-cell table:style-name="Table12.A1" office:value-type="string">
            <text:p text:style-name="P23"> 149 </text:p>
          </table:table-cell>
          <table:table-cell table:style-name="Table12.A1" office:value-type="string">
            <text:section text:style-name="Sect2" text:name="Section867">
              <text:p text:style-name="P22"><text:bookmark text:name="C_0_1493"/><text:span text:style-name="T60">    } </text:span><text:span text:style-name="T61">else</text:span><text:span text:style-name="T60"> {</text:span> <text:bookmark text:name="L_0_1506"/><text:bookmark text:name="L_0_1505"/></text:p>
            </text:section>
          </table:table-cell>
        </table:table-row>
        <table:table-row>
          <table:table-cell table:style-name="Table12.A1" office:value-type="string">
            <text:p text:style-name="P23"> 150 </text:p>
          </table:table-cell>
          <table:table-cell table:style-name="Table12.A1" office:value-type="string">
            <text:section text:style-name="Sect2" text:name="Section868">
              <text:p text:style-name="P22"><text:bookmark text:name="C_0_1502"/><text:span text:style-name="T60">      </text:span><text:span text:style-name="T61">call</text:span><text:span text:style-name="T60"> Inserir(~posic, i);</text:span> <text:bookmark text:name="L_0_15114"/><text:bookmark text:name="L_0_15113"/></text:p>
            </text:section>
          </table:table-cell>
        </table:table-row>
        <table:table-row>
          <table:table-cell table:style-name="Table12.A1" office:value-type="string">
            <text:p text:style-name="P23"> 151 </text:p>
          </table:table-cell>
          <table:table-cell table:style-name="Table12.A1" office:value-type="string">
            <text:section text:style-name="Sect2" text:name="Section869">
              <text:p text:style-name="P22"><text:bookmark text:name="C_0_1513"/><text:span text:style-name="T60">    }</text:span> <text:bookmark text:name="L_0_15210"/><text:bookmark text:name="L_0_1529"/></text:p>
            </text:section>
          </table:table-cell>
        </table:table-row>
        <table:table-row>
          <table:table-cell table:style-name="Table12.A1" office:value-type="string">
            <text:p text:style-name="P23"> 152 </text:p>
          </table:table-cell>
          <table:table-cell table:style-name="Table12.A1" office:value-type="string">
            <text:section text:style-name="Sect2" text:name="Section870">
              <text:p text:style-name="P22"><text:bookmark text:name="C_0_1523"/><text:span text:style-name="T60">    </text:span><text:span text:style-name="T61">write</text:span><text:span text:style-name="T60">(</text:span><text:span text:style-name="T62">"</text:span><text:span text:style-name="T63">\n\n</text:span><text:span text:style-name="T62">Nova palavra? (s/n): "</text:span><text:span text:style-name="T60">);</text:span> <text:bookmark text:name="L_0_15311"/><text:bookmark text:name="L_0_15310"/></text:p>
            </text:section>
          </table:table-cell>
        </table:table-row>
        <text:soft-page-break/>
        <table:table-row>
          <table:table-cell table:style-name="Table12.A1" office:value-type="string">
            <text:p text:style-name="P23"> 153 </text:p>
          </table:table-cell>
          <table:table-cell table:style-name="Table12.A1" office:value-type="string">
            <text:section text:style-name="Sect2" text:name="Section871">
              <text:p text:style-name="P22"><text:bookmark text:name="C_0_1532"/><text:span text:style-name="T60">    </text:span><text:span text:style-name="T61">read</text:span><text:span text:style-name="T60">(c);</text:span> <text:bookmark text:name="L_0_1548"/><text:bookmark text:name="L_0_1547"/></text:p>
            </text:section>
          </table:table-cell>
        </table:table-row>
        <table:table-row>
          <table:table-cell table:style-name="Table12.A1" office:value-type="string">
            <text:p text:style-name="P23"> 154 </text:p>
          </table:table-cell>
          <table:table-cell table:style-name="Table12.A1" office:value-type="string">
            <text:section text:style-name="Sect2" text:name="Section872">
              <text:p text:style-name="P22"><text:bookmark text:name="C_0_1543"/><text:span text:style-name="T60">  }</text:span> <text:bookmark text:name="L_0_1556"/><text:bookmark text:name="L_0_1555"/></text:p>
            </text:section>
          </table:table-cell>
        </table:table-row>
        <table:table-row>
          <table:table-cell table:style-name="Table12.A1" office:value-type="string">
            <text:p text:style-name="P23"> 155 </text:p>
          </table:table-cell>
          <table:table-cell table:style-name="Table12.A1" office:value-type="string">
            <text:section text:style-name="Sect2" text:name="Section873">
              <text:p text:style-name="P22"><text:bookmark text:name="C_0_1553"/><text:span text:style-name="T60">  </text:span><text:span text:style-name="T61">call</text:span><text:span text:style-name="T60"> ExibirTabela();</text:span> <text:bookmark text:name="L_0_1566"/><text:bookmark text:name="L_0_1565"/></text:p>
            </text:section>
          </table:table-cell>
        </table:table-row>
        <table:table-row>
          <table:table-cell table:style-name="Table12.A1" office:value-type="string">
            <text:p text:style-name="P23"> 156 </text:p>
          </table:table-cell>
          <table:table-cell table:style-name="Table12.A1" office:value-type="string">
            <text:section text:style-name="Sect2" text:name="Section874">
              <text:p text:style-name="P22"><text:bookmark text:name="C_0_1563"/><text:span text:style-name="T60"> </text:span> <text:bookmark text:name="L_0_1576"/><text:bookmark text:name="L_0_1575"/></text:p>
            </text:section>
          </table:table-cell>
        </table:table-row>
        <table:table-row>
          <table:table-cell table:style-name="Table12.A1" office:value-type="string">
            <text:p text:style-name="P23"> 157 </text:p>
          </table:table-cell>
          <table:table-cell table:style-name="Table12.A1" office:value-type="string">
            <text:section text:style-name="Sect2" text:name="Section875">
              <text:p text:style-name="P22"><text:bookmark text:name="C_0_1572"/><text:span text:style-name="T60">}</text:span> <text:bookmark text:name="L_0_1586"/><text:bookmark text:name="L_0_1585"/></text:p>
            </text:section>
          </table:table-cell>
        </table:table-row>
        <table:table-row>
          <table:table-cell table:style-name="Table12.A1" office:value-type="string">
            <text:p text:style-name="P23"> 158 </text:p>
          </table:table-cell>
          <table:table-cell table:style-name="Table12.A1" office:value-type="string">
            <text:section text:style-name="Sect2" text:name="Section876">
              <text:p text:style-name="P22"><text:bookmark text:name="C_0_1582"/><text:span text:style-name="T60"> </text:span> <text:bookmark text:name="L_0_1596"/><text:bookmark text:name="L_0_1595"/></text:p>
            </text:section>
          </table:table-cell>
        </table:table-row>
        <table:table-row>
          <table:table-cell table:style-name="Table12.A1" office:value-type="string">
            <text:p text:style-name="P23"> 159 </text:p>
          </table:table-cell>
          <table:table-cell table:style-name="Table12.A1" office:value-type="string">
            <text:section text:style-name="Sect2" text:name="Section877">
              <text:p text:style-name="P22"><text:bookmark text:name="C_0_1592"/><text:span text:style-name="T60"> </text:span> <text:bookmark text:name="L_0_1606"/><text:bookmark text:name="L_0_1605"/></text:p>
            </text:section>
          </table:table-cell>
        </table:table-row>
        <table:table-row>
          <table:table-cell table:style-name="Table12.A1" office:value-type="string">
            <text:p text:style-name="P23"> 160 </text:p>
          </table:table-cell>
          <table:table-cell table:style-name="Table12.A1" office:value-type="string">
            <text:section text:style-name="Sect2" text:name="Section878">
              <text:p text:style-name="P22"><text:bookmark text:name="C_0_1602"/><text:span text:style-name="T60">}</text:span> <text:bookmark text:name="L_0_16115"/><text:bookmark text:name="L_0_16114"/></text:p>
            </text:section>
          </table:table-cell>
        </table:table-row>
        <table:table-row>
          <table:table-cell table:style-name="Table12.A1" office:value-type="string">
            <text:p text:style-name="P23"> 161 </text:p>
          </table:table-cell>
          <table:table-cell table:style-name="Table12.A1" office:value-type="string">
            <text:section text:style-name="Sect2" text:name="Section879">
              <text:p text:style-name="P24"><text:bookmark text:name="C_0_1613"/> </text:p>
            </text:section>
          </table:table-cell>
        </table:table-row>
      </table:table>
      <text:p text:style-name="P40"/>
      <text:list xml:id="list134220179324252" text:continue-numbering="true" text:style-name="Outline">
        <text:list-header>
          <text:h text:style-name="P52" text:outline-level="1" text:is-list-header="true"><text:bookmark-start text:name="__RefHeading___Toc6980_3116390965"/>APÊNDICE G: CÓDIGO-FONTE NO-LOC-DECLS<text:bookmark-end text:name="__RefHeading___Toc6980_3116390965"/></text:h>
        </text:list-header>
      </text:list>
      <text:p text:style-name="P3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3"><text:bookmark text:name="L_0_1170"/><text:bookmark text:name="L_0_1168"/>   1 </text:p>
          </table:table-cell>
          <table:table-cell table:style-name="Table13.A1" office:value-type="string">
            <text:section text:style-name="Sect2" text:name="Section880">
              <text:p text:style-name="P22"><text:bookmark text:name="C_0_190"/><text:span text:style-name="T67">/*  Programa para contar as ocorrencias das palavras de um texto */</text:span> <text:bookmark text:name="L_0_2100"/><text:bookmark text:name="L_0_290"/></text:p>
            </text:section>
          </table:table-cell>
        </table:table-row>
        <table:table-row>
          <table:table-cell table:style-name="Table13.A1" office:value-type="string">
            <text:p text:style-name="P23">   2 </text:p>
          </table:table-cell>
          <table:table-cell table:style-name="Table13.A1" office:value-type="string">
            <text:section text:style-name="Sect2" text:name="Section881">
              <text:p text:style-name="P22"><text:bookmark text:name="C_0_230"/><text:span text:style-name="T60"> </text:span> <text:bookmark text:name="L_0_380"/><text:bookmark text:name="L_0_379"/></text:p>
            </text:section>
          </table:table-cell>
        </table:table-row>
        <table:table-row>
          <table:table-cell table:style-name="Table13.A1" office:value-type="string">
            <text:p text:style-name="P23">   3 </text:p>
          </table:table-cell>
          <table:table-cell table:style-name="Table13.A1" office:value-type="string">
            <text:section text:style-name="Sect2" text:name="Section882">
              <text:p text:style-name="P22"><text:bookmark text:name="C_0_325"/><text:span text:style-name="T61">program</text:span><text:span text:style-name="T60"> NoLocDecls {</text:span> <text:bookmark text:name="L_0_460"/><text:bookmark text:name="L_0_458"/></text:p>
            </text:section>
          </table:table-cell>
        </table:table-row>
        <table:table-row>
          <table:table-cell table:style-name="Table13.A1" office:value-type="string">
            <text:p text:style-name="P23">   4 </text:p>
          </table:table-cell>
          <table:table-cell table:style-name="Table13.A1" office:value-type="string">
            <text:section text:style-name="Sect2" text:name="Section883">
              <text:p text:style-name="P22"><text:bookmark text:name="C_0_424"/><text:span text:style-name="T60"> </text:span> <text:bookmark text:name="L_0_560"/><text:bookmark text:name="L_0_558"/></text:p>
            </text:section>
          </table:table-cell>
        </table:table-row>
        <table:table-row>
          <table:table-cell table:style-name="Table13.A1" office:value-type="string">
            <text:p text:style-name="P23">   5 </text:p>
          </table:table-cell>
          <table:table-cell table:style-name="Table13.A1" office:value-type="string">
            <text:section text:style-name="Sect2" text:name="Section884">
              <text:p text:style-name="P22"><text:bookmark text:name="C_0_524"/><text:span text:style-name="T67">/*  Variaveis globais  */</text:span> <text:bookmark text:name="L_0_660"/><text:bookmark text:name="L_0_658"/></text:p>
            </text:section>
          </table:table-cell>
        </table:table-row>
        <table:table-row>
          <table:table-cell table:style-name="Table13.A1" office:value-type="string">
            <text:p text:style-name="P23">   6 </text:p>
          </table:table-cell>
          <table:table-cell table:style-name="Table13.A1" office:value-type="string">
            <text:section text:style-name="Sect2" text:name="Section885">
              <text:p text:style-name="P22"><text:bookmark text:name="C_0_624"/><text:span text:style-name="T60"> </text:span> <text:bookmark text:name="L_0_760"/><text:bookmark text:name="L_0_758"/></text:p>
            </text:section>
          </table:table-cell>
        </table:table-row>
        <table:table-row>
          <table:table-cell table:style-name="Table13.A1" office:value-type="string">
            <text:p text:style-name="P23">   7 </text:p>
          </table:table-cell>
          <table:table-cell table:style-name="Table13.A1" office:value-type="string">
            <text:section text:style-name="Sect2" text:name="Section886">
              <text:p text:style-name="P22"><text:bookmark text:name="C_0_724"/><text:span text:style-name="T61">global</text:span><text:span text:style-name="T60">: </text:span><text:bookmark text:name="L_0_857"/><text:bookmark text:name="L_0_850"/></text:p>
            </text:section>
          </table:table-cell>
        </table:table-row>
        <table:table-row>
          <table:table-cell table:style-name="Table13.A1" office:value-type="string">
            <text:p text:style-name="P23">   8 </text:p>
          </table:table-cell>
          <table:table-cell table:style-name="Table13.A1" office:value-type="string">
            <text:section text:style-name="Sect2" text:name="Section887">
              <text:p text:style-name="P22"><text:bookmark text:name="C_0_824"/><text:span text:style-name="T60">    </text:span><text:span text:style-name="T61">char</text:span><text:span text:style-name="T60"> nomes[</text:span><text:span text:style-name="T63">50</text:span><text:span text:style-name="T60">,</text:span><text:span text:style-name="T63">10</text:span><text:span text:style-name="T60">], palavra[</text:span><text:span text:style-name="T63">10</text:span><text:span text:style-name="T60">];</text:span> <text:bookmark text:name="L_0_957"/><text:bookmark text:name="L_0_950"/></text:p>
            </text:section>
          </table:table-cell>
        </table:table-row>
        <table:table-row>
          <table:table-cell table:style-name="Table13.A1" office:value-type="string">
            <text:p text:style-name="P23">   9 </text:p>
          </table:table-cell>
          <table:table-cell table:style-name="Table13.A1" office:value-type="string">
            <text:section text:style-name="Sect2" text:name="Section888">
              <text:p text:style-name="P22"><text:bookmark text:name="C_0_924"/><text:span text:style-name="T60">    </text:span><text:span text:style-name="T61">int</text:span><text:span text:style-name="T60"> ntab, nocorr[</text:span><text:span text:style-name="T63">50</text:span><text:span text:style-name="T60">];</text:span> <text:bookmark text:name="L_0_1057"/><text:bookmark text:name="L_0_1050"/></text:p>
            </text:section>
          </table:table-cell>
        </table:table-row>
        <table:table-row>
          <table:table-cell table:style-name="Table13.A1" office:value-type="string">
            <text:p text:style-name="P23">  10 </text:p>
          </table:table-cell>
          <table:table-cell table:style-name="Table13.A1" office:value-type="string">
            <text:section text:style-name="Sect2" text:name="Section889">
              <text:p text:style-name="P22"><text:bookmark text:name="C_0_1024"/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1178"/><text:bookmark text:name="L_0_1177"/></text:p>
            </text:section>
          </table:table-cell>
        </table:table-row>
        <table:table-row>
          <table:table-cell table:style-name="Table13.A1" office:value-type="string">
            <text:p text:style-name="P23">  11 </text:p>
          </table:table-cell>
          <table:table-cell table:style-name="Table13.A1" office:value-type="string">
            <text:section text:style-name="Sect2" text:name="Section890">
              <text:p text:style-name="P22"><text:bookmark text:name="C_0_1124"/><text:span text:style-name="T60"> </text:span> <text:bookmark text:name="L_0_1260"/><text:bookmark text:name="L_0_1258"/></text:p>
            </text:section>
          </table:table-cell>
        </table:table-row>
        <table:table-row>
          <table:table-cell table:style-name="Table13.A1" office:value-type="string">
            <text:p text:style-name="P23">  12 </text:p>
          </table:table-cell>
          <table:table-cell table:style-name="Table13.A1" office:value-type="string">
            <text:section text:style-name="Sect2" text:name="Section891">
              <text:p text:style-name="P22"><text:bookmark text:name="C_0_1220"/><text:span text:style-name="T61">functions</text:span><text:span text:style-name="T60">:</text:span> <text:bookmark text:name="L_0_1349"/><text:bookmark text:name="L_0_1340"/></text:p>
            </text:section>
          </table:table-cell>
        </table:table-row>
        <table:table-row>
          <table:table-cell table:style-name="Table13.A1" office:value-type="string">
            <text:p text:style-name="P23">  13 </text:p>
          </table:table-cell>
          <table:table-cell table:style-name="Table13.A1" office:value-type="string">
            <text:section text:style-name="Sect2" text:name="Section892">
              <text:p text:style-name="P22"><text:bookmark text:name="C_0_1316"/><text:span text:style-name="T60"> </text:span> <text:bookmark text:name="L_0_1457"/><text:bookmark text:name="L_0_1450"/></text:p>
            </text:section>
          </table:table-cell>
        </table:table-row>
        <table:table-row>
          <table:table-cell table:style-name="Table13.A1" office:value-type="string">
            <text:p text:style-name="P23">  14 </text:p>
          </table:table-cell>
          <table:table-cell table:style-name="Table13.A1" office:value-type="string">
            <text:section text:style-name="Sect2" text:name="Section893">
              <text:p text:style-name="P22"><text:bookmark text:name="C_0_1415"/><text:span text:style-name="T67">/*  Funcao para procurar uma palavra na tabela de palavras  */</text:span> <text:bookmark text:name="L_0_1550"/><text:bookmark text:name="L_0_1549"/></text:p>
            </text:section>
          </table:table-cell>
        </table:table-row>
        <table:table-row>
          <table:table-cell table:style-name="Table13.A1" office:value-type="string">
            <text:p text:style-name="P23">  15 </text:p>
          </table:table-cell>
          <table:table-cell table:style-name="Table13.A1" office:value-type="string">
            <text:section text:style-name="Sect2" text:name="Section894">
              <text:p text:style-name="P22"><text:bookmark text:name="C_0_1516"/><text:span text:style-name="T60"> </text:span> <text:bookmark text:name="L_0_1647"/><text:bookmark text:name="L_0_1640"/></text:p>
            </text:section>
          </table:table-cell>
        </table:table-row>
        <table:table-row>
          <table:table-cell table:style-name="Table13.A1" office:value-type="string">
            <text:p text:style-name="P23">  16 </text:p>
          </table:table-cell>
          <table:table-cell table:style-name="Table13.A1" office:value-type="string">
            <text:section text:style-name="Sect2" text:name="Section895">
              <text:p text:style-name="P22"><text:bookmark text:name="C_0_1616"/><text:span text:style-name="T61">int</text:span><text:span text:style-name="T60"> Procura () {</text:span> <text:bookmark text:name="L_0_1733"/><text:bookmark text:name="L_0_1730"/></text:p>
            </text:section>
          </table:table-cell>
        </table:table-row>
        <table:table-row>
          <table:table-cell table:style-name="Table13.A1" office:value-type="string">
            <text:p text:style-name="P23">  17 </text:p>
          </table:table-cell>
          <table:table-cell table:style-name="Table13.A1" office:value-type="string">
            <text:section text:style-name="Sect2" text:name="Section896">
              <text:p text:style-name="P22"><text:bookmark text:name="C_0_1714"/><text:span text:style-name="T60"> </text:span> <text:bookmark text:name="L_0_1826"/><text:bookmark text:name="L_0_1825"/></text:p>
            </text:section>
          </table:table-cell>
        </table:table-row>
        <table:table-row>
          <table:table-cell table:style-name="Table13.A1" office:value-type="string">
            <text:p text:style-name="P23">  18 </text:p>
          </table:table-cell>
          <table:table-cell table:style-name="Table13.A1" office:value-type="string">
            <text:section text:style-name="Sect2" text:name="Section897">
              <text:p text:style-name="P22"><text:bookmark text:name="C_0_1810"/><text:span text:style-name="T61">statements</text:span><text:span text:style-name="T60">:</text:span> <text:bookmark text:name="L_0_1925"/><text:bookmark text:name="L_0_1924"/></text:p>
            </text:section>
          </table:table-cell>
        </table:table-row>
        <table:table-row>
          <table:table-cell table:style-name="Table13.A1" office:value-type="string">
            <text:p text:style-name="P23">  19 </text:p>
          </table:table-cell>
          <table:table-cell table:style-name="Table13.A1" office:value-type="string">
            <text:section text:style-name="Sect2" text:name="Section898">
              <text:p text:style-name="P22"><text:bookmark text:name="C_0_1910"/><text:span text:style-name="T60">    achou &lt;- </text:span><text:span text:style-name="T61">false</text:span><text:span text:style-name="T60">; inf &lt;- </text:span><text:span text:style-name="T63">1</text:span><text:span text:style-name="T60">; sup &lt;- ntab;</text:span> <text:bookmark text:name="L_0_2022"/><text:bookmark text:name="L_0_2021"/></text:p>
            </text:section>
          </table:table-cell>
        </table:table-row>
        <table:table-row>
          <table:table-cell table:style-name="Table13.A1" office:value-type="string">
            <text:p text:style-name="P23">  20 </text:p>
          </table:table-cell>
          <table:table-cell table:style-name="Table13.A1" office:value-type="string">
            <text:section text:style-name="Sect2" text:name="Section899">
              <text:p text:style-name="P22"><text:bookmark text:name="C_0_2010"/><text:span text:style-name="T60">    </text:span><text:span text:style-name="T61">while</text:span><text:span text:style-name="T60"> (!achou &amp;&amp; sup &gt;= inf) {</text:span> <text:bookmark text:name="L_0_2125"/><text:bookmark text:name="L_0_2124"/></text:p>
            </text:section>
          </table:table-cell>
        </table:table-row>
        <table:table-row>
          <table:table-cell table:style-name="Table13.A1" office:value-type="string">
            <text:p text:style-name="P23">  21 </text:p>
          </table:table-cell>
          <table:table-cell table:style-name="Table13.A1" office:value-type="string">
            <text:section text:style-name="Sect2" text:name="Section900">
              <text:p text:style-name="P22"><text:bookmark text:name="C_0_2113"/><text:span text:style-name="T60">        med &lt;- (inf + sup) / </text:span><text:span text:style-name="T63">2</text:span><text:span text:style-name="T60">;</text:span> <text:bookmark text:name="L_0_2223"/><text:bookmark text:name="L_0_2222"/></text:p>
            </text:section>
          </table:table-cell>
        </table:table-row>
        <table:table-row>
          <table:table-cell table:style-name="Table13.A1" office:value-type="string">
            <text:p text:style-name="P23">  22 </text:p>
          </table:table-cell>
          <table:table-cell table:style-name="Table13.A1" office:value-type="string">
            <text:section text:style-name="Sect2" text:name="Section901">
              <text:p text:style-name="P22"><text:bookmark text:name="C_0_2211"/><text:span text:style-name="T60">        compara &lt;- </text:span><text:span text:style-name="T63">0</text:span><text:span text:style-name="T60">; fimteste &lt;- </text:span><text:span text:style-name="T61">false</text:span><text:span text:style-name="T60">;</text:span> <text:bookmark text:name="L_0_2324"/><text:bookmark text:name="L_0_2323"/></text:p>
            </text:section>
          </table:table-cell>
        </table:table-row>
        <table:table-row>
          <table:table-cell table:style-name="Table13.A1" office:value-type="string">
            <text:p text:style-name="P23">  23 </text:p>
          </table:table-cell>
          <table:table-cell table:style-name="Table13.A1" office:value-type="string">
            <text:section text:style-name="Sect2" text:name="Section902">
              <text:p text:style-name="P22"><text:bookmark text:name="C_0_239"/><text:span text:style-name="T60">    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+</text:span><text:span text:style-name="T63">1</text:span><text:span text:style-name="T60">) {</text:span> <text:bookmark text:name="L_0_2420"/><text:bookmark text:name="L_0_2419"/></text:p>
            </text:section>
          </table:table-cell>
        </table:table-row>
        <table:table-row>
          <table:table-cell table:style-name="Table13.A1" office:value-type="string">
            <text:p text:style-name="P23">  24 </text:p>
          </table:table-cell>
          <table:table-cell table:style-name="Table13.A1" office:value-type="string">
            <text:section text:style-name="Sect2" text:name="Section903">
              <text:p text:style-name="P22"><text:bookmark text:name="C_0_249"/><text:span text:style-name="T60">                </text:span><text:span text:style-name="T61">if</text:span><text:span text:style-name="T60"> (palavra[i] &lt; nomes[med,i])</text:span> <text:bookmark text:name="L_0_2520"/><text:bookmark text:name="L_0_2519"/></text:p>
            </text:section>
          </table:table-cell>
        </table:table-row>
        <table:table-row>
          <table:table-cell table:style-name="Table13.A1" office:value-type="string">
            <text:p text:style-name="P23">  25 </text:p>
          </table:table-cell>
          <table:table-cell table:style-name="Table13.A1" office:value-type="string">
            <text:section text:style-name="Sect2" text:name="Section904">
              <text:p text:style-name="P22"><text:bookmark text:name="C_0_259"/><text:span text:style-name="T60">                compara &lt;- ~</text:span><text:span text:style-name="T63">1</text:span><text:span text:style-name="T60">;</text:span> <text:bookmark text:name="L_0_2620"/><text:bookmark text:name="L_0_2619"/></text:p>
            </text:section>
          </table:table-cell>
        </table:table-row>
        <table:table-row>
          <table:table-cell table:style-name="Table13.A1" office:value-type="string">
            <text:p text:style-name="P23">  26 </text:p>
          </table:table-cell>
          <table:table-cell table:style-name="Table13.A1" office:value-type="string">
            <text:section text:style-name="Sect2" text:name="Section905">
              <text:p text:style-name="P22"><text:bookmark text:name="C_0_269"/><text:span text:style-name="T60">                </text:span><text:span text:style-name="T61">else</text:span><text:span text:style-name="T60"> </text:span><text:span text:style-name="T61">if</text:span><text:span text:style-name="T60"> (palavra[i] &gt; nomes[med,i])</text:span> <text:bookmark text:name="L_0_2720"/><text:bookmark text:name="L_0_2719"/></text:p>
            </text:section>
          </table:table-cell>
        </table:table-row>
        <table:table-row>
          <table:table-cell table:style-name="Table13.A1" office:value-type="string">
            <text:p text:style-name="P23">  27 </text:p>
          </table:table-cell>
          <table:table-cell table:style-name="Table13.A1" office:value-type="string">
            <text:section text:style-name="Sect2" text:name="Section906">
              <text:p text:style-name="P22"><text:bookmark text:name="C_0_279"/><text:span text:style-name="T60">                compara &lt;- </text:span><text:span text:style-name="T63">1</text:span><text:span text:style-name="T60">;</text:span> <text:bookmark text:name="L_0_2820"/><text:bookmark text:name="L_0_2819"/></text:p>
            </text:section>
          </table:table-cell>
        </table:table-row>
        <table:table-row>
          <table:table-cell table:style-name="Table13.A1" office:value-type="string">
            <text:p text:style-name="P23">  28 </text:p>
          </table:table-cell>
          <table:table-cell table:style-name="Table13.A1" office:value-type="string">
            <text:section text:style-name="Sect2" text:name="Section907">
              <text:p text:style-name="P22"><text:bookmark text:name="C_0_289"/><text:span text:style-name="T60">                </text:span><text:span text:style-name="T61">if</text:span><text:span text:style-name="T60"> (palavra[i] = </text:span><text:span text:style-name="T62">'</text:span><text:span text:style-name="T63">\0</text:span><text:span text:style-name="T62">'</text:span><text:span text:style-name="T60"> || nomes[med,i] = </text:span><text:span text:style-name="T62">'</text:span><text:span text:style-name="T63">\0</text:span><text:span text:style-name="T62">'</text:span><text:span text:style-name="T60">)</text:span> <text:bookmark text:name="L_0_2920"/><text:bookmark text:name="L_0_2919"/></text:p>
            </text:section>
          </table:table-cell>
        </table:table-row>
        <table:table-row>
          <table:table-cell table:style-name="Table13.A1" office:value-type="string">
            <text:p text:style-name="P23">  29 </text:p>
          </table:table-cell>
          <table:table-cell table:style-name="Table13.A1" office:value-type="string">
            <text:section text:style-name="Sect2" text:name="Section908">
              <text:p text:style-name="P22"><text:bookmark text:name="C_0_299"/><text:span text:style-name="T60">                fimteste &lt;- </text:span><text:span text:style-name="T61">true</text:span><text:span text:style-name="T60">;</text:span> <text:bookmark text:name="L_0_3020"/><text:bookmark text:name="L_0_3019"/></text:p>
            </text:section>
          </table:table-cell>
        </table:table-row>
        <table:table-row>
          <table:table-cell table:style-name="Table13.A1" office:value-type="string">
            <text:p text:style-name="P23">  30 </text:p>
          </table:table-cell>
          <table:table-cell table:style-name="Table13.A1" office:value-type="string">
            <text:section text:style-name="Sect2" text:name="Section909">
              <text:p text:style-name="P22"><text:bookmark text:name="C_0_309"/><text:span text:style-name="T60">        }</text:span> <text:bookmark text:name="L_0_3121"/><text:bookmark text:name="L_0_3120"/></text:p>
            </text:section>
          </table:table-cell>
        </table:table-row>
        <table:table-row>
          <table:table-cell table:style-name="Table13.A1" office:value-type="string">
            <text:p text:style-name="P23">  31 </text:p>
          </table:table-cell>
          <table:table-cell table:style-name="Table13.A1" office:value-type="string">
            <text:section text:style-name="Sect2" text:name="Section910">
              <text:p text:style-name="P22"><text:bookmark text:name="C_0_3112"/><text:span text:style-name="T60">        </text:span><text:span text:style-name="T61">if</text:span><text:span text:style-name="T60"> (compara = </text:span><text:span text:style-name="T63">0</text:span><text:span text:style-name="T60">)</text:span> <text:bookmark text:name="L_0_3218"/><text:bookmark text:name="L_0_3217"/></text:p>
            </text:section>
          </table:table-cell>
        </table:table-row>
        <table:table-row>
          <table:table-cell table:style-name="Table13.A1" office:value-type="string">
            <text:p text:style-name="P23">  32 </text:p>
          </table:table-cell>
          <table:table-cell table:style-name="Table13.A1" office:value-type="string">
            <text:section text:style-name="Sect2" text:name="Section911">
              <text:p text:style-name="P22"><text:bookmark text:name="C_0_328"/><text:span text:style-name="T60">            achou &lt;- </text:span><text:span text:style-name="T61">true</text:span><text:span text:style-name="T60">;</text:span> <text:bookmark text:name="L_0_3321"/><text:bookmark text:name="L_0_3320"/></text:p>
            </text:section>
          </table:table-cell>
        </table:table-row>
        <table:table-row>
          <table:table-cell table:style-name="Table13.A1" office:value-type="string">
            <text:p text:style-name="P23">  33 </text:p>
          </table:table-cell>
          <table:table-cell table:style-name="Table13.A1" office:value-type="string">
            <text:section text:style-name="Sect2" text:name="Section912">
              <text:p text:style-name="P22"><text:bookmark text:name="C_0_338"/><text:span text:style-name="T60">        </text:span><text:span text:style-name="T61">else</text:span><text:span text:style-name="T60"> </text:span><text:span text:style-name="T61">if</text:span><text:span text:style-name="T60"> (compara &lt; </text:span><text:span text:style-name="T63">0</text:span><text:span text:style-name="T60">)</text:span> <text:bookmark text:name="L_0_3419"/><text:bookmark text:name="L_0_3418"/></text:p>
            </text:section>
          </table:table-cell>
        </table:table-row>
        <table:table-row>
          <table:table-cell table:style-name="Table13.A1" office:value-type="string">
            <text:p text:style-name="P23">  34 </text:p>
          </table:table-cell>
          <table:table-cell table:style-name="Table13.A1" office:value-type="string">
            <text:section text:style-name="Sect2" text:name="Section913">
              <text:p text:style-name="P22"><text:bookmark text:name="C_0_347"/><text:span text:style-name="T60">            sup &lt;- med - </text:span><text:span text:style-name="T63">1</text:span><text:span text:style-name="T60">;</text:span> <text:bookmark text:name="L_0_3516"/><text:bookmark text:name="L_0_3515"/></text:p>
            </text:section>
          </table:table-cell>
        </table:table-row>
        <table:table-row>
          <table:table-cell table:style-name="Table13.A1" office:value-type="string">
            <text:p text:style-name="P23">  35 </text:p>
          </table:table-cell>
          <table:table-cell table:style-name="Table13.A1" office:value-type="string">
            <text:section text:style-name="Sect2" text:name="Section914">
              <text:p text:style-name="P22"><text:bookmark text:name="C_0_357"/><text:span text:style-name="T60">        </text:span><text:span text:style-name="T61">else</text:span><text:span text:style-name="T60"> inf &lt;- med + </text:span><text:span text:style-name="T63">1</text:span><text:span text:style-name="T60">;</text:span> <text:bookmark text:name="L_0_3616"/><text:bookmark text:name="L_0_3615"/></text:p>
            </text:section>
          </table:table-cell>
        </table:table-row>
        <table:table-row>
          <table:table-cell table:style-name="Table13.A1" office:value-type="string">
            <text:p text:style-name="P23">  36 </text:p>
          </table:table-cell>
          <table:table-cell table:style-name="Table13.A1" office:value-type="string">
            <text:section text:style-name="Sect2" text:name="Section915">
              <text:p text:style-name="P22"><text:bookmark text:name="C_0_367"/><text:span text:style-name="T60">    }</text:span> <text:bookmark text:name="L_0_3716"/><text:bookmark text:name="L_0_3715"/></text:p>
            </text:section>
          </table:table-cell>
        </table:table-row>
        <table:table-row>
          <table:table-cell table:style-name="Table13.A1" office:value-type="string">
            <text:p text:style-name="P23">  37 </text:p>
          </table:table-cell>
          <table:table-cell table:style-name="Table13.A1" office:value-type="string">
            <text:section text:style-name="Sect2" text:name="Section916">
              <text:p text:style-name="P22"><text:bookmark text:name="C_0_377"/><text:span text:style-name="T60">    </text:span><text:span text:style-name="T61">if</text:span><text:span text:style-name="T60"> (achou) posic &lt;- med;</text:span> <text:bookmark text:name="L_0_3816"/><text:bookmark text:name="L_0_3815"/></text:p>
            </text:section>
          </table:table-cell>
        </table:table-row>
        <table:table-row>
          <table:table-cell table:style-name="Table13.A1" office:value-type="string">
            <text:p text:style-name="P23">  38 </text:p>
          </table:table-cell>
          <table:table-cell table:style-name="Table13.A1" office:value-type="string">
            <text:section text:style-name="Sect2" text:name="Section917">
              <text:p text:style-name="P22"><text:bookmark text:name="C_0_387"/><text:span text:style-name="T60">    </text:span><text:span text:style-name="T61">else</text:span><text:span text:style-name="T60"> posic &lt;- ~inf;</text:span> <text:bookmark text:name="L_0_3916"/><text:bookmark text:name="L_0_3915"/></text:p>
            </text:section>
          </table:table-cell>
        </table:table-row>
        <table:table-row>
          <table:table-cell table:style-name="Table13.A1" office:value-type="string">
            <text:p text:style-name="P23">  39 </text:p>
          </table:table-cell>
          <table:table-cell table:style-name="Table13.A1" office:value-type="string">
            <text:section text:style-name="Sect2" text:name="Section918">
              <text:p text:style-name="P22"><text:bookmark text:name="C_0_397"/><text:span text:style-name="T60">    </text:span><text:span text:style-name="T61">return</text:span><text:span text:style-name="T60"> posic;</text:span> <text:bookmark text:name="L_0_4016"/><text:bookmark text:name="L_0_4015"/></text:p>
            </text:section>
          </table:table-cell>
        </table:table-row>
        <table:table-row>
          <table:table-cell table:style-name="Table13.A1" office:value-type="string">
            <text:p text:style-name="P23">  40 </text:p>
          </table:table-cell>
          <table:table-cell table:style-name="Table13.A1" office:value-type="string">
            <text:section text:style-name="Sect2" text:name="Section919">
              <text:p text:style-name="P22"><text:bookmark text:name="C_0_407"/><text:span text:style-name="T60"> </text:span> <text:bookmark text:name="L_0_4119"/><text:bookmark text:name="L_0_4118"/></text:p>
            </text:section>
          </table:table-cell>
        </table:table-row>
        <table:table-row>
          <table:table-cell table:style-name="Table13.A1" office:value-type="string">
            <text:p text:style-name="P23">  41 </text:p>
          </table:table-cell>
          <table:table-cell table:style-name="Table13.A1" office:value-type="string">
            <text:section text:style-name="Sect2" text:name="Section920">
              <text:p text:style-name="P22"><text:bookmark text:name="C_0_4111"/><text:span text:style-name="T60">} </text:span><text:span text:style-name="T67">/* Fim da funcao Procura */</text:span> <text:bookmark text:name="L_0_4217"/><text:bookmark text:name="L_0_4216"/></text:p>
            </text:section>
          </table:table-cell>
        </table:table-row>
        <table:table-row>
          <table:table-cell table:style-name="Table13.A1" office:value-type="string">
            <text:p text:style-name="P23">  42 </text:p>
          </table:table-cell>
          <table:table-cell table:style-name="Table13.A1" office:value-type="string">
            <text:section text:style-name="Sect2" text:name="Section921">
              <text:p text:style-name="P22"><text:bookmark text:name="C_0_427"/><text:span text:style-name="T60"> </text:span> <text:bookmark text:name="L_0_4321"/><text:bookmark text:name="L_0_4320"/></text:p>
            </text:section>
          </table:table-cell>
        </table:table-row>
        <table:table-row>
          <table:table-cell table:style-name="Table13.A1" office:value-type="string">
            <text:p text:style-name="P23">  43 </text:p>
          </table:table-cell>
          <table:table-cell table:style-name="Table13.A1" office:value-type="string">
            <text:section text:style-name="Sect2" text:name="Section922">
              <text:p text:style-name="P22"><text:bookmark text:name="C_0_437"/><text:span text:style-name="T67">/*  Funcao para inserir uma palavra na tabela de palavras  */</text:span> <text:bookmark text:name="L_0_4416"/><text:bookmark text:name="L_0_4415"/></text:p>
            </text:section>
          </table:table-cell>
        </table:table-row>
        <table:table-row>
          <table:table-cell table:style-name="Table13.A1" office:value-type="string">
            <text:p text:style-name="P23">  44 </text:p>
          </table:table-cell>
          <table:table-cell table:style-name="Table13.A1" office:value-type="string">
            <text:section text:style-name="Sect2" text:name="Section923">
              <text:p text:style-name="P22"><text:bookmark text:name="C_0_446"/><text:span text:style-name="T60"> </text:span> <text:bookmark text:name="L_0_4514"/><text:bookmark text:name="L_0_4513"/></text:p>
            </text:section>
          </table:table-cell>
        </table:table-row>
        <table:table-row>
          <table:table-cell table:style-name="Table13.A1" office:value-type="string">
            <text:p text:style-name="P23">  45 </text:p>
          </table:table-cell>
          <table:table-cell table:style-name="Table13.A1" office:value-type="string">
            <text:section text:style-name="Sect2" text:name="Section924">
              <text:p text:style-name="P22"><text:bookmark text:name="C_0_456"/><text:span text:style-name="T61">void</text:span><text:span text:style-name="T60"> Inserir (</text:span><text:span text:style-name="T61">int</text:span><text:span text:style-name="T60"> posic) {</text:span> <text:bookmark text:name="L_0_4614"/><text:bookmark text:name="L_0_4613"/></text:p>
            </text:section>
          </table:table-cell>
        </table:table-row>
        <table:table-row>
          <table:table-cell table:style-name="Table13.A1" office:value-type="string">
            <text:p text:style-name="P23">  46 </text:p>
          </table:table-cell>
          <table:table-cell table:style-name="Table13.A1" office:value-type="string">
            <text:section text:style-name="Sect2" text:name="Section925">
              <text:p text:style-name="P22"><text:bookmark text:name="C_0_466"/><text:span text:style-name="T60"> </text:span> <text:bookmark text:name="L_0_4714"/><text:bookmark text:name="L_0_4713"/></text:p>
            </text:section>
          </table:table-cell>
        </table:table-row>
        <table:table-row>
          <table:table-cell table:style-name="Table13.A1" office:value-type="string">
            <text:p text:style-name="P23">  47 </text:p>
          </table:table-cell>
          <table:table-cell table:style-name="Table13.A1" office:value-type="string">
            <text:section text:style-name="Sect2" text:name="Section926">
              <text:p text:style-name="P22"><text:bookmark text:name="C_0_476"/><text:span text:style-name="T61">statements</text:span><text:span text:style-name="T60">:</text:span> <text:bookmark text:name="L_0_4814"/><text:bookmark text:name="L_0_4813"/></text:p>
            </text:section>
          </table:table-cell>
        </table:table-row>
        <table:table-row>
          <table:table-cell table:style-name="Table13.A1" office:value-type="string">
            <text:p text:style-name="P23">  48 </text:p>
          </table:table-cell>
          <table:table-cell table:style-name="Table13.A1" office:value-type="string">
            <text:section text:style-name="Sect2" text:name="Section927">
              <text:p text:style-name="P22"><text:bookmark text:name="C_0_486"/><text:span text:style-name="T60">    ntab &lt;- ntab + </text:span><text:span text:style-name="T63">1</text:span><text:span text:style-name="T60">;</text:span> <text:bookmark text:name="L_0_4914"/><text:bookmark text:name="L_0_4913"/></text:p>
            </text:section>
          </table:table-cell>
        </table:table-row>
        <text:soft-page-break/>
        <table:table-row>
          <table:table-cell table:style-name="Table13.A1" office:value-type="string">
            <text:p text:style-name="P23">  49 </text:p>
          </table:table-cell>
          <table:table-cell table:style-name="Table13.A1" office:value-type="string">
            <text:section text:style-name="Sect2" text:name="Section928">
              <text:p text:style-name="P22"><text:bookmark text:name="C_0_496"/><text:span text:style-name="T60">    </text:span><text:span text:style-name="T61">for</text:span><text:span text:style-name="T60"> (i &lt;- ntab; i &gt;= posic+</text:span><text:span text:style-name="T63">1</text:span><text:span text:style-name="T60">; i &lt;- i</text:span><text:span text:style-name="T63">-1</text:span><text:span text:style-name="T60">) {</text:span> <text:bookmark text:name="L_0_5014"/><text:bookmark text:name="L_0_5013"/></text:p>
            </text:section>
          </table:table-cell>
        </table:table-row>
        <table:table-row>
          <table:table-cell table:style-name="Table13.A1" office:value-type="string">
            <text:p text:style-name="P23">  50 </text:p>
          </table:table-cell>
          <table:table-cell table:style-name="Table13.A1" office:value-type="string">
            <text:section text:style-name="Sect2" text:name="Section929">
              <text:p text:style-name="P22"><text:bookmark text:name="C_0_506"/><text:span text:style-name="T60">        fim &lt;- </text:span><text:span text:style-name="T61">false</text:span><text:span text:style-name="T60">;</text:span> <text:bookmark text:name="L_0_5119"/><text:bookmark text:name="L_0_5118"/></text:p>
            </text:section>
          </table:table-cell>
        </table:table-row>
        <table:table-row>
          <table:table-cell table:style-name="Table13.A1" office:value-type="string">
            <text:p text:style-name="P23">  51 </text:p>
          </table:table-cell>
          <table:table-cell table:style-name="Table13.A1" office:value-type="string">
            <text:section text:style-name="Sect2" text:name="Section930">
              <text:p text:style-name="P22"><text:bookmark text:name="C_0_5111"/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5220"/><text:bookmark text:name="L_0_5219"/></text:p>
            </text:section>
          </table:table-cell>
        </table:table-row>
        <table:table-row>
          <table:table-cell table:style-name="Table13.A1" office:value-type="string">
            <text:p text:style-name="P23">  52 </text:p>
          </table:table-cell>
          <table:table-cell table:style-name="Table13.A1" office:value-type="string">
            <text:section text:style-name="Sect2" text:name="Section931">
              <text:p text:style-name="P22"><text:bookmark text:name="C_0_527"/><text:span text:style-name="T60">            nomes[i,j] &lt;- nomes[i</text:span><text:span text:style-name="T63">-1</text:span><text:span text:style-name="T60">,j];</text:span> <text:bookmark text:name="L_0_5317"/><text:bookmark text:name="L_0_5316"/></text:p>
            </text:section>
          </table:table-cell>
        </table:table-row>
        <table:table-row>
          <table:table-cell table:style-name="Table13.A1" office:value-type="string">
            <text:p text:style-name="P23">  53 </text:p>
          </table:table-cell>
          <table:table-cell table:style-name="Table13.A1" office:value-type="string">
            <text:section text:style-name="Sect2" text:name="Section932">
              <text:p text:style-name="P22"><text:bookmark text:name="C_0_536"/><text:span text:style-name="T60">            </text:span><text:span text:style-name="T61">if</text:span><text:span text:style-name="T60"> (nomes[i,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5414"/><text:bookmark text:name="L_0_5413"/></text:p>
            </text:section>
          </table:table-cell>
        </table:table-row>
        <table:table-row>
          <table:table-cell table:style-name="Table13.A1" office:value-type="string">
            <text:p text:style-name="P23">  54 </text:p>
          </table:table-cell>
          <table:table-cell table:style-name="Table13.A1" office:value-type="string">
            <text:section text:style-name="Sect2" text:name="Section933">
              <text:p text:style-name="P22"><text:bookmark text:name="C_0_546"/><text:span text:style-name="T60">        }</text:span> <text:bookmark text:name="L_0_5514"/><text:bookmark text:name="L_0_5513"/></text:p>
            </text:section>
          </table:table-cell>
        </table:table-row>
        <table:table-row>
          <table:table-cell table:style-name="Table13.A1" office:value-type="string">
            <text:p text:style-name="P23">  55 </text:p>
          </table:table-cell>
          <table:table-cell table:style-name="Table13.A1" office:value-type="string">
            <text:section text:style-name="Sect2" text:name="Section934">
              <text:p text:style-name="P22"><text:bookmark text:name="C_0_556"/><text:span text:style-name="T60">       nocorr[i] &lt;- nocorr[i</text:span><text:span text:style-name="T63">-1</text:span><text:span text:style-name="T60">];</text:span> <text:bookmark text:name="L_0_5614"/><text:bookmark text:name="L_0_5613"/></text:p>
            </text:section>
          </table:table-cell>
        </table:table-row>
        <table:table-row>
          <table:table-cell table:style-name="Table13.A1" office:value-type="string">
            <text:p text:style-name="P23">  56 </text:p>
          </table:table-cell>
          <table:table-cell table:style-name="Table13.A1" office:value-type="string">
            <text:section text:style-name="Sect2" text:name="Section935">
              <text:p text:style-name="P22"><text:bookmark text:name="C_0_566"/><text:span text:style-name="T60">    }</text:span> <text:bookmark text:name="L_0_5714"/><text:bookmark text:name="L_0_5713"/></text:p>
            </text:section>
          </table:table-cell>
        </table:table-row>
        <table:table-row>
          <table:table-cell table:style-name="Table13.A1" office:value-type="string">
            <text:p text:style-name="P23">  57 </text:p>
          </table:table-cell>
          <table:table-cell table:style-name="Table13.A1" office:value-type="string">
            <text:section text:style-name="Sect2" text:name="Section936">
              <text:p text:style-name="P22"><text:bookmark text:name="C_0_576"/><text:span text:style-name="T60">        fim &lt;- </text:span><text:span text:style-name="T61">false</text:span><text:span text:style-name="T60">;</text:span> <text:bookmark text:name="L_0_5814"/><text:bookmark text:name="L_0_5813"/></text:p>
            </text:section>
          </table:table-cell>
        </table:table-row>
        <table:table-row>
          <table:table-cell table:style-name="Table13.A1" office:value-type="string">
            <text:p text:style-name="P23">  58 </text:p>
          </table:table-cell>
          <table:table-cell table:style-name="Table13.A1" office:value-type="string">
            <text:section text:style-name="Sect2" text:name="Section937">
              <text:p text:style-name="P22"><text:bookmark text:name="C_0_586"/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5914"/><text:bookmark text:name="L_0_5913"/></text:p>
            </text:section>
          </table:table-cell>
        </table:table-row>
        <table:table-row>
          <table:table-cell table:style-name="Table13.A1" office:value-type="string">
            <text:p text:style-name="P23">  59 </text:p>
          </table:table-cell>
          <table:table-cell table:style-name="Table13.A1" office:value-type="string">
            <text:section text:style-name="Sect2" text:name="Section938">
              <text:p text:style-name="P22"><text:bookmark text:name="C_0_596"/><text:span text:style-name="T60">            nomes[posic,j] &lt;- palavra[j];</text:span> <text:bookmark text:name="L_0_6014"/><text:bookmark text:name="L_0_6013"/></text:p>
            </text:section>
          </table:table-cell>
        </table:table-row>
        <table:table-row>
          <table:table-cell table:style-name="Table13.A1" office:value-type="string">
            <text:p text:style-name="P23">  60 </text:p>
          </table:table-cell>
          <table:table-cell table:style-name="Table13.A1" office:value-type="string">
            <text:section text:style-name="Sect2" text:name="Section939">
              <text:p text:style-name="P22"><text:bookmark text:name="C_0_606"/><text:span text:style-name="T60">            </text:span><text:span text:style-name="T61">if</text:span><text:span text:style-name="T60"> (palavra[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6119"/><text:bookmark text:name="L_0_6118"/></text:p>
            </text:section>
          </table:table-cell>
        </table:table-row>
        <table:table-row>
          <table:table-cell table:style-name="Table13.A1" office:value-type="string">
            <text:p text:style-name="P23">  61 </text:p>
          </table:table-cell>
          <table:table-cell table:style-name="Table13.A1" office:value-type="string">
            <text:section text:style-name="Sect2" text:name="Section940">
              <text:p text:style-name="P22"><text:bookmark text:name="C_0_6111"/><text:span text:style-name="T60">        }</text:span> <text:bookmark text:name="L_0_6220"/><text:bookmark text:name="L_0_6219"/></text:p>
            </text:section>
          </table:table-cell>
        </table:table-row>
        <table:table-row>
          <table:table-cell table:style-name="Table13.A1" office:value-type="string">
            <text:p text:style-name="P23">  62 </text:p>
          </table:table-cell>
          <table:table-cell table:style-name="Table13.A1" office:value-type="string">
            <text:section text:style-name="Sect2" text:name="Section941">
              <text:p text:style-name="P22"><text:bookmark text:name="C_0_627"/><text:span text:style-name="T60">    nocorr[posic] &lt;- </text:span><text:span text:style-name="T63">1</text:span><text:span text:style-name="T60">;</text:span> <text:bookmark text:name="L_0_6317"/><text:bookmark text:name="L_0_6316"/></text:p>
            </text:section>
          </table:table-cell>
        </table:table-row>
        <table:table-row>
          <table:table-cell table:style-name="Table13.A1" office:value-type="string">
            <text:p text:style-name="P23">  63 </text:p>
          </table:table-cell>
          <table:table-cell table:style-name="Table13.A1" office:value-type="string">
            <text:section text:style-name="Sect2" text:name="Section942">
              <text:p text:style-name="P22"><text:bookmark text:name="C_0_636"/><text:span text:style-name="T60"> </text:span> <text:bookmark text:name="L_0_6414"/><text:bookmark text:name="L_0_6413"/></text:p>
            </text:section>
          </table:table-cell>
        </table:table-row>
        <table:table-row>
          <table:table-cell table:style-name="Table13.A1" office:value-type="string">
            <text:p text:style-name="P23">  64 </text:p>
          </table:table-cell>
          <table:table-cell table:style-name="Table13.A1" office:value-type="string">
            <text:section text:style-name="Sect2" text:name="Section943">
              <text:p text:style-name="P22"><text:bookmark text:name="C_0_646"/><text:span text:style-name="T60">} </text:span><text:span text:style-name="T67">/* Fim da funcao Inserir */</text:span> <text:bookmark text:name="L_0_6514"/><text:bookmark text:name="L_0_6513"/></text:p>
            </text:section>
          </table:table-cell>
        </table:table-row>
        <table:table-row>
          <table:table-cell table:style-name="Table13.A1" office:value-type="string">
            <text:p text:style-name="P23">  65 </text:p>
          </table:table-cell>
          <table:table-cell table:style-name="Table13.A1" office:value-type="string">
            <text:section text:style-name="Sect2" text:name="Section944">
              <text:p text:style-name="P22"><text:bookmark text:name="C_0_656"/><text:span text:style-name="T60"> </text:span> <text:bookmark text:name="L_0_6614"/><text:bookmark text:name="L_0_6613"/></text:p>
            </text:section>
          </table:table-cell>
        </table:table-row>
        <table:table-row>
          <table:table-cell table:style-name="Table13.A1" office:value-type="string">
            <text:p text:style-name="P23">  66 </text:p>
          </table:table-cell>
          <table:table-cell table:style-name="Table13.A1" office:value-type="string">
            <text:section text:style-name="Sect2" text:name="Section945">
              <text:p text:style-name="P22"><text:bookmark text:name="C_0_666"/><text:span text:style-name="T67">/*  Funcao para escrever a tabela de palavras  */</text:span> <text:bookmark text:name="L_0_6714"/><text:bookmark text:name="L_0_6713"/></text:p>
            </text:section>
          </table:table-cell>
        </table:table-row>
        <table:table-row>
          <table:table-cell table:style-name="Table13.A1" office:value-type="string">
            <text:p text:style-name="P23">  67 </text:p>
          </table:table-cell>
          <table:table-cell table:style-name="Table13.A1" office:value-type="string">
            <text:section text:style-name="Sect2" text:name="Section946">
              <text:p text:style-name="P22"><text:bookmark text:name="C_0_676"/><text:span text:style-name="T60"> </text:span> <text:bookmark text:name="L_0_6814"/><text:bookmark text:name="L_0_6813"/></text:p>
            </text:section>
          </table:table-cell>
        </table:table-row>
        <table:table-row>
          <table:table-cell table:style-name="Table13.A1" office:value-type="string">
            <text:p text:style-name="P23">  68 </text:p>
          </table:table-cell>
          <table:table-cell table:style-name="Table13.A1" office:value-type="string">
            <text:section text:style-name="Sect2" text:name="Section947">
              <text:p text:style-name="P22"><text:bookmark text:name="C_0_686"/><text:span text:style-name="T61">void</text:span><text:span text:style-name="T60"> ExibirTabela () {</text:span> <text:bookmark text:name="L_0_6914"/><text:bookmark text:name="L_0_6913"/></text:p>
            </text:section>
          </table:table-cell>
        </table:table-row>
        <table:table-row>
          <table:table-cell table:style-name="Table13.A1" office:value-type="string">
            <text:p text:style-name="P23">  69 </text:p>
          </table:table-cell>
          <table:table-cell table:style-name="Table13.A1" office:value-type="string">
            <text:section text:style-name="Sect2" text:name="Section948">
              <text:p text:style-name="P22"><text:bookmark text:name="C_0_696"/><text:span text:style-name="T60"> </text:span> <text:bookmark text:name="L_0_7014"/><text:bookmark text:name="L_0_7013"/></text:p>
            </text:section>
          </table:table-cell>
        </table:table-row>
        <table:table-row>
          <table:table-cell table:style-name="Table13.A1" office:value-type="string">
            <text:p text:style-name="P23">  70 </text:p>
          </table:table-cell>
          <table:table-cell table:style-name="Table13.A1" office:value-type="string">
            <text:section text:style-name="Sect2" text:name="Section949">
              <text:p text:style-name="P22"><text:bookmark text:name="C_0_706"/><text:span text:style-name="T61">statements</text:span><text:span text:style-name="T60">:</text:span> <text:bookmark text:name="L_0_7119"/><text:bookmark text:name="L_0_7118"/></text:p>
            </text:section>
          </table:table-cell>
        </table:table-row>
        <table:table-row>
          <table:table-cell table:style-name="Table13.A1" office:value-type="string">
            <text:p text:style-name="P23">  71 </text:p>
          </table:table-cell>
          <table:table-cell table:style-name="Table13.A1" office:value-type="string">
            <text:section text:style-name="Sect2" text:name="Section950">
              <text:p text:style-name="P22"><text:bookmark text:name="C_0_7111"/><text:span text:style-name="T60">    </text:span><text:span text:style-name="T61">write</text:span><text:span text:style-name="T60"> (</text:span><text:span text:style-name="T62">"          "</text:span><text:span text:style-name="T60">, </text:span><text:span text:style-name="T62">"Palavra             "</text:span><text:span text:style-name="T60">,</text:span> <text:bookmark text:name="L_0_7220"/><text:bookmark text:name="L_0_7219"/></text:p>
            </text:section>
          </table:table-cell>
        </table:table-row>
        <table:table-row>
          <table:table-cell table:style-name="Table13.A1" office:value-type="string">
            <text:p text:style-name="P23">  72 </text:p>
          </table:table-cell>
          <table:table-cell table:style-name="Table13.A1" office:value-type="string">
            <text:section text:style-name="Sect2" text:name="Section951">
              <text:p text:style-name="P22"><text:bookmark text:name="C_0_727"/><text:span text:style-name="T60">                                </text:span><text:span text:style-name="T62">"   Num. de ocorr."</text:span><text:span text:style-name="T60">);</text:span> <text:bookmark text:name="L_0_7317"/><text:bookmark text:name="L_0_7316"/></text:p>
            </text:section>
          </table:table-cell>
        </table:table-row>
        <table:table-row>
          <table:table-cell table:style-name="Table13.A1" office:value-type="string">
            <text:p text:style-name="P23">  73 </text:p>
          </table:table-cell>
          <table:table-cell table:style-name="Table13.A1" office:value-type="string">
            <text:section text:style-name="Sect2" text:name="Section952">
              <text:p text:style-name="P22"><text:bookmark text:name="C_0_736"/><text:span text:style-name="T60">  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+</text:span><text:span text:style-name="T63">1</text:span><text:span text:style-name="T60">) </text:span><text:span text:style-name="T61">write</text:span><text:span text:style-name="T60"> (</text:span><text:span text:style-name="T62">"-"</text:span><text:span text:style-name="T60">);</text:span> <text:bookmark text:name="L_0_7414"/><text:bookmark text:name="L_0_7413"/></text:p>
            </text:section>
          </table:table-cell>
        </table:table-row>
        <table:table-row>
          <table:table-cell table:style-name="Table13.A1" office:value-type="string">
            <text:p text:style-name="P23">  74 </text:p>
          </table:table-cell>
          <table:table-cell table:style-name="Table13.A1" office:value-type="string">
            <text:section text:style-name="Sect2" text:name="Section953">
              <text:p text:style-name="P22"><text:bookmark text:name="C_0_746"/><text:span text:style-name="T60">    </text:span><text:span text:style-name="T61">for</text:span><text:span text:style-name="T60"> (i &lt;- </text:span><text:span text:style-name="T63">1</text:span><text:span text:style-name="T60">; i &lt;= ntab; i &lt;- i+</text:span><text:span text:style-name="T63">1</text:span><text:span text:style-name="T60">) {</text:span> <text:bookmark text:name="L_0_7514"/><text:bookmark text:name="L_0_7513"/></text:p>
            </text:section>
          </table:table-cell>
        </table:table-row>
        <table:table-row>
          <table:table-cell table:style-name="Table13.A1" office:value-type="string">
            <text:p text:style-name="P23">  75 </text:p>
          </table:table-cell>
          <table:table-cell table:style-name="Table13.A1" office:value-type="string">
            <text:section text:style-name="Sect2" text:name="Section954">
              <text:p text:style-name="P22"><text:bookmark text:name="C_0_756"/><text:span text:style-name="T60">        </text:span><text:span text:style-name="T61">write</text:span><text:span text:style-name="T60"> (</text:span><text:span text:style-name="T62">"</text:span><text:span text:style-name="T63">\n</text:span><text:span text:style-name="T62">          "</text:span><text:span text:style-name="T60">); fim &lt;- </text:span><text:span text:style-name="T61">false</text:span><text:span text:style-name="T60">;</text:span> <text:bookmark text:name="L_0_7614"/><text:bookmark text:name="L_0_7613"/></text:p>
            </text:section>
          </table:table-cell>
        </table:table-row>
        <table:table-row>
          <table:table-cell table:style-name="Table13.A1" office:value-type="string">
            <text:p text:style-name="P23">  76 </text:p>
          </table:table-cell>
          <table:table-cell table:style-name="Table13.A1" office:value-type="string">
            <text:section text:style-name="Sect2" text:name="Section955">
              <text:p text:style-name="P22"><text:bookmark text:name="C_0_766"/><text:span text:style-name="T60">        </text:span><text:span text:style-name="T61">for</text:span><text:span text:style-name="T60"> (j &lt;- </text:span><text:span text:style-name="T63">0</text:span><text:span text:style-name="T60">; !fim; j &lt;- j+</text:span><text:span text:style-name="T63">1</text:span><text:span text:style-name="T60">) {</text:span> <text:bookmark text:name="L_0_7714"/><text:bookmark text:name="L_0_7713"/></text:p>
            </text:section>
          </table:table-cell>
        </table:table-row>
        <table:table-row>
          <table:table-cell table:style-name="Table13.A1" office:value-type="string">
            <text:p text:style-name="P23">  77 </text:p>
          </table:table-cell>
          <table:table-cell table:style-name="Table13.A1" office:value-type="string">
            <text:section text:style-name="Sect2" text:name="Section956">
              <text:p text:style-name="P22"><text:bookmark text:name="C_0_776"/><text:span text:style-name="T60">            </text:span><text:span text:style-name="T61">if</text:span><text:span text:style-name="T60"> (nomes[i,j] = </text:span><text:span text:style-name="T62">'</text:span><text:span text:style-name="T63">\0</text:span><text:span text:style-name="T62">'</text:span><text:span text:style-name="T60">) fim &lt;- </text:span><text:span text:style-name="T61">true</text:span><text:span text:style-name="T60">;</text:span> <text:bookmark text:name="L_0_7814"/><text:bookmark text:name="L_0_7813"/></text:p>
            </text:section>
          </table:table-cell>
        </table:table-row>
        <table:table-row>
          <table:table-cell table:style-name="Table13.A1" office:value-type="string">
            <text:p text:style-name="P23">  78 </text:p>
          </table:table-cell>
          <table:table-cell table:style-name="Table13.A1" office:value-type="string">
            <text:section text:style-name="Sect2" text:name="Section957">
              <text:p text:style-name="P22"><text:bookmark text:name="C_0_786"/><text:span text:style-name="T60">            </text:span><text:span text:style-name="T61">else</text:span><text:span text:style-name="T60"> </text:span><text:span text:style-name="T61">write</text:span><text:span text:style-name="T60"> (nomes[i,j]);</text:span> <text:bookmark text:name="L_0_7914"/><text:bookmark text:name="L_0_7913"/></text:p>
            </text:section>
          </table:table-cell>
        </table:table-row>
        <table:table-row>
          <table:table-cell table:style-name="Table13.A1" office:value-type="string">
            <text:p text:style-name="P23">  79 </text:p>
          </table:table-cell>
          <table:table-cell table:style-name="Table13.A1" office:value-type="string">
            <text:section text:style-name="Sect2" text:name="Section958">
              <text:p text:style-name="P22"><text:bookmark text:name="C_0_796"/><text:span text:style-name="T60">        }</text:span> <text:bookmark text:name="L_0_8014"/><text:bookmark text:name="L_0_8013"/></text:p>
            </text:section>
          </table:table-cell>
        </table:table-row>
        <table:table-row>
          <table:table-cell table:style-name="Table13.A1" office:value-type="string">
            <text:p text:style-name="P23">  80 </text:p>
          </table:table-cell>
          <table:table-cell table:style-name="Table13.A1" office:value-type="string">
            <text:section text:style-name="Sect2" text:name="Section959">
              <text:p text:style-name="P22"><text:bookmark text:name="C_0_806"/><text:span text:style-name="T60">        </text:span><text:span text:style-name="T61">write</text:span><text:span text:style-name="T60"> (</text:span><text:span text:style-name="T62">" | "</text:span><text:span text:style-name="T60">, nocorr[i]);</text:span> <text:bookmark text:name="L_0_8119"/><text:bookmark text:name="L_0_8118"/></text:p>
            </text:section>
          </table:table-cell>
        </table:table-row>
        <table:table-row>
          <table:table-cell table:style-name="Table13.A1" office:value-type="string">
            <text:p text:style-name="P23">  81 </text:p>
          </table:table-cell>
          <table:table-cell table:style-name="Table13.A1" office:value-type="string">
            <text:section text:style-name="Sect2" text:name="Section960">
              <text:p text:style-name="P22"><text:bookmark text:name="C_0_8111"/><text:span text:style-name="T60">    }</text:span> <text:bookmark text:name="L_0_8222"/><text:bookmark text:name="L_0_8221"/></text:p>
            </text:section>
          </table:table-cell>
        </table:table-row>
        <table:table-row>
          <table:table-cell table:style-name="Table13.A1" office:value-type="string">
            <text:p text:style-name="P23">  82 </text:p>
          </table:table-cell>
          <table:table-cell table:style-name="Table13.A1" office:value-type="string">
            <text:section text:style-name="Sect2" text:name="Section961">
              <text:p text:style-name="P22"><text:bookmark text:name="C_0_827"/><text:span text:style-name="T60"> </text:span> <text:bookmark text:name="L_0_8316"/><text:bookmark text:name="L_0_8315"/></text:p>
            </text:section>
          </table:table-cell>
        </table:table-row>
        <table:table-row>
          <table:table-cell table:style-name="Table13.A1" office:value-type="string">
            <text:p text:style-name="P23">  83 </text:p>
          </table:table-cell>
          <table:table-cell table:style-name="Table13.A1" office:value-type="string">
            <text:section text:style-name="Sect2" text:name="Section962">
              <text:p text:style-name="P22"><text:bookmark text:name="C_0_836"/><text:span text:style-name="T60">} </text:span><text:span text:style-name="T67">/* Fim da funcao ExibirTabela */</text:span> <text:bookmark text:name="L_0_8414"/><text:bookmark text:name="L_0_8413"/></text:p>
            </text:section>
          </table:table-cell>
        </table:table-row>
        <table:table-row>
          <table:table-cell table:style-name="Table13.A1" office:value-type="string">
            <text:p text:style-name="P23">  84 </text:p>
          </table:table-cell>
          <table:table-cell table:style-name="Table13.A1" office:value-type="string">
            <text:section text:style-name="Sect2" text:name="Section963">
              <text:p text:style-name="P22"><text:bookmark text:name="C_0_846"/><text:span text:style-name="T60"> </text:span> <text:bookmark text:name="L_0_8514"/><text:bookmark text:name="L_0_8513"/></text:p>
            </text:section>
          </table:table-cell>
        </table:table-row>
        <table:table-row>
          <table:table-cell table:style-name="Table13.A1" office:value-type="string">
            <text:p text:style-name="P23">  85 </text:p>
          </table:table-cell>
          <table:table-cell table:style-name="Table13.A1" office:value-type="string">
            <text:section text:style-name="Sect2" text:name="Section964">
              <text:p text:style-name="P22"><text:bookmark text:name="C_0_856"/><text:span text:style-name="T60"> </text:span> <text:bookmark text:name="L_0_8614"/><text:bookmark text:name="L_0_8613"/></text:p>
            </text:section>
          </table:table-cell>
        </table:table-row>
        <table:table-row>
          <table:table-cell table:style-name="Table13.A1" office:value-type="string">
            <text:p text:style-name="P23">  86 </text:p>
          </table:table-cell>
          <table:table-cell table:style-name="Table13.A1" office:value-type="string">
            <text:section text:style-name="Sect2" text:name="Section965">
              <text:p text:style-name="P22"><text:bookmark text:name="C_0_866"/><text:span text:style-name="T67">/*  Modulo principal  */</text:span> <text:bookmark text:name="L_0_8714"/><text:bookmark text:name="L_0_8713"/></text:p>
            </text:section>
          </table:table-cell>
        </table:table-row>
        <table:table-row>
          <table:table-cell table:style-name="Table13.A1" office:value-type="string">
            <text:p text:style-name="P23">  87 </text:p>
          </table:table-cell>
          <table:table-cell table:style-name="Table13.A1" office:value-type="string">
            <text:section text:style-name="Sect2" text:name="Section966">
              <text:p text:style-name="P22"><text:bookmark text:name="C_0_876"/><text:span text:style-name="T60"> </text:span> <text:bookmark text:name="L_0_8814"/><text:bookmark text:name="L_0_8813"/></text:p>
            </text:section>
          </table:table-cell>
        </table:table-row>
        <table:table-row>
          <table:table-cell table:style-name="Table13.A1" office:value-type="string">
            <text:p text:style-name="P23">  88 </text:p>
          </table:table-cell>
          <table:table-cell table:style-name="Table13.A1" office:value-type="string">
            <text:section text:style-name="Sect2" text:name="Section967">
              <text:p text:style-name="P22"><text:bookmark text:name="C_0_886"/><text:span text:style-name="T61">main</text:span><text:span text:style-name="T60"> {</text:span> <text:bookmark text:name="L_0_8914"/><text:bookmark text:name="L_0_8913"/></text:p>
            </text:section>
          </table:table-cell>
        </table:table-row>
        <table:table-row>
          <table:table-cell table:style-name="Table13.A1" office:value-type="string">
            <text:p text:style-name="P23">  89 </text:p>
          </table:table-cell>
          <table:table-cell table:style-name="Table13.A1" office:value-type="string">
            <text:section text:style-name="Sect2" text:name="Section968">
              <text:p text:style-name="P22"><text:bookmark text:name="C_0_896"/><text:span text:style-name="T60"> </text:span> <text:bookmark text:name="L_0_9014"/><text:bookmark text:name="L_0_9013"/></text:p>
            </text:section>
          </table:table-cell>
        </table:table-row>
        <table:table-row>
          <table:table-cell table:style-name="Table13.A1" office:value-type="string">
            <text:p text:style-name="P23">  90 </text:p>
          </table:table-cell>
          <table:table-cell table:style-name="Table13.A1" office:value-type="string">
            <text:section text:style-name="Sect2" text:name="Section969">
              <text:p text:style-name="P22"><text:bookmark text:name="C_0_906"/><text:span text:style-name="T61">statements</text:span><text:span text:style-name="T60">:</text:span> <text:bookmark text:name="L_0_9119"/><text:bookmark text:name="L_0_9118"/></text:p>
            </text:section>
          </table:table-cell>
        </table:table-row>
        <table:table-row>
          <table:table-cell table:style-name="Table13.A1" office:value-type="string">
            <text:p text:style-name="P23">  91 </text:p>
          </table:table-cell>
          <table:table-cell table:style-name="Table13.A1" office:value-type="string">
            <text:section text:style-name="Sect2" text:name="Section970">
              <text:p text:style-name="P22"><text:bookmark text:name="C_0_9111"/><text:span text:style-name="T60">    ntab &lt;- </text:span><text:span text:style-name="T63">0</text:span><text:span text:style-name="T60">;</text:span> <text:bookmark text:name="L_0_9222"/><text:bookmark text:name="L_0_9221"/></text:p>
            </text:section>
          </table:table-cell>
        </table:table-row>
        <table:table-row>
          <table:table-cell table:style-name="Table13.A1" office:value-type="string">
            <text:p text:style-name="P23">  92 </text:p>
          </table:table-cell>
          <table:table-cell table:style-name="Table13.A1" office:value-type="string">
            <text:section text:style-name="Sect2" text:name="Section971">
              <text:p text:style-name="P22"><text:bookmark text:name="C_0_927"/><text:span text:style-name="T60">    </text:span><text:span text:style-name="T61">write</text:span><text:span text:style-name="T60"> (</text:span><text:span text:style-name="T62">"Nova palavra? (s/n): "</text:span><text:span text:style-name="T60">);</text:span> <text:bookmark text:name="L_0_9316"/><text:bookmark text:name="L_0_9315"/></text:p>
            </text:section>
          </table:table-cell>
        </table:table-row>
        <table:table-row>
          <table:table-cell table:style-name="Table13.A1" office:value-type="string">
            <text:p text:style-name="P23">  93 </text:p>
          </table:table-cell>
          <table:table-cell table:style-name="Table13.A1" office:value-type="string">
            <text:section text:style-name="Sect2" text:name="Section972">
              <text:p text:style-name="P22"><text:bookmark text:name="C_0_936"/><text:span text:style-name="T60">    </text:span><text:span text:style-name="T61">read</text:span><text:span text:style-name="T60"> (c);</text:span> <text:bookmark text:name="L_0_9414"/><text:bookmark text:name="L_0_9413"/></text:p>
            </text:section>
          </table:table-cell>
        </table:table-row>
        <table:table-row>
          <table:table-cell table:style-name="Table13.A1" office:value-type="string">
            <text:p text:style-name="P23">  94 </text:p>
          </table:table-cell>
          <table:table-cell table:style-name="Table13.A1" office:value-type="string">
            <text:section text:style-name="Sect2" text:name="Section973">
              <text:p text:style-name="P22"><text:bookmark text:name="C_0_946"/><text:span text:style-name="T60">    </text:span><text:span text:style-name="T61">while</text:span><text:span text:style-name="T60"> (c = </text:span><text:span text:style-name="T62">'s'</text:span><text:span text:style-name="T60"> || c = </text:span><text:span text:style-name="T62">'S'</text:span><text:span text:style-name="T60">) {</text:span> <text:bookmark text:name="L_0_9514"/><text:bookmark text:name="L_0_9513"/></text:p>
            </text:section>
          </table:table-cell>
        </table:table-row>
        <table:table-row>
          <table:table-cell table:style-name="Table13.A1" office:value-type="string">
            <text:p text:style-name="P23">  95 </text:p>
          </table:table-cell>
          <table:table-cell table:style-name="Table13.A1" office:value-type="string">
            <text:section text:style-name="Sect2" text:name="Section974">
              <text:p text:style-name="P22"><text:bookmark text:name="C_0_956"/><text:span text:style-name="T60">            </text:span><text:span text:style-name="T61">write</text:span><text:span text:style-name="T60"> (</text:span><text:span text:style-name="T62">"</text:span><text:span text:style-name="T63">\n</text:span><text:span text:style-name="T62">Digite a palavra: "</text:span><text:span text:style-name="T60">);</text:span> <text:bookmark text:name="L_0_9614"/><text:bookmark text:name="L_0_9613"/></text:p>
            </text:section>
          </table:table-cell>
        </table:table-row>
        <table:table-row>
          <table:table-cell table:style-name="Table13.A1" office:value-type="string">
            <text:p text:style-name="P23">  96 </text:p>
          </table:table-cell>
          <table:table-cell table:style-name="Table13.A1" office:value-type="string">
            <text:section text:style-name="Sect2" text:name="Section975">
              <text:p text:style-name="P22"><text:bookmark text:name="C_0_966"/><text:span text:style-name="T60">            fim &lt;- </text:span><text:span text:style-name="T61">false</text:span><text:span text:style-name="T60">;</text:span> <text:bookmark text:name="L_0_9714"/><text:bookmark text:name="L_0_9713"/></text:p>
            </text:section>
          </table:table-cell>
        </table:table-row>
        <table:table-row>
          <table:table-cell table:style-name="Table13.A1" office:value-type="string">
            <text:p text:style-name="P23">  97 </text:p>
          </table:table-cell>
          <table:table-cell table:style-name="Table13.A1" office:value-type="string">
            <text:section text:style-name="Sect2" text:name="Section976">
              <text:p text:style-name="P22"><text:bookmark text:name="C_0_976"/><text:span text:style-name="T60">        </text:span><text:span text:style-name="T61">for</text:span><text:span text:style-name="T60"> (i &lt;- </text:span><text:span text:style-name="T63">0</text:span><text:span text:style-name="T60">; !fim; i &lt;- i+</text:span><text:span text:style-name="T63">1</text:span><text:span text:style-name="T60">) {</text:span> <text:bookmark text:name="L_0_9814"/><text:bookmark text:name="L_0_9813"/></text:p>
            </text:section>
          </table:table-cell>
        </table:table-row>
        <table:table-row>
          <table:table-cell table:style-name="Table13.A1" office:value-type="string">
            <text:p text:style-name="P23">  98 </text:p>
          </table:table-cell>
          <table:table-cell table:style-name="Table13.A1" office:value-type="string">
            <text:section text:style-name="Sect2" text:name="Section977">
              <text:p text:style-name="P22"><text:bookmark text:name="C_0_986"/><text:span text:style-name="T60">                </text:span><text:span text:style-name="T61">read</text:span><text:span text:style-name="T60"> (palavra[i]);</text:span> <text:bookmark text:name="L_0_9914"/><text:bookmark text:name="L_0_9913"/></text:p>
            </text:section>
          </table:table-cell>
        </table:table-row>
        <table:table-row>
          <table:table-cell table:style-name="Table13.A1" office:value-type="string">
            <text:p text:style-name="P23">  99 </text:p>
          </table:table-cell>
          <table:table-cell table:style-name="Table13.A1" office:value-type="string">
            <text:section text:style-name="Sect2" text:name="Section978">
              <text:p text:style-name="P22"><text:bookmark text:name="C_0_996"/><text:span text:style-name="T60">                </text:span><text:span text:style-name="T61">if</text:span><text:span text:style-name="T60"> (palavra[i] = </text:span><text:span text:style-name="T62">'</text:span><text:span text:style-name="T63">\n</text:span><text:span text:style-name="T62">'</text:span><text:span text:style-name="T60">) {</text:span> <text:bookmark text:name="L_0_10014"/><text:bookmark text:name="L_0_10013"/></text:p>
            </text:section>
          </table:table-cell>
        </table:table-row>
        <table:table-row>
          <table:table-cell table:style-name="Table13.A1" office:value-type="string">
            <text:p text:style-name="P23"> 100 </text:p>
          </table:table-cell>
          <table:table-cell table:style-name="Table13.A1" office:value-type="string">
            <text:section text:style-name="Sect2" text:name="Section979">
              <text:p text:style-name="P22"><text:bookmark text:name="C_0_1006"/><text:span text:style-name="T60">                    fim &lt;- </text:span><text:span text:style-name="T61">true</text:span><text:span text:style-name="T60">;</text:span> <text:bookmark text:name="L_0_10119"/><text:bookmark text:name="L_0_10118"/></text:p>
            </text:section>
          </table:table-cell>
        </table:table-row>
        <text:soft-page-break/>
        <table:table-row>
          <table:table-cell table:style-name="Table13.A1" office:value-type="string">
            <text:p text:style-name="P23"> 101 </text:p>
          </table:table-cell>
          <table:table-cell table:style-name="Table13.A1" office:value-type="string">
            <text:section text:style-name="Sect2" text:name="Section980">
              <text:p text:style-name="P22"><text:bookmark text:name="C_0_10111"/><text:span text:style-name="T60">                    palavra[i] &lt;- </text:span><text:span text:style-name="T62">'</text:span><text:span text:style-name="T63">\0</text:span><text:span text:style-name="T62">'</text:span><text:span text:style-name="T60">;</text:span> <text:bookmark text:name="L_0_10222"/><text:bookmark text:name="L_0_10221"/></text:p>
            </text:section>
          </table:table-cell>
        </table:table-row>
        <table:table-row>
          <table:table-cell table:style-name="Table13.A1" office:value-type="string">
            <text:p text:style-name="P23"> 102 </text:p>
          </table:table-cell>
          <table:table-cell table:style-name="Table13.A1" office:value-type="string">
            <text:section text:style-name="Sect2" text:name="Section981">
              <text:p text:style-name="P22"><text:bookmark text:name="C_0_1027"/><text:span text:style-name="T60">                }</text:span> <text:bookmark text:name="L_0_10316"/><text:bookmark text:name="L_0_10315"/></text:p>
            </text:section>
          </table:table-cell>
        </table:table-row>
        <table:table-row>
          <table:table-cell table:style-name="Table13.A1" office:value-type="string">
            <text:p text:style-name="P23"> 103 </text:p>
          </table:table-cell>
          <table:table-cell table:style-name="Table13.A1" office:value-type="string">
            <text:section text:style-name="Sect2" text:name="Section982">
              <text:p text:style-name="P22"><text:bookmark text:name="C_0_1036"/><text:span text:style-name="T60">            }</text:span> <text:bookmark text:name="L_0_10414"/><text:bookmark text:name="L_0_10413"/></text:p>
            </text:section>
          </table:table-cell>
        </table:table-row>
        <table:table-row>
          <table:table-cell table:style-name="Table13.A1" office:value-type="string">
            <text:p text:style-name="P23"> 104 </text:p>
          </table:table-cell>
          <table:table-cell table:style-name="Table13.A1" office:value-type="string">
            <text:section text:style-name="Sect2" text:name="Section983">
              <text:p text:style-name="P22"><text:bookmark text:name="C_0_1046"/><text:span text:style-name="T60">        posic &lt;- Procura ();</text:span> <text:bookmark text:name="L_0_10514"/><text:bookmark text:name="L_0_10513"/></text:p>
            </text:section>
          </table:table-cell>
        </table:table-row>
        <table:table-row>
          <table:table-cell table:style-name="Table13.A1" office:value-type="string">
            <text:p text:style-name="P23"> 105 </text:p>
          </table:table-cell>
          <table:table-cell table:style-name="Table13.A1" office:value-type="string">
            <text:section text:style-name="Sect2" text:name="Section984">
              <text:p text:style-name="P22"><text:bookmark text:name="C_0_1056"/><text:span text:style-name="T60">        </text:span><text:span text:style-name="T61">if</text:span><text:span text:style-name="T60"> (posic &gt; </text:span><text:span text:style-name="T63">0</text:span><text:span text:style-name="T60">)</text:span> <text:bookmark text:name="L_0_10614"/><text:bookmark text:name="L_0_10613"/></text:p>
            </text:section>
          </table:table-cell>
        </table:table-row>
        <table:table-row>
          <table:table-cell table:style-name="Table13.A1" office:value-type="string">
            <text:p text:style-name="P23"> 106 </text:p>
          </table:table-cell>
          <table:table-cell table:style-name="Table13.A1" office:value-type="string">
            <text:section text:style-name="Sect2" text:name="Section985">
              <text:p text:style-name="P22"><text:bookmark text:name="C_0_1066"/><text:span text:style-name="T60">            nocorr[posic] &lt;- nocorr[posic] + </text:span><text:span text:style-name="T63">1</text:span><text:span text:style-name="T60">;</text:span> <text:bookmark text:name="L_0_10714"/><text:bookmark text:name="L_0_10713"/></text:p>
            </text:section>
          </table:table-cell>
        </table:table-row>
        <table:table-row>
          <table:table-cell table:style-name="Table13.A1" office:value-type="string">
            <text:p text:style-name="P23"> 107 </text:p>
          </table:table-cell>
          <table:table-cell table:style-name="Table13.A1" office:value-type="string">
            <text:section text:style-name="Sect2" text:name="Section986">
              <text:p text:style-name="P22"><text:bookmark text:name="C_0_1076"/><text:span text:style-name="T60">        </text:span><text:span text:style-name="T61">else</text:span> <text:bookmark text:name="L_0_10814"/><text:bookmark text:name="L_0_10813"/></text:p>
            </text:section>
          </table:table-cell>
        </table:table-row>
        <table:table-row>
          <table:table-cell table:style-name="Table13.A1" office:value-type="string">
            <text:p text:style-name="P23"> 108 </text:p>
          </table:table-cell>
          <table:table-cell table:style-name="Table13.A1" office:value-type="string">
            <text:section text:style-name="Sect2" text:name="Section987">
              <text:p text:style-name="P22"><text:bookmark text:name="C_0_1086"/><text:span text:style-name="T60">            </text:span><text:span text:style-name="T61">call</text:span><text:span text:style-name="T60"> Inserir (~posic, i);</text:span> <text:bookmark text:name="L_0_10914"/><text:bookmark text:name="L_0_10913"/></text:p>
            </text:section>
          </table:table-cell>
        </table:table-row>
        <table:table-row>
          <table:table-cell table:style-name="Table13.A1" office:value-type="string">
            <text:p text:style-name="P23"> 109 </text:p>
          </table:table-cell>
          <table:table-cell table:style-name="Table13.A1" office:value-type="string">
            <text:section text:style-name="Sect2" text:name="Section988">
              <text:p text:style-name="P22"><text:bookmark text:name="C_0_1096"/><text:span text:style-name="T60">            </text:span><text:span text:style-name="T61">write</text:span><text:span text:style-name="T60"> (</text:span><text:span text:style-name="T62">"</text:span><text:span text:style-name="T63">\n\n</text:span><text:span text:style-name="T62">Nova palavra? (s/n): "</text:span><text:span text:style-name="T60">);</text:span> <text:bookmark text:name="L_0_11019"/><text:bookmark text:name="L_0_11018"/></text:p>
            </text:section>
          </table:table-cell>
        </table:table-row>
        <table:table-row>
          <table:table-cell table:style-name="Table13.A1" office:value-type="string">
            <text:p text:style-name="P23"> 110 </text:p>
          </table:table-cell>
          <table:table-cell table:style-name="Table13.A1" office:value-type="string">
            <text:section text:style-name="Sect2" text:name="Section989">
              <text:p text:style-name="P22"><text:bookmark text:name="C_0_1107"/><text:span text:style-name="T60">            </text:span><text:span text:style-name="T61">read</text:span><text:span text:style-name="T60"> (c);</text:span> <text:bookmark text:name="L_0_11119"/><text:bookmark text:name="L_0_11118"/></text:p>
            </text:section>
          </table:table-cell>
        </table:table-row>
        <table:table-row>
          <table:table-cell table:style-name="Table13.A1" office:value-type="string">
            <text:p text:style-name="P23"> 111 </text:p>
          </table:table-cell>
          <table:table-cell table:style-name="Table13.A1" office:value-type="string">
            <text:section text:style-name="Sect2" text:name="Section990">
              <text:p text:style-name="P22"><text:bookmark text:name="C_0_11111"/><text:span text:style-name="T60">    }</text:span> <text:bookmark text:name="L_0_11220"/><text:bookmark text:name="L_0_11219"/></text:p>
            </text:section>
          </table:table-cell>
        </table:table-row>
        <table:table-row>
          <table:table-cell table:style-name="Table13.A1" office:value-type="string">
            <text:p text:style-name="P23"> 112 </text:p>
          </table:table-cell>
          <table:table-cell table:style-name="Table13.A1" office:value-type="string">
            <text:section text:style-name="Sect2" text:name="Section991">
              <text:p text:style-name="P22"><text:bookmark text:name="C_0_1127"/><text:span text:style-name="T60">    </text:span><text:span text:style-name="T61">call</text:span><text:span text:style-name="T60"> ExibirTabela ();</text:span> <text:bookmark text:name="L_0_11319"/><text:bookmark text:name="L_0_11318"/></text:p>
            </text:section>
          </table:table-cell>
        </table:table-row>
        <table:table-row>
          <table:table-cell table:style-name="Table13.A1" office:value-type="string">
            <text:p text:style-name="P23"> 113 </text:p>
          </table:table-cell>
          <table:table-cell table:style-name="Table13.A1" office:value-type="string">
            <text:section text:style-name="Sect2" text:name="Section992">
              <text:p text:style-name="P22"><text:bookmark text:name="C_0_1136"/><text:span text:style-name="T60"> </text:span> <text:bookmark text:name="L_0_11416"/><text:bookmark text:name="L_0_11415"/></text:p>
            </text:section>
          </table:table-cell>
        </table:table-row>
        <table:table-row>
          <table:table-cell table:style-name="Table13.A1" office:value-type="string">
            <text:p text:style-name="P23"> 114 </text:p>
          </table:table-cell>
          <table:table-cell table:style-name="Table13.A1" office:value-type="string">
            <text:section text:style-name="Sect2" text:name="Section993">
              <text:p text:style-name="P22"><text:bookmark text:name="C_0_1146"/><text:span text:style-name="T60">} </text:span><text:span text:style-name="T67">/* Fim da funcao main */</text:span> <text:bookmark text:name="L_0_11514"/><text:bookmark text:name="L_0_11513"/></text:p>
            </text:section>
          </table:table-cell>
        </table:table-row>
        <table:table-row>
          <table:table-cell table:style-name="Table13.A1" office:value-type="string">
            <text:p text:style-name="P23"> 115 </text:p>
          </table:table-cell>
          <table:table-cell table:style-name="Table13.A1" office:value-type="string">
            <text:section text:style-name="Sect2" text:name="Section994">
              <text:p text:style-name="P22"><text:bookmark text:name="C_0_1156"/><text:span text:style-name="T60"> </text:span> <text:bookmark text:name="L_0_11614"/><text:bookmark text:name="L_0_11613"/></text:p>
            </text:section>
          </table:table-cell>
        </table:table-row>
        <table:table-row>
          <table:table-cell table:style-name="Table13.A1" office:value-type="string">
            <text:p text:style-name="P23"> 116 </text:p>
          </table:table-cell>
          <table:table-cell table:style-name="Table13.A1" office:value-type="string">
            <text:section text:style-name="Sect2" text:name="Section995">
              <text:p text:style-name="P22"><text:bookmark text:name="C_0_1166"/><text:span text:style-name="T60">} </text:span><text:span text:style-name="T67">/* Fim do programa AnaliseDeTexto */</text:span></text:p>
            </text:section>
          </table:table-cell>
        </table:table-row>
      </table:table>
      <text:p text:style-name="P39"/>
      <text:list xml:id="list134219194005847" text:continue-numbering="true" text:style-name="Outline">
        <text:list-header>
          <text:h text:style-name="P52" text:outline-level="1" text:is-list-header="true"><text:bookmark-start text:name="__RefHeading___Toc6982_3116390965"/>APÊNDICE H: RESULTADO PARA NO-LOC-DECLS<text:bookmark-end text:name="__RefHeading___Toc6982_3116390965"/></text:h>
        </text:list-header>
      </text:list>
      <text:p text:style-name="P3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3"><text:bookmark text:name="L_0_1187"/><text:bookmark text:name="L_0_1180"/>   1 </text:p>
          </table:table-cell>
          <table:table-cell table:style-name="Table14.A1" office:value-type="string">
            <text:section text:style-name="Sect2" text:name="Section996">
              <text:p text:style-name="P22"><text:bookmark text:name="C_0_197"/><text:span text:style-name="T61">program</text:span><text:span text:style-name="T60"> NoLocDecls {</text:span> <text:bookmark text:name="L_0_2102"/><text:bookmark text:name="L_0_2101"/></text:p>
            </text:section>
          </table:table-cell>
        </table:table-row>
        <table:table-row>
          <table:table-cell table:style-name="Table14.A1" office:value-type="string">
            <text:p text:style-name="P23">   2 </text:p>
          </table:table-cell>
          <table:table-cell table:style-name="Table14.A1" office:value-type="string">
            <text:section text:style-name="Sect2" text:name="Section997">
              <text:p text:style-name="P22"><text:bookmark text:name="C_0_236"/><text:span text:style-name="T60"> </text:span> <text:bookmark text:name="L_0_390"/><text:bookmark text:name="L_0_389"/></text:p>
            </text:section>
          </table:table-cell>
        </table:table-row>
        <table:table-row>
          <table:table-cell table:style-name="Table14.A1" office:value-type="string">
            <text:p text:style-name="P23">   3 </text:p>
          </table:table-cell>
          <table:table-cell table:style-name="Table14.A1" office:value-type="string">
            <text:section text:style-name="Sect2" text:name="Section998">
              <text:p text:style-name="P22"><text:bookmark text:name="C_0_329"/><text:span text:style-name="T61">global</text:span><text:span text:style-name="T60">:</text:span> <text:bookmark text:name="L_0_468"/><text:bookmark text:name="L_0_467"/></text:p>
            </text:section>
          </table:table-cell>
        </table:table-row>
        <table:table-row>
          <table:table-cell table:style-name="Table14.A1" office:value-type="string">
            <text:p text:style-name="P23">   4 </text:p>
          </table:table-cell>
          <table:table-cell table:style-name="Table14.A1" office:value-type="string">
            <text:section text:style-name="Sect2" text:name="Section999">
              <text:p text:style-name="P22"><text:bookmark text:name="C_0_428"/><text:span text:style-name="T60"> </text:span> <text:bookmark text:name="L_0_568"/><text:bookmark text:name="L_0_567"/></text:p>
            </text:section>
          </table:table-cell>
        </table:table-row>
        <table:table-row>
          <table:table-cell table:style-name="Table14.A1" office:value-type="string">
            <text:p text:style-name="P23">   5 </text:p>
          </table:table-cell>
          <table:table-cell table:style-name="Table14.A1" office:value-type="string">
            <text:section text:style-name="Sect2" text:name="Section1000">
              <text:p text:style-name="P22"><text:bookmark text:name="C_0_528"/><text:span text:style-name="T61">char</text:span><text:span text:style-name="T60"> nomes[</text:span><text:span text:style-name="T63">50</text:span><text:span text:style-name="T60">, </text:span><text:span text:style-name="T63">10</text:span><text:span text:style-name="T60">];</text:span> <text:bookmark text:name="L_0_668"/><text:bookmark text:name="L_0_667"/></text:p>
            </text:section>
          </table:table-cell>
        </table:table-row>
        <table:table-row>
          <table:table-cell table:style-name="Table14.A1" office:value-type="string">
            <text:p text:style-name="P23">   6 </text:p>
          </table:table-cell>
          <table:table-cell table:style-name="Table14.A1" office:value-type="string">
            <text:section text:style-name="Sect2" text:name="Section1001">
              <text:p text:style-name="P22"><text:bookmark text:name="C_0_628"/><text:span text:style-name="T61">char</text:span><text:span text:style-name="T60"> palavra[</text:span><text:span text:style-name="T63">10</text:span><text:span text:style-name="T60">];</text:span> <text:bookmark text:name="L_0_768"/><text:bookmark text:name="L_0_767"/></text:p>
            </text:section>
          </table:table-cell>
        </table:table-row>
        <table:table-row>
          <table:table-cell table:style-name="Table14.A1" office:value-type="string">
            <text:p text:style-name="P23">   7 </text:p>
          </table:table-cell>
          <table:table-cell table:style-name="Table14.A1" office:value-type="string">
            <text:section text:style-name="Sect2" text:name="Section1002">
              <text:p text:style-name="P22"><text:bookmark text:name="C_0_728"/><text:span text:style-name="T61">int</text:span><text:span text:style-name="T60"> ntab;</text:span> <text:bookmark text:name="L_0_860"/><text:bookmark text:name="L_0_858"/></text:p>
            </text:section>
          </table:table-cell>
        </table:table-row>
        <table:table-row>
          <table:table-cell table:style-name="Table14.A1" office:value-type="string">
            <text:p text:style-name="P23">   8 </text:p>
          </table:table-cell>
          <table:table-cell table:style-name="Table14.A1" office:value-type="string">
            <text:section text:style-name="Sect2" text:name="Section1003">
              <text:p text:style-name="P22"><text:bookmark text:name="C_0_828"/><text:span text:style-name="T61">int</text:span><text:span text:style-name="T60"> nocorr[</text:span><text:span text:style-name="T63">50</text:span><text:span text:style-name="T60">];</text:span> <text:bookmark text:name="L_0_960"/><text:bookmark text:name="L_0_958"/></text:p>
            </text:section>
          </table:table-cell>
        </table:table-row>
        <table:table-row>
          <table:table-cell table:style-name="Table14.A1" office:value-type="string">
            <text:p text:style-name="P23">   9 </text:p>
          </table:table-cell>
          <table:table-cell table:style-name="Table14.A1" office:value-type="string">
            <text:section text:style-name="Sect2" text:name="Section1004">
              <text:p text:style-name="P22"><text:bookmark text:name="C_0_928"/><text:span text:style-name="T61">char</text:span><text:span text:style-name="T60"> c;</text:span> <text:bookmark text:name="L_0_1060"/><text:bookmark text:name="L_0_1058"/></text:p>
            </text:section>
          </table:table-cell>
        </table:table-row>
        <table:table-row>
          <table:table-cell table:style-name="Table14.A1" office:value-type="string">
            <text:p text:style-name="P23">  10 </text:p>
          </table:table-cell>
          <table:table-cell table:style-name="Table14.A1" office:value-type="string">
            <text:section text:style-name="Sect2" text:name="Section1005">
              <text:p text:style-name="P22"><text:bookmark text:name="C_0_1028"/><text:span text:style-name="T61">logic</text:span><text:span text:style-name="T60"> fim;</text:span> <text:bookmark text:name="L_0_1190"/><text:bookmark text:name="L_0_1188"/></text:p>
            </text:section>
          </table:table-cell>
        </table:table-row>
        <table:table-row>
          <table:table-cell table:style-name="Table14.A1" office:value-type="string">
            <text:p text:style-name="P23">  11 </text:p>
          </table:table-cell>
          <table:table-cell table:style-name="Table14.A1" office:value-type="string">
            <text:section text:style-name="Sect2" text:name="Section1006">
              <text:p text:style-name="P22"><text:bookmark text:name="C_0_1128"/><text:span text:style-name="T60"> </text:span> <text:bookmark text:name="L_0_1268"/><text:bookmark text:name="L_0_1267"/></text:p>
            </text:section>
          </table:table-cell>
        </table:table-row>
        <table:table-row>
          <table:table-cell table:style-name="Table14.A1" office:value-type="string">
            <text:p text:style-name="P23">  12 </text:p>
          </table:table-cell>
          <table:table-cell table:style-name="Table14.A1" office:value-type="string">
            <text:section text:style-name="Sect2" text:name="Section1007">
              <text:p text:style-name="P22"><text:bookmark text:name="C_0_1224"/><text:span text:style-name="T60"> </text:span> <text:bookmark text:name="L_0_1357"/><text:bookmark text:name="L_0_1350"/></text:p>
            </text:section>
          </table:table-cell>
        </table:table-row>
        <table:table-row>
          <table:table-cell table:style-name="Table14.A1" office:value-type="string">
            <text:p text:style-name="P23">  13 </text:p>
          </table:table-cell>
          <table:table-cell table:style-name="Table14.A1" office:value-type="string">
            <text:section text:style-name="Sect2" text:name="Section1008">
              <text:p text:style-name="P22"><text:bookmark text:name="C_0_1317"/><text:span text:style-name="T61">functions</text:span><text:span text:style-name="T60">:</text:span> <text:bookmark text:name="L_0_1459"/><text:bookmark text:name="L_0_1458"/></text:p>
            </text:section>
          </table:table-cell>
        </table:table-row>
        <table:table-row>
          <table:table-cell table:style-name="Table14.A1" office:value-type="string">
            <text:p text:style-name="P23">  14 </text:p>
          </table:table-cell>
          <table:table-cell table:style-name="Table14.A1" office:value-type="string">
            <text:section text:style-name="Sect2" text:name="Section1009">
              <text:p text:style-name="P22"><text:bookmark text:name="C_0_1416"/><text:span text:style-name="T60"> </text:span> <text:bookmark text:name="L_0_1558"/><text:bookmark text:name="L_0_1557"/></text:p>
            </text:section>
          </table:table-cell>
        </table:table-row>
        <table:table-row>
          <table:table-cell table:style-name="Table14.A1" office:value-type="string">
            <text:p text:style-name="P23">  15 </text:p>
          </table:table-cell>
          <table:table-cell table:style-name="Table14.A1" office:value-type="string">
            <text:section text:style-name="Sect2" text:name="Section1010">
              <text:p text:style-name="P22"><text:bookmark text:name="C_0_1517"/><text:span text:style-name="T61">int</text:span><text:span text:style-name="T60"> Procura() {</text:span> <text:bookmark text:name="L_0_1649"/><text:bookmark text:name="L_0_1648"/></text:p>
            </text:section>
          </table:table-cell>
        </table:table-row>
        <table:table-row>
          <table:table-cell table:style-name="Table14.A1" office:value-type="string">
            <text:p text:style-name="P23">  16 </text:p>
          </table:table-cell>
          <table:table-cell table:style-name="Table14.A1" office:value-type="string">
            <text:section text:style-name="Sect2" text:name="Section1011">
              <text:p text:style-name="P22"><text:bookmark text:name="C_0_1617"/><text:span text:style-name="T60"> </text:span> <text:bookmark text:name="L_0_1735"/><text:bookmark text:name="L_0_1734"/></text:p>
            </text:section>
          </table:table-cell>
        </table:table-row>
        <table:table-row>
          <table:table-cell table:style-name="Table14.A1" office:value-type="string">
            <text:p text:style-name="P23">  17 </text:p>
          </table:table-cell>
          <table:table-cell table:style-name="Table14.A1" office:value-type="string">
            <text:section text:style-name="Sect2" text:name="Section1012">
              <text:p text:style-name="P22"><text:bookmark text:name="C_0_1715"/><text:span text:style-name="T60">  </text:span><text:span text:style-name="T61">statements</text:span><text:span text:style-name="T60">:</text:span> <text:bookmark text:name="L_0_1828"/><text:bookmark text:name="L_0_1827"/></text:p>
            </text:section>
          </table:table-cell>
        </table:table-row>
        <table:table-row>
          <table:table-cell table:style-name="Table14.A1" office:value-type="string">
            <text:p text:style-name="P23">  18 </text:p>
          </table:table-cell>
          <table:table-cell table:style-name="Table14.A1" office:value-type="string">
            <text:section text:style-name="Sect2" text:name="Section1013">
              <text:p text:style-name="P22"><text:bookmark text:name="C_0_1811"/><text:span text:style-name="T60"> </text:span> <text:bookmark text:name="L_0_1927"/><text:bookmark text:name="L_0_1926"/></text:p>
            </text:section>
          </table:table-cell>
        </table:table-row>
        <table:table-row>
          <table:table-cell table:style-name="Table14.A1" office:value-type="string">
            <text:p text:style-name="P23">  19 </text:p>
          </table:table-cell>
          <table:table-cell table:style-name="Table14.A1" office:value-type="string">
            <text:section text:style-name="Sect2" text:name="Section1014">
              <text:p text:style-name="P22"><text:bookmark text:name="C_0_1911"/><text:span text:style-name="T60">  achou &lt;- </text:span><text:span text:style-name="T61">false</text:span><text:span text:style-name="T60">;</text:span> <text:bookmark text:name="L_0_2024"/><text:bookmark text:name="L_0_2023"/></text:p>
            </text:section>
          </table:table-cell>
        </table:table-row>
        <table:table-row>
          <table:table-cell table:style-name="Table14.A1" office:value-type="string">
            <text:p text:style-name="P23">  20 </text:p>
          </table:table-cell>
          <table:table-cell table:style-name="Table14.A1" office:value-type="string">
            <text:section text:style-name="Sect2" text:name="Section1015">
              <text:p text:style-name="P22"><text:bookmark text:name="C_0_2011"/><text:span text:style-name="T60">  inf &lt;- </text:span><text:span text:style-name="T63">1</text:span><text:span text:style-name="T60">;</text:span> <text:bookmark text:name="L_0_2127"/><text:bookmark text:name="L_0_2126"/></text:p>
            </text:section>
          </table:table-cell>
        </table:table-row>
        <table:table-row>
          <table:table-cell table:style-name="Table14.A1" office:value-type="string">
            <text:p text:style-name="P23">  21 </text:p>
          </table:table-cell>
          <table:table-cell table:style-name="Table14.A1" office:value-type="string">
            <text:section text:style-name="Sect2" text:name="Section1016">
              <text:p text:style-name="P22"><text:bookmark text:name="C_0_2114"/><text:span text:style-name="T60">  sup &lt;- ntab;</text:span> <text:bookmark text:name="L_0_2225"/><text:bookmark text:name="L_0_2224"/></text:p>
            </text:section>
          </table:table-cell>
        </table:table-row>
        <table:table-row>
          <table:table-cell table:style-name="Table14.A1" office:value-type="string">
            <text:p text:style-name="P23">  22 </text:p>
          </table:table-cell>
          <table:table-cell table:style-name="Table14.A1" office:value-type="string">
            <text:section text:style-name="Sect2" text:name="Section1017">
              <text:p text:style-name="P22"><text:bookmark text:name="C_0_2212"/><text:span text:style-name="T60">  </text:span><text:span text:style-name="T61">while</text:span><text:span text:style-name="T60">(!achou &amp;&amp; sup &gt;= inf) {</text:span> <text:bookmark text:name="L_0_2326"/><text:bookmark text:name="L_0_2325"/></text:p>
            </text:section>
          </table:table-cell>
        </table:table-row>
        <table:table-row>
          <table:table-cell table:style-name="Table14.A1" office:value-type="string">
            <text:p text:style-name="P23">  23 </text:p>
          </table:table-cell>
          <table:table-cell table:style-name="Table14.A1" office:value-type="string">
            <text:section text:style-name="Sect2" text:name="Section1018">
              <text:p text:style-name="P22"><text:bookmark text:name="C_0_2310"/><text:span text:style-name="T60">    med &lt;- (inf + sup) / </text:span><text:span text:style-name="T63">2</text:span><text:span text:style-name="T60">;</text:span> <text:bookmark text:name="L_0_2422"/><text:bookmark text:name="L_0_2421"/></text:p>
            </text:section>
          </table:table-cell>
        </table:table-row>
        <table:table-row>
          <table:table-cell table:style-name="Table14.A1" office:value-type="string">
            <text:p text:style-name="P23">  24 </text:p>
          </table:table-cell>
          <table:table-cell table:style-name="Table14.A1" office:value-type="string">
            <text:section text:style-name="Sect2" text:name="Section1019">
              <text:p text:style-name="P22"><text:bookmark text:name="C_0_2410"/><text:span text:style-name="T60">    compara &lt;- </text:span><text:span text:style-name="T63">0</text:span><text:span text:style-name="T60">;</text:span> <text:bookmark text:name="L_0_2522"/><text:bookmark text:name="L_0_2521"/></text:p>
            </text:section>
          </table:table-cell>
        </table:table-row>
        <table:table-row>
          <table:table-cell table:style-name="Table14.A1" office:value-type="string">
            <text:p text:style-name="P23">  25 </text:p>
          </table:table-cell>
          <table:table-cell table:style-name="Table14.A1" office:value-type="string">
            <text:section text:style-name="Sect2" text:name="Section1020">
              <text:p text:style-name="P22"><text:bookmark text:name="C_0_2510"/><text:span text:style-name="T60">    fimteste &lt;- </text:span><text:span text:style-name="T61">false</text:span><text:span text:style-name="T60">;</text:span> <text:bookmark text:name="L_0_2622"/><text:bookmark text:name="L_0_2621"/></text:p>
            </text:section>
          </table:table-cell>
        </table:table-row>
        <table:table-row>
          <table:table-cell table:style-name="Table14.A1" office:value-type="string">
            <text:p text:style-name="P23">  26 </text:p>
          </table:table-cell>
          <table:table-cell table:style-name="Table14.A1" office:value-type="string">
            <text:section text:style-name="Sect2" text:name="Section1021">
              <text:p text:style-name="P22"><text:bookmark text:name="C_0_2610"/><text:span text:style-name="T60">    </text:span><text:span text:style-name="T61">for</text:span><text:span text:style-name="T60"> (i &lt;- </text:span><text:span text:style-name="T63">0</text:span><text:span text:style-name="T60">; !fimteste &amp;&amp; compara = </text:span><text:span text:style-name="T63">0</text:span><text:span text:style-name="T60">; i &lt;- i + </text:span><text:span text:style-name="T63">1</text:span><text:span text:style-name="T60">) {</text:span> <text:bookmark text:name="L_0_2722"/><text:bookmark text:name="L_0_2721"/></text:p>
            </text:section>
          </table:table-cell>
        </table:table-row>
        <table:table-row>
          <table:table-cell table:style-name="Table14.A1" office:value-type="string">
            <text:p text:style-name="P23">  27 </text:p>
          </table:table-cell>
          <table:table-cell table:style-name="Table14.A1" office:value-type="string">
            <text:section text:style-name="Sect2" text:name="Section1022">
              <text:p text:style-name="P22"><text:bookmark text:name="C_0_2710"/><text:span text:style-name="T60">      </text:span><text:span text:style-name="T61">if</text:span><text:span text:style-name="T60">(palavra[i] &lt; nomes[med, i]) {</text:span> <text:bookmark text:name="L_0_2822"/><text:bookmark text:name="L_0_2821"/></text:p>
            </text:section>
          </table:table-cell>
        </table:table-row>
        <table:table-row>
          <table:table-cell table:style-name="Table14.A1" office:value-type="string">
            <text:p text:style-name="P23">  28 </text:p>
          </table:table-cell>
          <table:table-cell table:style-name="Table14.A1" office:value-type="string">
            <text:section text:style-name="Sect2" text:name="Section1023">
              <text:p text:style-name="P22"><text:bookmark text:name="C_0_2810"/><text:span text:style-name="T60">        compara &lt;- ~</text:span><text:span text:style-name="T63">1</text:span><text:span text:style-name="T60">;</text:span> <text:bookmark text:name="L_0_2922"/><text:bookmark text:name="L_0_2921"/></text:p>
            </text:section>
          </table:table-cell>
        </table:table-row>
        <table:table-row>
          <table:table-cell table:style-name="Table14.A1" office:value-type="string">
            <text:p text:style-name="P23">  29 </text:p>
          </table:table-cell>
          <table:table-cell table:style-name="Table14.A1" office:value-type="string">
            <text:section text:style-name="Sect2" text:name="Section1024">
              <text:p text:style-name="P22"><text:bookmark text:name="C_0_2910"/><text:span text:style-name="T60">      } </text:span><text:span text:style-name="T61">else</text:span><text:span text:style-name="T60"> {</text:span> <text:bookmark text:name="L_0_3022"/><text:bookmark text:name="L_0_3021"/></text:p>
            </text:section>
          </table:table-cell>
        </table:table-row>
        <table:table-row>
          <table:table-cell table:style-name="Table14.A1" office:value-type="string">
            <text:p text:style-name="P23">  30 </text:p>
          </table:table-cell>
          <table:table-cell table:style-name="Table14.A1" office:value-type="string">
            <text:section text:style-name="Sect2" text:name="Section1025">
              <text:p text:style-name="P22"><text:bookmark text:name="C_0_3010"/><text:span text:style-name="T60">        </text:span><text:span text:style-name="T61">if</text:span><text:span text:style-name="T60">(palavra[i] &gt; nomes[med, i]) {</text:span> <text:bookmark text:name="L_0_3123"/><text:bookmark text:name="L_0_3122"/></text:p>
            </text:section>
          </table:table-cell>
        </table:table-row>
        <table:table-row>
          <table:table-cell table:style-name="Table14.A1" office:value-type="string">
            <text:p text:style-name="P23">  31 </text:p>
          </table:table-cell>
          <table:table-cell table:style-name="Table14.A1" office:value-type="string">
            <text:section text:style-name="Sect2" text:name="Section1026">
              <text:p text:style-name="P22"><text:bookmark text:name="C_0_3113"/><text:span text:style-name="T60">          compara &lt;- </text:span><text:span text:style-name="T63">1</text:span><text:span text:style-name="T60">;</text:span> <text:bookmark text:name="L_0_3220"/><text:bookmark text:name="L_0_3219"/></text:p>
            </text:section>
          </table:table-cell>
        </table:table-row>
        <table:table-row>
          <table:table-cell table:style-name="Table14.A1" office:value-type="string">
            <text:p text:style-name="P23">  32 </text:p>
          </table:table-cell>
          <table:table-cell table:style-name="Table14.A1" office:value-type="string">
            <text:section text:style-name="Sect2" text:name="Section1027">
              <text:p text:style-name="P22"><text:bookmark text:name="C_0_3210"/><text:span text:style-name="T60">        }</text:span> <text:bookmark text:name="L_0_3323"/><text:bookmark text:name="L_0_3322"/></text:p>
            </text:section>
          </table:table-cell>
        </table:table-row>
        <table:table-row>
          <table:table-cell table:style-name="Table14.A1" office:value-type="string">
            <text:p text:style-name="P23">  33 </text:p>
          </table:table-cell>
          <table:table-cell table:style-name="Table14.A1" office:value-type="string">
            <text:section text:style-name="Sect2" text:name="Section1028">
              <text:p text:style-name="P22"><text:bookmark text:name="C_0_339"/><text:span text:style-name="T60">      }</text:span> <text:bookmark text:name="L_0_3421"/><text:bookmark text:name="L_0_3420"/></text:p>
            </text:section>
          </table:table-cell>
        </table:table-row>
        <table:table-row>
          <table:table-cell table:style-name="Table14.A1" office:value-type="string">
            <text:p text:style-name="P23">  34 </text:p>
          </table:table-cell>
          <table:table-cell table:style-name="Table14.A1" office:value-type="string">
            <text:section text:style-name="Sect2" text:name="Section1029">
              <text:p text:style-name="P22"><text:bookmark text:name="C_0_348"/><text:span text:style-name="T60">      </text:span><text:span text:style-name="T61">if</text:span><text:span text:style-name="T60">(palavra[i] = </text:span><text:span text:style-name="T62">'</text:span><text:span text:style-name="T63">\0</text:span><text:span text:style-name="T62">'</text:span><text:span text:style-name="T60"> || nomes[med, i] = </text:span><text:span text:style-name="T62">'</text:span><text:span text:style-name="T63">\0</text:span><text:span text:style-name="T62">'</text:span><text:span text:style-name="T60">) {</text:span> <text:bookmark text:name="L_0_3518"/><text:bookmark text:name="L_0_3517"/></text:p>
            </text:section>
          </table:table-cell>
        </table:table-row>
        <table:table-row>
          <table:table-cell table:style-name="Table14.A1" office:value-type="string">
            <text:p text:style-name="P23">  35 </text:p>
          </table:table-cell>
          <table:table-cell table:style-name="Table14.A1" office:value-type="string">
            <text:section text:style-name="Sect2" text:name="Section1030">
              <text:p text:style-name="P22"><text:bookmark text:name="C_0_358"/><text:span text:style-name="T60">        fimteste &lt;- </text:span><text:span text:style-name="T61">true</text:span><text:span text:style-name="T60">;</text:span> <text:bookmark text:name="L_0_3618"/><text:bookmark text:name="L_0_3617"/></text:p>
            </text:section>
          </table:table-cell>
        </table:table-row>
        <table:table-row>
          <table:table-cell table:style-name="Table14.A1" office:value-type="string">
            <text:p text:style-name="P23">  36 </text:p>
          </table:table-cell>
          <table:table-cell table:style-name="Table14.A1" office:value-type="string">
            <text:section text:style-name="Sect2" text:name="Section1031">
              <text:p text:style-name="P22"><text:bookmark text:name="C_0_368"/><text:span text:style-name="T60">      }</text:span> <text:bookmark text:name="L_0_3718"/><text:bookmark text:name="L_0_3717"/></text:p>
            </text:section>
          </table:table-cell>
        </table:table-row>
        <table:table-row>
          <table:table-cell table:style-name="Table14.A1" office:value-type="string">
            <text:p text:style-name="P23">  37 </text:p>
          </table:table-cell>
          <table:table-cell table:style-name="Table14.A1" office:value-type="string">
            <text:section text:style-name="Sect2" text:name="Section1032">
              <text:p text:style-name="P22"><text:bookmark text:name="C_0_378"/><text:span text:style-name="T60">    }</text:span> <text:bookmark text:name="L_0_3818"/><text:bookmark text:name="L_0_3817"/></text:p>
            </text:section>
          </table:table-cell>
        </table:table-row>
        <table:table-row>
          <table:table-cell table:style-name="Table14.A1" office:value-type="string">
            <text:p text:style-name="P23">  38 </text:p>
          </table:table-cell>
          <table:table-cell table:style-name="Table14.A1" office:value-type="string">
            <text:section text:style-name="Sect2" text:name="Section1033">
              <text:p text:style-name="P22"><text:bookmark text:name="C_0_388"/><text:span text:style-name="T60">    </text:span><text:span text:style-name="T61">if</text:span><text:span text:style-name="T60">(compara = </text:span><text:span text:style-name="T63">0</text:span><text:span text:style-name="T60">) {</text:span> <text:bookmark text:name="L_0_3918"/><text:bookmark text:name="L_0_3917"/></text:p>
            </text:section>
          </table:table-cell>
        </table:table-row>
        <table:table-row>
          <table:table-cell table:style-name="Table14.A1" office:value-type="string">
            <text:p text:style-name="P23">  39 </text:p>
          </table:table-cell>
          <table:table-cell table:style-name="Table14.A1" office:value-type="string">
            <text:section text:style-name="Sect2" text:name="Section1034">
              <text:p text:style-name="P22"><text:bookmark text:name="C_0_398"/><text:span text:style-name="T60">      achou &lt;- </text:span><text:span text:style-name="T61">true</text:span><text:span text:style-name="T60">;</text:span> <text:bookmark text:name="L_0_4018"/><text:bookmark text:name="L_0_4017"/></text:p>
            </text:section>
          </table:table-cell>
        </table:table-row>
        <table:table-row>
          <table:table-cell table:style-name="Table14.A1" office:value-type="string">
            <text:p text:style-name="P23">  40 </text:p>
          </table:table-cell>
          <table:table-cell table:style-name="Table14.A1" office:value-type="string">
            <text:section text:style-name="Sect2" text:name="Section1035">
              <text:p text:style-name="P22"><text:bookmark text:name="C_0_408"/><text:span text:style-name="T60">    } </text:span><text:span text:style-name="T61">else</text:span><text:span text:style-name="T60"> {</text:span> <text:bookmark text:name="L_0_4121"/><text:bookmark text:name="L_0_4120"/></text:p>
            </text:section>
          </table:table-cell>
        </table:table-row>
        <table:table-row>
          <table:table-cell table:style-name="Table14.A1" office:value-type="string">
            <text:p text:style-name="P23">  41 </text:p>
          </table:table-cell>
          <table:table-cell table:style-name="Table14.A1" office:value-type="string">
            <text:section text:style-name="Sect2" text:name="Section1036">
              <text:p text:style-name="P22"><text:bookmark text:name="C_0_4112"/><text:span text:style-name="T60">      </text:span><text:span text:style-name="T61">if</text:span><text:span text:style-name="T60">(compara &lt; </text:span><text:span text:style-name="T63">0</text:span><text:span text:style-name="T60">) {</text:span> <text:bookmark text:name="L_0_4219"/><text:bookmark text:name="L_0_4218"/></text:p>
            </text:section>
          </table:table-cell>
        </table:table-row>
        <table:table-row>
          <table:table-cell table:style-name="Table14.A1" office:value-type="string">
            <text:p text:style-name="P23">  42 </text:p>
          </table:table-cell>
          <table:table-cell table:style-name="Table14.A1" office:value-type="string">
            <text:section text:style-name="Sect2" text:name="Section1037">
              <text:p text:style-name="P22"><text:bookmark text:name="C_0_429"/><text:span text:style-name="T60">        sup &lt;- med - </text:span><text:span text:style-name="T63">1</text:span><text:span text:style-name="T60">;</text:span> <text:bookmark text:name="L_0_4323"/><text:bookmark text:name="L_0_4322"/></text:p>
            </text:section>
          </table:table-cell>
        </table:table-row>
        <table:table-row>
          <table:table-cell table:style-name="Table14.A1" office:value-type="string">
            <text:p text:style-name="P23">  43 </text:p>
          </table:table-cell>
          <table:table-cell table:style-name="Table14.A1" office:value-type="string">
            <text:section text:style-name="Sect2" text:name="Section1038">
              <text:p text:style-name="P22"><text:bookmark text:name="C_0_438"/><text:span text:style-name="T60">      } </text:span><text:span text:style-name="T61">else</text:span><text:span text:style-name="T60"> {</text:span> <text:bookmark text:name="L_0_4418"/><text:bookmark text:name="L_0_4417"/></text:p>
            </text:section>
          </table:table-cell>
        </table:table-row>
        <table:table-row>
          <table:table-cell table:style-name="Table14.A1" office:value-type="string">
            <text:p text:style-name="P23">  44 </text:p>
          </table:table-cell>
          <table:table-cell table:style-name="Table14.A1" office:value-type="string">
            <text:section text:style-name="Sect2" text:name="Section1039">
              <text:p text:style-name="P22"><text:bookmark text:name="C_0_447"/><text:span text:style-name="T60">        inf &lt;- med + </text:span><text:span text:style-name="T63">1</text:span><text:span text:style-name="T60">;</text:span> <text:bookmark text:name="L_0_4516"/><text:bookmark text:name="L_0_4515"/></text:p>
            </text:section>
          </table:table-cell>
        </table:table-row>
        <table:table-row>
          <table:table-cell table:style-name="Table14.A1" office:value-type="string">
            <text:p text:style-name="P23">  45 </text:p>
          </table:table-cell>
          <table:table-cell table:style-name="Table14.A1" office:value-type="string">
            <text:section text:style-name="Sect2" text:name="Section1040">
              <text:p text:style-name="P22"><text:bookmark text:name="C_0_457"/><text:span text:style-name="T60">      }</text:span> <text:bookmark text:name="L_0_4616"/><text:bookmark text:name="L_0_4615"/></text:p>
            </text:section>
          </table:table-cell>
        </table:table-row>
        <table:table-row>
          <table:table-cell table:style-name="Table14.A1" office:value-type="string">
            <text:p text:style-name="P23">  46 </text:p>
          </table:table-cell>
          <table:table-cell table:style-name="Table14.A1" office:value-type="string">
            <text:section text:style-name="Sect2" text:name="Section1041">
              <text:p text:style-name="P22"><text:bookmark text:name="C_0_467"/><text:span text:style-name="T60">    }</text:span> <text:bookmark text:name="L_0_4716"/><text:bookmark text:name="L_0_4715"/></text:p>
            </text:section>
          </table:table-cell>
        </table:table-row>
        <table:table-row>
          <table:table-cell table:style-name="Table14.A1" office:value-type="string">
            <text:p text:style-name="P23">  47 </text:p>
          </table:table-cell>
          <table:table-cell table:style-name="Table14.A1" office:value-type="string">
            <text:section text:style-name="Sect2" text:name="Section1042">
              <text:p text:style-name="P22"><text:bookmark text:name="C_0_477"/><text:span text:style-name="T60">  }</text:span> <text:bookmark text:name="L_0_4816"/><text:bookmark text:name="L_0_4815"/></text:p>
            </text:section>
          </table:table-cell>
        </table:table-row>
        <table:table-row>
          <table:table-cell table:style-name="Table14.A1" office:value-type="string">
            <text:p text:style-name="P23">  48 </text:p>
          </table:table-cell>
          <table:table-cell table:style-name="Table14.A1" office:value-type="string">
            <text:section text:style-name="Sect2" text:name="Section1043">
              <text:p text:style-name="P22"><text:bookmark text:name="C_0_487"/><text:span text:style-name="T60">  </text:span><text:span text:style-name="T61">if</text:span><text:span text:style-name="T60">(achou) {</text:span> <text:bookmark text:name="L_0_4916"/><text:bookmark text:name="L_0_4915"/></text:p>
            </text:section>
          </table:table-cell>
        </table:table-row>
        <text:soft-page-break/>
        <table:table-row>
          <table:table-cell table:style-name="Table14.A1" office:value-type="string">
            <text:p text:style-name="P23">  49 </text:p>
          </table:table-cell>
          <table:table-cell table:style-name="Table14.A1" office:value-type="string">
            <text:section text:style-name="Sect2" text:name="Section1044">
              <text:p text:style-name="P22"><text:bookmark text:name="C_0_497"/><text:span text:style-name="T60">    posic &lt;- med;</text:span> <text:bookmark text:name="L_0_5016"/><text:bookmark text:name="L_0_5015"/></text:p>
            </text:section>
          </table:table-cell>
        </table:table-row>
        <table:table-row>
          <table:table-cell table:style-name="Table14.A1" office:value-type="string">
            <text:p text:style-name="P23">  50 </text:p>
          </table:table-cell>
          <table:table-cell table:style-name="Table14.A1" office:value-type="string">
            <text:section text:style-name="Sect2" text:name="Section1045">
              <text:p text:style-name="P22"><text:bookmark text:name="C_0_507"/><text:span text:style-name="T60">  } </text:span><text:span text:style-name="T61">else</text:span><text:span text:style-name="T60"> {</text:span> <text:bookmark text:name="L_0_5121"/><text:bookmark text:name="L_0_5120"/></text:p>
            </text:section>
          </table:table-cell>
        </table:table-row>
        <table:table-row>
          <table:table-cell table:style-name="Table14.A1" office:value-type="string">
            <text:p text:style-name="P23">  51 </text:p>
          </table:table-cell>
          <table:table-cell table:style-name="Table14.A1" office:value-type="string">
            <text:section text:style-name="Sect2" text:name="Section1046">
              <text:p text:style-name="P22"><text:bookmark text:name="C_0_5112"/><text:span text:style-name="T60">    posic &lt;- ~inf;</text:span> <text:bookmark text:name="L_0_5222"/><text:bookmark text:name="L_0_5221"/></text:p>
            </text:section>
          </table:table-cell>
        </table:table-row>
        <table:table-row>
          <table:table-cell table:style-name="Table14.A1" office:value-type="string">
            <text:p text:style-name="P23">  52 </text:p>
          </table:table-cell>
          <table:table-cell table:style-name="Table14.A1" office:value-type="string">
            <text:section text:style-name="Sect2" text:name="Section1047">
              <text:p text:style-name="P22"><text:bookmark text:name="C_0_529"/><text:span text:style-name="T60">  }</text:span> <text:bookmark text:name="L_0_5319"/><text:bookmark text:name="L_0_5318"/></text:p>
            </text:section>
          </table:table-cell>
        </table:table-row>
        <table:table-row>
          <table:table-cell table:style-name="Table14.A1" office:value-type="string">
            <text:p text:style-name="P23">  53 </text:p>
          </table:table-cell>
          <table:table-cell table:style-name="Table14.A1" office:value-type="string">
            <text:section text:style-name="Sect2" text:name="Section1048">
              <text:p text:style-name="P22"><text:bookmark text:name="C_0_537"/><text:span text:style-name="T60">  </text:span><text:span text:style-name="T61">return</text:span><text:span text:style-name="T60"> posic;</text:span> <text:bookmark text:name="L_0_5416"/><text:bookmark text:name="L_0_5415"/></text:p>
            </text:section>
          </table:table-cell>
        </table:table-row>
        <table:table-row>
          <table:table-cell table:style-name="Table14.A1" office:value-type="string">
            <text:p text:style-name="P23">  54 </text:p>
          </table:table-cell>
          <table:table-cell table:style-name="Table14.A1" office:value-type="string">
            <text:section text:style-name="Sect2" text:name="Section1049">
              <text:p text:style-name="P22"><text:bookmark text:name="C_0_547"/><text:span text:style-name="T60"> </text:span> <text:bookmark text:name="L_0_5516"/><text:bookmark text:name="L_0_5515"/></text:p>
            </text:section>
          </table:table-cell>
        </table:table-row>
        <table:table-row>
          <table:table-cell table:style-name="Table14.A1" office:value-type="string">
            <text:p text:style-name="P23">  55 </text:p>
          </table:table-cell>
          <table:table-cell table:style-name="Table14.A1" office:value-type="string">
            <text:section text:style-name="Sect2" text:name="Section1050">
              <text:p text:style-name="P22"><text:bookmark text:name="C_0_557"/><text:span text:style-name="T60">}</text:span> <text:bookmark text:name="L_0_5616"/><text:bookmark text:name="L_0_5615"/></text:p>
            </text:section>
          </table:table-cell>
        </table:table-row>
        <table:table-row>
          <table:table-cell table:style-name="Table14.A1" office:value-type="string">
            <text:p text:style-name="P23">  56 </text:p>
          </table:table-cell>
          <table:table-cell table:style-name="Table14.A1" office:value-type="string">
            <text:section text:style-name="Sect2" text:name="Section1051">
              <text:p text:style-name="P22"><text:bookmark text:name="C_0_567"/><text:span text:style-name="T60"> </text:span> <text:bookmark text:name="L_0_5716"/><text:bookmark text:name="L_0_5715"/></text:p>
            </text:section>
          </table:table-cell>
        </table:table-row>
        <table:table-row>
          <table:table-cell table:style-name="Table14.A1" office:value-type="string">
            <text:p text:style-name="P23">  57 </text:p>
          </table:table-cell>
          <table:table-cell table:style-name="Table14.A1" office:value-type="string">
            <text:section text:style-name="Sect2" text:name="Section1052">
              <text:p text:style-name="P22"><text:bookmark text:name="C_0_577"/><text:span text:style-name="T61">void</text:span><text:span text:style-name="T60"> Inserir(</text:span><text:span text:style-name="T61">int</text:span><text:span text:style-name="T60"> posic) {</text:span> <text:bookmark text:name="L_0_5816"/><text:bookmark text:name="L_0_5815"/></text:p>
            </text:section>
          </table:table-cell>
        </table:table-row>
        <table:table-row>
          <table:table-cell table:style-name="Table14.A1" office:value-type="string">
            <text:p text:style-name="P23">  58 </text:p>
          </table:table-cell>
          <table:table-cell table:style-name="Table14.A1" office:value-type="string">
            <text:section text:style-name="Sect2" text:name="Section1053">
              <text:p text:style-name="P22"><text:bookmark text:name="C_0_587"/><text:span text:style-name="T60"> </text:span> <text:bookmark text:name="L_0_5916"/><text:bookmark text:name="L_0_5915"/></text:p>
            </text:section>
          </table:table-cell>
        </table:table-row>
        <table:table-row>
          <table:table-cell table:style-name="Table14.A1" office:value-type="string">
            <text:p text:style-name="P23">  59 </text:p>
          </table:table-cell>
          <table:table-cell table:style-name="Table14.A1" office:value-type="string">
            <text:section text:style-name="Sect2" text:name="Section1054">
              <text:p text:style-name="P22"><text:bookmark text:name="C_0_597"/><text:span text:style-name="T60">  </text:span><text:span text:style-name="T61">statements</text:span><text:span text:style-name="T60">:</text:span> <text:bookmark text:name="L_0_6016"/><text:bookmark text:name="L_0_6015"/></text:p>
            </text:section>
          </table:table-cell>
        </table:table-row>
        <table:table-row>
          <table:table-cell table:style-name="Table14.A1" office:value-type="string">
            <text:p text:style-name="P23">  60 </text:p>
          </table:table-cell>
          <table:table-cell table:style-name="Table14.A1" office:value-type="string">
            <text:section text:style-name="Sect2" text:name="Section1055">
              <text:p text:style-name="P22"><text:bookmark text:name="C_0_607"/><text:span text:style-name="T60"> </text:span> <text:bookmark text:name="L_0_6121"/><text:bookmark text:name="L_0_6120"/></text:p>
            </text:section>
          </table:table-cell>
        </table:table-row>
        <table:table-row>
          <table:table-cell table:style-name="Table14.A1" office:value-type="string">
            <text:p text:style-name="P23">  61 </text:p>
          </table:table-cell>
          <table:table-cell table:style-name="Table14.A1" office:value-type="string">
            <text:section text:style-name="Sect2" text:name="Section1056">
              <text:p text:style-name="P22"><text:bookmark text:name="C_0_6112"/><text:span text:style-name="T60">  ntab &lt;- ntab + </text:span><text:span text:style-name="T63">1</text:span><text:span text:style-name="T60">;</text:span> <text:bookmark text:name="L_0_6222"/><text:bookmark text:name="L_0_6221"/></text:p>
            </text:section>
          </table:table-cell>
        </table:table-row>
        <table:table-row>
          <table:table-cell table:style-name="Table14.A1" office:value-type="string">
            <text:p text:style-name="P23">  62 </text:p>
          </table:table-cell>
          <table:table-cell table:style-name="Table14.A1" office:value-type="string">
            <text:section text:style-name="Sect2" text:name="Section1057">
              <text:p text:style-name="P22"><text:bookmark text:name="C_0_629"/><text:span text:style-name="T60">  </text:span><text:span text:style-name="T61">for</text:span><text:span text:style-name="T60"> (i &lt;- ntab; i &gt;= posic + </text:span><text:span text:style-name="T63">1</text:span><text:span text:style-name="T60">; i &lt;- i - </text:span><text:span text:style-name="T63">1</text:span><text:span text:style-name="T60">) {</text:span> <text:bookmark text:name="L_0_6319"/><text:bookmark text:name="L_0_6318"/></text:p>
            </text:section>
          </table:table-cell>
        </table:table-row>
        <table:table-row>
          <table:table-cell table:style-name="Table14.A1" office:value-type="string">
            <text:p text:style-name="P23">  63 </text:p>
          </table:table-cell>
          <table:table-cell table:style-name="Table14.A1" office:value-type="string">
            <text:section text:style-name="Sect2" text:name="Section1058">
              <text:p text:style-name="P22"><text:bookmark text:name="C_0_637"/><text:span text:style-name="T60">    fim &lt;- </text:span><text:span text:style-name="T61">false</text:span><text:span text:style-name="T60">;</text:span> <text:bookmark text:name="L_0_6416"/><text:bookmark text:name="L_0_6415"/></text:p>
            </text:section>
          </table:table-cell>
        </table:table-row>
        <table:table-row>
          <table:table-cell table:style-name="Table14.A1" office:value-type="string">
            <text:p text:style-name="P23">  64 </text:p>
          </table:table-cell>
          <table:table-cell table:style-name="Table14.A1" office:value-type="string">
            <text:section text:style-name="Sect2" text:name="Section1059">
              <text:p text:style-name="P22"><text:bookmark text:name="C_0_647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6516"/><text:bookmark text:name="L_0_6515"/></text:p>
            </text:section>
          </table:table-cell>
        </table:table-row>
        <table:table-row>
          <table:table-cell table:style-name="Table14.A1" office:value-type="string">
            <text:p text:style-name="P23">  65 </text:p>
          </table:table-cell>
          <table:table-cell table:style-name="Table14.A1" office:value-type="string">
            <text:section text:style-name="Sect2" text:name="Section1060">
              <text:p text:style-name="P22"><text:bookmark text:name="C_0_657"/><text:span text:style-name="T60">      nomes[i, j] &lt;- nomes[i - </text:span><text:span text:style-name="T63">1</text:span><text:span text:style-name="T60">, j];</text:span> <text:bookmark text:name="L_0_6616"/><text:bookmark text:name="L_0_6615"/></text:p>
            </text:section>
          </table:table-cell>
        </table:table-row>
        <table:table-row>
          <table:table-cell table:style-name="Table14.A1" office:value-type="string">
            <text:p text:style-name="P23">  66 </text:p>
          </table:table-cell>
          <table:table-cell table:style-name="Table14.A1" office:value-type="string">
            <text:section text:style-name="Sect2" text:name="Section1061">
              <text:p text:style-name="P22"><text:bookmark text:name="C_0_667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6716"/><text:bookmark text:name="L_0_6715"/></text:p>
            </text:section>
          </table:table-cell>
        </table:table-row>
        <table:table-row>
          <table:table-cell table:style-name="Table14.A1" office:value-type="string">
            <text:p text:style-name="P23">  67 </text:p>
          </table:table-cell>
          <table:table-cell table:style-name="Table14.A1" office:value-type="string">
            <text:section text:style-name="Sect2" text:name="Section1062">
              <text:p text:style-name="P22"><text:bookmark text:name="C_0_677"/><text:span text:style-name="T60">        fim &lt;- </text:span><text:span text:style-name="T61">true</text:span><text:span text:style-name="T60">;</text:span> <text:bookmark text:name="L_0_6816"/><text:bookmark text:name="L_0_6815"/></text:p>
            </text:section>
          </table:table-cell>
        </table:table-row>
        <table:table-row>
          <table:table-cell table:style-name="Table14.A1" office:value-type="string">
            <text:p text:style-name="P23">  68 </text:p>
          </table:table-cell>
          <table:table-cell table:style-name="Table14.A1" office:value-type="string">
            <text:section text:style-name="Sect2" text:name="Section1063">
              <text:p text:style-name="P22"><text:bookmark text:name="C_0_687"/><text:span text:style-name="T60">      }</text:span> <text:bookmark text:name="L_0_6916"/><text:bookmark text:name="L_0_6915"/></text:p>
            </text:section>
          </table:table-cell>
        </table:table-row>
        <table:table-row>
          <table:table-cell table:style-name="Table14.A1" office:value-type="string">
            <text:p text:style-name="P23">  69 </text:p>
          </table:table-cell>
          <table:table-cell table:style-name="Table14.A1" office:value-type="string">
            <text:section text:style-name="Sect2" text:name="Section1064">
              <text:p text:style-name="P22"><text:bookmark text:name="C_0_697"/><text:span text:style-name="T60">    }</text:span> <text:bookmark text:name="L_0_7016"/><text:bookmark text:name="L_0_7015"/></text:p>
            </text:section>
          </table:table-cell>
        </table:table-row>
        <table:table-row>
          <table:table-cell table:style-name="Table14.A1" office:value-type="string">
            <text:p text:style-name="P23">  70 </text:p>
          </table:table-cell>
          <table:table-cell table:style-name="Table14.A1" office:value-type="string">
            <text:section text:style-name="Sect2" text:name="Section1065">
              <text:p text:style-name="P22"><text:bookmark text:name="C_0_707"/><text:span text:style-name="T60">    nocorr[i] &lt;- nocorr[i - </text:span><text:span text:style-name="T63">1</text:span><text:span text:style-name="T60">];</text:span> <text:bookmark text:name="L_0_7121"/><text:bookmark text:name="L_0_7120"/></text:p>
            </text:section>
          </table:table-cell>
        </table:table-row>
        <table:table-row>
          <table:table-cell table:style-name="Table14.A1" office:value-type="string">
            <text:p text:style-name="P23">  71 </text:p>
          </table:table-cell>
          <table:table-cell table:style-name="Table14.A1" office:value-type="string">
            <text:section text:style-name="Sect2" text:name="Section1066">
              <text:p text:style-name="P22"><text:bookmark text:name="C_0_7112"/><text:span text:style-name="T60">  }</text:span> <text:bookmark text:name="L_0_7222"/><text:bookmark text:name="L_0_7221"/></text:p>
            </text:section>
          </table:table-cell>
        </table:table-row>
        <table:table-row>
          <table:table-cell table:style-name="Table14.A1" office:value-type="string">
            <text:p text:style-name="P23">  72 </text:p>
          </table:table-cell>
          <table:table-cell table:style-name="Table14.A1" office:value-type="string">
            <text:section text:style-name="Sect2" text:name="Section1067">
              <text:p text:style-name="P22"><text:bookmark text:name="C_0_729"/><text:span text:style-name="T60">  fim &lt;- </text:span><text:span text:style-name="T61">false</text:span><text:span text:style-name="T60">;</text:span> <text:bookmark text:name="L_0_7319"/><text:bookmark text:name="L_0_7318"/></text:p>
            </text:section>
          </table:table-cell>
        </table:table-row>
        <table:table-row>
          <table:table-cell table:style-name="Table14.A1" office:value-type="string">
            <text:p text:style-name="P23">  73 </text:p>
          </table:table-cell>
          <table:table-cell table:style-name="Table14.A1" office:value-type="string">
            <text:section text:style-name="Sect2" text:name="Section1068">
              <text:p text:style-name="P22"><text:bookmark text:name="C_0_737"/><text:span text:style-name="T60">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7416"/><text:bookmark text:name="L_0_7415"/></text:p>
            </text:section>
          </table:table-cell>
        </table:table-row>
        <table:table-row>
          <table:table-cell table:style-name="Table14.A1" office:value-type="string">
            <text:p text:style-name="P23">  74 </text:p>
          </table:table-cell>
          <table:table-cell table:style-name="Table14.A1" office:value-type="string">
            <text:section text:style-name="Sect2" text:name="Section1069">
              <text:p text:style-name="P22"><text:bookmark text:name="C_0_747"/><text:span text:style-name="T60">    nomes[posic, j] &lt;- palavra[j];</text:span> <text:bookmark text:name="L_0_7516"/><text:bookmark text:name="L_0_7515"/></text:p>
            </text:section>
          </table:table-cell>
        </table:table-row>
        <table:table-row>
          <table:table-cell table:style-name="Table14.A1" office:value-type="string">
            <text:p text:style-name="P23">  75 </text:p>
          </table:table-cell>
          <table:table-cell table:style-name="Table14.A1" office:value-type="string">
            <text:section text:style-name="Sect2" text:name="Section1070">
              <text:p text:style-name="P22"><text:bookmark text:name="C_0_757"/><text:span text:style-name="T60">    </text:span><text:span text:style-name="T61">if</text:span><text:span text:style-name="T60">(palavra[j] = </text:span><text:span text:style-name="T62">'</text:span><text:span text:style-name="T63">\0</text:span><text:span text:style-name="T62">'</text:span><text:span text:style-name="T60">) {</text:span> <text:bookmark text:name="L_0_7616"/><text:bookmark text:name="L_0_7615"/></text:p>
            </text:section>
          </table:table-cell>
        </table:table-row>
        <table:table-row>
          <table:table-cell table:style-name="Table14.A1" office:value-type="string">
            <text:p text:style-name="P23">  76 </text:p>
          </table:table-cell>
          <table:table-cell table:style-name="Table14.A1" office:value-type="string">
            <text:section text:style-name="Sect2" text:name="Section1071">
              <text:p text:style-name="P22"><text:bookmark text:name="C_0_767"/><text:span text:style-name="T60">      fim &lt;- </text:span><text:span text:style-name="T61">true</text:span><text:span text:style-name="T60">;</text:span> <text:bookmark text:name="L_0_7716"/><text:bookmark text:name="L_0_7715"/></text:p>
            </text:section>
          </table:table-cell>
        </table:table-row>
        <table:table-row>
          <table:table-cell table:style-name="Table14.A1" office:value-type="string">
            <text:p text:style-name="P23">  77 </text:p>
          </table:table-cell>
          <table:table-cell table:style-name="Table14.A1" office:value-type="string">
            <text:section text:style-name="Sect2" text:name="Section1072">
              <text:p text:style-name="P22"><text:bookmark text:name="C_0_777"/><text:span text:style-name="T60">    }</text:span> <text:bookmark text:name="L_0_7816"/><text:bookmark text:name="L_0_7815"/></text:p>
            </text:section>
          </table:table-cell>
        </table:table-row>
        <table:table-row>
          <table:table-cell table:style-name="Table14.A1" office:value-type="string">
            <text:p text:style-name="P23">  78 </text:p>
          </table:table-cell>
          <table:table-cell table:style-name="Table14.A1" office:value-type="string">
            <text:section text:style-name="Sect2" text:name="Section1073">
              <text:p text:style-name="P22"><text:bookmark text:name="C_0_787"/><text:span text:style-name="T60">  }</text:span> <text:bookmark text:name="L_0_7916"/><text:bookmark text:name="L_0_7915"/></text:p>
            </text:section>
          </table:table-cell>
        </table:table-row>
        <table:table-row>
          <table:table-cell table:style-name="Table14.A1" office:value-type="string">
            <text:p text:style-name="P23">  79 </text:p>
          </table:table-cell>
          <table:table-cell table:style-name="Table14.A1" office:value-type="string">
            <text:section text:style-name="Sect2" text:name="Section1074">
              <text:p text:style-name="P22"><text:bookmark text:name="C_0_797"/><text:span text:style-name="T60">  nocorr[posic] &lt;- </text:span><text:span text:style-name="T63">1</text:span><text:span text:style-name="T60">;</text:span> <text:bookmark text:name="L_0_8016"/><text:bookmark text:name="L_0_8015"/></text:p>
            </text:section>
          </table:table-cell>
        </table:table-row>
        <table:table-row>
          <table:table-cell table:style-name="Table14.A1" office:value-type="string">
            <text:p text:style-name="P23">  80 </text:p>
          </table:table-cell>
          <table:table-cell table:style-name="Table14.A1" office:value-type="string">
            <text:section text:style-name="Sect2" text:name="Section1075">
              <text:p text:style-name="P22"><text:bookmark text:name="C_0_807"/><text:span text:style-name="T60"> </text:span> <text:bookmark text:name="L_0_8121"/><text:bookmark text:name="L_0_8120"/></text:p>
            </text:section>
          </table:table-cell>
        </table:table-row>
        <table:table-row>
          <table:table-cell table:style-name="Table14.A1" office:value-type="string">
            <text:p text:style-name="P23">  81 </text:p>
          </table:table-cell>
          <table:table-cell table:style-name="Table14.A1" office:value-type="string">
            <text:section text:style-name="Sect2" text:name="Section1076">
              <text:p text:style-name="P22"><text:bookmark text:name="C_0_8112"/><text:span text:style-name="T60">}</text:span> <text:bookmark text:name="L_0_8224"/><text:bookmark text:name="L_0_8223"/></text:p>
            </text:section>
          </table:table-cell>
        </table:table-row>
        <table:table-row>
          <table:table-cell table:style-name="Table14.A1" office:value-type="string">
            <text:p text:style-name="P23">  82 </text:p>
          </table:table-cell>
          <table:table-cell table:style-name="Table14.A1" office:value-type="string">
            <text:section text:style-name="Sect2" text:name="Section1077">
              <text:p text:style-name="P22"><text:bookmark text:name="C_0_829"/><text:span text:style-name="T60"> </text:span> <text:bookmark text:name="L_0_8318"/><text:bookmark text:name="L_0_8317"/></text:p>
            </text:section>
          </table:table-cell>
        </table:table-row>
        <table:table-row>
          <table:table-cell table:style-name="Table14.A1" office:value-type="string">
            <text:p text:style-name="P23">  83 </text:p>
          </table:table-cell>
          <table:table-cell table:style-name="Table14.A1" office:value-type="string">
            <text:section text:style-name="Sect2" text:name="Section1078">
              <text:p text:style-name="P22"><text:bookmark text:name="C_0_837"/><text:span text:style-name="T61">void</text:span><text:span text:style-name="T60"> ExibirTabela() {</text:span> <text:bookmark text:name="L_0_8416"/><text:bookmark text:name="L_0_8415"/></text:p>
            </text:section>
          </table:table-cell>
        </table:table-row>
        <table:table-row>
          <table:table-cell table:style-name="Table14.A1" office:value-type="string">
            <text:p text:style-name="P23">  84 </text:p>
          </table:table-cell>
          <table:table-cell table:style-name="Table14.A1" office:value-type="string">
            <text:section text:style-name="Sect2" text:name="Section1079">
              <text:p text:style-name="P22"><text:bookmark text:name="C_0_847"/><text:span text:style-name="T60"> </text:span> <text:bookmark text:name="L_0_8516"/><text:bookmark text:name="L_0_8515"/></text:p>
            </text:section>
          </table:table-cell>
        </table:table-row>
        <table:table-row>
          <table:table-cell table:style-name="Table14.A1" office:value-type="string">
            <text:p text:style-name="P23">  85 </text:p>
          </table:table-cell>
          <table:table-cell table:style-name="Table14.A1" office:value-type="string">
            <text:section text:style-name="Sect2" text:name="Section1080">
              <text:p text:style-name="P22"><text:bookmark text:name="C_0_857"/><text:span text:style-name="T60">  </text:span><text:span text:style-name="T61">statements</text:span><text:span text:style-name="T60">:</text:span> <text:bookmark text:name="L_0_8616"/><text:bookmark text:name="L_0_8615"/></text:p>
            </text:section>
          </table:table-cell>
        </table:table-row>
        <table:table-row>
          <table:table-cell table:style-name="Table14.A1" office:value-type="string">
            <text:p text:style-name="P23">  86 </text:p>
          </table:table-cell>
          <table:table-cell table:style-name="Table14.A1" office:value-type="string">
            <text:section text:style-name="Sect2" text:name="Section1081">
              <text:p text:style-name="P22"><text:bookmark text:name="C_0_867"/><text:span text:style-name="T60"> </text:span> <text:bookmark text:name="L_0_8716"/><text:bookmark text:name="L_0_8715"/></text:p>
            </text:section>
          </table:table-cell>
        </table:table-row>
        <table:table-row>
          <table:table-cell table:style-name="Table14.A1" office:value-type="string">
            <text:p text:style-name="P23">  87 </text:p>
          </table:table-cell>
          <table:table-cell table:style-name="Table14.A1" office:value-type="string">
            <text:section text:style-name="Sect2" text:name="Section1082">
              <text:p text:style-name="P22"><text:bookmark text:name="C_0_877"/><text:span text:style-name="T60">  </text:span><text:span text:style-name="T61">write</text:span><text:span text:style-name="T60">(</text:span><text:span text:style-name="T62">"          "</text:span><text:span text:style-name="T60">, </text:span><text:span text:style-name="T62">"Palavra             "</text:span><text:span text:style-name="T60">, </text:span><text:span text:style-name="T62">"   Num. de ocorr."</text:span><text:span text:style-name="T60">);</text:span> <text:bookmark text:name="L_0_8816"/><text:bookmark text:name="L_0_8815"/></text:p>
            </text:section>
          </table:table-cell>
        </table:table-row>
        <table:table-row>
          <table:table-cell table:style-name="Table14.A1" office:value-type="string">
            <text:p text:style-name="P23">  88 </text:p>
          </table:table-cell>
          <table:table-cell table:style-name="Table14.A1" office:value-type="string">
            <text:section text:style-name="Sect2" text:name="Section1083">
              <text:p text:style-name="P22"><text:bookmark text:name="C_0_887"/><text:span text:style-name="T60">  </text:span><text:span text:style-name="T61">for</text:span><text:span text:style-name="T60"> (i &lt;- </text:span><text:span text:style-name="T63">1</text:span><text:span text:style-name="T60">; i &lt;= </text:span><text:span text:style-name="T63">50</text:span><text:span text:style-name="T60">; i &lt;- i + </text:span><text:span text:style-name="T63">1</text:span><text:span text:style-name="T60">) {</text:span> <text:bookmark text:name="L_0_8916"/><text:bookmark text:name="L_0_8915"/></text:p>
            </text:section>
          </table:table-cell>
        </table:table-row>
        <table:table-row>
          <table:table-cell table:style-name="Table14.A1" office:value-type="string">
            <text:p text:style-name="P23">  89 </text:p>
          </table:table-cell>
          <table:table-cell table:style-name="Table14.A1" office:value-type="string">
            <text:section text:style-name="Sect2" text:name="Section1084">
              <text:p text:style-name="P22"><text:bookmark text:name="C_0_897"/><text:span text:style-name="T60">    </text:span><text:span text:style-name="T61">write</text:span><text:span text:style-name="T60">(</text:span><text:span text:style-name="T62">"-"</text:span><text:span text:style-name="T60">);</text:span> <text:bookmark text:name="L_0_9016"/><text:bookmark text:name="L_0_9015"/></text:p>
            </text:section>
          </table:table-cell>
        </table:table-row>
        <table:table-row>
          <table:table-cell table:style-name="Table14.A1" office:value-type="string">
            <text:p text:style-name="P23">  90 </text:p>
          </table:table-cell>
          <table:table-cell table:style-name="Table14.A1" office:value-type="string">
            <text:section text:style-name="Sect2" text:name="Section1085">
              <text:p text:style-name="P22"><text:bookmark text:name="C_0_907"/><text:span text:style-name="T60">  }</text:span> <text:bookmark text:name="L_0_9121"/><text:bookmark text:name="L_0_9120"/></text:p>
            </text:section>
          </table:table-cell>
        </table:table-row>
        <table:table-row>
          <table:table-cell table:style-name="Table14.A1" office:value-type="string">
            <text:p text:style-name="P23">  91 </text:p>
          </table:table-cell>
          <table:table-cell table:style-name="Table14.A1" office:value-type="string">
            <text:section text:style-name="Sect2" text:name="Section1086">
              <text:p text:style-name="P22"><text:bookmark text:name="C_0_9112"/><text:span text:style-name="T60">  </text:span><text:span text:style-name="T61">for</text:span><text:span text:style-name="T60"> (i &lt;- </text:span><text:span text:style-name="T63">1</text:span><text:span text:style-name="T60">; i &lt;= ntab; i &lt;- i + </text:span><text:span text:style-name="T63">1</text:span><text:span text:style-name="T60">) {</text:span> <text:bookmark text:name="L_0_9224"/><text:bookmark text:name="L_0_9223"/></text:p>
            </text:section>
          </table:table-cell>
        </table:table-row>
        <table:table-row>
          <table:table-cell table:style-name="Table14.A1" office:value-type="string">
            <text:p text:style-name="P23">  92 </text:p>
          </table:table-cell>
          <table:table-cell table:style-name="Table14.A1" office:value-type="string">
            <text:section text:style-name="Sect2" text:name="Section1087">
              <text:p text:style-name="P22"><text:bookmark text:name="C_0_929"/><text:span text:style-name="T60">    </text:span><text:span text:style-name="T61">write</text:span><text:span text:style-name="T60">(</text:span><text:span text:style-name="T62">"</text:span><text:span text:style-name="T63">\n</text:span><text:span text:style-name="T62">          "</text:span><text:span text:style-name="T60">);</text:span> <text:bookmark text:name="L_0_9318"/><text:bookmark text:name="L_0_9317"/></text:p>
            </text:section>
          </table:table-cell>
        </table:table-row>
        <table:table-row>
          <table:table-cell table:style-name="Table14.A1" office:value-type="string">
            <text:p text:style-name="P23">  93 </text:p>
          </table:table-cell>
          <table:table-cell table:style-name="Table14.A1" office:value-type="string">
            <text:section text:style-name="Sect2" text:name="Section1088">
              <text:p text:style-name="P22"><text:bookmark text:name="C_0_937"/><text:span text:style-name="T60">    fim &lt;- </text:span><text:span text:style-name="T61">false</text:span><text:span text:style-name="T60">;</text:span> <text:bookmark text:name="L_0_9416"/><text:bookmark text:name="L_0_9415"/></text:p>
            </text:section>
          </table:table-cell>
        </table:table-row>
        <table:table-row>
          <table:table-cell table:style-name="Table14.A1" office:value-type="string">
            <text:p text:style-name="P23">  94 </text:p>
          </table:table-cell>
          <table:table-cell table:style-name="Table14.A1" office:value-type="string">
            <text:section text:style-name="Sect2" text:name="Section1089">
              <text:p text:style-name="P22"><text:bookmark text:name="C_0_947"/><text:span text:style-name="T60">    </text:span><text:span text:style-name="T61">for</text:span><text:span text:style-name="T60"> (j &lt;- </text:span><text:span text:style-name="T63">0</text:span><text:span text:style-name="T60">; !fim; j &lt;- j + </text:span><text:span text:style-name="T63">1</text:span><text:span text:style-name="T60">) {</text:span> <text:bookmark text:name="L_0_9516"/><text:bookmark text:name="L_0_9515"/></text:p>
            </text:section>
          </table:table-cell>
        </table:table-row>
        <table:table-row>
          <table:table-cell table:style-name="Table14.A1" office:value-type="string">
            <text:p text:style-name="P23">  95 </text:p>
          </table:table-cell>
          <table:table-cell table:style-name="Table14.A1" office:value-type="string">
            <text:section text:style-name="Sect2" text:name="Section1090">
              <text:p text:style-name="P22"><text:bookmark text:name="C_0_957"/><text:span text:style-name="T60">      </text:span><text:span text:style-name="T61">if</text:span><text:span text:style-name="T60">(nomes[i, j] = </text:span><text:span text:style-name="T62">'</text:span><text:span text:style-name="T63">\0</text:span><text:span text:style-name="T62">'</text:span><text:span text:style-name="T60">) {</text:span> <text:bookmark text:name="L_0_9616"/><text:bookmark text:name="L_0_9615"/></text:p>
            </text:section>
          </table:table-cell>
        </table:table-row>
        <table:table-row>
          <table:table-cell table:style-name="Table14.A1" office:value-type="string">
            <text:p text:style-name="P23">  96 </text:p>
          </table:table-cell>
          <table:table-cell table:style-name="Table14.A1" office:value-type="string">
            <text:section text:style-name="Sect2" text:name="Section1091">
              <text:p text:style-name="P22"><text:bookmark text:name="C_0_967"/><text:span text:style-name="T60">        fim &lt;- </text:span><text:span text:style-name="T61">true</text:span><text:span text:style-name="T60">;</text:span> <text:bookmark text:name="L_0_9716"/><text:bookmark text:name="L_0_9715"/></text:p>
            </text:section>
          </table:table-cell>
        </table:table-row>
        <table:table-row>
          <table:table-cell table:style-name="Table14.A1" office:value-type="string">
            <text:p text:style-name="P23">  97 </text:p>
          </table:table-cell>
          <table:table-cell table:style-name="Table14.A1" office:value-type="string">
            <text:section text:style-name="Sect2" text:name="Section1092">
              <text:p text:style-name="P22"><text:bookmark text:name="C_0_977"/><text:span text:style-name="T60">      } </text:span><text:span text:style-name="T61">else</text:span><text:span text:style-name="T60"> {</text:span> <text:bookmark text:name="L_0_9816"/><text:bookmark text:name="L_0_9815"/></text:p>
            </text:section>
          </table:table-cell>
        </table:table-row>
        <table:table-row>
          <table:table-cell table:style-name="Table14.A1" office:value-type="string">
            <text:p text:style-name="P23">  98 </text:p>
          </table:table-cell>
          <table:table-cell table:style-name="Table14.A1" office:value-type="string">
            <text:section text:style-name="Sect2" text:name="Section1093">
              <text:p text:style-name="P22"><text:bookmark text:name="C_0_987"/><text:span text:style-name="T60">        </text:span><text:span text:style-name="T61">write</text:span><text:span text:style-name="T60">(nomes[i, j]);</text:span> <text:bookmark text:name="L_0_9916"/><text:bookmark text:name="L_0_9915"/></text:p>
            </text:section>
          </table:table-cell>
        </table:table-row>
        <table:table-row>
          <table:table-cell table:style-name="Table14.A1" office:value-type="string">
            <text:p text:style-name="P23">  99 </text:p>
          </table:table-cell>
          <table:table-cell table:style-name="Table14.A1" office:value-type="string">
            <text:section text:style-name="Sect2" text:name="Section1094">
              <text:p text:style-name="P22"><text:bookmark text:name="C_0_997"/><text:span text:style-name="T60">      }</text:span> <text:bookmark text:name="L_0_10016"/><text:bookmark text:name="L_0_10015"/></text:p>
            </text:section>
          </table:table-cell>
        </table:table-row>
        <table:table-row>
          <table:table-cell table:style-name="Table14.A1" office:value-type="string">
            <text:p text:style-name="P23"> 100 </text:p>
          </table:table-cell>
          <table:table-cell table:style-name="Table14.A1" office:value-type="string">
            <text:section text:style-name="Sect2" text:name="Section1095">
              <text:p text:style-name="P22"><text:bookmark text:name="C_0_1007"/><text:span text:style-name="T60">    }</text:span> <text:bookmark text:name="L_0_10121"/><text:bookmark text:name="L_0_10120"/></text:p>
            </text:section>
          </table:table-cell>
        </table:table-row>
        <text:soft-page-break/>
        <table:table-row>
          <table:table-cell table:style-name="Table14.A1" office:value-type="string">
            <text:p text:style-name="P23"> 101 </text:p>
          </table:table-cell>
          <table:table-cell table:style-name="Table14.A1" office:value-type="string">
            <text:section text:style-name="Sect2" text:name="Section1096">
              <text:p text:style-name="P22"><text:bookmark text:name="C_0_10112"/><text:span text:style-name="T60">    </text:span><text:span text:style-name="T61">write</text:span><text:span text:style-name="T60">(</text:span><text:span text:style-name="T62">" | "</text:span><text:span text:style-name="T60">, nocorr[i]);</text:span> <text:bookmark text:name="L_0_10224"/><text:bookmark text:name="L_0_10223"/></text:p>
            </text:section>
          </table:table-cell>
        </table:table-row>
        <table:table-row>
          <table:table-cell table:style-name="Table14.A1" office:value-type="string">
            <text:p text:style-name="P23"> 102 </text:p>
          </table:table-cell>
          <table:table-cell table:style-name="Table14.A1" office:value-type="string">
            <text:section text:style-name="Sect2" text:name="Section1097">
              <text:p text:style-name="P22"><text:bookmark text:name="C_0_1029"/><text:span text:style-name="T60">  }</text:span> <text:bookmark text:name="L_0_10318"/><text:bookmark text:name="L_0_10317"/></text:p>
            </text:section>
          </table:table-cell>
        </table:table-row>
        <table:table-row>
          <table:table-cell table:style-name="Table14.A1" office:value-type="string">
            <text:p text:style-name="P23"> 103 </text:p>
          </table:table-cell>
          <table:table-cell table:style-name="Table14.A1" office:value-type="string">
            <text:section text:style-name="Sect2" text:name="Section1098">
              <text:p text:style-name="P22"><text:bookmark text:name="C_0_1037"/><text:span text:style-name="T60"> </text:span> <text:bookmark text:name="L_0_10416"/><text:bookmark text:name="L_0_10415"/></text:p>
            </text:section>
          </table:table-cell>
        </table:table-row>
        <table:table-row>
          <table:table-cell table:style-name="Table14.A1" office:value-type="string">
            <text:p text:style-name="P23"> 104 </text:p>
          </table:table-cell>
          <table:table-cell table:style-name="Table14.A1" office:value-type="string">
            <text:section text:style-name="Sect2" text:name="Section1099">
              <text:p text:style-name="P22"><text:bookmark text:name="C_0_1047"/><text:span text:style-name="T60">}</text:span> <text:bookmark text:name="L_0_10516"/><text:bookmark text:name="L_0_10515"/></text:p>
            </text:section>
          </table:table-cell>
        </table:table-row>
        <table:table-row>
          <table:table-cell table:style-name="Table14.A1" office:value-type="string">
            <text:p text:style-name="P23"> 105 </text:p>
          </table:table-cell>
          <table:table-cell table:style-name="Table14.A1" office:value-type="string">
            <text:section text:style-name="Sect2" text:name="Section1100">
              <text:p text:style-name="P22"><text:bookmark text:name="C_0_1057"/><text:span text:style-name="T60"> </text:span> <text:bookmark text:name="L_0_10616"/><text:bookmark text:name="L_0_10615"/></text:p>
            </text:section>
          </table:table-cell>
        </table:table-row>
        <table:table-row>
          <table:table-cell table:style-name="Table14.A1" office:value-type="string">
            <text:p text:style-name="P23"> 106 </text:p>
          </table:table-cell>
          <table:table-cell table:style-name="Table14.A1" office:value-type="string">
            <text:section text:style-name="Sect2" text:name="Section1101">
              <text:p text:style-name="P22"><text:bookmark text:name="C_0_1067"/><text:span text:style-name="T61">main</text:span><text:span text:style-name="T60"> {</text:span> <text:bookmark text:name="L_0_10716"/><text:bookmark text:name="L_0_10715"/></text:p>
            </text:section>
          </table:table-cell>
        </table:table-row>
        <table:table-row>
          <table:table-cell table:style-name="Table14.A1" office:value-type="string">
            <text:p text:style-name="P23"> 107 </text:p>
          </table:table-cell>
          <table:table-cell table:style-name="Table14.A1" office:value-type="string">
            <text:section text:style-name="Sect2" text:name="Section1102">
              <text:p text:style-name="P22"><text:bookmark text:name="C_0_1077"/><text:span text:style-name="T60"> </text:span> <text:bookmark text:name="L_0_10816"/><text:bookmark text:name="L_0_10815"/></text:p>
            </text:section>
          </table:table-cell>
        </table:table-row>
        <table:table-row>
          <table:table-cell table:style-name="Table14.A1" office:value-type="string">
            <text:p text:style-name="P23"> 108 </text:p>
          </table:table-cell>
          <table:table-cell table:style-name="Table14.A1" office:value-type="string">
            <text:section text:style-name="Sect2" text:name="Section1103">
              <text:p text:style-name="P22"><text:bookmark text:name="C_0_1087"/><text:span text:style-name="T60">  </text:span><text:span text:style-name="T61">statements</text:span><text:span text:style-name="T60">:</text:span> <text:bookmark text:name="L_0_10916"/><text:bookmark text:name="L_0_10915"/></text:p>
            </text:section>
          </table:table-cell>
        </table:table-row>
        <table:table-row>
          <table:table-cell table:style-name="Table14.A1" office:value-type="string">
            <text:p text:style-name="P23"> 109 </text:p>
          </table:table-cell>
          <table:table-cell table:style-name="Table14.A1" office:value-type="string">
            <text:section text:style-name="Sect2" text:name="Section1104">
              <text:p text:style-name="P22"><text:bookmark text:name="C_0_1097"/><text:span text:style-name="T60"> </text:span> <text:bookmark text:name="L_0_11021"/><text:bookmark text:name="L_0_11020"/></text:p>
            </text:section>
          </table:table-cell>
        </table:table-row>
        <table:table-row>
          <table:table-cell table:style-name="Table14.A1" office:value-type="string">
            <text:p text:style-name="P23"> 110 </text:p>
          </table:table-cell>
          <table:table-cell table:style-name="Table14.A1" office:value-type="string">
            <text:section text:style-name="Sect2" text:name="Section1105">
              <text:p text:style-name="P22"><text:bookmark text:name="C_0_1108"/><text:span text:style-name="T60">  ntab &lt;- </text:span><text:span text:style-name="T63">0</text:span><text:span text:style-name="T60">;</text:span> <text:bookmark text:name="L_0_11121"/><text:bookmark text:name="L_0_11120"/></text:p>
            </text:section>
          </table:table-cell>
        </table:table-row>
        <table:table-row>
          <table:table-cell table:style-name="Table14.A1" office:value-type="string">
            <text:p text:style-name="P23"> 111 </text:p>
          </table:table-cell>
          <table:table-cell table:style-name="Table14.A1" office:value-type="string">
            <text:section text:style-name="Sect2" text:name="Section1106">
              <text:p text:style-name="P22"><text:bookmark text:name="C_0_11112"/><text:span text:style-name="T60">  </text:span><text:span text:style-name="T61">write</text:span><text:span text:style-name="T60">(</text:span><text:span text:style-name="T62">"Nova palavra? (s/n): "</text:span><text:span text:style-name="T60">);</text:span> <text:bookmark text:name="L_0_11222"/><text:bookmark text:name="L_0_11221"/></text:p>
            </text:section>
          </table:table-cell>
        </table:table-row>
        <table:table-row>
          <table:table-cell table:style-name="Table14.A1" office:value-type="string">
            <text:p text:style-name="P23"> 112 </text:p>
          </table:table-cell>
          <table:table-cell table:style-name="Table14.A1" office:value-type="string">
            <text:section text:style-name="Sect2" text:name="Section1107">
              <text:p text:style-name="P22"><text:bookmark text:name="C_0_1129"/><text:span text:style-name="T60">  </text:span><text:span text:style-name="T61">read</text:span><text:span text:style-name="T60">(c);</text:span> <text:bookmark text:name="L_0_11321"/><text:bookmark text:name="L_0_11320"/></text:p>
            </text:section>
          </table:table-cell>
        </table:table-row>
        <table:table-row>
          <table:table-cell table:style-name="Table14.A1" office:value-type="string">
            <text:p text:style-name="P23"> 113 </text:p>
          </table:table-cell>
          <table:table-cell table:style-name="Table14.A1" office:value-type="string">
            <text:section text:style-name="Sect2" text:name="Section1108">
              <text:p text:style-name="P22"><text:bookmark text:name="C_0_1137"/><text:span text:style-name="T60">  </text:span><text:span text:style-name="T61">while</text:span><text:span text:style-name="T60">(c = </text:span><text:span text:style-name="T62">'s'</text:span><text:span text:style-name="T60"> || c = </text:span><text:span text:style-name="T62">'S'</text:span><text:span text:style-name="T60">) {</text:span> <text:bookmark text:name="L_0_11418"/><text:bookmark text:name="L_0_11417"/></text:p>
            </text:section>
          </table:table-cell>
        </table:table-row>
        <table:table-row>
          <table:table-cell table:style-name="Table14.A1" office:value-type="string">
            <text:p text:style-name="P23"> 114 </text:p>
          </table:table-cell>
          <table:table-cell table:style-name="Table14.A1" office:value-type="string">
            <text:section text:style-name="Sect2" text:name="Section1109">
              <text:p text:style-name="P22"><text:bookmark text:name="C_0_1147"/><text:span text:style-name="T60">    </text:span><text:span text:style-name="T61">write</text:span><text:span text:style-name="T60">(</text:span><text:span text:style-name="T62">"</text:span><text:span text:style-name="T63">\n</text:span><text:span text:style-name="T62">Digite a palavra: "</text:span><text:span text:style-name="T60">);</text:span> <text:bookmark text:name="L_0_11516"/><text:bookmark text:name="L_0_11515"/></text:p>
            </text:section>
          </table:table-cell>
        </table:table-row>
        <table:table-row>
          <table:table-cell table:style-name="Table14.A1" office:value-type="string">
            <text:p text:style-name="P23"> 115 </text:p>
          </table:table-cell>
          <table:table-cell table:style-name="Table14.A1" office:value-type="string">
            <text:section text:style-name="Sect2" text:name="Section1110">
              <text:p text:style-name="P22"><text:bookmark text:name="C_0_1157"/><text:span text:style-name="T60">    fim &lt;- </text:span><text:span text:style-name="T61">false</text:span><text:span text:style-name="T60">;</text:span> <text:bookmark text:name="L_0_11616"/><text:bookmark text:name="L_0_11615"/></text:p>
            </text:section>
          </table:table-cell>
        </table:table-row>
        <table:table-row>
          <table:table-cell table:style-name="Table14.A1" office:value-type="string">
            <text:p text:style-name="P23"> 116 </text:p>
          </table:table-cell>
          <table:table-cell table:style-name="Table14.A1" office:value-type="string">
            <text:section text:style-name="Sect2" text:name="Section1111">
              <text:p text:style-name="P22"><text:bookmark text:name="C_0_1167"/><text:span text:style-name="T60">    </text:span><text:span text:style-name="T61">for</text:span><text:span text:style-name="T60"> (i &lt;- </text:span><text:span text:style-name="T63">0</text:span><text:span text:style-name="T60">; !fim; i &lt;- i + </text:span><text:span text:style-name="T63">1</text:span><text:span text:style-name="T60">) {</text:span> <text:bookmark text:name="L_0_11714"/><text:bookmark text:name="L_0_11713"/></text:p>
            </text:section>
          </table:table-cell>
        </table:table-row>
        <table:table-row>
          <table:table-cell table:style-name="Table14.A1" office:value-type="string">
            <text:p text:style-name="P23"> 117 </text:p>
          </table:table-cell>
          <table:table-cell table:style-name="Table14.A1" office:value-type="string">
            <text:section text:style-name="Sect2" text:name="Section1112">
              <text:p text:style-name="P22"><text:bookmark text:name="C_0_1176"/><text:span text:style-name="T60">      </text:span><text:span text:style-name="T61">read</text:span><text:span text:style-name="T60">(palavra[i]);</text:span> <text:bookmark text:name="L_0_11814"/><text:bookmark text:name="L_0_11813"/></text:p>
            </text:section>
          </table:table-cell>
        </table:table-row>
        <table:table-row>
          <table:table-cell table:style-name="Table14.A1" office:value-type="string">
            <text:p text:style-name="P23"> 118 </text:p>
          </table:table-cell>
          <table:table-cell table:style-name="Table14.A1" office:value-type="string">
            <text:section text:style-name="Sect2" text:name="Section1113">
              <text:p text:style-name="P22"><text:bookmark text:name="C_0_1186"/><text:span text:style-name="T60">      </text:span><text:span text:style-name="T61">if</text:span><text:span text:style-name="T60">(palavra[i] = </text:span><text:span text:style-name="T62">'</text:span><text:span text:style-name="T63">\n</text:span><text:span text:style-name="T62">'</text:span><text:span text:style-name="T60">) {</text:span> <text:bookmark text:name="L_0_11914"/><text:bookmark text:name="L_0_11913"/></text:p>
            </text:section>
          </table:table-cell>
        </table:table-row>
        <table:table-row>
          <table:table-cell table:style-name="Table14.A1" office:value-type="string">
            <text:p text:style-name="P23"> 119 </text:p>
          </table:table-cell>
          <table:table-cell table:style-name="Table14.A1" office:value-type="string">
            <text:section text:style-name="Sect2" text:name="Section1114">
              <text:p text:style-name="P22"><text:bookmark text:name="C_0_1196"/><text:span text:style-name="T60">        fim &lt;- </text:span><text:span text:style-name="T61">true</text:span><text:span text:style-name="T60">;</text:span> <text:bookmark text:name="L_0_12014"/><text:bookmark text:name="L_0_12013"/></text:p>
            </text:section>
          </table:table-cell>
        </table:table-row>
        <table:table-row>
          <table:table-cell table:style-name="Table14.A1" office:value-type="string">
            <text:p text:style-name="P23"> 120 </text:p>
          </table:table-cell>
          <table:table-cell table:style-name="Table14.A1" office:value-type="string">
            <text:section text:style-name="Sect2" text:name="Section1115">
              <text:p text:style-name="P22"><text:bookmark text:name="C_0_1206"/><text:span text:style-name="T60">        palavra[i] &lt;- </text:span><text:span text:style-name="T62">'</text:span><text:span text:style-name="T63">\0</text:span><text:span text:style-name="T62">'</text:span><text:span text:style-name="T60">;</text:span> <text:bookmark text:name="L_0_12118"/><text:bookmark text:name="L_0_12117"/></text:p>
            </text:section>
          </table:table-cell>
        </table:table-row>
        <table:table-row>
          <table:table-cell table:style-name="Table14.A1" office:value-type="string">
            <text:p text:style-name="P23"> 121 </text:p>
          </table:table-cell>
          <table:table-cell table:style-name="Table14.A1" office:value-type="string">
            <text:section text:style-name="Sect2" text:name="Section1116">
              <text:p text:style-name="P22"><text:bookmark text:name="C_0_12111"/><text:span text:style-name="T60">      }</text:span> <text:bookmark text:name="L_0_12220"/><text:bookmark text:name="L_0_12219"/></text:p>
            </text:section>
          </table:table-cell>
        </table:table-row>
        <table:table-row>
          <table:table-cell table:style-name="Table14.A1" office:value-type="string">
            <text:p text:style-name="P23"> 122 </text:p>
          </table:table-cell>
          <table:table-cell table:style-name="Table14.A1" office:value-type="string">
            <text:section text:style-name="Sect2" text:name="Section1117">
              <text:p text:style-name="P22"><text:bookmark text:name="C_0_1227"/><text:span text:style-name="T60">    }</text:span> <text:bookmark text:name="L_0_12317"/><text:bookmark text:name="L_0_12316"/></text:p>
            </text:section>
          </table:table-cell>
        </table:table-row>
        <table:table-row>
          <table:table-cell table:style-name="Table14.A1" office:value-type="string">
            <text:p text:style-name="P23"> 123 </text:p>
          </table:table-cell>
          <table:table-cell table:style-name="Table14.A1" office:value-type="string">
            <text:section text:style-name="Sect2" text:name="Section1118">
              <text:p text:style-name="P22"><text:bookmark text:name="C_0_1236"/><text:span text:style-name="T60">    posic &lt;- Procura();</text:span> <text:bookmark text:name="L_0_12414"/><text:bookmark text:name="L_0_12413"/></text:p>
            </text:section>
          </table:table-cell>
        </table:table-row>
        <table:table-row>
          <table:table-cell table:style-name="Table14.A1" office:value-type="string">
            <text:p text:style-name="P23"> 124 </text:p>
          </table:table-cell>
          <table:table-cell table:style-name="Table14.A1" office:value-type="string">
            <text:section text:style-name="Sect2" text:name="Section1119">
              <text:p text:style-name="P22"><text:bookmark text:name="C_0_1246"/><text:span text:style-name="T60">    </text:span><text:span text:style-name="T61">if</text:span><text:span text:style-name="T60">(posic &gt; </text:span><text:span text:style-name="T63">0</text:span><text:span text:style-name="T60">) {</text:span> <text:bookmark text:name="L_0_12514"/><text:bookmark text:name="L_0_12513"/></text:p>
            </text:section>
          </table:table-cell>
        </table:table-row>
        <table:table-row>
          <table:table-cell table:style-name="Table14.A1" office:value-type="string">
            <text:p text:style-name="P23"> 125 </text:p>
          </table:table-cell>
          <table:table-cell table:style-name="Table14.A1" office:value-type="string">
            <text:section text:style-name="Sect2" text:name="Section1120">
              <text:p text:style-name="P22"><text:bookmark text:name="C_0_1256"/><text:span text:style-name="T60">      nocorr[posic] &lt;- nocorr[posic] + </text:span><text:span text:style-name="T63">1</text:span><text:span text:style-name="T60">;</text:span> <text:bookmark text:name="L_0_12614"/><text:bookmark text:name="L_0_12613"/></text:p>
            </text:section>
          </table:table-cell>
        </table:table-row>
        <table:table-row>
          <table:table-cell table:style-name="Table14.A1" office:value-type="string">
            <text:p text:style-name="P23"> 126 </text:p>
          </table:table-cell>
          <table:table-cell table:style-name="Table14.A1" office:value-type="string">
            <text:section text:style-name="Sect2" text:name="Section1121">
              <text:p text:style-name="P22"><text:bookmark text:name="C_0_1266"/><text:span text:style-name="T60">    } </text:span><text:span text:style-name="T61">else</text:span><text:span text:style-name="T60"> {</text:span> <text:bookmark text:name="L_0_12714"/><text:bookmark text:name="L_0_12713"/></text:p>
            </text:section>
          </table:table-cell>
        </table:table-row>
        <table:table-row>
          <table:table-cell table:style-name="Table14.A1" office:value-type="string">
            <text:p text:style-name="P23"> 127 </text:p>
          </table:table-cell>
          <table:table-cell table:style-name="Table14.A1" office:value-type="string">
            <text:section text:style-name="Sect2" text:name="Section1122">
              <text:p text:style-name="P22"><text:bookmark text:name="C_0_1276"/><text:span text:style-name="T60">      </text:span><text:span text:style-name="T61">call</text:span><text:span text:style-name="T60"> Inserir(~posic, i);</text:span> <text:bookmark text:name="L_0_12814"/><text:bookmark text:name="L_0_12813"/></text:p>
            </text:section>
          </table:table-cell>
        </table:table-row>
        <table:table-row>
          <table:table-cell table:style-name="Table14.A1" office:value-type="string">
            <text:p text:style-name="P23"> 128 </text:p>
          </table:table-cell>
          <table:table-cell table:style-name="Table14.A1" office:value-type="string">
            <text:section text:style-name="Sect2" text:name="Section1123">
              <text:p text:style-name="P22"><text:bookmark text:name="C_0_1285"/><text:span text:style-name="T60">    }</text:span> <text:bookmark text:name="L_0_12910"/><text:bookmark text:name="L_0_1299"/></text:p>
            </text:section>
          </table:table-cell>
        </table:table-row>
        <table:table-row>
          <table:table-cell table:style-name="Table14.A1" office:value-type="string">
            <text:p text:style-name="P23"> 129 </text:p>
          </table:table-cell>
          <table:table-cell table:style-name="Table14.A1" office:value-type="string">
            <text:section text:style-name="Sect2" text:name="Section1124">
              <text:p text:style-name="P22"><text:bookmark text:name="C_0_1294"/><text:span text:style-name="T60">    </text:span><text:span text:style-name="T61">write</text:span><text:span text:style-name="T60">(</text:span><text:span text:style-name="T62">"</text:span><text:span text:style-name="T63">\n\n</text:span><text:span text:style-name="T62">Nova palavra? (s/n): "</text:span><text:span text:style-name="T60">);</text:span> <text:bookmark text:name="L_0_1308"/><text:bookmark text:name="L_0_1307"/></text:p>
            </text:section>
          </table:table-cell>
        </table:table-row>
        <table:table-row>
          <table:table-cell table:style-name="Table14.A1" office:value-type="string">
            <text:p text:style-name="P23"> 130 </text:p>
          </table:table-cell>
          <table:table-cell table:style-name="Table14.A1" office:value-type="string">
            <text:section text:style-name="Sect2" text:name="Section1125">
              <text:p text:style-name="P22"><text:bookmark text:name="C_0_1303"/><text:span text:style-name="T60">    </text:span><text:span text:style-name="T61">read</text:span><text:span text:style-name="T60">(c);</text:span> <text:bookmark text:name="L_0_13111"/><text:bookmark text:name="L_0_13110"/></text:p>
            </text:section>
          </table:table-cell>
        </table:table-row>
        <table:table-row>
          <table:table-cell table:style-name="Table14.A1" office:value-type="string">
            <text:p text:style-name="P23"> 131 </text:p>
          </table:table-cell>
          <table:table-cell table:style-name="Table14.A1" office:value-type="string">
            <text:section text:style-name="Sect2" text:name="Section1126">
              <text:p text:style-name="P22"><text:bookmark text:name="C_0_1318"/><text:span text:style-name="T60">  }</text:span> <text:bookmark text:name="L_0_13217"/><text:bookmark text:name="L_0_13216"/></text:p>
            </text:section>
          </table:table-cell>
        </table:table-row>
        <table:table-row>
          <table:table-cell table:style-name="Table14.A1" office:value-type="string">
            <text:p text:style-name="P23"> 132 </text:p>
          </table:table-cell>
          <table:table-cell table:style-name="Table14.A1" office:value-type="string">
            <text:section text:style-name="Sect2" text:name="Section1127">
              <text:p text:style-name="P22"><text:bookmark text:name="C_0_1324"/><text:span text:style-name="T60">  </text:span><text:span text:style-name="T61">call</text:span><text:span text:style-name="T60"> ExibirTabela();</text:span> <text:bookmark text:name="L_0_13313"/><text:bookmark text:name="L_0_13312"/></text:p>
            </text:section>
          </table:table-cell>
        </table:table-row>
        <table:table-row>
          <table:table-cell table:style-name="Table14.A1" office:value-type="string">
            <text:p text:style-name="P23"> 133 </text:p>
          </table:table-cell>
          <table:table-cell table:style-name="Table14.A1" office:value-type="string">
            <text:section text:style-name="Sect2" text:name="Section1128">
              <text:p text:style-name="P22"><text:bookmark text:name="C_0_1333"/><text:span text:style-name="T60"> </text:span> <text:bookmark text:name="L_0_13411"/><text:bookmark text:name="L_0_13410"/></text:p>
            </text:section>
          </table:table-cell>
        </table:table-row>
        <table:table-row>
          <table:table-cell table:style-name="Table14.A1" office:value-type="string">
            <text:p text:style-name="P23"> 134 </text:p>
          </table:table-cell>
          <table:table-cell table:style-name="Table14.A1" office:value-type="string">
            <text:section text:style-name="Sect2" text:name="Section1129">
              <text:p text:style-name="P22"><text:bookmark text:name="C_0_1344"/><text:span text:style-name="T60">}</text:span> <text:bookmark text:name="L_0_1359"/><text:bookmark text:name="L_0_1358"/></text:p>
            </text:section>
          </table:table-cell>
        </table:table-row>
        <table:table-row>
          <table:table-cell table:style-name="Table14.A1" office:value-type="string">
            <text:p text:style-name="P23"> 135 </text:p>
          </table:table-cell>
          <table:table-cell table:style-name="Table14.A1" office:value-type="string">
            <text:section text:style-name="Sect2" text:name="Section1130">
              <text:p text:style-name="P22"><text:bookmark text:name="C_0_1354"/><text:span text:style-name="T60"> </text:span> <text:bookmark text:name="L_0_1368"/><text:bookmark text:name="L_0_1367"/></text:p>
            </text:section>
          </table:table-cell>
        </table:table-row>
        <table:table-row>
          <table:table-cell table:style-name="Table14.A1" office:value-type="string">
            <text:p text:style-name="P23"> 136 </text:p>
          </table:table-cell>
          <table:table-cell table:style-name="Table14.A1" office:value-type="string">
            <text:section text:style-name="Sect2" text:name="Section1131">
              <text:p text:style-name="P22"><text:bookmark text:name="C_0_1364"/><text:span text:style-name="T60"> </text:span> <text:bookmark text:name="L_0_1378"/><text:bookmark text:name="L_0_1377"/></text:p>
            </text:section>
          </table:table-cell>
        </table:table-row>
        <table:table-row>
          <table:table-cell table:style-name="Table14.A1" office:value-type="string">
            <text:p text:style-name="P23"> 137 </text:p>
          </table:table-cell>
          <table:table-cell table:style-name="Table14.A1" office:value-type="string">
            <text:section text:style-name="Sect2" text:name="Section1132">
              <text:p text:style-name="P22"><text:bookmark text:name="C_0_1373"/><text:span text:style-name="T60">}</text:span> <text:bookmark text:name="L_0_1388"/><text:bookmark text:name="L_0_1387"/></text:p>
            </text:section>
          </table:table-cell>
        </table:table-row>
        <table:table-row>
          <table:table-cell table:style-name="Table14.A1" office:value-type="string">
            <text:p text:style-name="P23"> 138 </text:p>
          </table:table-cell>
          <table:table-cell table:style-name="Table14.A1" office:value-type="string">
            <text:section text:style-name="Sect2" text:name="Section1133">
              <text:p text:style-name="P24"><text:bookmark text:name="C_0_1383"/> </text:p>
            </text:section>
          </table:table-cell>
        </table:table-row>
      </table:table>
      <text:p text:style-name="P39"/>
      <text:list xml:id="list134219737665720" text:continue-numbering="true" text:style-name="Outline">
        <text:list-header>
          <text:h text:style-name="P52" text:outline-level="1" text:is-list-header="true"><text:bookmark-start text:name="__RefHeading___Toc6984_3116390965"/>APÊNDICE I: CÓDIGO-FONTE NO-STATS<text:bookmark-end text:name="__RefHeading___Toc6984_3116390965"/></text:h>
        </text:list-header>
      </text:list>
      <text:p text:style-name="P3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3"><text:bookmark text:name="L_0_1198"/><text:bookmark text:name="L_0_1197"/>  1 </text:p>
          </table:table-cell>
          <table:table-cell table:style-name="Table15.A1" office:value-type="string">
            <text:section text:style-name="Sect2" text:name="Section1134">
              <text:p text:style-name="P22"><text:bookmark text:name="C_0_1100"/><text:span text:style-name="T67">/*  Programa para contar as ocorrencias das palavras de um texto */</text:span> <text:bookmark text:name="L_0_2104"/><text:bookmark text:name="L_0_2103"/></text:p>
            </text:section>
          </table:table-cell>
        </table:table-row>
        <table:table-row>
          <table:table-cell table:style-name="Table15.A1" office:value-type="string">
            <text:p text:style-name="P23">  2 </text:p>
          </table:table-cell>
          <table:table-cell table:style-name="Table15.A1" office:value-type="string">
            <text:section text:style-name="Sect2" text:name="Section1135">
              <text:p text:style-name="P22"><text:bookmark text:name="C_0_240"/><text:span text:style-name="T60"> </text:span> <text:bookmark text:name="L_0_3100"/><text:bookmark text:name="L_0_399"/></text:p>
            </text:section>
          </table:table-cell>
        </table:table-row>
        <table:table-row>
          <table:table-cell table:style-name="Table15.A1" office:value-type="string">
            <text:p text:style-name="P23">  3 </text:p>
          </table:table-cell>
          <table:table-cell table:style-name="Table15.A1" office:value-type="string">
            <text:section text:style-name="Sect2" text:name="Section1136">
              <text:p text:style-name="P22"><text:bookmark text:name="C_0_330"/><text:span text:style-name="T61">program</text:span><text:span text:style-name="T60"> NoStats {</text:span> <text:bookmark text:name="L_0_477"/><text:bookmark text:name="L_0_470"/></text:p>
            </text:section>
          </table:table-cell>
        </table:table-row>
        <table:table-row>
          <table:table-cell table:style-name="Table15.A1" office:value-type="string">
            <text:p text:style-name="P23">  4 </text:p>
          </table:table-cell>
          <table:table-cell table:style-name="Table15.A1" office:value-type="string">
            <text:section text:style-name="Sect2" text:name="Section1137">
              <text:p text:style-name="P22"><text:bookmark text:name="C_0_430"/><text:span text:style-name="T60"> </text:span> <text:bookmark text:name="L_0_577"/><text:bookmark text:name="L_0_570"/></text:p>
            </text:section>
          </table:table-cell>
        </table:table-row>
        <table:table-row>
          <table:table-cell table:style-name="Table15.A1" office:value-type="string">
            <text:p text:style-name="P23">  5 </text:p>
          </table:table-cell>
          <table:table-cell table:style-name="Table15.A1" office:value-type="string">
            <text:section text:style-name="Sect2" text:name="Section1138">
              <text:p text:style-name="P22"><text:bookmark text:name="C_0_530"/><text:span text:style-name="T67">/*  Variaveis globais  */</text:span> <text:bookmark text:name="L_0_677"/><text:bookmark text:name="L_0_670"/></text:p>
            </text:section>
          </table:table-cell>
        </table:table-row>
        <table:table-row>
          <table:table-cell table:style-name="Table15.A1" office:value-type="string">
            <text:p text:style-name="P23">  6 </text:p>
          </table:table-cell>
          <table:table-cell table:style-name="Table15.A1" office:value-type="string">
            <text:section text:style-name="Sect2" text:name="Section1139">
              <text:p text:style-name="P22"><text:bookmark text:name="C_0_630"/><text:span text:style-name="T60"> </text:span> <text:bookmark text:name="L_0_777"/><text:bookmark text:name="L_0_770"/></text:p>
            </text:section>
          </table:table-cell>
        </table:table-row>
        <table:table-row>
          <table:table-cell table:style-name="Table15.A1" office:value-type="string">
            <text:p text:style-name="P23">  7 </text:p>
          </table:table-cell>
          <table:table-cell table:style-name="Table15.A1" office:value-type="string">
            <text:section text:style-name="Sect2" text:name="Section1140">
              <text:p text:style-name="P22"><text:bookmark text:name="C_0_730"/><text:span text:style-name="T61">global</text:span><text:span text:style-name="T60">: </text:span><text:bookmark text:name="L_0_868"/><text:bookmark text:name="L_0_867"/></text:p>
            </text:section>
          </table:table-cell>
        </table:table-row>
        <table:table-row>
          <table:table-cell table:style-name="Table15.A1" office:value-type="string">
            <text:p text:style-name="P23">  8 </text:p>
          </table:table-cell>
          <table:table-cell table:style-name="Table15.A1" office:value-type="string">
            <text:section text:style-name="Sect2" text:name="Section1141">
              <text:p text:style-name="P22"><text:bookmark text:name="C_0_830"/><text:span text:style-name="T60">    </text:span><text:span text:style-name="T61">char</text:span><text:span text:style-name="T60"> nomes[</text:span><text:span text:style-name="T63">50</text:span><text:span text:style-name="T60">,</text:span><text:span text:style-name="T63">10</text:span><text:span text:style-name="T60">], palavra[</text:span><text:span text:style-name="T63">10</text:span><text:span text:style-name="T60">];</text:span> <text:bookmark text:name="L_0_968"/><text:bookmark text:name="L_0_967"/></text:p>
            </text:section>
          </table:table-cell>
        </table:table-row>
        <table:table-row>
          <table:table-cell table:style-name="Table15.A1" office:value-type="string">
            <text:p text:style-name="P23">  9 </text:p>
          </table:table-cell>
          <table:table-cell table:style-name="Table15.A1" office:value-type="string">
            <text:section text:style-name="Sect2" text:name="Section1142">
              <text:p text:style-name="P22"><text:bookmark text:name="C_0_930"/><text:span text:style-name="T60">    </text:span><text:span text:style-name="T61">int</text:span><text:span text:style-name="T60"> ntab, nocorr[</text:span><text:span text:style-name="T63">50</text:span><text:span text:style-name="T60">];</text:span> <text:bookmark text:name="L_0_1068"/><text:bookmark text:name="L_0_1067"/></text:p>
            </text:section>
          </table:table-cell>
        </table:table-row>
        <table:table-row>
          <table:table-cell table:style-name="Table15.A1" office:value-type="string">
            <text:p text:style-name="P23"> 10 </text:p>
          </table:table-cell>
          <table:table-cell table:style-name="Table15.A1" office:value-type="string">
            <text:section text:style-name="Sect2" text:name="Section1143">
              <text:p text:style-name="P22"><text:bookmark text:name="C_0_1030"/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11101"/><text:bookmark text:name="L_0_11100"/></text:p>
            </text:section>
          </table:table-cell>
        </table:table-row>
        <table:table-row>
          <table:table-cell table:style-name="Table15.A1" office:value-type="string">
            <text:p text:style-name="P23"> 11 </text:p>
          </table:table-cell>
          <table:table-cell table:style-name="Table15.A1" office:value-type="string">
            <text:section text:style-name="Sect2" text:name="Section1144">
              <text:p text:style-name="P22"><text:bookmark text:name="C_0_1130"/><text:span text:style-name="T60"> </text:span> <text:bookmark text:name="L_0_1277"/><text:bookmark text:name="L_0_1270"/></text:p>
            </text:section>
          </table:table-cell>
        </table:table-row>
        <table:table-row>
          <table:table-cell table:style-name="Table15.A1" office:value-type="string">
            <text:p text:style-name="P23"> 12 </text:p>
          </table:table-cell>
          <table:table-cell table:style-name="Table15.A1" office:value-type="string">
            <text:section text:style-name="Sect2" text:name="Section1145">
              <text:p text:style-name="P22"><text:bookmark text:name="C_0_1228"/><text:span text:style-name="T61">functions</text:span><text:span text:style-name="T60">:</text:span> <text:bookmark text:name="L_0_1369"/><text:bookmark text:name="L_0_1360"/></text:p>
            </text:section>
          </table:table-cell>
        </table:table-row>
        <table:table-row>
          <table:table-cell table:style-name="Table15.A1" office:value-type="string">
            <text:p text:style-name="P23"> 13 </text:p>
          </table:table-cell>
          <table:table-cell table:style-name="Table15.A1" office:value-type="string">
            <text:section text:style-name="Sect2" text:name="Section1146">
              <text:p text:style-name="P22"><text:bookmark text:name="C_0_1319"/><text:span text:style-name="T60"> </text:span> <text:bookmark text:name="L_0_1467"/><text:bookmark text:name="L_0_1460"/></text:p>
            </text:section>
          </table:table-cell>
        </table:table-row>
        <table:table-row>
          <table:table-cell table:style-name="Table15.A1" office:value-type="string">
            <text:p text:style-name="P23"> 14 </text:p>
          </table:table-cell>
          <table:table-cell table:style-name="Table15.A1" office:value-type="string">
            <text:section text:style-name="Sect2" text:name="Section1147">
              <text:p text:style-name="P22"><text:bookmark text:name="C_0_1417"/><text:span text:style-name="T67">/*  Funcao para procurar uma palavra na tabela de palavras  */</text:span> <text:bookmark text:name="L_0_1560"/><text:bookmark text:name="L_0_1559"/></text:p>
            </text:section>
          </table:table-cell>
        </table:table-row>
        <table:table-row>
          <table:table-cell table:style-name="Table15.A1" office:value-type="string">
            <text:p text:style-name="P23"> 15 </text:p>
          </table:table-cell>
          <table:table-cell table:style-name="Table15.A1" office:value-type="string">
            <text:section text:style-name="Sect2" text:name="Section1148">
              <text:p text:style-name="P22"><text:bookmark text:name="C_0_1518"/><text:span text:style-name="T60"> </text:span> <text:bookmark text:name="L_0_1655"/><text:bookmark text:name="L_0_1650"/></text:p>
            </text:section>
          </table:table-cell>
        </table:table-row>
        <table:table-row>
          <table:table-cell table:style-name="Table15.A1" office:value-type="string">
            <text:p text:style-name="P23"> 16 </text:p>
          </table:table-cell>
          <table:table-cell table:style-name="Table15.A1" office:value-type="string">
            <text:section text:style-name="Sect2" text:name="Section1149">
              <text:p text:style-name="P22"><text:bookmark text:name="C_0_1618"/><text:span text:style-name="T61">int</text:span><text:span text:style-name="T60"> Procura () {</text:span> <text:bookmark text:name="L_0_1737"/><text:bookmark text:name="L_0_1736"/></text:p>
            </text:section>
          </table:table-cell>
        </table:table-row>
        <table:table-row>
          <table:table-cell table:style-name="Table15.A1" office:value-type="string">
            <text:p text:style-name="P23"> 17 </text:p>
          </table:table-cell>
          <table:table-cell table:style-name="Table15.A1" office:value-type="string">
            <text:section text:style-name="Sect2" text:name="Section1150">
              <text:p text:style-name="P22"><text:bookmark text:name="C_0_1716"/><text:span text:style-name="T60"> </text:span> <text:bookmark text:name="L_0_1830"/><text:bookmark text:name="L_0_1829"/></text:p>
            </text:section>
          </table:table-cell>
        </table:table-row>
        <table:table-row>
          <table:table-cell table:style-name="Table15.A1" office:value-type="string">
            <text:p text:style-name="P23"> 18 </text:p>
          </table:table-cell>
          <table:table-cell table:style-name="Table15.A1" office:value-type="string">
            <text:section text:style-name="Sect2" text:name="Section1151">
              <text:p text:style-name="P22"><text:bookmark text:name="C_0_1812"/><text:span text:style-name="T61">local</text:span><text:span text:style-name="T60">:</text:span> <text:bookmark text:name="L_0_1929"/><text:bookmark text:name="L_0_1928"/></text:p>
            </text:section>
          </table:table-cell>
        </table:table-row>
        <table:table-row>
          <table:table-cell table:style-name="Table15.A1" office:value-type="string">
            <text:p text:style-name="P23"> 19 </text:p>
          </table:table-cell>
          <table:table-cell table:style-name="Table15.A1" office:value-type="string">
            <text:section text:style-name="Sect2" text:name="Section1152">
              <text:p text:style-name="P22"><text:bookmark text:name="C_0_1912"/><text:span text:style-name="T60">    </text:span><text:span text:style-name="T61">int</text:span><text:span text:style-name="T60"> i, inf, sup, med, posic, compara;</text:span> <text:bookmark text:name="L_0_2026"/><text:bookmark text:name="L_0_2025"/></text:p>
            </text:section>
          </table:table-cell>
        </table:table-row>
        <table:table-row>
          <table:table-cell table:style-name="Table15.A1" office:value-type="string">
            <text:p text:style-name="P23"> 20 </text:p>
          </table:table-cell>
          <table:table-cell table:style-name="Table15.A1" office:value-type="string">
            <text:section text:style-name="Sect2" text:name="Section1153">
              <text:p text:style-name="P22"><text:bookmark text:name="C_0_2012"/><text:span text:style-name="T60">        </text:span><text:span text:style-name="T61">logic</text:span><text:span text:style-name="T60"> achou, fimteste;</text:span> <text:bookmark text:name="L_0_2129"/><text:bookmark text:name="L_0_2128"/></text:p>
            </text:section>
          </table:table-cell>
        </table:table-row>
        <table:table-row>
          <table:table-cell table:style-name="Table15.A1" office:value-type="string">
            <text:p text:style-name="P23"> 21 </text:p>
          </table:table-cell>
          <table:table-cell table:style-name="Table15.A1" office:value-type="string">
            <text:section text:style-name="Sect2" text:name="Section1154">
              <text:p text:style-name="P22"><text:bookmark text:name="C_0_2115"/><text:span text:style-name="T61">statements</text:span><text:span text:style-name="T60">:</text:span> <text:bookmark text:name="L_0_2227"/><text:bookmark text:name="L_0_2226"/></text:p>
            </text:section>
          </table:table-cell>
        </table:table-row>
        <table:table-row>
          <table:table-cell table:style-name="Table15.A1" office:value-type="string">
            <text:p text:style-name="P23"> 22 </text:p>
          </table:table-cell>
          <table:table-cell table:style-name="Table15.A1" office:value-type="string">
            <text:section text:style-name="Sect2" text:name="Section1155">
              <text:p text:style-name="P22"><text:bookmark text:name="C_0_2213"/><text:span text:style-name="T60"> </text:span> <text:bookmark text:name="L_0_2328"/><text:bookmark text:name="L_0_2327"/></text:p>
            </text:section>
          </table:table-cell>
        </table:table-row>
        <table:table-row>
          <table:table-cell table:style-name="Table15.A1" office:value-type="string">
            <text:p text:style-name="P23"> 23 </text:p>
          </table:table-cell>
          <table:table-cell table:style-name="Table15.A1" office:value-type="string">
            <text:section text:style-name="Sect2" text:name="Section1156">
              <text:p text:style-name="P22"><text:bookmark text:name="C_0_2311"/><text:span text:style-name="T60">} </text:span><text:span text:style-name="T67">/* Fim da funcao Procura */</text:span> <text:bookmark text:name="L_0_2424"/><text:bookmark text:name="L_0_2423"/></text:p>
            </text:section>
          </table:table-cell>
        </table:table-row>
        <table:table-row>
          <table:table-cell table:style-name="Table15.A1" office:value-type="string">
            <text:p text:style-name="P23"> 24 </text:p>
          </table:table-cell>
          <table:table-cell table:style-name="Table15.A1" office:value-type="string">
            <text:section text:style-name="Sect2" text:name="Section1157">
              <text:p text:style-name="P22"><text:bookmark text:name="C_0_2411"/><text:span text:style-name="T60"> </text:span> <text:bookmark text:name="L_0_2524"/><text:bookmark text:name="L_0_2523"/></text:p>
            </text:section>
          </table:table-cell>
        </table:table-row>
        <table:table-row>
          <table:table-cell table:style-name="Table15.A1" office:value-type="string">
            <text:p text:style-name="P23"> 25 </text:p>
          </table:table-cell>
          <table:table-cell table:style-name="Table15.A1" office:value-type="string">
            <text:section text:style-name="Sect2" text:name="Section1158">
              <text:p text:style-name="P22"><text:bookmark text:name="C_0_2511"/><text:span text:style-name="T67">/*  Funcao para inserir uma palavra na tabela de palavras  */</text:span> <text:bookmark text:name="L_0_2624"/><text:bookmark text:name="L_0_2623"/></text:p>
            </text:section>
          </table:table-cell>
        </table:table-row>
        <table:table-row>
          <table:table-cell table:style-name="Table15.A1" office:value-type="string">
            <text:p text:style-name="P23"> 26 </text:p>
          </table:table-cell>
          <table:table-cell table:style-name="Table15.A1" office:value-type="string">
            <text:section text:style-name="Sect2" text:name="Section1159">
              <text:p text:style-name="P22"><text:bookmark text:name="C_0_2611"/><text:span text:style-name="T60"> </text:span> <text:bookmark text:name="L_0_2724"/><text:bookmark text:name="L_0_2723"/></text:p>
            </text:section>
          </table:table-cell>
        </table:table-row>
        <table:table-row>
          <table:table-cell table:style-name="Table15.A1" office:value-type="string">
            <text:p text:style-name="P23"> 27 </text:p>
          </table:table-cell>
          <table:table-cell table:style-name="Table15.A1" office:value-type="string">
            <text:section text:style-name="Sect2" text:name="Section1160">
              <text:p text:style-name="P22"><text:bookmark text:name="C_0_2711"/><text:span text:style-name="T61">void</text:span><text:span text:style-name="T60"> Inserir (</text:span><text:span text:style-name="T61">int</text:span><text:span text:style-name="T60"> posic) {</text:span> <text:bookmark text:name="L_0_2824"/><text:bookmark text:name="L_0_2823"/></text:p>
            </text:section>
          </table:table-cell>
        </table:table-row>
        <table:table-row>
          <table:table-cell table:style-name="Table15.A1" office:value-type="string">
            <text:p text:style-name="P23"> 28 </text:p>
          </table:table-cell>
          <table:table-cell table:style-name="Table15.A1" office:value-type="string">
            <text:section text:style-name="Sect2" text:name="Section1161">
              <text:p text:style-name="P22"><text:bookmark text:name="C_0_2811"/><text:span text:style-name="T60"> </text:span> <text:bookmark text:name="L_0_2924"/><text:bookmark text:name="L_0_2923"/></text:p>
            </text:section>
          </table:table-cell>
        </table:table-row>
        <table:table-row>
          <table:table-cell table:style-name="Table15.A1" office:value-type="string">
            <text:p text:style-name="P23"> 29 </text:p>
          </table:table-cell>
          <table:table-cell table:style-name="Table15.A1" office:value-type="string">
            <text:section text:style-name="Sect2" text:name="Section1162">
              <text:p text:style-name="P22"><text:bookmark text:name="C_0_2911"/><text:span text:style-name="T61">local</text:span><text:span text:style-name="T60">:</text:span> <text:bookmark text:name="L_0_3024"/><text:bookmark text:name="L_0_3023"/></text:p>
            </text:section>
          </table:table-cell>
        </table:table-row>
        <table:table-row>
          <table:table-cell table:style-name="Table15.A1" office:value-type="string">
            <text:p text:style-name="P23"> 30 </text:p>
          </table:table-cell>
          <table:table-cell table:style-name="Table15.A1" office:value-type="string">
            <text:section text:style-name="Sect2" text:name="Section1163">
              <text:p text:style-name="P22"><text:bookmark text:name="C_0_3011"/><text:span text:style-name="T60">    </text:span><text:span text:style-name="T61">int</text:span><text:span text:style-name="T60"> i, j; </text:span><text:span text:style-name="T61">logic</text:span><text:span text:style-name="T60"> fim;</text:span> <text:bookmark text:name="L_0_3125"/><text:bookmark text:name="L_0_3124"/></text:p>
            </text:section>
          </table:table-cell>
        </table:table-row>
        <table:table-row>
          <table:table-cell table:style-name="Table15.A1" office:value-type="string">
            <text:p text:style-name="P23"> 31 </text:p>
          </table:table-cell>
          <table:table-cell table:style-name="Table15.A1" office:value-type="string">
            <text:section text:style-name="Sect2" text:name="Section1164">
              <text:p text:style-name="P22"><text:bookmark text:name="C_0_3114"/><text:span text:style-name="T61">statements</text:span><text:span text:style-name="T60">:</text:span> <text:bookmark text:name="L_0_3222"/><text:bookmark text:name="L_0_3221"/></text:p>
            </text:section>
          </table:table-cell>
        </table:table-row>
        <table:table-row>
          <table:table-cell table:style-name="Table15.A1" office:value-type="string">
            <text:p text:style-name="P23"> 32 </text:p>
          </table:table-cell>
          <table:table-cell table:style-name="Table15.A1" office:value-type="string">
            <text:section text:style-name="Sect2" text:name="Section1165">
              <text:p text:style-name="P22"><text:bookmark text:name="C_0_3211"/><text:span text:style-name="T60"> </text:span> <text:bookmark text:name="L_0_3325"/><text:bookmark text:name="L_0_3324"/></text:p>
            </text:section>
          </table:table-cell>
        </table:table-row>
        <table:table-row>
          <table:table-cell table:style-name="Table15.A1" office:value-type="string">
            <text:p text:style-name="P23"> 33 </text:p>
          </table:table-cell>
          <table:table-cell table:style-name="Table15.A1" office:value-type="string">
            <text:section text:style-name="Sect2" text:name="Section1166">
              <text:p text:style-name="P22"><text:bookmark text:name="C_0_3310"/><text:span text:style-name="T60">} </text:span><text:span text:style-name="T67">/* Fim da funcao Inserir */</text:span> <text:bookmark text:name="L_0_3423"/><text:bookmark text:name="L_0_3422"/></text:p>
            </text:section>
          </table:table-cell>
        </table:table-row>
        <table:table-row>
          <table:table-cell table:style-name="Table15.A1" office:value-type="string">
            <text:p text:style-name="P23"> 34 </text:p>
          </table:table-cell>
          <table:table-cell table:style-name="Table15.A1" office:value-type="string">
            <text:section text:style-name="Sect2" text:name="Section1167">
              <text:p text:style-name="P22"><text:bookmark text:name="C_0_349"/><text:span text:style-name="T60"> </text:span> <text:bookmark text:name="L_0_3520"/><text:bookmark text:name="L_0_3519"/></text:p>
            </text:section>
          </table:table-cell>
        </table:table-row>
        <table:table-row>
          <table:table-cell table:style-name="Table15.A1" office:value-type="string">
            <text:p text:style-name="P23"> 35 </text:p>
          </table:table-cell>
          <table:table-cell table:style-name="Table15.A1" office:value-type="string">
            <text:section text:style-name="Sect2" text:name="Section1168">
              <text:p text:style-name="P22"><text:bookmark text:name="C_0_359"/><text:span text:style-name="T67">/*  Funcao para escrever a tabela de palavras  */</text:span> <text:bookmark text:name="L_0_3620"/><text:bookmark text:name="L_0_3619"/></text:p>
            </text:section>
          </table:table-cell>
        </table:table-row>
        <table:table-row>
          <table:table-cell table:style-name="Table15.A1" office:value-type="string">
            <text:p text:style-name="P23"> 36 </text:p>
          </table:table-cell>
          <table:table-cell table:style-name="Table15.A1" office:value-type="string">
            <text:section text:style-name="Sect2" text:name="Section1169">
              <text:p text:style-name="P22"><text:bookmark text:name="C_0_369"/><text:span text:style-name="T60"> </text:span> <text:bookmark text:name="L_0_3720"/><text:bookmark text:name="L_0_3719"/></text:p>
            </text:section>
          </table:table-cell>
        </table:table-row>
        <table:table-row>
          <table:table-cell table:style-name="Table15.A1" office:value-type="string">
            <text:p text:style-name="P23"> 37 </text:p>
          </table:table-cell>
          <table:table-cell table:style-name="Table15.A1" office:value-type="string">
            <text:section text:style-name="Sect2" text:name="Section1170">
              <text:p text:style-name="P22"><text:bookmark text:name="C_0_379"/><text:span text:style-name="T61">void</text:span><text:span text:style-name="T60"> ExibirTabela () {</text:span> <text:bookmark text:name="L_0_3820"/><text:bookmark text:name="L_0_3819"/></text:p>
            </text:section>
          </table:table-cell>
        </table:table-row>
        <table:table-row>
          <table:table-cell table:style-name="Table15.A1" office:value-type="string">
            <text:p text:style-name="P23"> 38 </text:p>
          </table:table-cell>
          <table:table-cell table:style-name="Table15.A1" office:value-type="string">
            <text:section text:style-name="Sect2" text:name="Section1171">
              <text:p text:style-name="P22"><text:bookmark text:name="C_0_389"/><text:span text:style-name="T60"> </text:span> <text:bookmark text:name="L_0_3920"/><text:bookmark text:name="L_0_3919"/></text:p>
            </text:section>
          </table:table-cell>
        </table:table-row>
        <table:table-row>
          <table:table-cell table:style-name="Table15.A1" office:value-type="string">
            <text:p text:style-name="P23"> 39 </text:p>
          </table:table-cell>
          <table:table-cell table:style-name="Table15.A1" office:value-type="string">
            <text:section text:style-name="Sect2" text:name="Section1172">
              <text:p text:style-name="P22"><text:bookmark text:name="C_0_399"/><text:span text:style-name="T61">local</text:span><text:span text:style-name="T60">:</text:span> <text:bookmark text:name="L_0_4020"/><text:bookmark text:name="L_0_4019"/></text:p>
            </text:section>
          </table:table-cell>
        </table:table-row>
        <table:table-row>
          <table:table-cell table:style-name="Table15.A1" office:value-type="string">
            <text:p text:style-name="P23"> 40 </text:p>
          </table:table-cell>
          <table:table-cell table:style-name="Table15.A1" office:value-type="string">
            <text:section text:style-name="Sect2" text:name="Section1173">
              <text:p text:style-name="P22"><text:bookmark text:name="C_0_409"/><text:span text:style-name="T60">    </text:span><text:span text:style-name="T61">int</text:span><text:span text:style-name="T60"> i; </text:span><text:span text:style-name="T61">logic</text:span><text:span text:style-name="T60"> fim;</text:span> <text:bookmark text:name="L_0_4123"/><text:bookmark text:name="L_0_4122"/></text:p>
            </text:section>
          </table:table-cell>
        </table:table-row>
        <table:table-row>
          <table:table-cell table:style-name="Table15.A1" office:value-type="string">
            <text:p text:style-name="P23"> 41 </text:p>
          </table:table-cell>
          <table:table-cell table:style-name="Table15.A1" office:value-type="string">
            <text:section text:style-name="Sect2" text:name="Section1174">
              <text:p text:style-name="P22"><text:bookmark text:name="C_0_4113"/><text:span text:style-name="T61">statements</text:span><text:span text:style-name="T60">:</text:span> <text:bookmark text:name="L_0_4221"/><text:bookmark text:name="L_0_4220"/></text:p>
            </text:section>
          </table:table-cell>
        </table:table-row>
        <table:table-row>
          <table:table-cell table:style-name="Table15.A1" office:value-type="string">
            <text:p text:style-name="P23"> 42 </text:p>
          </table:table-cell>
          <table:table-cell table:style-name="Table15.A1" office:value-type="string">
            <text:section text:style-name="Sect2" text:name="Section1175">
              <text:p text:style-name="P22"><text:bookmark text:name="C_0_4210"/><text:span text:style-name="T60"> </text:span> <text:bookmark text:name="L_0_4325"/><text:bookmark text:name="L_0_4324"/></text:p>
            </text:section>
          </table:table-cell>
        </table:table-row>
        <table:table-row>
          <table:table-cell table:style-name="Table15.A1" office:value-type="string">
            <text:p text:style-name="P23"> 43 </text:p>
          </table:table-cell>
          <table:table-cell table:style-name="Table15.A1" office:value-type="string">
            <text:section text:style-name="Sect2" text:name="Section1176">
              <text:p text:style-name="P22"><text:bookmark text:name="C_0_439"/><text:span text:style-name="T60">} </text:span><text:span text:style-name="T67">/* Fim da funcao ExibirTabela */</text:span> <text:bookmark text:name="L_0_4420"/><text:bookmark text:name="L_0_4419"/></text:p>
            </text:section>
          </table:table-cell>
        </table:table-row>
        <table:table-row>
          <table:table-cell table:style-name="Table15.A1" office:value-type="string">
            <text:p text:style-name="P23"> 44 </text:p>
          </table:table-cell>
          <table:table-cell table:style-name="Table15.A1" office:value-type="string">
            <text:section text:style-name="Sect2" text:name="Section1177">
              <text:p text:style-name="P22"><text:bookmark text:name="C_0_448"/><text:span text:style-name="T60"> </text:span> <text:bookmark text:name="L_0_4518"/><text:bookmark text:name="L_0_4517"/></text:p>
            </text:section>
          </table:table-cell>
        </table:table-row>
        <table:table-row>
          <table:table-cell table:style-name="Table15.A1" office:value-type="string">
            <text:p text:style-name="P23"> 45 </text:p>
          </table:table-cell>
          <table:table-cell table:style-name="Table15.A1" office:value-type="string">
            <text:section text:style-name="Sect2" text:name="Section1178">
              <text:p text:style-name="P22"><text:bookmark text:name="C_0_458"/><text:span text:style-name="T60"> </text:span> <text:bookmark text:name="L_0_4618"/><text:bookmark text:name="L_0_4617"/></text:p>
            </text:section>
          </table:table-cell>
        </table:table-row>
        <table:table-row>
          <table:table-cell table:style-name="Table15.A1" office:value-type="string">
            <text:p text:style-name="P23"> 46 </text:p>
          </table:table-cell>
          <table:table-cell table:style-name="Table15.A1" office:value-type="string">
            <text:section text:style-name="Sect2" text:name="Section1179">
              <text:p text:style-name="P22"><text:bookmark text:name="C_0_468"/><text:span text:style-name="T67">/*  Modulo principal  */</text:span> <text:bookmark text:name="L_0_4718"/><text:bookmark text:name="L_0_4717"/></text:p>
            </text:section>
          </table:table-cell>
        </table:table-row>
        <table:table-row>
          <table:table-cell table:style-name="Table15.A1" office:value-type="string">
            <text:p text:style-name="P23"> 47 </text:p>
          </table:table-cell>
          <table:table-cell table:style-name="Table15.A1" office:value-type="string">
            <text:section text:style-name="Sect2" text:name="Section1180">
              <text:p text:style-name="P22"><text:bookmark text:name="C_0_478"/><text:span text:style-name="T60"> </text:span> <text:bookmark text:name="L_0_4818"/><text:bookmark text:name="L_0_4817"/></text:p>
            </text:section>
          </table:table-cell>
        </table:table-row>
        <table:table-row>
          <table:table-cell table:style-name="Table15.A1" office:value-type="string">
            <text:p text:style-name="P23"> 48 </text:p>
          </table:table-cell>
          <table:table-cell table:style-name="Table15.A1" office:value-type="string">
            <text:section text:style-name="Sect2" text:name="Section1181">
              <text:p text:style-name="P22"><text:bookmark text:name="C_0_488"/><text:span text:style-name="T61">main</text:span><text:span text:style-name="T60"> {</text:span> <text:bookmark text:name="L_0_4918"/><text:bookmark text:name="L_0_4917"/></text:p>
            </text:section>
          </table:table-cell>
        </table:table-row>
        <text:soft-page-break/>
        <table:table-row>
          <table:table-cell table:style-name="Table15.A1" office:value-type="string">
            <text:p text:style-name="P23"> 49 </text:p>
          </table:table-cell>
          <table:table-cell table:style-name="Table15.A1" office:value-type="string">
            <text:section text:style-name="Sect2" text:name="Section1182">
              <text:p text:style-name="P22"><text:bookmark text:name="C_0_498"/><text:span text:style-name="T60"> </text:span> <text:bookmark text:name="L_0_5018"/><text:bookmark text:name="L_0_5017"/></text:p>
            </text:section>
          </table:table-cell>
        </table:table-row>
        <table:table-row>
          <table:table-cell table:style-name="Table15.A1" office:value-type="string">
            <text:p text:style-name="P23"> 50 </text:p>
          </table:table-cell>
          <table:table-cell table:style-name="Table15.A1" office:value-type="string">
            <text:section text:style-name="Sect2" text:name="Section1183">
              <text:p text:style-name="P22"><text:bookmark text:name="C_0_508"/><text:span text:style-name="T61">local</text:span><text:span text:style-name="T60">:</text:span> <text:bookmark text:name="L_0_5123"/><text:bookmark text:name="L_0_5122"/></text:p>
            </text:section>
          </table:table-cell>
        </table:table-row>
        <table:table-row>
          <table:table-cell table:style-name="Table15.A1" office:value-type="string">
            <text:p text:style-name="P23"> 51 </text:p>
          </table:table-cell>
          <table:table-cell table:style-name="Table15.A1" office:value-type="string">
            <text:section text:style-name="Sect2" text:name="Section1184">
              <text:p text:style-name="P22"><text:bookmark text:name="C_0_5113"/><text:span text:style-name="T60">    </text:span><text:span text:style-name="T61">int</text:span><text:span text:style-name="T60"> i, posic;</text:span> <text:bookmark text:name="L_0_5224"/><text:bookmark text:name="L_0_5223"/></text:p>
            </text:section>
          </table:table-cell>
        </table:table-row>
        <table:table-row>
          <table:table-cell table:style-name="Table15.A1" office:value-type="string">
            <text:p text:style-name="P23"> 52 </text:p>
          </table:table-cell>
          <table:table-cell table:style-name="Table15.A1" office:value-type="string">
            <text:section text:style-name="Sect2" text:name="Section1185">
              <text:p text:style-name="P22"><text:bookmark text:name="C_0_5210"/><text:span text:style-name="T60">        </text:span><text:span text:style-name="T61">char</text:span><text:span text:style-name="T60"> c; </text:span><text:span text:style-name="T61">logic</text:span><text:span text:style-name="T60"> fim;</text:span> <text:bookmark text:name="L_0_5321"/><text:bookmark text:name="L_0_5320"/></text:p>
            </text:section>
          </table:table-cell>
        </table:table-row>
        <table:table-row>
          <table:table-cell table:style-name="Table15.A1" office:value-type="string">
            <text:p text:style-name="P23"> 53 </text:p>
          </table:table-cell>
          <table:table-cell table:style-name="Table15.A1" office:value-type="string">
            <text:section text:style-name="Sect2" text:name="Section1186">
              <text:p text:style-name="P22"><text:bookmark text:name="C_0_538"/><text:span text:style-name="T61">statements</text:span><text:span text:style-name="T60">:</text:span> <text:bookmark text:name="L_0_5418"/><text:bookmark text:name="L_0_5417"/></text:p>
            </text:section>
          </table:table-cell>
        </table:table-row>
        <table:table-row>
          <table:table-cell table:style-name="Table15.A1" office:value-type="string">
            <text:p text:style-name="P23"> 54 </text:p>
          </table:table-cell>
          <table:table-cell table:style-name="Table15.A1" office:value-type="string">
            <text:section text:style-name="Sect2" text:name="Section1187">
              <text:p text:style-name="P22"><text:bookmark text:name="C_0_548"/><text:span text:style-name="T60"> </text:span> <text:bookmark text:name="L_0_5518"/><text:bookmark text:name="L_0_5517"/></text:p>
            </text:section>
          </table:table-cell>
        </table:table-row>
        <table:table-row>
          <table:table-cell table:style-name="Table15.A1" office:value-type="string">
            <text:p text:style-name="P23"> 55 </text:p>
          </table:table-cell>
          <table:table-cell table:style-name="Table15.A1" office:value-type="string">
            <text:section text:style-name="Sect2" text:name="Section1188">
              <text:p text:style-name="P22"><text:bookmark text:name="C_0_558"/><text:span text:style-name="T60">} </text:span><text:span text:style-name="T67">/* Fim da funcao main */</text:span> <text:bookmark text:name="L_0_5618"/><text:bookmark text:name="L_0_5617"/></text:p>
            </text:section>
          </table:table-cell>
        </table:table-row>
        <table:table-row>
          <table:table-cell table:style-name="Table15.A1" office:value-type="string">
            <text:p text:style-name="P23"> 56 </text:p>
          </table:table-cell>
          <table:table-cell table:style-name="Table15.A1" office:value-type="string">
            <text:section text:style-name="Sect2" text:name="Section1189">
              <text:p text:style-name="P22"><text:bookmark text:name="C_0_568"/><text:span text:style-name="T60"> </text:span> <text:bookmark text:name="L_0_5718"/><text:bookmark text:name="L_0_5717"/></text:p>
            </text:section>
          </table:table-cell>
        </table:table-row>
        <table:table-row>
          <table:table-cell table:style-name="Table15.A1" office:value-type="string">
            <text:p text:style-name="P23"> 57 </text:p>
          </table:table-cell>
          <table:table-cell table:style-name="Table15.A1" office:value-type="string">
            <text:section text:style-name="Sect2" text:name="Section1190">
              <text:p text:style-name="P22"><text:bookmark text:name="C_0_578"/><text:span text:style-name="T60">} </text:span><text:span text:style-name="T67">/* Fim do programa AnaliseDeTexto */</text:span></text:p>
            </text:section>
          </table:table-cell>
        </table:table-row>
      </table:table>
      <text:p text:style-name="P39"/>
      <text:list xml:id="list134219125340353" text:continue-numbering="true" text:style-name="Outline">
        <text:list-header>
          <text:h text:style-name="P52" text:outline-level="1" text:is-list-header="true"><text:bookmark-start text:name="__RefHeading___Toc6986_3116390965"/>APÊNDICE J: RESULTADO PARA NO-STATS<text:bookmark-end text:name="__RefHeading___Toc6986_3116390965"/></text:h>
        </text:list-header>
      </text:list>
      <text:p text:style-name="P3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"><text:bookmark text:name="L_0_1207"/><text:bookmark text:name="L_0_1200"/>  1 </text:p>
          </table:table-cell>
          <table:table-cell table:style-name="Table16.A1" office:value-type="string">
            <text:section text:style-name="Sect2" text:name="Section1191">
              <text:p text:style-name="P22"><text:bookmark text:name="C_0_1104"/><text:span text:style-name="T61">program</text:span><text:span text:style-name="T60"> NoStats {</text:span> <text:bookmark text:name="L_0_2106"/><text:bookmark text:name="L_0_2105"/></text:p>
            </text:section>
          </table:table-cell>
        </table:table-row>
        <table:table-row>
          <table:table-cell table:style-name="Table16.A1" office:value-type="string">
            <text:p text:style-name="P23">  2 </text:p>
          </table:table-cell>
          <table:table-cell table:style-name="Table16.A1" office:value-type="string">
            <text:section text:style-name="Sect2" text:name="Section1192">
              <text:p text:style-name="P22"><text:bookmark text:name="C_0_243"/><text:span text:style-name="T60"> </text:span> <text:bookmark text:name="L_0_3102"/><text:bookmark text:name="L_0_3101"/></text:p>
            </text:section>
          </table:table-cell>
        </table:table-row>
        <table:table-row>
          <table:table-cell table:style-name="Table16.A1" office:value-type="string">
            <text:p text:style-name="P23">  3 </text:p>
          </table:table-cell>
          <table:table-cell table:style-name="Table16.A1" office:value-type="string">
            <text:section text:style-name="Sect2" text:name="Section1193">
              <text:p text:style-name="P22"><text:bookmark text:name="C_0_335"/><text:span text:style-name="T61">global</text:span><text:span text:style-name="T60">:</text:span> <text:bookmark text:name="L_0_480"/><text:bookmark text:name="L_0_478"/></text:p>
            </text:section>
          </table:table-cell>
        </table:table-row>
        <table:table-row>
          <table:table-cell table:style-name="Table16.A1" office:value-type="string">
            <text:p text:style-name="P23">  4 </text:p>
          </table:table-cell>
          <table:table-cell table:style-name="Table16.A1" office:value-type="string">
            <text:section text:style-name="Sect2" text:name="Section1194">
              <text:p text:style-name="P22"><text:bookmark text:name="C_0_434"/><text:span text:style-name="T60"> </text:span> <text:bookmark text:name="L_0_580"/><text:bookmark text:name="L_0_578"/></text:p>
            </text:section>
          </table:table-cell>
        </table:table-row>
        <table:table-row>
          <table:table-cell table:style-name="Table16.A1" office:value-type="string">
            <text:p text:style-name="P23">  5 </text:p>
          </table:table-cell>
          <table:table-cell table:style-name="Table16.A1" office:value-type="string">
            <text:section text:style-name="Sect2" text:name="Section1195">
              <text:p text:style-name="P22"><text:bookmark text:name="C_0_533"/><text:span text:style-name="T61">char</text:span><text:span text:style-name="T60"> nomes[</text:span><text:span text:style-name="T63">50</text:span><text:span text:style-name="T60">, </text:span><text:span text:style-name="T63">10</text:span><text:span text:style-name="T60">];</text:span> <text:bookmark text:name="L_0_680"/><text:bookmark text:name="L_0_678"/></text:p>
            </text:section>
          </table:table-cell>
        </table:table-row>
        <table:table-row>
          <table:table-cell table:style-name="Table16.A1" office:value-type="string">
            <text:p text:style-name="P23">  6 </text:p>
          </table:table-cell>
          <table:table-cell table:style-name="Table16.A1" office:value-type="string">
            <text:section text:style-name="Sect2" text:name="Section1196">
              <text:p text:style-name="P22"><text:bookmark text:name="C_0_633"/><text:span text:style-name="T61">char</text:span><text:span text:style-name="T60"> palavra[</text:span><text:span text:style-name="T63">10</text:span><text:span text:style-name="T60">];</text:span> <text:bookmark text:name="L_0_780"/><text:bookmark text:name="L_0_778"/></text:p>
            </text:section>
          </table:table-cell>
        </table:table-row>
        <table:table-row>
          <table:table-cell table:style-name="Table16.A1" office:value-type="string">
            <text:p text:style-name="P23">  7 </text:p>
          </table:table-cell>
          <table:table-cell table:style-name="Table16.A1" office:value-type="string">
            <text:section text:style-name="Sect2" text:name="Section1197">
              <text:p text:style-name="P22"><text:bookmark text:name="C_0_733"/><text:span text:style-name="T61">int</text:span><text:span text:style-name="T60"> ntab;</text:span> <text:bookmark text:name="L_0_877"/><text:bookmark text:name="L_0_870"/></text:p>
            </text:section>
          </table:table-cell>
        </table:table-row>
        <table:table-row>
          <table:table-cell table:style-name="Table16.A1" office:value-type="string">
            <text:p text:style-name="P23">  8 </text:p>
          </table:table-cell>
          <table:table-cell table:style-name="Table16.A1" office:value-type="string">
            <text:section text:style-name="Sect2" text:name="Section1198">
              <text:p text:style-name="P22"><text:bookmark text:name="C_0_833"/><text:span text:style-name="T61">int</text:span><text:span text:style-name="T60"> nocorr[</text:span><text:span text:style-name="T63">50</text:span><text:span text:style-name="T60">];</text:span> <text:bookmark text:name="L_0_977"/><text:bookmark text:name="L_0_970"/></text:p>
            </text:section>
          </table:table-cell>
        </table:table-row>
        <table:table-row>
          <table:table-cell table:style-name="Table16.A1" office:value-type="string">
            <text:p text:style-name="P23">  9 </text:p>
          </table:table-cell>
          <table:table-cell table:style-name="Table16.A1" office:value-type="string">
            <text:section text:style-name="Sect2" text:name="Section1199">
              <text:p text:style-name="P22"><text:bookmark text:name="C_0_933"/><text:span text:style-name="T61">char</text:span><text:span text:style-name="T60"> c;</text:span> <text:bookmark text:name="L_0_1077"/><text:bookmark text:name="L_0_1070"/></text:p>
            </text:section>
          </table:table-cell>
        </table:table-row>
        <table:table-row>
          <table:table-cell table:style-name="Table16.A1" office:value-type="string">
            <text:p text:style-name="P23"> 10 </text:p>
          </table:table-cell>
          <table:table-cell table:style-name="Table16.A1" office:value-type="string">
            <text:section text:style-name="Sect2" text:name="Section1200">
              <text:p text:style-name="P22"><text:bookmark text:name="C_0_1033"/><text:span text:style-name="T61">logic</text:span><text:span text:style-name="T60"> fim;</text:span> <text:bookmark text:name="L_0_11103"/><text:bookmark text:name="L_0_11102"/></text:p>
            </text:section>
          </table:table-cell>
        </table:table-row>
        <table:table-row>
          <table:table-cell table:style-name="Table16.A1" office:value-type="string">
            <text:p text:style-name="P23"> 11 </text:p>
          </table:table-cell>
          <table:table-cell table:style-name="Table16.A1" office:value-type="string">
            <text:section text:style-name="Sect2" text:name="Section1201">
              <text:p text:style-name="P22"><text:bookmark text:name="C_0_1133"/><text:span text:style-name="T60"> </text:span> <text:bookmark text:name="L_0_1280"/><text:bookmark text:name="L_0_1278"/></text:p>
            </text:section>
          </table:table-cell>
        </table:table-row>
        <table:table-row>
          <table:table-cell table:style-name="Table16.A1" office:value-type="string">
            <text:p text:style-name="P23"> 12 </text:p>
          </table:table-cell>
          <table:table-cell table:style-name="Table16.A1" office:value-type="string">
            <text:section text:style-name="Sect2" text:name="Section1202">
              <text:p text:style-name="P22"><text:bookmark text:name="C_0_1229"/><text:span text:style-name="T60"> </text:span> <text:bookmark text:name="L_0_1379"/><text:bookmark text:name="L_0_1370"/></text:p>
            </text:section>
          </table:table-cell>
        </table:table-row>
        <table:table-row>
          <table:table-cell table:style-name="Table16.A1" office:value-type="string">
            <text:p text:style-name="P23"> 13 </text:p>
          </table:table-cell>
          <table:table-cell table:style-name="Table16.A1" office:value-type="string">
            <text:section text:style-name="Sect2" text:name="Section1203">
              <text:p text:style-name="P22"><text:bookmark text:name="C_0_1320"/><text:span text:style-name="T61">functions</text:span><text:span text:style-name="T60">:</text:span> <text:bookmark text:name="L_0_1469"/><text:bookmark text:name="L_0_1468"/></text:p>
            </text:section>
          </table:table-cell>
        </table:table-row>
        <table:table-row>
          <table:table-cell table:style-name="Table16.A1" office:value-type="string">
            <text:p text:style-name="P23"> 14 </text:p>
          </table:table-cell>
          <table:table-cell table:style-name="Table16.A1" office:value-type="string">
            <text:section text:style-name="Sect2" text:name="Section1204">
              <text:p text:style-name="P22"><text:bookmark text:name="C_0_1418"/><text:span text:style-name="T60"> </text:span> <text:bookmark text:name="L_0_1568"/><text:bookmark text:name="L_0_1567"/></text:p>
            </text:section>
          </table:table-cell>
        </table:table-row>
        <table:table-row>
          <table:table-cell table:style-name="Table16.A1" office:value-type="string">
            <text:p text:style-name="P23"> 15 </text:p>
          </table:table-cell>
          <table:table-cell table:style-name="Table16.A1" office:value-type="string">
            <text:section text:style-name="Sect2" text:name="Section1205">
              <text:p text:style-name="P22"><text:bookmark text:name="C_0_1519"/><text:span text:style-name="T61">int</text:span><text:span text:style-name="T60"> Procura() {</text:span> <text:bookmark text:name="L_0_1657"/><text:bookmark text:name="L_0_1656"/></text:p>
            </text:section>
          </table:table-cell>
        </table:table-row>
        <table:table-row>
          <table:table-cell table:style-name="Table16.A1" office:value-type="string">
            <text:p text:style-name="P23"> 16 </text:p>
          </table:table-cell>
          <table:table-cell table:style-name="Table16.A1" office:value-type="string">
            <text:section text:style-name="Sect2" text:name="Section1206">
              <text:p text:style-name="P22"><text:bookmark text:name="C_0_1619"/><text:span text:style-name="T60"> </text:span> <text:bookmark text:name="L_0_1739"/><text:bookmark text:name="L_0_1738"/></text:p>
            </text:section>
          </table:table-cell>
        </table:table-row>
        <table:table-row>
          <table:table-cell table:style-name="Table16.A1" office:value-type="string">
            <text:p text:style-name="P23"> 17 </text:p>
          </table:table-cell>
          <table:table-cell table:style-name="Table16.A1" office:value-type="string">
            <text:section text:style-name="Sect2" text:name="Section1207">
              <text:p text:style-name="P22"><text:bookmark text:name="C_0_1717"/><text:span text:style-name="T60">  </text:span><text:span text:style-name="T61">local</text:span><text:span text:style-name="T60">:</text:span> <text:bookmark text:name="L_0_1834"/><text:bookmark text:name="L_0_1833"/></text:p>
            </text:section>
          </table:table-cell>
        </table:table-row>
        <table:table-row>
          <table:table-cell table:style-name="Table16.A1" office:value-type="string">
            <text:p text:style-name="P23"> 18 </text:p>
          </table:table-cell>
          <table:table-cell table:style-name="Table16.A1" office:value-type="string">
            <text:section text:style-name="Sect2" text:name="Section1208">
              <text:p text:style-name="P22"><text:bookmark text:name="C_0_1813"/><text:span text:style-name="T60"> </text:span> <text:bookmark text:name="L_0_1931"/><text:bookmark text:name="L_0_1930"/></text:p>
            </text:section>
          </table:table-cell>
        </table:table-row>
        <table:table-row>
          <table:table-cell table:style-name="Table16.A1" office:value-type="string">
            <text:p text:style-name="P23"> 19 </text:p>
          </table:table-cell>
          <table:table-cell table:style-name="Table16.A1" office:value-type="string">
            <text:section text:style-name="Sect2" text:name="Section1209">
              <text:p text:style-name="P22"><text:bookmark text:name="C_0_1913"/><text:span text:style-name="T60">  </text:span><text:span text:style-name="T61">int</text:span><text:span text:style-name="T60"> i;</text:span> <text:bookmark text:name="L_0_2028"/><text:bookmark text:name="L_0_2027"/></text:p>
            </text:section>
          </table:table-cell>
        </table:table-row>
        <table:table-row>
          <table:table-cell table:style-name="Table16.A1" office:value-type="string">
            <text:p text:style-name="P23"> 20 </text:p>
          </table:table-cell>
          <table:table-cell table:style-name="Table16.A1" office:value-type="string">
            <text:section text:style-name="Sect2" text:name="Section1210">
              <text:p text:style-name="P22"><text:bookmark text:name="C_0_2013"/><text:span text:style-name="T60">  </text:span><text:span text:style-name="T61">int</text:span><text:span text:style-name="T60"> inf;</text:span> <text:bookmark text:name="L_0_2131"/><text:bookmark text:name="L_0_2130"/></text:p>
            </text:section>
          </table:table-cell>
        </table:table-row>
        <table:table-row>
          <table:table-cell table:style-name="Table16.A1" office:value-type="string">
            <text:p text:style-name="P23"> 21 </text:p>
          </table:table-cell>
          <table:table-cell table:style-name="Table16.A1" office:value-type="string">
            <text:section text:style-name="Sect2" text:name="Section1211">
              <text:p text:style-name="P22"><text:bookmark text:name="C_0_2116"/><text:span text:style-name="T60">  </text:span><text:span text:style-name="T61">int</text:span><text:span text:style-name="T60"> sup;</text:span> <text:bookmark text:name="L_0_2229"/><text:bookmark text:name="L_0_2228"/></text:p>
            </text:section>
          </table:table-cell>
        </table:table-row>
        <table:table-row>
          <table:table-cell table:style-name="Table16.A1" office:value-type="string">
            <text:p text:style-name="P23"> 22 </text:p>
          </table:table-cell>
          <table:table-cell table:style-name="Table16.A1" office:value-type="string">
            <text:section text:style-name="Sect2" text:name="Section1212">
              <text:p text:style-name="P22"><text:bookmark text:name="C_0_2214"/><text:span text:style-name="T60">  </text:span><text:span text:style-name="T61">int</text:span><text:span text:style-name="T60"> med;</text:span> <text:bookmark text:name="L_0_2330"/><text:bookmark text:name="L_0_2329"/></text:p>
            </text:section>
          </table:table-cell>
        </table:table-row>
        <table:table-row>
          <table:table-cell table:style-name="Table16.A1" office:value-type="string">
            <text:p text:style-name="P23"> 23 </text:p>
          </table:table-cell>
          <table:table-cell table:style-name="Table16.A1" office:value-type="string">
            <text:section text:style-name="Sect2" text:name="Section1213">
              <text:p text:style-name="P22"><text:bookmark text:name="C_0_2312"/><text:span text:style-name="T60">  </text:span><text:span text:style-name="T61">int</text:span><text:span text:style-name="T60"> posic;</text:span> <text:bookmark text:name="L_0_2426"/><text:bookmark text:name="L_0_2425"/></text:p>
            </text:section>
          </table:table-cell>
        </table:table-row>
        <table:table-row>
          <table:table-cell table:style-name="Table16.A1" office:value-type="string">
            <text:p text:style-name="P23"> 24 </text:p>
          </table:table-cell>
          <table:table-cell table:style-name="Table16.A1" office:value-type="string">
            <text:section text:style-name="Sect2" text:name="Section1214">
              <text:p text:style-name="P22"><text:bookmark text:name="C_0_2412"/><text:span text:style-name="T60">  </text:span><text:span text:style-name="T61">int</text:span><text:span text:style-name="T60"> compara;</text:span> <text:bookmark text:name="L_0_2526"/><text:bookmark text:name="L_0_2525"/></text:p>
            </text:section>
          </table:table-cell>
        </table:table-row>
        <table:table-row>
          <table:table-cell table:style-name="Table16.A1" office:value-type="string">
            <text:p text:style-name="P23"> 25 </text:p>
          </table:table-cell>
          <table:table-cell table:style-name="Table16.A1" office:value-type="string">
            <text:section text:style-name="Sect2" text:name="Section1215">
              <text:p text:style-name="P22"><text:bookmark text:name="C_0_2512"/><text:span text:style-name="T60">  </text:span><text:span text:style-name="T61">logic</text:span><text:span text:style-name="T60"> achou;</text:span> <text:bookmark text:name="L_0_2626"/><text:bookmark text:name="L_0_2625"/></text:p>
            </text:section>
          </table:table-cell>
        </table:table-row>
        <table:table-row>
          <table:table-cell table:style-name="Table16.A1" office:value-type="string">
            <text:p text:style-name="P23"> 26 </text:p>
          </table:table-cell>
          <table:table-cell table:style-name="Table16.A1" office:value-type="string">
            <text:section text:style-name="Sect2" text:name="Section1216">
              <text:p text:style-name="P22"><text:bookmark text:name="C_0_2612"/><text:span text:style-name="T60">  </text:span><text:span text:style-name="T61">logic</text:span><text:span text:style-name="T60"> fimteste;</text:span> <text:bookmark text:name="L_0_2726"/><text:bookmark text:name="L_0_2725"/></text:p>
            </text:section>
          </table:table-cell>
        </table:table-row>
        <table:table-row>
          <table:table-cell table:style-name="Table16.A1" office:value-type="string">
            <text:p text:style-name="P23"> 27 </text:p>
          </table:table-cell>
          <table:table-cell table:style-name="Table16.A1" office:value-type="string">
            <text:section text:style-name="Sect2" text:name="Section1217">
              <text:p text:style-name="P22"><text:bookmark text:name="C_0_2712"/><text:span text:style-name="T60"> </text:span> <text:bookmark text:name="L_0_2826"/><text:bookmark text:name="L_0_2825"/></text:p>
            </text:section>
          </table:table-cell>
        </table:table-row>
        <table:table-row>
          <table:table-cell table:style-name="Table16.A1" office:value-type="string">
            <text:p text:style-name="P23"> 28 </text:p>
          </table:table-cell>
          <table:table-cell table:style-name="Table16.A1" office:value-type="string">
            <text:section text:style-name="Sect2" text:name="Section1218">
              <text:p text:style-name="P22"><text:bookmark text:name="C_0_2812"/><text:span text:style-name="T60"> </text:span> <text:bookmark text:name="L_0_2926"/><text:bookmark text:name="L_0_2925"/></text:p>
            </text:section>
          </table:table-cell>
        </table:table-row>
        <table:table-row>
          <table:table-cell table:style-name="Table16.A1" office:value-type="string">
            <text:p text:style-name="P23"> 29 </text:p>
          </table:table-cell>
          <table:table-cell table:style-name="Table16.A1" office:value-type="string">
            <text:section text:style-name="Sect2" text:name="Section1219">
              <text:p text:style-name="P22"><text:bookmark text:name="C_0_2912"/><text:span text:style-name="T60">  </text:span><text:span text:style-name="T61">statements</text:span><text:span text:style-name="T60">:</text:span> <text:bookmark text:name="L_0_3026"/><text:bookmark text:name="L_0_3025"/></text:p>
            </text:section>
          </table:table-cell>
        </table:table-row>
        <table:table-row>
          <table:table-cell table:style-name="Table16.A1" office:value-type="string">
            <text:p text:style-name="P23"> 30 </text:p>
          </table:table-cell>
          <table:table-cell table:style-name="Table16.A1" office:value-type="string">
            <text:section text:style-name="Sect2" text:name="Section1220">
              <text:p text:style-name="P22"><text:bookmark text:name="C_0_3012"/><text:span text:style-name="T60"> </text:span> <text:bookmark text:name="L_0_3127"/><text:bookmark text:name="L_0_3126"/></text:p>
            </text:section>
          </table:table-cell>
        </table:table-row>
        <table:table-row>
          <table:table-cell table:style-name="Table16.A1" office:value-type="string">
            <text:p text:style-name="P23"> 31 </text:p>
          </table:table-cell>
          <table:table-cell table:style-name="Table16.A1" office:value-type="string">
            <text:section text:style-name="Sect2" text:name="Section1221">
              <text:p text:style-name="P22"><text:bookmark text:name="C_0_3115"/><text:span text:style-name="T60"> </text:span> <text:bookmark text:name="L_0_3224"/><text:bookmark text:name="L_0_3223"/></text:p>
            </text:section>
          </table:table-cell>
        </table:table-row>
        <table:table-row>
          <table:table-cell table:style-name="Table16.A1" office:value-type="string">
            <text:p text:style-name="P23"> 32 </text:p>
          </table:table-cell>
          <table:table-cell table:style-name="Table16.A1" office:value-type="string">
            <text:section text:style-name="Sect2" text:name="Section1222">
              <text:p text:style-name="P22"><text:bookmark text:name="C_0_3212"/><text:span text:style-name="T60">}</text:span> <text:bookmark text:name="L_0_3327"/><text:bookmark text:name="L_0_3326"/></text:p>
            </text:section>
          </table:table-cell>
        </table:table-row>
        <table:table-row>
          <table:table-cell table:style-name="Table16.A1" office:value-type="string">
            <text:p text:style-name="P23"> 33 </text:p>
          </table:table-cell>
          <table:table-cell table:style-name="Table16.A1" office:value-type="string">
            <text:section text:style-name="Sect2" text:name="Section1223">
              <text:p text:style-name="P22"><text:bookmark text:name="C_0_3311"/><text:span text:style-name="T60"> </text:span> <text:bookmark text:name="L_0_3425"/><text:bookmark text:name="L_0_3424"/></text:p>
            </text:section>
          </table:table-cell>
        </table:table-row>
        <table:table-row>
          <table:table-cell table:style-name="Table16.A1" office:value-type="string">
            <text:p text:style-name="P23"> 34 </text:p>
          </table:table-cell>
          <table:table-cell table:style-name="Table16.A1" office:value-type="string">
            <text:section text:style-name="Sect2" text:name="Section1224">
              <text:p text:style-name="P22"><text:bookmark text:name="C_0_3410"/><text:span text:style-name="T61">void</text:span><text:span text:style-name="T60"> Inserir(</text:span><text:span text:style-name="T61">int</text:span><text:span text:style-name="T60"> posic) {</text:span> <text:bookmark text:name="L_0_3522"/><text:bookmark text:name="L_0_3521"/></text:p>
            </text:section>
          </table:table-cell>
        </table:table-row>
        <table:table-row>
          <table:table-cell table:style-name="Table16.A1" office:value-type="string">
            <text:p text:style-name="P23"> 35 </text:p>
          </table:table-cell>
          <table:table-cell table:style-name="Table16.A1" office:value-type="string">
            <text:section text:style-name="Sect2" text:name="Section1225">
              <text:p text:style-name="P22"><text:bookmark text:name="C_0_3510"/><text:span text:style-name="T60"> </text:span> <text:bookmark text:name="L_0_3622"/><text:bookmark text:name="L_0_3621"/></text:p>
            </text:section>
          </table:table-cell>
        </table:table-row>
        <table:table-row>
          <table:table-cell table:style-name="Table16.A1" office:value-type="string">
            <text:p text:style-name="P23"> 36 </text:p>
          </table:table-cell>
          <table:table-cell table:style-name="Table16.A1" office:value-type="string">
            <text:section text:style-name="Sect2" text:name="Section1226">
              <text:p text:style-name="P22"><text:bookmark text:name="C_0_3610"/><text:span text:style-name="T60">  </text:span><text:span text:style-name="T61">local</text:span><text:span text:style-name="T60">:</text:span> <text:bookmark text:name="L_0_3722"/><text:bookmark text:name="L_0_3721"/></text:p>
            </text:section>
          </table:table-cell>
        </table:table-row>
        <table:table-row>
          <table:table-cell table:style-name="Table16.A1" office:value-type="string">
            <text:p text:style-name="P23"> 37 </text:p>
          </table:table-cell>
          <table:table-cell table:style-name="Table16.A1" office:value-type="string">
            <text:section text:style-name="Sect2" text:name="Section1227">
              <text:p text:style-name="P22"><text:bookmark text:name="C_0_3710"/><text:span text:style-name="T60"> </text:span> <text:bookmark text:name="L_0_3822"/><text:bookmark text:name="L_0_3821"/></text:p>
            </text:section>
          </table:table-cell>
        </table:table-row>
        <table:table-row>
          <table:table-cell table:style-name="Table16.A1" office:value-type="string">
            <text:p text:style-name="P23"> 38 </text:p>
          </table:table-cell>
          <table:table-cell table:style-name="Table16.A1" office:value-type="string">
            <text:section text:style-name="Sect2" text:name="Section1228">
              <text:p text:style-name="P22"><text:bookmark text:name="C_0_3810"/><text:span text:style-name="T60">  </text:span><text:span text:style-name="T61">int</text:span><text:span text:style-name="T60"> i;</text:span> <text:bookmark text:name="L_0_3922"/><text:bookmark text:name="L_0_3921"/></text:p>
            </text:section>
          </table:table-cell>
        </table:table-row>
        <table:table-row>
          <table:table-cell table:style-name="Table16.A1" office:value-type="string">
            <text:p text:style-name="P23"> 39 </text:p>
          </table:table-cell>
          <table:table-cell table:style-name="Table16.A1" office:value-type="string">
            <text:section text:style-name="Sect2" text:name="Section1229">
              <text:p text:style-name="P22"><text:bookmark text:name="C_0_3910"/><text:span text:style-name="T60">  </text:span><text:span text:style-name="T61">int</text:span><text:span text:style-name="T60"> j;</text:span> <text:bookmark text:name="L_0_4022"/><text:bookmark text:name="L_0_4021"/></text:p>
            </text:section>
          </table:table-cell>
        </table:table-row>
        <table:table-row>
          <table:table-cell table:style-name="Table16.A1" office:value-type="string">
            <text:p text:style-name="P23"> 40 </text:p>
          </table:table-cell>
          <table:table-cell table:style-name="Table16.A1" office:value-type="string">
            <text:section text:style-name="Sect2" text:name="Section1230">
              <text:p text:style-name="P22"><text:bookmark text:name="C_0_4010"/><text:span text:style-name="T60">  </text:span><text:span text:style-name="T61">logic</text:span><text:span text:style-name="T60"> fim;</text:span> <text:bookmark text:name="L_0_4125"/><text:bookmark text:name="L_0_4124"/></text:p>
            </text:section>
          </table:table-cell>
        </table:table-row>
        <table:table-row>
          <table:table-cell table:style-name="Table16.A1" office:value-type="string">
            <text:p text:style-name="P23"> 41 </text:p>
          </table:table-cell>
          <table:table-cell table:style-name="Table16.A1" office:value-type="string">
            <text:section text:style-name="Sect2" text:name="Section1231">
              <text:p text:style-name="P22"><text:bookmark text:name="C_0_4114"/><text:span text:style-name="T60"> </text:span> <text:bookmark text:name="L_0_4223"/><text:bookmark text:name="L_0_4222"/></text:p>
            </text:section>
          </table:table-cell>
        </table:table-row>
        <table:table-row>
          <table:table-cell table:style-name="Table16.A1" office:value-type="string">
            <text:p text:style-name="P23"> 42 </text:p>
          </table:table-cell>
          <table:table-cell table:style-name="Table16.A1" office:value-type="string">
            <text:section text:style-name="Sect2" text:name="Section1232">
              <text:p text:style-name="P22"><text:bookmark text:name="C_0_4211"/><text:span text:style-name="T60"> </text:span> <text:bookmark text:name="L_0_4327"/><text:bookmark text:name="L_0_4326"/></text:p>
            </text:section>
          </table:table-cell>
        </table:table-row>
        <table:table-row>
          <table:table-cell table:style-name="Table16.A1" office:value-type="string">
            <text:p text:style-name="P23"> 43 </text:p>
          </table:table-cell>
          <table:table-cell table:style-name="Table16.A1" office:value-type="string">
            <text:section text:style-name="Sect2" text:name="Section1233">
              <text:p text:style-name="P22"><text:bookmark text:name="C_0_4310"/><text:span text:style-name="T60">  </text:span><text:span text:style-name="T61">statements</text:span><text:span text:style-name="T60">:</text:span> <text:bookmark text:name="L_0_4422"/><text:bookmark text:name="L_0_4421"/></text:p>
            </text:section>
          </table:table-cell>
        </table:table-row>
        <table:table-row>
          <table:table-cell table:style-name="Table16.A1" office:value-type="string">
            <text:p text:style-name="P23"> 44 </text:p>
          </table:table-cell>
          <table:table-cell table:style-name="Table16.A1" office:value-type="string">
            <text:section text:style-name="Sect2" text:name="Section1234">
              <text:p text:style-name="P22"><text:bookmark text:name="C_0_449"/><text:span text:style-name="T60"> </text:span> <text:bookmark text:name="L_0_4520"/><text:bookmark text:name="L_0_4519"/></text:p>
            </text:section>
          </table:table-cell>
        </table:table-row>
        <table:table-row>
          <table:table-cell table:style-name="Table16.A1" office:value-type="string">
            <text:p text:style-name="P23"> 45 </text:p>
          </table:table-cell>
          <table:table-cell table:style-name="Table16.A1" office:value-type="string">
            <text:section text:style-name="Sect2" text:name="Section1235">
              <text:p text:style-name="P22"><text:bookmark text:name="C_0_459"/><text:span text:style-name="T60"> </text:span> <text:bookmark text:name="L_0_4620"/><text:bookmark text:name="L_0_4619"/></text:p>
            </text:section>
          </table:table-cell>
        </table:table-row>
        <table:table-row>
          <table:table-cell table:style-name="Table16.A1" office:value-type="string">
            <text:p text:style-name="P23"> 46 </text:p>
          </table:table-cell>
          <table:table-cell table:style-name="Table16.A1" office:value-type="string">
            <text:section text:style-name="Sect2" text:name="Section1236">
              <text:p text:style-name="P22"><text:bookmark text:name="C_0_469"/><text:span text:style-name="T60">}</text:span> <text:bookmark text:name="L_0_4720"/><text:bookmark text:name="L_0_4719"/></text:p>
            </text:section>
          </table:table-cell>
        </table:table-row>
        <table:table-row>
          <table:table-cell table:style-name="Table16.A1" office:value-type="string">
            <text:p text:style-name="P23"> 47 </text:p>
          </table:table-cell>
          <table:table-cell table:style-name="Table16.A1" office:value-type="string">
            <text:section text:style-name="Sect2" text:name="Section1237">
              <text:p text:style-name="P22"><text:bookmark text:name="C_0_479"/><text:span text:style-name="T60"> </text:span> <text:bookmark text:name="L_0_4820"/><text:bookmark text:name="L_0_4819"/></text:p>
            </text:section>
          </table:table-cell>
        </table:table-row>
        <table:table-row>
          <table:table-cell table:style-name="Table16.A1" office:value-type="string">
            <text:p text:style-name="P23"> 48 </text:p>
          </table:table-cell>
          <table:table-cell table:style-name="Table16.A1" office:value-type="string">
            <text:section text:style-name="Sect2" text:name="Section1238">
              <text:p text:style-name="P22"><text:bookmark text:name="C_0_489"/><text:span text:style-name="T61">void</text:span><text:span text:style-name="T60"> ExibirTabela() {</text:span> <text:bookmark text:name="L_0_4920"/><text:bookmark text:name="L_0_4919"/></text:p>
            </text:section>
          </table:table-cell>
        </table:table-row>
        <text:soft-page-break/>
        <table:table-row>
          <table:table-cell table:style-name="Table16.A1" office:value-type="string">
            <text:p text:style-name="P23"> 49 </text:p>
          </table:table-cell>
          <table:table-cell table:style-name="Table16.A1" office:value-type="string">
            <text:section text:style-name="Sect2" text:name="Section1239">
              <text:p text:style-name="P22"><text:bookmark text:name="C_0_499"/><text:span text:style-name="T60"> </text:span> <text:bookmark text:name="L_0_5020"/><text:bookmark text:name="L_0_5019"/></text:p>
            </text:section>
          </table:table-cell>
        </table:table-row>
        <table:table-row>
          <table:table-cell table:style-name="Table16.A1" office:value-type="string">
            <text:p text:style-name="P23"> 50 </text:p>
          </table:table-cell>
          <table:table-cell table:style-name="Table16.A1" office:value-type="string">
            <text:section text:style-name="Sect2" text:name="Section1240">
              <text:p text:style-name="P22"><text:bookmark text:name="C_0_509"/><text:span text:style-name="T60">  </text:span><text:span text:style-name="T61">local</text:span><text:span text:style-name="T60">:</text:span> <text:bookmark text:name="L_0_5125"/><text:bookmark text:name="L_0_5124"/></text:p>
            </text:section>
          </table:table-cell>
        </table:table-row>
        <table:table-row>
          <table:table-cell table:style-name="Table16.A1" office:value-type="string">
            <text:p text:style-name="P23"> 51 </text:p>
          </table:table-cell>
          <table:table-cell table:style-name="Table16.A1" office:value-type="string">
            <text:section text:style-name="Sect2" text:name="Section1241">
              <text:p text:style-name="P22"><text:bookmark text:name="C_0_5114"/><text:span text:style-name="T60"> </text:span> <text:bookmark text:name="L_0_5226"/><text:bookmark text:name="L_0_5225"/></text:p>
            </text:section>
          </table:table-cell>
        </table:table-row>
        <table:table-row>
          <table:table-cell table:style-name="Table16.A1" office:value-type="string">
            <text:p text:style-name="P23"> 52 </text:p>
          </table:table-cell>
          <table:table-cell table:style-name="Table16.A1" office:value-type="string">
            <text:section text:style-name="Sect2" text:name="Section1242">
              <text:p text:style-name="P22"><text:bookmark text:name="C_0_5211"/><text:span text:style-name="T60">  </text:span><text:span text:style-name="T61">int</text:span><text:span text:style-name="T60"> i;</text:span> <text:bookmark text:name="L_0_5323"/><text:bookmark text:name="L_0_5322"/></text:p>
            </text:section>
          </table:table-cell>
        </table:table-row>
        <table:table-row>
          <table:table-cell table:style-name="Table16.A1" office:value-type="string">
            <text:p text:style-name="P23"> 53 </text:p>
          </table:table-cell>
          <table:table-cell table:style-name="Table16.A1" office:value-type="string">
            <text:section text:style-name="Sect2" text:name="Section1243">
              <text:p text:style-name="P22"><text:bookmark text:name="C_0_539"/><text:span text:style-name="T60">  </text:span><text:span text:style-name="T61">logic</text:span><text:span text:style-name="T60"> fim;</text:span> <text:bookmark text:name="L_0_5420"/><text:bookmark text:name="L_0_5419"/></text:p>
            </text:section>
          </table:table-cell>
        </table:table-row>
        <table:table-row>
          <table:table-cell table:style-name="Table16.A1" office:value-type="string">
            <text:p text:style-name="P23"> 54 </text:p>
          </table:table-cell>
          <table:table-cell table:style-name="Table16.A1" office:value-type="string">
            <text:section text:style-name="Sect2" text:name="Section1244">
              <text:p text:style-name="P22"><text:bookmark text:name="C_0_549"/><text:span text:style-name="T60"> </text:span> <text:bookmark text:name="L_0_5520"/><text:bookmark text:name="L_0_5519"/></text:p>
            </text:section>
          </table:table-cell>
        </table:table-row>
        <table:table-row>
          <table:table-cell table:style-name="Table16.A1" office:value-type="string">
            <text:p text:style-name="P23"> 55 </text:p>
          </table:table-cell>
          <table:table-cell table:style-name="Table16.A1" office:value-type="string">
            <text:section text:style-name="Sect2" text:name="Section1245">
              <text:p text:style-name="P22"><text:bookmark text:name="C_0_559"/><text:span text:style-name="T60"> </text:span> <text:bookmark text:name="L_0_5620"/><text:bookmark text:name="L_0_5619"/></text:p>
            </text:section>
          </table:table-cell>
        </table:table-row>
        <table:table-row>
          <table:table-cell table:style-name="Table16.A1" office:value-type="string">
            <text:p text:style-name="P23"> 56 </text:p>
          </table:table-cell>
          <table:table-cell table:style-name="Table16.A1" office:value-type="string">
            <text:section text:style-name="Sect2" text:name="Section1246">
              <text:p text:style-name="P22"><text:bookmark text:name="C_0_569"/><text:span text:style-name="T60">  </text:span><text:span text:style-name="T61">statements</text:span><text:span text:style-name="T60">:</text:span> <text:bookmark text:name="L_0_5720"/><text:bookmark text:name="L_0_5719"/></text:p>
            </text:section>
          </table:table-cell>
        </table:table-row>
        <table:table-row>
          <table:table-cell table:style-name="Table16.A1" office:value-type="string">
            <text:p text:style-name="P23"> 57 </text:p>
          </table:table-cell>
          <table:table-cell table:style-name="Table16.A1" office:value-type="string">
            <text:section text:style-name="Sect2" text:name="Section1247">
              <text:p text:style-name="P22"><text:bookmark text:name="C_0_579"/><text:span text:style-name="T60"> </text:span> <text:bookmark text:name="L_0_5818"/><text:bookmark text:name="L_0_5817"/></text:p>
            </text:section>
          </table:table-cell>
        </table:table-row>
        <table:table-row>
          <table:table-cell table:style-name="Table16.A1" office:value-type="string">
            <text:p text:style-name="P23"> 58 </text:p>
          </table:table-cell>
          <table:table-cell table:style-name="Table16.A1" office:value-type="string">
            <text:section text:style-name="Sect2" text:name="Section1248">
              <text:p text:style-name="P22"><text:bookmark text:name="C_0_588"/><text:span text:style-name="T60"> </text:span> <text:bookmark text:name="L_0_5918"/><text:bookmark text:name="L_0_5917"/></text:p>
            </text:section>
          </table:table-cell>
        </table:table-row>
        <table:table-row>
          <table:table-cell table:style-name="Table16.A1" office:value-type="string">
            <text:p text:style-name="P23"> 59 </text:p>
          </table:table-cell>
          <table:table-cell table:style-name="Table16.A1" office:value-type="string">
            <text:section text:style-name="Sect2" text:name="Section1249">
              <text:p text:style-name="P22"><text:bookmark text:name="C_0_598"/><text:span text:style-name="T60">}</text:span> <text:bookmark text:name="L_0_6018"/><text:bookmark text:name="L_0_6017"/></text:p>
            </text:section>
          </table:table-cell>
        </table:table-row>
        <table:table-row>
          <table:table-cell table:style-name="Table16.A1" office:value-type="string">
            <text:p text:style-name="P23"> 60 </text:p>
          </table:table-cell>
          <table:table-cell table:style-name="Table16.A1" office:value-type="string">
            <text:section text:style-name="Sect2" text:name="Section1250">
              <text:p text:style-name="P22"><text:bookmark text:name="C_0_608"/><text:span text:style-name="T60"> </text:span> <text:bookmark text:name="L_0_6123"/><text:bookmark text:name="L_0_6122"/></text:p>
            </text:section>
          </table:table-cell>
        </table:table-row>
        <table:table-row>
          <table:table-cell table:style-name="Table16.A1" office:value-type="string">
            <text:p text:style-name="P23"> 61 </text:p>
          </table:table-cell>
          <table:table-cell table:style-name="Table16.A1" office:value-type="string">
            <text:section text:style-name="Sect2" text:name="Section1251">
              <text:p text:style-name="P22"><text:bookmark text:name="C_0_6113"/><text:span text:style-name="T61">main</text:span><text:span text:style-name="T60"> {</text:span> <text:bookmark text:name="L_0_6224"/><text:bookmark text:name="L_0_6223"/></text:p>
            </text:section>
          </table:table-cell>
        </table:table-row>
        <table:table-row>
          <table:table-cell table:style-name="Table16.A1" office:value-type="string">
            <text:p text:style-name="P23"> 62 </text:p>
          </table:table-cell>
          <table:table-cell table:style-name="Table16.A1" office:value-type="string">
            <text:section text:style-name="Sect2" text:name="Section1252">
              <text:p text:style-name="P22"><text:bookmark text:name="C_0_6210"/><text:span text:style-name="T60"> </text:span> <text:bookmark text:name="L_0_6321"/><text:bookmark text:name="L_0_6320"/></text:p>
            </text:section>
          </table:table-cell>
        </table:table-row>
        <table:table-row>
          <table:table-cell table:style-name="Table16.A1" office:value-type="string">
            <text:p text:style-name="P23"> 63 </text:p>
          </table:table-cell>
          <table:table-cell table:style-name="Table16.A1" office:value-type="string">
            <text:section text:style-name="Sect2" text:name="Section1253">
              <text:p text:style-name="P22"><text:bookmark text:name="C_0_638"/><text:span text:style-name="T60">  </text:span><text:span text:style-name="T61">local</text:span><text:span text:style-name="T60">:</text:span> <text:bookmark text:name="L_0_6418"/><text:bookmark text:name="L_0_6417"/></text:p>
            </text:section>
          </table:table-cell>
        </table:table-row>
        <table:table-row>
          <table:table-cell table:style-name="Table16.A1" office:value-type="string">
            <text:p text:style-name="P23"> 64 </text:p>
          </table:table-cell>
          <table:table-cell table:style-name="Table16.A1" office:value-type="string">
            <text:section text:style-name="Sect2" text:name="Section1254">
              <text:p text:style-name="P22"><text:bookmark text:name="C_0_648"/><text:span text:style-name="T60"> </text:span> <text:bookmark text:name="L_0_6518"/><text:bookmark text:name="L_0_6517"/></text:p>
            </text:section>
          </table:table-cell>
        </table:table-row>
        <table:table-row>
          <table:table-cell table:style-name="Table16.A1" office:value-type="string">
            <text:p text:style-name="P23"> 65 </text:p>
          </table:table-cell>
          <table:table-cell table:style-name="Table16.A1" office:value-type="string">
            <text:section text:style-name="Sect2" text:name="Section1255">
              <text:p text:style-name="P22"><text:bookmark text:name="C_0_658"/><text:span text:style-name="T60">  </text:span><text:span text:style-name="T61">int</text:span><text:span text:style-name="T60"> i;</text:span> <text:bookmark text:name="L_0_6618"/><text:bookmark text:name="L_0_6617"/></text:p>
            </text:section>
          </table:table-cell>
        </table:table-row>
        <table:table-row>
          <table:table-cell table:style-name="Table16.A1" office:value-type="string">
            <text:p text:style-name="P23"> 66 </text:p>
          </table:table-cell>
          <table:table-cell table:style-name="Table16.A1" office:value-type="string">
            <text:section text:style-name="Sect2" text:name="Section1256">
              <text:p text:style-name="P22"><text:bookmark text:name="C_0_668"/><text:span text:style-name="T60">  </text:span><text:span text:style-name="T61">int</text:span><text:span text:style-name="T60"> posic;</text:span> <text:bookmark text:name="L_0_6718"/><text:bookmark text:name="L_0_6717"/></text:p>
            </text:section>
          </table:table-cell>
        </table:table-row>
        <table:table-row>
          <table:table-cell table:style-name="Table16.A1" office:value-type="string">
            <text:p text:style-name="P23"> 67 </text:p>
          </table:table-cell>
          <table:table-cell table:style-name="Table16.A1" office:value-type="string">
            <text:section text:style-name="Sect2" text:name="Section1257">
              <text:p text:style-name="P22"><text:bookmark text:name="C_0_678"/><text:span text:style-name="T60">  </text:span><text:span text:style-name="T61">char</text:span><text:span text:style-name="T60"> c;</text:span> <text:bookmark text:name="L_0_6818"/><text:bookmark text:name="L_0_6817"/></text:p>
            </text:section>
          </table:table-cell>
        </table:table-row>
        <table:table-row>
          <table:table-cell table:style-name="Table16.A1" office:value-type="string">
            <text:p text:style-name="P23"> 68 </text:p>
          </table:table-cell>
          <table:table-cell table:style-name="Table16.A1" office:value-type="string">
            <text:section text:style-name="Sect2" text:name="Section1258">
              <text:p text:style-name="P22"><text:bookmark text:name="C_0_688"/><text:span text:style-name="T60">  </text:span><text:span text:style-name="T61">logic</text:span><text:span text:style-name="T60"> fim;</text:span> <text:bookmark text:name="L_0_6918"/><text:bookmark text:name="L_0_6917"/></text:p>
            </text:section>
          </table:table-cell>
        </table:table-row>
        <table:table-row>
          <table:table-cell table:style-name="Table16.A1" office:value-type="string">
            <text:p text:style-name="P23"> 69 </text:p>
          </table:table-cell>
          <table:table-cell table:style-name="Table16.A1" office:value-type="string">
            <text:section text:style-name="Sect2" text:name="Section1259">
              <text:p text:style-name="P22"><text:bookmark text:name="C_0_698"/><text:span text:style-name="T60"> </text:span> <text:bookmark text:name="L_0_7018"/><text:bookmark text:name="L_0_7017"/></text:p>
            </text:section>
          </table:table-cell>
        </table:table-row>
        <table:table-row>
          <table:table-cell table:style-name="Table16.A1" office:value-type="string">
            <text:p text:style-name="P23"> 70 </text:p>
          </table:table-cell>
          <table:table-cell table:style-name="Table16.A1" office:value-type="string">
            <text:section text:style-name="Sect2" text:name="Section1260">
              <text:p text:style-name="P22"><text:bookmark text:name="C_0_708"/><text:span text:style-name="T60"> </text:span> <text:bookmark text:name="L_0_7123"/><text:bookmark text:name="L_0_7122"/></text:p>
            </text:section>
          </table:table-cell>
        </table:table-row>
        <table:table-row>
          <table:table-cell table:style-name="Table16.A1" office:value-type="string">
            <text:p text:style-name="P23"> 71 </text:p>
          </table:table-cell>
          <table:table-cell table:style-name="Table16.A1" office:value-type="string">
            <text:section text:style-name="Sect2" text:name="Section1261">
              <text:p text:style-name="P22"><text:bookmark text:name="C_0_7113"/><text:span text:style-name="T60">  </text:span><text:span text:style-name="T61">statements</text:span><text:span text:style-name="T60">:</text:span> <text:bookmark text:name="L_0_7224"/><text:bookmark text:name="L_0_7223"/></text:p>
            </text:section>
          </table:table-cell>
        </table:table-row>
        <table:table-row>
          <table:table-cell table:style-name="Table16.A1" office:value-type="string">
            <text:p text:style-name="P23"> 72 </text:p>
          </table:table-cell>
          <table:table-cell table:style-name="Table16.A1" office:value-type="string">
            <text:section text:style-name="Sect2" text:name="Section1262">
              <text:p text:style-name="P22"><text:bookmark text:name="C_0_7210"/><text:span text:style-name="T60"> </text:span> <text:bookmark text:name="L_0_7321"/><text:bookmark text:name="L_0_7320"/></text:p>
            </text:section>
          </table:table-cell>
        </table:table-row>
        <table:table-row>
          <table:table-cell table:style-name="Table16.A1" office:value-type="string">
            <text:p text:style-name="P23"> 73 </text:p>
          </table:table-cell>
          <table:table-cell table:style-name="Table16.A1" office:value-type="string">
            <text:section text:style-name="Sect2" text:name="Section1263">
              <text:p text:style-name="P22"><text:bookmark text:name="C_0_738"/><text:span text:style-name="T60"> </text:span> <text:bookmark text:name="L_0_7418"/><text:bookmark text:name="L_0_7417"/></text:p>
            </text:section>
          </table:table-cell>
        </table:table-row>
        <table:table-row>
          <table:table-cell table:style-name="Table16.A1" office:value-type="string">
            <text:p text:style-name="P23"> 74 </text:p>
          </table:table-cell>
          <table:table-cell table:style-name="Table16.A1" office:value-type="string">
            <text:section text:style-name="Sect2" text:name="Section1264">
              <text:p text:style-name="P22"><text:bookmark text:name="C_0_748"/><text:span text:style-name="T60">}</text:span> <text:bookmark text:name="L_0_7518"/><text:bookmark text:name="L_0_7517"/></text:p>
            </text:section>
          </table:table-cell>
        </table:table-row>
        <table:table-row>
          <table:table-cell table:style-name="Table16.A1" office:value-type="string">
            <text:p text:style-name="P23"> 75 </text:p>
          </table:table-cell>
          <table:table-cell table:style-name="Table16.A1" office:value-type="string">
            <text:section text:style-name="Sect2" text:name="Section1265">
              <text:p text:style-name="P22"><text:bookmark text:name="C_0_758"/><text:span text:style-name="T60"> </text:span> <text:bookmark text:name="L_0_7618"/><text:bookmark text:name="L_0_7617"/></text:p>
            </text:section>
          </table:table-cell>
        </table:table-row>
        <table:table-row>
          <table:table-cell table:style-name="Table16.A1" office:value-type="string">
            <text:p text:style-name="P23"> 76 </text:p>
          </table:table-cell>
          <table:table-cell table:style-name="Table16.A1" office:value-type="string">
            <text:section text:style-name="Sect2" text:name="Section1266">
              <text:p text:style-name="P22"><text:bookmark text:name="C_0_768"/><text:span text:style-name="T60"> </text:span> <text:bookmark text:name="L_0_7718"/><text:bookmark text:name="L_0_7717"/></text:p>
            </text:section>
          </table:table-cell>
        </table:table-row>
        <table:table-row>
          <table:table-cell table:style-name="Table16.A1" office:value-type="string">
            <text:p text:style-name="P23"> 77 </text:p>
          </table:table-cell>
          <table:table-cell table:style-name="Table16.A1" office:value-type="string">
            <text:section text:style-name="Sect2" text:name="Section1267">
              <text:p text:style-name="P22"><text:bookmark text:name="C_0_778"/><text:span text:style-name="T60">}</text:span> <text:bookmark text:name="L_0_7818"/><text:bookmark text:name="L_0_7817"/></text:p>
            </text:section>
          </table:table-cell>
        </table:table-row>
        <table:table-row>
          <table:table-cell table:style-name="Table16.A1" office:value-type="string">
            <text:p text:style-name="P23"> 78 </text:p>
          </table:table-cell>
          <table:table-cell table:style-name="Table16.A1" office:value-type="string">
            <text:section text:style-name="Sect2" text:name="Section1268">
              <text:p text:style-name="P24"><text:bookmark text:name="C_0_788"/> </text:p>
            </text:section>
          </table:table-cell>
        </table:table-row>
      </table:table>
      <text:p text:style-name="P39"/>
      <text:list xml:id="list134219625926950" text:continue-numbering="true" text:style-name="Outline">
        <text:list-header>
          <text:h text:style-name="P52" text:outline-level="1" text:is-list-header="true"><text:bookmark-start text:name="__RefHeading___Toc6708_3116390965"/>APÊNDICE K: CÓDIGO-FONTE PARA ERRO1<text:bookmark-end text:name="__RefHeading___Toc6708_3116390965"/></text:h>
        </text:list-header>
      </text:list>
      <text:p text:style-name="P3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3"><text:bookmark text:name="L_0_1220"/><text:bookmark text:name="L_0_1208"/>  1 </text:p>
          </table:table-cell>
          <table:table-cell table:style-name="Table17.A1" office:value-type="string">
            <text:section text:style-name="Sect2" text:name="Section1269">
              <text:p text:style-name="P22"><text:bookmark text:name="C_0_1109"/><text:span text:style-name="T61">program</text:span><text:span text:style-name="T60"> Erro1 {</text:span> <text:bookmark text:name="L_0_2108"/><text:bookmark text:name="L_0_2107"/></text:p>
            </text:section>
          </table:table-cell>
        </table:table-row>
        <table:table-row>
          <table:table-cell table:style-name="Table17.A1" office:value-type="string">
            <text:p text:style-name="P23">  2 </text:p>
          </table:table-cell>
          <table:table-cell table:style-name="Table17.A1" office:value-type="string">
            <text:section text:style-name="Sect2" text:name="Section1270">
              <text:p text:style-name="P22"><text:bookmark text:name="C_0_250"/><text:span text:style-name="T60"> </text:span> <text:bookmark text:name="L_0_3104"/><text:bookmark text:name="L_0_3103"/></text:p>
            </text:section>
          </table:table-cell>
        </table:table-row>
        <table:table-row>
          <table:table-cell table:style-name="Table17.A1" office:value-type="string">
            <text:p text:style-name="P23">  3 </text:p>
          </table:table-cell>
          <table:table-cell table:style-name="Table17.A1" office:value-type="string">
            <text:section text:style-name="Sect2" text:name="Section1271">
              <text:p text:style-name="P22"><text:bookmark text:name="C_0_340"/><text:span text:style-name="T61">global</text:span><text:span text:style-name="T60">:</text:span> <text:bookmark text:name="L_0_488"/><text:bookmark text:name="L_0_487"/></text:p>
            </text:section>
          </table:table-cell>
        </table:table-row>
        <table:table-row>
          <table:table-cell table:style-name="Table17.A1" office:value-type="string">
            <text:p text:style-name="P23">  4 </text:p>
          </table:table-cell>
          <table:table-cell table:style-name="Table17.A1" office:value-type="string">
            <text:section text:style-name="Sect2" text:name="Section1272">
              <text:p text:style-name="P22"><text:bookmark text:name="C_0_440"/><text:span text:style-name="T60">  </text:span><text:span text:style-name="T61">int</text:span><text:span text:style-name="T60"> globalVar;</text:span> <text:bookmark text:name="L_0_588"/><text:bookmark text:name="L_0_587"/></text:p>
            </text:section>
          </table:table-cell>
        </table:table-row>
        <table:table-row>
          <table:table-cell table:style-name="Table17.A1" office:value-type="string">
            <text:p text:style-name="P23">  5 </text:p>
          </table:table-cell>
          <table:table-cell table:style-name="Table17.A1" office:value-type="string">
            <text:section text:style-name="Sect2" text:name="Section1273">
              <text:p text:style-name="P22"><text:bookmark text:name="C_0_540"/><text:span text:style-name="T60"> </text:span> <text:bookmark text:name="L_0_688"/><text:bookmark text:name="L_0_687"/></text:p>
            </text:section>
          </table:table-cell>
        </table:table-row>
        <table:table-row>
          <table:table-cell table:style-name="Table17.A1" office:value-type="string">
            <text:p text:style-name="P23">  6 </text:p>
          </table:table-cell>
          <table:table-cell table:style-name="Table17.A1" office:value-type="string">
            <text:section text:style-name="Sect2" text:name="Section1274">
              <text:p text:style-name="P22"><text:bookmark text:name="C_0_639"/><text:span text:style-name="T61">functions</text:span><text:span text:style-name="T60">:</text:span> <text:bookmark text:name="L_0_788"/><text:bookmark text:name="L_0_787"/></text:p>
            </text:section>
          </table:table-cell>
        </table:table-row>
        <table:table-row>
          <table:table-cell table:style-name="Table17.A1" office:value-type="string">
            <text:p text:style-name="P23">  7 </text:p>
          </table:table-cell>
          <table:table-cell table:style-name="Table17.A1" office:value-type="string">
            <text:section text:style-name="Sect2" text:name="Section1275">
              <text:p text:style-name="P22"><text:bookmark text:name="C_0_739"/><text:span text:style-name="T60"> </text:span> <text:bookmark text:name="L_0_880"/><text:bookmark text:name="L_0_878"/></text:p>
            </text:section>
          </table:table-cell>
        </table:table-row>
        <table:table-row>
          <table:table-cell table:style-name="Table17.A1" office:value-type="string">
            <text:p text:style-name="P23">  8 </text:p>
          </table:table-cell>
          <table:table-cell table:style-name="Table17.A1" office:value-type="string">
            <text:section text:style-name="Sect2" text:name="Section1276">
              <text:p text:style-name="P22"><text:bookmark text:name="C_0_838"/><text:span text:style-name="T61">void</text:span><text:span text:style-name="T60"> Search(</text:span><text:span text:style-name="T61">int</text:span><text:span text:style-name="T60"> vector) {</text:span> <text:bookmark text:name="L_0_980"/><text:bookmark text:name="L_0_978"/></text:p>
            </text:section>
          </table:table-cell>
        </table:table-row>
        <table:table-row>
          <table:table-cell table:style-name="Table17.A1" office:value-type="string">
            <text:p text:style-name="P23">  9 </text:p>
          </table:table-cell>
          <table:table-cell table:style-name="Table17.A1" office:value-type="string">
            <text:section text:style-name="Sect2" text:name="Section1277">
              <text:p text:style-name="P22"><text:bookmark text:name="C_0_938"/><text:span text:style-name="T60">  </text:span><text:span text:style-name="T61">local</text:span><text:span text:style-name="T60">:</text:span> <text:bookmark text:name="L_0_1080"/><text:bookmark text:name="L_0_1078"/></text:p>
            </text:section>
          </table:table-cell>
        </table:table-row>
        <table:table-row>
          <table:table-cell table:style-name="Table17.A1" office:value-type="string">
            <text:p text:style-name="P23"> 10 </text:p>
          </table:table-cell>
          <table:table-cell table:style-name="Table17.A1" office:value-type="string">
            <text:section text:style-name="Sect2" text:name="Section1278">
              <text:p text:style-name="P22"><text:bookmark text:name="C_0_1038"/><text:span text:style-name="T60">    </text:span><text:span text:style-name="T61">char</text:span><text:span text:style-name="T60"> localVar;</text:span> <text:bookmark text:name="L_0_11105"/><text:bookmark text:name="L_0_11104"/></text:p>
            </text:section>
          </table:table-cell>
        </table:table-row>
        <table:table-row>
          <table:table-cell table:style-name="Table17.A1" office:value-type="string">
            <text:p text:style-name="P23"> 11 </text:p>
          </table:table-cell>
          <table:table-cell table:style-name="Table17.A1" office:value-type="string">
            <text:section text:style-name="Sect2" text:name="Section1279">
              <text:p text:style-name="P24"><text:bookmark text:name="C_0_1138"/>  <text:bookmark text:name="L_0_1288"/><text:bookmark text:name="L_0_1287"/></text:p>
            </text:section>
          </table:table-cell>
        </table:table-row>
        <table:table-row>
          <table:table-cell table:style-name="Table17.A1" office:value-type="string">
            <text:p text:style-name="P23"> 12 </text:p>
          </table:table-cell>
          <table:table-cell table:style-name="Table17.A1" office:value-type="string">
            <text:section text:style-name="Sect2" text:name="Section1280">
              <text:p text:style-name="P22"><text:bookmark text:name="C_0_1230"/><text:span text:style-name="T60">  </text:span><text:span text:style-name="T61">statements</text:span><text:span text:style-name="T60">:</text:span> <text:bookmark text:name="L_0_1389"/><text:bookmark text:name="L_0_1380"/></text:p>
            </text:section>
          </table:table-cell>
        </table:table-row>
        <table:table-row>
          <table:table-cell table:style-name="Table17.A1" office:value-type="string">
            <text:p text:style-name="P23"> 13 </text:p>
          </table:table-cell>
          <table:table-cell table:style-name="Table17.A1" office:value-type="string">
            <text:section text:style-name="Sect2" text:name="Section1281">
              <text:p text:style-name="P22"><text:bookmark text:name="C_0_1325"/><text:span text:style-name="T60">    localVar &lt;- </text:span><text:span text:style-name="T63">1</text:span> <text:bookmark text:name="L_0_1477"/><text:bookmark text:name="L_0_1470"/></text:p>
            </text:section>
          </table:table-cell>
        </table:table-row>
        <table:table-row>
          <table:table-cell table:style-name="Table17.A1" office:value-type="string">
            <text:p text:style-name="P23"> 14 </text:p>
          </table:table-cell>
          <table:table-cell table:style-name="Table17.A1" office:value-type="string">
            <text:section text:style-name="Sect2" text:name="Section1282">
              <text:p text:style-name="P22"><text:bookmark text:name="C_0_1419"/><text:span text:style-name="T60">}</text:span> <text:bookmark text:name="L_0_1570"/><text:bookmark text:name="L_0_1569"/></text:p>
            </text:section>
          </table:table-cell>
        </table:table-row>
        <table:table-row>
          <table:table-cell table:style-name="Table17.A1" office:value-type="string">
            <text:p text:style-name="P23"> 15 </text:p>
          </table:table-cell>
          <table:table-cell table:style-name="Table17.A1" office:value-type="string">
            <text:section text:style-name="Sect2" text:name="Section1283">
              <text:p text:style-name="P22"><text:bookmark text:name="C_0_1520"/><text:span text:style-name="T60"> </text:span> <text:bookmark text:name="L_0_1659"/><text:bookmark text:name="L_0_1658"/></text:p>
            </text:section>
          </table:table-cell>
        </table:table-row>
        <table:table-row>
          <table:table-cell table:style-name="Table17.A1" office:value-type="string">
            <text:p text:style-name="P23"> 16 </text:p>
          </table:table-cell>
          <table:table-cell table:style-name="Table17.A1" office:value-type="string">
            <text:section text:style-name="Sect2" text:name="Section1284">
              <text:p text:style-name="P24"><text:bookmark text:name="C_0_1620"/>}</text:p>
            </text:section>
          </table:table-cell>
        </table:table-row>
      </table:table>
      <text:p text:style-name="P39"/>
      <text:list xml:id="list134220780193961" text:continue-numbering="true" text:style-name="Outline">
        <text:list-header>
          <text:h text:style-name="P52" text:outline-level="1" text:is-list-header="true"><text:bookmark-start text:name="__RefHeading___Toc6710_3116390965"/>APÊNDICE L: RESULTADO PARA ERRO1<text:bookmark-end text:name="__RefHeading___Toc6710_3116390965"/></text:h>
        </text:list-header>
      </text:list>
      <text:p text:style-name="P39"/>
      <table:table table:name="1Table18" table:style-name="_31_Table18">
        <table:table-column table:style-name="_31_Table18.A"/>
        <table:table-column table:style-name="_31_Table18.B"/>
        <table:table-row>
          <table:table-cell table:style-name="_31_Table18.A1" office:value-type="string">
            <text:p text:style-name="P23"><text:bookmark text:name="L_0_1290"/><text:bookmark text:name="L_0_1240"/> 1 </text:p>
          </table:table-cell>
          <table:table-cell table:style-name="_31_Table18.A1" office:value-type="string">
            <text:section text:style-name="Sect2" text:name="Section1285">
              <text:p text:style-name="P22"><text:bookmark text:name="C_0_1117"/><text:span text:style-name="T60">Error: invalid syntax at line 14 col 1:</text:span> <text:bookmark text:name="L_0_2112"/><text:bookmark text:name="L_0_2109"/></text:p>
            </text:section>
          </table:table-cell>
        </table:table-row>
        <table:table-row>
          <table:table-cell table:style-name="_31_Table18.A1" office:value-type="string">
            <text:p text:style-name="P23"> 2 </text:p>
          </table:table-cell>
          <table:table-cell table:style-name="_31_Table18.A1" office:value-type="string">
            <text:section text:style-name="Sect2" text:name="Section1286">
              <text:p text:style-name="P22"><text:bookmark text:name="C_0_256"/><text:span text:style-name="T60"> </text:span> <text:bookmark text:name="L_0_3106"/><text:bookmark text:name="L_0_3105"/></text:p>
            </text:section>
          </table:table-cell>
        </table:table-row>
        <table:table-row>
          <table:table-cell table:style-name="_31_Table18.A1" office:value-type="string">
            <text:p text:style-name="P23"> 3 </text:p>
          </table:table-cell>
          <table:table-cell table:style-name="_31_Table18.A1" office:value-type="string">
            <text:section text:style-name="Sect2" text:name="Section1287">
              <text:p text:style-name="P22"><text:bookmark text:name="C_0_344"/><text:span text:style-name="T60">  }</text:span> <text:bookmark text:name="L_0_497"/><text:bookmark text:name="L_0_490"/></text:p>
            </text:section>
          </table:table-cell>
        </table:table-row>
        <table:table-row>
          <table:table-cell table:style-name="_31_Table18.A1" office:value-type="string">
            <text:p text:style-name="P23"> 4 </text:p>
          </table:table-cell>
          <table:table-cell table:style-name="_31_Table18.A1" office:value-type="string">
            <text:section text:style-name="Sect2" text:name="Section1288">
              <text:p text:style-name="P22"><text:bookmark text:name="C_0_443"/><text:span text:style-name="T60">  ^</text:span> <text:bookmark text:name="L_0_597"/><text:bookmark text:name="L_0_590"/></text:p>
            </text:section>
          </table:table-cell>
        </table:table-row>
        <table:table-row>
          <table:table-cell table:style-name="_31_Table18.A1" office:value-type="string">
            <text:p text:style-name="P23"> 5 </text:p>
          </table:table-cell>
          <table:table-cell table:style-name="_31_Table18.A1" office:value-type="string">
            <text:section text:style-name="Sect2" text:name="Section1289">
              <text:p text:style-name="P24"><text:bookmark text:name="C_0_543"/>Unexpected CLBRACE token: ""</text:p>
            </text:section>
          </table:table-cell>
        </table:table-row>
      </table:table>
      <text:p text:style-name="P39"/>
      <text:list xml:id="list134220105148329" text:continue-numbering="true" text:style-name="Outline">
        <text:list-header>
          <text:h text:style-name="P52" text:outline-level="1" text:is-list-header="true"><text:bookmark-start text:name="__RefHeading___Toc6712_3116390965"/>APÊNDICE M: CÓDIGO-FONTE PARA ERRO2<text:bookmark-end text:name="__RefHeading___Toc6712_3116390965"/></text:h>
        </text:list-header>
      </text:list>
      <text:p text:style-name="P2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3"><text:bookmark text:name="L_0_1309"/><text:bookmark text:name="L_0_1300"/> 1 </text:p>
          </table:table-cell>
          <table:table-cell table:style-name="Table18.A1" office:value-type="string">
            <text:section text:style-name="Sect2" text:name="Section1290">
              <text:p text:style-name="P22"><text:bookmark text:name="C_0_1139"/><text:span text:style-name="T61">program</text:span><text:span text:style-name="T60"> Erro2 {</text:span> <text:bookmark text:name="L_0_2132"/><text:bookmark text:name="L_0_2113"/></text:p>
            </text:section>
          </table:table-cell>
        </table:table-row>
        <table:table-row>
          <table:table-cell table:style-name="Table18.A1" office:value-type="string">
            <text:p text:style-name="P23"> 2 </text:p>
          </table:table-cell>
          <table:table-cell table:style-name="Table18.A1" office:value-type="string">
            <text:section text:style-name="Sect2" text:name="Section1291">
              <text:p text:style-name="P22"><text:bookmark text:name="C_0_260"/><text:span text:style-name="T60"> </text:span> <text:bookmark text:name="L_0_3108"/><text:bookmark text:name="L_0_3107"/></text:p>
            </text:section>
          </table:table-cell>
        </table:table-row>
        <table:table-row>
          <table:table-cell table:style-name="Table18.A1" office:value-type="string">
            <text:p text:style-name="P23"> 3 </text:p>
          </table:table-cell>
          <table:table-cell table:style-name="Table18.A1" office:value-type="string">
            <text:section text:style-name="Sect2" text:name="Section1292">
              <text:p text:style-name="P22"><text:bookmark text:name="C_0_350"/><text:span text:style-name="T60"> </text:span> <text:bookmark text:name="L_0_4100"/><text:bookmark text:name="L_0_498"/></text:p>
            </text:section>
          </table:table-cell>
        </table:table-row>
        <table:table-row>
          <table:table-cell table:style-name="Table18.A1" office:value-type="string">
            <text:p text:style-name="P23"> 4 </text:p>
          </table:table-cell>
          <table:table-cell table:style-name="Table18.A1" office:value-type="string">
            <text:section text:style-name="Sect2" text:name="Section1293">
              <text:p text:style-name="P22"><text:bookmark text:name="C_0_450"/><text:span text:style-name="T60"> </text:span> <text:bookmark text:name="L_0_5100"/><text:bookmark text:name="L_0_598"/></text:p>
            </text:section>
          </table:table-cell>
        </table:table-row>
        <table:table-row>
          <table:table-cell table:style-name="Table18.A1" office:value-type="string">
            <text:p text:style-name="P23"> 5 </text:p>
          </table:table-cell>
          <table:table-cell table:style-name="Table18.A1" office:value-type="string">
            <text:section text:style-name="Sect2" text:name="Section1294">
              <text:p text:style-name="P24"><text:bookmark text:name="C_0_550"/>}</text:p>
            </text:section>
          </table:table-cell>
        </table:table-row>
      </table:table>
      <text:p text:style-name="P27"/>
      <text:list xml:id="list134220180490241" text:continue-numbering="true" text:style-name="Outline">
        <text:list-header>
          <text:h text:style-name="P52" text:outline-level="1" text:is-list-header="true"><text:bookmark-start text:name="__RefHeading___Toc6714_3116390965"/>APÊNDICE N: RESULTADO PARA ERRO<text:span text:style-name="T80">2</text:span><text:bookmark-end text:name="__RefHeading___Toc6714_3116390965"/></text:h>
        </text:list-header>
      </text:list>
      <text:p text:style-name="P39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3"><text:bookmark text:name="L_0_1397"/><text:bookmark text:name="L_0_1390"/> 1 </text:p>
          </table:table-cell>
          <table:table-cell table:style-name="Table19.A1" office:value-type="string">
            <text:section text:style-name="Sect2" text:name="Section1295">
              <text:p text:style-name="P22"><text:bookmark text:name="C_0_1140"/><text:span text:style-name="T60">Error: invalid syntax at line 5 col 1:</text:span> <text:bookmark text:name="L_0_2134"/><text:bookmark text:name="L_0_2133"/></text:p>
            </text:section>
          </table:table-cell>
        </table:table-row>
        <table:table-row>
          <table:table-cell table:style-name="Table19.A1" office:value-type="string">
            <text:p text:style-name="P23"> 2 </text:p>
          </table:table-cell>
          <table:table-cell table:style-name="Table19.A1" office:value-type="string">
            <text:section text:style-name="Sect2" text:name="Section1296">
              <text:p text:style-name="P22"><text:bookmark text:name="C_0_266"/><text:span text:style-name="T60"> </text:span> <text:bookmark text:name="L_0_3114"/><text:bookmark text:name="L_0_3109"/></text:p>
            </text:section>
          </table:table-cell>
        </table:table-row>
        <table:table-row>
          <table:table-cell table:style-name="Table19.A1" office:value-type="string">
            <text:p text:style-name="P23"> 3 </text:p>
          </table:table-cell>
          <table:table-cell table:style-name="Table19.A1" office:value-type="string">
            <text:section text:style-name="Sect2" text:name="Section1297">
              <text:p text:style-name="P22"><text:bookmark text:name="C_0_354"/><text:span text:style-name="T60">  }</text:span> <text:bookmark text:name="L_0_4102"/><text:bookmark text:name="L_0_4101"/></text:p>
            </text:section>
          </table:table-cell>
        </table:table-row>
        <table:table-row>
          <table:table-cell table:style-name="Table19.A1" office:value-type="string">
            <text:p text:style-name="P23"> 4 </text:p>
          </table:table-cell>
          <table:table-cell table:style-name="Table19.A1" office:value-type="string">
            <text:section text:style-name="Sect2" text:name="Section1298">
              <text:p text:style-name="P22"><text:bookmark text:name="C_0_453"/><text:span text:style-name="T60">  ^</text:span> <text:bookmark text:name="L_0_5102"/><text:bookmark text:name="L_0_5101"/></text:p>
            </text:section>
          </table:table-cell>
        </table:table-row>
        <table:table-row>
          <table:table-cell table:style-name="Table19.A1" office:value-type="string">
            <text:p text:style-name="P23"> 5 </text:p>
          </table:table-cell>
          <table:table-cell table:style-name="Table19.A1" office:value-type="string">
            <text:section text:style-name="Sect2" text:name="Section1299">
              <text:p text:style-name="P24"><text:bookmark text:name="C_0_553"/>Unexpected CLBRACE token: ""</text:p>
            </text:section>
          </table:table-cell>
        </table:table-row>
      </table:table>
      <text:p text:style-name="P39"/>
      <text:p text:style-name="P28"/>
      <text:list xml:id="list134220925483890" text:continue-numbering="true" text:style-name="Outline">
        <text:list-header>
          <text:h text:style-name="P55" text:outline-level="1" text:is-list-header="true"><text:bookmark-start text:name="__RefHeading___Toc12508_2802255013"/>APÊNDICE <text:span text:style-name="T81">O</text:span>: CÓDIGO-FONTE PARA <text:span text:style-name="T81">MATH</text:span><text:bookmark-end text:name="__RefHeading___Toc12508_2802255013"/></text:h>
        </text:list-header>
      </text:list>
      <text:p text:style-name="P41"><text:span text:style-name="T32"/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3"><text:bookmark text:name="L_0_1399"/><text:bookmark text:name="L_0_1398"/>  1 </text:p>
          </table:table-cell>
          <table:table-cell table:style-name="Table20.A1" office:value-type="string">
            <text:section text:style-name="Sect2" text:name="Section1300">
              <text:p text:style-name="P22"><text:bookmark text:name="C_0_1143"/><text:span text:style-name="T61">program</text:span><text:span text:style-name="T60"> Math {</text:span> <text:bookmark text:name="L_0_2136"/><text:bookmark text:name="L_0_2135"/></text:p>
            </text:section>
          </table:table-cell>
        </table:table-row>
        <table:table-row>
          <table:table-cell table:style-name="Table20.A1" office:value-type="string">
            <text:p text:style-name="P23">  2 </text:p>
          </table:table-cell>
          <table:table-cell table:style-name="Table20.A1" office:value-type="string">
            <text:section text:style-name="Sect2" text:name="Section1301">
              <text:p text:style-name="P22"><text:bookmark text:name="C_0_270"/><text:span text:style-name="T60"> </text:span> <text:bookmark text:name="L_0_3128"/><text:bookmark text:name="L_0_3115"/></text:p>
            </text:section>
          </table:table-cell>
        </table:table-row>
        <table:table-row>
          <table:table-cell table:style-name="Table20.A1" office:value-type="string">
            <text:p text:style-name="P23">  3 </text:p>
          </table:table-cell>
          <table:table-cell table:style-name="Table20.A1" office:value-type="string">
            <text:section text:style-name="Sect2" text:name="Section1302">
              <text:p text:style-name="P22"><text:bookmark text:name="C_0_360"/><text:span text:style-name="T61">global</text:span><text:span text:style-name="T60">:</text:span> <text:bookmark text:name="L_0_4104"/><text:bookmark text:name="L_0_4103"/></text:p>
            </text:section>
          </table:table-cell>
        </table:table-row>
        <table:table-row>
          <table:table-cell table:style-name="Table20.A1" office:value-type="string">
            <text:p text:style-name="P23">  4 </text:p>
          </table:table-cell>
          <table:table-cell table:style-name="Table20.A1" office:value-type="string">
            <text:section text:style-name="Sect2" text:name="Section1303">
              <text:p text:style-name="P22"><text:bookmark text:name="C_0_460"/><text:span text:style-name="T60">  </text:span><text:span text:style-name="T61">int</text:span><text:span text:style-name="T60"> globalVar;</text:span> <text:bookmark text:name="L_0_5104"/><text:bookmark text:name="L_0_5103"/></text:p>
            </text:section>
          </table:table-cell>
        </table:table-row>
        <table:table-row>
          <table:table-cell table:style-name="Table20.A1" office:value-type="string">
            <text:p text:style-name="P23">  5 </text:p>
          </table:table-cell>
          <table:table-cell table:style-name="Table20.A1" office:value-type="string">
            <text:section text:style-name="Sect2" text:name="Section1304">
              <text:p text:style-name="P22"><text:bookmark text:name="C_0_560"/><text:span text:style-name="T60"> </text:span> <text:bookmark text:name="L_0_697"/><text:bookmark text:name="L_0_690"/></text:p>
            </text:section>
          </table:table-cell>
        </table:table-row>
        <table:table-row>
          <table:table-cell table:style-name="Table20.A1" office:value-type="string">
            <text:p text:style-name="P23">  6 </text:p>
          </table:table-cell>
          <table:table-cell table:style-name="Table20.A1" office:value-type="string">
            <text:section text:style-name="Sect2" text:name="Section1305">
              <text:p text:style-name="P22"><text:bookmark text:name="C_0_640"/><text:span text:style-name="T61">functions</text:span><text:span text:style-name="T60">:</text:span> <text:bookmark text:name="L_0_797"/><text:bookmark text:name="L_0_790"/></text:p>
            </text:section>
          </table:table-cell>
        </table:table-row>
        <table:table-row>
          <table:table-cell table:style-name="Table20.A1" office:value-type="string">
            <text:p text:style-name="P23">  7 </text:p>
          </table:table-cell>
          <table:table-cell table:style-name="Table20.A1" office:value-type="string">
            <text:section text:style-name="Sect2" text:name="Section1306">
              <text:p text:style-name="P22"><text:bookmark text:name="C_0_740"/><text:span text:style-name="T60"> </text:span> <text:bookmark text:name="L_0_888"/><text:bookmark text:name="L_0_887"/></text:p>
            </text:section>
          </table:table-cell>
        </table:table-row>
        <table:table-row>
          <table:table-cell table:style-name="Table20.A1" office:value-type="string">
            <text:p text:style-name="P23">  8 </text:p>
          </table:table-cell>
          <table:table-cell table:style-name="Table20.A1" office:value-type="string">
            <text:section text:style-name="Sect2" text:name="Section1307">
              <text:p text:style-name="P22"><text:bookmark text:name="C_0_839"/><text:span text:style-name="T61">void</text:span><text:span text:style-name="T60"> Search(</text:span><text:span text:style-name="T61">int</text:span><text:span text:style-name="T60"> vector) {</text:span> <text:bookmark text:name="L_0_988"/><text:bookmark text:name="L_0_987"/></text:p>
            </text:section>
          </table:table-cell>
        </table:table-row>
        <table:table-row>
          <table:table-cell table:style-name="Table20.A1" office:value-type="string">
            <text:p text:style-name="P23">  9 </text:p>
          </table:table-cell>
          <table:table-cell table:style-name="Table20.A1" office:value-type="string">
            <text:section text:style-name="Sect2" text:name="Section1308">
              <text:p text:style-name="P22"><text:bookmark text:name="C_0_939"/><text:span text:style-name="T60">  </text:span><text:span text:style-name="T61">local</text:span><text:span text:style-name="T60">:</text:span> <text:bookmark text:name="L_0_1088"/><text:bookmark text:name="L_0_1087"/></text:p>
            </text:section>
          </table:table-cell>
        </table:table-row>
        <table:table-row>
          <table:table-cell table:style-name="Table20.A1" office:value-type="string">
            <text:p text:style-name="P23"> 10 </text:p>
          </table:table-cell>
          <table:table-cell table:style-name="Table20.A1" office:value-type="string">
            <text:section text:style-name="Sect2" text:name="Section1309">
              <text:p text:style-name="P22"><text:bookmark text:name="C_0_1039"/><text:span text:style-name="T60">    </text:span><text:span text:style-name="T61">char</text:span><text:span text:style-name="T60"> localVar;</text:span> <text:bookmark text:name="L_0_11107"/><text:bookmark text:name="L_0_11106"/></text:p>
            </text:section>
          </table:table-cell>
        </table:table-row>
        <table:table-row>
          <table:table-cell table:style-name="Table20.A1" office:value-type="string">
            <text:p text:style-name="P23"> 11 </text:p>
          </table:table-cell>
          <table:table-cell table:style-name="Table20.A1" office:value-type="string">
            <text:section text:style-name="Sect2" text:name="Section1310">
              <text:p text:style-name="P24"><text:bookmark text:name="C_0_1148"/>  <text:bookmark text:name="L_0_12101"/><text:bookmark text:name="L_0_12100"/></text:p>
            </text:section>
          </table:table-cell>
        </table:table-row>
        <table:table-row>
          <table:table-cell table:style-name="Table20.A1" office:value-type="string">
            <text:p text:style-name="P23"> 12 </text:p>
          </table:table-cell>
          <table:table-cell table:style-name="Table20.A1" office:value-type="string">
            <text:section text:style-name="Sect2" text:name="Section1311">
              <text:p text:style-name="P22"><text:bookmark text:name="C_0_1233"/><text:span text:style-name="T60">  </text:span><text:span text:style-name="T61">statements</text:span><text:span text:style-name="T60">:</text:span> <text:bookmark text:name="L_0_13101"/><text:bookmark text:name="L_0_13100"/></text:p>
            </text:section>
          </table:table-cell>
        </table:table-row>
        <table:table-row>
          <table:table-cell table:style-name="Table20.A1" office:value-type="string">
            <text:p text:style-name="P23"> 13 </text:p>
          </table:table-cell>
          <table:table-cell table:style-name="Table20.A1" office:value-type="string">
            <text:section text:style-name="Sect2" text:name="Section1312">
              <text:p text:style-name="P22"><text:bookmark text:name="C_0_1326"/><text:span text:style-name="T60">    localVar &lt;- </text:span><text:span text:style-name="T62">'a'</text:span><text:span text:style-name="T60">;</text:span> <text:bookmark text:name="L_0_1479"/><text:bookmark text:name="L_0_1478"/></text:p>
            </text:section>
          </table:table-cell>
        </table:table-row>
        <table:table-row>
          <table:table-cell table:style-name="Table20.A1" office:value-type="string">
            <text:p text:style-name="P23"> 14 </text:p>
          </table:table-cell>
          <table:table-cell table:style-name="Table20.A1" office:value-type="string">
            <text:section text:style-name="Sect2" text:name="Section1313">
              <text:p text:style-name="P22"><text:bookmark text:name="C_0_1420"/><text:span text:style-name="T60">    globalVar &lt;- </text:span><text:span text:style-name="T63">1</text:span><text:span text:style-name="T60"> &lt;= </text:span><text:span text:style-name="T63">2</text:span><text:span text:style-name="T60">;</text:span> <text:bookmark text:name="L_0_1578"/><text:bookmark text:name="L_0_1577"/></text:p>
            </text:section>
          </table:table-cell>
        </table:table-row>
        <table:table-row>
          <table:table-cell table:style-name="Table20.A1" office:value-type="string">
            <text:p text:style-name="P23"> 15 </text:p>
          </table:table-cell>
          <table:table-cell table:style-name="Table20.A1" office:value-type="string">
            <text:section text:style-name="Sect2" text:name="Section1314">
              <text:p text:style-name="P22"><text:bookmark text:name="C_0_1524"/><text:span text:style-name="T60">    localVar &lt;- </text:span><text:span text:style-name="T63">1</text:span><text:span text:style-name="T60"> + (</text:span><text:span text:style-name="T63">2</text:span><text:span text:style-name="T60"> * localVar) / </text:span><text:span text:style-name="T63">3</text:span><text:span text:style-name="T60"> % </text:span><text:span text:style-name="T63">5</text:span><text:span text:style-name="T60"> + ~</text:span><text:span text:style-name="T63">1</text:span><text:span text:style-name="T60">;</text:span> <text:bookmark text:name="L_0_1665"/><text:bookmark text:name="L_0_1660"/></text:p>
            </text:section>
          </table:table-cell>
        </table:table-row>
        <table:table-row>
          <table:table-cell table:style-name="Table20.A1" office:value-type="string">
            <text:p text:style-name="P23"> 16 </text:p>
          </table:table-cell>
          <table:table-cell table:style-name="Table20.A1" office:value-type="string">
            <text:section text:style-name="Sect2" text:name="Section1315">
              <text:p text:style-name="P22"><text:bookmark text:name="C_0_1623"/><text:span text:style-name="T60">    globalVar &lt;- </text:span><text:span text:style-name="T63">1.1234567898765432123456789</text:span><text:span text:style-name="T60">;</text:span> <text:bookmark text:name="L_0_1743"/><text:bookmark text:name="L_0_1740"/></text:p>
            </text:section>
          </table:table-cell>
        </table:table-row>
        <table:table-row>
          <table:table-cell table:style-name="Table20.A1" office:value-type="string">
            <text:p text:style-name="P23"> 17 </text:p>
          </table:table-cell>
          <table:table-cell table:style-name="Table20.A1" office:value-type="string">
            <text:section text:style-name="Sect2" text:name="Section1316">
              <text:p text:style-name="P22"><text:bookmark text:name="C_0_1718"/><text:span text:style-name="T60">    globalVar &lt;- </text:span><text:span text:style-name="T63">1.12345678987654321</text:span><text:span text:style-name="T60">;</text:span> <text:bookmark text:name="L_0_1836"/><text:bookmark text:name="L_0_1835"/></text:p>
            </text:section>
          </table:table-cell>
        </table:table-row>
        <table:table-row>
          <table:table-cell table:style-name="Table20.A1" office:value-type="string">
            <text:p text:style-name="P23"> 18 </text:p>
          </table:table-cell>
          <table:table-cell table:style-name="Table20.A1" office:value-type="string">
            <text:section text:style-name="Sect2" text:name="Section1317">
              <text:p text:style-name="P22"><text:bookmark text:name="C_0_1814"/><text:span text:style-name="T60">}</text:span> <text:bookmark text:name="L_0_1933"/><text:bookmark text:name="L_0_1932"/></text:p>
            </text:section>
          </table:table-cell>
        </table:table-row>
        <table:table-row>
          <table:table-cell table:style-name="Table20.A1" office:value-type="string">
            <text:p text:style-name="P23"> 19 </text:p>
          </table:table-cell>
          <table:table-cell table:style-name="Table20.A1" office:value-type="string">
            <text:section text:style-name="Sect2" text:name="Section1318">
              <text:p text:style-name="P22"><text:bookmark text:name="C_0_1914"/><text:span text:style-name="T60"> </text:span> <text:bookmark text:name="L_0_2030"/><text:bookmark text:name="L_0_2029"/></text:p>
            </text:section>
          </table:table-cell>
        </table:table-row>
        <table:table-row>
          <table:table-cell table:style-name="Table20.A1" office:value-type="string">
            <text:p text:style-name="P23"> 20 </text:p>
          </table:table-cell>
          <table:table-cell table:style-name="Table20.A1" office:value-type="string">
            <text:section text:style-name="Sect2" text:name="Section1319">
              <text:p text:style-name="P24"><text:bookmark text:name="C_0_2014"/>}</text:p>
            </text:section>
          </table:table-cell>
        </table:table-row>
      </table:table>
      <text:p text:style-name="P41"><text:span text:style-name="T32"/></text:p>
      <text:list xml:id="list134219858671463" text:continue-numbering="true" text:style-name="Outline">
        <text:list-header>
          <text:h text:style-name="P54" text:outline-level="1" text:is-list-header="true"><text:bookmark-start text:name="__RefHeading___Toc12510_2802255013"/><text:span text:style-name="T32">APÊNDICE P: RESULTADO PARA MATH</text:span><text:bookmark-end text:name="__RefHeading___Toc12510_2802255013"/></text:h>
        </text:list-header>
      </text:list>
      <text:p text:style-name="P41"><text:span text:style-name="T32"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3"><text:bookmark text:name="L_0_1407"/><text:bookmark text:name="L_0_1400"/>  1 </text:p>
          </table:table-cell>
          <table:table-cell table:style-name="Table21.A1" office:value-type="string">
            <text:section text:style-name="Sect2" text:name="Section1320">
              <text:p text:style-name="P22"><text:bookmark text:name="C_0_1149"/><text:span text:style-name="T61">program</text:span><text:span text:style-name="T60"> Math {</text:span> <text:bookmark text:name="L_0_2138"/><text:bookmark text:name="L_0_2137"/></text:p>
            </text:section>
          </table:table-cell>
        </table:table-row>
        <table:table-row>
          <table:table-cell table:style-name="Table21.A1" office:value-type="string">
            <text:p text:style-name="P23">  2 </text:p>
          </table:table-cell>
          <table:table-cell table:style-name="Table21.A1" office:value-type="string">
            <text:section text:style-name="Sect2" text:name="Section1321">
              <text:p text:style-name="P22"><text:bookmark text:name="C_0_276"/><text:span text:style-name="T60"> </text:span> <text:bookmark text:name="L_0_3130"/><text:bookmark text:name="L_0_3129"/></text:p>
            </text:section>
          </table:table-cell>
        </table:table-row>
        <table:table-row>
          <table:table-cell table:style-name="Table21.A1" office:value-type="string">
            <text:p text:style-name="P23">  3 </text:p>
          </table:table-cell>
          <table:table-cell table:style-name="Table21.A1" office:value-type="string">
            <text:section text:style-name="Sect2" text:name="Section1322">
              <text:p text:style-name="P22"><text:bookmark text:name="C_0_364"/><text:span text:style-name="T61">global</text:span><text:span text:style-name="T60">:</text:span> <text:bookmark text:name="L_0_4106"/><text:bookmark text:name="L_0_4105"/></text:p>
            </text:section>
          </table:table-cell>
        </table:table-row>
        <table:table-row>
          <table:table-cell table:style-name="Table21.A1" office:value-type="string">
            <text:p text:style-name="P23">  4 </text:p>
          </table:table-cell>
          <table:table-cell table:style-name="Table21.A1" office:value-type="string">
            <text:section text:style-name="Sect2" text:name="Section1323">
              <text:p text:style-name="P22"><text:bookmark text:name="C_0_463"/><text:span text:style-name="T60"> </text:span> <text:bookmark text:name="L_0_5106"/><text:bookmark text:name="L_0_5105"/></text:p>
            </text:section>
          </table:table-cell>
        </table:table-row>
        <table:table-row>
          <table:table-cell table:style-name="Table21.A1" office:value-type="string">
            <text:p text:style-name="P23">  5 </text:p>
          </table:table-cell>
          <table:table-cell table:style-name="Table21.A1" office:value-type="string">
            <text:section text:style-name="Sect2" text:name="Section1324">
              <text:p text:style-name="P22"><text:bookmark text:name="C_0_563"/><text:span text:style-name="T61">int</text:span><text:span text:style-name="T60"> globalVar;</text:span> <text:bookmark text:name="L_0_6100"/><text:bookmark text:name="L_0_698"/></text:p>
            </text:section>
          </table:table-cell>
        </table:table-row>
        <table:table-row>
          <table:table-cell table:style-name="Table21.A1" office:value-type="string">
            <text:p text:style-name="P23">  6 </text:p>
          </table:table-cell>
          <table:table-cell table:style-name="Table21.A1" office:value-type="string">
            <text:section text:style-name="Sect2" text:name="Section1325">
              <text:p text:style-name="P22"><text:bookmark text:name="C_0_643"/><text:span text:style-name="T60"> </text:span> <text:bookmark text:name="L_0_7100"/><text:bookmark text:name="L_0_798"/></text:p>
            </text:section>
          </table:table-cell>
        </table:table-row>
        <table:table-row>
          <table:table-cell table:style-name="Table21.A1" office:value-type="string">
            <text:p text:style-name="P23">  7 </text:p>
          </table:table-cell>
          <table:table-cell table:style-name="Table21.A1" office:value-type="string">
            <text:section text:style-name="Sect2" text:name="Section1326">
              <text:p text:style-name="P22"><text:bookmark text:name="C_0_743"/><text:span text:style-name="T60"> </text:span> <text:bookmark text:name="L_0_897"/><text:bookmark text:name="L_0_890"/></text:p>
            </text:section>
          </table:table-cell>
        </table:table-row>
        <table:table-row>
          <table:table-cell table:style-name="Table21.A1" office:value-type="string">
            <text:p text:style-name="P23">  8 </text:p>
          </table:table-cell>
          <table:table-cell table:style-name="Table21.A1" office:value-type="string">
            <text:section text:style-name="Sect2" text:name="Section1327">
              <text:p text:style-name="P22"><text:bookmark text:name="C_0_840"/><text:span text:style-name="T61">functions</text:span><text:span text:style-name="T60">:</text:span> <text:bookmark text:name="L_0_997"/><text:bookmark text:name="L_0_990"/></text:p>
            </text:section>
          </table:table-cell>
        </table:table-row>
        <table:table-row>
          <table:table-cell table:style-name="Table21.A1" office:value-type="string">
            <text:p text:style-name="P23">  9 </text:p>
          </table:table-cell>
          <table:table-cell table:style-name="Table21.A1" office:value-type="string">
            <text:section text:style-name="Sect2" text:name="Section1328">
              <text:p text:style-name="P22"><text:bookmark text:name="C_0_940"/><text:span text:style-name="T60"> </text:span> <text:bookmark text:name="L_0_1097"/><text:bookmark text:name="L_0_1090"/></text:p>
            </text:section>
          </table:table-cell>
        </table:table-row>
        <table:table-row>
          <table:table-cell table:style-name="Table21.A1" office:value-type="string">
            <text:p text:style-name="P23"> 10 </text:p>
          </table:table-cell>
          <table:table-cell table:style-name="Table21.A1" office:value-type="string">
            <text:section text:style-name="Sect2" text:name="Section1329">
              <text:p text:style-name="P22"><text:bookmark text:name="C_0_1040"/><text:span text:style-name="T61">void</text:span><text:span text:style-name="T60"> Search(</text:span><text:span text:style-name="T61">int</text:span><text:span text:style-name="T60"> vector) {</text:span> <text:bookmark text:name="L_0_11109"/><text:bookmark text:name="L_0_11108"/></text:p>
            </text:section>
          </table:table-cell>
        </table:table-row>
        <table:table-row>
          <table:table-cell table:style-name="Table21.A1" office:value-type="string">
            <text:p text:style-name="P23"> 11 </text:p>
          </table:table-cell>
          <table:table-cell table:style-name="Table21.A1" office:value-type="string">
            <text:section text:style-name="Sect2" text:name="Section1330">
              <text:p text:style-name="P22"><text:bookmark text:name="C_0_1150"/><text:span text:style-name="T60"> </text:span> <text:bookmark text:name="L_0_12103"/><text:bookmark text:name="L_0_12102"/></text:p>
            </text:section>
          </table:table-cell>
        </table:table-row>
        <table:table-row>
          <table:table-cell table:style-name="Table21.A1" office:value-type="string">
            <text:p text:style-name="P23"> 12 </text:p>
          </table:table-cell>
          <table:table-cell table:style-name="Table21.A1" office:value-type="string">
            <text:section text:style-name="Sect2" text:name="Section1331">
              <text:p text:style-name="P22"><text:bookmark text:name="C_0_1237"/><text:span text:style-name="T60">  </text:span><text:span text:style-name="T61">local</text:span><text:span text:style-name="T60">:</text:span> <text:bookmark text:name="L_0_13103"/><text:bookmark text:name="L_0_13102"/></text:p>
            </text:section>
          </table:table-cell>
        </table:table-row>
        <table:table-row>
          <table:table-cell table:style-name="Table21.A1" office:value-type="string">
            <text:p text:style-name="P23"> 13 </text:p>
          </table:table-cell>
          <table:table-cell table:style-name="Table21.A1" office:value-type="string">
            <text:section text:style-name="Sect2" text:name="Section1332">
              <text:p text:style-name="P22"><text:bookmark text:name="C_0_1327"/><text:span text:style-name="T60"> </text:span> <text:bookmark text:name="L_0_1487"/><text:bookmark text:name="L_0_1480"/></text:p>
            </text:section>
          </table:table-cell>
        </table:table-row>
        <table:table-row>
          <table:table-cell table:style-name="Table21.A1" office:value-type="string">
            <text:p text:style-name="P23"> 14 </text:p>
          </table:table-cell>
          <table:table-cell table:style-name="Table21.A1" office:value-type="string">
            <text:section text:style-name="Sect2" text:name="Section1333">
              <text:p text:style-name="P22"><text:bookmark text:name="C_0_1424"/><text:span text:style-name="T60">  </text:span><text:span text:style-name="T61">char</text:span><text:span text:style-name="T60"> localVar;</text:span> <text:bookmark text:name="L_0_1580"/><text:bookmark text:name="L_0_1579"/></text:p>
            </text:section>
          </table:table-cell>
        </table:table-row>
        <table:table-row>
          <table:table-cell table:style-name="Table21.A1" office:value-type="string">
            <text:p text:style-name="P23"> 15 </text:p>
          </table:table-cell>
          <table:table-cell table:style-name="Table21.A1" office:value-type="string">
            <text:section text:style-name="Sect2" text:name="Section1334">
              <text:p text:style-name="P22"><text:bookmark text:name="C_0_1525"/><text:span text:style-name="T60"> </text:span> <text:bookmark text:name="L_0_1667"/><text:bookmark text:name="L_0_1666"/></text:p>
            </text:section>
          </table:table-cell>
        </table:table-row>
        <table:table-row>
          <table:table-cell table:style-name="Table21.A1" office:value-type="string">
            <text:p text:style-name="P23"> 16 </text:p>
          </table:table-cell>
          <table:table-cell table:style-name="Table21.A1" office:value-type="string">
            <text:section text:style-name="Sect2" text:name="Section1335">
              <text:p text:style-name="P22"><text:bookmark text:name="C_0_1624"/><text:span text:style-name="T60"> </text:span> <text:bookmark text:name="L_0_1745"/><text:bookmark text:name="L_0_1744"/></text:p>
            </text:section>
          </table:table-cell>
        </table:table-row>
        <table:table-row>
          <table:table-cell table:style-name="Table21.A1" office:value-type="string">
            <text:p text:style-name="P23"> 17 </text:p>
          </table:table-cell>
          <table:table-cell table:style-name="Table21.A1" office:value-type="string">
            <text:section text:style-name="Sect2" text:name="Section1336">
              <text:p text:style-name="P22"><text:bookmark text:name="C_0_1719"/><text:span text:style-name="T60">  </text:span><text:span text:style-name="T61">statements</text:span><text:span text:style-name="T60">:</text:span> <text:bookmark text:name="L_0_1838"/><text:bookmark text:name="L_0_1837"/></text:p>
            </text:section>
          </table:table-cell>
        </table:table-row>
        <table:table-row>
          <table:table-cell table:style-name="Table21.A1" office:value-type="string">
            <text:p text:style-name="P23"> 18 </text:p>
          </table:table-cell>
          <table:table-cell table:style-name="Table21.A1" office:value-type="string">
            <text:section text:style-name="Sect2" text:name="Section1337">
              <text:p text:style-name="P22"><text:bookmark text:name="C_0_1815"/><text:span text:style-name="T60"> </text:span> <text:bookmark text:name="L_0_1935"/><text:bookmark text:name="L_0_1934"/></text:p>
            </text:section>
          </table:table-cell>
        </table:table-row>
        <table:table-row>
          <table:table-cell table:style-name="Table21.A1" office:value-type="string">
            <text:p text:style-name="P23"> 19 </text:p>
          </table:table-cell>
          <table:table-cell table:style-name="Table21.A1" office:value-type="string">
            <text:section text:style-name="Sect2" text:name="Section1338">
              <text:p text:style-name="P22"><text:bookmark text:name="C_0_1915"/><text:span text:style-name="T60">  localVar &lt;- </text:span><text:span text:style-name="T62">'a'</text:span><text:span text:style-name="T60">;</text:span> <text:bookmark text:name="L_0_2032"/><text:bookmark text:name="L_0_2031"/></text:p>
            </text:section>
          </table:table-cell>
        </table:table-row>
        <table:table-row>
          <table:table-cell table:style-name="Table21.A1" office:value-type="string">
            <text:p text:style-name="P23"> 20 </text:p>
          </table:table-cell>
          <table:table-cell table:style-name="Table21.A1" office:value-type="string">
            <text:section text:style-name="Sect2" text:name="Section1339">
              <text:p text:style-name="P22"><text:bookmark text:name="C_0_2015"/><text:span text:style-name="T60">  globalVar &lt;- </text:span><text:span text:style-name="T63">1</text:span><text:span text:style-name="T60"> &lt;= </text:span><text:span text:style-name="T63">2</text:span><text:span text:style-name="T60">;</text:span> <text:bookmark text:name="L_0_2140"/><text:bookmark text:name="L_0_2139"/></text:p>
            </text:section>
          </table:table-cell>
        </table:table-row>
        <table:table-row>
          <table:table-cell table:style-name="Table21.A1" office:value-type="string">
            <text:p text:style-name="P23"> 21 </text:p>
          </table:table-cell>
          <table:table-cell table:style-name="Table21.A1" office:value-type="string">
            <text:section text:style-name="Sect2" text:name="Section1340">
              <text:p text:style-name="P22"><text:bookmark text:name="C_0_2117"/><text:span text:style-name="T60">  localVar &lt;- </text:span><text:span text:style-name="T63">1</text:span><text:span text:style-name="T60"> + (</text:span><text:span text:style-name="T63">2</text:span><text:span text:style-name="T60"> * localVar) / </text:span><text:span text:style-name="T63">3</text:span><text:span text:style-name="T60"> % </text:span><text:span text:style-name="T63">5</text:span><text:span text:style-name="T60"> + ~</text:span><text:span text:style-name="T63">1</text:span><text:span text:style-name="T60">;</text:span> <text:bookmark text:name="L_0_2231"/><text:bookmark text:name="L_0_2230"/></text:p>
            </text:section>
          </table:table-cell>
        </table:table-row>
        <table:table-row>
          <table:table-cell table:style-name="Table21.A1" office:value-type="string">
            <text:p text:style-name="P23"> 22 </text:p>
          </table:table-cell>
          <table:table-cell table:style-name="Table21.A1" office:value-type="string">
            <text:section text:style-name="Sect2" text:name="Section1341">
              <text:p text:style-name="P22"><text:bookmark text:name="C_0_2215"/><text:span text:style-name="T60">  globalVar &lt;- </text:span><text:span text:style-name="T63">1.1234567898765433</text:span><text:span text:style-name="T60">;</text:span> <text:bookmark text:name="L_0_2332"/><text:bookmark text:name="L_0_2331"/></text:p>
            </text:section>
          </table:table-cell>
        </table:table-row>
        <table:table-row>
          <table:table-cell table:style-name="Table21.A1" office:value-type="string">
            <text:p text:style-name="P23"> 23 </text:p>
          </table:table-cell>
          <table:table-cell table:style-name="Table21.A1" office:value-type="string">
            <text:section text:style-name="Sect2" text:name="Section1342">
              <text:p text:style-name="P22"><text:bookmark text:name="C_0_2313"/><text:span text:style-name="T60">  globalVar &lt;- </text:span><text:span text:style-name="T63">1.1234567898765433</text:span><text:span text:style-name="T60">;</text:span> <text:bookmark text:name="L_0_2428"/><text:bookmark text:name="L_0_2427"/></text:p>
            </text:section>
          </table:table-cell>
        </table:table-row>
        <table:table-row>
          <table:table-cell table:style-name="Table21.A1" office:value-type="string">
            <text:p text:style-name="P23"> 24 </text:p>
          </table:table-cell>
          <table:table-cell table:style-name="Table21.A1" office:value-type="string">
            <text:section text:style-name="Sect2" text:name="Section1343">
              <text:p text:style-name="P22"><text:bookmark text:name="C_0_2413"/><text:span text:style-name="T60"> </text:span> <text:bookmark text:name="L_0_2528"/><text:bookmark text:name="L_0_2527"/></text:p>
            </text:section>
          </table:table-cell>
        </table:table-row>
        <table:table-row>
          <table:table-cell table:style-name="Table21.A1" office:value-type="string">
            <text:p text:style-name="P23"> 25 </text:p>
          </table:table-cell>
          <table:table-cell table:style-name="Table21.A1" office:value-type="string">
            <text:section text:style-name="Sect2" text:name="Section1344">
              <text:p text:style-name="P22"><text:bookmark text:name="C_0_2513"/><text:span text:style-name="T60">}</text:span> <text:bookmark text:name="L_0_2628"/><text:bookmark text:name="L_0_2627"/></text:p>
            </text:section>
          </table:table-cell>
        </table:table-row>
        <table:table-row>
          <table:table-cell table:style-name="Table21.A1" office:value-type="string">
            <text:p text:style-name="P23"> 26 </text:p>
          </table:table-cell>
          <table:table-cell table:style-name="Table21.A1" office:value-type="string">
            <text:section text:style-name="Sect2" text:name="Section1345">
              <text:p text:style-name="P22"><text:bookmark text:name="C_0_2613"/><text:span text:style-name="T60"> </text:span> <text:bookmark text:name="L_0_2728"/><text:bookmark text:name="L_0_2727"/></text:p>
            </text:section>
          </table:table-cell>
        </table:table-row>
        <table:table-row>
          <table:table-cell table:style-name="Table21.A1" office:value-type="string">
            <text:p text:style-name="P23"> 27 </text:p>
          </table:table-cell>
          <table:table-cell table:style-name="Table21.A1" office:value-type="string">
            <text:section text:style-name="Sect2" text:name="Section1346">
              <text:p text:style-name="P22"><text:bookmark text:name="C_0_2713"/><text:span text:style-name="T60"> </text:span> <text:bookmark text:name="L_0_2828"/><text:bookmark text:name="L_0_2827"/></text:p>
            </text:section>
          </table:table-cell>
        </table:table-row>
        <table:table-row>
          <table:table-cell table:style-name="Table21.A1" office:value-type="string">
            <text:p text:style-name="P23"> 28 </text:p>
          </table:table-cell>
          <table:table-cell table:style-name="Table21.A1" office:value-type="string">
            <text:section text:style-name="Sect2" text:name="Section1347">
              <text:p text:style-name="P22"><text:bookmark text:name="C_0_2813"/><text:span text:style-name="T60">}</text:span> <text:bookmark text:name="L_0_2928"/><text:bookmark text:name="L_0_2927"/></text:p>
            </text:section>
          </table:table-cell>
        </table:table-row>
        <table:table-row>
          <table:table-cell table:style-name="Table21.A1" office:value-type="string">
            <text:p text:style-name="P23"> 29 </text:p>
          </table:table-cell>
          <table:table-cell table:style-name="Table21.A1" office:value-type="string">
            <text:p text:style-name="P57"/>
          </table:table-cell>
        </table:table-row>
      </table:table>
      <text:p text:style-name="Text_20_body"><text:span text:style-name="T32"><text:line-break/></text:span></text:p>
      <text:list xml:id="list134219233681218" text:continue-numbering="true" text:style-name="Outline">
        <text:list-header>
          <text:h text:style-name="P56" text:outline-level="1" text:is-list-header="true"><text:bookmark-start text:name="__RefHeading___Toc13004_2802255013"/>APÊNDICE Q: CÓDIGO FONTE REDUNDANT<text:bookmark-end text:name="__RefHeading___Toc13004_2802255013"/></text:h>
        </text:list-header>
      </text:list>
      <text:p text:style-name="P42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3"><text:bookmark text:name="L_0_1409"/><text:bookmark text:name="L_0_1408"/>  1 </text:p>
          </table:table-cell>
          <table:table-cell table:style-name="Table22.A1" office:value-type="string">
            <text:section text:style-name="Sect2" text:name="Section1348">
              <text:p text:style-name="P22"><text:bookmark text:name="C_0_1153"/><text:span text:style-name="T61">program</text:span><text:span text:style-name="T60"> Redundant {</text:span> <text:bookmark text:name="L_0_2142"/><text:bookmark text:name="L_0_2141"/></text:p>
            </text:section>
          </table:table-cell>
        </table:table-row>
        <table:table-row>
          <table:table-cell table:style-name="Table22.A1" office:value-type="string">
            <text:p text:style-name="P23">  2 </text:p>
          </table:table-cell>
          <table:table-cell table:style-name="Table22.A1" office:value-type="string">
            <text:section text:style-name="Sect2" text:name="Section1349">
              <text:p text:style-name="P22"><text:bookmark text:name="C_0_280"/><text:span text:style-name="T60">    </text:span><text:span text:style-name="T61">functions</text:span><text:span text:style-name="T60">:</text:span> <text:bookmark text:name="L_0_3132"/><text:bookmark text:name="L_0_3131"/></text:p>
            </text:section>
          </table:table-cell>
        </table:table-row>
        <table:table-row>
          <table:table-cell table:style-name="Table22.A1" office:value-type="string">
            <text:p text:style-name="P23">  3 </text:p>
          </table:table-cell>
          <table:table-cell table:style-name="Table22.A1" office:value-type="string">
            <text:section text:style-name="Sect2" text:name="Section1350">
              <text:p text:style-name="P22"><text:bookmark text:name="C_0_370"/><text:span text:style-name="T60"> </text:span> <text:bookmark text:name="L_0_4108"/><text:bookmark text:name="L_0_4107"/></text:p>
            </text:section>
          </table:table-cell>
        </table:table-row>
        <table:table-row>
          <table:table-cell table:style-name="Table22.A1" office:value-type="string">
            <text:p text:style-name="P23">  4 </text:p>
          </table:table-cell>
          <table:table-cell table:style-name="Table22.A1" office:value-type="string">
            <text:section text:style-name="Sect2" text:name="Section1351">
              <text:p text:style-name="P22"><text:bookmark text:name="C_0_470"/><text:span text:style-name="T60">    </text:span><text:span text:style-name="T61">void</text:span><text:span text:style-name="T60"> SomeFunction() {</text:span> <text:bookmark text:name="L_0_5108"/><text:bookmark text:name="L_0_5107"/></text:p>
            </text:section>
          </table:table-cell>
        </table:table-row>
        <table:table-row>
          <table:table-cell table:style-name="Table22.A1" office:value-type="string">
            <text:p text:style-name="P23">  5 </text:p>
          </table:table-cell>
          <table:table-cell table:style-name="Table22.A1" office:value-type="string">
            <text:section text:style-name="Sect2" text:name="Section1352">
              <text:p text:style-name="P22"><text:bookmark text:name="C_0_570"/><text:span text:style-name="T60">        </text:span><text:span text:style-name="T61">statements</text:span><text:span text:style-name="T60">:</text:span> <text:bookmark text:name="L_0_6102"/><text:bookmark text:name="L_0_6101"/></text:p>
            </text:section>
          </table:table-cell>
        </table:table-row>
        <table:table-row>
          <table:table-cell table:style-name="Table22.A1" office:value-type="string">
            <text:p text:style-name="P23">  6 </text:p>
          </table:table-cell>
          <table:table-cell table:style-name="Table22.A1" office:value-type="string">
            <text:section text:style-name="Sect2" text:name="Section1353">
              <text:p text:style-name="P22"><text:bookmark text:name="C_0_649"/><text:span text:style-name="T60">        {{{{{</text:span> <text:bookmark text:name="L_0_7102"/><text:bookmark text:name="L_0_7101"/></text:p>
            </text:section>
          </table:table-cell>
        </table:table-row>
        <table:table-row>
          <table:table-cell table:style-name="Table22.A1" office:value-type="string">
            <text:p text:style-name="P23">  7 </text:p>
          </table:table-cell>
          <table:table-cell table:style-name="Table22.A1" office:value-type="string">
            <text:section text:style-name="Sect2" text:name="Section1354">
              <text:p text:style-name="P22"><text:bookmark text:name="C_0_749"/><text:span text:style-name="T60">            ih &lt;- essasChavesSaoInuteis;</text:span> <text:bookmark text:name="L_0_8100"/><text:bookmark text:name="L_0_898"/></text:p>
            </text:section>
          </table:table-cell>
        </table:table-row>
        <table:table-row>
          <table:table-cell table:style-name="Table22.A1" office:value-type="string">
            <text:p text:style-name="P23">  8 </text:p>
          </table:table-cell>
          <table:table-cell table:style-name="Table22.A1" office:value-type="string">
            <text:section text:style-name="Sect2" text:name="Section1355">
              <text:p text:style-name="P22"><text:bookmark text:name="C_0_843"/><text:span text:style-name="T60">            </text:span><text:span text:style-name="T61">while</text:span><text:span text:style-name="T60">(</text:span><text:span text:style-name="T61">true</text:span><text:span text:style-name="T60">) {{{{</text:span> <text:bookmark text:name="L_0_9100"/><text:bookmark text:name="L_0_998"/></text:p>
            </text:section>
          </table:table-cell>
        </table:table-row>
        <table:table-row>
          <table:table-cell table:style-name="Table22.A1" office:value-type="string">
            <text:p text:style-name="P23">  9 </text:p>
          </table:table-cell>
          <table:table-cell table:style-name="Table22.A1" office:value-type="string">
            <text:section text:style-name="Sect2" text:name="Section1356">
              <text:p text:style-name="P22"><text:bookmark text:name="C_0_943"/><text:span text:style-name="T60">                maisUmaVez &lt;- ChavesInuteis;</text:span> <text:bookmark text:name="L_0_10100"/><text:bookmark text:name="L_0_1098"/></text:p>
            </text:section>
          </table:table-cell>
        </table:table-row>
        <table:table-row>
          <table:table-cell table:style-name="Table22.A1" office:value-type="string">
            <text:p text:style-name="P23"> 10 </text:p>
          </table:table-cell>
          <table:table-cell table:style-name="Table22.A1" office:value-type="string">
            <text:section text:style-name="Sect2" text:name="Section1357">
              <text:p text:style-name="P22"><text:bookmark text:name="C_0_1043"/><text:span text:style-name="T60">                }}}}</text:span> <text:bookmark text:name="L_0_11113"/><text:bookmark text:name="L_0_11112"/></text:p>
            </text:section>
          </table:table-cell>
        </table:table-row>
        <table:table-row>
          <table:table-cell table:style-name="Table22.A1" office:value-type="string">
            <text:p text:style-name="P23"> 11 </text:p>
          </table:table-cell>
          <table:table-cell table:style-name="Table22.A1" office:value-type="string">
            <text:section text:style-name="Sect2" text:name="Section1358">
              <text:p text:style-name="P22"><text:bookmark text:name="C_0_1158"/><text:span text:style-name="T60">            </text:span><text:span text:style-name="T61">if</text:span><text:span text:style-name="T60">(</text:span><text:span text:style-name="T61">true</text:span><text:span text:style-name="T60">) {</text:span> <text:bookmark text:name="L_0_12105"/><text:bookmark text:name="L_0_12104"/></text:p>
            </text:section>
          </table:table-cell>
        </table:table-row>
        <table:table-row>
          <table:table-cell table:style-name="Table22.A1" office:value-type="string">
            <text:p text:style-name="P23"> 12 </text:p>
          </table:table-cell>
          <table:table-cell table:style-name="Table22.A1" office:value-type="string">
            <text:section text:style-name="Sect2" text:name="Section1359">
              <text:p text:style-name="P22"><text:bookmark text:name="C_0_1238"/><text:span text:style-name="T60">                </text:span><text:span text:style-name="T61">call</text:span><text:span text:style-name="T60"> a();</text:span> <text:bookmark text:name="L_0_13105"/><text:bookmark text:name="L_0_13104"/></text:p>
            </text:section>
          </table:table-cell>
        </table:table-row>
        <table:table-row>
          <table:table-cell table:style-name="Table22.A1" office:value-type="string">
            <text:p text:style-name="P23"> 13 </text:p>
          </table:table-cell>
          <table:table-cell table:style-name="Table22.A1" office:value-type="string">
            <text:section text:style-name="Sect2" text:name="Section1360">
              <text:p text:style-name="P22"><text:bookmark text:name="C_0_1328"/><text:span text:style-name="T60">            }</text:span> <text:bookmark text:name="L_0_1489"/><text:bookmark text:name="L_0_1488"/></text:p>
            </text:section>
          </table:table-cell>
        </table:table-row>
        <table:table-row>
          <table:table-cell table:style-name="Table22.A1" office:value-type="string">
            <text:p text:style-name="P23"> 14 </text:p>
          </table:table-cell>
          <table:table-cell table:style-name="Table22.A1" office:value-type="string">
            <text:section text:style-name="Sect2" text:name="Section1361">
              <text:p text:style-name="P22"><text:bookmark text:name="C_0_1425"/><text:span text:style-name="T60">            </text:span><text:span text:style-name="T61">else</text:span><text:span text:style-name="T60"> {{{</text:span> <text:bookmark text:name="L_0_1588"/><text:bookmark text:name="L_0_1587"/></text:p>
            </text:section>
          </table:table-cell>
        </table:table-row>
        <table:table-row>
          <table:table-cell table:style-name="Table22.A1" office:value-type="string">
            <text:p text:style-name="P23"> 15 </text:p>
          </table:table-cell>
          <table:table-cell table:style-name="Table22.A1" office:value-type="string">
            <text:section text:style-name="Sect2" text:name="Section1362">
              <text:p text:style-name="P22"><text:bookmark text:name="C_0_1526"/><text:span text:style-name="T60">                </text:span><text:span text:style-name="T61">call</text:span><text:span text:style-name="T60"> b();</text:span> <text:bookmark text:name="L_0_1669"/><text:bookmark text:name="L_0_1668"/></text:p>
            </text:section>
          </table:table-cell>
        </table:table-row>
        <table:table-row>
          <table:table-cell table:style-name="Table22.A1" office:value-type="string">
            <text:p text:style-name="P23"> 16 </text:p>
          </table:table-cell>
          <table:table-cell table:style-name="Table22.A1" office:value-type="string">
            <text:section text:style-name="Sect2" text:name="Section1363">
              <text:p text:style-name="P22"><text:bookmark text:name="C_0_1625"/><text:span text:style-name="T60">                }}}</text:span> <text:bookmark text:name="L_0_1747"/><text:bookmark text:name="L_0_1746"/></text:p>
            </text:section>
          </table:table-cell>
        </table:table-row>
        <table:table-row>
          <table:table-cell table:style-name="Table22.A1" office:value-type="string">
            <text:p text:style-name="P23"> 17 </text:p>
          </table:table-cell>
          <table:table-cell table:style-name="Table22.A1" office:value-type="string">
            <text:section text:style-name="Sect2" text:name="Section1364">
              <text:p text:style-name="P22"><text:bookmark text:name="C_0_1720"/><text:span text:style-name="T60">            }}}}}</text:span> <text:bookmark text:name="L_0_1840"/><text:bookmark text:name="L_0_1839"/></text:p>
            </text:section>
          </table:table-cell>
        </table:table-row>
        <table:table-row>
          <table:table-cell table:style-name="Table22.A1" office:value-type="string">
            <text:p text:style-name="P23"> 18 </text:p>
          </table:table-cell>
          <table:table-cell table:style-name="Table22.A1" office:value-type="string">
            <text:section text:style-name="Sect2" text:name="Section1365">
              <text:p text:style-name="P22"><text:bookmark text:name="C_0_1816"/><text:span text:style-name="T60">    }</text:span> <text:bookmark text:name="L_0_1937"/><text:bookmark text:name="L_0_1936"/></text:p>
            </text:section>
          </table:table-cell>
        </table:table-row>
        <table:table-row>
          <table:table-cell table:style-name="Table22.A1" office:value-type="string">
            <text:p text:style-name="P23"> 19 </text:p>
          </table:table-cell>
          <table:table-cell table:style-name="Table22.A1" office:value-type="string">
            <text:section text:style-name="Sect2" text:name="Section1366">
              <text:p text:style-name="P24"><text:bookmark text:name="C_0_1916"/>}</text:p>
            </text:section>
          </table:table-cell>
        </table:table-row>
      </table:table>
      <text:p text:style-name="P42"/>
      <text:list xml:id="list134219991738715" text:continue-numbering="true" text:style-name="Outline">
        <text:list-header>
          <text:h text:style-name="P52" text:outline-level="1" text:is-list-header="true"><text:bookmark-start text:name="__RefHeading___Toc13006_2802255013"/>APÊ<text:span text:style-name="T82">NDICE R: RESULTADO PARA REDUNDANT</text:span><text:bookmark-end text:name="__RefHeading___Toc13006_2802255013"/></text:h>
        </text:list-header>
      </text:list>
      <text:p text:style-name="P39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3"><text:bookmark text:name="L_0_1490"/><text:bookmark text:name="L_0_1430"/>  1 </text:p>
          </table:table-cell>
          <table:table-cell table:style-name="Table23.A1" office:value-type="string">
            <text:section text:style-name="Sect2" text:name="Section1367">
              <text:p text:style-name="P22"><text:bookmark text:name="C_0_1159"/><text:span text:style-name="T61">program</text:span><text:span text:style-name="T60"> Redundant {</text:span> <text:bookmark text:name="L_0_2144"/><text:bookmark text:name="L_0_2143"/></text:p>
            </text:section>
          </table:table-cell>
        </table:table-row>
        <table:table-row>
          <table:table-cell table:style-name="Table23.A1" office:value-type="string">
            <text:p text:style-name="P23">  2 </text:p>
          </table:table-cell>
          <table:table-cell table:style-name="Table23.A1" office:value-type="string">
            <text:section text:style-name="Sect2" text:name="Section1368">
              <text:p text:style-name="P22"><text:bookmark text:name="C_0_286"/><text:span text:style-name="T60"> </text:span> <text:bookmark text:name="L_0_3134"/><text:bookmark text:name="L_0_3133"/></text:p>
            </text:section>
          </table:table-cell>
        </table:table-row>
        <table:table-row>
          <table:table-cell table:style-name="Table23.A1" office:value-type="string">
            <text:p text:style-name="P23">  3 </text:p>
          </table:table-cell>
          <table:table-cell table:style-name="Table23.A1" office:value-type="string">
            <text:section text:style-name="Sect2" text:name="Section1369">
              <text:p text:style-name="P22"><text:bookmark text:name="C_0_374"/><text:span text:style-name="T61">functions</text:span><text:span text:style-name="T60">:</text:span> <text:bookmark text:name="L_0_4112"/><text:bookmark text:name="L_0_4109"/></text:p>
            </text:section>
          </table:table-cell>
        </table:table-row>
        <table:table-row>
          <table:table-cell table:style-name="Table23.A1" office:value-type="string">
            <text:p text:style-name="P23">  4 </text:p>
          </table:table-cell>
          <table:table-cell table:style-name="Table23.A1" office:value-type="string">
            <text:section text:style-name="Sect2" text:name="Section1370">
              <text:p text:style-name="P22"><text:bookmark text:name="C_0_473"/><text:span text:style-name="T60"> </text:span> <text:bookmark text:name="L_0_5112"/><text:bookmark text:name="L_0_5109"/></text:p>
            </text:section>
          </table:table-cell>
        </table:table-row>
        <table:table-row>
          <table:table-cell table:style-name="Table23.A1" office:value-type="string">
            <text:p text:style-name="P23">  5 </text:p>
          </table:table-cell>
          <table:table-cell table:style-name="Table23.A1" office:value-type="string">
            <text:section text:style-name="Sect2" text:name="Section1371">
              <text:p text:style-name="P22"><text:bookmark text:name="C_0_573"/><text:span text:style-name="T61">void</text:span><text:span text:style-name="T60"> SomeFunction() {</text:span> <text:bookmark text:name="L_0_6104"/><text:bookmark text:name="L_0_6103"/></text:p>
            </text:section>
          </table:table-cell>
        </table:table-row>
        <table:table-row>
          <table:table-cell table:style-name="Table23.A1" office:value-type="string">
            <text:p text:style-name="P23">  6 </text:p>
          </table:table-cell>
          <table:table-cell table:style-name="Table23.A1" office:value-type="string">
            <text:section text:style-name="Sect2" text:name="Section1372">
              <text:p text:style-name="P22"><text:bookmark text:name="C_0_650"/><text:span text:style-name="T60"> </text:span> <text:bookmark text:name="L_0_7104"/><text:bookmark text:name="L_0_7103"/></text:p>
            </text:section>
          </table:table-cell>
        </table:table-row>
        <table:table-row>
          <table:table-cell table:style-name="Table23.A1" office:value-type="string">
            <text:p text:style-name="P23">  7 </text:p>
          </table:table-cell>
          <table:table-cell table:style-name="Table23.A1" office:value-type="string">
            <text:section text:style-name="Sect2" text:name="Section1373">
              <text:p text:style-name="P22"><text:bookmark text:name="C_0_750"/><text:span text:style-name="T60">  </text:span><text:span text:style-name="T61">statements</text:span><text:span text:style-name="T60">:</text:span> <text:bookmark text:name="L_0_8102"/><text:bookmark text:name="L_0_8101"/></text:p>
            </text:section>
          </table:table-cell>
        </table:table-row>
        <table:table-row>
          <table:table-cell table:style-name="Table23.A1" office:value-type="string">
            <text:p text:style-name="P23">  8 </text:p>
          </table:table-cell>
          <table:table-cell table:style-name="Table23.A1" office:value-type="string">
            <text:section text:style-name="Sect2" text:name="Section1374">
              <text:p text:style-name="P22"><text:bookmark text:name="C_0_848"/><text:span text:style-name="T60"> </text:span> <text:bookmark text:name="L_0_9102"/><text:bookmark text:name="L_0_9101"/></text:p>
            </text:section>
          </table:table-cell>
        </table:table-row>
        <table:table-row>
          <table:table-cell table:style-name="Table23.A1" office:value-type="string">
            <text:p text:style-name="P23">  9 </text:p>
          </table:table-cell>
          <table:table-cell table:style-name="Table23.A1" office:value-type="string">
            <text:section text:style-name="Sect2" text:name="Section1375">
              <text:p text:style-name="P22"><text:bookmark text:name="C_0_948"/><text:span text:style-name="T60">  ih &lt;- essasChavesSaoInuteis;</text:span> <text:bookmark text:name="L_0_10102"/><text:bookmark text:name="L_0_10101"/></text:p>
            </text:section>
          </table:table-cell>
        </table:table-row>
        <table:table-row>
          <table:table-cell table:style-name="Table23.A1" office:value-type="string">
            <text:p text:style-name="P23"> 10 </text:p>
          </table:table-cell>
          <table:table-cell table:style-name="Table23.A1" office:value-type="string">
            <text:section text:style-name="Sect2" text:name="Section1376">
              <text:p text:style-name="P22"><text:bookmark text:name="C_0_1048"/><text:span text:style-name="T60">  </text:span><text:span text:style-name="T61">while</text:span><text:span text:style-name="T60">(</text:span><text:span text:style-name="T61">true</text:span><text:span text:style-name="T60">) {</text:span> <text:bookmark text:name="L_0_11123"/><text:bookmark text:name="L_0_11122"/></text:p>
            </text:section>
          </table:table-cell>
        </table:table-row>
        <table:table-row>
          <table:table-cell table:style-name="Table23.A1" office:value-type="string">
            <text:p text:style-name="P23"> 11 </text:p>
          </table:table-cell>
          <table:table-cell table:style-name="Table23.A1" office:value-type="string">
            <text:section text:style-name="Sect2" text:name="Section1377">
              <text:p text:style-name="P22"><text:bookmark text:name="C_0_1160"/><text:span text:style-name="T60">    maisUmaVez &lt;- ChavesInuteis;</text:span> <text:bookmark text:name="L_0_12107"/><text:bookmark text:name="L_0_12106"/></text:p>
            </text:section>
          </table:table-cell>
        </table:table-row>
        <table:table-row>
          <table:table-cell table:style-name="Table23.A1" office:value-type="string">
            <text:p text:style-name="P23"> 12 </text:p>
          </table:table-cell>
          <table:table-cell table:style-name="Table23.A1" office:value-type="string">
            <text:section text:style-name="Sect2" text:name="Section1378">
              <text:p text:style-name="P22"><text:bookmark text:name="C_0_1239"/><text:span text:style-name="T60">  }</text:span> <text:bookmark text:name="L_0_13107"/><text:bookmark text:name="L_0_13106"/></text:p>
            </text:section>
          </table:table-cell>
        </table:table-row>
        <table:table-row>
          <table:table-cell table:style-name="Table23.A1" office:value-type="string">
            <text:p text:style-name="P23"> 13 </text:p>
          </table:table-cell>
          <table:table-cell table:style-name="Table23.A1" office:value-type="string">
            <text:section text:style-name="Sect2" text:name="Section1379">
              <text:p text:style-name="P22"><text:bookmark text:name="C_0_1329"/><text:span text:style-name="T60">  </text:span><text:span text:style-name="T61">if</text:span><text:span text:style-name="T60">(</text:span><text:span text:style-name="T61">true</text:span><text:span text:style-name="T60">) {</text:span> <text:bookmark text:name="L_0_1498"/><text:bookmark text:name="L_0_1497"/></text:p>
            </text:section>
          </table:table-cell>
        </table:table-row>
        <table:table-row>
          <table:table-cell table:style-name="Table23.A1" office:value-type="string">
            <text:p text:style-name="P23"> 14 </text:p>
          </table:table-cell>
          <table:table-cell table:style-name="Table23.A1" office:value-type="string">
            <text:section text:style-name="Sect2" text:name="Section1380">
              <text:p text:style-name="P22"><text:bookmark text:name="C_0_1426"/><text:span text:style-name="T60">    </text:span><text:span text:style-name="T61">call</text:span><text:span text:style-name="T60"> a();</text:span> <text:bookmark text:name="L_0_1590"/><text:bookmark text:name="L_0_1589"/></text:p>
            </text:section>
          </table:table-cell>
        </table:table-row>
        <table:table-row>
          <table:table-cell table:style-name="Table23.A1" office:value-type="string">
            <text:p text:style-name="P23"> 15 </text:p>
          </table:table-cell>
          <table:table-cell table:style-name="Table23.A1" office:value-type="string">
            <text:section text:style-name="Sect2" text:name="Section1381">
              <text:p text:style-name="P22"><text:bookmark text:name="C_0_1527"/><text:span text:style-name="T60">  } </text:span><text:span text:style-name="T61">else</text:span><text:span text:style-name="T60"> {</text:span> <text:bookmark text:name="L_0_1677"/><text:bookmark text:name="L_0_1670"/></text:p>
            </text:section>
          </table:table-cell>
        </table:table-row>
        <table:table-row>
          <table:table-cell table:style-name="Table23.A1" office:value-type="string">
            <text:p text:style-name="P23"> 16 </text:p>
          </table:table-cell>
          <table:table-cell table:style-name="Table23.A1" office:value-type="string">
            <text:section text:style-name="Sect2" text:name="Section1382">
              <text:p text:style-name="P22"><text:bookmark text:name="C_0_1626"/><text:span text:style-name="T60">    </text:span><text:span text:style-name="T61">call</text:span><text:span text:style-name="T60"> b();</text:span> <text:bookmark text:name="L_0_1749"/><text:bookmark text:name="L_0_1748"/></text:p>
            </text:section>
          </table:table-cell>
        </table:table-row>
        <table:table-row>
          <table:table-cell table:style-name="Table23.A1" office:value-type="string">
            <text:p text:style-name="P23"> 17 </text:p>
          </table:table-cell>
          <table:table-cell table:style-name="Table23.A1" office:value-type="string">
            <text:section text:style-name="Sect2" text:name="Section1383">
              <text:p text:style-name="P22"><text:bookmark text:name="C_0_1721"/><text:span text:style-name="T60">  }</text:span> <text:bookmark text:name="L_0_1844"/><text:bookmark text:name="L_0_1843"/></text:p>
            </text:section>
          </table:table-cell>
        </table:table-row>
        <table:table-row>
          <table:table-cell table:style-name="Table23.A1" office:value-type="string">
            <text:p text:style-name="P23"> 18 </text:p>
          </table:table-cell>
          <table:table-cell table:style-name="Table23.A1" office:value-type="string">
            <text:section text:style-name="Sect2" text:name="Section1384">
              <text:p text:style-name="P22"><text:bookmark text:name="C_0_1817"/><text:span text:style-name="T60"> </text:span> <text:bookmark text:name="L_0_1939"/><text:bookmark text:name="L_0_1938"/></text:p>
            </text:section>
          </table:table-cell>
        </table:table-row>
        <table:table-row>
          <table:table-cell table:style-name="Table23.A1" office:value-type="string">
            <text:p text:style-name="P23"> 19 </text:p>
          </table:table-cell>
          <table:table-cell table:style-name="Table23.A1" office:value-type="string">
            <text:section text:style-name="Sect2" text:name="Section1385">
              <text:p text:style-name="P22"><text:bookmark text:name="C_0_1917"/><text:span text:style-name="T60">}</text:span> <text:bookmark text:name="L_0_2034"/><text:bookmark text:name="L_0_2033"/></text:p>
            </text:section>
          </table:table-cell>
        </table:table-row>
        <table:table-row>
          <table:table-cell table:style-name="Table23.A1" office:value-type="string">
            <text:p text:style-name="P23"> 20 </text:p>
          </table:table-cell>
          <table:table-cell table:style-name="Table23.A1" office:value-type="string">
            <text:section text:style-name="Sect2" text:name="Section1386">
              <text:p text:style-name="P22"><text:bookmark text:name="C_0_2016"/><text:span text:style-name="T60"> </text:span> <text:bookmark text:name="L_0_2146"/><text:bookmark text:name="L_0_2145"/></text:p>
            </text:section>
          </table:table-cell>
        </table:table-row>
        <table:table-row>
          <table:table-cell table:style-name="Table23.A1" office:value-type="string">
            <text:p text:style-name="P23"> 21 </text:p>
          </table:table-cell>
          <table:table-cell table:style-name="Table23.A1" office:value-type="string">
            <text:section text:style-name="Sect2" text:name="Section1387">
              <text:p text:style-name="P22"><text:bookmark text:name="C_0_2118"/><text:span text:style-name="T60"> </text:span> <text:bookmark text:name="L_0_2233"/><text:bookmark text:name="L_0_2232"/></text:p>
            </text:section>
          </table:table-cell>
        </table:table-row>
        <table:table-row>
          <table:table-cell table:style-name="Table23.A1" office:value-type="string">
            <text:p text:style-name="P23"> 22 </text:p>
          </table:table-cell>
          <table:table-cell table:style-name="Table23.A1" office:value-type="string">
            <text:section text:style-name="Sect2" text:name="Section1388">
              <text:p text:style-name="P22"><text:bookmark text:name="C_0_2216"/><text:span text:style-name="T60">}</text:span> <text:bookmark text:name="L_0_2334"/><text:bookmark text:name="L_0_2333"/></text:p>
            </text:section>
          </table:table-cell>
        </table:table-row>
        <table:table-row>
          <table:table-cell table:style-name="Table23.A1" office:value-type="string">
            <text:p text:style-name="P23"> 23 </text:p>
          </table:table-cell>
          <table:table-cell table:style-name="Table23.A1" office:value-type="string">
            <text:section text:style-name="Sect2" text:name="Section1389">
              <text:p text:style-name="P24"><text:bookmark text:name="C_0_2314"/> </text:p>
            </text:section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1" svg:font-family="'Liberation Serif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ficação" style:family="paragraph" style:parent-style-name="Caption">
      <style:paragraph-properties fo:margin-top="0.21cm" fo:margin-bottom="0.7cm" loext:contextual-spacing="false"/>
      <style:text-properties fo:font-size="10pt"/>
    </style:style>
    <style:style style:name="Figura" style:family="paragraph" style:parent-style-name="Caption">
      <style:text-properties fo:font-size="10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text-align="center" style:justify-single-word="false" fo:keep-with-next="always"/>
      <style:text-properties fo:font-size="20pt" style:font-size-asian="2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85cm" fo:text-indent="-0.78cm" fo:margin-left="2.685cm"/>
        </style:list-level-properties>
        <style:text-properties style:font-name="Symbol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8cm" fo:text-indent="-0.78cm" fo:margin-left="0.78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15:30.874449377</meta:creation-date>
    <dc:date>2019-04-11T13:42:17.881335485</dc:date>
    <meta:editing-duration>PT14H40M15S</meta:editing-duration>
    <meta:editing-cycles>212</meta:editing-cycles>
    <meta:generator>LibreOffice/6.0.7.3$Linux_X86_64 LibreOffice_project/00m0$Build-3</meta:generator>
    <meta:document-statistic meta:table-count="24" meta:image-count="0" meta:object-count="0" meta:page-count="49" meta:paragraph-count="3246" meta:word-count="7435" meta:character-count="47250" meta:non-whitespace-character-count="30959"/>
  </office:meta>
</office:document-meta>
</file>